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4.2382in" svg:y="0.7736in">
            <draw:object draw:notify-on-update-of-ranges="Sheet1.A1:Sheet1.A1 Sheet1.A2:Sheet1.A402 Sheet1.B1:Sheet1.B1 Sheet1.B2:Sheet1.B4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4.2386in" svg:y="4.5177in">
            <draw:object draw:notify-on-update-of-ranges="Sheet1.A1:Sheet1.A1 Sheet1.A2:Sheet1.A402 Sheet1.C1:Sheet1.C1 Sheet1.C2:Sheet1.C4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49in" svg:x="4.2492in" svg:y="8.1465in">
            <draw:object draw:notify-on-update-of-ranges="Sheet1.A1:Sheet1.A1 Sheet1.A2:Sheet1.A402 Sheet1.D1:Sheet1.D1 Sheet1.D2:Sheet1.D4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in" svg:height="3.5449in" svg:x="10.9051in" svg:y="0.774in">
            <draw:object draw:notify-on-update-of-ranges="Sheet1.A1:Sheet1.A1 Sheet1.A2:Sheet1.A402 Sheet1.E1:Sheet1.E1 Sheet1.E2:Sheet1.E40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in" svg:height="3.5453in" svg:x="10.8941in" svg:y="4.5071in">
            <draw:object draw:notify-on-update-of-ranges="Sheet1.A1:Sheet1.A1 Sheet1.A2:Sheet1.A402 Sheet1.F1:Sheet1.F1 Sheet1.F2:Sheet1.F40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53in" svg:x="10.9051in" svg:y="8.2508in">
            <draw:object draw:notify-on-update-of-ranges="Sheet1.A1:Sheet1.A1 Sheet1.A2:Sheet1.A402 Sheet1.G1:Sheet1.G1 Sheet1.G2:Sheet1.G4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in" svg:height="3.5453in" svg:x="17.4417in" svg:y="0.8366in">
            <draw:object draw:notify-on-update-of-ranges="Sheet1.A1:Sheet1.A1 Sheet1.A2:Sheet1.A402 Sheet1.I1:Sheet1.I1 Sheet1.I2:Sheet1.I4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in" svg:height="3.5449in" svg:x="17.4524in" svg:y="4.476in">
            <draw:object draw:notify-on-update-of-ranges="Sheet1.A1:Sheet1.A1 Sheet1.A2:Sheet1.A402 Sheet1.K1:Sheet1.K1 Sheet1.K2:Sheet1.K4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in" svg:height="3.5449in" svg:x="17.4634in" svg:y="8.272in">
            <draw:object draw:notify-on-update-of-ranges="Sheet1.A1:Sheet1.A1 Sheet1.A2:Sheet1.A402 Sheet1.L1:Sheet1.L1 Sheet1.L2:Sheet1.L4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II</text:p>
          </table:table-cell>
          <table:table-cell office:value-type="string">
            <text:p>Iia</text:p>
          </table:table-cell>
          <table:table-cell office:value-type="string">
            <text:p>Va</text:p>
          </table:table-cell>
          <table:table-cell office:value-type="string">
            <text:p>APC</text:p>
          </table:table-cell>
          <table:table-cell office:value-type="string">
            <text:p>mIIa</text:p>
          </table:table-cell>
          <table:table-cell office:value-type="string">
            <text:p>Xa</text:p>
          </table:table-cell>
          <table:table-cell office:value-type="string">
            <text:p>Xa_ATIII</text:p>
          </table:table-cell>
          <table:table-cell office:value-type="string">
            <text:p>ATIII</text:p>
          </table:table-cell>
          <table:table-cell office:value-type="string">
            <text:p><text:s/>TF</text:p>
          </table:table-cell>
          <table:table-cell office:value-type="string">
            <text:p>Va_Xa</text:p>
          </table:table-cell>
          <table:table-cell office:value-type="string">
            <text:p>VIIIa_IXa</text:p>
          </table:table-cell>
          <table:table-cell table:number-columns-repeated="12"/>
        </table:table-row>
        <table:table-row table:style-name="ro2">
          <table:table-cell office:value-type="float" office:value="0">
            <text:p>0</text:p>
          </table:table-cell>
          <table:table-cell table:formula="of:=[.M2]*1000000" office:value-type="float" office:value="1400">
            <text:p>1400</text:p>
          </table:table-cell>
          <table:table-cell table:formula="of:=[.N2]*1000000" office:value-type="float" office:value="0">
            <text:p>0</text:p>
          </table:table-cell>
          <table:table-cell table:formula="of:=[.O2]*1000000" office:value-type="float" office:value="0">
            <text:p>0</text:p>
          </table:table-cell>
          <table:table-cell table:formula="of:=[.P2]*1000000" office:value-type="float" office:value="0">
            <text:p>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3400">
            <text:p>3400</text:p>
          </table:table-cell>
          <table:table-cell table:formula="of:=[.U2]*1000000000000" office:value-type="float" office:value="0.25">
            <text:p>0.25</text:p>
          </table:table-cell>
          <table:table-cell table:formula="of:=[.V2]*1000000000000" office:value-type="float" office:value="0">
            <text:p>0</text:p>
          </table:table-cell>
          <table:table-cell table:formula="of:=([.W2]+[.X2])*1000000000000" office:value-type="float" office:value="0">
            <text:p>0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5e-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M3]*1000000" office:value-type="float" office:value="1382.5">
            <text:p>1382.5</text:p>
          </table:table-cell>
          <table:table-cell table:formula="of:=[.N3]*1000000" office:value-type="float" office:value="0.00000032694">
            <text:p>3.2694E-007</text:p>
          </table:table-cell>
          <table:table-cell table:formula="of:=[.O3]*1000000" office:value-type="float" office:value="0.0000012281">
            <text:p>1.2281E-006</text:p>
          </table:table-cell>
          <table:table-cell table:formula="of:=[.P3]*1000000" office:value-type="float" office:value="0.000000000066801">
            <text:p>6.6801E-011</text:p>
          </table:table-cell>
          <table:table-cell table:formula="of:=[.Q3]*1000000" office:value-type="float" office:value="0.00000001065">
            <text:p>1.065E-008</text:p>
          </table:table-cell>
          <table:table-cell table:formula="of:=[.R3]*1000000" office:value-type="float" office:value="0.0000019594">
            <text:p>1.9594E-006</text:p>
          </table:table-cell>
          <table:table-cell table:formula="of:=[.S3]*1000000" office:value-type="float" office:value="0.00000003171">
            <text:p>3.171E-008</text:p>
          </table:table-cell>
          <table:table-cell table:formula="of:=[.T3]*1000000" office:value-type="float" office:value="3400">
            <text:p>3400</text:p>
          </table:table-cell>
          <table:table-cell table:formula="of:=[.U3]*1000000000000" office:value-type="float" office:value="0.17856">
            <text:p>0.17856</text:p>
          </table:table-cell>
          <table:table-cell table:formula="of:=[.V3]*1000000000000" office:value-type="float" office:value="0.0000000083171">
            <text:p>8.3171E-009</text:p>
          </table:table-cell>
          <table:table-cell table:formula="of:=([.W3]+[.X3])*1000000000000" office:value-type="float" office:value="0.0000000000201725">
            <text:p>2.01725E-011</text:p>
          </table:table-cell>
          <table:table-cell office:value-type="float" office:value="0.0013825">
            <text:p>0.0013825</text:p>
          </table:table-cell>
          <table:table-cell table:style-name="ce1" office:value-type="string">
            <text:p>3.2694e-13</text:p>
          </table:table-cell>
          <table:table-cell table:style-name="ce1" office:value-type="string">
            <text:p>1.2281e-12</text:p>
          </table:table-cell>
          <table:table-cell table:style-name="ce1" office:value-type="string">
            <text:p>6.6801e-17</text:p>
          </table:table-cell>
          <table:table-cell table:style-name="ce1" office:value-type="string">
            <text:p>1.065e-14</text:p>
          </table:table-cell>
          <table:table-cell table:style-name="ce1" office:value-type="string">
            <text:p>1.9594e-12</text:p>
          </table:table-cell>
          <table:table-cell table:style-name="ce1" office:value-type="string">
            <text:p>3.171e-14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1.7856e-13</text:p>
          </table:table-cell>
          <table:table-cell table:style-name="ce1" office:value-type="string">
            <text:p>8.3171e-21</text:p>
          </table:table-cell>
          <table:table-cell table:style-name="ce1" office:value-type="string">
            <text:p>2.5825e-24</text:p>
          </table:table-cell>
          <table:table-cell table:style-name="ce1" office:value-type="string">
            <text:p>1.759e-23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M4]*1000000" office:value-type="float" office:value="1384.6">
            <text:p>1384.6</text:p>
          </table:table-cell>
          <table:table-cell table:formula="of:=[.N4]*1000000" office:value-type="float" office:value="0.0000021985">
            <text:p>2.1985E-006</text:p>
          </table:table-cell>
          <table:table-cell table:formula="of:=[.O4]*1000000" office:value-type="float" office:value="0.000019261">
            <text:p>0.000019261</text:p>
          </table:table-cell>
          <table:table-cell table:formula="of:=[.P4]*1000000" office:value-type="float" office:value="0.00000000095094">
            <text:p>0.000000001</text:p>
          </table:table-cell>
          <table:table-cell table:formula="of:=[.Q4]*1000000" office:value-type="float" office:value="0.00000090063">
            <text:p>9.0063E-007</text:p>
          </table:table-cell>
          <table:table-cell table:formula="of:=[.R4]*1000000" office:value-type="float" office:value="0.00002582">
            <text:p>0.00002582</text:p>
          </table:table-cell>
          <table:table-cell table:formula="of:=[.S4]*1000000" office:value-type="float" office:value="0.00000042601">
            <text:p>0.000000426</text:p>
          </table:table-cell>
          <table:table-cell table:formula="of:=[.T4]*1000000" office:value-type="float" office:value="3400">
            <text:p>3400</text:p>
          </table:table-cell>
          <table:table-cell table:formula="of:=[.U4]*1000000000000" office:value-type="float" office:value="0.12913">
            <text:p>0.12913</text:p>
          </table:table-cell>
          <table:table-cell table:formula="of:=[.V4]*1000000000000" office:value-type="float" office:value="0.00000037389">
            <text:p>3.7389E-007</text:p>
          </table:table-cell>
          <table:table-cell table:formula="of:=([.W4]+[.X4])*1000000000000" office:value-type="float" office:value="0.000000001157708">
            <text:p>1.157708E-009</text:p>
          </table:table-cell>
          <table:table-cell office:value-type="float" office:value="0.0013846">
            <text:p>0.0013846</text:p>
          </table:table-cell>
          <table:table-cell table:style-name="ce1" office:value-type="string">
            <text:p>2.1985e-12</text:p>
          </table:table-cell>
          <table:table-cell table:style-name="ce1" office:value-type="string">
            <text:p>1.9261e-11</text:p>
          </table:table-cell>
          <table:table-cell table:style-name="ce1" office:value-type="string">
            <text:p>9.5094e-16</text:p>
          </table:table-cell>
          <table:table-cell table:style-name="ce1" office:value-type="string">
            <text:p>9.0063e-13</text:p>
          </table:table-cell>
          <table:table-cell table:style-name="ce1" office:value-type="string">
            <text:p>2.582e-11</text:p>
          </table:table-cell>
          <table:table-cell table:style-name="ce1" office:value-type="string">
            <text:p>4.2601e-13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1.2913e-13</text:p>
          </table:table-cell>
          <table:table-cell table:style-name="ce1" office:value-type="string">
            <text:p>3.7389e-19</text:p>
          </table:table-cell>
          <table:table-cell table:style-name="ce1" office:value-type="string">
            <text:p>5.4508e-23</text:p>
          </table:table-cell>
          <table:table-cell table:style-name="ce1" office:value-type="string">
            <text:p>1.1032e-21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M5]*1000000" office:value-type="float" office:value="1386.2">
            <text:p>1386.2</text:p>
          </table:table-cell>
          <table:table-cell table:formula="of:=[.N5]*1000000" office:value-type="float" office:value="0.000010274">
            <text:p>0.000010274</text:p>
          </table:table-cell>
          <table:table-cell table:formula="of:=[.O5]*1000000" office:value-type="float" office:value="0.00011413">
            <text:p>0.00011413</text:p>
          </table:table-cell>
          <table:table-cell table:formula="of:=[.P5]*1000000" office:value-type="float" office:value="0.0000000080368">
            <text:p>0.000000008</text:p>
          </table:table-cell>
          <table:table-cell table:formula="of:=[.Q5]*1000000" office:value-type="float" office:value="0.000014422">
            <text:p>0.000014422</text:p>
          </table:table-cell>
          <table:table-cell table:formula="of:=[.R5]*1000000" office:value-type="float" office:value="0.00013914">
            <text:p>0.00013914</text:p>
          </table:table-cell>
          <table:table-cell table:formula="of:=[.S5]*1000000" office:value-type="float" office:value="0.0000035152">
            <text:p>3.5152E-006</text:p>
          </table:table-cell>
          <table:table-cell table:formula="of:=[.T5]*1000000" office:value-type="float" office:value="3400">
            <text:p>3400</text:p>
          </table:table-cell>
          <table:table-cell table:formula="of:=[.U5]*1000000000000" office:value-type="float" office:value="0.095047">
            <text:p>0.095047</text:p>
          </table:table-cell>
          <table:table-cell table:formula="of:=[.V5]*1000000000000" office:value-type="float" office:value="0.0000045494">
            <text:p>4.5494E-006</text:p>
          </table:table-cell>
          <table:table-cell table:formula="of:=([.W5]+[.X5])*1000000000000" office:value-type="float" office:value="0.00000001416602">
            <text:p>1.416602E-008</text:p>
          </table:table-cell>
          <table:table-cell office:value-type="float" office:value="0.0013862">
            <text:p>0.0013862</text:p>
          </table:table-cell>
          <table:table-cell table:style-name="ce1" office:value-type="string">
            <text:p>1.0274e-11</text:p>
          </table:table-cell>
          <table:table-cell table:style-name="ce1" office:value-type="string">
            <text:p>1.1413e-10</text:p>
          </table:table-cell>
          <table:table-cell table:style-name="ce1" office:value-type="string">
            <text:p>8.0368e-15</text:p>
          </table:table-cell>
          <table:table-cell table:style-name="ce1" office:value-type="string">
            <text:p>1.4422e-11</text:p>
          </table:table-cell>
          <table:table-cell table:style-name="ce1" office:value-type="string">
            <text:p>1.3914e-10</text:p>
          </table:table-cell>
          <table:table-cell table:style-name="ce1" office:value-type="string">
            <text:p>3.5152e-12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9.5047e-14</text:p>
          </table:table-cell>
          <table:table-cell table:style-name="ce1" office:value-type="string">
            <text:p>4.5494e-18</text:p>
          </table:table-cell>
          <table:table-cell table:style-name="ce1" office:value-type="string">
            <text:p>4.8602e-22</text:p>
          </table:table-cell>
          <table:table-cell table:style-name="ce1" office:value-type="string">
            <text:p>1.368e-20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M6]*1000000" office:value-type="float" office:value="1387.7">
            <text:p>1387.7</text:p>
          </table:table-cell>
          <table:table-cell table:formula="of:=[.N6]*1000000" office:value-type="float" office:value="0.000032902">
            <text:p>0.000032902</text:p>
          </table:table-cell>
          <table:table-cell table:formula="of:=[.O6]*1000000" office:value-type="float" office:value="0.00043349">
            <text:p>0.00043349</text:p>
          </table:table-cell>
          <table:table-cell table:formula="of:=[.P6]*1000000" office:value-type="float" office:value="0.000000054602">
            <text:p>5.4602E-008</text:p>
          </table:table-cell>
          <table:table-cell table:formula="of:=[.Q6]*1000000" office:value-type="float" office:value="0.00010819">
            <text:p>0.00010819</text:p>
          </table:table-cell>
          <table:table-cell table:formula="of:=[.R6]*1000000" office:value-type="float" office:value="0.00040292">
            <text:p>0.00040292</text:p>
          </table:table-cell>
          <table:table-cell table:formula="of:=[.S6]*1000000" office:value-type="float" office:value="0.000014136">
            <text:p>0.000014136</text:p>
          </table:table-cell>
          <table:table-cell table:formula="of:=[.T6]*1000000" office:value-type="float" office:value="3400">
            <text:p>3400</text:p>
          </table:table-cell>
          <table:table-cell table:formula="of:=[.U6]*1000000000000" office:value-type="float" office:value="0.071623">
            <text:p>0.071623</text:p>
          </table:table-cell>
          <table:table-cell table:formula="of:=[.V6]*1000000000000" office:value-type="float" office:value="0.00002742">
            <text:p>0.00002742</text:p>
          </table:table-cell>
          <table:table-cell table:formula="of:=([.W6]+[.X6])*1000000000000" office:value-type="float" office:value="0.0000000878916">
            <text:p>8.78916E-008</text:p>
          </table:table-cell>
          <table:table-cell office:value-type="float" office:value="0.0013877">
            <text:p>0.0013877</text:p>
          </table:table-cell>
          <table:table-cell table:style-name="ce1" office:value-type="string">
            <text:p>3.2902e-11</text:p>
          </table:table-cell>
          <table:table-cell table:style-name="ce1" office:value-type="string">
            <text:p>4.3349e-10</text:p>
          </table:table-cell>
          <table:table-cell table:style-name="ce1" office:value-type="string">
            <text:p>5.4602e-14</text:p>
          </table:table-cell>
          <table:table-cell table:style-name="ce1" office:value-type="string">
            <text:p>1.0819e-10</text:p>
          </table:table-cell>
          <table:table-cell table:style-name="ce1" office:value-type="string">
            <text:p>4.0292e-10</text:p>
          </table:table-cell>
          <table:table-cell table:style-name="ce1" office:value-type="string">
            <text:p>1.4136e-11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7.1623e-14</text:p>
          </table:table-cell>
          <table:table-cell table:style-name="ce1" office:value-type="string">
            <text:p>2.742e-17</text:p>
          </table:table-cell>
          <table:table-cell table:style-name="ce1" office:value-type="string">
            <text:p>2.6806e-21</text:p>
          </table:table-cell>
          <table:table-cell table:style-name="ce1" office:value-type="string">
            <text:p>8.5211e-20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M7]*1000000" office:value-type="float" office:value="1388.8">
            <text:p>1388.8</text:p>
          </table:table-cell>
          <table:table-cell table:formula="of:=[.N7]*1000000" office:value-type="float" office:value="0.000078243">
            <text:p>0.000078243</text:p>
          </table:table-cell>
          <table:table-cell table:formula="of:=[.O7]*1000000" office:value-type="float" office:value="0.0011952">
            <text:p>0.0011952</text:p>
          </table:table-cell>
          <table:table-cell table:formula="of:=[.P7]*1000000" office:value-type="float" office:value="0.00000026109">
            <text:p>2.6109E-007</text:p>
          </table:table-cell>
          <table:table-cell table:formula="of:=[.Q7]*1000000" office:value-type="float" office:value="0.00047711">
            <text:p>0.00047711</text:p>
          </table:table-cell>
          <table:table-cell table:formula="of:=[.R7]*1000000" office:value-type="float" office:value="0.00080179">
            <text:p>0.00080179</text:p>
          </table:table-cell>
          <table:table-cell table:formula="of:=[.S7]*1000000" office:value-type="float" office:value="0.000037449">
            <text:p>0.000037449</text:p>
          </table:table-cell>
          <table:table-cell table:formula="of:=[.T7]*1000000" office:value-type="float" office:value="3400">
            <text:p>3400</text:p>
          </table:table-cell>
          <table:table-cell table:formula="of:=[.U7]*1000000000000" office:value-type="float" office:value="0.055762">
            <text:p>0.055762</text:p>
          </table:table-cell>
          <table:table-cell table:formula="of:=[.V7]*1000000000000" office:value-type="float" office:value="0.00009856">
            <text:p>0.00009856</text:p>
          </table:table-cell>
          <table:table-cell table:formula="of:=([.W7]+[.X7])*1000000000000" office:value-type="float" office:value="0.000000349537">
            <text:p>3.49537E-007</text:p>
          </table:table-cell>
          <table:table-cell office:value-type="float" office:value="0.0013888">
            <text:p>0.0013888</text:p>
          </table:table-cell>
          <table:table-cell table:style-name="ce1" office:value-type="string">
            <text:p>7.8243e-11</text:p>
          </table:table-cell>
          <table:table-cell table:style-name="ce1" office:value-type="string">
            <text:p>1.1952e-09</text:p>
          </table:table-cell>
          <table:table-cell table:style-name="ce1" office:value-type="string">
            <text:p>2.6109e-13</text:p>
          </table:table-cell>
          <table:table-cell table:style-name="ce1" office:value-type="string">
            <text:p>4.7711e-10</text:p>
          </table:table-cell>
          <table:table-cell table:style-name="ce1" office:value-type="string">
            <text:p>8.0179e-10</text:p>
          </table:table-cell>
          <table:table-cell table:style-name="ce1" office:value-type="string">
            <text:p>3.7449e-11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5.5762e-14</text:p>
          </table:table-cell>
          <table:table-cell table:style-name="ce1" office:value-type="string">
            <text:p>9.856e-17</text:p>
          </table:table-cell>
          <table:table-cell table:style-name="ce1" office:value-type="string">
            <text:p>1.0167e-20</text:p>
          </table:table-cell>
          <table:table-cell table:style-name="ce1" office:value-type="string">
            <text:p>3.3937e-19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M8]*1000000" office:value-type="float" office:value="1389.6">
            <text:p>1389.6</text:p>
          </table:table-cell>
          <table:table-cell table:formula="of:=[.N8]*1000000" office:value-type="float" office:value="0.00014876">
            <text:p>0.00014876</text:p>
          </table:table-cell>
          <table:table-cell table:formula="of:=[.O8]*1000000" office:value-type="float" office:value="0.0026473">
            <text:p>0.0026473</text:p>
          </table:table-cell>
          <table:table-cell table:formula="of:=[.P8]*1000000" office:value-type="float" office:value="0.00000092592">
            <text:p>9.2592E-007</text:p>
          </table:table-cell>
          <table:table-cell table:formula="of:=[.Q8]*1000000" office:value-type="float" office:value="0.0014752">
            <text:p>0.0014752</text:p>
          </table:table-cell>
          <table:table-cell table:formula="of:=[.R8]*1000000" office:value-type="float" office:value="0.0011475">
            <text:p>0.0011475</text:p>
          </table:table-cell>
          <table:table-cell table:formula="of:=[.S8]*1000000" office:value-type="float" office:value="0.000075081">
            <text:p>0.000075081</text:p>
          </table:table-cell>
          <table:table-cell table:formula="of:=[.T8]*1000000" office:value-type="float" office:value="3400">
            <text:p>3400</text:p>
          </table:table-cell>
          <table:table-cell table:formula="of:=[.U8]*1000000000000" office:value-type="float" office:value="0.044717">
            <text:p>0.044717</text:p>
          </table:table-cell>
          <table:table-cell table:formula="of:=[.V8]*1000000000000" office:value-type="float" office:value="0.00024295">
            <text:p>0.00024295</text:p>
          </table:table-cell>
          <table:table-cell table:formula="of:=([.W8]+[.X8])*1000000000000" office:value-type="float" office:value="0.000001024164">
            <text:p>1.024164E-006</text:p>
          </table:table-cell>
          <table:table-cell office:value-type="float" office:value="0.0013896">
            <text:p>0.0013896</text:p>
          </table:table-cell>
          <table:table-cell table:style-name="ce1" office:value-type="string">
            <text:p>1.4876e-10</text:p>
          </table:table-cell>
          <table:table-cell table:style-name="ce1" office:value-type="string">
            <text:p>2.6473e-09</text:p>
          </table:table-cell>
          <table:table-cell table:style-name="ce1" office:value-type="string">
            <text:p>9.2592e-13</text:p>
          </table:table-cell>
          <table:table-cell table:style-name="ce1" office:value-type="string">
            <text:p>1.4752e-09</text:p>
          </table:table-cell>
          <table:table-cell table:style-name="ce1" office:value-type="string">
            <text:p>1.1475e-09</text:p>
          </table:table-cell>
          <table:table-cell table:style-name="ce1" office:value-type="string">
            <text:p>7.5081e-11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4.4717e-14</text:p>
          </table:table-cell>
          <table:table-cell table:style-name="ce1" office:value-type="string">
            <text:p>2.4295e-16</text:p>
          </table:table-cell>
          <table:table-cell table:style-name="ce1" office:value-type="string">
            <text:p>2.9134e-20</text:p>
          </table:table-cell>
          <table:table-cell table:style-name="ce1" office:value-type="string">
            <text:p>9.9503e-19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M9]*1000000" office:value-type="float" office:value="1390.2">
            <text:p>1390.2</text:p>
          </table:table-cell>
          <table:table-cell table:formula="of:=[.N9]*1000000" office:value-type="float" office:value="0.00022921">
            <text:p>0.00022921</text:p>
          </table:table-cell>
          <table:table-cell table:formula="of:=[.O9]*1000000" office:value-type="float" office:value="0.0050542">
            <text:p>0.0050542</text:p>
          </table:table-cell>
          <table:table-cell table:formula="of:=[.P9]*1000000" office:value-type="float" office:value="0.0000026477">
            <text:p>2.6477E-006</text:p>
          </table:table-cell>
          <table:table-cell table:formula="of:=[.Q9]*1000000" office:value-type="float" office:value="0.0035626">
            <text:p>0.0035626</text:p>
          </table:table-cell>
          <table:table-cell table:formula="of:=[.R9]*1000000" office:value-type="float" office:value="0.0012828">
            <text:p>0.0012828</text:p>
          </table:table-cell>
          <table:table-cell table:formula="of:=[.S9]*1000000" office:value-type="float" office:value="0.00012221">
            <text:p>0.00012221</text:p>
          </table:table-cell>
          <table:table-cell table:formula="of:=[.T9]*1000000" office:value-type="float" office:value="3400">
            <text:p>3400</text:p>
          </table:table-cell>
          <table:table-cell table:formula="of:=[.U9]*1000000000000" office:value-type="float" office:value="0.036686">
            <text:p>0.036686</text:p>
          </table:table-cell>
          <table:table-cell table:formula="of:=[.V9]*1000000000000" office:value-type="float" office:value="0.00044556">
            <text:p>0.00044556</text:p>
          </table:table-cell>
          <table:table-cell table:formula="of:=([.W9]+[.X9])*1000000000000" office:value-type="float" office:value="0.00000240186">
            <text:p>2.40186E-006</text:p>
          </table:table-cell>
          <table:table-cell office:value-type="float" office:value="0.0013902">
            <text:p>0.0013902</text:p>
          </table:table-cell>
          <table:table-cell table:style-name="ce1" office:value-type="string">
            <text:p>2.2921e-10</text:p>
          </table:table-cell>
          <table:table-cell table:style-name="ce1" office:value-type="string">
            <text:p>5.0542e-09</text:p>
          </table:table-cell>
          <table:table-cell table:style-name="ce1" office:value-type="string">
            <text:p>2.6477e-12</text:p>
          </table:table-cell>
          <table:table-cell table:style-name="ce1" office:value-type="string">
            <text:p>3.5626e-09</text:p>
          </table:table-cell>
          <table:table-cell table:style-name="ce1" office:value-type="string">
            <text:p>1.2828e-09</text:p>
          </table:table-cell>
          <table:table-cell table:style-name="ce1" office:value-type="string">
            <text:p>1.2221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3.6686e-14</text:p>
          </table:table-cell>
          <table:table-cell table:style-name="ce1" office:value-type="string">
            <text:p>4.4556e-16</text:p>
          </table:table-cell>
          <table:table-cell table:style-name="ce1" office:value-type="string">
            <text:p>6.746e-20</text:p>
          </table:table-cell>
          <table:table-cell table:style-name="ce1" office:value-type="string">
            <text:p>2.3344e-18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M10]*1000000" office:value-type="float" office:value="1390.5">
            <text:p>1390.5</text:p>
          </table:table-cell>
          <table:table-cell table:formula="of:=[.N10]*1000000" office:value-type="float" office:value="0.00029079">
            <text:p>0.00029079</text:p>
          </table:table-cell>
          <table:table-cell table:formula="of:=[.O10]*1000000" office:value-type="float" office:value="0.0081362">
            <text:p>0.0081362</text:p>
          </table:table-cell>
          <table:table-cell table:formula="of:=[.P10]*1000000" office:value-type="float" office:value="0.0000056779">
            <text:p>5.6779E-006</text:p>
          </table:table-cell>
          <table:table-cell table:formula="of:=[.Q10]*1000000" office:value-type="float" office:value="0.0064831">
            <text:p>0.0064831</text:p>
          </table:table-cell>
          <table:table-cell table:formula="of:=[.R10]*1000000" office:value-type="float" office:value="0.0012938">
            <text:p>0.0012938</text:p>
          </table:table-cell>
          <table:table-cell table:formula="of:=[.S10]*1000000" office:value-type="float" office:value="0.00016681">
            <text:p>0.00016681</text:p>
          </table:table-cell>
          <table:table-cell table:formula="of:=[.T10]*1000000" office:value-type="float" office:value="3400">
            <text:p>3400</text:p>
          </table:table-cell>
          <table:table-cell table:formula="of:=[.U10]*1000000000000" office:value-type="float" office:value="0.031472">
            <text:p>0.031472</text:p>
          </table:table-cell>
          <table:table-cell table:formula="of:=[.V10]*1000000000000" office:value-type="float" office:value="0.00062637">
            <text:p>0.00062637</text:p>
          </table:table-cell>
          <table:table-cell table:formula="of:=([.W10]+[.X10])*1000000000000" office:value-type="float" office:value="0.0000043737">
            <text:p>4.3737E-006</text:p>
          </table:table-cell>
          <table:table-cell office:value-type="float" office:value="0.0013905">
            <text:p>0.0013905</text:p>
          </table:table-cell>
          <table:table-cell table:style-name="ce1" office:value-type="string">
            <text:p>2.9079e-10</text:p>
          </table:table-cell>
          <table:table-cell table:style-name="ce1" office:value-type="string">
            <text:p>8.1362e-09</text:p>
          </table:table-cell>
          <table:table-cell table:style-name="ce1" office:value-type="string">
            <text:p>5.6779e-12</text:p>
          </table:table-cell>
          <table:table-cell table:style-name="ce1" office:value-type="string">
            <text:p>6.4831e-09</text:p>
          </table:table-cell>
          <table:table-cell table:style-name="ce1" office:value-type="string">
            <text:p>1.2938e-09</text:p>
          </table:table-cell>
          <table:table-cell table:style-name="ce1" office:value-type="string">
            <text:p>1.6681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3.1472e-14</text:p>
          </table:table-cell>
          <table:table-cell table:style-name="ce1" office:value-type="string">
            <text:p>6.2637e-16</text:p>
          </table:table-cell>
          <table:table-cell table:style-name="ce1" office:value-type="string">
            <text:p>1.219e-19</text:p>
          </table:table-cell>
          <table:table-cell table:style-name="ce1" office:value-type="string">
            <text:p>4.2518e-18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M11]*1000000" office:value-type="float" office:value="1390.9">
            <text:p>1390.9</text:p>
          </table:table-cell>
          <table:table-cell table:formula="of:=[.N11]*1000000" office:value-type="float" office:value="0.00033692">
            <text:p>0.00033692</text:p>
          </table:table-cell>
          <table:table-cell table:formula="of:=[.O11]*1000000" office:value-type="float" office:value="0.012251">
            <text:p>0.012251</text:p>
          </table:table-cell>
          <table:table-cell table:formula="of:=[.P11]*1000000" office:value-type="float" office:value="0.000010512">
            <text:p>0.000010512</text:p>
          </table:table-cell>
          <table:table-cell table:formula="of:=[.Q11]*1000000" office:value-type="float" office:value="0.010201">
            <text:p>0.010201</text:p>
          </table:table-cell>
          <table:table-cell table:formula="of:=[.R11]*1000000" office:value-type="float" office:value="0.0012579">
            <text:p>0.0012579</text:p>
          </table:table-cell>
          <table:table-cell table:formula="of:=[.S11]*1000000" office:value-type="float" office:value="0.00021124">
            <text:p>0.00021124</text:p>
          </table:table-cell>
          <table:table-cell table:formula="of:=[.T11]*1000000" office:value-type="float" office:value="3400">
            <text:p>3400</text:p>
          </table:table-cell>
          <table:table-cell table:formula="of:=[.U11]*1000000000000" office:value-type="float" office:value="0.027672">
            <text:p>0.027672</text:p>
          </table:table-cell>
          <table:table-cell table:formula="of:=[.V11]*1000000000000" office:value-type="float" office:value="0.00078486">
            <text:p>0.00078486</text:p>
          </table:table-cell>
          <table:table-cell table:formula="of:=([.W11]+[.X11])*1000000000000" office:value-type="float" office:value="0.00000711953">
            <text:p>7.11953E-006</text:p>
          </table:table-cell>
          <table:table-cell office:value-type="float" office:value="0.0013909">
            <text:p>0.0013909</text:p>
          </table:table-cell>
          <table:table-cell table:style-name="ce1" office:value-type="string">
            <text:p>3.3692e-10</text:p>
          </table:table-cell>
          <table:table-cell table:style-name="ce1" office:value-type="string">
            <text:p>1.2251e-08</text:p>
          </table:table-cell>
          <table:table-cell table:style-name="ce1" office:value-type="string">
            <text:p>1.0512e-11</text:p>
          </table:table-cell>
          <table:table-cell table:style-name="ce1" office:value-type="string">
            <text:p>1.0201e-08</text:p>
          </table:table-cell>
          <table:table-cell table:style-name="ce1" office:value-type="string">
            <text:p>1.2579e-09</text:p>
          </table:table-cell>
          <table:table-cell table:style-name="ce1" office:value-type="string">
            <text:p>2.1124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7672e-14</text:p>
          </table:table-cell>
          <table:table-cell table:style-name="ce1" office:value-type="string">
            <text:p>7.8486e-16</text:p>
          </table:table-cell>
          <table:table-cell table:style-name="ce1" office:value-type="string">
            <text:p>1.9723e-19</text:p>
          </table:table-cell>
          <table:table-cell table:style-name="ce1" office:value-type="string">
            <text:p>6.9223e-18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M12]*1000000" office:value-type="float" office:value="1391.2">
            <text:p>1391.2</text:p>
          </table:table-cell>
          <table:table-cell table:formula="of:=[.N12]*1000000" office:value-type="float" office:value="0.00036897">
            <text:p>0.00036897</text:p>
          </table:table-cell>
          <table:table-cell table:formula="of:=[.O12]*1000000" office:value-type="float" office:value="0.01752">
            <text:p>0.01752</text:p>
          </table:table-cell>
          <table:table-cell table:formula="of:=[.P12]*1000000" office:value-type="float" office:value="0.00001717">
            <text:p>0.00001717</text:p>
          </table:table-cell>
          <table:table-cell table:formula="of:=[.Q12]*1000000" office:value-type="float" office:value="0.014369">
            <text:p>0.014369</text:p>
          </table:table-cell>
          <table:table-cell table:formula="of:=[.R12]*1000000" office:value-type="float" office:value="0.0012041">
            <text:p>0.0012041</text:p>
          </table:table-cell>
          <table:table-cell table:formula="of:=[.S12]*1000000" office:value-type="float" office:value="0.00025384">
            <text:p>0.00025384</text:p>
          </table:table-cell>
          <table:table-cell table:formula="of:=[.T12]*1000000" office:value-type="float" office:value="3400">
            <text:p>3400</text:p>
          </table:table-cell>
          <table:table-cell table:formula="of:=[.U12]*1000000000000" office:value-type="float" office:value="0.024973">
            <text:p>0.024973</text:p>
          </table:table-cell>
          <table:table-cell table:formula="of:=[.V12]*1000000000000" office:value-type="float" office:value="0.00093452">
            <text:p>0.00093452</text:p>
          </table:table-cell>
          <table:table-cell table:formula="of:=([.W12]+[.X12])*1000000000000" office:value-type="float" office:value="0.00001067114">
            <text:p>1.067114E-005</text:p>
          </table:table-cell>
          <table:table-cell office:value-type="float" office:value="0.0013912">
            <text:p>0.0013912</text:p>
          </table:table-cell>
          <table:table-cell table:style-name="ce1" office:value-type="string">
            <text:p>3.6897e-10</text:p>
          </table:table-cell>
          <table:table-cell table:style-name="ce1" office:value-type="string">
            <text:p>1.752e-08</text:p>
          </table:table-cell>
          <table:table-cell table:style-name="ce1" office:value-type="string">
            <text:p>1.717e-11</text:p>
          </table:table-cell>
          <table:table-cell table:style-name="ce1" office:value-type="string">
            <text:p>1.4369e-08</text:p>
          </table:table-cell>
          <table:table-cell table:style-name="ce1" office:value-type="string">
            <text:p>1.2041e-09</text:p>
          </table:table-cell>
          <table:table-cell table:style-name="ce1" office:value-type="string">
            <text:p>2.5384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4973e-14</text:p>
          </table:table-cell>
          <table:table-cell table:style-name="ce1" office:value-type="string">
            <text:p>9.3452e-16</text:p>
          </table:table-cell>
          <table:table-cell table:style-name="ce1" office:value-type="string">
            <text:p>2.9414e-19</text:p>
          </table:table-cell>
          <table:table-cell table:style-name="ce1" office:value-type="string">
            <text:p>1.0377e-17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M13]*1000000" office:value-type="float" office:value="1391.4">
            <text:p>1391.4</text:p>
          </table:table-cell>
          <table:table-cell table:formula="of:=[.N13]*1000000" office:value-type="float" office:value="0.00039069">
            <text:p>0.00039069</text:p>
          </table:table-cell>
          <table:table-cell table:formula="of:=[.O13]*1000000" office:value-type="float" office:value="0.02363">
            <text:p>0.02363</text:p>
          </table:table-cell>
          <table:table-cell table:formula="of:=[.P13]*1000000" office:value-type="float" office:value="0.000024986">
            <text:p>0.000024986</text:p>
          </table:table-cell>
          <table:table-cell table:formula="of:=[.Q13]*1000000" office:value-type="float" office:value="0.018567">
            <text:p>0.018567</text:p>
          </table:table-cell>
          <table:table-cell table:formula="of:=[.R13]*1000000" office:value-type="float" office:value="0.001153">
            <text:p>0.001153</text:p>
          </table:table-cell>
          <table:table-cell table:formula="of:=[.S13]*1000000" office:value-type="float" office:value="0.00029179">
            <text:p>0.00029179</text:p>
          </table:table-cell>
          <table:table-cell table:formula="of:=[.T13]*1000000" office:value-type="float" office:value="3400">
            <text:p>3400</text:p>
          </table:table-cell>
          <table:table-cell table:formula="of:=[.U13]*1000000000000" office:value-type="float" office:value="0.023175">
            <text:p>0.023175</text:p>
          </table:table-cell>
          <table:table-cell table:formula="of:=[.V13]*1000000000000" office:value-type="float" office:value="0.001093">
            <text:p>0.001093</text:p>
          </table:table-cell>
          <table:table-cell table:formula="of:=([.W13]+[.X13])*1000000000000" office:value-type="float" office:value="0.00001481161">
            <text:p>1.481161E-005</text:p>
          </table:table-cell>
          <table:table-cell office:value-type="float" office:value="0.0013914">
            <text:p>0.0013914</text:p>
          </table:table-cell>
          <table:table-cell table:style-name="ce1" office:value-type="string">
            <text:p>3.9069e-10</text:p>
          </table:table-cell>
          <table:table-cell table:style-name="ce1" office:value-type="string">
            <text:p>2.363e-08</text:p>
          </table:table-cell>
          <table:table-cell table:style-name="ce1" office:value-type="string">
            <text:p>2.4986e-11</text:p>
          </table:table-cell>
          <table:table-cell table:style-name="ce1" office:value-type="string">
            <text:p>1.8567e-08</text:p>
          </table:table-cell>
          <table:table-cell table:style-name="ce1" office:value-type="string">
            <text:p>1.153e-09</text:p>
          </table:table-cell>
          <table:table-cell table:style-name="ce1" office:value-type="string">
            <text:p>2.9179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3175e-14</text:p>
          </table:table-cell>
          <table:table-cell table:style-name="ce1" office:value-type="string">
            <text:p>1.093e-15</text:p>
          </table:table-cell>
          <table:table-cell table:style-name="ce1" office:value-type="string">
            <text:p>4.0661e-19</text:p>
          </table:table-cell>
          <table:table-cell table:style-name="ce1" office:value-type="string">
            <text:p>1.4405e-17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M14]*1000000" office:value-type="float" office:value="1391.7">
            <text:p>1391.7</text:p>
          </table:table-cell>
          <table:table-cell table:formula="of:=[.N14]*1000000" office:value-type="float" office:value="0.00040821">
            <text:p>0.00040821</text:p>
          </table:table-cell>
          <table:table-cell table:formula="of:=[.O14]*1000000" office:value-type="float" office:value="0.030832">
            <text:p>0.030832</text:p>
          </table:table-cell>
          <table:table-cell table:formula="of:=[.P14]*1000000" office:value-type="float" office:value="0.000034157">
            <text:p>0.000034157</text:p>
          </table:table-cell>
          <table:table-cell table:formula="of:=[.Q14]*1000000" office:value-type="float" office:value="0.023081">
            <text:p>0.023081</text:p>
          </table:table-cell>
          <table:table-cell table:formula="of:=[.R14]*1000000" office:value-type="float" office:value="0.0011104">
            <text:p>0.0011104</text:p>
          </table:table-cell>
          <table:table-cell table:formula="of:=[.S14]*1000000" office:value-type="float" office:value="0.00032738">
            <text:p>0.00032738</text:p>
          </table:table-cell>
          <table:table-cell table:formula="of:=[.T14]*1000000" office:value-type="float" office:value="3400">
            <text:p>3400</text:p>
          </table:table-cell>
          <table:table-cell table:formula="of:=[.U14]*1000000000000" office:value-type="float" office:value="0.021909">
            <text:p>0.021909</text:p>
          </table:table-cell>
          <table:table-cell table:formula="of:=[.V14]*1000000000000" office:value-type="float" office:value="0.001288">
            <text:p>0.001288</text:p>
          </table:table-cell>
          <table:table-cell table:formula="of:=([.W14]+[.X14])*1000000000000" office:value-type="float" office:value="0.00001974624">
            <text:p>1.974624E-005</text:p>
          </table:table-cell>
          <table:table-cell office:value-type="float" office:value="0.0013917">
            <text:p>0.0013917</text:p>
          </table:table-cell>
          <table:table-cell table:style-name="ce1" office:value-type="string">
            <text:p>4.0821e-10</text:p>
          </table:table-cell>
          <table:table-cell table:style-name="ce1" office:value-type="string">
            <text:p>3.0832e-08</text:p>
          </table:table-cell>
          <table:table-cell table:style-name="ce1" office:value-type="string">
            <text:p>3.4157e-11</text:p>
          </table:table-cell>
          <table:table-cell table:style-name="ce1" office:value-type="string">
            <text:p>2.3081e-08</text:p>
          </table:table-cell>
          <table:table-cell table:style-name="ce1" office:value-type="string">
            <text:p>1.1104e-09</text:p>
          </table:table-cell>
          <table:table-cell table:style-name="ce1" office:value-type="string">
            <text:p>3.2738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1909e-14</text:p>
          </table:table-cell>
          <table:table-cell table:style-name="ce1" office:value-type="string">
            <text:p>1.288e-15</text:p>
          </table:table-cell>
          <table:table-cell table:style-name="ce1" office:value-type="string">
            <text:p>5.4024e-19</text:p>
          </table:table-cell>
          <table:table-cell table:style-name="ce1" office:value-type="string">
            <text:p>1.9206e-17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M15]*1000000" office:value-type="float" office:value="1391.9">
            <text:p>1391.9</text:p>
          </table:table-cell>
          <table:table-cell table:formula="of:=[.N15]*1000000" office:value-type="float" office:value="0.00042433">
            <text:p>0.00042433</text:p>
          </table:table-cell>
          <table:table-cell table:formula="of:=[.O15]*1000000" office:value-type="float" office:value="0.03918">
            <text:p>0.03918</text:p>
          </table:table-cell>
          <table:table-cell table:formula="of:=[.P15]*1000000" office:value-type="float" office:value="0.000044765">
            <text:p>0.000044765</text:p>
          </table:table-cell>
          <table:table-cell table:formula="of:=[.Q15]*1000000" office:value-type="float" office:value="0.028122">
            <text:p>0.028122</text:p>
          </table:table-cell>
          <table:table-cell table:formula="of:=[.R15]*1000000" office:value-type="float" office:value="0.0010795">
            <text:p>0.0010795</text:p>
          </table:table-cell>
          <table:table-cell table:formula="of:=[.S15]*1000000" office:value-type="float" office:value="0.00036115">
            <text:p>0.00036115</text:p>
          </table:table-cell>
          <table:table-cell table:formula="of:=[.T15]*1000000" office:value-type="float" office:value="3400">
            <text:p>3400</text:p>
          </table:table-cell>
          <table:table-cell table:formula="of:=[.U15]*1000000000000" office:value-type="float" office:value="0.021014">
            <text:p>0.021014</text:p>
          </table:table-cell>
          <table:table-cell table:formula="of:=[.V15]*1000000000000" office:value-type="float" office:value="0.0015367">
            <text:p>0.0015367</text:p>
          </table:table-cell>
          <table:table-cell table:formula="of:=([.W15]+[.X15])*1000000000000" office:value-type="float" office:value="0.00002555612">
            <text:p>2.555612E-005</text:p>
          </table:table-cell>
          <table:table-cell office:value-type="float" office:value="0.0013919">
            <text:p>0.0013919</text:p>
          </table:table-cell>
          <table:table-cell table:style-name="ce1" office:value-type="string">
            <text:p>4.2433e-10</text:p>
          </table:table-cell>
          <table:table-cell table:style-name="ce1" office:value-type="string">
            <text:p>3.918e-08</text:p>
          </table:table-cell>
          <table:table-cell table:style-name="ce1" office:value-type="string">
            <text:p>4.4765e-11</text:p>
          </table:table-cell>
          <table:table-cell table:style-name="ce1" office:value-type="string">
            <text:p>2.8122e-08</text:p>
          </table:table-cell>
          <table:table-cell table:style-name="ce1" office:value-type="string">
            <text:p>1.0795e-09</text:p>
          </table:table-cell>
          <table:table-cell table:style-name="ce1" office:value-type="string">
            <text:p>3.6115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1014e-14</text:p>
          </table:table-cell>
          <table:table-cell table:style-name="ce1" office:value-type="string">
            <text:p>1.5367e-15</text:p>
          </table:table-cell>
          <table:table-cell table:style-name="ce1" office:value-type="string">
            <text:p>6.9712e-19</text:p>
          </table:table-cell>
          <table:table-cell table:style-name="ce1" office:value-type="string">
            <text:p>2.4859e-17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M16]*1000000" office:value-type="float" office:value="1392.1">
            <text:p>1392.1</text:p>
          </table:table-cell>
          <table:table-cell table:formula="of:=[.N16]*1000000" office:value-type="float" office:value="0.00044127">
            <text:p>0.00044127</text:p>
          </table:table-cell>
          <table:table-cell table:formula="of:=[.O16]*1000000" office:value-type="float" office:value="0.048777">
            <text:p>0.048777</text:p>
          </table:table-cell>
          <table:table-cell table:formula="of:=[.P16]*1000000" office:value-type="float" office:value="0.000057035">
            <text:p>0.000057035</text:p>
          </table:table-cell>
          <table:table-cell table:formula="of:=[.Q16]*1000000" office:value-type="float" office:value="0.034011">
            <text:p>0.034011</text:p>
          </table:table-cell>
          <table:table-cell table:formula="of:=[.R16]*1000000" office:value-type="float" office:value="0.0010607">
            <text:p>0.0010607</text:p>
          </table:table-cell>
          <table:table-cell table:formula="of:=[.S16]*1000000" office:value-type="float" office:value="0.00039364">
            <text:p>0.00039364</text:p>
          </table:table-cell>
          <table:table-cell table:formula="of:=[.T16]*1000000" office:value-type="float" office:value="3400">
            <text:p>3400</text:p>
          </table:table-cell>
          <table:table-cell table:formula="of:=[.U16]*1000000000000" office:value-type="float" office:value="0.020377">
            <text:p>0.020377</text:p>
          </table:table-cell>
          <table:table-cell table:formula="of:=[.V16]*1000000000000" office:value-type="float" office:value="0.0018591">
            <text:p>0.0018591</text:p>
          </table:table-cell>
          <table:table-cell table:formula="of:=([.W16]+[.X16])*1000000000000" office:value-type="float" office:value="0.00003232138">
            <text:p>3.232138E-005</text:p>
          </table:table-cell>
          <table:table-cell office:value-type="float" office:value="0.0013921">
            <text:p>0.0013921</text:p>
          </table:table-cell>
          <table:table-cell table:style-name="ce1" office:value-type="string">
            <text:p>4.4127e-10</text:p>
          </table:table-cell>
          <table:table-cell table:style-name="ce1" office:value-type="string">
            <text:p>4.8777e-08</text:p>
          </table:table-cell>
          <table:table-cell table:style-name="ce1" office:value-type="string">
            <text:p>5.7035e-11</text:p>
          </table:table-cell>
          <table:table-cell table:style-name="ce1" office:value-type="string">
            <text:p>3.4011e-08</text:p>
          </table:table-cell>
          <table:table-cell table:style-name="ce1" office:value-type="string">
            <text:p>1.0607e-09</text:p>
          </table:table-cell>
          <table:table-cell table:style-name="ce1" office:value-type="string">
            <text:p>3.9364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2.0377e-14</text:p>
          </table:table-cell>
          <table:table-cell table:style-name="ce1" office:value-type="string">
            <text:p>1.8591e-15</text:p>
          </table:table-cell>
          <table:table-cell table:style-name="ce1" office:value-type="string">
            <text:p>8.7938e-19</text:p>
          </table:table-cell>
          <table:table-cell table:style-name="ce1" office:value-type="string">
            <text:p>3.1442e-17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M17]*1000000" office:value-type="float" office:value="1392.3">
            <text:p>1392.3</text:p>
          </table:table-cell>
          <table:table-cell table:formula="of:=[.N17]*1000000" office:value-type="float" office:value="0.00046178">
            <text:p>0.00046178</text:p>
          </table:table-cell>
          <table:table-cell table:formula="of:=[.O17]*1000000" office:value-type="float" office:value="0.059832">
            <text:p>0.059832</text:p>
          </table:table-cell>
          <table:table-cell table:formula="of:=[.P17]*1000000" office:value-type="float" office:value="0.000071351">
            <text:p>0.000071351</text:p>
          </table:table-cell>
          <table:table-cell table:formula="of:=[.Q17]*1000000" office:value-type="float" office:value="0.041182">
            <text:p>0.041182</text:p>
          </table:table-cell>
          <table:table-cell table:formula="of:=[.R17]*1000000" office:value-type="float" office:value="0.0010541">
            <text:p>0.0010541</text:p>
          </table:table-cell>
          <table:table-cell table:formula="of:=[.S17]*1000000" office:value-type="float" office:value="0.00042538">
            <text:p>0.00042538</text:p>
          </table:table-cell>
          <table:table-cell table:formula="of:=[.T17]*1000000" office:value-type="float" office:value="3400">
            <text:p>3400</text:p>
          </table:table-cell>
          <table:table-cell table:formula="of:=[.U17]*1000000000000" office:value-type="float" office:value="0.01992">
            <text:p>0.01992</text:p>
          </table:table-cell>
          <table:table-cell table:formula="of:=[.V17]*1000000000000" office:value-type="float" office:value="0.002287">
            <text:p>0.002287</text:p>
          </table:table-cell>
          <table:table-cell table:formula="of:=([.W17]+[.X17])*1000000000000" office:value-type="float" office:value="0.0000401447">
            <text:p>4.01447E-005</text:p>
          </table:table-cell>
          <table:table-cell office:value-type="float" office:value="0.0013923">
            <text:p>0.0013923</text:p>
          </table:table-cell>
          <table:table-cell table:style-name="ce1" office:value-type="string">
            <text:p>4.6178e-10</text:p>
          </table:table-cell>
          <table:table-cell table:style-name="ce1" office:value-type="string">
            <text:p>5.9832e-08</text:p>
          </table:table-cell>
          <table:table-cell table:style-name="ce1" office:value-type="string">
            <text:p>7.1351e-11</text:p>
          </table:table-cell>
          <table:table-cell table:style-name="ce1" office:value-type="string">
            <text:p>4.1182e-08</text:p>
          </table:table-cell>
          <table:table-cell table:style-name="ce1" office:value-type="string">
            <text:p>1.0541e-09</text:p>
          </table:table-cell>
          <table:table-cell table:style-name="ce1" office:value-type="string">
            <text:p>4.2538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1.992e-14</text:p>
          </table:table-cell>
          <table:table-cell table:style-name="ce1" office:value-type="string">
            <text:p>2.287e-15</text:p>
          </table:table-cell>
          <table:table-cell table:style-name="ce1" office:value-type="string">
            <text:p>1.0897e-18</text:p>
          </table:table-cell>
          <table:table-cell table:style-name="ce1" office:value-type="string">
            <text:p>3.9055e-17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M18]*1000000" office:value-type="float" office:value="1392.4">
            <text:p>1392.4</text:p>
          </table:table-cell>
          <table:table-cell table:formula="of:=[.N18]*1000000" office:value-type="float" office:value="0.00049004">
            <text:p>0.00049004</text:p>
          </table:table-cell>
          <table:table-cell table:formula="of:=[.O18]*1000000" office:value-type="float" office:value="0.072704">
            <text:p>0.072704</text:p>
          </table:table-cell>
          <table:table-cell table:formula="of:=[.P18]*1000000" office:value-type="float" office:value="0.000088283">
            <text:p>0.000088283</text:p>
          </table:table-cell>
          <table:table-cell table:formula="of:=[.Q18]*1000000" office:value-type="float" office:value="0.050254">
            <text:p>0.050254</text:p>
          </table:table-cell>
          <table:table-cell table:formula="of:=[.R18]*1000000" office:value-type="float" office:value="0.0010597">
            <text:p>0.0010597</text:p>
          </table:table-cell>
          <table:table-cell table:formula="of:=[.S18]*1000000" office:value-type="float" office:value="0.00045685">
            <text:p>0.00045685</text:p>
          </table:table-cell>
          <table:table-cell table:formula="of:=[.T18]*1000000" office:value-type="float" office:value="3400">
            <text:p>3400</text:p>
          </table:table-cell>
          <table:table-cell table:formula="of:=[.U18]*1000000000000" office:value-type="float" office:value="0.019587">
            <text:p>0.019587</text:p>
          </table:table-cell>
          <table:table-cell table:formula="of:=[.V18]*1000000000000" office:value-type="float" office:value="0.0028748">
            <text:p>0.0028748</text:p>
          </table:table-cell>
          <table:table-cell table:formula="of:=([.W18]+[.X18])*1000000000000" office:value-type="float" office:value="0.0000491803">
            <text:p>4.91803E-005</text:p>
          </table:table-cell>
          <table:table-cell office:value-type="float" office:value="0.0013924">
            <text:p>0.0013924</text:p>
          </table:table-cell>
          <table:table-cell table:style-name="ce1" office:value-type="string">
            <text:p>4.9004e-10</text:p>
          </table:table-cell>
          <table:table-cell table:style-name="ce1" office:value-type="string">
            <text:p>7.2704e-08</text:p>
          </table:table-cell>
          <table:table-cell table:style-name="ce1" office:value-type="string">
            <text:p>8.8283e-11</text:p>
          </table:table-cell>
          <table:table-cell table:style-name="ce1" office:value-type="string">
            <text:p>5.0254e-08</text:p>
          </table:table-cell>
          <table:table-cell table:style-name="ce1" office:value-type="string">
            <text:p>1.0597e-09</text:p>
          </table:table-cell>
          <table:table-cell table:style-name="ce1" office:value-type="string">
            <text:p>4.5685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1.9587e-14</text:p>
          </table:table-cell>
          <table:table-cell table:style-name="ce1" office:value-type="string">
            <text:p>2.8748e-15</text:p>
          </table:table-cell>
          <table:table-cell table:style-name="ce1" office:value-type="string">
            <text:p>1.3323e-18</text:p>
          </table:table-cell>
          <table:table-cell table:style-name="ce1" office:value-type="string">
            <text:p>4.7848e-17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M19]*1000000" office:value-type="float" office:value="1392.5">
            <text:p>1392.5</text:p>
          </table:table-cell>
          <table:table-cell table:formula="of:=[.N19]*1000000" office:value-type="float" office:value="0.00053319">
            <text:p>0.00053319</text:p>
          </table:table-cell>
          <table:table-cell table:formula="of:=[.O19]*1000000" office:value-type="float" office:value="0.087978">
            <text:p>0.087978</text:p>
          </table:table-cell>
          <table:table-cell table:formula="of:=[.P19]*1000000" office:value-type="float" office:value="0.00010865">
            <text:p>0.00010865</text:p>
          </table:table-cell>
          <table:table-cell table:formula="of:=[.Q19]*1000000" office:value-type="float" office:value="0.062188">
            <text:p>0.062188</text:p>
          </table:table-cell>
          <table:table-cell table:formula="of:=[.R19]*1000000" office:value-type="float" office:value="0.0010778">
            <text:p>0.0010778</text:p>
          </table:table-cell>
          <table:table-cell table:formula="of:=[.S19]*1000000" office:value-type="float" office:value="0.00048853">
            <text:p>0.00048853</text:p>
          </table:table-cell>
          <table:table-cell table:formula="of:=[.T19]*1000000" office:value-type="float" office:value="3400">
            <text:p>3400</text:p>
          </table:table-cell>
          <table:table-cell table:formula="of:=[.U19]*1000000000000" office:value-type="float" office:value="0.019338">
            <text:p>0.019338</text:p>
          </table:table-cell>
          <table:table-cell table:formula="of:=[.V19]*1000000000000" office:value-type="float" office:value="0.0037186">
            <text:p>0.0037186</text:p>
          </table:table-cell>
          <table:table-cell table:formula="of:=([.W19]+[.X19])*1000000000000" office:value-type="float" office:value="0.0000596829">
            <text:p>5.96829E-005</text:p>
          </table:table-cell>
          <table:table-cell office:value-type="float" office:value="0.0013925">
            <text:p>0.0013925</text:p>
          </table:table-cell>
          <table:table-cell table:style-name="ce1" office:value-type="string">
            <text:p>5.3319e-10</text:p>
          </table:table-cell>
          <table:table-cell table:style-name="ce1" office:value-type="string">
            <text:p>8.7978e-08</text:p>
          </table:table-cell>
          <table:table-cell table:style-name="ce1" office:value-type="string">
            <text:p>1.0865e-10</text:p>
          </table:table-cell>
          <table:table-cell table:style-name="ce1" office:value-type="string">
            <text:p>6.2188e-08</text:p>
          </table:table-cell>
          <table:table-cell table:style-name="ce1" office:value-type="string">
            <text:p>1.0778e-09</text:p>
          </table:table-cell>
          <table:table-cell table:style-name="ce1" office:value-type="string">
            <text:p>4.8853e-10</text:p>
          </table:table-cell>
          <table:table-cell office:value-type="float" office:value="0.0034">
            <text:p>0.0034</text:p>
          </table:table-cell>
          <table:table-cell table:style-name="ce1" office:value-type="string">
            <text:p>1.9338e-14</text:p>
          </table:table-cell>
          <table:table-cell table:style-name="ce1" office:value-type="string">
            <text:p>3.7186e-15</text:p>
          </table:table-cell>
          <table:table-cell table:style-name="ce1" office:value-type="string">
            <text:p>1.6139e-18</text:p>
          </table:table-cell>
          <table:table-cell table:style-name="ce1" office:value-type="string">
            <text:p>5.8069e-17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M20]*1000000" office:value-type="float" office:value="1392.7">
            <text:p>1392.7</text:p>
          </table:table-cell>
          <table:table-cell table:formula="of:=[.N20]*1000000" office:value-type="float" office:value="0.0006053">
            <text:p>0.0006053</text:p>
          </table:table-cell>
          <table:table-cell table:formula="of:=[.O20]*1000000" office:value-type="float" office:value="0.10661">
            <text:p>0.10661</text:p>
          </table:table-cell>
          <table:table-cell table:formula="of:=[.P20]*1000000" office:value-type="float" office:value="0.00013364">
            <text:p>0.00013364</text:p>
          </table:table-cell>
          <table:table-cell table:formula="of:=[.Q20]*1000000" office:value-type="float" office:value="0.078608">
            <text:p>0.078608</text:p>
          </table:table-cell>
          <table:table-cell table:formula="of:=[.R20]*1000000" office:value-type="float" office:value="0.0011091">
            <text:p>0.0011091</text:p>
          </table:table-cell>
          <table:table-cell table:formula="of:=[.S20]*1000000" office:value-type="float" office:value="0.0005209">
            <text:p>0.0005209</text:p>
          </table:table-cell>
          <table:table-cell table:formula="of:=[.T20]*1000000" office:value-type="float" office:value="3399.9">
            <text:p>3399.9</text:p>
          </table:table-cell>
          <table:table-cell table:formula="of:=[.U20]*1000000000000" office:value-type="float" office:value="0.019149">
            <text:p>0.019149</text:p>
          </table:table-cell>
          <table:table-cell table:formula="of:=[.V20]*1000000000000" office:value-type="float" office:value="0.0050039">
            <text:p>0.0050039</text:p>
          </table:table-cell>
          <table:table-cell table:formula="of:=([.W20]+[.X20])*1000000000000" office:value-type="float" office:value="0.0000720942">
            <text:p>7.20942E-005</text:p>
          </table:table-cell>
          <table:table-cell office:value-type="float" office:value="0.0013927">
            <text:p>0.0013927</text:p>
          </table:table-cell>
          <table:table-cell table:style-name="ce1" office:value-type="string">
            <text:p>6.053e-10</text:p>
          </table:table-cell>
          <table:table-cell table:style-name="ce1" office:value-type="string">
            <text:p>1.0661e-07</text:p>
          </table:table-cell>
          <table:table-cell table:style-name="ce1" office:value-type="string">
            <text:p>1.3364e-10</text:p>
          </table:table-cell>
          <table:table-cell table:style-name="ce1" office:value-type="string">
            <text:p>7.8608e-08</text:p>
          </table:table-cell>
          <table:table-cell table:style-name="ce1" office:value-type="string">
            <text:p>1.1091e-09</text:p>
          </table:table-cell>
          <table:table-cell table:style-name="ce1" office:value-type="string">
            <text:p>5.209e-10</text:p>
          </table:table-cell>
          <table:table-cell office:value-type="float" office:value="0.0033999">
            <text:p>0.0033999</text:p>
          </table:table-cell>
          <table:table-cell table:style-name="ce1" office:value-type="string">
            <text:p>1.9149e-14</text:p>
          </table:table-cell>
          <table:table-cell table:style-name="ce1" office:value-type="string">
            <text:p>5.0039e-15</text:p>
          </table:table-cell>
          <table:table-cell table:style-name="ce1" office:value-type="string">
            <text:p>1.9462e-18</text:p>
          </table:table-cell>
          <table:table-cell table:style-name="ce1" office:value-type="string">
            <text:p>7.0148e-17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M21]*1000000" office:value-type="float" office:value="1392.8">
            <text:p>1392.8</text:p>
          </table:table-cell>
          <table:table-cell table:formula="of:=[.N21]*1000000" office:value-type="float" office:value="0.00073972">
            <text:p>0.00073972</text:p>
          </table:table-cell>
          <table:table-cell table:formula="of:=[.O21]*1000000" office:value-type="float" office:value="0.1303">
            <text:p>0.1303</text:p>
          </table:table-cell>
          <table:table-cell table:formula="of:=[.P21]*1000000" office:value-type="float" office:value="0.00016503">
            <text:p>0.00016503</text:p>
          </table:table-cell>
          <table:table-cell table:formula="of:=[.Q21]*1000000" office:value-type="float" office:value="0.10257">
            <text:p>0.10257</text:p>
          </table:table-cell>
          <table:table-cell table:formula="of:=[.R21]*1000000" office:value-type="float" office:value="0.0011548">
            <text:p>0.0011548</text:p>
          </table:table-cell>
          <table:table-cell table:formula="of:=[.S21]*1000000" office:value-type="float" office:value="0.00055447">
            <text:p>0.00055447</text:p>
          </table:table-cell>
          <table:table-cell table:formula="of:=[.T21]*1000000" office:value-type="float" office:value="3399.9">
            <text:p>3399.9</text:p>
          </table:table-cell>
          <table:table-cell table:formula="of:=[.U21]*1000000000000" office:value-type="float" office:value="0.019001">
            <text:p>0.019001</text:p>
          </table:table-cell>
          <table:table-cell table:formula="of:=[.V21]*1000000000000" office:value-type="float" office:value="0.0071407">
            <text:p>0.0071407</text:p>
          </table:table-cell>
          <table:table-cell table:formula="of:=([.W21]+[.X21])*1000000000000" office:value-type="float" office:value="0.0000872456">
            <text:p>8.72456E-005</text:p>
          </table:table-cell>
          <table:table-cell office:value-type="float" office:value="0.0013928">
            <text:p>0.0013928</text:p>
          </table:table-cell>
          <table:table-cell table:style-name="ce1" office:value-type="string">
            <text:p>7.3972e-10</text:p>
          </table:table-cell>
          <table:table-cell table:style-name="ce1" office:value-type="string">
            <text:p>1.303e-07</text:p>
          </table:table-cell>
          <table:table-cell table:style-name="ce1" office:value-type="string">
            <text:p>1.6503e-10</text:p>
          </table:table-cell>
          <table:table-cell table:style-name="ce1" office:value-type="string">
            <text:p>1.0257e-07</text:p>
          </table:table-cell>
          <table:table-cell table:style-name="ce1" office:value-type="string">
            <text:p>1.1548e-09</text:p>
          </table:table-cell>
          <table:table-cell table:style-name="ce1" office:value-type="string">
            <text:p>5.5447e-10</text:p>
          </table:table-cell>
          <table:table-cell office:value-type="float" office:value="0.0033999">
            <text:p>0.0033999</text:p>
          </table:table-cell>
          <table:table-cell table:style-name="ce1" office:value-type="string">
            <text:p>1.9001e-14</text:p>
          </table:table-cell>
          <table:table-cell table:style-name="ce1" office:value-type="string">
            <text:p>7.1407e-15</text:p>
          </table:table-cell>
          <table:table-cell table:style-name="ce1" office:value-type="string">
            <text:p>2.3516e-18</text:p>
          </table:table-cell>
          <table:table-cell table:style-name="ce1" office:value-type="string">
            <text:p>8.4894e-17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M22]*1000000" office:value-type="float" office:value="1392.8">
            <text:p>1392.8</text:p>
          </table:table-cell>
          <table:table-cell table:formula="of:=[.N22]*1000000" office:value-type="float" office:value="0.0010354">
            <text:p>0.0010354</text:p>
          </table:table-cell>
          <table:table-cell table:formula="of:=[.O22]*1000000" office:value-type="float" office:value="0.16247">
            <text:p>0.16247</text:p>
          </table:table-cell>
          <table:table-cell table:formula="of:=[.P22]*1000000" office:value-type="float" office:value="0.00020563">
            <text:p>0.00020563</text:p>
          </table:table-cell>
          <table:table-cell table:formula="of:=[.Q22]*1000000" office:value-type="float" office:value="0.14071">
            <text:p>0.14071</text:p>
          </table:table-cell>
          <table:table-cell table:formula="of:=[.R22]*1000000" office:value-type="float" office:value="0.001218">
            <text:p>0.001218</text:p>
          </table:table-cell>
          <table:table-cell table:formula="of:=[.S22]*1000000" office:value-type="float" office:value="0.00058982">
            <text:p>0.00058982</text:p>
          </table:table-cell>
          <table:table-cell table:formula="of:=[.T22]*1000000" office:value-type="float" office:value="3399.9">
            <text:p>3399.9</text:p>
          </table:table-cell>
          <table:table-cell table:formula="of:=[.U22]*1000000000000" office:value-type="float" office:value="0.01888">
            <text:p>0.01888</text:p>
          </table:table-cell>
          <table:table-cell table:formula="of:=[.V22]*1000000000000" office:value-type="float" office:value="0.011219">
            <text:p>0.011219</text:p>
          </table:table-cell>
          <table:table-cell table:formula="of:=([.W22]+[.X22])*1000000000000" office:value-type="float" office:value="0.0001069277">
            <text:p>0.0001069277</text:p>
          </table:table-cell>
          <table:table-cell office:value-type="float" office:value="0.0013928">
            <text:p>0.0013928</text:p>
          </table:table-cell>
          <table:table-cell table:style-name="ce1" office:value-type="string">
            <text:p>1.0354e-09</text:p>
          </table:table-cell>
          <table:table-cell table:style-name="ce1" office:value-type="string">
            <text:p>1.6247e-07</text:p>
          </table:table-cell>
          <table:table-cell table:style-name="ce1" office:value-type="string">
            <text:p>2.0563e-10</text:p>
          </table:table-cell>
          <table:table-cell table:style-name="ce1" office:value-type="string">
            <text:p>1.4071e-07</text:p>
          </table:table-cell>
          <table:table-cell table:style-name="ce1" office:value-type="string">
            <text:p>1.218e-09</text:p>
          </table:table-cell>
          <table:table-cell table:style-name="ce1" office:value-type="string">
            <text:p>5.8982e-10</text:p>
          </table:table-cell>
          <table:table-cell office:value-type="float" office:value="0.0033999">
            <text:p>0.0033999</text:p>
          </table:table-cell>
          <table:table-cell table:style-name="ce1" office:value-type="string">
            <text:p>1.888e-14</text:p>
          </table:table-cell>
          <table:table-cell table:style-name="ce1" office:value-type="string">
            <text:p>1.1219e-14</text:p>
          </table:table-cell>
          <table:table-cell table:style-name="ce1" office:value-type="string">
            <text:p>2.8777e-18</text:p>
          </table:table-cell>
          <table:table-cell table:style-name="ce1" office:value-type="string">
            <text:p>1.0405e-16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M23]*1000000" office:value-type="float" office:value="1392.8">
            <text:p>1392.8</text:p>
          </table:table-cell>
          <table:table-cell table:formula="of:=[.N23]*1000000" office:value-type="float" office:value="0.0019045">
            <text:p>0.0019045</text:p>
          </table:table-cell>
          <table:table-cell table:formula="of:=[.O23]*1000000" office:value-type="float" office:value="0.21186">
            <text:p>0.21186</text:p>
          </table:table-cell>
          <table:table-cell table:formula="of:=[.P23]*1000000" office:value-type="float" office:value="0.00026002">
            <text:p>0.00026002</text:p>
          </table:table-cell>
          <table:table-cell table:formula="of:=[.Q23]*1000000" office:value-type="float" office:value="0.21092">
            <text:p>0.21092</text:p>
          </table:table-cell>
          <table:table-cell table:formula="of:=[.R23]*1000000" office:value-type="float" office:value="0.0013055">
            <text:p>0.0013055</text:p>
          </table:table-cell>
          <table:table-cell table:formula="of:=[.S23]*1000000" office:value-type="float" office:value="0.00062768">
            <text:p>0.00062768</text:p>
          </table:table-cell>
          <table:table-cell table:formula="of:=[.T23]*1000000" office:value-type="float" office:value="3399.9">
            <text:p>3399.9</text:p>
          </table:table-cell>
          <table:table-cell table:formula="of:=[.U23]*1000000000000" office:value-type="float" office:value="0.018777">
            <text:p>0.018777</text:p>
          </table:table-cell>
          <table:table-cell table:formula="of:=[.V23]*1000000000000" office:value-type="float" office:value="0.021036">
            <text:p>0.021036</text:p>
          </table:table-cell>
          <table:table-cell table:formula="of:=([.W23]+[.X23])*1000000000000" office:value-type="float" office:value="0.0001359122">
            <text:p>0.0001359122</text:p>
          </table:table-cell>
          <table:table-cell office:value-type="float" office:value="0.0013928">
            <text:p>0.0013928</text:p>
          </table:table-cell>
          <table:table-cell table:style-name="ce1" office:value-type="string">
            <text:p>1.9045e-09</text:p>
          </table:table-cell>
          <table:table-cell table:style-name="ce1" office:value-type="string">
            <text:p>2.1186e-07</text:p>
          </table:table-cell>
          <table:table-cell table:style-name="ce1" office:value-type="string">
            <text:p>2.6002e-10</text:p>
          </table:table-cell>
          <table:table-cell table:style-name="ce1" office:value-type="string">
            <text:p>2.1092e-07</text:p>
          </table:table-cell>
          <table:table-cell table:style-name="ce1" office:value-type="string">
            <text:p>1.3055e-09</text:p>
          </table:table-cell>
          <table:table-cell table:style-name="ce1" office:value-type="string">
            <text:p>6.2768e-10</text:p>
          </table:table-cell>
          <table:table-cell office:value-type="float" office:value="0.0033999">
            <text:p>0.0033999</text:p>
          </table:table-cell>
          <table:table-cell table:style-name="ce1" office:value-type="string">
            <text:p>1.8777e-14</text:p>
          </table:table-cell>
          <table:table-cell table:style-name="ce1" office:value-type="string">
            <text:p>2.1036e-14</text:p>
          </table:table-cell>
          <table:table-cell table:style-name="ce1" office:value-type="string">
            <text:p>3.6522e-18</text:p>
          </table:table-cell>
          <table:table-cell table:style-name="ce1" office:value-type="string">
            <text:p>1.3226e-16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M24]*1000000" office:value-type="float" office:value="1392.7">
            <text:p>1392.7</text:p>
          </table:table-cell>
          <table:table-cell table:formula="of:=[.N24]*1000000" office:value-type="float" office:value="0.0064324">
            <text:p>0.0064324</text:p>
          </table:table-cell>
          <table:table-cell table:formula="of:=[.O24]*1000000" office:value-type="float" office:value="0.3129">
            <text:p>0.3129</text:p>
          </table:table-cell>
          <table:table-cell table:formula="of:=[.P24]*1000000" office:value-type="float" office:value="0.00033536">
            <text:p>0.00033536</text:p>
          </table:table-cell>
          <table:table-cell table:formula="of:=[.Q24]*1000000" office:value-type="float" office:value="0.37967">
            <text:p>0.37967</text:p>
          </table:table-cell>
          <table:table-cell table:formula="of:=[.R24]*1000000" office:value-type="float" office:value="0.0014385">
            <text:p>0.0014385</text:p>
          </table:table-cell>
          <table:table-cell table:formula="of:=[.S24]*1000000" office:value-type="float" office:value="0.00066927">
            <text:p>0.00066927</text:p>
          </table:table-cell>
          <table:table-cell table:formula="of:=[.T24]*1000000" office:value-type="float" office:value="3399.8">
            <text:p>3399.8</text:p>
          </table:table-cell>
          <table:table-cell table:formula="of:=[.U24]*1000000000000" office:value-type="float" office:value="0.018687">
            <text:p>0.018687</text:p>
          </table:table-cell>
          <table:table-cell table:formula="of:=[.V24]*1000000000000" office:value-type="float" office:value="0.056196">
            <text:p>0.056196</text:p>
          </table:table-cell>
          <table:table-cell table:formula="of:=([.W24]+[.X24])*1000000000000" office:value-type="float" office:value="0.0001930887">
            <text:p>0.0001930887</text:p>
          </table:table-cell>
          <table:table-cell office:value-type="float" office:value="0.0013927">
            <text:p>0.0013927</text:p>
          </table:table-cell>
          <table:table-cell table:style-name="ce1" office:value-type="string">
            <text:p>6.4324e-09</text:p>
          </table:table-cell>
          <table:table-cell table:style-name="ce1" office:value-type="string">
            <text:p>3.129e-07</text:p>
          </table:table-cell>
          <table:table-cell table:style-name="ce1" office:value-type="string">
            <text:p>3.3536e-10</text:p>
          </table:table-cell>
          <table:table-cell table:style-name="ce1" office:value-type="string">
            <text:p>3.7967e-07</text:p>
          </table:table-cell>
          <table:table-cell table:style-name="ce1" office:value-type="string">
            <text:p>1.4385e-09</text:p>
          </table:table-cell>
          <table:table-cell table:style-name="ce1" office:value-type="string">
            <text:p>6.6927e-10</text:p>
          </table:table-cell>
          <table:table-cell office:value-type="float" office:value="0.0033998">
            <text:p>0.0033998</text:p>
          </table:table-cell>
          <table:table-cell table:style-name="ce1" office:value-type="string">
            <text:p>1.8687e-14</text:p>
          </table:table-cell>
          <table:table-cell table:style-name="ce1" office:value-type="string">
            <text:p>5.6196e-14</text:p>
          </table:table-cell>
          <table:table-cell table:style-name="ce1" office:value-type="string">
            <text:p>5.1787e-18</text:p>
          </table:table-cell>
          <table:table-cell table:style-name="ce1" office:value-type="string">
            <text:p>1.8791e-16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M25]*1000000" office:value-type="float" office:value="1392">
            <text:p>1392</text:p>
          </table:table-cell>
          <table:table-cell table:formula="of:=[.N25]*1000000" office:value-type="float" office:value="0.064886">
            <text:p>0.064886</text:p>
          </table:table-cell>
          <table:table-cell table:formula="of:=[.O25]*1000000" office:value-type="float" office:value="0.73754">
            <text:p>0.73754</text:p>
          </table:table-cell>
          <table:table-cell table:formula="of:=[.P25]*1000000" office:value-type="float" office:value="0.00043483">
            <text:p>0.00043483</text:p>
          </table:table-cell>
          <table:table-cell table:formula="of:=[.Q25]*1000000" office:value-type="float" office:value="0.9689">
            <text:p>0.9689</text:p>
          </table:table-cell>
          <table:table-cell table:formula="of:=[.R25]*1000000" office:value-type="float" office:value="0.0017303">
            <text:p>0.0017303</text:p>
          </table:table-cell>
          <table:table-cell table:formula="of:=[.S25]*1000000" office:value-type="float" office:value="0.00071781">
            <text:p>0.00071781</text:p>
          </table:table-cell>
          <table:table-cell table:formula="of:=[.T25]*1000000" office:value-type="float" office:value="3399.7">
            <text:p>3399.7</text:p>
          </table:table-cell>
          <table:table-cell table:formula="of:=[.U25]*1000000000000" office:value-type="float" office:value="0.018604">
            <text:p>0.018604</text:p>
          </table:table-cell>
          <table:table-cell table:formula="of:=[.V25]*1000000000000" office:value-type="float" office:value="0.22872">
            <text:p>0.22872</text:p>
          </table:table-cell>
          <table:table-cell table:formula="of:=([.W25]+[.X25])*1000000000000" office:value-type="float" office:value="0.00040744">
            <text:p>0.00040744</text:p>
          </table:table-cell>
          <table:table-cell office:value-type="float" office:value="0.001392">
            <text:p>0.001392</text:p>
          </table:table-cell>
          <table:table-cell table:style-name="ce1" office:value-type="string">
            <text:p>6.4886e-08</text:p>
          </table:table-cell>
          <table:table-cell table:style-name="ce1" office:value-type="string">
            <text:p>7.3754e-07</text:p>
          </table:table-cell>
          <table:table-cell table:style-name="ce1" office:value-type="string">
            <text:p>4.3483e-10</text:p>
          </table:table-cell>
          <table:table-cell table:style-name="ce1" office:value-type="string">
            <text:p>9.689e-07</text:p>
          </table:table-cell>
          <table:table-cell table:style-name="ce1" office:value-type="string">
            <text:p>1.7303e-09</text:p>
          </table:table-cell>
          <table:table-cell table:style-name="ce1" office:value-type="string">
            <text:p>7.1781e-10</text:p>
          </table:table-cell>
          <table:table-cell office:value-type="float" office:value="0.0033997">
            <text:p>0.0033997</text:p>
          </table:table-cell>
          <table:table-cell table:style-name="ce1" office:value-type="string">
            <text:p>1.8604e-14</text:p>
          </table:table-cell>
          <table:table-cell table:style-name="ce1" office:value-type="string">
            <text:p>2.2872e-13</text:p>
          </table:table-cell>
          <table:table-cell table:style-name="ce1" office:value-type="string">
            <text:p>1.09e-17</text:p>
          </table:table-cell>
          <table:table-cell table:style-name="ce1" office:value-type="string">
            <text:p>3.9654e-16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M26]*1000000" office:value-type="float" office:value="1389.3">
            <text:p>1389.3</text:p>
          </table:table-cell>
          <table:table-cell table:formula="of:=[.N26]*1000000" office:value-type="float" office:value="0.72261">
            <text:p>0.72261</text:p>
          </table:table-cell>
          <table:table-cell table:formula="of:=[.O26]*1000000" office:value-type="float" office:value="2.5948">
            <text:p>2.5948</text:p>
          </table:table-cell>
          <table:table-cell table:formula="of:=[.P26]*1000000" office:value-type="float" office:value="0.00053908">
            <text:p>0.00053908</text:p>
          </table:table-cell>
          <table:table-cell table:formula="of:=[.Q26]*1000000" office:value-type="float" office:value="2.6906">
            <text:p>2.6906</text:p>
          </table:table-cell>
          <table:table-cell table:formula="of:=[.R26]*1000000" office:value-type="float" office:value="0.0026808">
            <text:p>0.0026808</text:p>
          </table:table-cell>
          <table:table-cell table:formula="of:=[.S26]*1000000" office:value-type="float" office:value="0.0007879">
            <text:p>0.0007879</text:p>
          </table:table-cell>
          <table:table-cell table:formula="of:=[.T26]*1000000" office:value-type="float" office:value="3399.4">
            <text:p>3399.4</text:p>
          </table:table-cell>
          <table:table-cell table:formula="of:=[.U26]*1000000000000" office:value-type="float" office:value="0.018523">
            <text:p>0.018523</text:p>
          </table:table-cell>
          <table:table-cell table:formula="of:=[.V26]*1000000000000" office:value-type="float" office:value="0.74669">
            <text:p>0.74669</text:p>
          </table:table-cell>
          <table:table-cell table:formula="of:=([.W26]+[.X26])*1000000000000" office:value-type="float" office:value="0.001101516">
            <text:p>0.001101516</text:p>
          </table:table-cell>
          <table:table-cell office:value-type="float" office:value="0.0013893">
            <text:p>0.0013893</text:p>
          </table:table-cell>
          <table:table-cell table:style-name="ce1" office:value-type="string">
            <text:p>7.2261e-07</text:p>
          </table:table-cell>
          <table:table-cell table:style-name="ce1" office:value-type="string">
            <text:p>2.5948e-06</text:p>
          </table:table-cell>
          <table:table-cell table:style-name="ce1" office:value-type="string">
            <text:p>5.3908e-10</text:p>
          </table:table-cell>
          <table:table-cell table:style-name="ce1" office:value-type="string">
            <text:p>2.6906e-06</text:p>
          </table:table-cell>
          <table:table-cell table:style-name="ce1" office:value-type="string">
            <text:p>2.6808e-09</text:p>
          </table:table-cell>
          <table:table-cell table:style-name="ce1" office:value-type="string">
            <text:p>7.879e-10</text:p>
          </table:table-cell>
          <table:table-cell office:value-type="float" office:value="0.0033994">
            <text:p>0.0033994</text:p>
          </table:table-cell>
          <table:table-cell table:style-name="ce1" office:value-type="string">
            <text:p>1.8523e-14</text:p>
          </table:table-cell>
          <table:table-cell table:style-name="ce1" office:value-type="string">
            <text:p>7.4669e-13</text:p>
          </table:table-cell>
          <table:table-cell table:style-name="ce1" office:value-type="string">
            <text:p>2.9416e-17</text:p>
          </table:table-cell>
          <table:table-cell table:style-name="ce1" office:value-type="string">
            <text:p>1.0721e-15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M27]*1000000" office:value-type="float" office:value="1382.5">
            <text:p>1382.5</text:p>
          </table:table-cell>
          <table:table-cell table:formula="of:=[.N27]*1000000" office:value-type="float" office:value="3.8348">
            <text:p>3.8348</text:p>
          </table:table-cell>
          <table:table-cell table:formula="of:=[.O27]*1000000" office:value-type="float" office:value="5.6105">
            <text:p>5.6105</text:p>
          </table:table-cell>
          <table:table-cell table:formula="of:=[.P27]*1000000" office:value-type="float" office:value="0.00065592">
            <text:p>0.00065592</text:p>
          </table:table-cell>
          <table:table-cell table:formula="of:=[.Q27]*1000000" office:value-type="float" office:value="5.4383">
            <text:p>5.4383</text:p>
          </table:table-cell>
          <table:table-cell table:formula="of:=[.R27]*1000000" office:value-type="float" office:value="0.0045553">
            <text:p>0.0045553</text:p>
          </table:table-cell>
          <table:table-cell table:formula="of:=[.S27]*1000000" office:value-type="float" office:value="0.00091316">
            <text:p>0.00091316</text:p>
          </table:table-cell>
          <table:table-cell table:formula="of:=[.T27]*1000000" office:value-type="float" office:value="3398.3">
            <text:p>3398.3</text:p>
          </table:table-cell>
          <table:table-cell table:formula="of:=[.U27]*1000000000000" office:value-type="float" office:value="0.01841">
            <text:p>0.01841</text:p>
          </table:table-cell>
          <table:table-cell table:formula="of:=[.V27]*1000000000000" office:value-type="float" office:value="1.7816">
            <text:p>1.7816</text:p>
          </table:table-cell>
          <table:table-cell table:formula="of:=([.W27]+[.X27])*1000000000000" office:value-type="float" office:value="0.001950042">
            <text:p>0.001950042</text:p>
          </table:table-cell>
          <table:table-cell office:value-type="float" office:value="0.0013825">
            <text:p>0.0013825</text:p>
          </table:table-cell>
          <table:table-cell table:style-name="ce1" office:value-type="string">
            <text:p>3.8348e-06</text:p>
          </table:table-cell>
          <table:table-cell table:style-name="ce1" office:value-type="string">
            <text:p>5.6105e-06</text:p>
          </table:table-cell>
          <table:table-cell table:style-name="ce1" office:value-type="string">
            <text:p>6.5592e-10</text:p>
          </table:table-cell>
          <table:table-cell table:style-name="ce1" office:value-type="string">
            <text:p>5.4383e-06</text:p>
          </table:table-cell>
          <table:table-cell table:style-name="ce1" office:value-type="string">
            <text:p>4.5553e-09</text:p>
          </table:table-cell>
          <table:table-cell table:style-name="ce1" office:value-type="string">
            <text:p>9.1316e-10</text:p>
          </table:table-cell>
          <table:table-cell office:value-type="float" office:value="0.0033983">
            <text:p>0.0033983</text:p>
          </table:table-cell>
          <table:table-cell table:style-name="ce1" office:value-type="string">
            <text:p>1.841e-14</text:p>
          </table:table-cell>
          <table:table-cell table:style-name="ce1" office:value-type="string">
            <text:p>1.7816e-12</text:p>
          </table:table-cell>
          <table:table-cell table:style-name="ce1" office:value-type="string">
            <text:p>5.2042e-17</text:p>
          </table:table-cell>
          <table:table-cell table:style-name="ce1" office:value-type="string">
            <text:p>1.898e-15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M28]*1000000" office:value-type="float" office:value="1370">
            <text:p>1370</text:p>
          </table:table-cell>
          <table:table-cell table:formula="of:=[.N28]*1000000" office:value-type="float" office:value="11.657">
            <text:p>11.657</text:p>
          </table:table-cell>
          <table:table-cell table:formula="of:=[.O28]*1000000" office:value-type="float" office:value="9.1253">
            <text:p>9.1253</text:p>
          </table:table-cell>
          <table:table-cell table:formula="of:=[.P28]*1000000" office:value-type="float" office:value="0.00079976">
            <text:p>0.00079976</text:p>
          </table:table-cell>
          <table:table-cell table:formula="of:=[.Q28]*1000000" office:value-type="float" office:value="8.1638">
            <text:p>8.1638</text:p>
          </table:table-cell>
          <table:table-cell table:formula="of:=[.R28]*1000000" office:value-type="float" office:value="0.0070762">
            <text:p>0.0070762</text:p>
          </table:table-cell>
          <table:table-cell table:formula="of:=[.S28]*1000000" office:value-type="float" office:value="0.0011218">
            <text:p>0.0011218</text:p>
          </table:table-cell>
          <table:table-cell table:formula="of:=[.T28]*1000000" office:value-type="float" office:value="3395.8">
            <text:p>3395.8</text:p>
          </table:table-cell>
          <table:table-cell table:formula="of:=[.U28]*1000000000000" office:value-type="float" office:value="0.01819">
            <text:p>0.01819</text:p>
          </table:table-cell>
          <table:table-cell table:formula="of:=[.V28]*1000000000000" office:value-type="float" office:value="3.458">
            <text:p>3.458</text:p>
          </table:table-cell>
          <table:table-cell table:formula="of:=([.W28]+[.X28])*1000000000000" office:value-type="float" office:value="0.002686881">
            <text:p>0.002686881</text:p>
          </table:table-cell>
          <table:table-cell office:value-type="float" office:value="0.00137">
            <text:p>0.00137</text:p>
          </table:table-cell>
          <table:table-cell table:style-name="ce1" office:value-type="string">
            <text:p>1.1657e-05</text:p>
          </table:table-cell>
          <table:table-cell table:style-name="ce1" office:value-type="string">
            <text:p>9.1253e-06</text:p>
          </table:table-cell>
          <table:table-cell table:style-name="ce1" office:value-type="string">
            <text:p>7.9976e-10</text:p>
          </table:table-cell>
          <table:table-cell table:style-name="ce1" office:value-type="string">
            <text:p>8.1638e-06</text:p>
          </table:table-cell>
          <table:table-cell table:style-name="ce1" office:value-type="string">
            <text:p>7.0762e-09</text:p>
          </table:table-cell>
          <table:table-cell table:style-name="ce1" office:value-type="string">
            <text:p>1.1218e-09</text:p>
          </table:table-cell>
          <table:table-cell office:value-type="float" office:value="0.0033958">
            <text:p>0.0033958</text:p>
          </table:table-cell>
          <table:table-cell table:style-name="ce1" office:value-type="string">
            <text:p>1.819e-14</text:p>
          </table:table-cell>
          <table:table-cell table:style-name="ce1" office:value-type="string">
            <text:p>3.458e-12</text:p>
          </table:table-cell>
          <table:table-cell table:style-name="ce1" office:value-type="string">
            <text:p>7.1681e-17</text:p>
          </table:table-cell>
          <table:table-cell table:style-name="ce1" office:value-type="string">
            <text:p>2.6152e-15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M29]*1000000" office:value-type="float" office:value="1351.4">
            <text:p>1351.4</text:p>
          </table:table-cell>
          <table:table-cell table:formula="of:=[.N29]*1000000" office:value-type="float" office:value="24.691">
            <text:p>24.691</text:p>
          </table:table-cell>
          <table:table-cell table:formula="of:=[.O29]*1000000" office:value-type="float" office:value="12.795">
            <text:p>12.795</text:p>
          </table:table-cell>
          <table:table-cell table:formula="of:=[.P29]*1000000" office:value-type="float" office:value="0.00097268">
            <text:p>0.00097268</text:p>
          </table:table-cell>
          <table:table-cell table:formula="of:=[.Q29]*1000000" office:value-type="float" office:value="10.129">
            <text:p>10.129</text:p>
          </table:table-cell>
          <table:table-cell table:formula="of:=[.R29]*1000000" office:value-type="float" office:value="0.010225">
            <text:p>0.010225</text:p>
          </table:table-cell>
          <table:table-cell table:formula="of:=[.S29]*1000000" office:value-type="float" office:value="0.0014323">
            <text:p>0.0014323</text:p>
          </table:table-cell>
          <table:table-cell table:formula="of:=[.T29]*1000000" office:value-type="float" office:value="3391.1">
            <text:p>3391.1</text:p>
          </table:table-cell>
          <table:table-cell table:formula="of:=[.U29]*1000000000000" office:value-type="float" office:value="0.017763">
            <text:p>0.017763</text:p>
          </table:table-cell>
          <table:table-cell table:formula="of:=[.V29]*1000000000000" office:value-type="float" office:value="5.7828">
            <text:p>5.7828</text:p>
          </table:table-cell>
          <table:table-cell table:formula="of:=([.W29]+[.X29])*1000000000000" office:value-type="float" office:value="0.003310803">
            <text:p>0.003310803</text:p>
          </table:table-cell>
          <table:table-cell office:value-type="float" office:value="0.0013514">
            <text:p>0.0013514</text:p>
          </table:table-cell>
          <table:table-cell table:style-name="ce1" office:value-type="string">
            <text:p>2.4691e-05</text:p>
          </table:table-cell>
          <table:table-cell table:style-name="ce1" office:value-type="string">
            <text:p>1.2795e-05</text:p>
          </table:table-cell>
          <table:table-cell table:style-name="ce1" office:value-type="string">
            <text:p>9.7268e-10</text:p>
          </table:table-cell>
          <table:table-cell table:style-name="ce1" office:value-type="string">
            <text:p>1.0129e-05</text:p>
          </table:table-cell>
          <table:table-cell table:style-name="ce1" office:value-type="string">
            <text:p>1.0225e-08</text:p>
          </table:table-cell>
          <table:table-cell table:style-name="ce1" office:value-type="string">
            <text:p>1.4323e-09</text:p>
          </table:table-cell>
          <table:table-cell office:value-type="float" office:value="0.0033911">
            <text:p>0.0033911</text:p>
          </table:table-cell>
          <table:table-cell table:style-name="ce1" office:value-type="string">
            <text:p>1.7763e-14</text:p>
          </table:table-cell>
          <table:table-cell table:style-name="ce1" office:value-type="string">
            <text:p>5.7828e-12</text:p>
          </table:table-cell>
          <table:table-cell table:style-name="ce1" office:value-type="string">
            <text:p>8.8303e-17</text:p>
          </table:table-cell>
          <table:table-cell table:style-name="ce1" office:value-type="string">
            <text:p>3.2225e-15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M30]*1000000" office:value-type="float" office:value="1327.9">
            <text:p>1327.9</text:p>
          </table:table-cell>
          <table:table-cell table:formula="of:=[.N30]*1000000" office:value-type="float" office:value="41.149">
            <text:p>41.149</text:p>
          </table:table-cell>
          <table:table-cell table:formula="of:=[.O30]*1000000" office:value-type="float" office:value="16.196">
            <text:p>16.196</text:p>
          </table:table-cell>
          <table:table-cell table:formula="of:=[.P30]*1000000" office:value-type="float" office:value="0.0011661">
            <text:p>0.0011661</text:p>
          </table:table-cell>
          <table:table-cell table:formula="of:=[.Q30]*1000000" office:value-type="float" office:value="11.393">
            <text:p>11.393</text:p>
          </table:table-cell>
          <table:table-cell table:formula="of:=[.R30]*1000000" office:value-type="float" office:value="0.014992">
            <text:p>0.014992</text:p>
          </table:table-cell>
          <table:table-cell table:formula="of:=[.S30]*1000000" office:value-type="float" office:value="0.0018785">
            <text:p>0.0018785</text:p>
          </table:table-cell>
          <table:table-cell table:formula="of:=[.T30]*1000000" office:value-type="float" office:value="3383.6">
            <text:p>3383.6</text:p>
          </table:table-cell>
          <table:table-cell table:formula="of:=[.U30]*1000000000000" office:value-type="float" office:value="0.017005">
            <text:p>0.017005</text:p>
          </table:table-cell>
          <table:table-cell table:formula="of:=[.V30]*1000000000000" office:value-type="float" office:value="8.3654">
            <text:p>8.3654</text:p>
          </table:table-cell>
          <table:table-cell table:formula="of:=([.W30]+[.X30])*1000000000000" office:value-type="float" office:value="0.00394294">
            <text:p>0.00394294</text:p>
          </table:table-cell>
          <table:table-cell office:value-type="float" office:value="0.0013279">
            <text:p>0.0013279</text:p>
          </table:table-cell>
          <table:table-cell table:style-name="ce1" office:value-type="string">
            <text:p>4.1149e-05</text:p>
          </table:table-cell>
          <table:table-cell table:style-name="ce1" office:value-type="string">
            <text:p>1.6196e-05</text:p>
          </table:table-cell>
          <table:table-cell table:style-name="ce1" office:value-type="string">
            <text:p>1.1661e-09</text:p>
          </table:table-cell>
          <table:table-cell table:style-name="ce1" office:value-type="string">
            <text:p>1.1393e-05</text:p>
          </table:table-cell>
          <table:table-cell table:style-name="ce1" office:value-type="string">
            <text:p>1.4992e-08</text:p>
          </table:table-cell>
          <table:table-cell table:style-name="ce1" office:value-type="string">
            <text:p>1.8785e-09</text:p>
          </table:table-cell>
          <table:table-cell office:value-type="float" office:value="0.0033836">
            <text:p>0.0033836</text:p>
          </table:table-cell>
          <table:table-cell table:style-name="ce1" office:value-type="string">
            <text:p>1.7005e-14</text:p>
          </table:table-cell>
          <table:table-cell table:style-name="ce1" office:value-type="string">
            <text:p>8.3654e-12</text:p>
          </table:table-cell>
          <table:table-cell table:style-name="ce1" office:value-type="string">
            <text:p>1.0514e-16</text:p>
          </table:table-cell>
          <table:table-cell table:style-name="ce1" office:value-type="string">
            <text:p>3.8378e-15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M31]*1000000" office:value-type="float" office:value="1301">
            <text:p>1301</text:p>
          </table:table-cell>
          <table:table-cell table:formula="of:=[.N31]*1000000" office:value-type="float" office:value="58.348">
            <text:p>58.348</text:p>
          </table:table-cell>
          <table:table-cell table:formula="of:=[.O31]*1000000" office:value-type="float" office:value="20.087">
            <text:p>20.087</text:p>
          </table:table-cell>
          <table:table-cell table:formula="of:=[.P31]*1000000" office:value-type="float" office:value="0.0013465">
            <text:p>0.0013465</text:p>
          </table:table-cell>
          <table:table-cell table:formula="of:=[.Q31]*1000000" office:value-type="float" office:value="12.557">
            <text:p>12.557</text:p>
          </table:table-cell>
          <table:table-cell table:formula="of:=[.R31]*1000000" office:value-type="float" office:value="0.023761">
            <text:p>0.023761</text:p>
          </table:table-cell>
          <table:table-cell table:formula="of:=[.S31]*1000000" office:value-type="float" office:value="0.0025623">
            <text:p>0.0025623</text:p>
          </table:table-cell>
          <table:table-cell table:formula="of:=[.T31]*1000000" office:value-type="float" office:value="3373.3">
            <text:p>3373.3</text:p>
          </table:table-cell>
          <table:table-cell table:formula="of:=[.U31]*1000000000000" office:value-type="float" office:value="0.015785">
            <text:p>0.015785</text:p>
          </table:table-cell>
          <table:table-cell table:formula="of:=[.V31]*1000000000000" office:value-type="float" office:value="10.587">
            <text:p>10.587</text:p>
          </table:table-cell>
          <table:table-cell table:formula="of:=([.W31]+[.X31])*1000000000000" office:value-type="float" office:value="0.00477201">
            <text:p>0.00477201</text:p>
          </table:table-cell>
          <table:table-cell office:value-type="float" office:value="0.001301">
            <text:p>0.001301</text:p>
          </table:table-cell>
          <table:table-cell table:style-name="ce1" office:value-type="string">
            <text:p>5.8348e-05</text:p>
          </table:table-cell>
          <table:table-cell table:style-name="ce1" office:value-type="string">
            <text:p>2.0087e-05</text:p>
          </table:table-cell>
          <table:table-cell table:style-name="ce1" office:value-type="string">
            <text:p>1.3465e-09</text:p>
          </table:table-cell>
          <table:table-cell table:style-name="ce1" office:value-type="string">
            <text:p>1.2557e-05</text:p>
          </table:table-cell>
          <table:table-cell table:style-name="ce1" office:value-type="string">
            <text:p>2.3761e-08</text:p>
          </table:table-cell>
          <table:table-cell table:style-name="ce1" office:value-type="string">
            <text:p>2.5623e-09</text:p>
          </table:table-cell>
          <table:table-cell office:value-type="float" office:value="0.0033733">
            <text:p>0.0033733</text:p>
          </table:table-cell>
          <table:table-cell table:style-name="ce1" office:value-type="string">
            <text:p>1.5785e-14</text:p>
          </table:table-cell>
          <table:table-cell table:style-name="ce1" office:value-type="string">
            <text:p>1.0587e-11</text:p>
          </table:table-cell>
          <table:table-cell table:style-name="ce1" office:value-type="string">
            <text:p>1.2721e-16</text:p>
          </table:table-cell>
          <table:table-cell table:style-name="ce1" office:value-type="string">
            <text:p>4.6448e-15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M32]*1000000" office:value-type="float" office:value="1272.1">
            <text:p>1272.1</text:p>
          </table:table-cell>
          <table:table-cell table:formula="of:=[.N32]*1000000" office:value-type="float" office:value="75">
            <text:p>75</text:p>
          </table:table-cell>
          <table:table-cell table:formula="of:=[.O32]*1000000" office:value-type="float" office:value="23.458">
            <text:p>23.458</text:p>
          </table:table-cell>
          <table:table-cell table:formula="of:=[.P32]*1000000" office:value-type="float" office:value="0.0014974">
            <text:p>0.0014974</text:p>
          </table:table-cell>
          <table:table-cell table:formula="of:=[.Q32]*1000000" office:value-type="float" office:value="13.554">
            <text:p>13.554</text:p>
          </table:table-cell>
          <table:table-cell table:formula="of:=[.R32]*1000000" office:value-type="float" office:value="0.037917">
            <text:p>0.037917</text:p>
          </table:table-cell>
          <table:table-cell table:formula="of:=[.S32]*1000000" office:value-type="float" office:value="0.0036626">
            <text:p>0.0036626</text:p>
          </table:table-cell>
          <table:table-cell table:formula="of:=[.T32]*1000000" office:value-type="float" office:value="3360.3">
            <text:p>3360.3</text:p>
          </table:table-cell>
          <table:table-cell table:formula="of:=[.U32]*1000000000000" office:value-type="float" office:value="0.014154">
            <text:p>0.014154</text:p>
          </table:table-cell>
          <table:table-cell table:formula="of:=[.V32]*1000000000000" office:value-type="float" office:value="12.312">
            <text:p>12.312</text:p>
          </table:table-cell>
          <table:table-cell table:formula="of:=([.W32]+[.X32])*1000000000000" office:value-type="float" office:value="0.00543238">
            <text:p>0.00543238</text:p>
          </table:table-cell>
          <table:table-cell office:value-type="float" office:value="0.0012721">
            <text:p>0.0012721</text:p>
          </table:table-cell>
          <table:table-cell table:style-name="ce1" office:value-type="string">
            <text:p>7.5e-05</text:p>
          </table:table-cell>
          <table:table-cell table:style-name="ce1" office:value-type="string">
            <text:p>2.3458e-05</text:p>
          </table:table-cell>
          <table:table-cell table:style-name="ce1" office:value-type="string">
            <text:p>1.4974e-09</text:p>
          </table:table-cell>
          <table:table-cell table:style-name="ce1" office:value-type="string">
            <text:p>1.3554e-05</text:p>
          </table:table-cell>
          <table:table-cell table:style-name="ce1" office:value-type="string">
            <text:p>3.7917e-08</text:p>
          </table:table-cell>
          <table:table-cell table:style-name="ce1" office:value-type="string">
            <text:p>3.6626e-09</text:p>
          </table:table-cell>
          <table:table-cell office:value-type="float" office:value="0.0033603">
            <text:p>0.0033603</text:p>
          </table:table-cell>
          <table:table-cell table:style-name="ce1" office:value-type="string">
            <text:p>1.4154e-14</text:p>
          </table:table-cell>
          <table:table-cell table:style-name="ce1" office:value-type="string">
            <text:p>1.2312e-11</text:p>
          </table:table-cell>
          <table:table-cell table:style-name="ce1" office:value-type="string">
            <text:p>1.4478e-16</text:p>
          </table:table-cell>
          <table:table-cell table:style-name="ce1" office:value-type="string">
            <text:p>5.2876e-15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M33]*1000000" office:value-type="float" office:value="1242.6">
            <text:p>1242.6</text:p>
          </table:table-cell>
          <table:table-cell table:formula="of:=[.N33]*1000000" office:value-type="float" office:value="90.745">
            <text:p>90.745</text:p>
          </table:table-cell>
          <table:table-cell table:formula="of:=[.O33]*1000000" office:value-type="float" office:value="23.982">
            <text:p>23.982</text:p>
          </table:table-cell>
          <table:table-cell table:formula="of:=[.P33]*1000000" office:value-type="float" office:value="0.0016501">
            <text:p>0.0016501</text:p>
          </table:table-cell>
          <table:table-cell table:formula="of:=[.Q33]*1000000" office:value-type="float" office:value="13.85">
            <text:p>13.85</text:p>
          </table:table-cell>
          <table:table-cell table:formula="of:=[.R33]*1000000" office:value-type="float" office:value="0.057373">
            <text:p>0.057373</text:p>
          </table:table-cell>
          <table:table-cell table:formula="of:=[.S33]*1000000" office:value-type="float" office:value="0.0053636">
            <text:p>0.0053636</text:p>
          </table:table-cell>
          <table:table-cell table:formula="of:=[.T33]*1000000" office:value-type="float" office:value="3345">
            <text:p>3345</text:p>
          </table:table-cell>
          <table:table-cell table:formula="of:=[.U33]*1000000000000" office:value-type="float" office:value="0.012294">
            <text:p>0.012294</text:p>
          </table:table-cell>
          <table:table-cell table:formula="of:=[.V33]*1000000000000" office:value-type="float" office:value="13.665">
            <text:p>13.665</text:p>
          </table:table-cell>
          <table:table-cell table:formula="of:=([.W33]+[.X33])*1000000000000" office:value-type="float" office:value="0.00592602">
            <text:p>0.00592602</text:p>
          </table:table-cell>
          <table:table-cell office:value-type="float" office:value="0.0012426">
            <text:p>0.0012426</text:p>
          </table:table-cell>
          <table:table-cell table:style-name="ce1" office:value-type="string">
            <text:p>9.0745e-05</text:p>
          </table:table-cell>
          <table:table-cell table:style-name="ce1" office:value-type="string">
            <text:p>2.3982e-05</text:p>
          </table:table-cell>
          <table:table-cell table:style-name="ce1" office:value-type="string">
            <text:p>1.6501e-09</text:p>
          </table:table-cell>
          <table:table-cell table:style-name="ce1" office:value-type="string">
            <text:p>1.385e-05</text:p>
          </table:table-cell>
          <table:table-cell table:style-name="ce1" office:value-type="string">
            <text:p>5.7373e-08</text:p>
          </table:table-cell>
          <table:table-cell table:style-name="ce1" office:value-type="string">
            <text:p>5.3636e-09</text:p>
          </table:table-cell>
          <table:table-cell office:value-type="float" office:value="0.003345">
            <text:p>0.003345</text:p>
          </table:table-cell>
          <table:table-cell table:style-name="ce1" office:value-type="string">
            <text:p>1.2294e-14</text:p>
          </table:table-cell>
          <table:table-cell table:style-name="ce1" office:value-type="string">
            <text:p>1.3665e-11</text:p>
          </table:table-cell>
          <table:table-cell table:style-name="ce1" office:value-type="string">
            <text:p>1.5792e-16</text:p>
          </table:table-cell>
          <table:table-cell table:style-name="ce1" office:value-type="string">
            <text:p>5.7681e-15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M34]*1000000" office:value-type="float" office:value="1213.5">
            <text:p>1213.5</text:p>
          </table:table-cell>
          <table:table-cell table:formula="of:=[.N34]*1000000" office:value-type="float" office:value="104.93">
            <text:p>104.93</text:p>
          </table:table-cell>
          <table:table-cell table:formula="of:=[.O34]*1000000" office:value-type="float" office:value="23.659">
            <text:p>23.659</text:p>
          </table:table-cell>
          <table:table-cell table:formula="of:=[.P34]*1000000" office:value-type="float" office:value="0.0018364">
            <text:p>0.0018364</text:p>
          </table:table-cell>
          <table:table-cell table:formula="of:=[.Q34]*1000000" office:value-type="float" office:value="13.508">
            <text:p>13.508</text:p>
          </table:table-cell>
          <table:table-cell table:formula="of:=[.R34]*1000000" office:value-type="float" office:value="0.082066">
            <text:p>0.082066</text:p>
          </table:table-cell>
          <table:table-cell table:formula="of:=[.S34]*1000000" office:value-type="float" office:value="0.0078332">
            <text:p>0.0078332</text:p>
          </table:table-cell>
          <table:table-cell table:formula="of:=[.T34]*1000000" office:value-type="float" office:value="3327.9">
            <text:p>3327.9</text:p>
          </table:table-cell>
          <table:table-cell table:formula="of:=[.U34]*1000000000000" office:value-type="float" office:value="0.010394">
            <text:p>0.010394</text:p>
          </table:table-cell>
          <table:table-cell table:formula="of:=[.V34]*1000000000000" office:value-type="float" office:value="14.76">
            <text:p>14.76</text:p>
          </table:table-cell>
          <table:table-cell table:formula="of:=([.W34]+[.X34])*1000000000000" office:value-type="float" office:value="0.00647327">
            <text:p>0.00647327</text:p>
          </table:table-cell>
          <table:table-cell office:value-type="float" office:value="0.0012135">
            <text:p>0.0012135</text:p>
          </table:table-cell>
          <table:table-cell office:value-type="float" office:value="0.00010493">
            <text:p>0.00010493</text:p>
          </table:table-cell>
          <table:table-cell table:style-name="ce1" office:value-type="string">
            <text:p>2.3659e-05</text:p>
          </table:table-cell>
          <table:table-cell table:style-name="ce1" office:value-type="string">
            <text:p>1.8364e-09</text:p>
          </table:table-cell>
          <table:table-cell table:style-name="ce1" office:value-type="string">
            <text:p>1.3508e-05</text:p>
          </table:table-cell>
          <table:table-cell table:style-name="ce1" office:value-type="string">
            <text:p>8.2066e-08</text:p>
          </table:table-cell>
          <table:table-cell table:style-name="ce1" office:value-type="string">
            <text:p>7.8332e-09</text:p>
          </table:table-cell>
          <table:table-cell office:value-type="float" office:value="0.0033279">
            <text:p>0.0033279</text:p>
          </table:table-cell>
          <table:table-cell table:style-name="ce1" office:value-type="string">
            <text:p>1.0394e-14</text:p>
          </table:table-cell>
          <table:table-cell table:style-name="ce1" office:value-type="string">
            <text:p>1.476e-11</text:p>
          </table:table-cell>
          <table:table-cell table:style-name="ce1" office:value-type="string">
            <text:p>1.7247e-16</text:p>
          </table:table-cell>
          <table:table-cell table:style-name="ce1" office:value-type="string">
            <text:p>6.3008e-15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M35]*1000000" office:value-type="float" office:value="1185.6">
            <text:p>1185.6</text:p>
          </table:table-cell>
          <table:table-cell table:formula="of:=[.N35]*1000000" office:value-type="float" office:value="116.73">
            <text:p>116.73</text:p>
          </table:table-cell>
          <table:table-cell table:formula="of:=[.O35]*1000000" office:value-type="float" office:value="23.227">
            <text:p>23.227</text:p>
          </table:table-cell>
          <table:table-cell table:formula="of:=[.P35]*1000000" office:value-type="float" office:value="0.0020497">
            <text:p>0.0020497</text:p>
          </table:table-cell>
          <table:table-cell table:formula="of:=[.Q35]*1000000" office:value-type="float" office:value="12.839">
            <text:p>12.839</text:p>
          </table:table-cell>
          <table:table-cell table:formula="of:=[.R35]*1000000" office:value-type="float" office:value="0.11203">
            <text:p>0.11203</text:p>
          </table:table-cell>
          <table:table-cell table:formula="of:=[.S35]*1000000" office:value-type="float" office:value="0.01123">
            <text:p>0.01123</text:p>
          </table:table-cell>
          <table:table-cell table:formula="of:=[.T35]*1000000" office:value-type="float" office:value="3309.5">
            <text:p>3309.5</text:p>
          </table:table-cell>
          <table:table-cell table:formula="of:=[.U35]*1000000000000" office:value-type="float" office:value="0.0086044">
            <text:p>0.0086044</text:p>
          </table:table-cell>
          <table:table-cell table:formula="of:=[.V35]*1000000000000" office:value-type="float" office:value="15.561">
            <text:p>15.561</text:p>
          </table:table-cell>
          <table:table-cell table:formula="of:=([.W35]+[.X35])*1000000000000" office:value-type="float" office:value="0.00711966">
            <text:p>0.00711966</text:p>
          </table:table-cell>
          <table:table-cell office:value-type="float" office:value="0.0011856">
            <text:p>0.0011856</text:p>
          </table:table-cell>
          <table:table-cell office:value-type="float" office:value="0.00011673">
            <text:p>0.00011673</text:p>
          </table:table-cell>
          <table:table-cell table:style-name="ce1" office:value-type="string">
            <text:p>2.3227e-05</text:p>
          </table:table-cell>
          <table:table-cell table:style-name="ce1" office:value-type="string">
            <text:p>2.0497e-09</text:p>
          </table:table-cell>
          <table:table-cell table:style-name="ce1" office:value-type="string">
            <text:p>1.2839e-05</text:p>
          </table:table-cell>
          <table:table-cell table:style-name="ce1" office:value-type="string">
            <text:p>1.1203e-07</text:p>
          </table:table-cell>
          <table:table-cell table:style-name="ce1" office:value-type="string">
            <text:p>1.123e-08</text:p>
          </table:table-cell>
          <table:table-cell office:value-type="float" office:value="0.0033095">
            <text:p>0.0033095</text:p>
          </table:table-cell>
          <table:table-cell table:style-name="ce1" office:value-type="string">
            <text:p>8.6044e-15</text:p>
          </table:table-cell>
          <table:table-cell table:style-name="ce1" office:value-type="string">
            <text:p>1.5561e-11</text:p>
          </table:table-cell>
          <table:table-cell table:style-name="ce1" office:value-type="string">
            <text:p>1.8966e-16</text:p>
          </table:table-cell>
          <table:table-cell table:style-name="ce1" office:value-type="string">
            <text:p>6.93e-15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M36]*1000000" office:value-type="float" office:value="1159.7">
            <text:p>1159.7</text:p>
          </table:table-cell>
          <table:table-cell table:formula="of:=[.N36]*1000000" office:value-type="float" office:value="125.55">
            <text:p>125.55</text:p>
          </table:table-cell>
          <table:table-cell table:formula="of:=[.O36]*1000000" office:value-type="float" office:value="22.858">
            <text:p>22.858</text:p>
          </table:table-cell>
          <table:table-cell table:formula="of:=[.P36]*1000000" office:value-type="float" office:value="0.0022665">
            <text:p>0.0022665</text:p>
          </table:table-cell>
          <table:table-cell table:formula="of:=[.Q36]*1000000" office:value-type="float" office:value="12.099">
            <text:p>12.099</text:p>
          </table:table-cell>
          <table:table-cell table:formula="of:=[.R36]*1000000" office:value-type="float" office:value="0.14764">
            <text:p>0.14764</text:p>
          </table:table-cell>
          <table:table-cell table:formula="of:=[.S36]*1000000" office:value-type="float" office:value="0.015715">
            <text:p>0.015715</text:p>
          </table:table-cell>
          <table:table-cell table:formula="of:=[.T36]*1000000" office:value-type="float" office:value="3290.2">
            <text:p>3290.2</text:p>
          </table:table-cell>
          <table:table-cell table:formula="of:=[.U36]*1000000000000" office:value-type="float" office:value="0.0069984">
            <text:p>0.0069984</text:p>
          </table:table-cell>
          <table:table-cell table:formula="of:=[.V36]*1000000000000" office:value-type="float" office:value="15.848">
            <text:p>15.848</text:p>
          </table:table-cell>
          <table:table-cell table:formula="of:=([.W36]+[.X36])*1000000000000" office:value-type="float" office:value="0.00786129">
            <text:p>0.00786129</text:p>
          </table:table-cell>
          <table:table-cell office:value-type="float" office:value="0.0011597">
            <text:p>0.0011597</text:p>
          </table:table-cell>
          <table:table-cell office:value-type="float" office:value="0.00012555">
            <text:p>0.00012555</text:p>
          </table:table-cell>
          <table:table-cell table:style-name="ce1" office:value-type="string">
            <text:p>2.2858e-05</text:p>
          </table:table-cell>
          <table:table-cell table:style-name="ce1" office:value-type="string">
            <text:p>2.2665e-09</text:p>
          </table:table-cell>
          <table:table-cell table:style-name="ce1" office:value-type="string">
            <text:p>1.2099e-05</text:p>
          </table:table-cell>
          <table:table-cell table:style-name="ce1" office:value-type="string">
            <text:p>1.4764e-07</text:p>
          </table:table-cell>
          <table:table-cell table:style-name="ce1" office:value-type="string">
            <text:p>1.5715e-08</text:p>
          </table:table-cell>
          <table:table-cell office:value-type="float" office:value="0.0032902">
            <text:p>0.0032902</text:p>
          </table:table-cell>
          <table:table-cell table:style-name="ce1" office:value-type="string">
            <text:p>6.9984e-15</text:p>
          </table:table-cell>
          <table:table-cell table:style-name="ce1" office:value-type="string">
            <text:p>1.5848e-11</text:p>
          </table:table-cell>
          <table:table-cell table:style-name="ce1" office:value-type="string">
            <text:p>2.0939e-16</text:p>
          </table:table-cell>
          <table:table-cell table:style-name="ce1" office:value-type="string">
            <text:p>7.6519e-15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M37]*1000000" office:value-type="float" office:value="1136.4">
            <text:p>1136.4</text:p>
          </table:table-cell>
          <table:table-cell table:formula="of:=[.N37]*1000000" office:value-type="float" office:value="131.1">
            <text:p>131.1</text:p>
          </table:table-cell>
          <table:table-cell table:formula="of:=[.O37]*1000000" office:value-type="float" office:value="22.57">
            <text:p>22.57</text:p>
          </table:table-cell>
          <table:table-cell table:formula="of:=[.P37]*1000000" office:value-type="float" office:value="0.0024749">
            <text:p>0.0024749</text:p>
          </table:table-cell>
          <table:table-cell table:formula="of:=[.Q37]*1000000" office:value-type="float" office:value="11.457">
            <text:p>11.457</text:p>
          </table:table-cell>
          <table:table-cell table:formula="of:=[.R37]*1000000" office:value-type="float" office:value="0.18932">
            <text:p>0.18932</text:p>
          </table:table-cell>
          <table:table-cell table:formula="of:=[.S37]*1000000" office:value-type="float" office:value="0.021459">
            <text:p>0.021459</text:p>
          </table:table-cell>
          <table:table-cell table:formula="of:=[.T37]*1000000" office:value-type="float" office:value="3270.8">
            <text:p>3270.8</text:p>
          </table:table-cell>
          <table:table-cell table:formula="of:=[.U37]*1000000000000" office:value-type="float" office:value="0.0056164">
            <text:p>0.0056164</text:p>
          </table:table-cell>
          <table:table-cell table:formula="of:=[.V37]*1000000000000" office:value-type="float" office:value="15.587">
            <text:p>15.587</text:p>
          </table:table-cell>
          <table:table-cell table:formula="of:=([.W37]+[.X37])*1000000000000" office:value-type="float" office:value="0.00868099">
            <text:p>0.00868099</text:p>
          </table:table-cell>
          <table:table-cell office:value-type="float" office:value="0.0011364">
            <text:p>0.0011364</text:p>
          </table:table-cell>
          <table:table-cell office:value-type="float" office:value="0.0001311">
            <text:p>0.0001311</text:p>
          </table:table-cell>
          <table:table-cell table:style-name="ce1" office:value-type="string">
            <text:p>2.257e-05</text:p>
          </table:table-cell>
          <table:table-cell table:style-name="ce1" office:value-type="string">
            <text:p>2.4749e-09</text:p>
          </table:table-cell>
          <table:table-cell table:style-name="ce1" office:value-type="string">
            <text:p>1.1457e-05</text:p>
          </table:table-cell>
          <table:table-cell table:style-name="ce1" office:value-type="string">
            <text:p>1.8932e-07</text:p>
          </table:table-cell>
          <table:table-cell table:style-name="ce1" office:value-type="string">
            <text:p>2.1459e-08</text:p>
          </table:table-cell>
          <table:table-cell office:value-type="float" office:value="0.0032708">
            <text:p>0.0032708</text:p>
          </table:table-cell>
          <table:table-cell table:style-name="ce1" office:value-type="string">
            <text:p>5.6164e-15</text:p>
          </table:table-cell>
          <table:table-cell table:style-name="ce1" office:value-type="string">
            <text:p>1.5587e-11</text:p>
          </table:table-cell>
          <table:table-cell table:style-name="ce1" office:value-type="string">
            <text:p>2.3119e-16</text:p>
          </table:table-cell>
          <table:table-cell table:style-name="ce1" office:value-type="string">
            <text:p>8.4498e-15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M38]*1000000" office:value-type="float" office:value="1115.4">
            <text:p>1115.4</text:p>
          </table:table-cell>
          <table:table-cell table:formula="of:=[.N38]*1000000" office:value-type="float" office:value="133.9">
            <text:p>133.9</text:p>
          </table:table-cell>
          <table:table-cell table:formula="of:=[.O38]*1000000" office:value-type="float" office:value="22.339">
            <text:p>22.339</text:p>
          </table:table-cell>
          <table:table-cell table:formula="of:=[.P38]*1000000" office:value-type="float" office:value="0.0026732">
            <text:p>0.0026732</text:p>
          </table:table-cell>
          <table:table-cell table:formula="of:=[.Q38]*1000000" office:value-type="float" office:value="10.974">
            <text:p>10.974</text:p>
          </table:table-cell>
          <table:table-cell table:formula="of:=[.R38]*1000000" office:value-type="float" office:value="0.23645">
            <text:p>0.23645</text:p>
          </table:table-cell>
          <table:table-cell table:formula="of:=[.S38]*1000000" office:value-type="float" office:value="0.028626">
            <text:p>0.028626</text:p>
          </table:table-cell>
          <table:table-cell table:formula="of:=[.T38]*1000000" office:value-type="float" office:value="3251.5">
            <text:p>3251.5</text:p>
          </table:table-cell>
          <table:table-cell table:formula="of:=[.U38]*1000000000000" office:value-type="float" office:value="0.0045595">
            <text:p>0.0045595</text:p>
          </table:table-cell>
          <table:table-cell table:formula="of:=[.V38]*1000000000000" office:value-type="float" office:value="15.149">
            <text:p>15.149</text:p>
          </table:table-cell>
          <table:table-cell table:formula="of:=([.W38]+[.X38])*1000000000000" office:value-type="float" office:value="0.0095575">
            <text:p>0.0095575</text:p>
          </table:table-cell>
          <table:table-cell office:value-type="float" office:value="0.0011154">
            <text:p>0.0011154</text:p>
          </table:table-cell>
          <table:table-cell office:value-type="float" office:value="0.0001339">
            <text:p>0.0001339</text:p>
          </table:table-cell>
          <table:table-cell table:style-name="ce1" office:value-type="string">
            <text:p>2.2339e-05</text:p>
          </table:table-cell>
          <table:table-cell table:style-name="ce1" office:value-type="string">
            <text:p>2.6732e-09</text:p>
          </table:table-cell>
          <table:table-cell table:style-name="ce1" office:value-type="string">
            <text:p>1.0974e-05</text:p>
          </table:table-cell>
          <table:table-cell table:style-name="ce1" office:value-type="string">
            <text:p>2.3645e-07</text:p>
          </table:table-cell>
          <table:table-cell table:style-name="ce1" office:value-type="string">
            <text:p>2.8626e-08</text:p>
          </table:table-cell>
          <table:table-cell office:value-type="float" office:value="0.0032515">
            <text:p>0.0032515</text:p>
          </table:table-cell>
          <table:table-cell table:style-name="ce1" office:value-type="string">
            <text:p>4.5595e-15</text:p>
          </table:table-cell>
          <table:table-cell table:style-name="ce1" office:value-type="string">
            <text:p>1.5149e-11</text:p>
          </table:table-cell>
          <table:table-cell table:style-name="ce1" office:value-type="string">
            <text:p>2.545e-16</text:p>
          </table:table-cell>
          <table:table-cell table:style-name="ce1" office:value-type="string">
            <text:p>9.303e-15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M39]*1000000" office:value-type="float" office:value="1096.6">
            <text:p>1096.6</text:p>
          </table:table-cell>
          <table:table-cell table:formula="of:=[.N39]*1000000" office:value-type="float" office:value="134.82">
            <text:p>134.82</text:p>
          </table:table-cell>
          <table:table-cell table:formula="of:=[.O39]*1000000" office:value-type="float" office:value="22.139">
            <text:p>22.139</text:p>
          </table:table-cell>
          <table:table-cell table:formula="of:=[.P39]*1000000" office:value-type="float" office:value="0.0028627">
            <text:p>0.0028627</text:p>
          </table:table-cell>
          <table:table-cell table:formula="of:=[.Q39]*1000000" office:value-type="float" office:value="10.63">
            <text:p>10.63</text:p>
          </table:table-cell>
          <table:table-cell table:formula="of:=[.R39]*1000000" office:value-type="float" office:value="0.28816">
            <text:p>0.28816</text:p>
          </table:table-cell>
          <table:table-cell table:formula="of:=[.S39]*1000000" office:value-type="float" office:value="0.037343">
            <text:p>0.037343</text:p>
          </table:table-cell>
          <table:table-cell table:formula="of:=[.T39]*1000000" office:value-type="float" office:value="3232.8">
            <text:p>3232.8</text:p>
          </table:table-cell>
          <table:table-cell table:formula="of:=[.U39]*1000000000000" office:value-type="float" office:value="0.0038461">
            <text:p>0.0038461</text:p>
          </table:table-cell>
          <table:table-cell table:formula="of:=[.V39]*1000000000000" office:value-type="float" office:value="14.732">
            <text:p>14.732</text:p>
          </table:table-cell>
          <table:table-cell table:formula="of:=([.W39]+[.X39])*1000000000000" office:value-type="float" office:value="0.01046462">
            <text:p>0.01046462</text:p>
          </table:table-cell>
          <table:table-cell office:value-type="float" office:value="0.0010966">
            <text:p>0.0010966</text:p>
          </table:table-cell>
          <table:table-cell office:value-type="float" office:value="0.00013482">
            <text:p>0.00013482</text:p>
          </table:table-cell>
          <table:table-cell table:style-name="ce1" office:value-type="string">
            <text:p>2.2139e-05</text:p>
          </table:table-cell>
          <table:table-cell table:style-name="ce1" office:value-type="string">
            <text:p>2.8627e-09</text:p>
          </table:table-cell>
          <table:table-cell table:style-name="ce1" office:value-type="string">
            <text:p>1.063e-05</text:p>
          </table:table-cell>
          <table:table-cell table:style-name="ce1" office:value-type="string">
            <text:p>2.8816e-07</text:p>
          </table:table-cell>
          <table:table-cell table:style-name="ce1" office:value-type="string">
            <text:p>3.7343e-08</text:p>
          </table:table-cell>
          <table:table-cell office:value-type="float" office:value="0.0032328">
            <text:p>0.0032328</text:p>
          </table:table-cell>
          <table:table-cell table:style-name="ce1" office:value-type="string">
            <text:p>3.8461e-15</text:p>
          </table:table-cell>
          <table:table-cell table:style-name="ce1" office:value-type="string">
            <text:p>1.4732e-11</text:p>
          </table:table-cell>
          <table:table-cell table:style-name="ce1" office:value-type="string">
            <text:p>2.7862e-16</text:p>
          </table:table-cell>
          <table:table-cell table:style-name="ce1" office:value-type="string">
            <text:p>1.0186e-14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M40]*1000000" office:value-type="float" office:value="1079.3">
            <text:p>1079.3</text:p>
          </table:table-cell>
          <table:table-cell table:formula="of:=[.N40]*1000000" office:value-type="float" office:value="134.55">
            <text:p>134.55</text:p>
          </table:table-cell>
          <table:table-cell table:formula="of:=[.O40]*1000000" office:value-type="float" office:value="21.953">
            <text:p>21.953</text:p>
          </table:table-cell>
          <table:table-cell table:formula="of:=[.P40]*1000000" office:value-type="float" office:value="0.0030444">
            <text:p>0.0030444</text:p>
          </table:table-cell>
          <table:table-cell table:formula="of:=[.Q40]*1000000" office:value-type="float" office:value="10.382">
            <text:p>10.382</text:p>
          </table:table-cell>
          <table:table-cell table:formula="of:=[.R40]*1000000" office:value-type="float" office:value="0.34396">
            <text:p>0.34396</text:p>
          </table:table-cell>
          <table:table-cell table:formula="of:=[.S40]*1000000" office:value-type="float" office:value="0.047709">
            <text:p>0.047709</text:p>
          </table:table-cell>
          <table:table-cell table:formula="of:=[.T40]*1000000" office:value-type="float" office:value="3214.8">
            <text:p>3214.8</text:p>
          </table:table-cell>
          <table:table-cell table:formula="of:=[.U40]*1000000000000" office:value-type="float" office:value="0.0033774">
            <text:p>0.0033774</text:p>
          </table:table-cell>
          <table:table-cell table:formula="of:=[.V40]*1000000000000" office:value-type="float" office:value="14.37">
            <text:p>14.37</text:p>
          </table:table-cell>
          <table:table-cell table:formula="of:=([.W40]+[.X40])*1000000000000" office:value-type="float" office:value="0.0113779">
            <text:p>0.0113779</text:p>
          </table:table-cell>
          <table:table-cell office:value-type="float" office:value="0.0010793">
            <text:p>0.0010793</text:p>
          </table:table-cell>
          <table:table-cell office:value-type="float" office:value="0.00013455">
            <text:p>0.00013455</text:p>
          </table:table-cell>
          <table:table-cell table:style-name="ce1" office:value-type="string">
            <text:p>2.1953e-05</text:p>
          </table:table-cell>
          <table:table-cell table:style-name="ce1" office:value-type="string">
            <text:p>3.0444e-09</text:p>
          </table:table-cell>
          <table:table-cell table:style-name="ce1" office:value-type="string">
            <text:p>1.0382e-05</text:p>
          </table:table-cell>
          <table:table-cell table:style-name="ce1" office:value-type="string">
            <text:p>3.4396e-07</text:p>
          </table:table-cell>
          <table:table-cell table:style-name="ce1" office:value-type="string">
            <text:p>4.7709e-08</text:p>
          </table:table-cell>
          <table:table-cell office:value-type="float" office:value="0.0032148">
            <text:p>0.0032148</text:p>
          </table:table-cell>
          <table:table-cell table:style-name="ce1" office:value-type="string">
            <text:p>3.3774e-15</text:p>
          </table:table-cell>
          <table:table-cell table:style-name="ce1" office:value-type="string">
            <text:p>1.437e-11</text:p>
          </table:table-cell>
          <table:table-cell table:style-name="ce1" office:value-type="string">
            <text:p>3.029e-16</text:p>
          </table:table-cell>
          <table:table-cell table:style-name="ce1" office:value-type="string">
            <text:p>1.1075e-14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M41]*1000000" office:value-type="float" office:value="1063.4">
            <text:p>1063.4</text:p>
          </table:table-cell>
          <table:table-cell table:formula="of:=[.N41]*1000000" office:value-type="float" office:value="133.56">
            <text:p>133.56</text:p>
          </table:table-cell>
          <table:table-cell table:formula="of:=[.O41]*1000000" office:value-type="float" office:value="21.774">
            <text:p>21.774</text:p>
          </table:table-cell>
          <table:table-cell table:formula="of:=[.P41]*1000000" office:value-type="float" office:value="0.0032193">
            <text:p>0.0032193</text:p>
          </table:table-cell>
          <table:table-cell table:formula="of:=[.Q41]*1000000" office:value-type="float" office:value="10.198">
            <text:p>10.198</text:p>
          </table:table-cell>
          <table:table-cell table:formula="of:=[.R41]*1000000" office:value-type="float" office:value="0.40347">
            <text:p>0.40347</text:p>
          </table:table-cell>
          <table:table-cell table:formula="of:=[.S41]*1000000" office:value-type="float" office:value="0.059808">
            <text:p>0.059808</text:p>
          </table:table-cell>
          <table:table-cell table:formula="of:=[.T41]*1000000" office:value-type="float" office:value="3197.6">
            <text:p>3197.6</text:p>
          </table:table-cell>
          <table:table-cell table:formula="of:=[.U41]*1000000000000" office:value-type="float" office:value="0.0030531">
            <text:p>0.0030531</text:p>
          </table:table-cell>
          <table:table-cell table:formula="of:=[.V41]*1000000000000" office:value-type="float" office:value="14.06">
            <text:p>14.06</text:p>
          </table:table-cell>
          <table:table-cell table:formula="of:=([.W41]+[.X41])*1000000000000" office:value-type="float" office:value="0.01228091">
            <text:p>0.01228091</text:p>
          </table:table-cell>
          <table:table-cell office:value-type="float" office:value="0.0010634">
            <text:p>0.0010634</text:p>
          </table:table-cell>
          <table:table-cell office:value-type="float" office:value="0.00013356">
            <text:p>0.00013356</text:p>
          </table:table-cell>
          <table:table-cell table:style-name="ce1" office:value-type="string">
            <text:p>2.1774e-05</text:p>
          </table:table-cell>
          <table:table-cell table:style-name="ce1" office:value-type="string">
            <text:p>3.2193e-09</text:p>
          </table:table-cell>
          <table:table-cell table:style-name="ce1" office:value-type="string">
            <text:p>1.0198e-05</text:p>
          </table:table-cell>
          <table:table-cell table:style-name="ce1" office:value-type="string">
            <text:p>4.0347e-07</text:p>
          </table:table-cell>
          <table:table-cell table:style-name="ce1" office:value-type="string">
            <text:p>5.9808e-08</text:p>
          </table:table-cell>
          <table:table-cell office:value-type="float" office:value="0.0031976">
            <text:p>0.0031976</text:p>
          </table:table-cell>
          <table:table-cell table:style-name="ce1" office:value-type="string">
            <text:p>3.0531e-15</text:p>
          </table:table-cell>
          <table:table-cell table:style-name="ce1" office:value-type="string">
            <text:p>1.406e-11</text:p>
          </table:table-cell>
          <table:table-cell table:style-name="ce1" office:value-type="string">
            <text:p>3.2691e-16</text:p>
          </table:table-cell>
          <table:table-cell table:style-name="ce1" office:value-type="string">
            <text:p>1.1954e-14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M42]*1000000" office:value-type="float" office:value="1048.7">
            <text:p>1048.7</text:p>
          </table:table-cell>
          <table:table-cell table:formula="of:=[.N42]*1000000" office:value-type="float" office:value="132.15">
            <text:p>132.15</text:p>
          </table:table-cell>
          <table:table-cell table:formula="of:=[.O42]*1000000" office:value-type="float" office:value="21.6">
            <text:p>21.6</text:p>
          </table:table-cell>
          <table:table-cell table:formula="of:=[.P42]*1000000" office:value-type="float" office:value="0.003388">
            <text:p>0.003388</text:p>
          </table:table-cell>
          <table:table-cell table:formula="of:=[.Q42]*1000000" office:value-type="float" office:value="10.056">
            <text:p>10.056</text:p>
          </table:table-cell>
          <table:table-cell table:formula="of:=[.R42]*1000000" office:value-type="float" office:value="0.46634">
            <text:p>0.46634</text:p>
          </table:table-cell>
          <table:table-cell table:formula="of:=[.S42]*1000000" office:value-type="float" office:value="0.07371">
            <text:p>0.07371</text:p>
          </table:table-cell>
          <table:table-cell table:formula="of:=[.T42]*1000000" office:value-type="float" office:value="3181.1">
            <text:p>3181.1</text:p>
          </table:table-cell>
          <table:table-cell table:formula="of:=[.U42]*1000000000000" office:value-type="float" office:value="0.0028121">
            <text:p>0.0028121</text:p>
          </table:table-cell>
          <table:table-cell table:formula="of:=[.V42]*1000000000000" office:value-type="float" office:value="13.793">
            <text:p>13.793</text:p>
          </table:table-cell>
          <table:table-cell table:formula="of:=([.W42]+[.X42])*1000000000000" office:value-type="float" office:value="0.01316645">
            <text:p>0.01316645</text:p>
          </table:table-cell>
          <table:table-cell office:value-type="float" office:value="0.0010487">
            <text:p>0.0010487</text:p>
          </table:table-cell>
          <table:table-cell office:value-type="float" office:value="0.00013215">
            <text:p>0.00013215</text:p>
          </table:table-cell>
          <table:table-cell table:style-name="ce1" office:value-type="string">
            <text:p>2.16e-05</text:p>
          </table:table-cell>
          <table:table-cell table:style-name="ce1" office:value-type="string">
            <text:p>3.388e-09</text:p>
          </table:table-cell>
          <table:table-cell table:style-name="ce1" office:value-type="string">
            <text:p>1.0056e-05</text:p>
          </table:table-cell>
          <table:table-cell table:style-name="ce1" office:value-type="string">
            <text:p>4.6634e-07</text:p>
          </table:table-cell>
          <table:table-cell table:style-name="ce1" office:value-type="string">
            <text:p>7.371e-08</text:p>
          </table:table-cell>
          <table:table-cell office:value-type="float" office:value="0.0031811">
            <text:p>0.0031811</text:p>
          </table:table-cell>
          <table:table-cell table:style-name="ce1" office:value-type="string">
            <text:p>2.8121e-15</text:p>
          </table:table-cell>
          <table:table-cell table:style-name="ce1" office:value-type="string">
            <text:p>1.3793e-11</text:p>
          </table:table-cell>
          <table:table-cell table:style-name="ce1" office:value-type="string">
            <text:p>3.5045e-16</text:p>
          </table:table-cell>
          <table:table-cell table:style-name="ce1" office:value-type="string">
            <text:p>1.2816e-14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M43]*1000000" office:value-type="float" office:value="1034.9">
            <text:p>1034.9</text:p>
          </table:table-cell>
          <table:table-cell table:formula="of:=[.N43]*1000000" office:value-type="float" office:value="130.5">
            <text:p>130.5</text:p>
          </table:table-cell>
          <table:table-cell table:formula="of:=[.O43]*1000000" office:value-type="float" office:value="21.431">
            <text:p>21.431</text:p>
          </table:table-cell>
          <table:table-cell table:formula="of:=[.P43]*1000000" office:value-type="float" office:value="0.0035513">
            <text:p>0.0035513</text:p>
          </table:table-cell>
          <table:table-cell table:formula="of:=[.Q43]*1000000" office:value-type="float" office:value="9.9415">
            <text:p>9.9415</text:p>
          </table:table-cell>
          <table:table-cell table:formula="of:=[.R43]*1000000" office:value-type="float" office:value="0.53226">
            <text:p>0.53226</text:p>
          </table:table-cell>
          <table:table-cell table:formula="of:=[.S43]*1000000" office:value-type="float" office:value="0.089477">
            <text:p>0.089477</text:p>
          </table:table-cell>
          <table:table-cell table:formula="of:=[.T43]*1000000" office:value-type="float" office:value="3165.3">
            <text:p>3165.3</text:p>
          </table:table-cell>
          <table:table-cell table:formula="of:=[.U43]*1000000000000" office:value-type="float" office:value="0.0026218">
            <text:p>0.0026218</text:p>
          </table:table-cell>
          <table:table-cell table:formula="of:=[.V43]*1000000000000" office:value-type="float" office:value="13.559">
            <text:p>13.559</text:p>
          </table:table-cell>
          <table:table-cell table:formula="of:=([.W43]+[.X43])*1000000000000" office:value-type="float" office:value="0.01403145">
            <text:p>0.01403145</text:p>
          </table:table-cell>
          <table:table-cell office:value-type="float" office:value="0.0010349">
            <text:p>0.0010349</text:p>
          </table:table-cell>
          <table:table-cell office:value-type="float" office:value="0.0001305">
            <text:p>0.0001305</text:p>
          </table:table-cell>
          <table:table-cell table:style-name="ce1" office:value-type="string">
            <text:p>2.1431e-05</text:p>
          </table:table-cell>
          <table:table-cell table:style-name="ce1" office:value-type="string">
            <text:p>3.5513e-09</text:p>
          </table:table-cell>
          <table:table-cell table:style-name="ce1" office:value-type="string">
            <text:p>9.9415e-06</text:p>
          </table:table-cell>
          <table:table-cell table:style-name="ce1" office:value-type="string">
            <text:p>5.3226e-07</text:p>
          </table:table-cell>
          <table:table-cell table:style-name="ce1" office:value-type="string">
            <text:p>8.9477e-08</text:p>
          </table:table-cell>
          <table:table-cell office:value-type="float" office:value="0.0031653">
            <text:p>0.0031653</text:p>
          </table:table-cell>
          <table:table-cell table:style-name="ce1" office:value-type="string">
            <text:p>2.6218e-15</text:p>
          </table:table-cell>
          <table:table-cell table:style-name="ce1" office:value-type="string">
            <text:p>1.3559e-11</text:p>
          </table:table-cell>
          <table:table-cell table:style-name="ce1" office:value-type="string">
            <text:p>3.7345e-16</text:p>
          </table:table-cell>
          <table:table-cell table:style-name="ce1" office:value-type="string">
            <text:p>1.3658e-14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M44]*1000000" office:value-type="float" office:value="1021.8">
            <text:p>1021.8</text:p>
          </table:table-cell>
          <table:table-cell table:formula="of:=[.N44]*1000000" office:value-type="float" office:value="128.74">
            <text:p>128.74</text:p>
          </table:table-cell>
          <table:table-cell table:formula="of:=[.O44]*1000000" office:value-type="float" office:value="21.268">
            <text:p>21.268</text:p>
          </table:table-cell>
          <table:table-cell table:formula="of:=[.P44]*1000000" office:value-type="float" office:value="0.0037094">
            <text:p>0.0037094</text:p>
          </table:table-cell>
          <table:table-cell table:formula="of:=[.Q44]*1000000" office:value-type="float" office:value="9.8444">
            <text:p>9.8444</text:p>
          </table:table-cell>
          <table:table-cell table:formula="of:=[.R44]*1000000" office:value-type="float" office:value="0.60093">
            <text:p>0.60093</text:p>
          </table:table-cell>
          <table:table-cell table:formula="of:=[.S44]*1000000" office:value-type="float" office:value="0.10716">
            <text:p>0.10716</text:p>
          </table:table-cell>
          <table:table-cell table:formula="of:=[.T44]*1000000" office:value-type="float" office:value="3150.3">
            <text:p>3150.3</text:p>
          </table:table-cell>
          <table:table-cell table:formula="of:=[.U44]*1000000000000" office:value-type="float" office:value="0.002465">
            <text:p>0.002465</text:p>
          </table:table-cell>
          <table:table-cell table:formula="of:=[.V44]*1000000000000" office:value-type="float" office:value="13.353">
            <text:p>13.353</text:p>
          </table:table-cell>
          <table:table-cell table:formula="of:=([.W44]+[.X44])*1000000000000" office:value-type="float" office:value="0.01487592">
            <text:p>0.01487592</text:p>
          </table:table-cell>
          <table:table-cell office:value-type="float" office:value="0.0010218">
            <text:p>0.0010218</text:p>
          </table:table-cell>
          <table:table-cell office:value-type="float" office:value="0.00012874">
            <text:p>0.00012874</text:p>
          </table:table-cell>
          <table:table-cell table:style-name="ce1" office:value-type="string">
            <text:p>2.1268e-05</text:p>
          </table:table-cell>
          <table:table-cell table:style-name="ce1" office:value-type="string">
            <text:p>3.7094e-09</text:p>
          </table:table-cell>
          <table:table-cell table:style-name="ce1" office:value-type="string">
            <text:p>9.8444e-06</text:p>
          </table:table-cell>
          <table:table-cell table:style-name="ce1" office:value-type="string">
            <text:p>6.0093e-07</text:p>
          </table:table-cell>
          <table:table-cell table:style-name="ce1" office:value-type="string">
            <text:p>1.0716e-07</text:p>
          </table:table-cell>
          <table:table-cell office:value-type="float" office:value="0.0031503">
            <text:p>0.0031503</text:p>
          </table:table-cell>
          <table:table-cell table:style-name="ce1" office:value-type="string">
            <text:p>2.465e-15</text:p>
          </table:table-cell>
          <table:table-cell table:style-name="ce1" office:value-type="string">
            <text:p>1.3353e-11</text:p>
          </table:table-cell>
          <table:table-cell table:style-name="ce1" office:value-type="string">
            <text:p>3.9592e-16</text:p>
          </table:table-cell>
          <table:table-cell table:style-name="ce1" office:value-type="string">
            <text:p>1.448e-14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M45]*1000000" office:value-type="float" office:value="1009.5">
            <text:p>1009.5</text:p>
          </table:table-cell>
          <table:table-cell table:formula="of:=[.N45]*1000000" office:value-type="float" office:value="126.93">
            <text:p>126.93</text:p>
          </table:table-cell>
          <table:table-cell table:formula="of:=[.O45]*1000000" office:value-type="float" office:value="21.113">
            <text:p>21.113</text:p>
          </table:table-cell>
          <table:table-cell table:formula="of:=[.P45]*1000000" office:value-type="float" office:value="0.003863">
            <text:p>0.003863</text:p>
          </table:table-cell>
          <table:table-cell table:formula="of:=[.Q45]*1000000" office:value-type="float" office:value="9.7593">
            <text:p>9.7593</text:p>
          </table:table-cell>
          <table:table-cell table:formula="of:=[.R45]*1000000" office:value-type="float" office:value="0.67207">
            <text:p>0.67207</text:p>
          </table:table-cell>
          <table:table-cell table:formula="of:=[.S45]*1000000" office:value-type="float" office:value="0.1268">
            <text:p>0.1268</text:p>
          </table:table-cell>
          <table:table-cell table:formula="of:=[.T45]*1000000" office:value-type="float" office:value="3135.9">
            <text:p>3135.9</text:p>
          </table:table-cell>
          <table:table-cell table:formula="of:=[.U45]*1000000000000" office:value-type="float" office:value="0.0023315">
            <text:p>0.0023315</text:p>
          </table:table-cell>
          <table:table-cell table:formula="of:=[.V45]*1000000000000" office:value-type="float" office:value="13.169">
            <text:p>13.169</text:p>
          </table:table-cell>
          <table:table-cell table:formula="of:=([.W45]+[.X45])*1000000000000" office:value-type="float" office:value="0.01570187">
            <text:p>0.01570187</text:p>
          </table:table-cell>
          <table:table-cell office:value-type="float" office:value="0.0010095">
            <text:p>0.0010095</text:p>
          </table:table-cell>
          <table:table-cell office:value-type="float" office:value="0.00012693">
            <text:p>0.00012693</text:p>
          </table:table-cell>
          <table:table-cell table:style-name="ce1" office:value-type="string">
            <text:p>2.1113e-05</text:p>
          </table:table-cell>
          <table:table-cell table:style-name="ce1" office:value-type="string">
            <text:p>3.863e-09</text:p>
          </table:table-cell>
          <table:table-cell table:style-name="ce1" office:value-type="string">
            <text:p>9.7593e-06</text:p>
          </table:table-cell>
          <table:table-cell table:style-name="ce1" office:value-type="string">
            <text:p>6.7207e-07</text:p>
          </table:table-cell>
          <table:table-cell table:style-name="ce1" office:value-type="string">
            <text:p>1.268e-07</text:p>
          </table:table-cell>
          <table:table-cell office:value-type="float" office:value="0.0031359">
            <text:p>0.0031359</text:p>
          </table:table-cell>
          <table:table-cell table:style-name="ce1" office:value-type="string">
            <text:p>2.3315e-15</text:p>
          </table:table-cell>
          <table:table-cell table:style-name="ce1" office:value-type="string">
            <text:p>1.3169e-11</text:p>
          </table:table-cell>
          <table:table-cell table:style-name="ce1" office:value-type="string">
            <text:p>4.1787e-16</text:p>
          </table:table-cell>
          <table:table-cell table:style-name="ce1" office:value-type="string">
            <text:p>1.5284e-14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M46]*1000000" office:value-type="float" office:value="997.69">
            <text:p>997.69</text:p>
          </table:table-cell>
          <table:table-cell table:formula="of:=[.N46]*1000000" office:value-type="float" office:value="125.13">
            <text:p>125.13</text:p>
          </table:table-cell>
          <table:table-cell table:formula="of:=[.O46]*1000000" office:value-type="float" office:value="20.966">
            <text:p>20.966</text:p>
          </table:table-cell>
          <table:table-cell table:formula="of:=[.P46]*1000000" office:value-type="float" office:value="0.0040122">
            <text:p>0.0040122</text:p>
          </table:table-cell>
          <table:table-cell table:formula="of:=[.Q46]*1000000" office:value-type="float" office:value="9.6823">
            <text:p>9.6823</text:p>
          </table:table-cell>
          <table:table-cell table:formula="of:=[.R46]*1000000" office:value-type="float" office:value="0.7454">
            <text:p>0.7454</text:p>
          </table:table-cell>
          <table:table-cell table:formula="of:=[.S46]*1000000" office:value-type="float" office:value="0.14844">
            <text:p>0.14844</text:p>
          </table:table-cell>
          <table:table-cell table:formula="of:=[.T46]*1000000" office:value-type="float" office:value="3122.1">
            <text:p>3122.1</text:p>
          </table:table-cell>
          <table:table-cell table:formula="of:=[.U46]*1000000000000" office:value-type="float" office:value="0.0022152">
            <text:p>0.0022152</text:p>
          </table:table-cell>
          <table:table-cell table:formula="of:=[.V46]*1000000000000" office:value-type="float" office:value="13.003">
            <text:p>13.003</text:p>
          </table:table-cell>
          <table:table-cell table:formula="of:=([.W46]+[.X46])*1000000000000" office:value-type="float" office:value="0.01650831">
            <text:p>0.01650831</text:p>
          </table:table-cell>
          <table:table-cell office:value-type="float" office:value="0.00099769">
            <text:p>0.00099769</text:p>
          </table:table-cell>
          <table:table-cell office:value-type="float" office:value="0.00012513">
            <text:p>0.00012513</text:p>
          </table:table-cell>
          <table:table-cell table:style-name="ce1" office:value-type="string">
            <text:p>2.0966e-05</text:p>
          </table:table-cell>
          <table:table-cell table:style-name="ce1" office:value-type="string">
            <text:p>4.0122e-09</text:p>
          </table:table-cell>
          <table:table-cell table:style-name="ce1" office:value-type="string">
            <text:p>9.6823e-06</text:p>
          </table:table-cell>
          <table:table-cell table:style-name="ce1" office:value-type="string">
            <text:p>7.454e-07</text:p>
          </table:table-cell>
          <table:table-cell table:style-name="ce1" office:value-type="string">
            <text:p>1.4844e-07</text:p>
          </table:table-cell>
          <table:table-cell office:value-type="float" office:value="0.0031221">
            <text:p>0.0031221</text:p>
          </table:table-cell>
          <table:table-cell table:style-name="ce1" office:value-type="string">
            <text:p>2.2152e-15</text:p>
          </table:table-cell>
          <table:table-cell table:style-name="ce1" office:value-type="string">
            <text:p>1.3003e-11</text:p>
          </table:table-cell>
          <table:table-cell table:style-name="ce1" office:value-type="string">
            <text:p>4.3931e-16</text:p>
          </table:table-cell>
          <table:table-cell table:style-name="ce1" office:value-type="string">
            <text:p>1.6069e-14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M47]*1000000" office:value-type="float" office:value="986.45">
            <text:p>986.45</text:p>
          </table:table-cell>
          <table:table-cell table:formula="of:=[.N47]*1000000" office:value-type="float" office:value="123.35">
            <text:p>123.35</text:p>
          </table:table-cell>
          <table:table-cell table:formula="of:=[.O47]*1000000" office:value-type="float" office:value="20.826">
            <text:p>20.826</text:p>
          </table:table-cell>
          <table:table-cell table:formula="of:=[.P47]*1000000" office:value-type="float" office:value="0.0041575">
            <text:p>0.0041575</text:p>
          </table:table-cell>
          <table:table-cell table:formula="of:=[.Q47]*1000000" office:value-type="float" office:value="9.6111">
            <text:p>9.6111</text:p>
          </table:table-cell>
          <table:table-cell table:formula="of:=[.R47]*1000000" office:value-type="float" office:value="0.82067">
            <text:p>0.82067</text:p>
          </table:table-cell>
          <table:table-cell table:formula="of:=[.S47]*1000000" office:value-type="float" office:value="0.17209">
            <text:p>0.17209</text:p>
          </table:table-cell>
          <table:table-cell table:formula="of:=[.T47]*1000000" office:value-type="float" office:value="3108.9">
            <text:p>3108.9</text:p>
          </table:table-cell>
          <table:table-cell table:formula="of:=[.U47]*1000000000000" office:value-type="float" office:value="0.0021121">
            <text:p>0.0021121</text:p>
          </table:table-cell>
          <table:table-cell table:formula="of:=[.V47]*1000000000000" office:value-type="float" office:value="12.852">
            <text:p>12.852</text:p>
          </table:table-cell>
          <table:table-cell table:formula="of:=([.W47]+[.X47])*1000000000000" office:value-type="float" office:value="0.01729627">
            <text:p>0.01729627</text:p>
          </table:table-cell>
          <table:table-cell office:value-type="float" office:value="0.00098645">
            <text:p>0.00098645</text:p>
          </table:table-cell>
          <table:table-cell office:value-type="float" office:value="0.00012335">
            <text:p>0.00012335</text:p>
          </table:table-cell>
          <table:table-cell table:style-name="ce1" office:value-type="string">
            <text:p>2.0826e-05</text:p>
          </table:table-cell>
          <table:table-cell table:style-name="ce1" office:value-type="string">
            <text:p>4.1575e-09</text:p>
          </table:table-cell>
          <table:table-cell table:style-name="ce1" office:value-type="string">
            <text:p>9.6111e-06</text:p>
          </table:table-cell>
          <table:table-cell table:style-name="ce1" office:value-type="string">
            <text:p>8.2067e-07</text:p>
          </table:table-cell>
          <table:table-cell table:style-name="ce1" office:value-type="string">
            <text:p>1.7209e-07</text:p>
          </table:table-cell>
          <table:table-cell office:value-type="float" office:value="0.0031089">
            <text:p>0.0031089</text:p>
          </table:table-cell>
          <table:table-cell table:style-name="ce1" office:value-type="string">
            <text:p>2.1121e-15</text:p>
          </table:table-cell>
          <table:table-cell table:style-name="ce1" office:value-type="string">
            <text:p>1.2852e-11</text:p>
          </table:table-cell>
          <table:table-cell table:style-name="ce1" office:value-type="string">
            <text:p>4.6027e-16</text:p>
          </table:table-cell>
          <table:table-cell table:style-name="ce1" office:value-type="string">
            <text:p>1.6836e-14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M48]*1000000" office:value-type="float" office:value="975.67">
            <text:p>975.67</text:p>
          </table:table-cell>
          <table:table-cell table:formula="of:=[.N48]*1000000" office:value-type="float" office:value="121.63">
            <text:p>121.63</text:p>
          </table:table-cell>
          <table:table-cell table:formula="of:=[.O48]*1000000" office:value-type="float" office:value="20.695">
            <text:p>20.695</text:p>
          </table:table-cell>
          <table:table-cell table:formula="of:=[.P48]*1000000" office:value-type="float" office:value="0.0042991">
            <text:p>0.0042991</text:p>
          </table:table-cell>
          <table:table-cell table:formula="of:=[.Q48]*1000000" office:value-type="float" office:value="9.5439">
            <text:p>9.5439</text:p>
          </table:table-cell>
          <table:table-cell table:formula="of:=[.R48]*1000000" office:value-type="float" office:value="0.89764">
            <text:p>0.89764</text:p>
          </table:table-cell>
          <table:table-cell table:formula="of:=[.S48]*1000000" office:value-type="float" office:value="0.19779">
            <text:p>0.19779</text:p>
          </table:table-cell>
          <table:table-cell table:formula="of:=[.T48]*1000000" office:value-type="float" office:value="3096.3">
            <text:p>3096.3</text:p>
          </table:table-cell>
          <table:table-cell table:formula="of:=[.U48]*1000000000000" office:value-type="float" office:value="0.0020193">
            <text:p>0.0020193</text:p>
          </table:table-cell>
          <table:table-cell table:formula="of:=[.V48]*1000000000000" office:value-type="float" office:value="12.714">
            <text:p>12.714</text:p>
          </table:table-cell>
          <table:table-cell table:formula="of:=([.W48]+[.X48])*1000000000000" office:value-type="float" office:value="0.01806573">
            <text:p>0.01806573</text:p>
          </table:table-cell>
          <table:table-cell office:value-type="float" office:value="0.00097567">
            <text:p>0.00097567</text:p>
          </table:table-cell>
          <table:table-cell office:value-type="float" office:value="0.00012163">
            <text:p>0.00012163</text:p>
          </table:table-cell>
          <table:table-cell table:style-name="ce1" office:value-type="string">
            <text:p>2.0695e-05</text:p>
          </table:table-cell>
          <table:table-cell table:style-name="ce1" office:value-type="string">
            <text:p>4.2991e-09</text:p>
          </table:table-cell>
          <table:table-cell table:style-name="ce1" office:value-type="string">
            <text:p>9.5439e-06</text:p>
          </table:table-cell>
          <table:table-cell table:style-name="ce1" office:value-type="string">
            <text:p>8.9764e-07</text:p>
          </table:table-cell>
          <table:table-cell table:style-name="ce1" office:value-type="string">
            <text:p>1.9779e-07</text:p>
          </table:table-cell>
          <table:table-cell office:value-type="float" office:value="0.0030963">
            <text:p>0.0030963</text:p>
          </table:table-cell>
          <table:table-cell table:style-name="ce1" office:value-type="string">
            <text:p>2.0193e-15</text:p>
          </table:table-cell>
          <table:table-cell table:style-name="ce1" office:value-type="string">
            <text:p>1.2714e-11</text:p>
          </table:table-cell>
          <table:table-cell table:style-name="ce1" office:value-type="string">
            <text:p>4.8073e-16</text:p>
          </table:table-cell>
          <table:table-cell table:style-name="ce1" office:value-type="string">
            <text:p>1.7585e-14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M49]*1000000" office:value-type="float" office:value="965.31">
            <text:p>965.31</text:p>
          </table:table-cell>
          <table:table-cell table:formula="of:=[.N49]*1000000" office:value-type="float" office:value="119.97">
            <text:p>119.97</text:p>
          </table:table-cell>
          <table:table-cell table:formula="of:=[.O49]*1000000" office:value-type="float" office:value="20.57">
            <text:p>20.57</text:p>
          </table:table-cell>
          <table:table-cell table:formula="of:=[.P49]*1000000" office:value-type="float" office:value="0.0044372">
            <text:p>0.0044372</text:p>
          </table:table-cell>
          <table:table-cell table:formula="of:=[.Q49]*1000000" office:value-type="float" office:value="9.4798">
            <text:p>9.4798</text:p>
          </table:table-cell>
          <table:table-cell table:formula="of:=[.R49]*1000000" office:value-type="float" office:value="0.97607">
            <text:p>0.97607</text:p>
          </table:table-cell>
          <table:table-cell table:formula="of:=[.S49]*1000000" office:value-type="float" office:value="0.22554">
            <text:p>0.22554</text:p>
          </table:table-cell>
          <table:table-cell table:formula="of:=[.T49]*1000000" office:value-type="float" office:value="3084.1">
            <text:p>3084.1</text:p>
          </table:table-cell>
          <table:table-cell table:formula="of:=[.U49]*1000000000000" office:value-type="float" office:value="0.0019349">
            <text:p>0.0019349</text:p>
          </table:table-cell>
          <table:table-cell table:formula="of:=[.V49]*1000000000000" office:value-type="float" office:value="12.587">
            <text:p>12.587</text:p>
          </table:table-cell>
          <table:table-cell table:formula="of:=([.W49]+[.X49])*1000000000000" office:value-type="float" office:value="0.01881672">
            <text:p>0.01881672</text:p>
          </table:table-cell>
          <table:table-cell office:value-type="float" office:value="0.00096531">
            <text:p>0.00096531</text:p>
          </table:table-cell>
          <table:table-cell office:value-type="float" office:value="0.00011997">
            <text:p>0.00011997</text:p>
          </table:table-cell>
          <table:table-cell table:style-name="ce1" office:value-type="string">
            <text:p>2.057e-05</text:p>
          </table:table-cell>
          <table:table-cell table:style-name="ce1" office:value-type="string">
            <text:p>4.4372e-09</text:p>
          </table:table-cell>
          <table:table-cell table:style-name="ce1" office:value-type="string">
            <text:p>9.4798e-06</text:p>
          </table:table-cell>
          <table:table-cell table:style-name="ce1" office:value-type="string">
            <text:p>9.7607e-07</text:p>
          </table:table-cell>
          <table:table-cell table:style-name="ce1" office:value-type="string">
            <text:p>2.2554e-07</text:p>
          </table:table-cell>
          <table:table-cell office:value-type="float" office:value="0.0030841">
            <text:p>0.0030841</text:p>
          </table:table-cell>
          <table:table-cell table:style-name="ce1" office:value-type="string">
            <text:p>1.9349e-15</text:p>
          </table:table-cell>
          <table:table-cell table:style-name="ce1" office:value-type="string">
            <text:p>1.2587e-11</text:p>
          </table:table-cell>
          <table:table-cell table:style-name="ce1" office:value-type="string">
            <text:p>5.0072e-16</text:p>
          </table:table-cell>
          <table:table-cell table:style-name="ce1" office:value-type="string">
            <text:p>1.8316e-14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M50]*1000000" office:value-type="float" office:value="955.33">
            <text:p>955.33</text:p>
          </table:table-cell>
          <table:table-cell table:formula="of:=[.N50]*1000000" office:value-type="float" office:value="118.36">
            <text:p>118.36</text:p>
          </table:table-cell>
          <table:table-cell table:formula="of:=[.O50]*1000000" office:value-type="float" office:value="20.451">
            <text:p>20.451</text:p>
          </table:table-cell>
          <table:table-cell table:formula="of:=[.P50]*1000000" office:value-type="float" office:value="0.0045721">
            <text:p>0.0045721</text:p>
          </table:table-cell>
          <table:table-cell table:formula="of:=[.Q50]*1000000" office:value-type="float" office:value="9.418">
            <text:p>9.418</text:p>
          </table:table-cell>
          <table:table-cell table:formula="of:=[.R50]*1000000" office:value-type="float" office:value="1.0558">
            <text:p>1.0558</text:p>
          </table:table-cell>
          <table:table-cell table:formula="of:=[.S50]*1000000" office:value-type="float" office:value="0.25535">
            <text:p>0.25535</text:p>
          </table:table-cell>
          <table:table-cell table:formula="of:=[.T50]*1000000" office:value-type="float" office:value="3072.4">
            <text:p>3072.4</text:p>
          </table:table-cell>
          <table:table-cell table:formula="of:=[.U50]*1000000000000" office:value-type="float" office:value="0.0018573">
            <text:p>0.0018573</text:p>
          </table:table-cell>
          <table:table-cell table:formula="of:=[.V50]*1000000000000" office:value-type="float" office:value="12.469">
            <text:p>12.469</text:p>
          </table:table-cell>
          <table:table-cell table:formula="of:=([.W50]+[.X50])*1000000000000" office:value-type="float" office:value="0.01955022">
            <text:p>0.01955022</text:p>
          </table:table-cell>
          <table:table-cell office:value-type="float" office:value="0.00095533">
            <text:p>0.00095533</text:p>
          </table:table-cell>
          <table:table-cell office:value-type="float" office:value="0.00011836">
            <text:p>0.00011836</text:p>
          </table:table-cell>
          <table:table-cell table:style-name="ce1" office:value-type="string">
            <text:p>2.0451e-05</text:p>
          </table:table-cell>
          <table:table-cell table:style-name="ce1" office:value-type="string">
            <text:p>4.5721e-09</text:p>
          </table:table-cell>
          <table:table-cell table:style-name="ce1" office:value-type="string">
            <text:p>9.418e-06</text:p>
          </table:table-cell>
          <table:table-cell table:style-name="ce1" office:value-type="string">
            <text:p>1.0558e-06</text:p>
          </table:table-cell>
          <table:table-cell table:style-name="ce1" office:value-type="string">
            <text:p>2.5535e-07</text:p>
          </table:table-cell>
          <table:table-cell office:value-type="float" office:value="0.0030724">
            <text:p>0.0030724</text:p>
          </table:table-cell>
          <table:table-cell table:style-name="ce1" office:value-type="string">
            <text:p>1.8573e-15</text:p>
          </table:table-cell>
          <table:table-cell table:style-name="ce1" office:value-type="string">
            <text:p>1.2469e-11</text:p>
          </table:table-cell>
          <table:table-cell table:style-name="ce1" office:value-type="string">
            <text:p>5.2022e-16</text:p>
          </table:table-cell>
          <table:table-cell table:style-name="ce1" office:value-type="string">
            <text:p>1.903e-14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M51]*1000000" office:value-type="float" office:value="945.68">
            <text:p>945.68</text:p>
          </table:table-cell>
          <table:table-cell table:formula="of:=[.N51]*1000000" office:value-type="float" office:value="116.83">
            <text:p>116.83</text:p>
          </table:table-cell>
          <table:table-cell table:formula="of:=[.O51]*1000000" office:value-type="float" office:value="20.339">
            <text:p>20.339</text:p>
          </table:table-cell>
          <table:table-cell table:formula="of:=[.P51]*1000000" office:value-type="float" office:value="0.0047039">
            <text:p>0.0047039</text:p>
          </table:table-cell>
          <table:table-cell table:formula="of:=[.Q51]*1000000" office:value-type="float" office:value="9.3581">
            <text:p>9.3581</text:p>
          </table:table-cell>
          <table:table-cell table:formula="of:=[.R51]*1000000" office:value-type="float" office:value="1.1365">
            <text:p>1.1365</text:p>
          </table:table-cell>
          <table:table-cell table:formula="of:=[.S51]*1000000" office:value-type="float" office:value="0.28722">
            <text:p>0.28722</text:p>
          </table:table-cell>
          <table:table-cell table:formula="of:=[.T51]*1000000" office:value-type="float" office:value="3061.1">
            <text:p>3061.1</text:p>
          </table:table-cell>
          <table:table-cell table:formula="of:=[.U51]*1000000000000" office:value-type="float" office:value="0.0017854">
            <text:p>0.0017854</text:p>
          </table:table-cell>
          <table:table-cell table:formula="of:=[.V51]*1000000000000" office:value-type="float" office:value="12.36">
            <text:p>12.36</text:p>
          </table:table-cell>
          <table:table-cell table:formula="of:=([.W51]+[.X51])*1000000000000" office:value-type="float" office:value="0.02026626">
            <text:p>0.02026626</text:p>
          </table:table-cell>
          <table:table-cell office:value-type="float" office:value="0.00094568">
            <text:p>0.00094568</text:p>
          </table:table-cell>
          <table:table-cell office:value-type="float" office:value="0.00011683">
            <text:p>0.00011683</text:p>
          </table:table-cell>
          <table:table-cell table:style-name="ce1" office:value-type="string">
            <text:p>2.0339e-05</text:p>
          </table:table-cell>
          <table:table-cell table:style-name="ce1" office:value-type="string">
            <text:p>4.7039e-09</text:p>
          </table:table-cell>
          <table:table-cell table:style-name="ce1" office:value-type="string">
            <text:p>9.3581e-06</text:p>
          </table:table-cell>
          <table:table-cell table:style-name="ce1" office:value-type="string">
            <text:p>1.1365e-06</text:p>
          </table:table-cell>
          <table:table-cell table:style-name="ce1" office:value-type="string">
            <text:p>2.8722e-07</text:p>
          </table:table-cell>
          <table:table-cell office:value-type="float" office:value="0.0030611">
            <text:p>0.0030611</text:p>
          </table:table-cell>
          <table:table-cell table:style-name="ce1" office:value-type="string">
            <text:p>1.7854e-15</text:p>
          </table:table-cell>
          <table:table-cell table:style-name="ce1" office:value-type="string">
            <text:p>1.236e-11</text:p>
          </table:table-cell>
          <table:table-cell table:style-name="ce1" office:value-type="string">
            <text:p>5.3926e-16</text:p>
          </table:table-cell>
          <table:table-cell table:style-name="ce1" office:value-type="string">
            <text:p>1.9727e-14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M52]*1000000" office:value-type="float" office:value="936.34">
            <text:p>936.34</text:p>
          </table:table-cell>
          <table:table-cell table:formula="of:=[.N52]*1000000" office:value-type="float" office:value="115.35">
            <text:p>115.35</text:p>
          </table:table-cell>
          <table:table-cell table:formula="of:=[.O52]*1000000" office:value-type="float" office:value="20.231">
            <text:p>20.231</text:p>
          </table:table-cell>
          <table:table-cell table:formula="of:=[.P52]*1000000" office:value-type="float" office:value="0.0048328">
            <text:p>0.0048328</text:p>
          </table:table-cell>
          <table:table-cell table:formula="of:=[.Q52]*1000000" office:value-type="float" office:value="9.2996">
            <text:p>9.2996</text:p>
          </table:table-cell>
          <table:table-cell table:formula="of:=[.R52]*1000000" office:value-type="float" office:value="1.2181">
            <text:p>1.2181</text:p>
          </table:table-cell>
          <table:table-cell table:formula="of:=[.S52]*1000000" office:value-type="float" office:value="0.32116">
            <text:p>0.32116</text:p>
          </table:table-cell>
          <table:table-cell table:formula="of:=[.T52]*1000000" office:value-type="float" office:value="3050.1">
            <text:p>3050.1</text:p>
          </table:table-cell>
          <table:table-cell table:formula="of:=[.U52]*1000000000000" office:value-type="float" office:value="0.0017184">
            <text:p>0.0017184</text:p>
          </table:table-cell>
          <table:table-cell table:formula="of:=[.V52]*1000000000000" office:value-type="float" office:value="12.258">
            <text:p>12.258</text:p>
          </table:table-cell>
          <table:table-cell table:formula="of:=([.W52]+[.X52])*1000000000000" office:value-type="float" office:value="0.02096382">
            <text:p>0.02096382</text:p>
          </table:table-cell>
          <table:table-cell office:value-type="float" office:value="0.00093634">
            <text:p>0.00093634</text:p>
          </table:table-cell>
          <table:table-cell office:value-type="float" office:value="0.00011535">
            <text:p>0.00011535</text:p>
          </table:table-cell>
          <table:table-cell table:style-name="ce1" office:value-type="string">
            <text:p>2.0231e-05</text:p>
          </table:table-cell>
          <table:table-cell table:style-name="ce1" office:value-type="string">
            <text:p>4.8328e-09</text:p>
          </table:table-cell>
          <table:table-cell table:style-name="ce1" office:value-type="string">
            <text:p>9.2996e-06</text:p>
          </table:table-cell>
          <table:table-cell table:style-name="ce1" office:value-type="string">
            <text:p>1.2181e-06</text:p>
          </table:table-cell>
          <table:table-cell table:style-name="ce1" office:value-type="string">
            <text:p>3.2116e-07</text:p>
          </table:table-cell>
          <table:table-cell office:value-type="float" office:value="0.0030501">
            <text:p>0.0030501</text:p>
          </table:table-cell>
          <table:table-cell table:style-name="ce1" office:value-type="string">
            <text:p>1.7184e-15</text:p>
          </table:table-cell>
          <table:table-cell table:style-name="ce1" office:value-type="string">
            <text:p>1.2258e-11</text:p>
          </table:table-cell>
          <table:table-cell table:style-name="ce1" office:value-type="string">
            <text:p>5.5782e-16</text:p>
          </table:table-cell>
          <table:table-cell table:style-name="ce1" office:value-type="string">
            <text:p>2.0406e-14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M53]*1000000" office:value-type="float" office:value="927.27">
            <text:p>927.27</text:p>
          </table:table-cell>
          <table:table-cell table:formula="of:=[.N53]*1000000" office:value-type="float" office:value="113.95">
            <text:p>113.95</text:p>
          </table:table-cell>
          <table:table-cell table:formula="of:=[.O53]*1000000" office:value-type="float" office:value="20.128">
            <text:p>20.128</text:p>
          </table:table-cell>
          <table:table-cell table:formula="of:=[.P53]*1000000" office:value-type="float" office:value="0.004959">
            <text:p>0.004959</text:p>
          </table:table-cell>
          <table:table-cell table:formula="of:=[.Q53]*1000000" office:value-type="float" office:value="9.2424">
            <text:p>9.2424</text:p>
          </table:table-cell>
          <table:table-cell table:formula="of:=[.R53]*1000000" office:value-type="float" office:value="1.3003">
            <text:p>1.3003</text:p>
          </table:table-cell>
          <table:table-cell table:formula="of:=[.S53]*1000000" office:value-type="float" office:value="0.35715">
            <text:p>0.35715</text:p>
          </table:table-cell>
          <table:table-cell table:formula="of:=[.T53]*1000000" office:value-type="float" office:value="3039.5">
            <text:p>3039.5</text:p>
          </table:table-cell>
          <table:table-cell table:formula="of:=[.U53]*1000000000000" office:value-type="float" office:value="0.0016555">
            <text:p>0.0016555</text:p>
          </table:table-cell>
          <table:table-cell table:formula="of:=[.V53]*1000000000000" office:value-type="float" office:value="12.162">
            <text:p>12.162</text:p>
          </table:table-cell>
          <table:table-cell table:formula="of:=([.W53]+[.X53])*1000000000000" office:value-type="float" office:value="0.0216439">
            <text:p>0.0216439</text:p>
          </table:table-cell>
          <table:table-cell office:value-type="float" office:value="0.00092727">
            <text:p>0.00092727</text:p>
          </table:table-cell>
          <table:table-cell office:value-type="float" office:value="0.00011395">
            <text:p>0.00011395</text:p>
          </table:table-cell>
          <table:table-cell table:style-name="ce1" office:value-type="string">
            <text:p>2.0128e-05</text:p>
          </table:table-cell>
          <table:table-cell table:style-name="ce1" office:value-type="string">
            <text:p>4.959e-09</text:p>
          </table:table-cell>
          <table:table-cell table:style-name="ce1" office:value-type="string">
            <text:p>9.2424e-06</text:p>
          </table:table-cell>
          <table:table-cell table:style-name="ce1" office:value-type="string">
            <text:p>1.3003e-06</text:p>
          </table:table-cell>
          <table:table-cell table:style-name="ce1" office:value-type="string">
            <text:p>3.5715e-07</text:p>
          </table:table-cell>
          <table:table-cell office:value-type="float" office:value="0.0030395">
            <text:p>0.0030395</text:p>
          </table:table-cell>
          <table:table-cell table:style-name="ce1" office:value-type="string">
            <text:p>1.6555e-15</text:p>
          </table:table-cell>
          <table:table-cell table:style-name="ce1" office:value-type="string">
            <text:p>1.2162e-11</text:p>
          </table:table-cell>
          <table:table-cell table:style-name="ce1" office:value-type="string">
            <text:p>5.759e-16</text:p>
          </table:table-cell>
          <table:table-cell table:style-name="ce1" office:value-type="string">
            <text:p>2.1068e-14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M54]*1000000" office:value-type="float" office:value="918.46">
            <text:p>918.46</text:p>
          </table:table-cell>
          <table:table-cell table:formula="of:=[.N54]*1000000" office:value-type="float" office:value="112.6">
            <text:p>112.6</text:p>
          </table:table-cell>
          <table:table-cell table:formula="of:=[.O54]*1000000" office:value-type="float" office:value="20.029">
            <text:p>20.029</text:p>
          </table:table-cell>
          <table:table-cell table:formula="of:=[.P54]*1000000" office:value-type="float" office:value="0.0050826">
            <text:p>0.0050826</text:p>
          </table:table-cell>
          <table:table-cell table:formula="of:=[.Q54]*1000000" office:value-type="float" office:value="9.1862">
            <text:p>9.1862</text:p>
          </table:table-cell>
          <table:table-cell table:formula="of:=[.R54]*1000000" office:value-type="float" office:value="1.3831">
            <text:p>1.3831</text:p>
          </table:table-cell>
          <table:table-cell table:formula="of:=[.S54]*1000000" office:value-type="float" office:value="0.39519">
            <text:p>0.39519</text:p>
          </table:table-cell>
          <table:table-cell table:formula="of:=[.T54]*1000000" office:value-type="float" office:value="3029.3">
            <text:p>3029.3</text:p>
          </table:table-cell>
          <table:table-cell table:formula="of:=[.U54]*1000000000000" office:value-type="float" office:value="0.0015964">
            <text:p>0.0015964</text:p>
          </table:table-cell>
          <table:table-cell table:formula="of:=[.V54]*1000000000000" office:value-type="float" office:value="12.071">
            <text:p>12.071</text:p>
          </table:table-cell>
          <table:table-cell table:formula="of:=([.W54]+[.X54])*1000000000000" office:value-type="float" office:value="0.02230651">
            <text:p>0.02230651</text:p>
          </table:table-cell>
          <table:table-cell office:value-type="float" office:value="0.00091846">
            <text:p>0.00091846</text:p>
          </table:table-cell>
          <table:table-cell office:value-type="float" office:value="0.0001126">
            <text:p>0.0001126</text:p>
          </table:table-cell>
          <table:table-cell table:style-name="ce1" office:value-type="string">
            <text:p>2.0029e-05</text:p>
          </table:table-cell>
          <table:table-cell table:style-name="ce1" office:value-type="string">
            <text:p>5.0826e-09</text:p>
          </table:table-cell>
          <table:table-cell table:style-name="ce1" office:value-type="string">
            <text:p>9.1862e-06</text:p>
          </table:table-cell>
          <table:table-cell table:style-name="ce1" office:value-type="string">
            <text:p>1.3831e-06</text:p>
          </table:table-cell>
          <table:table-cell table:style-name="ce1" office:value-type="string">
            <text:p>3.9519e-07</text:p>
          </table:table-cell>
          <table:table-cell office:value-type="float" office:value="0.0030293">
            <text:p>0.0030293</text:p>
          </table:table-cell>
          <table:table-cell table:style-name="ce1" office:value-type="string">
            <text:p>1.5964e-15</text:p>
          </table:table-cell>
          <table:table-cell table:style-name="ce1" office:value-type="string">
            <text:p>1.2071e-11</text:p>
          </table:table-cell>
          <table:table-cell table:style-name="ce1" office:value-type="string">
            <text:p>5.9351e-16</text:p>
          </table:table-cell>
          <table:table-cell table:style-name="ce1" office:value-type="string">
            <text:p>2.1713e-14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M55]*1000000" office:value-type="float" office:value="909.89">
            <text:p>909.89</text:p>
          </table:table-cell>
          <table:table-cell table:formula="of:=[.N55]*1000000" office:value-type="float" office:value="111.31">
            <text:p>111.31</text:p>
          </table:table-cell>
          <table:table-cell table:formula="of:=[.O55]*1000000" office:value-type="float" office:value="19.934">
            <text:p>19.934</text:p>
          </table:table-cell>
          <table:table-cell table:formula="of:=[.P55]*1000000" office:value-type="float" office:value="0.0052038">
            <text:p>0.0052038</text:p>
          </table:table-cell>
          <table:table-cell table:formula="of:=[.Q55]*1000000" office:value-type="float" office:value="9.1309">
            <text:p>9.1309</text:p>
          </table:table-cell>
          <table:table-cell table:formula="of:=[.R55]*1000000" office:value-type="float" office:value="1.4662">
            <text:p>1.4662</text:p>
          </table:table-cell>
          <table:table-cell table:formula="of:=[.S55]*1000000" office:value-type="float" office:value="0.43526">
            <text:p>0.43526</text:p>
          </table:table-cell>
          <table:table-cell table:formula="of:=[.T55]*1000000" office:value-type="float" office:value="3019.3">
            <text:p>3019.3</text:p>
          </table:table-cell>
          <table:table-cell table:formula="of:=[.U55]*1000000000000" office:value-type="float" office:value="0.0015404">
            <text:p>0.0015404</text:p>
          </table:table-cell>
          <table:table-cell table:formula="of:=[.V55]*1000000000000" office:value-type="float" office:value="11.986">
            <text:p>11.986</text:p>
          </table:table-cell>
          <table:table-cell table:formula="of:=([.W55]+[.X55])*1000000000000" office:value-type="float" office:value="0.02295166">
            <text:p>0.02295166</text:p>
          </table:table-cell>
          <table:table-cell office:value-type="float" office:value="0.00090989">
            <text:p>0.00090989</text:p>
          </table:table-cell>
          <table:table-cell office:value-type="float" office:value="0.00011131">
            <text:p>0.00011131</text:p>
          </table:table-cell>
          <table:table-cell table:style-name="ce1" office:value-type="string">
            <text:p>1.9934e-05</text:p>
          </table:table-cell>
          <table:table-cell table:style-name="ce1" office:value-type="string">
            <text:p>5.2038e-09</text:p>
          </table:table-cell>
          <table:table-cell table:style-name="ce1" office:value-type="string">
            <text:p>9.1309e-06</text:p>
          </table:table-cell>
          <table:table-cell table:style-name="ce1" office:value-type="string">
            <text:p>1.4662e-06</text:p>
          </table:table-cell>
          <table:table-cell table:style-name="ce1" office:value-type="string">
            <text:p>4.3526e-07</text:p>
          </table:table-cell>
          <table:table-cell office:value-type="float" office:value="0.0030193">
            <text:p>0.0030193</text:p>
          </table:table-cell>
          <table:table-cell table:style-name="ce1" office:value-type="string">
            <text:p>1.5404e-15</text:p>
          </table:table-cell>
          <table:table-cell table:style-name="ce1" office:value-type="string">
            <text:p>1.1986e-11</text:p>
          </table:table-cell>
          <table:table-cell table:style-name="ce1" office:value-type="string">
            <text:p>6.1066e-16</text:p>
          </table:table-cell>
          <table:table-cell table:style-name="ce1" office:value-type="string">
            <text:p>2.2341e-14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M56]*1000000" office:value-type="float" office:value="901.52">
            <text:p>901.52</text:p>
          </table:table-cell>
          <table:table-cell table:formula="of:=[.N56]*1000000" office:value-type="float" office:value="110.07">
            <text:p>110.07</text:p>
          </table:table-cell>
          <table:table-cell table:formula="of:=[.O56]*1000000" office:value-type="float" office:value="19.842">
            <text:p>19.842</text:p>
          </table:table-cell>
          <table:table-cell table:formula="of:=[.P56]*1000000" office:value-type="float" office:value="0.0053227">
            <text:p>0.0053227</text:p>
          </table:table-cell>
          <table:table-cell table:formula="of:=[.Q56]*1000000" office:value-type="float" office:value="9.0765">
            <text:p>9.0765</text:p>
          </table:table-cell>
          <table:table-cell table:formula="of:=[.R56]*1000000" office:value-type="float" office:value="1.5495">
            <text:p>1.5495</text:p>
          </table:table-cell>
          <table:table-cell table:formula="of:=[.S56]*1000000" office:value-type="float" office:value="0.47735">
            <text:p>0.47735</text:p>
          </table:table-cell>
          <table:table-cell table:formula="of:=[.T56]*1000000" office:value-type="float" office:value="3009.6">
            <text:p>3009.6</text:p>
          </table:table-cell>
          <table:table-cell table:formula="of:=[.U56]*1000000000000" office:value-type="float" office:value="0.0014874">
            <text:p>0.0014874</text:p>
          </table:table-cell>
          <table:table-cell table:formula="of:=[.V56]*1000000000000" office:value-type="float" office:value="11.905">
            <text:p>11.905</text:p>
          </table:table-cell>
          <table:table-cell table:formula="of:=([.W56]+[.X56])*1000000000000" office:value-type="float" office:value="0.02357833">
            <text:p>0.02357833</text:p>
          </table:table-cell>
          <table:table-cell office:value-type="float" office:value="0.00090152">
            <text:p>0.00090152</text:p>
          </table:table-cell>
          <table:table-cell office:value-type="float" office:value="0.00011007">
            <text:p>0.00011007</text:p>
          </table:table-cell>
          <table:table-cell table:style-name="ce1" office:value-type="string">
            <text:p>1.9842e-05</text:p>
          </table:table-cell>
          <table:table-cell table:style-name="ce1" office:value-type="string">
            <text:p>5.3227e-09</text:p>
          </table:table-cell>
          <table:table-cell table:style-name="ce1" office:value-type="string">
            <text:p>9.0765e-06</text:p>
          </table:table-cell>
          <table:table-cell table:style-name="ce1" office:value-type="string">
            <text:p>1.5495e-06</text:p>
          </table:table-cell>
          <table:table-cell table:style-name="ce1" office:value-type="string">
            <text:p>4.7735e-07</text:p>
          </table:table-cell>
          <table:table-cell office:value-type="float" office:value="0.0030096">
            <text:p>0.0030096</text:p>
          </table:table-cell>
          <table:table-cell table:style-name="ce1" office:value-type="string">
            <text:p>1.4874e-15</text:p>
          </table:table-cell>
          <table:table-cell table:style-name="ce1" office:value-type="string">
            <text:p>1.1905e-11</text:p>
          </table:table-cell>
          <table:table-cell table:style-name="ce1" office:value-type="string">
            <text:p>6.2733e-16</text:p>
          </table:table-cell>
          <table:table-cell table:style-name="ce1" office:value-type="string">
            <text:p>2.2951e-14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M57]*1000000" office:value-type="float" office:value="893.36">
            <text:p>893.36</text:p>
          </table:table-cell>
          <table:table-cell table:formula="of:=[.N57]*1000000" office:value-type="float" office:value="108.89">
            <text:p>108.89</text:p>
          </table:table-cell>
          <table:table-cell table:formula="of:=[.O57]*1000000" office:value-type="float" office:value="19.753">
            <text:p>19.753</text:p>
          </table:table-cell>
          <table:table-cell table:formula="of:=[.P57]*1000000" office:value-type="float" office:value="0.0054394">
            <text:p>0.0054394</text:p>
          </table:table-cell>
          <table:table-cell table:formula="of:=[.Q57]*1000000" office:value-type="float" office:value="9.0229">
            <text:p>9.0229</text:p>
          </table:table-cell>
          <table:table-cell table:formula="of:=[.R57]*1000000" office:value-type="float" office:value="1.6329">
            <text:p>1.6329</text:p>
          </table:table-cell>
          <table:table-cell table:formula="of:=[.S57]*1000000" office:value-type="float" office:value="0.52144">
            <text:p>0.52144</text:p>
          </table:table-cell>
          <table:table-cell table:formula="of:=[.T57]*1000000" office:value-type="float" office:value="3000.1">
            <text:p>3000.1</text:p>
          </table:table-cell>
          <table:table-cell table:formula="of:=[.U57]*1000000000000" office:value-type="float" office:value="0.0014369">
            <text:p>0.0014369</text:p>
          </table:table-cell>
          <table:table-cell table:formula="of:=[.V57]*1000000000000" office:value-type="float" office:value="11.828">
            <text:p>11.828</text:p>
          </table:table-cell>
          <table:table-cell table:formula="of:=([.W57]+[.X57])*1000000000000" office:value-type="float" office:value="0.02418753">
            <text:p>0.02418753</text:p>
          </table:table-cell>
          <table:table-cell office:value-type="float" office:value="0.00089336">
            <text:p>0.00089336</text:p>
          </table:table-cell>
          <table:table-cell office:value-type="float" office:value="0.00010889">
            <text:p>0.00010889</text:p>
          </table:table-cell>
          <table:table-cell table:style-name="ce1" office:value-type="string">
            <text:p>1.9753e-05</text:p>
          </table:table-cell>
          <table:table-cell table:style-name="ce1" office:value-type="string">
            <text:p>5.4394e-09</text:p>
          </table:table-cell>
          <table:table-cell table:style-name="ce1" office:value-type="string">
            <text:p>9.0229e-06</text:p>
          </table:table-cell>
          <table:table-cell table:style-name="ce1" office:value-type="string">
            <text:p>1.6329e-06</text:p>
          </table:table-cell>
          <table:table-cell table:style-name="ce1" office:value-type="string">
            <text:p>5.2144e-07</text:p>
          </table:table-cell>
          <table:table-cell office:value-type="float" office:value="0.0030001">
            <text:p>0.0030001</text:p>
          </table:table-cell>
          <table:table-cell table:style-name="ce1" office:value-type="string">
            <text:p>1.4369e-15</text:p>
          </table:table-cell>
          <table:table-cell table:style-name="ce1" office:value-type="string">
            <text:p>1.1828e-11</text:p>
          </table:table-cell>
          <table:table-cell table:style-name="ce1" office:value-type="string">
            <text:p>6.4353e-16</text:p>
          </table:table-cell>
          <table:table-cell table:style-name="ce1" office:value-type="string">
            <text:p>2.3544e-14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M58]*1000000" office:value-type="float" office:value="885.38">
            <text:p>885.38</text:p>
          </table:table-cell>
          <table:table-cell table:formula="of:=[.N58]*1000000" office:value-type="float" office:value="107.76">
            <text:p>107.76</text:p>
          </table:table-cell>
          <table:table-cell table:formula="of:=[.O58]*1000000" office:value-type="float" office:value="19.667">
            <text:p>19.667</text:p>
          </table:table-cell>
          <table:table-cell table:formula="of:=[.P58]*1000000" office:value-type="float" office:value="0.005554">
            <text:p>0.005554</text:p>
          </table:table-cell>
          <table:table-cell table:formula="of:=[.Q58]*1000000" office:value-type="float" office:value="8.9699">
            <text:p>8.9699</text:p>
          </table:table-cell>
          <table:table-cell table:formula="of:=[.R58]*1000000" office:value-type="float" office:value="1.7163">
            <text:p>1.7163</text:p>
          </table:table-cell>
          <table:table-cell table:formula="of:=[.S58]*1000000" office:value-type="float" office:value="0.5675">
            <text:p>0.5675</text:p>
          </table:table-cell>
          <table:table-cell table:formula="of:=[.T58]*1000000" office:value-type="float" office:value="2990.9">
            <text:p>2990.9</text:p>
          </table:table-cell>
          <table:table-cell table:formula="of:=[.U58]*1000000000000" office:value-type="float" office:value="0.0013887">
            <text:p>0.0013887</text:p>
          </table:table-cell>
          <table:table-cell table:formula="of:=[.V58]*1000000000000" office:value-type="float" office:value="11.755">
            <text:p>11.755</text:p>
          </table:table-cell>
          <table:table-cell table:formula="of:=([.W58]+[.X58])*1000000000000" office:value-type="float" office:value="0.02477926">
            <text:p>0.02477926</text:p>
          </table:table-cell>
          <table:table-cell office:value-type="float" office:value="0.00088538">
            <text:p>0.00088538</text:p>
          </table:table-cell>
          <table:table-cell office:value-type="float" office:value="0.00010776">
            <text:p>0.00010776</text:p>
          </table:table-cell>
          <table:table-cell table:style-name="ce1" office:value-type="string">
            <text:p>1.9667e-05</text:p>
          </table:table-cell>
          <table:table-cell table:style-name="ce1" office:value-type="string">
            <text:p>5.554e-09</text:p>
          </table:table-cell>
          <table:table-cell table:style-name="ce1" office:value-type="string">
            <text:p>8.9699e-06</text:p>
          </table:table-cell>
          <table:table-cell table:style-name="ce1" office:value-type="string">
            <text:p>1.7163e-06</text:p>
          </table:table-cell>
          <table:table-cell table:style-name="ce1" office:value-type="string">
            <text:p>5.675e-07</text:p>
          </table:table-cell>
          <table:table-cell office:value-type="float" office:value="0.0029909">
            <text:p>0.0029909</text:p>
          </table:table-cell>
          <table:table-cell table:style-name="ce1" office:value-type="string">
            <text:p>1.3887e-15</text:p>
          </table:table-cell>
          <table:table-cell table:style-name="ce1" office:value-type="string">
            <text:p>1.1755e-11</text:p>
          </table:table-cell>
          <table:table-cell table:style-name="ce1" office:value-type="string">
            <text:p>6.5926e-16</text:p>
          </table:table-cell>
          <table:table-cell table:style-name="ce1" office:value-type="string">
            <text:p>2.412e-14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M59]*1000000" office:value-type="float" office:value="877.56">
            <text:p>877.56</text:p>
          </table:table-cell>
          <table:table-cell table:formula="of:=[.N59]*1000000" office:value-type="float" office:value="106.66">
            <text:p>106.66</text:p>
          </table:table-cell>
          <table:table-cell table:formula="of:=[.O59]*1000000" office:value-type="float" office:value="19.583">
            <text:p>19.583</text:p>
          </table:table-cell>
          <table:table-cell table:formula="of:=[.P59]*1000000" office:value-type="float" office:value="0.0056666">
            <text:p>0.0056666</text:p>
          </table:table-cell>
          <table:table-cell table:formula="of:=[.Q59]*1000000" office:value-type="float" office:value="8.9176">
            <text:p>8.9176</text:p>
          </table:table-cell>
          <table:table-cell table:formula="of:=[.R59]*1000000" office:value-type="float" office:value="1.7994">
            <text:p>1.7994</text:p>
          </table:table-cell>
          <table:table-cell table:formula="of:=[.S59]*1000000" office:value-type="float" office:value="0.61551">
            <text:p>0.61551</text:p>
          </table:table-cell>
          <table:table-cell table:formula="of:=[.T59]*1000000" office:value-type="float" office:value="2981.8">
            <text:p>2981.8</text:p>
          </table:table-cell>
          <table:table-cell table:formula="of:=[.U59]*1000000000000" office:value-type="float" office:value="0.0013427">
            <text:p>0.0013427</text:p>
          </table:table-cell>
          <table:table-cell table:formula="of:=[.V59]*1000000000000" office:value-type="float" office:value="11.685">
            <text:p>11.685</text:p>
          </table:table-cell>
          <table:table-cell table:formula="of:=([.W59]+[.X59])*1000000000000" office:value-type="float" office:value="0.02535353">
            <text:p>0.02535353</text:p>
          </table:table-cell>
          <table:table-cell office:value-type="float" office:value="0.00087756">
            <text:p>0.00087756</text:p>
          </table:table-cell>
          <table:table-cell office:value-type="float" office:value="0.00010666">
            <text:p>0.00010666</text:p>
          </table:table-cell>
          <table:table-cell table:style-name="ce1" office:value-type="string">
            <text:p>1.9583e-05</text:p>
          </table:table-cell>
          <table:table-cell table:style-name="ce1" office:value-type="string">
            <text:p>5.6666e-09</text:p>
          </table:table-cell>
          <table:table-cell table:style-name="ce1" office:value-type="string">
            <text:p>8.9176e-06</text:p>
          </table:table-cell>
          <table:table-cell table:style-name="ce1" office:value-type="string">
            <text:p>1.7994e-06</text:p>
          </table:table-cell>
          <table:table-cell table:style-name="ce1" office:value-type="string">
            <text:p>6.1551e-07</text:p>
          </table:table-cell>
          <table:table-cell office:value-type="float" office:value="0.0029818">
            <text:p>0.0029818</text:p>
          </table:table-cell>
          <table:table-cell table:style-name="ce1" office:value-type="string">
            <text:p>1.3427e-15</text:p>
          </table:table-cell>
          <table:table-cell table:style-name="ce1" office:value-type="string">
            <text:p>1.1685e-11</text:p>
          </table:table-cell>
          <table:table-cell table:style-name="ce1" office:value-type="string">
            <text:p>6.7453e-16</text:p>
          </table:table-cell>
          <table:table-cell table:style-name="ce1" office:value-type="string">
            <text:p>2.4679e-14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M60]*1000000" office:value-type="float" office:value="869.91">
            <text:p>869.91</text:p>
          </table:table-cell>
          <table:table-cell table:formula="of:=[.N60]*1000000" office:value-type="float" office:value="105.61">
            <text:p>105.61</text:p>
          </table:table-cell>
          <table:table-cell table:formula="of:=[.O60]*1000000" office:value-type="float" office:value="19.502">
            <text:p>19.502</text:p>
          </table:table-cell>
          <table:table-cell table:formula="of:=[.P60]*1000000" office:value-type="float" office:value="0.0057774">
            <text:p>0.0057774</text:p>
          </table:table-cell>
          <table:table-cell table:formula="of:=[.Q60]*1000000" office:value-type="float" office:value="8.8658">
            <text:p>8.8658</text:p>
          </table:table-cell>
          <table:table-cell table:formula="of:=[.R60]*1000000" office:value-type="float" office:value="1.8823">
            <text:p>1.8823</text:p>
          </table:table-cell>
          <table:table-cell table:formula="of:=[.S60]*1000000" office:value-type="float" office:value="0.66545">
            <text:p>0.66545</text:p>
          </table:table-cell>
          <table:table-cell table:formula="of:=[.T60]*1000000" office:value-type="float" office:value="2973">
            <text:p>2973</text:p>
          </table:table-cell>
          <table:table-cell table:formula="of:=[.U60]*1000000000000" office:value-type="float" office:value="0.0012986">
            <text:p>0.0012986</text:p>
          </table:table-cell>
          <table:table-cell table:formula="of:=[.V60]*1000000000000" office:value-type="float" office:value="11.618">
            <text:p>11.618</text:p>
          </table:table-cell>
          <table:table-cell table:formula="of:=([.W60]+[.X60])*1000000000000" office:value-type="float" office:value="0.02590933">
            <text:p>0.02590933</text:p>
          </table:table-cell>
          <table:table-cell office:value-type="float" office:value="0.00086991">
            <text:p>0.00086991</text:p>
          </table:table-cell>
          <table:table-cell office:value-type="float" office:value="0.00010561">
            <text:p>0.00010561</text:p>
          </table:table-cell>
          <table:table-cell table:style-name="ce1" office:value-type="string">
            <text:p>1.9502e-05</text:p>
          </table:table-cell>
          <table:table-cell table:style-name="ce1" office:value-type="string">
            <text:p>5.7774e-09</text:p>
          </table:table-cell>
          <table:table-cell table:style-name="ce1" office:value-type="string">
            <text:p>8.8658e-06</text:p>
          </table:table-cell>
          <table:table-cell table:style-name="ce1" office:value-type="string">
            <text:p>1.8823e-06</text:p>
          </table:table-cell>
          <table:table-cell table:style-name="ce1" office:value-type="string">
            <text:p>6.6545e-07</text:p>
          </table:table-cell>
          <table:table-cell office:value-type="float" office:value="0.002973">
            <text:p>0.002973</text:p>
          </table:table-cell>
          <table:table-cell table:style-name="ce1" office:value-type="string">
            <text:p>1.2986e-15</text:p>
          </table:table-cell>
          <table:table-cell table:style-name="ce1" office:value-type="string">
            <text:p>1.1618e-11</text:p>
          </table:table-cell>
          <table:table-cell table:style-name="ce1" office:value-type="string">
            <text:p>6.8933e-16</text:p>
          </table:table-cell>
          <table:table-cell table:style-name="ce1" office:value-type="string">
            <text:p>2.522e-14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M61]*1000000" office:value-type="float" office:value="862.39">
            <text:p>862.39</text:p>
          </table:table-cell>
          <table:table-cell table:formula="of:=[.N61]*1000000" office:value-type="float" office:value="104.6">
            <text:p>104.6</text:p>
          </table:table-cell>
          <table:table-cell table:formula="of:=[.O61]*1000000" office:value-type="float" office:value="19.422">
            <text:p>19.422</text:p>
          </table:table-cell>
          <table:table-cell table:formula="of:=[.P61]*1000000" office:value-type="float" office:value="0.0058863">
            <text:p>0.0058863</text:p>
          </table:table-cell>
          <table:table-cell table:formula="of:=[.Q61]*1000000" office:value-type="float" office:value="8.8146">
            <text:p>8.8146</text:p>
          </table:table-cell>
          <table:table-cell table:formula="of:=[.R61]*1000000" office:value-type="float" office:value="1.9648">
            <text:p>1.9648</text:p>
          </table:table-cell>
          <table:table-cell table:formula="of:=[.S61]*1000000" office:value-type="float" office:value="0.71729">
            <text:p>0.71729</text:p>
          </table:table-cell>
          <table:table-cell table:formula="of:=[.T61]*1000000" office:value-type="float" office:value="2964.4">
            <text:p>2964.4</text:p>
          </table:table-cell>
          <table:table-cell table:formula="of:=[.U61]*1000000000000" office:value-type="float" office:value="0.0012564">
            <text:p>0.0012564</text:p>
          </table:table-cell>
          <table:table-cell table:formula="of:=[.V61]*1000000000000" office:value-type="float" office:value="11.553">
            <text:p>11.553</text:p>
          </table:table-cell>
          <table:table-cell table:formula="of:=([.W61]+[.X61])*1000000000000" office:value-type="float" office:value="0.02644867">
            <text:p>0.02644867</text:p>
          </table:table-cell>
          <table:table-cell office:value-type="float" office:value="0.00086239">
            <text:p>0.00086239</text:p>
          </table:table-cell>
          <table:table-cell office:value-type="float" office:value="0.0001046">
            <text:p>0.0001046</text:p>
          </table:table-cell>
          <table:table-cell table:style-name="ce1" office:value-type="string">
            <text:p>1.9422e-05</text:p>
          </table:table-cell>
          <table:table-cell table:style-name="ce1" office:value-type="string">
            <text:p>5.8863e-09</text:p>
          </table:table-cell>
          <table:table-cell table:style-name="ce1" office:value-type="string">
            <text:p>8.8146e-06</text:p>
          </table:table-cell>
          <table:table-cell table:style-name="ce1" office:value-type="string">
            <text:p>1.9648e-06</text:p>
          </table:table-cell>
          <table:table-cell table:style-name="ce1" office:value-type="string">
            <text:p>7.1729e-07</text:p>
          </table:table-cell>
          <table:table-cell office:value-type="float" office:value="0.0029644">
            <text:p>0.0029644</text:p>
          </table:table-cell>
          <table:table-cell table:style-name="ce1" office:value-type="string">
            <text:p>1.2564e-15</text:p>
          </table:table-cell>
          <table:table-cell table:style-name="ce1" office:value-type="string">
            <text:p>1.1553e-11</text:p>
          </table:table-cell>
          <table:table-cell table:style-name="ce1" office:value-type="string">
            <text:p>7.0367e-16</text:p>
          </table:table-cell>
          <table:table-cell table:style-name="ce1" office:value-type="string">
            <text:p>2.5745e-14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M62]*1000000" office:value-type="float" office:value="855.02">
            <text:p>855.02</text:p>
          </table:table-cell>
          <table:table-cell table:formula="of:=[.N62]*1000000" office:value-type="float" office:value="103.63">
            <text:p>103.63</text:p>
          </table:table-cell>
          <table:table-cell table:formula="of:=[.O62]*1000000" office:value-type="float" office:value="19.344">
            <text:p>19.344</text:p>
          </table:table-cell>
          <table:table-cell table:formula="of:=[.P62]*1000000" office:value-type="float" office:value="0.0059934">
            <text:p>0.0059934</text:p>
          </table:table-cell>
          <table:table-cell table:formula="of:=[.Q62]*1000000" office:value-type="float" office:value="8.7639">
            <text:p>8.7639</text:p>
          </table:table-cell>
          <table:table-cell table:formula="of:=[.R62]*1000000" office:value-type="float" office:value="2.0469">
            <text:p>2.0469</text:p>
          </table:table-cell>
          <table:table-cell table:formula="of:=[.S62]*1000000" office:value-type="float" office:value="0.771">
            <text:p>0.771</text:p>
          </table:table-cell>
          <table:table-cell table:formula="of:=[.T62]*1000000" office:value-type="float" office:value="2955.9">
            <text:p>2955.9</text:p>
          </table:table-cell>
          <table:table-cell table:formula="of:=[.U62]*1000000000000" office:value-type="float" office:value="0.0012158">
            <text:p>0.0012158</text:p>
          </table:table-cell>
          <table:table-cell table:formula="of:=[.V62]*1000000000000" office:value-type="float" office:value="11.492">
            <text:p>11.492</text:p>
          </table:table-cell>
          <table:table-cell table:formula="of:=([.W62]+[.X62])*1000000000000" office:value-type="float" office:value="0.02697054">
            <text:p>0.02697054</text:p>
          </table:table-cell>
          <table:table-cell office:value-type="float" office:value="0.00085502">
            <text:p>0.00085502</text:p>
          </table:table-cell>
          <table:table-cell office:value-type="float" office:value="0.00010363">
            <text:p>0.00010363</text:p>
          </table:table-cell>
          <table:table-cell table:style-name="ce1" office:value-type="string">
            <text:p>1.9344e-05</text:p>
          </table:table-cell>
          <table:table-cell table:style-name="ce1" office:value-type="string">
            <text:p>5.9934e-09</text:p>
          </table:table-cell>
          <table:table-cell table:style-name="ce1" office:value-type="string">
            <text:p>8.7639e-06</text:p>
          </table:table-cell>
          <table:table-cell table:style-name="ce1" office:value-type="string">
            <text:p>2.0469e-06</text:p>
          </table:table-cell>
          <table:table-cell table:style-name="ce1" office:value-type="string">
            <text:p>7.71e-07</text:p>
          </table:table-cell>
          <table:table-cell office:value-type="float" office:value="0.0029559">
            <text:p>0.0029559</text:p>
          </table:table-cell>
          <table:table-cell table:style-name="ce1" office:value-type="string">
            <text:p>1.2158e-15</text:p>
          </table:table-cell>
          <table:table-cell table:style-name="ce1" office:value-type="string">
            <text:p>1.1492e-11</text:p>
          </table:table-cell>
          <table:table-cell table:style-name="ce1" office:value-type="string">
            <text:p>7.1754e-16</text:p>
          </table:table-cell>
          <table:table-cell table:style-name="ce1" office:value-type="string">
            <text:p>2.6253e-14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M63]*1000000" office:value-type="float" office:value="847.77">
            <text:p>847.77</text:p>
          </table:table-cell>
          <table:table-cell table:formula="of:=[.N63]*1000000" office:value-type="float" office:value="102.68">
            <text:p>102.68</text:p>
          </table:table-cell>
          <table:table-cell table:formula="of:=[.O63]*1000000" office:value-type="float" office:value="19.267">
            <text:p>19.267</text:p>
          </table:table-cell>
          <table:table-cell table:formula="of:=[.P63]*1000000" office:value-type="float" office:value="0.0060989">
            <text:p>0.0060989</text:p>
          </table:table-cell>
          <table:table-cell table:formula="of:=[.Q63]*1000000" office:value-type="float" office:value="8.7137">
            <text:p>8.7137</text:p>
          </table:table-cell>
          <table:table-cell table:formula="of:=[.R63]*1000000" office:value-type="float" office:value="2.1284">
            <text:p>2.1284</text:p>
          </table:table-cell>
          <table:table-cell table:formula="of:=[.S63]*1000000" office:value-type="float" office:value="0.82655">
            <text:p>0.82655</text:p>
          </table:table-cell>
          <table:table-cell table:formula="of:=[.T63]*1000000" office:value-type="float" office:value="2947.6">
            <text:p>2947.6</text:p>
          </table:table-cell>
          <table:table-cell table:formula="of:=[.U63]*1000000000000" office:value-type="float" office:value="0.0011768">
            <text:p>0.0011768</text:p>
          </table:table-cell>
          <table:table-cell table:formula="of:=[.V63]*1000000000000" office:value-type="float" office:value="11.432">
            <text:p>11.432</text:p>
          </table:table-cell>
          <table:table-cell table:formula="of:=([.W63]+[.X63])*1000000000000" office:value-type="float" office:value="0.02747496">
            <text:p>0.02747496</text:p>
          </table:table-cell>
          <table:table-cell office:value-type="float" office:value="0.00084777">
            <text:p>0.00084777</text:p>
          </table:table-cell>
          <table:table-cell office:value-type="float" office:value="0.00010268">
            <text:p>0.00010268</text:p>
          </table:table-cell>
          <table:table-cell table:style-name="ce1" office:value-type="string">
            <text:p>1.9267e-05</text:p>
          </table:table-cell>
          <table:table-cell table:style-name="ce1" office:value-type="string">
            <text:p>6.0989e-09</text:p>
          </table:table-cell>
          <table:table-cell table:style-name="ce1" office:value-type="string">
            <text:p>8.7137e-06</text:p>
          </table:table-cell>
          <table:table-cell table:style-name="ce1" office:value-type="string">
            <text:p>2.1284e-06</text:p>
          </table:table-cell>
          <table:table-cell table:style-name="ce1" office:value-type="string">
            <text:p>8.2655e-07</text:p>
          </table:table-cell>
          <table:table-cell office:value-type="float" office:value="0.0029476">
            <text:p>0.0029476</text:p>
          </table:table-cell>
          <table:table-cell table:style-name="ce1" office:value-type="string">
            <text:p>1.1768e-15</text:p>
          </table:table-cell>
          <table:table-cell table:style-name="ce1" office:value-type="string">
            <text:p>1.1432e-11</text:p>
          </table:table-cell>
          <table:table-cell table:style-name="ce1" office:value-type="string">
            <text:p>7.3096e-16</text:p>
          </table:table-cell>
          <table:table-cell table:style-name="ce1" office:value-type="string">
            <text:p>2.6744e-14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M64]*1000000" office:value-type="float" office:value="840.63">
            <text:p>840.63</text:p>
          </table:table-cell>
          <table:table-cell table:formula="of:=[.N64]*1000000" office:value-type="float" office:value="101.77">
            <text:p>101.77</text:p>
          </table:table-cell>
          <table:table-cell table:formula="of:=[.O64]*1000000" office:value-type="float" office:value="19.192">
            <text:p>19.192</text:p>
          </table:table-cell>
          <table:table-cell table:formula="of:=[.P64]*1000000" office:value-type="float" office:value="0.0062029">
            <text:p>0.0062029</text:p>
          </table:table-cell>
          <table:table-cell table:formula="of:=[.Q64]*1000000" office:value-type="float" office:value="8.664">
            <text:p>8.664</text:p>
          </table:table-cell>
          <table:table-cell table:formula="of:=[.R64]*1000000" office:value-type="float" office:value="2.2092">
            <text:p>2.2092</text:p>
          </table:table-cell>
          <table:table-cell table:formula="of:=[.S64]*1000000" office:value-type="float" office:value="0.88392">
            <text:p>0.88392</text:p>
          </table:table-cell>
          <table:table-cell table:formula="of:=[.T64]*1000000" office:value-type="float" office:value="2939.4">
            <text:p>2939.4</text:p>
          </table:table-cell>
          <table:table-cell table:formula="of:=[.U64]*1000000000000" office:value-type="float" office:value="0.0011393">
            <text:p>0.0011393</text:p>
          </table:table-cell>
          <table:table-cell table:formula="of:=[.V64]*1000000000000" office:value-type="float" office:value="11.375">
            <text:p>11.375</text:p>
          </table:table-cell>
          <table:table-cell table:formula="of:=([.W64]+[.X64])*1000000000000" office:value-type="float" office:value="0.02796191">
            <text:p>0.02796191</text:p>
          </table:table-cell>
          <table:table-cell office:value-type="float" office:value="0.00084063">
            <text:p>0.00084063</text:p>
          </table:table-cell>
          <table:table-cell office:value-type="float" office:value="0.00010177">
            <text:p>0.00010177</text:p>
          </table:table-cell>
          <table:table-cell table:style-name="ce1" office:value-type="string">
            <text:p>1.9192e-05</text:p>
          </table:table-cell>
          <table:table-cell table:style-name="ce1" office:value-type="string">
            <text:p>6.2029e-09</text:p>
          </table:table-cell>
          <table:table-cell table:style-name="ce1" office:value-type="string">
            <text:p>8.664e-06</text:p>
          </table:table-cell>
          <table:table-cell table:style-name="ce1" office:value-type="string">
            <text:p>2.2092e-06</text:p>
          </table:table-cell>
          <table:table-cell table:style-name="ce1" office:value-type="string">
            <text:p>8.8392e-07</text:p>
          </table:table-cell>
          <table:table-cell office:value-type="float" office:value="0.0029394">
            <text:p>0.0029394</text:p>
          </table:table-cell>
          <table:table-cell table:style-name="ce1" office:value-type="string">
            <text:p>1.1393e-15</text:p>
          </table:table-cell>
          <table:table-cell table:style-name="ce1" office:value-type="string">
            <text:p>1.1375e-11</text:p>
          </table:table-cell>
          <table:table-cell table:style-name="ce1" office:value-type="string">
            <text:p>7.4391e-16</text:p>
          </table:table-cell>
          <table:table-cell table:style-name="ce1" office:value-type="string">
            <text:p>2.7218e-14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M65]*1000000" office:value-type="float" office:value="833.61">
            <text:p>833.61</text:p>
          </table:table-cell>
          <table:table-cell table:formula="of:=[.N65]*1000000" office:value-type="float" office:value="100.89">
            <text:p>100.89</text:p>
          </table:table-cell>
          <table:table-cell table:formula="of:=[.O65]*1000000" office:value-type="float" office:value="19.118">
            <text:p>19.118</text:p>
          </table:table-cell>
          <table:table-cell table:formula="of:=[.P65]*1000000" office:value-type="float" office:value="0.0063053">
            <text:p>0.0063053</text:p>
          </table:table-cell>
          <table:table-cell table:formula="of:=[.Q65]*1000000" office:value-type="float" office:value="8.6146">
            <text:p>8.6146</text:p>
          </table:table-cell>
          <table:table-cell table:formula="of:=[.R65]*1000000" office:value-type="float" office:value="2.2894">
            <text:p>2.2894</text:p>
          </table:table-cell>
          <table:table-cell table:formula="of:=[.S65]*1000000" office:value-type="float" office:value="0.94306">
            <text:p>0.94306</text:p>
          </table:table-cell>
          <table:table-cell table:formula="of:=[.T65]*1000000" office:value-type="float" office:value="2931.3">
            <text:p>2931.3</text:p>
          </table:table-cell>
          <table:table-cell table:formula="of:=[.U65]*1000000000000" office:value-type="float" office:value="0.0011032">
            <text:p>0.0011032</text:p>
          </table:table-cell>
          <table:table-cell table:formula="of:=[.V65]*1000000000000" office:value-type="float" office:value="11.319">
            <text:p>11.319</text:p>
          </table:table-cell>
          <table:table-cell table:formula="of:=([.W65]+[.X65])*1000000000000" office:value-type="float" office:value="0.0284314">
            <text:p>0.0284314</text:p>
          </table:table-cell>
          <table:table-cell office:value-type="float" office:value="0.00083361">
            <text:p>0.00083361</text:p>
          </table:table-cell>
          <table:table-cell office:value-type="float" office:value="0.00010089">
            <text:p>0.00010089</text:p>
          </table:table-cell>
          <table:table-cell table:style-name="ce1" office:value-type="string">
            <text:p>1.9118e-05</text:p>
          </table:table-cell>
          <table:table-cell table:style-name="ce1" office:value-type="string">
            <text:p>6.3053e-09</text:p>
          </table:table-cell>
          <table:table-cell table:style-name="ce1" office:value-type="string">
            <text:p>8.6146e-06</text:p>
          </table:table-cell>
          <table:table-cell table:style-name="ce1" office:value-type="string">
            <text:p>2.2894e-06</text:p>
          </table:table-cell>
          <table:table-cell table:style-name="ce1" office:value-type="string">
            <text:p>9.4306e-07</text:p>
          </table:table-cell>
          <table:table-cell office:value-type="float" office:value="0.0029313">
            <text:p>0.0029313</text:p>
          </table:table-cell>
          <table:table-cell table:style-name="ce1" office:value-type="string">
            <text:p>1.1032e-15</text:p>
          </table:table-cell>
          <table:table-cell table:style-name="ce1" office:value-type="string">
            <text:p>1.1319e-11</text:p>
          </table:table-cell>
          <table:table-cell table:style-name="ce1" office:value-type="string">
            <text:p>7.564e-16</text:p>
          </table:table-cell>
          <table:table-cell table:style-name="ce1" office:value-type="string">
            <text:p>2.7675e-14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M66]*1000000" office:value-type="float" office:value="826.7">
            <text:p>826.7</text:p>
          </table:table-cell>
          <table:table-cell table:formula="of:=[.N66]*1000000" office:value-type="float" office:value="100.03">
            <text:p>100.03</text:p>
          </table:table-cell>
          <table:table-cell table:formula="of:=[.O66]*1000000" office:value-type="float" office:value="19.045">
            <text:p>19.045</text:p>
          </table:table-cell>
          <table:table-cell table:formula="of:=[.P66]*1000000" office:value-type="float" office:value="0.0064062">
            <text:p>0.0064062</text:p>
          </table:table-cell>
          <table:table-cell table:formula="of:=[.Q66]*1000000" office:value-type="float" office:value="8.5656">
            <text:p>8.5656</text:p>
          </table:table-cell>
          <table:table-cell table:formula="of:=[.R66]*1000000" office:value-type="float" office:value="2.3688">
            <text:p>2.3688</text:p>
          </table:table-cell>
          <table:table-cell table:formula="of:=[.S66]*1000000" office:value-type="float" office:value="1.0039">
            <text:p>1.0039</text:p>
          </table:table-cell>
          <table:table-cell table:formula="of:=[.T66]*1000000" office:value-type="float" office:value="2923.4">
            <text:p>2923.4</text:p>
          </table:table-cell>
          <table:table-cell table:formula="of:=[.U66]*1000000000000" office:value-type="float" office:value="0.0010683">
            <text:p>0.0010683</text:p>
          </table:table-cell>
          <table:table-cell table:formula="of:=[.V66]*1000000000000" office:value-type="float" office:value="11.266">
            <text:p>11.266</text:p>
          </table:table-cell>
          <table:table-cell table:formula="of:=([.W66]+[.X66])*1000000000000" office:value-type="float" office:value="0.02888344">
            <text:p>0.02888344</text:p>
          </table:table-cell>
          <table:table-cell office:value-type="float" office:value="0.0008267">
            <text:p>0.0008267</text:p>
          </table:table-cell>
          <table:table-cell office:value-type="float" office:value="0.00010003">
            <text:p>0.00010003</text:p>
          </table:table-cell>
          <table:table-cell table:style-name="ce1" office:value-type="string">
            <text:p>1.9045e-05</text:p>
          </table:table-cell>
          <table:table-cell table:style-name="ce1" office:value-type="string">
            <text:p>6.4062e-09</text:p>
          </table:table-cell>
          <table:table-cell table:style-name="ce1" office:value-type="string">
            <text:p>8.5656e-06</text:p>
          </table:table-cell>
          <table:table-cell table:style-name="ce1" office:value-type="string">
            <text:p>2.3688e-06</text:p>
          </table:table-cell>
          <table:table-cell table:style-name="ce1" office:value-type="string">
            <text:p>1.0039e-06</text:p>
          </table:table-cell>
          <table:table-cell office:value-type="float" office:value="0.0029234">
            <text:p>0.0029234</text:p>
          </table:table-cell>
          <table:table-cell table:style-name="ce1" office:value-type="string">
            <text:p>1.0683e-15</text:p>
          </table:table-cell>
          <table:table-cell table:style-name="ce1" office:value-type="string">
            <text:p>1.1266e-11</text:p>
          </table:table-cell>
          <table:table-cell table:style-name="ce1" office:value-type="string">
            <text:p>7.6844e-16</text:p>
          </table:table-cell>
          <table:table-cell table:style-name="ce1" office:value-type="string">
            <text:p>2.8115e-14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M67]*1000000" office:value-type="float" office:value="819.88">
            <text:p>819.88</text:p>
          </table:table-cell>
          <table:table-cell table:formula="of:=[.N67]*1000000" office:value-type="float" office:value="99.195">
            <text:p>99.195</text:p>
          </table:table-cell>
          <table:table-cell table:formula="of:=[.O67]*1000000" office:value-type="float" office:value="18.973">
            <text:p>18.973</text:p>
          </table:table-cell>
          <table:table-cell table:formula="of:=[.P67]*1000000" office:value-type="float" office:value="0.0065057">
            <text:p>0.0065057</text:p>
          </table:table-cell>
          <table:table-cell table:formula="of:=[.Q67]*1000000" office:value-type="float" office:value="8.517">
            <text:p>8.517</text:p>
          </table:table-cell>
          <table:table-cell table:formula="of:=[.R67]*1000000" office:value-type="float" office:value="2.4473">
            <text:p>2.4473</text:p>
          </table:table-cell>
          <table:table-cell table:formula="of:=[.S67]*1000000" office:value-type="float" office:value="1.0666">
            <text:p>1.0666</text:p>
          </table:table-cell>
          <table:table-cell table:formula="of:=[.T67]*1000000" office:value-type="float" office:value="2915.6">
            <text:p>2915.6</text:p>
          </table:table-cell>
          <table:table-cell table:formula="of:=[.U67]*1000000000000" office:value-type="float" office:value="0.0010347">
            <text:p>0.0010347</text:p>
          </table:table-cell>
          <table:table-cell table:formula="of:=[.V67]*1000000000000" office:value-type="float" office:value="11.214">
            <text:p>11.214</text:p>
          </table:table-cell>
          <table:table-cell table:formula="of:=([.W67]+[.X67])*1000000000000" office:value-type="float" office:value="0.02931903">
            <text:p>0.02931903</text:p>
          </table:table-cell>
          <table:table-cell office:value-type="float" office:value="0.00081988">
            <text:p>0.00081988</text:p>
          </table:table-cell>
          <table:table-cell table:style-name="ce1" office:value-type="string">
            <text:p>9.9195e-05</text:p>
          </table:table-cell>
          <table:table-cell table:style-name="ce1" office:value-type="string">
            <text:p>1.8973e-05</text:p>
          </table:table-cell>
          <table:table-cell table:style-name="ce1" office:value-type="string">
            <text:p>6.5057e-09</text:p>
          </table:table-cell>
          <table:table-cell table:style-name="ce1" office:value-type="string">
            <text:p>8.517e-06</text:p>
          </table:table-cell>
          <table:table-cell table:style-name="ce1" office:value-type="string">
            <text:p>2.4473e-06</text:p>
          </table:table-cell>
          <table:table-cell table:style-name="ce1" office:value-type="string">
            <text:p>1.0666e-06</text:p>
          </table:table-cell>
          <table:table-cell office:value-type="float" office:value="0.0029156">
            <text:p>0.0029156</text:p>
          </table:table-cell>
          <table:table-cell table:style-name="ce1" office:value-type="string">
            <text:p>1.0347e-15</text:p>
          </table:table-cell>
          <table:table-cell table:style-name="ce1" office:value-type="string">
            <text:p>1.1214e-11</text:p>
          </table:table-cell>
          <table:table-cell table:style-name="ce1" office:value-type="string">
            <text:p>7.8003e-16</text:p>
          </table:table-cell>
          <table:table-cell table:style-name="ce1" office:value-type="string">
            <text:p>2.8539e-14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M68]*1000000" office:value-type="float" office:value="813.16">
            <text:p>813.16</text:p>
          </table:table-cell>
          <table:table-cell table:formula="of:=[.N68]*1000000" office:value-type="float" office:value="98.383">
            <text:p>98.383</text:p>
          </table:table-cell>
          <table:table-cell table:formula="of:=[.O68]*1000000" office:value-type="float" office:value="18.901">
            <text:p>18.901</text:p>
          </table:table-cell>
          <table:table-cell table:formula="of:=[.P68]*1000000" office:value-type="float" office:value="0.0066039">
            <text:p>0.0066039</text:p>
          </table:table-cell>
          <table:table-cell table:formula="of:=[.Q68]*1000000" office:value-type="float" office:value="8.4687">
            <text:p>8.4687</text:p>
          </table:table-cell>
          <table:table-cell table:formula="of:=[.R68]*1000000" office:value-type="float" office:value="2.525">
            <text:p>2.525</text:p>
          </table:table-cell>
          <table:table-cell table:formula="of:=[.S68]*1000000" office:value-type="float" office:value="1.1308">
            <text:p>1.1308</text:p>
          </table:table-cell>
          <table:table-cell table:formula="of:=[.T68]*1000000" office:value-type="float" office:value="2907.9">
            <text:p>2907.9</text:p>
          </table:table-cell>
          <table:table-cell table:formula="of:=[.U68]*1000000000000" office:value-type="float" office:value="0.0010023">
            <text:p>0.0010023</text:p>
          </table:table-cell>
          <table:table-cell table:formula="of:=[.V68]*1000000000000" office:value-type="float" office:value="11.164">
            <text:p>11.164</text:p>
          </table:table-cell>
          <table:table-cell table:formula="of:=([.W68]+[.X68])*1000000000000" office:value-type="float" office:value="0.02973816">
            <text:p>0.02973816</text:p>
          </table:table-cell>
          <table:table-cell office:value-type="float" office:value="0.00081316">
            <text:p>0.00081316</text:p>
          </table:table-cell>
          <table:table-cell table:style-name="ce1" office:value-type="string">
            <text:p>9.8383e-05</text:p>
          </table:table-cell>
          <table:table-cell table:style-name="ce1" office:value-type="string">
            <text:p>1.8901e-05</text:p>
          </table:table-cell>
          <table:table-cell table:style-name="ce1" office:value-type="string">
            <text:p>6.6039e-09</text:p>
          </table:table-cell>
          <table:table-cell table:style-name="ce1" office:value-type="string">
            <text:p>8.4687e-06</text:p>
          </table:table-cell>
          <table:table-cell table:style-name="ce1" office:value-type="string">
            <text:p>2.525e-06</text:p>
          </table:table-cell>
          <table:table-cell table:style-name="ce1" office:value-type="string">
            <text:p>1.1308e-06</text:p>
          </table:table-cell>
          <table:table-cell office:value-type="float" office:value="0.0029079">
            <text:p>0.0029079</text:p>
          </table:table-cell>
          <table:table-cell table:style-name="ce1" office:value-type="string">
            <text:p>1.0023e-15</text:p>
          </table:table-cell>
          <table:table-cell table:style-name="ce1" office:value-type="string">
            <text:p>1.1164e-11</text:p>
          </table:table-cell>
          <table:table-cell table:style-name="ce1" office:value-type="string">
            <text:p>7.9116e-16</text:p>
          </table:table-cell>
          <table:table-cell table:style-name="ce1" office:value-type="string">
            <text:p>2.8947e-14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M69]*1000000" office:value-type="float" office:value="806.52">
            <text:p>806.52</text:p>
          </table:table-cell>
          <table:table-cell table:formula="of:=[.N69]*1000000" office:value-type="float" office:value="97.592">
            <text:p>97.592</text:p>
          </table:table-cell>
          <table:table-cell table:formula="of:=[.O69]*1000000" office:value-type="float" office:value="18.831">
            <text:p>18.831</text:p>
          </table:table-cell>
          <table:table-cell table:formula="of:=[.P69]*1000000" office:value-type="float" office:value="0.0067007">
            <text:p>0.0067007</text:p>
          </table:table-cell>
          <table:table-cell table:formula="of:=[.Q69]*1000000" office:value-type="float" office:value="8.4207">
            <text:p>8.4207</text:p>
          </table:table-cell>
          <table:table-cell table:formula="of:=[.R69]*1000000" office:value-type="float" office:value="2.6018">
            <text:p>2.6018</text:p>
          </table:table-cell>
          <table:table-cell table:formula="of:=[.S69]*1000000" office:value-type="float" office:value="1.1968">
            <text:p>1.1968</text:p>
          </table:table-cell>
          <table:table-cell table:formula="of:=[.T69]*1000000" office:value-type="float" office:value="2900.4">
            <text:p>2900.4</text:p>
          </table:table-cell>
          <table:table-cell table:formula="of:=[.U69]*1000000000000" office:value-type="float" office:value="0.00097097">
            <text:p>0.00097097</text:p>
          </table:table-cell>
          <table:table-cell table:formula="of:=[.V69]*1000000000000" office:value-type="float" office:value="11.115">
            <text:p>11.115</text:p>
          </table:table-cell>
          <table:table-cell table:formula="of:=([.W69]+[.X69])*1000000000000" office:value-type="float" office:value="0.03013984">
            <text:p>0.03013984</text:p>
          </table:table-cell>
          <table:table-cell office:value-type="float" office:value="0.00080652">
            <text:p>0.00080652</text:p>
          </table:table-cell>
          <table:table-cell table:style-name="ce1" office:value-type="string">
            <text:p>9.7592e-05</text:p>
          </table:table-cell>
          <table:table-cell table:style-name="ce1" office:value-type="string">
            <text:p>1.8831e-05</text:p>
          </table:table-cell>
          <table:table-cell table:style-name="ce1" office:value-type="string">
            <text:p>6.7007e-09</text:p>
          </table:table-cell>
          <table:table-cell table:style-name="ce1" office:value-type="string">
            <text:p>8.4207e-06</text:p>
          </table:table-cell>
          <table:table-cell table:style-name="ce1" office:value-type="string">
            <text:p>2.6018e-06</text:p>
          </table:table-cell>
          <table:table-cell table:style-name="ce1" office:value-type="string">
            <text:p>1.1968e-06</text:p>
          </table:table-cell>
          <table:table-cell office:value-type="float" office:value="0.0029004">
            <text:p>0.0029004</text:p>
          </table:table-cell>
          <table:table-cell table:style-name="ce1" office:value-type="string">
            <text:p>9.7097e-16</text:p>
          </table:table-cell>
          <table:table-cell table:style-name="ce1" office:value-type="string">
            <text:p>1.1115e-11</text:p>
          </table:table-cell>
          <table:table-cell table:style-name="ce1" office:value-type="string">
            <text:p>8.0184e-16</text:p>
          </table:table-cell>
          <table:table-cell table:style-name="ce1" office:value-type="string">
            <text:p>2.9338e-14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M70]*1000000" office:value-type="float" office:value="799.97">
            <text:p>799.97</text:p>
          </table:table-cell>
          <table:table-cell table:formula="of:=[.N70]*1000000" office:value-type="float" office:value="96.82">
            <text:p>96.82</text:p>
          </table:table-cell>
          <table:table-cell table:formula="of:=[.O70]*1000000" office:value-type="float" office:value="18.761">
            <text:p>18.761</text:p>
          </table:table-cell>
          <table:table-cell table:formula="of:=[.P70]*1000000" office:value-type="float" office:value="0.0067963">
            <text:p>0.0067963</text:p>
          </table:table-cell>
          <table:table-cell table:formula="of:=[.Q70]*1000000" office:value-type="float" office:value="8.373">
            <text:p>8.373</text:p>
          </table:table-cell>
          <table:table-cell table:formula="of:=[.R70]*1000000" office:value-type="float" office:value="2.6776">
            <text:p>2.6776</text:p>
          </table:table-cell>
          <table:table-cell table:formula="of:=[.S70]*1000000" office:value-type="float" office:value="1.2643">
            <text:p>1.2643</text:p>
          </table:table-cell>
          <table:table-cell table:formula="of:=[.T70]*1000000" office:value-type="float" office:value="2892.9">
            <text:p>2892.9</text:p>
          </table:table-cell>
          <table:table-cell table:formula="of:=[.U70]*1000000000000" office:value-type="float" office:value="0.00094072">
            <text:p>0.00094072</text:p>
          </table:table-cell>
          <table:table-cell table:formula="of:=[.V70]*1000000000000" office:value-type="float" office:value="11.067">
            <text:p>11.067</text:p>
          </table:table-cell>
          <table:table-cell table:formula="of:=([.W70]+[.X70])*1000000000000" office:value-type="float" office:value="0.03052407">
            <text:p>0.03052407</text:p>
          </table:table-cell>
          <table:table-cell office:value-type="float" office:value="0.00079997">
            <text:p>0.00079997</text:p>
          </table:table-cell>
          <table:table-cell table:style-name="ce1" office:value-type="string">
            <text:p>9.682e-05</text:p>
          </table:table-cell>
          <table:table-cell table:style-name="ce1" office:value-type="string">
            <text:p>1.8761e-05</text:p>
          </table:table-cell>
          <table:table-cell table:style-name="ce1" office:value-type="string">
            <text:p>6.7963e-09</text:p>
          </table:table-cell>
          <table:table-cell table:style-name="ce1" office:value-type="string">
            <text:p>8.373e-06</text:p>
          </table:table-cell>
          <table:table-cell table:style-name="ce1" office:value-type="string">
            <text:p>2.6776e-06</text:p>
          </table:table-cell>
          <table:table-cell table:style-name="ce1" office:value-type="string">
            <text:p>1.2643e-06</text:p>
          </table:table-cell>
          <table:table-cell office:value-type="float" office:value="0.0028929">
            <text:p>0.0028929</text:p>
          </table:table-cell>
          <table:table-cell table:style-name="ce1" office:value-type="string">
            <text:p>9.4072e-16</text:p>
          </table:table-cell>
          <table:table-cell table:style-name="ce1" office:value-type="string">
            <text:p>1.1067e-11</text:p>
          </table:table-cell>
          <table:table-cell table:style-name="ce1" office:value-type="string">
            <text:p>8.1207e-16</text:p>
          </table:table-cell>
          <table:table-cell table:style-name="ce1" office:value-type="string">
            <text:p>2.9712e-14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M71]*1000000" office:value-type="float" office:value="793.5">
            <text:p>793.5</text:p>
          </table:table-cell>
          <table:table-cell table:formula="of:=[.N71]*1000000" office:value-type="float" office:value="96.066">
            <text:p>96.066</text:p>
          </table:table-cell>
          <table:table-cell table:formula="of:=[.O71]*1000000" office:value-type="float" office:value="18.691">
            <text:p>18.691</text:p>
          </table:table-cell>
          <table:table-cell table:formula="of:=[.P71]*1000000" office:value-type="float" office:value="0.0068907">
            <text:p>0.0068907</text:p>
          </table:table-cell>
          <table:table-cell table:formula="of:=[.Q71]*1000000" office:value-type="float" office:value="8.3256">
            <text:p>8.3256</text:p>
          </table:table-cell>
          <table:table-cell table:formula="of:=[.R71]*1000000" office:value-type="float" office:value="2.7523">
            <text:p>2.7523</text:p>
          </table:table-cell>
          <table:table-cell table:formula="of:=[.S71]*1000000" office:value-type="float" office:value="1.3335">
            <text:p>1.3335</text:p>
          </table:table-cell>
          <table:table-cell table:formula="of:=[.T71]*1000000" office:value-type="float" office:value="2885.5">
            <text:p>2885.5</text:p>
          </table:table-cell>
          <table:table-cell table:formula="of:=[.U71]*1000000000000" office:value-type="float" office:value="0.00091149">
            <text:p>0.00091149</text:p>
          </table:table-cell>
          <table:table-cell table:formula="of:=[.V71]*1000000000000" office:value-type="float" office:value="11.021">
            <text:p>11.021</text:p>
          </table:table-cell>
          <table:table-cell table:formula="of:=([.W71]+[.X71])*1000000000000" office:value-type="float" office:value="0.03089185">
            <text:p>0.03089185</text:p>
          </table:table-cell>
          <table:table-cell office:value-type="float" office:value="0.0007935">
            <text:p>0.0007935</text:p>
          </table:table-cell>
          <table:table-cell table:style-name="ce1" office:value-type="string">
            <text:p>9.6066e-05</text:p>
          </table:table-cell>
          <table:table-cell table:style-name="ce1" office:value-type="string">
            <text:p>1.8691e-05</text:p>
          </table:table-cell>
          <table:table-cell table:style-name="ce1" office:value-type="string">
            <text:p>6.8907e-09</text:p>
          </table:table-cell>
          <table:table-cell table:style-name="ce1" office:value-type="string">
            <text:p>8.3256e-06</text:p>
          </table:table-cell>
          <table:table-cell table:style-name="ce1" office:value-type="string">
            <text:p>2.7523e-06</text:p>
          </table:table-cell>
          <table:table-cell table:style-name="ce1" office:value-type="string">
            <text:p>1.3335e-06</text:p>
          </table:table-cell>
          <table:table-cell office:value-type="float" office:value="0.0028855">
            <text:p>0.0028855</text:p>
          </table:table-cell>
          <table:table-cell table:style-name="ce1" office:value-type="string">
            <text:p>9.1149e-16</text:p>
          </table:table-cell>
          <table:table-cell table:style-name="ce1" office:value-type="string">
            <text:p>1.1021e-11</text:p>
          </table:table-cell>
          <table:table-cell table:style-name="ce1" office:value-type="string">
            <text:p>8.2185e-16</text:p>
          </table:table-cell>
          <table:table-cell table:style-name="ce1" office:value-type="string">
            <text:p>3.007e-14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M72]*1000000" office:value-type="float" office:value="787.11">
            <text:p>787.11</text:p>
          </table:table-cell>
          <table:table-cell table:formula="of:=[.N72]*1000000" office:value-type="float" office:value="95.329">
            <text:p>95.329</text:p>
          </table:table-cell>
          <table:table-cell table:formula="of:=[.O72]*1000000" office:value-type="float" office:value="18.622">
            <text:p>18.622</text:p>
          </table:table-cell>
          <table:table-cell table:formula="of:=[.P72]*1000000" office:value-type="float" office:value="0.0069838">
            <text:p>0.0069838</text:p>
          </table:table-cell>
          <table:table-cell table:formula="of:=[.Q72]*1000000" office:value-type="float" office:value="8.2785">
            <text:p>8.2785</text:p>
          </table:table-cell>
          <table:table-cell table:formula="of:=[.R72]*1000000" office:value-type="float" office:value="2.826">
            <text:p>2.826</text:p>
          </table:table-cell>
          <table:table-cell table:formula="of:=[.S72]*1000000" office:value-type="float" office:value="1.4041">
            <text:p>1.4041</text:p>
          </table:table-cell>
          <table:table-cell table:formula="of:=[.T72]*1000000" office:value-type="float" office:value="2878.2">
            <text:p>2878.2</text:p>
          </table:table-cell>
          <table:table-cell table:formula="of:=[.U72]*1000000000000" office:value-type="float" office:value="0.00088324">
            <text:p>0.00088324</text:p>
          </table:table-cell>
          <table:table-cell table:formula="of:=[.V72]*1000000000000" office:value-type="float" office:value="10.976">
            <text:p>10.976</text:p>
          </table:table-cell>
          <table:table-cell table:formula="of:=([.W72]+[.X72])*1000000000000" office:value-type="float" office:value="0.03124319">
            <text:p>0.03124319</text:p>
          </table:table-cell>
          <table:table-cell office:value-type="float" office:value="0.00078711">
            <text:p>0.00078711</text:p>
          </table:table-cell>
          <table:table-cell table:style-name="ce1" office:value-type="string">
            <text:p>9.5329e-05</text:p>
          </table:table-cell>
          <table:table-cell table:style-name="ce1" office:value-type="string">
            <text:p>1.8622e-05</text:p>
          </table:table-cell>
          <table:table-cell table:style-name="ce1" office:value-type="string">
            <text:p>6.9838e-09</text:p>
          </table:table-cell>
          <table:table-cell table:style-name="ce1" office:value-type="string">
            <text:p>8.2785e-06</text:p>
          </table:table-cell>
          <table:table-cell table:style-name="ce1" office:value-type="string">
            <text:p>2.826e-06</text:p>
          </table:table-cell>
          <table:table-cell table:style-name="ce1" office:value-type="string">
            <text:p>1.4041e-06</text:p>
          </table:table-cell>
          <table:table-cell office:value-type="float" office:value="0.0028782">
            <text:p>0.0028782</text:p>
          </table:table-cell>
          <table:table-cell table:style-name="ce1" office:value-type="string">
            <text:p>8.8324e-16</text:p>
          </table:table-cell>
          <table:table-cell table:style-name="ce1" office:value-type="string">
            <text:p>1.0976e-11</text:p>
          </table:table-cell>
          <table:table-cell table:style-name="ce1" office:value-type="string">
            <text:p>8.3119e-16</text:p>
          </table:table-cell>
          <table:table-cell table:style-name="ce1" office:value-type="string">
            <text:p>3.0412e-14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M73]*1000000" office:value-type="float" office:value="780.79">
            <text:p>780.79</text:p>
          </table:table-cell>
          <table:table-cell table:formula="of:=[.N73]*1000000" office:value-type="float" office:value="94.607">
            <text:p>94.607</text:p>
          </table:table-cell>
          <table:table-cell table:formula="of:=[.O73]*1000000" office:value-type="float" office:value="18.553">
            <text:p>18.553</text:p>
          </table:table-cell>
          <table:table-cell table:formula="of:=[.P73]*1000000" office:value-type="float" office:value="0.0070759">
            <text:p>0.0070759</text:p>
          </table:table-cell>
          <table:table-cell table:formula="of:=[.Q73]*1000000" office:value-type="float" office:value="8.2316">
            <text:p>8.2316</text:p>
          </table:table-cell>
          <table:table-cell table:formula="of:=[.R73]*1000000" office:value-type="float" office:value="2.8986">
            <text:p>2.8986</text:p>
          </table:table-cell>
          <table:table-cell table:formula="of:=[.S73]*1000000" office:value-type="float" office:value="1.4763">
            <text:p>1.4763</text:p>
          </table:table-cell>
          <table:table-cell table:formula="of:=[.T73]*1000000" office:value-type="float" office:value="2871">
            <text:p>2871</text:p>
          </table:table-cell>
          <table:table-cell table:formula="of:=[.U73]*1000000000000" office:value-type="float" office:value="0.00085591">
            <text:p>0.00085591</text:p>
          </table:table-cell>
          <table:table-cell table:formula="of:=[.V73]*1000000000000" office:value-type="float" office:value="10.932">
            <text:p>10.932</text:p>
          </table:table-cell>
          <table:table-cell table:formula="of:=([.W73]+[.X73])*1000000000000" office:value-type="float" office:value="0.03157709">
            <text:p>0.03157709</text:p>
          </table:table-cell>
          <table:table-cell office:value-type="float" office:value="0.00078079">
            <text:p>0.00078079</text:p>
          </table:table-cell>
          <table:table-cell table:style-name="ce1" office:value-type="string">
            <text:p>9.4607e-05</text:p>
          </table:table-cell>
          <table:table-cell table:style-name="ce1" office:value-type="string">
            <text:p>1.8553e-05</text:p>
          </table:table-cell>
          <table:table-cell table:style-name="ce1" office:value-type="string">
            <text:p>7.0759e-09</text:p>
          </table:table-cell>
          <table:table-cell table:style-name="ce1" office:value-type="string">
            <text:p>8.2316e-06</text:p>
          </table:table-cell>
          <table:table-cell table:style-name="ce1" office:value-type="string">
            <text:p>2.8986e-06</text:p>
          </table:table-cell>
          <table:table-cell table:style-name="ce1" office:value-type="string">
            <text:p>1.4763e-06</text:p>
          </table:table-cell>
          <table:table-cell office:value-type="float" office:value="0.002871">
            <text:p>0.002871</text:p>
          </table:table-cell>
          <table:table-cell table:style-name="ce1" office:value-type="string">
            <text:p>8.5591e-16</text:p>
          </table:table-cell>
          <table:table-cell table:style-name="ce1" office:value-type="string">
            <text:p>1.0932e-11</text:p>
          </table:table-cell>
          <table:table-cell table:style-name="ce1" office:value-type="string">
            <text:p>8.4009e-16</text:p>
          </table:table-cell>
          <table:table-cell table:style-name="ce1" office:value-type="string">
            <text:p>3.0737e-14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M74]*1000000" office:value-type="float" office:value="774.54">
            <text:p>774.54</text:p>
          </table:table-cell>
          <table:table-cell table:formula="of:=[.N74]*1000000" office:value-type="float" office:value="93.899">
            <text:p>93.899</text:p>
          </table:table-cell>
          <table:table-cell table:formula="of:=[.O74]*1000000" office:value-type="float" office:value="18.484">
            <text:p>18.484</text:p>
          </table:table-cell>
          <table:table-cell table:formula="of:=[.P74]*1000000" office:value-type="float" office:value="0.0071668">
            <text:p>0.0071668</text:p>
          </table:table-cell>
          <table:table-cell table:formula="of:=[.Q74]*1000000" office:value-type="float" office:value="8.1849">
            <text:p>8.1849</text:p>
          </table:table-cell>
          <table:table-cell table:formula="of:=[.R74]*1000000" office:value-type="float" office:value="2.9701">
            <text:p>2.9701</text:p>
          </table:table-cell>
          <table:table-cell table:formula="of:=[.S74]*1000000" office:value-type="float" office:value="1.55">
            <text:p>1.55</text:p>
          </table:table-cell>
          <table:table-cell table:formula="of:=[.T74]*1000000" office:value-type="float" office:value="2863.8">
            <text:p>2863.8</text:p>
          </table:table-cell>
          <table:table-cell table:formula="of:=[.U74]*1000000000000" office:value-type="float" office:value="0.00082949">
            <text:p>0.00082949</text:p>
          </table:table-cell>
          <table:table-cell table:formula="of:=[.V74]*1000000000000" office:value-type="float" office:value="10.889">
            <text:p>10.889</text:p>
          </table:table-cell>
          <table:table-cell table:formula="of:=([.W74]+[.X74])*1000000000000" office:value-type="float" office:value="0.03189555">
            <text:p>0.03189555</text:p>
          </table:table-cell>
          <table:table-cell office:value-type="float" office:value="0.00077454">
            <text:p>0.00077454</text:p>
          </table:table-cell>
          <table:table-cell table:style-name="ce1" office:value-type="string">
            <text:p>9.3899e-05</text:p>
          </table:table-cell>
          <table:table-cell table:style-name="ce1" office:value-type="string">
            <text:p>1.8484e-05</text:p>
          </table:table-cell>
          <table:table-cell table:style-name="ce1" office:value-type="string">
            <text:p>7.1668e-09</text:p>
          </table:table-cell>
          <table:table-cell table:style-name="ce1" office:value-type="string">
            <text:p>8.1849e-06</text:p>
          </table:table-cell>
          <table:table-cell table:style-name="ce1" office:value-type="string">
            <text:p>2.9701e-06</text:p>
          </table:table-cell>
          <table:table-cell table:style-name="ce1" office:value-type="string">
            <text:p>1.55e-06</text:p>
          </table:table-cell>
          <table:table-cell office:value-type="float" office:value="0.0028638">
            <text:p>0.0028638</text:p>
          </table:table-cell>
          <table:table-cell table:style-name="ce1" office:value-type="string">
            <text:p>8.2949e-16</text:p>
          </table:table-cell>
          <table:table-cell table:style-name="ce1" office:value-type="string">
            <text:p>1.0889e-11</text:p>
          </table:table-cell>
          <table:table-cell table:style-name="ce1" office:value-type="string">
            <text:p>8.4855e-16</text:p>
          </table:table-cell>
          <table:table-cell table:style-name="ce1" office:value-type="string">
            <text:p>3.1047e-14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M75]*1000000" office:value-type="float" office:value="768.35">
            <text:p>768.35</text:p>
          </table:table-cell>
          <table:table-cell table:formula="of:=[.N75]*1000000" office:value-type="float" office:value="93.204">
            <text:p>93.204</text:p>
          </table:table-cell>
          <table:table-cell table:formula="of:=[.O75]*1000000" office:value-type="float" office:value="18.416">
            <text:p>18.416</text:p>
          </table:table-cell>
          <table:table-cell table:formula="of:=[.P75]*1000000" office:value-type="float" office:value="0.0072566">
            <text:p>0.0072566</text:p>
          </table:table-cell>
          <table:table-cell table:formula="of:=[.Q75]*1000000" office:value-type="float" office:value="8.1385">
            <text:p>8.1385</text:p>
          </table:table-cell>
          <table:table-cell table:formula="of:=[.R75]*1000000" office:value-type="float" office:value="3.0405">
            <text:p>3.0405</text:p>
          </table:table-cell>
          <table:table-cell table:formula="of:=[.S75]*1000000" office:value-type="float" office:value="1.6251">
            <text:p>1.6251</text:p>
          </table:table-cell>
          <table:table-cell table:formula="of:=[.T75]*1000000" office:value-type="float" office:value="2856.8">
            <text:p>2856.8</text:p>
          </table:table-cell>
          <table:table-cell table:formula="of:=[.U75]*1000000000000" office:value-type="float" office:value="0.00080392">
            <text:p>0.00080392</text:p>
          </table:table-cell>
          <table:table-cell table:formula="of:=[.V75]*1000000000000" office:value-type="float" office:value="10.847">
            <text:p>10.847</text:p>
          </table:table-cell>
          <table:table-cell table:formula="of:=([.W75]+[.X75])*1000000000000" office:value-type="float" office:value="0.03219657">
            <text:p>0.03219657</text:p>
          </table:table-cell>
          <table:table-cell office:value-type="float" office:value="0.00076835">
            <text:p>0.00076835</text:p>
          </table:table-cell>
          <table:table-cell table:style-name="ce1" office:value-type="string">
            <text:p>9.3204e-05</text:p>
          </table:table-cell>
          <table:table-cell table:style-name="ce1" office:value-type="string">
            <text:p>1.8416e-05</text:p>
          </table:table-cell>
          <table:table-cell table:style-name="ce1" office:value-type="string">
            <text:p>7.2566e-09</text:p>
          </table:table-cell>
          <table:table-cell table:style-name="ce1" office:value-type="string">
            <text:p>8.1385e-06</text:p>
          </table:table-cell>
          <table:table-cell table:style-name="ce1" office:value-type="string">
            <text:p>3.0405e-06</text:p>
          </table:table-cell>
          <table:table-cell table:style-name="ce1" office:value-type="string">
            <text:p>1.6251e-06</text:p>
          </table:table-cell>
          <table:table-cell office:value-type="float" office:value="0.0028568">
            <text:p>0.0028568</text:p>
          </table:table-cell>
          <table:table-cell table:style-name="ce1" office:value-type="string">
            <text:p>8.0392e-16</text:p>
          </table:table-cell>
          <table:table-cell table:style-name="ce1" office:value-type="string">
            <text:p>1.0847e-11</text:p>
          </table:table-cell>
          <table:table-cell table:style-name="ce1" office:value-type="string">
            <text:p>8.5657e-16</text:p>
          </table:table-cell>
          <table:table-cell table:style-name="ce1" office:value-type="string">
            <text:p>3.134e-14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M76]*1000000" office:value-type="float" office:value="762.24">
            <text:p>762.24</text:p>
          </table:table-cell>
          <table:table-cell table:formula="of:=[.N76]*1000000" office:value-type="float" office:value="92.522">
            <text:p>92.522</text:p>
          </table:table-cell>
          <table:table-cell table:formula="of:=[.O76]*1000000" office:value-type="float" office:value="18.348">
            <text:p>18.348</text:p>
          </table:table-cell>
          <table:table-cell table:formula="of:=[.P76]*1000000" office:value-type="float" office:value="0.0073454">
            <text:p>0.0073454</text:p>
          </table:table-cell>
          <table:table-cell table:formula="of:=[.Q76]*1000000" office:value-type="float" office:value="8.0923">
            <text:p>8.0923</text:p>
          </table:table-cell>
          <table:table-cell table:formula="of:=[.R76]*1000000" office:value-type="float" office:value="3.1096">
            <text:p>3.1096</text:p>
          </table:table-cell>
          <table:table-cell table:formula="of:=[.S76]*1000000" office:value-type="float" office:value="1.7016">
            <text:p>1.7016</text:p>
          </table:table-cell>
          <table:table-cell table:formula="of:=[.T76]*1000000" office:value-type="float" office:value="2849.8">
            <text:p>2849.8</text:p>
          </table:table-cell>
          <table:table-cell table:formula="of:=[.U76]*1000000000000" office:value-type="float" office:value="0.00077918">
            <text:p>0.00077918</text:p>
          </table:table-cell>
          <table:table-cell table:formula="of:=[.V76]*1000000000000" office:value-type="float" office:value="10.806">
            <text:p>10.806</text:p>
          </table:table-cell>
          <table:table-cell table:formula="of:=([.W76]+[.X76])*1000000000000" office:value-type="float" office:value="0.03248216">
            <text:p>0.03248216</text:p>
          </table:table-cell>
          <table:table-cell office:value-type="float" office:value="0.00076224">
            <text:p>0.00076224</text:p>
          </table:table-cell>
          <table:table-cell table:style-name="ce1" office:value-type="string">
            <text:p>9.2522e-05</text:p>
          </table:table-cell>
          <table:table-cell table:style-name="ce1" office:value-type="string">
            <text:p>1.8348e-05</text:p>
          </table:table-cell>
          <table:table-cell table:style-name="ce1" office:value-type="string">
            <text:p>7.3454e-09</text:p>
          </table:table-cell>
          <table:table-cell table:style-name="ce1" office:value-type="string">
            <text:p>8.0923e-06</text:p>
          </table:table-cell>
          <table:table-cell table:style-name="ce1" office:value-type="string">
            <text:p>3.1096e-06</text:p>
          </table:table-cell>
          <table:table-cell table:style-name="ce1" office:value-type="string">
            <text:p>1.7016e-06</text:p>
          </table:table-cell>
          <table:table-cell office:value-type="float" office:value="0.0028498">
            <text:p>0.0028498</text:p>
          </table:table-cell>
          <table:table-cell table:style-name="ce1" office:value-type="string">
            <text:p>7.7918e-16</text:p>
          </table:table-cell>
          <table:table-cell table:style-name="ce1" office:value-type="string">
            <text:p>1.0806e-11</text:p>
          </table:table-cell>
          <table:table-cell table:style-name="ce1" office:value-type="string">
            <text:p>8.6416e-16</text:p>
          </table:table-cell>
          <table:table-cell table:style-name="ce1" office:value-type="string">
            <text:p>3.1618e-14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M77]*1000000" office:value-type="float" office:value="756.18">
            <text:p>756.18</text:p>
          </table:table-cell>
          <table:table-cell table:formula="of:=[.N77]*1000000" office:value-type="float" office:value="91.852">
            <text:p>91.852</text:p>
          </table:table-cell>
          <table:table-cell table:formula="of:=[.O77]*1000000" office:value-type="float" office:value="18.28">
            <text:p>18.28</text:p>
          </table:table-cell>
          <table:table-cell table:formula="of:=[.P77]*1000000" office:value-type="float" office:value="0.0074332">
            <text:p>0.0074332</text:p>
          </table:table-cell>
          <table:table-cell table:formula="of:=[.Q77]*1000000" office:value-type="float" office:value="8.0463">
            <text:p>8.0463</text:p>
          </table:table-cell>
          <table:table-cell table:formula="of:=[.R77]*1000000" office:value-type="float" office:value="3.1775">
            <text:p>3.1775</text:p>
          </table:table-cell>
          <table:table-cell table:formula="of:=[.S77]*1000000" office:value-type="float" office:value="1.7795">
            <text:p>1.7795</text:p>
          </table:table-cell>
          <table:table-cell table:formula="of:=[.T77]*1000000" office:value-type="float" office:value="2842.9">
            <text:p>2842.9</text:p>
          </table:table-cell>
          <table:table-cell table:formula="of:=[.U77]*1000000000000" office:value-type="float" office:value="0.00075523">
            <text:p>0.00075523</text:p>
          </table:table-cell>
          <table:table-cell table:formula="of:=[.V77]*1000000000000" office:value-type="float" office:value="10.766">
            <text:p>10.766</text:p>
          </table:table-cell>
          <table:table-cell table:formula="of:=([.W77]+[.X77])*1000000000000" office:value-type="float" office:value="0.03275131">
            <text:p>0.03275131</text:p>
          </table:table-cell>
          <table:table-cell office:value-type="float" office:value="0.00075618">
            <text:p>0.00075618</text:p>
          </table:table-cell>
          <table:table-cell table:style-name="ce1" office:value-type="string">
            <text:p>9.1852e-05</text:p>
          </table:table-cell>
          <table:table-cell table:style-name="ce1" office:value-type="string">
            <text:p>1.828e-05</text:p>
          </table:table-cell>
          <table:table-cell table:style-name="ce1" office:value-type="string">
            <text:p>7.4332e-09</text:p>
          </table:table-cell>
          <table:table-cell table:style-name="ce1" office:value-type="string">
            <text:p>8.0463e-06</text:p>
          </table:table-cell>
          <table:table-cell table:style-name="ce1" office:value-type="string">
            <text:p>3.1775e-06</text:p>
          </table:table-cell>
          <table:table-cell table:style-name="ce1" office:value-type="string">
            <text:p>1.7795e-06</text:p>
          </table:table-cell>
          <table:table-cell office:value-type="float" office:value="0.0028429">
            <text:p>0.0028429</text:p>
          </table:table-cell>
          <table:table-cell table:style-name="ce1" office:value-type="string">
            <text:p>7.5523e-16</text:p>
          </table:table-cell>
          <table:table-cell table:style-name="ce1" office:value-type="string">
            <text:p>1.0766e-11</text:p>
          </table:table-cell>
          <table:table-cell table:style-name="ce1" office:value-type="string">
            <text:p>8.7131e-16</text:p>
          </table:table-cell>
          <table:table-cell table:style-name="ce1" office:value-type="string">
            <text:p>3.188e-14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M78]*1000000" office:value-type="float" office:value="750.19">
            <text:p>750.19</text:p>
          </table:table-cell>
          <table:table-cell table:formula="of:=[.N78]*1000000" office:value-type="float" office:value="91.192">
            <text:p>91.192</text:p>
          </table:table-cell>
          <table:table-cell table:formula="of:=[.O78]*1000000" office:value-type="float" office:value="18.211">
            <text:p>18.211</text:p>
          </table:table-cell>
          <table:table-cell table:formula="of:=[.P78]*1000000" office:value-type="float" office:value="0.0075199">
            <text:p>0.0075199</text:p>
          </table:table-cell>
          <table:table-cell table:formula="of:=[.Q78]*1000000" office:value-type="float" office:value="8.0004">
            <text:p>8.0004</text:p>
          </table:table-cell>
          <table:table-cell table:formula="of:=[.R78]*1000000" office:value-type="float" office:value="3.2443">
            <text:p>3.2443</text:p>
          </table:table-cell>
          <table:table-cell table:formula="of:=[.S78]*1000000" office:value-type="float" office:value="1.8588">
            <text:p>1.8588</text:p>
          </table:table-cell>
          <table:table-cell table:formula="of:=[.T78]*1000000" office:value-type="float" office:value="2836">
            <text:p>2836</text:p>
          </table:table-cell>
          <table:table-cell table:formula="of:=[.U78]*1000000000000" office:value-type="float" office:value="0.00073205">
            <text:p>0.00073205</text:p>
          </table:table-cell>
          <table:table-cell table:formula="of:=[.V78]*1000000000000" office:value-type="float" office:value="10.726">
            <text:p>10.726</text:p>
          </table:table-cell>
          <table:table-cell table:formula="of:=([.W78]+[.X78])*1000000000000" office:value-type="float" office:value="0.03300404">
            <text:p>0.03300404</text:p>
          </table:table-cell>
          <table:table-cell office:value-type="float" office:value="0.00075019">
            <text:p>0.00075019</text:p>
          </table:table-cell>
          <table:table-cell table:style-name="ce1" office:value-type="string">
            <text:p>9.1192e-05</text:p>
          </table:table-cell>
          <table:table-cell table:style-name="ce1" office:value-type="string">
            <text:p>1.8211e-05</text:p>
          </table:table-cell>
          <table:table-cell table:style-name="ce1" office:value-type="string">
            <text:p>7.5199e-09</text:p>
          </table:table-cell>
          <table:table-cell table:style-name="ce1" office:value-type="string">
            <text:p>8.0004e-06</text:p>
          </table:table-cell>
          <table:table-cell table:style-name="ce1" office:value-type="string">
            <text:p>3.2443e-06</text:p>
          </table:table-cell>
          <table:table-cell table:style-name="ce1" office:value-type="string">
            <text:p>1.8588e-06</text:p>
          </table:table-cell>
          <table:table-cell office:value-type="float" office:value="0.002836">
            <text:p>0.002836</text:p>
          </table:table-cell>
          <table:table-cell table:style-name="ce1" office:value-type="string">
            <text:p>7.3205e-16</text:p>
          </table:table-cell>
          <table:table-cell table:style-name="ce1" office:value-type="string">
            <text:p>1.0726e-11</text:p>
          </table:table-cell>
          <table:table-cell table:style-name="ce1" office:value-type="string">
            <text:p>8.7804e-16</text:p>
          </table:table-cell>
          <table:table-cell table:style-name="ce1" office:value-type="string">
            <text:p>3.2126e-14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M79]*1000000" office:value-type="float" office:value="744.26">
            <text:p>744.26</text:p>
          </table:table-cell>
          <table:table-cell table:formula="of:=[.N79]*1000000" office:value-type="float" office:value="90.543">
            <text:p>90.543</text:p>
          </table:table-cell>
          <table:table-cell table:formula="of:=[.O79]*1000000" office:value-type="float" office:value="18.143">
            <text:p>18.143</text:p>
          </table:table-cell>
          <table:table-cell table:formula="of:=[.P79]*1000000" office:value-type="float" office:value="0.0076057">
            <text:p>0.0076057</text:p>
          </table:table-cell>
          <table:table-cell table:formula="of:=[.Q79]*1000000" office:value-type="float" office:value="7.9548">
            <text:p>7.9548</text:p>
          </table:table-cell>
          <table:table-cell table:formula="of:=[.R79]*1000000" office:value-type="float" office:value="3.3097">
            <text:p>3.3097</text:p>
          </table:table-cell>
          <table:table-cell table:formula="of:=[.S79]*1000000" office:value-type="float" office:value="1.9394">
            <text:p>1.9394</text:p>
          </table:table-cell>
          <table:table-cell table:formula="of:=[.T79]*1000000" office:value-type="float" office:value="2829.2">
            <text:p>2829.2</text:p>
          </table:table-cell>
          <table:table-cell table:formula="of:=[.U79]*1000000000000" office:value-type="float" office:value="0.0007096">
            <text:p>0.0007096</text:p>
          </table:table-cell>
          <table:table-cell table:formula="of:=[.V79]*1000000000000" office:value-type="float" office:value="10.687">
            <text:p>10.687</text:p>
          </table:table-cell>
          <table:table-cell table:formula="of:=([.W79]+[.X79])*1000000000000" office:value-type="float" office:value="0.03324034">
            <text:p>0.03324034</text:p>
          </table:table-cell>
          <table:table-cell office:value-type="float" office:value="0.00074426">
            <text:p>0.00074426</text:p>
          </table:table-cell>
          <table:table-cell table:style-name="ce1" office:value-type="string">
            <text:p>9.0543e-05</text:p>
          </table:table-cell>
          <table:table-cell table:style-name="ce1" office:value-type="string">
            <text:p>1.8143e-05</text:p>
          </table:table-cell>
          <table:table-cell table:style-name="ce1" office:value-type="string">
            <text:p>7.6057e-09</text:p>
          </table:table-cell>
          <table:table-cell table:style-name="ce1" office:value-type="string">
            <text:p>7.9548e-06</text:p>
          </table:table-cell>
          <table:table-cell table:style-name="ce1" office:value-type="string">
            <text:p>3.3097e-06</text:p>
          </table:table-cell>
          <table:table-cell table:style-name="ce1" office:value-type="string">
            <text:p>1.9394e-06</text:p>
          </table:table-cell>
          <table:table-cell office:value-type="float" office:value="0.0028292">
            <text:p>0.0028292</text:p>
          </table:table-cell>
          <table:table-cell table:style-name="ce1" office:value-type="string">
            <text:p>7.096e-16</text:p>
          </table:table-cell>
          <table:table-cell table:style-name="ce1" office:value-type="string">
            <text:p>1.0687e-11</text:p>
          </table:table-cell>
          <table:table-cell table:style-name="ce1" office:value-type="string">
            <text:p>8.8434e-16</text:p>
          </table:table-cell>
          <table:table-cell table:style-name="ce1" office:value-type="string">
            <text:p>3.2356e-14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M80]*1000000" office:value-type="float" office:value="738.38">
            <text:p>738.38</text:p>
          </table:table-cell>
          <table:table-cell table:formula="of:=[.N80]*1000000" office:value-type="float" office:value="89.903">
            <text:p>89.903</text:p>
          </table:table-cell>
          <table:table-cell table:formula="of:=[.O80]*1000000" office:value-type="float" office:value="18.075">
            <text:p>18.075</text:p>
          </table:table-cell>
          <table:table-cell table:formula="of:=[.P80]*1000000" office:value-type="float" office:value="0.0076906">
            <text:p>0.0076906</text:p>
          </table:table-cell>
          <table:table-cell table:formula="of:=[.Q80]*1000000" office:value-type="float" office:value="7.9094">
            <text:p>7.9094</text:p>
          </table:table-cell>
          <table:table-cell table:formula="of:=[.R80]*1000000" office:value-type="float" office:value="3.3739">
            <text:p>3.3739</text:p>
          </table:table-cell>
          <table:table-cell table:formula="of:=[.S80]*1000000" office:value-type="float" office:value="2.0212">
            <text:p>2.0212</text:p>
          </table:table-cell>
          <table:table-cell table:formula="of:=[.T80]*1000000" office:value-type="float" office:value="2822.5">
            <text:p>2822.5</text:p>
          </table:table-cell>
          <table:table-cell table:formula="of:=[.U80]*1000000000000" office:value-type="float" office:value="0.00068787">
            <text:p>0.00068787</text:p>
          </table:table-cell>
          <table:table-cell table:formula="of:=[.V80]*1000000000000" office:value-type="float" office:value="10.649">
            <text:p>10.649</text:p>
          </table:table-cell>
          <table:table-cell table:formula="of:=([.W80]+[.X80])*1000000000000" office:value-type="float" office:value="0.03346122">
            <text:p>0.03346122</text:p>
          </table:table-cell>
          <table:table-cell office:value-type="float" office:value="0.00073838">
            <text:p>0.00073838</text:p>
          </table:table-cell>
          <table:table-cell table:style-name="ce1" office:value-type="string">
            <text:p>8.9903e-05</text:p>
          </table:table-cell>
          <table:table-cell table:style-name="ce1" office:value-type="string">
            <text:p>1.8075e-05</text:p>
          </table:table-cell>
          <table:table-cell table:style-name="ce1" office:value-type="string">
            <text:p>7.6906e-09</text:p>
          </table:table-cell>
          <table:table-cell table:style-name="ce1" office:value-type="string">
            <text:p>7.9094e-06</text:p>
          </table:table-cell>
          <table:table-cell table:style-name="ce1" office:value-type="string">
            <text:p>3.3739e-06</text:p>
          </table:table-cell>
          <table:table-cell table:style-name="ce1" office:value-type="string">
            <text:p>2.0212e-06</text:p>
          </table:table-cell>
          <table:table-cell office:value-type="float" office:value="0.0028225">
            <text:p>0.0028225</text:p>
          </table:table-cell>
          <table:table-cell table:style-name="ce1" office:value-type="string">
            <text:p>6.8787e-16</text:p>
          </table:table-cell>
          <table:table-cell table:style-name="ce1" office:value-type="string">
            <text:p>1.0649e-11</text:p>
          </table:table-cell>
          <table:table-cell table:style-name="ce1" office:value-type="string">
            <text:p>8.9022e-16</text:p>
          </table:table-cell>
          <table:table-cell table:style-name="ce1" office:value-type="string">
            <text:p>3.2571e-14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M81]*1000000" office:value-type="float" office:value="732.56">
            <text:p>732.56</text:p>
          </table:table-cell>
          <table:table-cell table:formula="of:=[.N81]*1000000" office:value-type="float" office:value="89.272">
            <text:p>89.272</text:p>
          </table:table-cell>
          <table:table-cell table:formula="of:=[.O81]*1000000" office:value-type="float" office:value="18.007">
            <text:p>18.007</text:p>
          </table:table-cell>
          <table:table-cell table:formula="of:=[.P81]*1000000" office:value-type="float" office:value="0.0077745">
            <text:p>0.0077745</text:p>
          </table:table-cell>
          <table:table-cell table:formula="of:=[.Q81]*1000000" office:value-type="float" office:value="7.8641">
            <text:p>7.8641</text:p>
          </table:table-cell>
          <table:table-cell table:formula="of:=[.R81]*1000000" office:value-type="float" office:value="3.4368">
            <text:p>3.4368</text:p>
          </table:table-cell>
          <table:table-cell table:formula="of:=[.S81]*1000000" office:value-type="float" office:value="2.1043">
            <text:p>2.1043</text:p>
          </table:table-cell>
          <table:table-cell table:formula="of:=[.T81]*1000000" office:value-type="float" office:value="2815.8">
            <text:p>2815.8</text:p>
          </table:table-cell>
          <table:table-cell table:formula="of:=[.U81]*1000000000000" office:value-type="float" office:value="0.00066683">
            <text:p>0.00066683</text:p>
          </table:table-cell>
          <table:table-cell table:formula="of:=[.V81]*1000000000000" office:value-type="float" office:value="10.612">
            <text:p>10.612</text:p>
          </table:table-cell>
          <table:table-cell table:formula="of:=([.W81]+[.X81])*1000000000000" office:value-type="float" office:value="0.03366668">
            <text:p>0.03366668</text:p>
          </table:table-cell>
          <table:table-cell office:value-type="float" office:value="0.00073256">
            <text:p>0.00073256</text:p>
          </table:table-cell>
          <table:table-cell table:style-name="ce1" office:value-type="string">
            <text:p>8.9272e-05</text:p>
          </table:table-cell>
          <table:table-cell table:style-name="ce1" office:value-type="string">
            <text:p>1.8007e-05</text:p>
          </table:table-cell>
          <table:table-cell table:style-name="ce1" office:value-type="string">
            <text:p>7.7745e-09</text:p>
          </table:table-cell>
          <table:table-cell table:style-name="ce1" office:value-type="string">
            <text:p>7.8641e-06</text:p>
          </table:table-cell>
          <table:table-cell table:style-name="ce1" office:value-type="string">
            <text:p>3.4368e-06</text:p>
          </table:table-cell>
          <table:table-cell table:style-name="ce1" office:value-type="string">
            <text:p>2.1043e-06</text:p>
          </table:table-cell>
          <table:table-cell office:value-type="float" office:value="0.0028158">
            <text:p>0.0028158</text:p>
          </table:table-cell>
          <table:table-cell table:style-name="ce1" office:value-type="string">
            <text:p>6.6683e-16</text:p>
          </table:table-cell>
          <table:table-cell table:style-name="ce1" office:value-type="string">
            <text:p>1.0612e-11</text:p>
          </table:table-cell>
          <table:table-cell table:style-name="ce1" office:value-type="string">
            <text:p>8.9568e-16</text:p>
          </table:table-cell>
          <table:table-cell table:style-name="ce1" office:value-type="string">
            <text:p>3.2771e-14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M82]*1000000" office:value-type="float" office:value="726.79">
            <text:p>726.79</text:p>
          </table:table-cell>
          <table:table-cell table:formula="of:=[.N82]*1000000" office:value-type="float" office:value="88.649">
            <text:p>88.649</text:p>
          </table:table-cell>
          <table:table-cell table:formula="of:=[.O82]*1000000" office:value-type="float" office:value="17.938">
            <text:p>17.938</text:p>
          </table:table-cell>
          <table:table-cell table:formula="of:=[.P82]*1000000" office:value-type="float" office:value="0.0078575">
            <text:p>0.0078575</text:p>
          </table:table-cell>
          <table:table-cell table:formula="of:=[.Q82]*1000000" office:value-type="float" office:value="7.819">
            <text:p>7.819</text:p>
          </table:table-cell>
          <table:table-cell table:formula="of:=[.R82]*1000000" office:value-type="float" office:value="3.4984">
            <text:p>3.4984</text:p>
          </table:table-cell>
          <table:table-cell table:formula="of:=[.S82]*1000000" office:value-type="float" office:value="2.1886">
            <text:p>2.1886</text:p>
          </table:table-cell>
          <table:table-cell table:formula="of:=[.T82]*1000000" office:value-type="float" office:value="2809.2">
            <text:p>2809.2</text:p>
          </table:table-cell>
          <table:table-cell table:formula="of:=[.U82]*1000000000000" office:value-type="float" office:value="0.00064644">
            <text:p>0.00064644</text:p>
          </table:table-cell>
          <table:table-cell table:formula="of:=[.V82]*1000000000000" office:value-type="float" office:value="10.575">
            <text:p>10.575</text:p>
          </table:table-cell>
          <table:table-cell table:formula="of:=([.W82]+[.X82])*1000000000000" office:value-type="float" office:value="0.03385673">
            <text:p>0.03385673</text:p>
          </table:table-cell>
          <table:table-cell office:value-type="float" office:value="0.00072679">
            <text:p>0.00072679</text:p>
          </table:table-cell>
          <table:table-cell table:style-name="ce1" office:value-type="string">
            <text:p>8.8649e-05</text:p>
          </table:table-cell>
          <table:table-cell table:style-name="ce1" office:value-type="string">
            <text:p>1.7938e-05</text:p>
          </table:table-cell>
          <table:table-cell table:style-name="ce1" office:value-type="string">
            <text:p>7.8575e-09</text:p>
          </table:table-cell>
          <table:table-cell table:style-name="ce1" office:value-type="string">
            <text:p>7.819e-06</text:p>
          </table:table-cell>
          <table:table-cell table:style-name="ce1" office:value-type="string">
            <text:p>3.4984e-06</text:p>
          </table:table-cell>
          <table:table-cell table:style-name="ce1" office:value-type="string">
            <text:p>2.1886e-06</text:p>
          </table:table-cell>
          <table:table-cell office:value-type="float" office:value="0.0028092">
            <text:p>0.0028092</text:p>
          </table:table-cell>
          <table:table-cell table:style-name="ce1" office:value-type="string">
            <text:p>6.4644e-16</text:p>
          </table:table-cell>
          <table:table-cell table:style-name="ce1" office:value-type="string">
            <text:p>1.0575e-11</text:p>
          </table:table-cell>
          <table:table-cell table:style-name="ce1" office:value-type="string">
            <text:p>9.0073e-16</text:p>
          </table:table-cell>
          <table:table-cell table:style-name="ce1" office:value-type="string">
            <text:p>3.2956e-14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M83]*1000000" office:value-type="float" office:value="721.08">
            <text:p>721.08</text:p>
          </table:table-cell>
          <table:table-cell table:formula="of:=[.N83]*1000000" office:value-type="float" office:value="88.034">
            <text:p>88.034</text:p>
          </table:table-cell>
          <table:table-cell table:formula="of:=[.O83]*1000000" office:value-type="float" office:value="17.87">
            <text:p>17.87</text:p>
          </table:table-cell>
          <table:table-cell table:formula="of:=[.P83]*1000000" office:value-type="float" office:value="0.0079395">
            <text:p>0.0079395</text:p>
          </table:table-cell>
          <table:table-cell table:formula="of:=[.Q83]*1000000" office:value-type="float" office:value="7.7741">
            <text:p>7.7741</text:p>
          </table:table-cell>
          <table:table-cell table:formula="of:=[.R83]*1000000" office:value-type="float" office:value="3.5587">
            <text:p>3.5587</text:p>
          </table:table-cell>
          <table:table-cell table:formula="of:=[.S83]*1000000" office:value-type="float" office:value="2.2741">
            <text:p>2.2741</text:p>
          </table:table-cell>
          <table:table-cell table:formula="of:=[.T83]*1000000" office:value-type="float" office:value="2802.7">
            <text:p>2802.7</text:p>
          </table:table-cell>
          <table:table-cell table:formula="of:=[.U83]*1000000000000" office:value-type="float" office:value="0.0006267">
            <text:p>0.0006267</text:p>
          </table:table-cell>
          <table:table-cell table:formula="of:=[.V83]*1000000000000" office:value-type="float" office:value="10.539">
            <text:p>10.539</text:p>
          </table:table-cell>
          <table:table-cell table:formula="of:=([.W83]+[.X83])*1000000000000" office:value-type="float" office:value="0.03403036">
            <text:p>0.03403036</text:p>
          </table:table-cell>
          <table:table-cell office:value-type="float" office:value="0.00072108">
            <text:p>0.00072108</text:p>
          </table:table-cell>
          <table:table-cell table:style-name="ce1" office:value-type="string">
            <text:p>8.8034e-05</text:p>
          </table:table-cell>
          <table:table-cell table:style-name="ce1" office:value-type="string">
            <text:p>1.787e-05</text:p>
          </table:table-cell>
          <table:table-cell table:style-name="ce1" office:value-type="string">
            <text:p>7.9395e-09</text:p>
          </table:table-cell>
          <table:table-cell table:style-name="ce1" office:value-type="string">
            <text:p>7.7741e-06</text:p>
          </table:table-cell>
          <table:table-cell table:style-name="ce1" office:value-type="string">
            <text:p>3.5587e-06</text:p>
          </table:table-cell>
          <table:table-cell table:style-name="ce1" office:value-type="string">
            <text:p>2.2741e-06</text:p>
          </table:table-cell>
          <table:table-cell office:value-type="float" office:value="0.0028027">
            <text:p>0.0028027</text:p>
          </table:table-cell>
          <table:table-cell table:style-name="ce1" office:value-type="string">
            <text:p>6.267e-16</text:p>
          </table:table-cell>
          <table:table-cell table:style-name="ce1" office:value-type="string">
            <text:p>1.0539e-11</text:p>
          </table:table-cell>
          <table:table-cell table:style-name="ce1" office:value-type="string">
            <text:p>9.0536e-16</text:p>
          </table:table-cell>
          <table:table-cell table:style-name="ce1" office:value-type="string">
            <text:p>3.3125e-14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M84]*1000000" office:value-type="float" office:value="715.42">
            <text:p>715.42</text:p>
          </table:table-cell>
          <table:table-cell table:formula="of:=[.N84]*1000000" office:value-type="float" office:value="87.427">
            <text:p>87.427</text:p>
          </table:table-cell>
          <table:table-cell table:formula="of:=[.O84]*1000000" office:value-type="float" office:value="17.801">
            <text:p>17.801</text:p>
          </table:table-cell>
          <table:table-cell table:formula="of:=[.P84]*1000000" office:value-type="float" office:value="0.0080208">
            <text:p>0.0080208</text:p>
          </table:table-cell>
          <table:table-cell table:formula="of:=[.Q84]*1000000" office:value-type="float" office:value="7.7294">
            <text:p>7.7294</text:p>
          </table:table-cell>
          <table:table-cell table:formula="of:=[.R84]*1000000" office:value-type="float" office:value="3.6177">
            <text:p>3.6177</text:p>
          </table:table-cell>
          <table:table-cell table:formula="of:=[.S84]*1000000" office:value-type="float" office:value="2.3607">
            <text:p>2.3607</text:p>
          </table:table-cell>
          <table:table-cell table:formula="of:=[.T84]*1000000" office:value-type="float" office:value="2796.2">
            <text:p>2796.2</text:p>
          </table:table-cell>
          <table:table-cell table:formula="of:=[.U84]*1000000000000" office:value-type="float" office:value="0.00060758">
            <text:p>0.00060758</text:p>
          </table:table-cell>
          <table:table-cell table:formula="of:=[.V84]*1000000000000" office:value-type="float" office:value="10.503">
            <text:p>10.503</text:p>
          </table:table-cell>
          <table:table-cell table:formula="of:=([.W84]+[.X84])*1000000000000" office:value-type="float" office:value="0.03418959">
            <text:p>0.03418959</text:p>
          </table:table-cell>
          <table:table-cell office:value-type="float" office:value="0.00071542">
            <text:p>0.00071542</text:p>
          </table:table-cell>
          <table:table-cell table:style-name="ce1" office:value-type="string">
            <text:p>8.7427e-05</text:p>
          </table:table-cell>
          <table:table-cell table:style-name="ce1" office:value-type="string">
            <text:p>1.7801e-05</text:p>
          </table:table-cell>
          <table:table-cell table:style-name="ce1" office:value-type="string">
            <text:p>8.0208e-09</text:p>
          </table:table-cell>
          <table:table-cell table:style-name="ce1" office:value-type="string">
            <text:p>7.7294e-06</text:p>
          </table:table-cell>
          <table:table-cell table:style-name="ce1" office:value-type="string">
            <text:p>3.6177e-06</text:p>
          </table:table-cell>
          <table:table-cell table:style-name="ce1" office:value-type="string">
            <text:p>2.3607e-06</text:p>
          </table:table-cell>
          <table:table-cell office:value-type="float" office:value="0.0027962">
            <text:p>0.0027962</text:p>
          </table:table-cell>
          <table:table-cell table:style-name="ce1" office:value-type="string">
            <text:p>6.0758e-16</text:p>
          </table:table-cell>
          <table:table-cell table:style-name="ce1" office:value-type="string">
            <text:p>1.0503e-11</text:p>
          </table:table-cell>
          <table:table-cell table:style-name="ce1" office:value-type="string">
            <text:p>9.0959e-16</text:p>
          </table:table-cell>
          <table:table-cell table:style-name="ce1" office:value-type="string">
            <text:p>3.328e-14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M85]*1000000" office:value-type="float" office:value="709.81">
            <text:p>709.81</text:p>
          </table:table-cell>
          <table:table-cell table:formula="of:=[.N85]*1000000" office:value-type="float" office:value="86.827">
            <text:p>86.827</text:p>
          </table:table-cell>
          <table:table-cell table:formula="of:=[.O85]*1000000" office:value-type="float" office:value="17.732">
            <text:p>17.732</text:p>
          </table:table-cell>
          <table:table-cell table:formula="of:=[.P85]*1000000" office:value-type="float" office:value="0.0081011">
            <text:p>0.0081011</text:p>
          </table:table-cell>
          <table:table-cell table:formula="of:=[.Q85]*1000000" office:value-type="float" office:value="7.6849">
            <text:p>7.6849</text:p>
          </table:table-cell>
          <table:table-cell table:formula="of:=[.R85]*1000000" office:value-type="float" office:value="3.6753">
            <text:p>3.6753</text:p>
          </table:table-cell>
          <table:table-cell table:formula="of:=[.S85]*1000000" office:value-type="float" office:value="2.4484">
            <text:p>2.4484</text:p>
          </table:table-cell>
          <table:table-cell table:formula="of:=[.T85]*1000000" office:value-type="float" office:value="2789.8">
            <text:p>2789.8</text:p>
          </table:table-cell>
          <table:table-cell table:formula="of:=[.U85]*1000000000000" office:value-type="float" office:value="0.00058905">
            <text:p>0.00058905</text:p>
          </table:table-cell>
          <table:table-cell table:formula="of:=[.V85]*1000000000000" office:value-type="float" office:value="10.468">
            <text:p>10.468</text:p>
          </table:table-cell>
          <table:table-cell table:formula="of:=([.W85]+[.X85])*1000000000000" office:value-type="float" office:value="0.03433342">
            <text:p>0.03433342</text:p>
          </table:table-cell>
          <table:table-cell office:value-type="float" office:value="0.00070981">
            <text:p>0.00070981</text:p>
          </table:table-cell>
          <table:table-cell table:style-name="ce1" office:value-type="string">
            <text:p>8.6827e-05</text:p>
          </table:table-cell>
          <table:table-cell table:style-name="ce1" office:value-type="string">
            <text:p>1.7732e-05</text:p>
          </table:table-cell>
          <table:table-cell table:style-name="ce1" office:value-type="string">
            <text:p>8.1011e-09</text:p>
          </table:table-cell>
          <table:table-cell table:style-name="ce1" office:value-type="string">
            <text:p>7.6849e-06</text:p>
          </table:table-cell>
          <table:table-cell table:style-name="ce1" office:value-type="string">
            <text:p>3.6753e-06</text:p>
          </table:table-cell>
          <table:table-cell table:style-name="ce1" office:value-type="string">
            <text:p>2.4484e-06</text:p>
          </table:table-cell>
          <table:table-cell office:value-type="float" office:value="0.0027898">
            <text:p>0.0027898</text:p>
          </table:table-cell>
          <table:table-cell table:style-name="ce1" office:value-type="string">
            <text:p>5.8905e-16</text:p>
          </table:table-cell>
          <table:table-cell table:style-name="ce1" office:value-type="string">
            <text:p>1.0468e-11</text:p>
          </table:table-cell>
          <table:table-cell table:style-name="ce1" office:value-type="string">
            <text:p>9.1342e-16</text:p>
          </table:table-cell>
          <table:table-cell table:style-name="ce1" office:value-type="string">
            <text:p>3.342e-14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M86]*1000000" office:value-type="float" office:value="704.25">
            <text:p>704.25</text:p>
          </table:table-cell>
          <table:table-cell table:formula="of:=[.N86]*1000000" office:value-type="float" office:value="86.233">
            <text:p>86.233</text:p>
          </table:table-cell>
          <table:table-cell table:formula="of:=[.O86]*1000000" office:value-type="float" office:value="17.663">
            <text:p>17.663</text:p>
          </table:table-cell>
          <table:table-cell table:formula="of:=[.P86]*1000000" office:value-type="float" office:value="0.0081806">
            <text:p>0.0081806</text:p>
          </table:table-cell>
          <table:table-cell table:formula="of:=[.Q86]*1000000" office:value-type="float" office:value="7.6406">
            <text:p>7.6406</text:p>
          </table:table-cell>
          <table:table-cell table:formula="of:=[.R86]*1000000" office:value-type="float" office:value="3.7315">
            <text:p>3.7315</text:p>
          </table:table-cell>
          <table:table-cell table:formula="of:=[.S86]*1000000" office:value-type="float" office:value="2.5372">
            <text:p>2.5372</text:p>
          </table:table-cell>
          <table:table-cell table:formula="of:=[.T86]*1000000" office:value-type="float" office:value="2783.4">
            <text:p>2783.4</text:p>
          </table:table-cell>
          <table:table-cell table:formula="of:=[.U86]*1000000000000" office:value-type="float" office:value="0.0005711">
            <text:p>0.0005711</text:p>
          </table:table-cell>
          <table:table-cell table:formula="of:=[.V86]*1000000000000" office:value-type="float" office:value="10.433">
            <text:p>10.433</text:p>
          </table:table-cell>
          <table:table-cell table:formula="of:=([.W86]+[.X86])*1000000000000" office:value-type="float" office:value="0.03446185">
            <text:p>0.03446185</text:p>
          </table:table-cell>
          <table:table-cell office:value-type="float" office:value="0.00070425">
            <text:p>0.00070425</text:p>
          </table:table-cell>
          <table:table-cell table:style-name="ce1" office:value-type="string">
            <text:p>8.6233e-05</text:p>
          </table:table-cell>
          <table:table-cell table:style-name="ce1" office:value-type="string">
            <text:p>1.7663e-05</text:p>
          </table:table-cell>
          <table:table-cell table:style-name="ce1" office:value-type="string">
            <text:p>8.1806e-09</text:p>
          </table:table-cell>
          <table:table-cell table:style-name="ce1" office:value-type="string">
            <text:p>7.6406e-06</text:p>
          </table:table-cell>
          <table:table-cell table:style-name="ce1" office:value-type="string">
            <text:p>3.7315e-06</text:p>
          </table:table-cell>
          <table:table-cell table:style-name="ce1" office:value-type="string">
            <text:p>2.5372e-06</text:p>
          </table:table-cell>
          <table:table-cell office:value-type="float" office:value="0.0027834">
            <text:p>0.0027834</text:p>
          </table:table-cell>
          <table:table-cell table:style-name="ce1" office:value-type="string">
            <text:p>5.711e-16</text:p>
          </table:table-cell>
          <table:table-cell table:style-name="ce1" office:value-type="string">
            <text:p>1.0433e-11</text:p>
          </table:table-cell>
          <table:table-cell table:style-name="ce1" office:value-type="string">
            <text:p>9.1685e-16</text:p>
          </table:table-cell>
          <table:table-cell table:style-name="ce1" office:value-type="string">
            <text:p>3.3545e-14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M87]*1000000" office:value-type="float" office:value="698.73">
            <text:p>698.73</text:p>
          </table:table-cell>
          <table:table-cell table:formula="of:=[.N87]*1000000" office:value-type="float" office:value="85.646">
            <text:p>85.646</text:p>
          </table:table-cell>
          <table:table-cell table:formula="of:=[.O87]*1000000" office:value-type="float" office:value="17.593">
            <text:p>17.593</text:p>
          </table:table-cell>
          <table:table-cell table:formula="of:=[.P87]*1000000" office:value-type="float" office:value="0.0082593">
            <text:p>0.0082593</text:p>
          </table:table-cell>
          <table:table-cell table:formula="of:=[.Q87]*1000000" office:value-type="float" office:value="7.5964">
            <text:p>7.5964</text:p>
          </table:table-cell>
          <table:table-cell table:formula="of:=[.R87]*1000000" office:value-type="float" office:value="3.7864">
            <text:p>3.7864</text:p>
          </table:table-cell>
          <table:table-cell table:formula="of:=[.S87]*1000000" office:value-type="float" office:value="2.6271">
            <text:p>2.6271</text:p>
          </table:table-cell>
          <table:table-cell table:formula="of:=[.T87]*1000000" office:value-type="float" office:value="2777.1">
            <text:p>2777.1</text:p>
          </table:table-cell>
          <table:table-cell table:formula="of:=[.U87]*1000000000000" office:value-type="float" office:value="0.00055371">
            <text:p>0.00055371</text:p>
          </table:table-cell>
          <table:table-cell table:formula="of:=[.V87]*1000000000000" office:value-type="float" office:value="10.399">
            <text:p>10.399</text:p>
          </table:table-cell>
          <table:table-cell table:formula="of:=([.W87]+[.X87])*1000000000000" office:value-type="float" office:value="0.03457589">
            <text:p>0.03457589</text:p>
          </table:table-cell>
          <table:table-cell office:value-type="float" office:value="0.00069873">
            <text:p>0.00069873</text:p>
          </table:table-cell>
          <table:table-cell table:style-name="ce1" office:value-type="string">
            <text:p>8.5646e-05</text:p>
          </table:table-cell>
          <table:table-cell table:style-name="ce1" office:value-type="string">
            <text:p>1.7593e-05</text:p>
          </table:table-cell>
          <table:table-cell table:style-name="ce1" office:value-type="string">
            <text:p>8.2593e-09</text:p>
          </table:table-cell>
          <table:table-cell table:style-name="ce1" office:value-type="string">
            <text:p>7.5964e-06</text:p>
          </table:table-cell>
          <table:table-cell table:style-name="ce1" office:value-type="string">
            <text:p>3.7864e-06</text:p>
          </table:table-cell>
          <table:table-cell table:style-name="ce1" office:value-type="string">
            <text:p>2.6271e-06</text:p>
          </table:table-cell>
          <table:table-cell office:value-type="float" office:value="0.0027771">
            <text:p>0.0027771</text:p>
          </table:table-cell>
          <table:table-cell table:style-name="ce1" office:value-type="string">
            <text:p>5.5371e-16</text:p>
          </table:table-cell>
          <table:table-cell table:style-name="ce1" office:value-type="string">
            <text:p>1.0399e-11</text:p>
          </table:table-cell>
          <table:table-cell table:style-name="ce1" office:value-type="string">
            <text:p>9.1989e-16</text:p>
          </table:table-cell>
          <table:table-cell table:style-name="ce1" office:value-type="string">
            <text:p>3.3656e-14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M88]*1000000" office:value-type="float" office:value="693.27">
            <text:p>693.27</text:p>
          </table:table-cell>
          <table:table-cell table:formula="of:=[.N88]*1000000" office:value-type="float" office:value="85.065">
            <text:p>85.065</text:p>
          </table:table-cell>
          <table:table-cell table:formula="of:=[.O88]*1000000" office:value-type="float" office:value="17.524">
            <text:p>17.524</text:p>
          </table:table-cell>
          <table:table-cell table:formula="of:=[.P88]*1000000" office:value-type="float" office:value="0.0083371">
            <text:p>0.0083371</text:p>
          </table:table-cell>
          <table:table-cell table:formula="of:=[.Q88]*1000000" office:value-type="float" office:value="7.5524">
            <text:p>7.5524</text:p>
          </table:table-cell>
          <table:table-cell table:formula="of:=[.R88]*1000000" office:value-type="float" office:value="3.84">
            <text:p>3.84</text:p>
          </table:table-cell>
          <table:table-cell table:formula="of:=[.S88]*1000000" office:value-type="float" office:value="2.718">
            <text:p>2.718</text:p>
          </table:table-cell>
          <table:table-cell table:formula="of:=[.T88]*1000000" office:value-type="float" office:value="2770.8">
            <text:p>2770.8</text:p>
          </table:table-cell>
          <table:table-cell table:formula="of:=[.U88]*1000000000000" office:value-type="float" office:value="0.00053685">
            <text:p>0.00053685</text:p>
          </table:table-cell>
          <table:table-cell table:formula="of:=[.V88]*1000000000000" office:value-type="float" office:value="10.365">
            <text:p>10.365</text:p>
          </table:table-cell>
          <table:table-cell table:formula="of:=([.W88]+[.X88])*1000000000000" office:value-type="float" office:value="0.03467554">
            <text:p>0.03467554</text:p>
          </table:table-cell>
          <table:table-cell office:value-type="float" office:value="0.00069327">
            <text:p>0.00069327</text:p>
          </table:table-cell>
          <table:table-cell table:style-name="ce1" office:value-type="string">
            <text:p>8.5065e-05</text:p>
          </table:table-cell>
          <table:table-cell table:style-name="ce1" office:value-type="string">
            <text:p>1.7524e-05</text:p>
          </table:table-cell>
          <table:table-cell table:style-name="ce1" office:value-type="string">
            <text:p>8.3371e-09</text:p>
          </table:table-cell>
          <table:table-cell table:style-name="ce1" office:value-type="string">
            <text:p>7.5524e-06</text:p>
          </table:table-cell>
          <table:table-cell table:style-name="ce1" office:value-type="string">
            <text:p>3.84e-06</text:p>
          </table:table-cell>
          <table:table-cell table:style-name="ce1" office:value-type="string">
            <text:p>2.718e-06</text:p>
          </table:table-cell>
          <table:table-cell office:value-type="float" office:value="0.0027708">
            <text:p>0.0027708</text:p>
          </table:table-cell>
          <table:table-cell table:style-name="ce1" office:value-type="string">
            <text:p>5.3685e-16</text:p>
          </table:table-cell>
          <table:table-cell table:style-name="ce1" office:value-type="string">
            <text:p>1.0365e-11</text:p>
          </table:table-cell>
          <table:table-cell table:style-name="ce1" office:value-type="string">
            <text:p>9.2254e-16</text:p>
          </table:table-cell>
          <table:table-cell table:style-name="ce1" office:value-type="string">
            <text:p>3.3753e-14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M89]*1000000" office:value-type="float" office:value="687.85">
            <text:p>687.85</text:p>
          </table:table-cell>
          <table:table-cell table:formula="of:=[.N89]*1000000" office:value-type="float" office:value="84.489">
            <text:p>84.489</text:p>
          </table:table-cell>
          <table:table-cell table:formula="of:=[.O89]*1000000" office:value-type="float" office:value="17.454">
            <text:p>17.454</text:p>
          </table:table-cell>
          <table:table-cell table:formula="of:=[.P89]*1000000" office:value-type="float" office:value="0.0084141">
            <text:p>0.0084141</text:p>
          </table:table-cell>
          <table:table-cell table:formula="of:=[.Q89]*1000000" office:value-type="float" office:value="7.5086">
            <text:p>7.5086</text:p>
          </table:table-cell>
          <table:table-cell table:formula="of:=[.R89]*1000000" office:value-type="float" office:value="3.8921">
            <text:p>3.8921</text:p>
          </table:table-cell>
          <table:table-cell table:formula="of:=[.S89]*1000000" office:value-type="float" office:value="2.8098">
            <text:p>2.8098</text:p>
          </table:table-cell>
          <table:table-cell table:formula="of:=[.T89]*1000000" office:value-type="float" office:value="2764.6">
            <text:p>2764.6</text:p>
          </table:table-cell>
          <table:table-cell table:formula="of:=[.U89]*1000000000000" office:value-type="float" office:value="0.00052052">
            <text:p>0.00052052</text:p>
          </table:table-cell>
          <table:table-cell table:formula="of:=[.V89]*1000000000000" office:value-type="float" office:value="10.331">
            <text:p>10.331</text:p>
          </table:table-cell>
          <table:table-cell table:formula="of:=([.W89]+[.X89])*1000000000000" office:value-type="float" office:value="0.03476081">
            <text:p>0.03476081</text:p>
          </table:table-cell>
          <table:table-cell office:value-type="float" office:value="0.00068785">
            <text:p>0.00068785</text:p>
          </table:table-cell>
          <table:table-cell table:style-name="ce1" office:value-type="string">
            <text:p>8.4489e-05</text:p>
          </table:table-cell>
          <table:table-cell table:style-name="ce1" office:value-type="string">
            <text:p>1.7454e-05</text:p>
          </table:table-cell>
          <table:table-cell table:style-name="ce1" office:value-type="string">
            <text:p>8.4141e-09</text:p>
          </table:table-cell>
          <table:table-cell table:style-name="ce1" office:value-type="string">
            <text:p>7.5086e-06</text:p>
          </table:table-cell>
          <table:table-cell table:style-name="ce1" office:value-type="string">
            <text:p>3.8921e-06</text:p>
          </table:table-cell>
          <table:table-cell table:style-name="ce1" office:value-type="string">
            <text:p>2.8098e-06</text:p>
          </table:table-cell>
          <table:table-cell office:value-type="float" office:value="0.0027646">
            <text:p>0.0027646</text:p>
          </table:table-cell>
          <table:table-cell table:style-name="ce1" office:value-type="string">
            <text:p>5.2052e-16</text:p>
          </table:table-cell>
          <table:table-cell table:style-name="ce1" office:value-type="string">
            <text:p>1.0331e-11</text:p>
          </table:table-cell>
          <table:table-cell table:style-name="ce1" office:value-type="string">
            <text:p>9.2481e-16</text:p>
          </table:table-cell>
          <table:table-cell table:style-name="ce1" office:value-type="string">
            <text:p>3.3836e-14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M90]*1000000" office:value-type="float" office:value="682.48">
            <text:p>682.48</text:p>
          </table:table-cell>
          <table:table-cell table:formula="of:=[.N90]*1000000" office:value-type="float" office:value="83.919">
            <text:p>83.919</text:p>
          </table:table-cell>
          <table:table-cell table:formula="of:=[.O90]*1000000" office:value-type="float" office:value="17.384">
            <text:p>17.384</text:p>
          </table:table-cell>
          <table:table-cell table:formula="of:=[.P90]*1000000" office:value-type="float" office:value="0.0084904">
            <text:p>0.0084904</text:p>
          </table:table-cell>
          <table:table-cell table:formula="of:=[.Q90]*1000000" office:value-type="float" office:value="7.465">
            <text:p>7.465</text:p>
          </table:table-cell>
          <table:table-cell table:formula="of:=[.R90]*1000000" office:value-type="float" office:value="3.9429">
            <text:p>3.9429</text:p>
          </table:table-cell>
          <table:table-cell table:formula="of:=[.S90]*1000000" office:value-type="float" office:value="2.9027">
            <text:p>2.9027</text:p>
          </table:table-cell>
          <table:table-cell table:formula="of:=[.T90]*1000000" office:value-type="float" office:value="2758.4">
            <text:p>2758.4</text:p>
          </table:table-cell>
          <table:table-cell table:formula="of:=[.U90]*1000000000000" office:value-type="float" office:value="0.0005047">
            <text:p>0.0005047</text:p>
          </table:table-cell>
          <table:table-cell table:formula="of:=[.V90]*1000000000000" office:value-type="float" office:value="10.298">
            <text:p>10.298</text:p>
          </table:table-cell>
          <table:table-cell table:formula="of:=([.W90]+[.X90])*1000000000000" office:value-type="float" office:value="0.0348327">
            <text:p>0.0348327</text:p>
          </table:table-cell>
          <table:table-cell office:value-type="float" office:value="0.00068248">
            <text:p>0.00068248</text:p>
          </table:table-cell>
          <table:table-cell table:style-name="ce1" office:value-type="string">
            <text:p>8.3919e-05</text:p>
          </table:table-cell>
          <table:table-cell table:style-name="ce1" office:value-type="string">
            <text:p>1.7384e-05</text:p>
          </table:table-cell>
          <table:table-cell table:style-name="ce1" office:value-type="string">
            <text:p>8.4904e-09</text:p>
          </table:table-cell>
          <table:table-cell table:style-name="ce1" office:value-type="string">
            <text:p>7.465e-06</text:p>
          </table:table-cell>
          <table:table-cell table:style-name="ce1" office:value-type="string">
            <text:p>3.9429e-06</text:p>
          </table:table-cell>
          <table:table-cell table:style-name="ce1" office:value-type="string">
            <text:p>2.9027e-06</text:p>
          </table:table-cell>
          <table:table-cell office:value-type="float" office:value="0.0027584">
            <text:p>0.0027584</text:p>
          </table:table-cell>
          <table:table-cell table:style-name="ce1" office:value-type="string">
            <text:p>5.047e-16</text:p>
          </table:table-cell>
          <table:table-cell table:style-name="ce1" office:value-type="string">
            <text:p>1.0298e-11</text:p>
          </table:table-cell>
          <table:table-cell table:style-name="ce1" office:value-type="string">
            <text:p>9.267e-16</text:p>
          </table:table-cell>
          <table:table-cell table:style-name="ce1" office:value-type="string">
            <text:p>3.3906e-14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M91]*1000000" office:value-type="float" office:value="677.16">
            <text:p>677.16</text:p>
          </table:table-cell>
          <table:table-cell table:formula="of:=[.N91]*1000000" office:value-type="float" office:value="83.354">
            <text:p>83.354</text:p>
          </table:table-cell>
          <table:table-cell table:formula="of:=[.O91]*1000000" office:value-type="float" office:value="17.313">
            <text:p>17.313</text:p>
          </table:table-cell>
          <table:table-cell table:formula="of:=[.P91]*1000000" office:value-type="float" office:value="0.0085658">
            <text:p>0.0085658</text:p>
          </table:table-cell>
          <table:table-cell table:formula="of:=[.Q91]*1000000" office:value-type="float" office:value="7.4216">
            <text:p>7.4216</text:p>
          </table:table-cell>
          <table:table-cell table:formula="of:=[.R91]*1000000" office:value-type="float" office:value="3.9923">
            <text:p>3.9923</text:p>
          </table:table-cell>
          <table:table-cell table:formula="of:=[.S91]*1000000" office:value-type="float" office:value="2.9964">
            <text:p>2.9964</text:p>
          </table:table-cell>
          <table:table-cell table:formula="of:=[.T91]*1000000" office:value-type="float" office:value="2752.3">
            <text:p>2752.3</text:p>
          </table:table-cell>
          <table:table-cell table:formula="of:=[.U91]*1000000000000" office:value-type="float" office:value="0.00048936">
            <text:p>0.00048936</text:p>
          </table:table-cell>
          <table:table-cell table:formula="of:=[.V91]*1000000000000" office:value-type="float" office:value="10.265">
            <text:p>10.265</text:p>
          </table:table-cell>
          <table:table-cell table:formula="of:=([.W91]+[.X91])*1000000000000" office:value-type="float" office:value="0.03488923">
            <text:p>0.03488923</text:p>
          </table:table-cell>
          <table:table-cell office:value-type="float" office:value="0.00067716">
            <text:p>0.00067716</text:p>
          </table:table-cell>
          <table:table-cell table:style-name="ce1" office:value-type="string">
            <text:p>8.3354e-05</text:p>
          </table:table-cell>
          <table:table-cell table:style-name="ce1" office:value-type="string">
            <text:p>1.7313e-05</text:p>
          </table:table-cell>
          <table:table-cell table:style-name="ce1" office:value-type="string">
            <text:p>8.5658e-09</text:p>
          </table:table-cell>
          <table:table-cell table:style-name="ce1" office:value-type="string">
            <text:p>7.4216e-06</text:p>
          </table:table-cell>
          <table:table-cell table:style-name="ce1" office:value-type="string">
            <text:p>3.9923e-06</text:p>
          </table:table-cell>
          <table:table-cell table:style-name="ce1" office:value-type="string">
            <text:p>2.9964e-06</text:p>
          </table:table-cell>
          <table:table-cell office:value-type="float" office:value="0.0027523">
            <text:p>0.0027523</text:p>
          </table:table-cell>
          <table:table-cell table:style-name="ce1" office:value-type="string">
            <text:p>4.8936e-16</text:p>
          </table:table-cell>
          <table:table-cell table:style-name="ce1" office:value-type="string">
            <text:p>1.0265e-11</text:p>
          </table:table-cell>
          <table:table-cell table:style-name="ce1" office:value-type="string">
            <text:p>9.2823e-16</text:p>
          </table:table-cell>
          <table:table-cell table:style-name="ce1" office:value-type="string">
            <text:p>3.3961e-14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M92]*1000000" office:value-type="float" office:value="671.87">
            <text:p>671.87</text:p>
          </table:table-cell>
          <table:table-cell table:formula="of:=[.N92]*1000000" office:value-type="float" office:value="82.794">
            <text:p>82.794</text:p>
          </table:table-cell>
          <table:table-cell table:formula="of:=[.O92]*1000000" office:value-type="float" office:value="17.242">
            <text:p>17.242</text:p>
          </table:table-cell>
          <table:table-cell table:formula="of:=[.P92]*1000000" office:value-type="float" office:value="0.0086405">
            <text:p>0.0086405</text:p>
          </table:table-cell>
          <table:table-cell table:formula="of:=[.Q92]*1000000" office:value-type="float" office:value="7.3783">
            <text:p>7.3783</text:p>
          </table:table-cell>
          <table:table-cell table:formula="of:=[.R92]*1000000" office:value-type="float" office:value="4.0403">
            <text:p>4.0403</text:p>
          </table:table-cell>
          <table:table-cell table:formula="of:=[.S92]*1000000" office:value-type="float" office:value="3.091">
            <text:p>3.091</text:p>
          </table:table-cell>
          <table:table-cell table:formula="of:=[.T92]*1000000" office:value-type="float" office:value="2746.2">
            <text:p>2746.2</text:p>
          </table:table-cell>
          <table:table-cell table:formula="of:=[.U92]*1000000000000" office:value-type="float" office:value="0.0004745">
            <text:p>0.0004745</text:p>
          </table:table-cell>
          <table:table-cell table:formula="of:=[.V92]*1000000000000" office:value-type="float" office:value="10.232">
            <text:p>10.232</text:p>
          </table:table-cell>
          <table:table-cell table:formula="of:=([.W92]+[.X92])*1000000000000" office:value-type="float" office:value="0.03493339">
            <text:p>0.03493339</text:p>
          </table:table-cell>
          <table:table-cell office:value-type="float" office:value="0.00067187">
            <text:p>0.00067187</text:p>
          </table:table-cell>
          <table:table-cell table:style-name="ce1" office:value-type="string">
            <text:p>8.2794e-05</text:p>
          </table:table-cell>
          <table:table-cell table:style-name="ce1" office:value-type="string">
            <text:p>1.7242e-05</text:p>
          </table:table-cell>
          <table:table-cell table:style-name="ce1" office:value-type="string">
            <text:p>8.6405e-09</text:p>
          </table:table-cell>
          <table:table-cell table:style-name="ce1" office:value-type="string">
            <text:p>7.3783e-06</text:p>
          </table:table-cell>
          <table:table-cell table:style-name="ce1" office:value-type="string">
            <text:p>4.0403e-06</text:p>
          </table:table-cell>
          <table:table-cell table:style-name="ce1" office:value-type="string">
            <text:p>3.091e-06</text:p>
          </table:table-cell>
          <table:table-cell office:value-type="float" office:value="0.0027462">
            <text:p>0.0027462</text:p>
          </table:table-cell>
          <table:table-cell table:style-name="ce1" office:value-type="string">
            <text:p>4.745e-16</text:p>
          </table:table-cell>
          <table:table-cell table:style-name="ce1" office:value-type="string">
            <text:p>1.0232e-11</text:p>
          </table:table-cell>
          <table:table-cell table:style-name="ce1" office:value-type="string">
            <text:p>9.2939e-16</text:p>
          </table:table-cell>
          <table:table-cell table:style-name="ce1" office:value-type="string">
            <text:p>3.4004e-14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M93]*1000000" office:value-type="float" office:value="666.64">
            <text:p>666.64</text:p>
          </table:table-cell>
          <table:table-cell table:formula="of:=[.N93]*1000000" office:value-type="float" office:value="82.238">
            <text:p>82.238</text:p>
          </table:table-cell>
          <table:table-cell table:formula="of:=[.O93]*1000000" office:value-type="float" office:value="17.171">
            <text:p>17.171</text:p>
          </table:table-cell>
          <table:table-cell table:formula="of:=[.P93]*1000000" office:value-type="float" office:value="0.0087144">
            <text:p>0.0087144</text:p>
          </table:table-cell>
          <table:table-cell table:formula="of:=[.Q93]*1000000" office:value-type="float" office:value="7.3353">
            <text:p>7.3353</text:p>
          </table:table-cell>
          <table:table-cell table:formula="of:=[.R93]*1000000" office:value-type="float" office:value="4.0869">
            <text:p>4.0869</text:p>
          </table:table-cell>
          <table:table-cell table:formula="of:=[.S93]*1000000" office:value-type="float" office:value="3.1865">
            <text:p>3.1865</text:p>
          </table:table-cell>
          <table:table-cell table:formula="of:=[.T93]*1000000" office:value-type="float" office:value="2740.2">
            <text:p>2740.2</text:p>
          </table:table-cell>
          <table:table-cell table:formula="of:=[.U93]*1000000000000" office:value-type="float" office:value="0.00046009">
            <text:p>0.00046009</text:p>
          </table:table-cell>
          <table:table-cell table:formula="of:=[.V93]*1000000000000" office:value-type="float" office:value="10.2">
            <text:p>10.2</text:p>
          </table:table-cell>
          <table:table-cell table:formula="of:=([.W93]+[.X93])*1000000000000" office:value-type="float" office:value="0.03496319">
            <text:p>0.03496319</text:p>
          </table:table-cell>
          <table:table-cell office:value-type="float" office:value="0.00066664">
            <text:p>0.00066664</text:p>
          </table:table-cell>
          <table:table-cell table:style-name="ce1" office:value-type="string">
            <text:p>8.2238e-05</text:p>
          </table:table-cell>
          <table:table-cell table:style-name="ce1" office:value-type="string">
            <text:p>1.7171e-05</text:p>
          </table:table-cell>
          <table:table-cell table:style-name="ce1" office:value-type="string">
            <text:p>8.7144e-09</text:p>
          </table:table-cell>
          <table:table-cell table:style-name="ce1" office:value-type="string">
            <text:p>7.3353e-06</text:p>
          </table:table-cell>
          <table:table-cell table:style-name="ce1" office:value-type="string">
            <text:p>4.0869e-06</text:p>
          </table:table-cell>
          <table:table-cell table:style-name="ce1" office:value-type="string">
            <text:p>3.1865e-06</text:p>
          </table:table-cell>
          <table:table-cell office:value-type="float" office:value="0.0027402">
            <text:p>0.0027402</text:p>
          </table:table-cell>
          <table:table-cell table:style-name="ce1" office:value-type="string">
            <text:p>4.6009e-16</text:p>
          </table:table-cell>
          <table:table-cell table:style-name="ce1" office:value-type="string">
            <text:p>1.02e-11</text:p>
          </table:table-cell>
          <table:table-cell table:style-name="ce1" office:value-type="string">
            <text:p>9.3019e-16</text:p>
          </table:table-cell>
          <table:table-cell table:style-name="ce1" office:value-type="string">
            <text:p>3.4033e-14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M94]*1000000" office:value-type="float" office:value="661.45">
            <text:p>661.45</text:p>
          </table:table-cell>
          <table:table-cell table:formula="of:=[.N94]*1000000" office:value-type="float" office:value="81.687">
            <text:p>81.687</text:p>
          </table:table-cell>
          <table:table-cell table:formula="of:=[.O94]*1000000" office:value-type="float" office:value="17.1">
            <text:p>17.1</text:p>
          </table:table-cell>
          <table:table-cell table:formula="of:=[.P94]*1000000" office:value-type="float" office:value="0.0087875">
            <text:p>0.0087875</text:p>
          </table:table-cell>
          <table:table-cell table:formula="of:=[.Q94]*1000000" office:value-type="float" office:value="7.2924">
            <text:p>7.2924</text:p>
          </table:table-cell>
          <table:table-cell table:formula="of:=[.R94]*1000000" office:value-type="float" office:value="4.1321">
            <text:p>4.1321</text:p>
          </table:table-cell>
          <table:table-cell table:formula="of:=[.S94]*1000000" office:value-type="float" office:value="3.2829">
            <text:p>3.2829</text:p>
          </table:table-cell>
          <table:table-cell table:formula="of:=[.T94]*1000000" office:value-type="float" office:value="2734.2">
            <text:p>2734.2</text:p>
          </table:table-cell>
          <table:table-cell table:formula="of:=[.U94]*1000000000000" office:value-type="float" office:value="0.00044613">
            <text:p>0.00044613</text:p>
          </table:table-cell>
          <table:table-cell table:formula="of:=[.V94]*1000000000000" office:value-type="float" office:value="10.168">
            <text:p>10.168</text:p>
          </table:table-cell>
          <table:table-cell table:formula="of:=([.W94]+[.X94])*1000000000000" office:value-type="float" office:value="0.03498065">
            <text:p>0.03498065</text:p>
          </table:table-cell>
          <table:table-cell office:value-type="float" office:value="0.00066145">
            <text:p>0.00066145</text:p>
          </table:table-cell>
          <table:table-cell table:style-name="ce1" office:value-type="string">
            <text:p>8.1687e-05</text:p>
          </table:table-cell>
          <table:table-cell table:style-name="ce1" office:value-type="string">
            <text:p>1.71e-05</text:p>
          </table:table-cell>
          <table:table-cell table:style-name="ce1" office:value-type="string">
            <text:p>8.7875e-09</text:p>
          </table:table-cell>
          <table:table-cell table:style-name="ce1" office:value-type="string">
            <text:p>7.2924e-06</text:p>
          </table:table-cell>
          <table:table-cell table:style-name="ce1" office:value-type="string">
            <text:p>4.1321e-06</text:p>
          </table:table-cell>
          <table:table-cell table:style-name="ce1" office:value-type="string">
            <text:p>3.2829e-06</text:p>
          </table:table-cell>
          <table:table-cell office:value-type="float" office:value="0.0027342">
            <text:p>0.0027342</text:p>
          </table:table-cell>
          <table:table-cell table:style-name="ce1" office:value-type="string">
            <text:p>4.4613e-16</text:p>
          </table:table-cell>
          <table:table-cell table:style-name="ce1" office:value-type="string">
            <text:p>1.0168e-11</text:p>
          </table:table-cell>
          <table:table-cell table:style-name="ce1" office:value-type="string">
            <text:p>9.3065e-16</text:p>
          </table:table-cell>
          <table:table-cell table:style-name="ce1" office:value-type="string">
            <text:p>3.405e-14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M95]*1000000" office:value-type="float" office:value="656.3">
            <text:p>656.3</text:p>
          </table:table-cell>
          <table:table-cell table:formula="of:=[.N95]*1000000" office:value-type="float" office:value="81.14">
            <text:p>81.14</text:p>
          </table:table-cell>
          <table:table-cell table:formula="of:=[.O95]*1000000" office:value-type="float" office:value="17.028">
            <text:p>17.028</text:p>
          </table:table-cell>
          <table:table-cell table:formula="of:=[.P95]*1000000" office:value-type="float" office:value="0.0088599">
            <text:p>0.0088599</text:p>
          </table:table-cell>
          <table:table-cell table:formula="of:=[.Q95]*1000000" office:value-type="float" office:value="7.2498">
            <text:p>7.2498</text:p>
          </table:table-cell>
          <table:table-cell table:formula="of:=[.R95]*1000000" office:value-type="float" office:value="4.1759">
            <text:p>4.1759</text:p>
          </table:table-cell>
          <table:table-cell table:formula="of:=[.S95]*1000000" office:value-type="float" office:value="3.38">
            <text:p>3.38</text:p>
          </table:table-cell>
          <table:table-cell table:formula="of:=[.T95]*1000000" office:value-type="float" office:value="2728.2">
            <text:p>2728.2</text:p>
          </table:table-cell>
          <table:table-cell table:formula="of:=[.U95]*1000000000000" office:value-type="float" office:value="0.0004326">
            <text:p>0.0004326</text:p>
          </table:table-cell>
          <table:table-cell table:formula="of:=[.V95]*1000000000000" office:value-type="float" office:value="10.136">
            <text:p>10.136</text:p>
          </table:table-cell>
          <table:table-cell table:formula="of:=([.W95]+[.X95])*1000000000000" office:value-type="float" office:value="0.03498476">
            <text:p>0.03498476</text:p>
          </table:table-cell>
          <table:table-cell office:value-type="float" office:value="0.0006563">
            <text:p>0.0006563</text:p>
          </table:table-cell>
          <table:table-cell table:style-name="ce1" office:value-type="string">
            <text:p>8.114e-05</text:p>
          </table:table-cell>
          <table:table-cell table:style-name="ce1" office:value-type="string">
            <text:p>1.7028e-05</text:p>
          </table:table-cell>
          <table:table-cell table:style-name="ce1" office:value-type="string">
            <text:p>8.8599e-09</text:p>
          </table:table-cell>
          <table:table-cell table:style-name="ce1" office:value-type="string">
            <text:p>7.2498e-06</text:p>
          </table:table-cell>
          <table:table-cell table:style-name="ce1" office:value-type="string">
            <text:p>4.1759e-06</text:p>
          </table:table-cell>
          <table:table-cell table:style-name="ce1" office:value-type="string">
            <text:p>3.38e-06</text:p>
          </table:table-cell>
          <table:table-cell office:value-type="float" office:value="0.0027282">
            <text:p>0.0027282</text:p>
          </table:table-cell>
          <table:table-cell table:style-name="ce1" office:value-type="string">
            <text:p>4.326e-16</text:p>
          </table:table-cell>
          <table:table-cell table:style-name="ce1" office:value-type="string">
            <text:p>1.0136e-11</text:p>
          </table:table-cell>
          <table:table-cell table:style-name="ce1" office:value-type="string">
            <text:p>9.3076e-16</text:p>
          </table:table-cell>
          <table:table-cell table:style-name="ce1" office:value-type="string">
            <text:p>3.4054e-14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M96]*1000000" office:value-type="float" office:value="651.19">
            <text:p>651.19</text:p>
          </table:table-cell>
          <table:table-cell table:formula="of:=[.N96]*1000000" office:value-type="float" office:value="80.597">
            <text:p>80.597</text:p>
          </table:table-cell>
          <table:table-cell table:formula="of:=[.O96]*1000000" office:value-type="float" office:value="16.957">
            <text:p>16.957</text:p>
          </table:table-cell>
          <table:table-cell table:formula="of:=[.P96]*1000000" office:value-type="float" office:value="0.0089315">
            <text:p>0.0089315</text:p>
          </table:table-cell>
          <table:table-cell table:formula="of:=[.Q96]*1000000" office:value-type="float" office:value="7.2073">
            <text:p>7.2073</text:p>
          </table:table-cell>
          <table:table-cell table:formula="of:=[.R96]*1000000" office:value-type="float" office:value="4.2183">
            <text:p>4.2183</text:p>
          </table:table-cell>
          <table:table-cell table:formula="of:=[.S96]*1000000" office:value-type="float" office:value="3.4779">
            <text:p>3.4779</text:p>
          </table:table-cell>
          <table:table-cell table:formula="of:=[.T96]*1000000" office:value-type="float" office:value="2722.4">
            <text:p>2722.4</text:p>
          </table:table-cell>
          <table:table-cell table:formula="of:=[.U96]*1000000000000" office:value-type="float" office:value="0.00041948">
            <text:p>0.00041948</text:p>
          </table:table-cell>
          <table:table-cell table:formula="of:=[.V96]*1000000000000" office:value-type="float" office:value="10.105">
            <text:p>10.105</text:p>
          </table:table-cell>
          <table:table-cell table:formula="of:=([.W96]+[.X96])*1000000000000" office:value-type="float" office:value="0.03497554">
            <text:p>0.03497554</text:p>
          </table:table-cell>
          <table:table-cell office:value-type="float" office:value="0.00065119">
            <text:p>0.00065119</text:p>
          </table:table-cell>
          <table:table-cell table:style-name="ce1" office:value-type="string">
            <text:p>8.0597e-05</text:p>
          </table:table-cell>
          <table:table-cell table:style-name="ce1" office:value-type="string">
            <text:p>1.6957e-05</text:p>
          </table:table-cell>
          <table:table-cell table:style-name="ce1" office:value-type="string">
            <text:p>8.9315e-09</text:p>
          </table:table-cell>
          <table:table-cell table:style-name="ce1" office:value-type="string">
            <text:p>7.2073e-06</text:p>
          </table:table-cell>
          <table:table-cell table:style-name="ce1" office:value-type="string">
            <text:p>4.2183e-06</text:p>
          </table:table-cell>
          <table:table-cell table:style-name="ce1" office:value-type="string">
            <text:p>3.4779e-06</text:p>
          </table:table-cell>
          <table:table-cell office:value-type="float" office:value="0.0027224">
            <text:p>0.0027224</text:p>
          </table:table-cell>
          <table:table-cell table:style-name="ce1" office:value-type="string">
            <text:p>4.1948e-16</text:p>
          </table:table-cell>
          <table:table-cell table:style-name="ce1" office:value-type="string">
            <text:p>1.0105e-11</text:p>
          </table:table-cell>
          <table:table-cell table:style-name="ce1" office:value-type="string">
            <text:p>9.3054e-16</text:p>
          </table:table-cell>
          <table:table-cell table:style-name="ce1" office:value-type="string">
            <text:p>3.4045e-14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M97]*1000000" office:value-type="float" office:value="646.13">
            <text:p>646.13</text:p>
          </table:table-cell>
          <table:table-cell table:formula="of:=[.N97]*1000000" office:value-type="float" office:value="80.058">
            <text:p>80.058</text:p>
          </table:table-cell>
          <table:table-cell table:formula="of:=[.O97]*1000000" office:value-type="float" office:value="16.884">
            <text:p>16.884</text:p>
          </table:table-cell>
          <table:table-cell table:formula="of:=[.P97]*1000000" office:value-type="float" office:value="0.0090024">
            <text:p>0.0090024</text:p>
          </table:table-cell>
          <table:table-cell table:formula="of:=[.Q97]*1000000" office:value-type="float" office:value="7.1651">
            <text:p>7.1651</text:p>
          </table:table-cell>
          <table:table-cell table:formula="of:=[.R97]*1000000" office:value-type="float" office:value="4.2593">
            <text:p>4.2593</text:p>
          </table:table-cell>
          <table:table-cell table:formula="of:=[.S97]*1000000" office:value-type="float" office:value="3.5766">
            <text:p>3.5766</text:p>
          </table:table-cell>
          <table:table-cell table:formula="of:=[.T97]*1000000" office:value-type="float" office:value="2716.5">
            <text:p>2716.5</text:p>
          </table:table-cell>
          <table:table-cell table:formula="of:=[.U97]*1000000000000" office:value-type="float" office:value="0.00040677">
            <text:p>0.00040677</text:p>
          </table:table-cell>
          <table:table-cell table:formula="of:=[.V97]*1000000000000" office:value-type="float" office:value="10.073">
            <text:p>10.073</text:p>
          </table:table-cell>
          <table:table-cell table:formula="of:=([.W97]+[.X97])*1000000000000" office:value-type="float" office:value="0.03495498">
            <text:p>0.03495498</text:p>
          </table:table-cell>
          <table:table-cell office:value-type="float" office:value="0.00064613">
            <text:p>0.00064613</text:p>
          </table:table-cell>
          <table:table-cell table:style-name="ce1" office:value-type="string">
            <text:p>8.0058e-05</text:p>
          </table:table-cell>
          <table:table-cell table:style-name="ce1" office:value-type="string">
            <text:p>1.6884e-05</text:p>
          </table:table-cell>
          <table:table-cell table:style-name="ce1" office:value-type="string">
            <text:p>9.0024e-09</text:p>
          </table:table-cell>
          <table:table-cell table:style-name="ce1" office:value-type="string">
            <text:p>7.1651e-06</text:p>
          </table:table-cell>
          <table:table-cell table:style-name="ce1" office:value-type="string">
            <text:p>4.2593e-06</text:p>
          </table:table-cell>
          <table:table-cell table:style-name="ce1" office:value-type="string">
            <text:p>3.5766e-06</text:p>
          </table:table-cell>
          <table:table-cell office:value-type="float" office:value="0.0027165">
            <text:p>0.0027165</text:p>
          </table:table-cell>
          <table:table-cell table:style-name="ce1" office:value-type="string">
            <text:p>4.0677e-16</text:p>
          </table:table-cell>
          <table:table-cell table:style-name="ce1" office:value-type="string">
            <text:p>1.0073e-11</text:p>
          </table:table-cell>
          <table:table-cell table:style-name="ce1" office:value-type="string">
            <text:p>9.2998e-16</text:p>
          </table:table-cell>
          <table:table-cell table:style-name="ce1" office:value-type="string">
            <text:p>3.4025e-14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M98]*1000000" office:value-type="float" office:value="641.1">
            <text:p>641.1</text:p>
          </table:table-cell>
          <table:table-cell table:formula="of:=[.N98]*1000000" office:value-type="float" office:value="79.523">
            <text:p>79.523</text:p>
          </table:table-cell>
          <table:table-cell table:formula="of:=[.O98]*1000000" office:value-type="float" office:value="16.812">
            <text:p>16.812</text:p>
          </table:table-cell>
          <table:table-cell table:formula="of:=[.P98]*1000000" office:value-type="float" office:value="0.0090726">
            <text:p>0.0090726</text:p>
          </table:table-cell>
          <table:table-cell table:formula="of:=[.Q98]*1000000" office:value-type="float" office:value="7.1231">
            <text:p>7.1231</text:p>
          </table:table-cell>
          <table:table-cell table:formula="of:=[.R98]*1000000" office:value-type="float" office:value="4.2989">
            <text:p>4.2989</text:p>
          </table:table-cell>
          <table:table-cell table:formula="of:=[.S98]*1000000" office:value-type="float" office:value="3.6759">
            <text:p>3.6759</text:p>
          </table:table-cell>
          <table:table-cell table:formula="of:=[.T98]*1000000" office:value-type="float" office:value="2710.7">
            <text:p>2710.7</text:p>
          </table:table-cell>
          <table:table-cell table:formula="of:=[.U98]*1000000000000" office:value-type="float" office:value="0.00039444">
            <text:p>0.00039444</text:p>
          </table:table-cell>
          <table:table-cell table:formula="of:=[.V98]*1000000000000" office:value-type="float" office:value="10.042">
            <text:p>10.042</text:p>
          </table:table-cell>
          <table:table-cell table:formula="of:=([.W98]+[.X98])*1000000000000" office:value-type="float" office:value="0.03492211">
            <text:p>0.03492211</text:p>
          </table:table-cell>
          <table:table-cell office:value-type="float" office:value="0.0006411">
            <text:p>0.0006411</text:p>
          </table:table-cell>
          <table:table-cell table:style-name="ce1" office:value-type="string">
            <text:p>7.9523e-05</text:p>
          </table:table-cell>
          <table:table-cell table:style-name="ce1" office:value-type="string">
            <text:p>1.6812e-05</text:p>
          </table:table-cell>
          <table:table-cell table:style-name="ce1" office:value-type="string">
            <text:p>9.0726e-09</text:p>
          </table:table-cell>
          <table:table-cell table:style-name="ce1" office:value-type="string">
            <text:p>7.1231e-06</text:p>
          </table:table-cell>
          <table:table-cell table:style-name="ce1" office:value-type="string">
            <text:p>4.2989e-06</text:p>
          </table:table-cell>
          <table:table-cell table:style-name="ce1" office:value-type="string">
            <text:p>3.6759e-06</text:p>
          </table:table-cell>
          <table:table-cell office:value-type="float" office:value="0.0027107">
            <text:p>0.0027107</text:p>
          </table:table-cell>
          <table:table-cell table:style-name="ce1" office:value-type="string">
            <text:p>3.9444e-16</text:p>
          </table:table-cell>
          <table:table-cell table:style-name="ce1" office:value-type="string">
            <text:p>1.0042e-11</text:p>
          </table:table-cell>
          <table:table-cell table:style-name="ce1" office:value-type="string">
            <text:p>9.2911e-16</text:p>
          </table:table-cell>
          <table:table-cell table:style-name="ce1" office:value-type="string">
            <text:p>3.3993e-14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M99]*1000000" office:value-type="float" office:value="636.12">
            <text:p>636.12</text:p>
          </table:table-cell>
          <table:table-cell table:formula="of:=[.N99]*1000000" office:value-type="float" office:value="78.992">
            <text:p>78.992</text:p>
          </table:table-cell>
          <table:table-cell table:formula="of:=[.O99]*1000000" office:value-type="float" office:value="16.739">
            <text:p>16.739</text:p>
          </table:table-cell>
          <table:table-cell table:formula="of:=[.P99]*1000000" office:value-type="float" office:value="0.009142">
            <text:p>0.009142</text:p>
          </table:table-cell>
          <table:table-cell table:formula="of:=[.Q99]*1000000" office:value-type="float" office:value="7.0813">
            <text:p>7.0813</text:p>
          </table:table-cell>
          <table:table-cell table:formula="of:=[.R99]*1000000" office:value-type="float" office:value="4.337">
            <text:p>4.337</text:p>
          </table:table-cell>
          <table:table-cell table:formula="of:=[.S99]*1000000" office:value-type="float" office:value="3.7759">
            <text:p>3.7759</text:p>
          </table:table-cell>
          <table:table-cell table:formula="of:=[.T99]*1000000" office:value-type="float" office:value="2704.9">
            <text:p>2704.9</text:p>
          </table:table-cell>
          <table:table-cell table:formula="of:=[.U99]*1000000000000" office:value-type="float" office:value="0.0003825">
            <text:p>0.0003825</text:p>
          </table:table-cell>
          <table:table-cell table:formula="of:=[.V99]*1000000000000" office:value-type="float" office:value="10.011">
            <text:p>10.011</text:p>
          </table:table-cell>
          <table:table-cell table:formula="of:=([.W99]+[.X99])*1000000000000" office:value-type="float" office:value="0.03487792">
            <text:p>0.03487792</text:p>
          </table:table-cell>
          <table:table-cell office:value-type="float" office:value="0.00063612">
            <text:p>0.00063612</text:p>
          </table:table-cell>
          <table:table-cell table:style-name="ce1" office:value-type="string">
            <text:p>7.8992e-05</text:p>
          </table:table-cell>
          <table:table-cell table:style-name="ce1" office:value-type="string">
            <text:p>1.6739e-05</text:p>
          </table:table-cell>
          <table:table-cell table:style-name="ce1" office:value-type="string">
            <text:p>9.142e-09</text:p>
          </table:table-cell>
          <table:table-cell table:style-name="ce1" office:value-type="string">
            <text:p>7.0813e-06</text:p>
          </table:table-cell>
          <table:table-cell table:style-name="ce1" office:value-type="string">
            <text:p>4.337e-06</text:p>
          </table:table-cell>
          <table:table-cell table:style-name="ce1" office:value-type="string">
            <text:p>3.7759e-06</text:p>
          </table:table-cell>
          <table:table-cell office:value-type="float" office:value="0.0027049">
            <text:p>0.0027049</text:p>
          </table:table-cell>
          <table:table-cell table:style-name="ce1" office:value-type="string">
            <text:p>3.825e-16</text:p>
          </table:table-cell>
          <table:table-cell table:style-name="ce1" office:value-type="string">
            <text:p>1.0011e-11</text:p>
          </table:table-cell>
          <table:table-cell table:style-name="ce1" office:value-type="string">
            <text:p>9.2792e-16</text:p>
          </table:table-cell>
          <table:table-cell table:style-name="ce1" office:value-type="string">
            <text:p>3.395e-14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M100]*1000000" office:value-type="float" office:value="631.18">
            <text:p>631.18</text:p>
          </table:table-cell>
          <table:table-cell table:formula="of:=[.N100]*1000000" office:value-type="float" office:value="78.464">
            <text:p>78.464</text:p>
          </table:table-cell>
          <table:table-cell table:formula="of:=[.O100]*1000000" office:value-type="float" office:value="16.666">
            <text:p>16.666</text:p>
          </table:table-cell>
          <table:table-cell table:formula="of:=[.P100]*1000000" office:value-type="float" office:value="0.0092107">
            <text:p>0.0092107</text:p>
          </table:table-cell>
          <table:table-cell table:formula="of:=[.Q100]*1000000" office:value-type="float" office:value="7.0397">
            <text:p>7.0397</text:p>
          </table:table-cell>
          <table:table-cell table:formula="of:=[.R100]*1000000" office:value-type="float" office:value="4.3738">
            <text:p>4.3738</text:p>
          </table:table-cell>
          <table:table-cell table:formula="of:=[.S100]*1000000" office:value-type="float" office:value="3.8766">
            <text:p>3.8766</text:p>
          </table:table-cell>
          <table:table-cell table:formula="of:=[.T100]*1000000" office:value-type="float" office:value="2699.2">
            <text:p>2699.2</text:p>
          </table:table-cell>
          <table:table-cell table:formula="of:=[.U100]*1000000000000" office:value-type="float" office:value="0.00037091">
            <text:p>0.00037091</text:p>
          </table:table-cell>
          <table:table-cell table:formula="of:=[.V100]*1000000000000" office:value-type="float" office:value="9.9798">
            <text:p>9.9798</text:p>
          </table:table-cell>
          <table:table-cell table:formula="of:=([.W100]+[.X100])*1000000000000" office:value-type="float" office:value="0.03482143">
            <text:p>0.03482143</text:p>
          </table:table-cell>
          <table:table-cell office:value-type="float" office:value="0.00063118">
            <text:p>0.00063118</text:p>
          </table:table-cell>
          <table:table-cell table:style-name="ce1" office:value-type="string">
            <text:p>7.8464e-05</text:p>
          </table:table-cell>
          <table:table-cell table:style-name="ce1" office:value-type="string">
            <text:p>1.6666e-05</text:p>
          </table:table-cell>
          <table:table-cell table:style-name="ce1" office:value-type="string">
            <text:p>9.2107e-09</text:p>
          </table:table-cell>
          <table:table-cell table:style-name="ce1" office:value-type="string">
            <text:p>7.0397e-06</text:p>
          </table:table-cell>
          <table:table-cell table:style-name="ce1" office:value-type="string">
            <text:p>4.3738e-06</text:p>
          </table:table-cell>
          <table:table-cell table:style-name="ce1" office:value-type="string">
            <text:p>3.8766e-06</text:p>
          </table:table-cell>
          <table:table-cell office:value-type="float" office:value="0.0026992">
            <text:p>0.0026992</text:p>
          </table:table-cell>
          <table:table-cell table:style-name="ce1" office:value-type="string">
            <text:p>3.7091e-16</text:p>
          </table:table-cell>
          <table:table-cell table:style-name="ce1" office:value-type="string">
            <text:p>9.9798e-12</text:p>
          </table:table-cell>
          <table:table-cell table:style-name="ce1" office:value-type="string">
            <text:p>9.2643e-16</text:p>
          </table:table-cell>
          <table:table-cell table:style-name="ce1" office:value-type="string">
            <text:p>3.3895e-14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M101]*1000000" office:value-type="float" office:value="626.28">
            <text:p>626.28</text:p>
          </table:table-cell>
          <table:table-cell table:formula="of:=[.N101]*1000000" office:value-type="float" office:value="77.94">
            <text:p>77.94</text:p>
          </table:table-cell>
          <table:table-cell table:formula="of:=[.O101]*1000000" office:value-type="float" office:value="16.593">
            <text:p>16.593</text:p>
          </table:table-cell>
          <table:table-cell table:formula="of:=[.P101]*1000000" office:value-type="float" office:value="0.0092787">
            <text:p>0.0092787</text:p>
          </table:table-cell>
          <table:table-cell table:formula="of:=[.Q101]*1000000" office:value-type="float" office:value="6.9983">
            <text:p>6.9983</text:p>
          </table:table-cell>
          <table:table-cell table:formula="of:=[.R101]*1000000" office:value-type="float" office:value="4.4092">
            <text:p>4.4092</text:p>
          </table:table-cell>
          <table:table-cell table:formula="of:=[.S101]*1000000" office:value-type="float" office:value="3.9779">
            <text:p>3.9779</text:p>
          </table:table-cell>
          <table:table-cell table:formula="of:=[.T101]*1000000" office:value-type="float" office:value="2693.5">
            <text:p>2693.5</text:p>
          </table:table-cell>
          <table:table-cell table:formula="of:=[.U101]*1000000000000" office:value-type="float" office:value="0.00035969">
            <text:p>0.00035969</text:p>
          </table:table-cell>
          <table:table-cell table:formula="of:=[.V101]*1000000000000" office:value-type="float" office:value="9.949">
            <text:p>9.949</text:p>
          </table:table-cell>
          <table:table-cell table:formula="of:=([.W101]+[.X101])*1000000000000" office:value-type="float" office:value="0.03475464">
            <text:p>0.03475464</text:p>
          </table:table-cell>
          <table:table-cell office:value-type="float" office:value="0.00062628">
            <text:p>0.00062628</text:p>
          </table:table-cell>
          <table:table-cell table:style-name="ce1" office:value-type="string">
            <text:p>7.794e-05</text:p>
          </table:table-cell>
          <table:table-cell table:style-name="ce1" office:value-type="string">
            <text:p>1.6593e-05</text:p>
          </table:table-cell>
          <table:table-cell table:style-name="ce1" office:value-type="string">
            <text:p>9.2787e-09</text:p>
          </table:table-cell>
          <table:table-cell table:style-name="ce1" office:value-type="string">
            <text:p>6.9983e-06</text:p>
          </table:table-cell>
          <table:table-cell table:style-name="ce1" office:value-type="string">
            <text:p>4.4092e-06</text:p>
          </table:table-cell>
          <table:table-cell table:style-name="ce1" office:value-type="string">
            <text:p>3.9779e-06</text:p>
          </table:table-cell>
          <table:table-cell office:value-type="float" office:value="0.0026935">
            <text:p>0.0026935</text:p>
          </table:table-cell>
          <table:table-cell table:style-name="ce1" office:value-type="string">
            <text:p>3.5969e-16</text:p>
          </table:table-cell>
          <table:table-cell table:style-name="ce1" office:value-type="string">
            <text:p>9.949e-12</text:p>
          </table:table-cell>
          <table:table-cell table:style-name="ce1" office:value-type="string">
            <text:p>9.2464e-16</text:p>
          </table:table-cell>
          <table:table-cell table:style-name="ce1" office:value-type="string">
            <text:p>3.383e-14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M102]*1000000" office:value-type="float" office:value="621.42">
            <text:p>621.42</text:p>
          </table:table-cell>
          <table:table-cell table:formula="of:=[.N102]*1000000" office:value-type="float" office:value="77.418">
            <text:p>77.418</text:p>
          </table:table-cell>
          <table:table-cell table:formula="of:=[.O102]*1000000" office:value-type="float" office:value="16.519">
            <text:p>16.519</text:p>
          </table:table-cell>
          <table:table-cell table:formula="of:=[.P102]*1000000" office:value-type="float" office:value="0.009346">
            <text:p>0.009346</text:p>
          </table:table-cell>
          <table:table-cell table:formula="of:=[.Q102]*1000000" office:value-type="float" office:value="6.9571">
            <text:p>6.9571</text:p>
          </table:table-cell>
          <table:table-cell table:formula="of:=[.R102]*1000000" office:value-type="float" office:value="4.4433">
            <text:p>4.4433</text:p>
          </table:table-cell>
          <table:table-cell table:formula="of:=[.S102]*1000000" office:value-type="float" office:value="4.0798">
            <text:p>4.0798</text:p>
          </table:table-cell>
          <table:table-cell table:formula="of:=[.T102]*1000000" office:value-type="float" office:value="2687.9">
            <text:p>2687.9</text:p>
          </table:table-cell>
          <table:table-cell table:formula="of:=[.U102]*1000000000000" office:value-type="float" office:value="0.00034881">
            <text:p>0.00034881</text:p>
          </table:table-cell>
          <table:table-cell table:formula="of:=[.V102]*1000000000000" office:value-type="float" office:value="9.9182">
            <text:p>9.9182</text:p>
          </table:table-cell>
          <table:table-cell table:formula="of:=([.W102]+[.X102])*1000000000000" office:value-type="float" office:value="0.03467657">
            <text:p>0.03467657</text:p>
          </table:table-cell>
          <table:table-cell office:value-type="float" office:value="0.00062142">
            <text:p>0.00062142</text:p>
          </table:table-cell>
          <table:table-cell table:style-name="ce1" office:value-type="string">
            <text:p>7.7418e-05</text:p>
          </table:table-cell>
          <table:table-cell table:style-name="ce1" office:value-type="string">
            <text:p>1.6519e-05</text:p>
          </table:table-cell>
          <table:table-cell table:style-name="ce1" office:value-type="string">
            <text:p>9.346e-09</text:p>
          </table:table-cell>
          <table:table-cell table:style-name="ce1" office:value-type="string">
            <text:p>6.9571e-06</text:p>
          </table:table-cell>
          <table:table-cell table:style-name="ce1" office:value-type="string">
            <text:p>4.4433e-06</text:p>
          </table:table-cell>
          <table:table-cell table:style-name="ce1" office:value-type="string">
            <text:p>4.0798e-06</text:p>
          </table:table-cell>
          <table:table-cell office:value-type="float" office:value="0.0026879">
            <text:p>0.0026879</text:p>
          </table:table-cell>
          <table:table-cell table:style-name="ce1" office:value-type="string">
            <text:p>3.4881e-16</text:p>
          </table:table-cell>
          <table:table-cell table:style-name="ce1" office:value-type="string">
            <text:p>9.9182e-12</text:p>
          </table:table-cell>
          <table:table-cell table:style-name="ce1" office:value-type="string">
            <text:p>9.2257e-16</text:p>
          </table:table-cell>
          <table:table-cell table:style-name="ce1" office:value-type="string">
            <text:p>3.3754e-14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M103]*1000000" office:value-type="float" office:value="616.6">
            <text:p>616.6</text:p>
          </table:table-cell>
          <table:table-cell table:formula="of:=[.N103]*1000000" office:value-type="float" office:value="76.9">
            <text:p>76.9</text:p>
          </table:table-cell>
          <table:table-cell table:formula="of:=[.O103]*1000000" office:value-type="float" office:value="16.445">
            <text:p>16.445</text:p>
          </table:table-cell>
          <table:table-cell table:formula="of:=[.P103]*1000000" office:value-type="float" office:value="0.0094126">
            <text:p>0.0094126</text:p>
          </table:table-cell>
          <table:table-cell table:formula="of:=[.Q103]*1000000" office:value-type="float" office:value="6.9162">
            <text:p>6.9162</text:p>
          </table:table-cell>
          <table:table-cell table:formula="of:=[.R103]*1000000" office:value-type="float" office:value="4.4759">
            <text:p>4.4759</text:p>
          </table:table-cell>
          <table:table-cell table:formula="of:=[.S103]*1000000" office:value-type="float" office:value="4.1823">
            <text:p>4.1823</text:p>
          </table:table-cell>
          <table:table-cell table:formula="of:=[.T103]*1000000" office:value-type="float" office:value="2682.3">
            <text:p>2682.3</text:p>
          </table:table-cell>
          <table:table-cell table:formula="of:=[.U103]*1000000000000" office:value-type="float" office:value="0.00033826">
            <text:p>0.00033826</text:p>
          </table:table-cell>
          <table:table-cell table:formula="of:=[.V103]*1000000000000" office:value-type="float" office:value="9.8876">
            <text:p>9.8876</text:p>
          </table:table-cell>
          <table:table-cell table:formula="of:=([.W103]+[.X103])*1000000000000" office:value-type="float" office:value="0.03458721">
            <text:p>0.03458721</text:p>
          </table:table-cell>
          <table:table-cell office:value-type="float" office:value="0.0006166">
            <text:p>0.0006166</text:p>
          </table:table-cell>
          <table:table-cell table:style-name="ce1" office:value-type="string">
            <text:p>7.69e-05</text:p>
          </table:table-cell>
          <table:table-cell table:style-name="ce1" office:value-type="string">
            <text:p>1.6445e-05</text:p>
          </table:table-cell>
          <table:table-cell table:style-name="ce1" office:value-type="string">
            <text:p>9.4126e-09</text:p>
          </table:table-cell>
          <table:table-cell table:style-name="ce1" office:value-type="string">
            <text:p>6.9162e-06</text:p>
          </table:table-cell>
          <table:table-cell table:style-name="ce1" office:value-type="string">
            <text:p>4.4759e-06</text:p>
          </table:table-cell>
          <table:table-cell table:style-name="ce1" office:value-type="string">
            <text:p>4.1823e-06</text:p>
          </table:table-cell>
          <table:table-cell office:value-type="float" office:value="0.0026823">
            <text:p>0.0026823</text:p>
          </table:table-cell>
          <table:table-cell table:style-name="ce1" office:value-type="string">
            <text:p>3.3826e-16</text:p>
          </table:table-cell>
          <table:table-cell table:style-name="ce1" office:value-type="string">
            <text:p>9.8876e-12</text:p>
          </table:table-cell>
          <table:table-cell table:style-name="ce1" office:value-type="string">
            <text:p>9.2021e-16</text:p>
          </table:table-cell>
          <table:table-cell table:style-name="ce1" office:value-type="string">
            <text:p>3.3667e-14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M104]*1000000" office:value-type="float" office:value="611.82">
            <text:p>611.82</text:p>
          </table:table-cell>
          <table:table-cell table:formula="of:=[.N104]*1000000" office:value-type="float" office:value="76.385">
            <text:p>76.385</text:p>
          </table:table-cell>
          <table:table-cell table:formula="of:=[.O104]*1000000" office:value-type="float" office:value="16.371">
            <text:p>16.371</text:p>
          </table:table-cell>
          <table:table-cell table:formula="of:=[.P104]*1000000" office:value-type="float" office:value="0.0094785">
            <text:p>0.0094785</text:p>
          </table:table-cell>
          <table:table-cell table:formula="of:=[.Q104]*1000000" office:value-type="float" office:value="6.8755">
            <text:p>6.8755</text:p>
          </table:table-cell>
          <table:table-cell table:formula="of:=[.R104]*1000000" office:value-type="float" office:value="4.5071">
            <text:p>4.5071</text:p>
          </table:table-cell>
          <table:table-cell table:formula="of:=[.S104]*1000000" office:value-type="float" office:value="4.2853">
            <text:p>4.2853</text:p>
          </table:table-cell>
          <table:table-cell table:formula="of:=[.T104]*1000000" office:value-type="float" office:value="2676.8">
            <text:p>2676.8</text:p>
          </table:table-cell>
          <table:table-cell table:formula="of:=[.U104]*1000000000000" office:value-type="float" office:value="0.00032803">
            <text:p>0.00032803</text:p>
          </table:table-cell>
          <table:table-cell table:formula="of:=[.V104]*1000000000000" office:value-type="float" office:value="9.8571">
            <text:p>9.8571</text:p>
          </table:table-cell>
          <table:table-cell table:formula="of:=([.W104]+[.X104])*1000000000000" office:value-type="float" office:value="0.03448859">
            <text:p>0.03448859</text:p>
          </table:table-cell>
          <table:table-cell office:value-type="float" office:value="0.00061182">
            <text:p>0.00061182</text:p>
          </table:table-cell>
          <table:table-cell table:style-name="ce1" office:value-type="string">
            <text:p>7.6385e-05</text:p>
          </table:table-cell>
          <table:table-cell table:style-name="ce1" office:value-type="string">
            <text:p>1.6371e-05</text:p>
          </table:table-cell>
          <table:table-cell table:style-name="ce1" office:value-type="string">
            <text:p>9.4785e-09</text:p>
          </table:table-cell>
          <table:table-cell table:style-name="ce1" office:value-type="string">
            <text:p>6.8755e-06</text:p>
          </table:table-cell>
          <table:table-cell table:style-name="ce1" office:value-type="string">
            <text:p>4.5071e-06</text:p>
          </table:table-cell>
          <table:table-cell table:style-name="ce1" office:value-type="string">
            <text:p>4.2853e-06</text:p>
          </table:table-cell>
          <table:table-cell office:value-type="float" office:value="0.0026768">
            <text:p>0.0026768</text:p>
          </table:table-cell>
          <table:table-cell table:style-name="ce1" office:value-type="string">
            <text:p>3.2803e-16</text:p>
          </table:table-cell>
          <table:table-cell table:style-name="ce1" office:value-type="string">
            <text:p>9.8571e-12</text:p>
          </table:table-cell>
          <table:table-cell table:style-name="ce1" office:value-type="string">
            <text:p>9.1759e-16</text:p>
          </table:table-cell>
          <table:table-cell table:style-name="ce1" office:value-type="string">
            <text:p>3.3571e-14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M105]*1000000" office:value-type="float" office:value="607.08">
            <text:p>607.08</text:p>
          </table:table-cell>
          <table:table-cell table:formula="of:=[.N105]*1000000" office:value-type="float" office:value="75.874">
            <text:p>75.874</text:p>
          </table:table-cell>
          <table:table-cell table:formula="of:=[.O105]*1000000" office:value-type="float" office:value="16.297">
            <text:p>16.297</text:p>
          </table:table-cell>
          <table:table-cell table:formula="of:=[.P105]*1000000" office:value-type="float" office:value="0.0095437">
            <text:p>0.0095437</text:p>
          </table:table-cell>
          <table:table-cell table:formula="of:=[.Q105]*1000000" office:value-type="float" office:value="6.835">
            <text:p>6.835</text:p>
          </table:table-cell>
          <table:table-cell table:formula="of:=[.R105]*1000000" office:value-type="float" office:value="4.537">
            <text:p>4.537</text:p>
          </table:table-cell>
          <table:table-cell table:formula="of:=[.S105]*1000000" office:value-type="float" office:value="4.3888">
            <text:p>4.3888</text:p>
          </table:table-cell>
          <table:table-cell table:formula="of:=[.T105]*1000000" office:value-type="float" office:value="2671.3">
            <text:p>2671.3</text:p>
          </table:table-cell>
          <table:table-cell table:formula="of:=[.U105]*1000000000000" office:value-type="float" office:value="0.00031812">
            <text:p>0.00031812</text:p>
          </table:table-cell>
          <table:table-cell table:formula="of:=[.V105]*1000000000000" office:value-type="float" office:value="9.8266">
            <text:p>9.8266</text:p>
          </table:table-cell>
          <table:table-cell table:formula="of:=([.W105]+[.X105])*1000000000000" office:value-type="float" office:value="0.0343797">
            <text:p>0.0343797</text:p>
          </table:table-cell>
          <table:table-cell office:value-type="float" office:value="0.00060708">
            <text:p>0.00060708</text:p>
          </table:table-cell>
          <table:table-cell table:style-name="ce1" office:value-type="string">
            <text:p>7.5874e-05</text:p>
          </table:table-cell>
          <table:table-cell table:style-name="ce1" office:value-type="string">
            <text:p>1.6297e-05</text:p>
          </table:table-cell>
          <table:table-cell table:style-name="ce1" office:value-type="string">
            <text:p>9.5437e-09</text:p>
          </table:table-cell>
          <table:table-cell table:style-name="ce1" office:value-type="string">
            <text:p>6.835e-06</text:p>
          </table:table-cell>
          <table:table-cell table:style-name="ce1" office:value-type="string">
            <text:p>4.537e-06</text:p>
          </table:table-cell>
          <table:table-cell table:style-name="ce1" office:value-type="string">
            <text:p>4.3888e-06</text:p>
          </table:table-cell>
          <table:table-cell office:value-type="float" office:value="0.0026713">
            <text:p>0.0026713</text:p>
          </table:table-cell>
          <table:table-cell table:style-name="ce1" office:value-type="string">
            <text:p>3.1812e-16</text:p>
          </table:table-cell>
          <table:table-cell table:style-name="ce1" office:value-type="string">
            <text:p>9.8266e-12</text:p>
          </table:table-cell>
          <table:table-cell table:style-name="ce1" office:value-type="string">
            <text:p>9.147e-16</text:p>
          </table:table-cell>
          <table:table-cell table:style-name="ce1" office:value-type="string">
            <text:p>3.3465e-14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M106]*1000000" office:value-type="float" office:value="602.38">
            <text:p>602.38</text:p>
          </table:table-cell>
          <table:table-cell table:formula="of:=[.N106]*1000000" office:value-type="float" office:value="75.365">
            <text:p>75.365</text:p>
          </table:table-cell>
          <table:table-cell table:formula="of:=[.O106]*1000000" office:value-type="float" office:value="16.222">
            <text:p>16.222</text:p>
          </table:table-cell>
          <table:table-cell table:formula="of:=[.P106]*1000000" office:value-type="float" office:value="0.0096082">
            <text:p>0.0096082</text:p>
          </table:table-cell>
          <table:table-cell table:formula="of:=[.Q106]*1000000" office:value-type="float" office:value="6.7948">
            <text:p>6.7948</text:p>
          </table:table-cell>
          <table:table-cell table:formula="of:=[.R106]*1000000" office:value-type="float" office:value="4.5655">
            <text:p>4.5655</text:p>
          </table:table-cell>
          <table:table-cell table:formula="of:=[.S106]*1000000" office:value-type="float" office:value="4.4928">
            <text:p>4.4928</text:p>
          </table:table-cell>
          <table:table-cell table:formula="of:=[.T106]*1000000" office:value-type="float" office:value="2665.8">
            <text:p>2665.8</text:p>
          </table:table-cell>
          <table:table-cell table:formula="of:=[.U106]*1000000000000" office:value-type="float" office:value="0.0003085">
            <text:p>0.0003085</text:p>
          </table:table-cell>
          <table:table-cell table:formula="of:=[.V106]*1000000000000" office:value-type="float" office:value="9.7961">
            <text:p>9.7961</text:p>
          </table:table-cell>
          <table:table-cell table:formula="of:=([.W106]+[.X106])*1000000000000" office:value-type="float" office:value="0.03426156">
            <text:p>0.03426156</text:p>
          </table:table-cell>
          <table:table-cell office:value-type="float" office:value="0.00060238">
            <text:p>0.00060238</text:p>
          </table:table-cell>
          <table:table-cell table:style-name="ce1" office:value-type="string">
            <text:p>7.5365e-05</text:p>
          </table:table-cell>
          <table:table-cell table:style-name="ce1" office:value-type="string">
            <text:p>1.6222e-05</text:p>
          </table:table-cell>
          <table:table-cell table:style-name="ce1" office:value-type="string">
            <text:p>9.6082e-09</text:p>
          </table:table-cell>
          <table:table-cell table:style-name="ce1" office:value-type="string">
            <text:p>6.7948e-06</text:p>
          </table:table-cell>
          <table:table-cell table:style-name="ce1" office:value-type="string">
            <text:p>4.5655e-06</text:p>
          </table:table-cell>
          <table:table-cell table:style-name="ce1" office:value-type="string">
            <text:p>4.4928e-06</text:p>
          </table:table-cell>
          <table:table-cell office:value-type="float" office:value="0.0026658">
            <text:p>0.0026658</text:p>
          </table:table-cell>
          <table:table-cell table:style-name="ce1" office:value-type="string">
            <text:p>3.085e-16</text:p>
          </table:table-cell>
          <table:table-cell table:style-name="ce1" office:value-type="string">
            <text:p>9.7961e-12</text:p>
          </table:table-cell>
          <table:table-cell table:style-name="ce1" office:value-type="string">
            <text:p>9.1156e-16</text:p>
          </table:table-cell>
          <table:table-cell table:style-name="ce1" office:value-type="string">
            <text:p>3.335e-14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M107]*1000000" office:value-type="float" office:value="597.71">
            <text:p>597.71</text:p>
          </table:table-cell>
          <table:table-cell table:formula="of:=[.N107]*1000000" office:value-type="float" office:value="74.858">
            <text:p>74.858</text:p>
          </table:table-cell>
          <table:table-cell table:formula="of:=[.O107]*1000000" office:value-type="float" office:value="16.147">
            <text:p>16.147</text:p>
          </table:table-cell>
          <table:table-cell table:formula="of:=[.P107]*1000000" office:value-type="float" office:value="0.0096721">
            <text:p>0.0096721</text:p>
          </table:table-cell>
          <table:table-cell table:formula="of:=[.Q107]*1000000" office:value-type="float" office:value="6.7548">
            <text:p>6.7548</text:p>
          </table:table-cell>
          <table:table-cell table:formula="of:=[.R107]*1000000" office:value-type="float" office:value="4.5927">
            <text:p>4.5927</text:p>
          </table:table-cell>
          <table:table-cell table:formula="of:=[.S107]*1000000" office:value-type="float" office:value="4.5973">
            <text:p>4.5973</text:p>
          </table:table-cell>
          <table:table-cell table:formula="of:=[.T107]*1000000" office:value-type="float" office:value="2660.4">
            <text:p>2660.4</text:p>
          </table:table-cell>
          <table:table-cell table:formula="of:=[.U107]*1000000000000" office:value-type="float" office:value="0.00029919">
            <text:p>0.00029919</text:p>
          </table:table-cell>
          <table:table-cell table:formula="of:=[.V107]*1000000000000" office:value-type="float" office:value="9.7658">
            <text:p>9.7658</text:p>
          </table:table-cell>
          <table:table-cell table:formula="of:=([.W107]+[.X107])*1000000000000" office:value-type="float" office:value="0.03413417">
            <text:p>0.03413417</text:p>
          </table:table-cell>
          <table:table-cell office:value-type="float" office:value="0.00059771">
            <text:p>0.00059771</text:p>
          </table:table-cell>
          <table:table-cell table:style-name="ce1" office:value-type="string">
            <text:p>7.4858e-05</text:p>
          </table:table-cell>
          <table:table-cell table:style-name="ce1" office:value-type="string">
            <text:p>1.6147e-05</text:p>
          </table:table-cell>
          <table:table-cell table:style-name="ce1" office:value-type="string">
            <text:p>9.6721e-09</text:p>
          </table:table-cell>
          <table:table-cell table:style-name="ce1" office:value-type="string">
            <text:p>6.7548e-06</text:p>
          </table:table-cell>
          <table:table-cell table:style-name="ce1" office:value-type="string">
            <text:p>4.5927e-06</text:p>
          </table:table-cell>
          <table:table-cell table:style-name="ce1" office:value-type="string">
            <text:p>4.5973e-06</text:p>
          </table:table-cell>
          <table:table-cell office:value-type="float" office:value="0.0026604">
            <text:p>0.0026604</text:p>
          </table:table-cell>
          <table:table-cell table:style-name="ce1" office:value-type="string">
            <text:p>2.9919e-16</text:p>
          </table:table-cell>
          <table:table-cell table:style-name="ce1" office:value-type="string">
            <text:p>9.7658e-12</text:p>
          </table:table-cell>
          <table:table-cell table:style-name="ce1" office:value-type="string">
            <text:p>9.0817e-16</text:p>
          </table:table-cell>
          <table:table-cell table:style-name="ce1" office:value-type="string">
            <text:p>3.3226e-14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M108]*1000000" office:value-type="float" office:value="593.09">
            <text:p>593.09</text:p>
          </table:table-cell>
          <table:table-cell table:formula="of:=[.N108]*1000000" office:value-type="float" office:value="74.355">
            <text:p>74.355</text:p>
          </table:table-cell>
          <table:table-cell table:formula="of:=[.O108]*1000000" office:value-type="float" office:value="16.072">
            <text:p>16.072</text:p>
          </table:table-cell>
          <table:table-cell table:formula="of:=[.P108]*1000000" office:value-type="float" office:value="0.0097352">
            <text:p>0.0097352</text:p>
          </table:table-cell>
          <table:table-cell table:formula="of:=[.Q108]*1000000" office:value-type="float" office:value="6.7151">
            <text:p>6.7151</text:p>
          </table:table-cell>
          <table:table-cell table:formula="of:=[.R108]*1000000" office:value-type="float" office:value="4.6185">
            <text:p>4.6185</text:p>
          </table:table-cell>
          <table:table-cell table:formula="of:=[.S108]*1000000" office:value-type="float" office:value="4.7022">
            <text:p>4.7022</text:p>
          </table:table-cell>
          <table:table-cell table:formula="of:=[.T108]*1000000" office:value-type="float" office:value="2655">
            <text:p>2655</text:p>
          </table:table-cell>
          <table:table-cell table:formula="of:=[.U108]*1000000000000" office:value-type="float" office:value="0.00029015">
            <text:p>0.00029015</text:p>
          </table:table-cell>
          <table:table-cell table:formula="of:=[.V108]*1000000000000" office:value-type="float" office:value="9.7354">
            <text:p>9.7354</text:p>
          </table:table-cell>
          <table:table-cell table:formula="of:=([.W108]+[.X108])*1000000000000" office:value-type="float" office:value="0.03399855">
            <text:p>0.03399855</text:p>
          </table:table-cell>
          <table:table-cell office:value-type="float" office:value="0.00059309">
            <text:p>0.00059309</text:p>
          </table:table-cell>
          <table:table-cell table:style-name="ce1" office:value-type="string">
            <text:p>7.4355e-05</text:p>
          </table:table-cell>
          <table:table-cell table:style-name="ce1" office:value-type="string">
            <text:p>1.6072e-05</text:p>
          </table:table-cell>
          <table:table-cell table:style-name="ce1" office:value-type="string">
            <text:p>9.7352e-09</text:p>
          </table:table-cell>
          <table:table-cell table:style-name="ce1" office:value-type="string">
            <text:p>6.7151e-06</text:p>
          </table:table-cell>
          <table:table-cell table:style-name="ce1" office:value-type="string">
            <text:p>4.6185e-06</text:p>
          </table:table-cell>
          <table:table-cell table:style-name="ce1" office:value-type="string">
            <text:p>4.7022e-06</text:p>
          </table:table-cell>
          <table:table-cell office:value-type="float" office:value="0.002655">
            <text:p>0.002655</text:p>
          </table:table-cell>
          <table:table-cell table:style-name="ce1" office:value-type="string">
            <text:p>2.9015e-16</text:p>
          </table:table-cell>
          <table:table-cell table:style-name="ce1" office:value-type="string">
            <text:p>9.7354e-12</text:p>
          </table:table-cell>
          <table:table-cell table:style-name="ce1" office:value-type="string">
            <text:p>9.0455e-16</text:p>
          </table:table-cell>
          <table:table-cell table:style-name="ce1" office:value-type="string">
            <text:p>3.3094e-14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M109]*1000000" office:value-type="float" office:value="588.5">
            <text:p>588.5</text:p>
          </table:table-cell>
          <table:table-cell table:formula="of:=[.N109]*1000000" office:value-type="float" office:value="73.854">
            <text:p>73.854</text:p>
          </table:table-cell>
          <table:table-cell table:formula="of:=[.O109]*1000000" office:value-type="float" office:value="15.996">
            <text:p>15.996</text:p>
          </table:table-cell>
          <table:table-cell table:formula="of:=[.P109]*1000000" office:value-type="float" office:value="0.0097977">
            <text:p>0.0097977</text:p>
          </table:table-cell>
          <table:table-cell table:formula="of:=[.Q109]*1000000" office:value-type="float" office:value="6.6756">
            <text:p>6.6756</text:p>
          </table:table-cell>
          <table:table-cell table:formula="of:=[.R109]*1000000" office:value-type="float" office:value="4.643">
            <text:p>4.643</text:p>
          </table:table-cell>
          <table:table-cell table:formula="of:=[.S109]*1000000" office:value-type="float" office:value="4.8075">
            <text:p>4.8075</text:p>
          </table:table-cell>
          <table:table-cell table:formula="of:=[.T109]*1000000" office:value-type="float" office:value="2649.6">
            <text:p>2649.6</text:p>
          </table:table-cell>
          <table:table-cell table:formula="of:=[.U109]*1000000000000" office:value-type="float" office:value="0.0002814">
            <text:p>0.0002814</text:p>
          </table:table-cell>
          <table:table-cell table:formula="of:=[.V109]*1000000000000" office:value-type="float" office:value="9.7051">
            <text:p>9.7051</text:p>
          </table:table-cell>
          <table:table-cell table:formula="of:=([.W109]+[.X109])*1000000000000" office:value-type="float" office:value="0.0338537">
            <text:p>0.0338537</text:p>
          </table:table-cell>
          <table:table-cell office:value-type="float" office:value="0.0005885">
            <text:p>0.0005885</text:p>
          </table:table-cell>
          <table:table-cell table:style-name="ce1" office:value-type="string">
            <text:p>7.3854e-05</text:p>
          </table:table-cell>
          <table:table-cell table:style-name="ce1" office:value-type="string">
            <text:p>1.5996e-05</text:p>
          </table:table-cell>
          <table:table-cell table:style-name="ce1" office:value-type="string">
            <text:p>9.7977e-09</text:p>
          </table:table-cell>
          <table:table-cell table:style-name="ce1" office:value-type="string">
            <text:p>6.6756e-06</text:p>
          </table:table-cell>
          <table:table-cell table:style-name="ce1" office:value-type="string">
            <text:p>4.643e-06</text:p>
          </table:table-cell>
          <table:table-cell table:style-name="ce1" office:value-type="string">
            <text:p>4.8075e-06</text:p>
          </table:table-cell>
          <table:table-cell office:value-type="float" office:value="0.0026496">
            <text:p>0.0026496</text:p>
          </table:table-cell>
          <table:table-cell table:style-name="ce1" office:value-type="string">
            <text:p>2.814e-16</text:p>
          </table:table-cell>
          <table:table-cell table:style-name="ce1" office:value-type="string">
            <text:p>9.7051e-12</text:p>
          </table:table-cell>
          <table:table-cell table:style-name="ce1" office:value-type="string">
            <text:p>9.007e-16</text:p>
          </table:table-cell>
          <table:table-cell table:style-name="ce1" office:value-type="string">
            <text:p>3.2953e-14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M110]*1000000" office:value-type="float" office:value="583.95">
            <text:p>583.95</text:p>
          </table:table-cell>
          <table:table-cell table:formula="of:=[.N110]*1000000" office:value-type="float" office:value="73.356">
            <text:p>73.356</text:p>
          </table:table-cell>
          <table:table-cell table:formula="of:=[.O110]*1000000" office:value-type="float" office:value="15.921">
            <text:p>15.921</text:p>
          </table:table-cell>
          <table:table-cell table:formula="of:=[.P110]*1000000" office:value-type="float" office:value="0.0098595">
            <text:p>0.0098595</text:p>
          </table:table-cell>
          <table:table-cell table:formula="of:=[.Q110]*1000000" office:value-type="float" office:value="6.6363">
            <text:p>6.6363</text:p>
          </table:table-cell>
          <table:table-cell table:formula="of:=[.R110]*1000000" office:value-type="float" office:value="4.6661">
            <text:p>4.6661</text:p>
          </table:table-cell>
          <table:table-cell table:formula="of:=[.S110]*1000000" office:value-type="float" office:value="4.9131">
            <text:p>4.9131</text:p>
          </table:table-cell>
          <table:table-cell table:formula="of:=[.T110]*1000000" office:value-type="float" office:value="2644.3">
            <text:p>2644.3</text:p>
          </table:table-cell>
          <table:table-cell table:formula="of:=[.U110]*1000000000000" office:value-type="float" office:value="0.00027291">
            <text:p>0.00027291</text:p>
          </table:table-cell>
          <table:table-cell table:formula="of:=[.V110]*1000000000000" office:value-type="float" office:value="9.6747">
            <text:p>9.6747</text:p>
          </table:table-cell>
          <table:table-cell table:formula="of:=([.W110]+[.X110])*1000000000000" office:value-type="float" office:value="0.03370064">
            <text:p>0.03370064</text:p>
          </table:table-cell>
          <table:table-cell office:value-type="float" office:value="0.00058395">
            <text:p>0.00058395</text:p>
          </table:table-cell>
          <table:table-cell table:style-name="ce1" office:value-type="string">
            <text:p>7.3356e-05</text:p>
          </table:table-cell>
          <table:table-cell table:style-name="ce1" office:value-type="string">
            <text:p>1.5921e-05</text:p>
          </table:table-cell>
          <table:table-cell table:style-name="ce1" office:value-type="string">
            <text:p>9.8595e-09</text:p>
          </table:table-cell>
          <table:table-cell table:style-name="ce1" office:value-type="string">
            <text:p>6.6363e-06</text:p>
          </table:table-cell>
          <table:table-cell table:style-name="ce1" office:value-type="string">
            <text:p>4.6661e-06</text:p>
          </table:table-cell>
          <table:table-cell table:style-name="ce1" office:value-type="string">
            <text:p>4.9131e-06</text:p>
          </table:table-cell>
          <table:table-cell office:value-type="float" office:value="0.0026443">
            <text:p>0.0026443</text:p>
          </table:table-cell>
          <table:table-cell table:style-name="ce1" office:value-type="string">
            <text:p>2.7291e-16</text:p>
          </table:table-cell>
          <table:table-cell table:style-name="ce1" office:value-type="string">
            <text:p>9.6747e-12</text:p>
          </table:table-cell>
          <table:table-cell table:style-name="ce1" office:value-type="string">
            <text:p>8.9664e-16</text:p>
          </table:table-cell>
          <table:table-cell table:style-name="ce1" office:value-type="string">
            <text:p>3.2804e-14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M111]*1000000" office:value-type="float" office:value="579.44">
            <text:p>579.44</text:p>
          </table:table-cell>
          <table:table-cell table:formula="of:=[.N111]*1000000" office:value-type="float" office:value="72.861">
            <text:p>72.861</text:p>
          </table:table-cell>
          <table:table-cell table:formula="of:=[.O111]*1000000" office:value-type="float" office:value="15.845">
            <text:p>15.845</text:p>
          </table:table-cell>
          <table:table-cell table:formula="of:=[.P111]*1000000" office:value-type="float" office:value="0.0099207">
            <text:p>0.0099207</text:p>
          </table:table-cell>
          <table:table-cell table:formula="of:=[.Q111]*1000000" office:value-type="float" office:value="6.5974">
            <text:p>6.5974</text:p>
          </table:table-cell>
          <table:table-cell table:formula="of:=[.R111]*1000000" office:value-type="float" office:value="4.688">
            <text:p>4.688</text:p>
          </table:table-cell>
          <table:table-cell table:formula="of:=[.S111]*1000000" office:value-type="float" office:value="5.0192">
            <text:p>5.0192</text:p>
          </table:table-cell>
          <table:table-cell table:formula="of:=[.T111]*1000000" office:value-type="float" office:value="2639.1">
            <text:p>2639.1</text:p>
          </table:table-cell>
          <table:table-cell table:formula="of:=[.U111]*1000000000000" office:value-type="float" office:value="0.00026468">
            <text:p>0.00026468</text:p>
          </table:table-cell>
          <table:table-cell table:formula="of:=[.V111]*1000000000000" office:value-type="float" office:value="9.6444">
            <text:p>9.6444</text:p>
          </table:table-cell>
          <table:table-cell table:formula="of:=([.W111]+[.X111])*1000000000000" office:value-type="float" office:value="0.03354037">
            <text:p>0.03354037</text:p>
          </table:table-cell>
          <table:table-cell office:value-type="float" office:value="0.00057944">
            <text:p>0.00057944</text:p>
          </table:table-cell>
          <table:table-cell table:style-name="ce1" office:value-type="string">
            <text:p>7.2861e-05</text:p>
          </table:table-cell>
          <table:table-cell table:style-name="ce1" office:value-type="string">
            <text:p>1.5845e-05</text:p>
          </table:table-cell>
          <table:table-cell table:style-name="ce1" office:value-type="string">
            <text:p>9.9207e-09</text:p>
          </table:table-cell>
          <table:table-cell table:style-name="ce1" office:value-type="string">
            <text:p>6.5974e-06</text:p>
          </table:table-cell>
          <table:table-cell table:style-name="ce1" office:value-type="string">
            <text:p>4.688e-06</text:p>
          </table:table-cell>
          <table:table-cell table:style-name="ce1" office:value-type="string">
            <text:p>5.0192e-06</text:p>
          </table:table-cell>
          <table:table-cell office:value-type="float" office:value="0.0026391">
            <text:p>0.0026391</text:p>
          </table:table-cell>
          <table:table-cell table:style-name="ce1" office:value-type="string">
            <text:p>2.6468e-16</text:p>
          </table:table-cell>
          <table:table-cell table:style-name="ce1" office:value-type="string">
            <text:p>9.6444e-12</text:p>
          </table:table-cell>
          <table:table-cell table:style-name="ce1" office:value-type="string">
            <text:p>8.9237e-16</text:p>
          </table:table-cell>
          <table:table-cell table:style-name="ce1" office:value-type="string">
            <text:p>3.2648e-14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M112]*1000000" office:value-type="float" office:value="574.96">
            <text:p>574.96</text:p>
          </table:table-cell>
          <table:table-cell table:formula="of:=[.N112]*1000000" office:value-type="float" office:value="72.368">
            <text:p>72.368</text:p>
          </table:table-cell>
          <table:table-cell table:formula="of:=[.O112]*1000000" office:value-type="float" office:value="15.769">
            <text:p>15.769</text:p>
          </table:table-cell>
          <table:table-cell table:formula="of:=[.P112]*1000000" office:value-type="float" office:value="0.0099812">
            <text:p>0.0099812</text:p>
          </table:table-cell>
          <table:table-cell table:formula="of:=[.Q112]*1000000" office:value-type="float" office:value="6.5586">
            <text:p>6.5586</text:p>
          </table:table-cell>
          <table:table-cell table:formula="of:=[.R112]*1000000" office:value-type="float" office:value="4.7085">
            <text:p>4.7085</text:p>
          </table:table-cell>
          <table:table-cell table:formula="of:=[.S112]*1000000" office:value-type="float" office:value="5.1255">
            <text:p>5.1255</text:p>
          </table:table-cell>
          <table:table-cell table:formula="of:=[.T112]*1000000" office:value-type="float" office:value="2633.9">
            <text:p>2633.9</text:p>
          </table:table-cell>
          <table:table-cell table:formula="of:=[.U112]*1000000000000" office:value-type="float" office:value="0.0002567">
            <text:p>0.0002567</text:p>
          </table:table-cell>
          <table:table-cell table:formula="of:=[.V112]*1000000000000" office:value-type="float" office:value="9.614">
            <text:p>9.614</text:p>
          </table:table-cell>
          <table:table-cell table:formula="of:=([.W112]+[.X112])*1000000000000" office:value-type="float" office:value="0.0333719">
            <text:p>0.0333719</text:p>
          </table:table-cell>
          <table:table-cell office:value-type="float" office:value="0.00057496">
            <text:p>0.00057496</text:p>
          </table:table-cell>
          <table:table-cell table:style-name="ce1" office:value-type="string">
            <text:p>7.2368e-05</text:p>
          </table:table-cell>
          <table:table-cell table:style-name="ce1" office:value-type="string">
            <text:p>1.5769e-05</text:p>
          </table:table-cell>
          <table:table-cell table:style-name="ce1" office:value-type="string">
            <text:p>9.9812e-09</text:p>
          </table:table-cell>
          <table:table-cell table:style-name="ce1" office:value-type="string">
            <text:p>6.5586e-06</text:p>
          </table:table-cell>
          <table:table-cell table:style-name="ce1" office:value-type="string">
            <text:p>4.7085e-06</text:p>
          </table:table-cell>
          <table:table-cell table:style-name="ce1" office:value-type="string">
            <text:p>5.1255e-06</text:p>
          </table:table-cell>
          <table:table-cell office:value-type="float" office:value="0.0026339">
            <text:p>0.0026339</text:p>
          </table:table-cell>
          <table:table-cell table:style-name="ce1" office:value-type="string">
            <text:p>2.567e-16</text:p>
          </table:table-cell>
          <table:table-cell table:style-name="ce1" office:value-type="string">
            <text:p>9.614e-12</text:p>
          </table:table-cell>
          <table:table-cell table:style-name="ce1" office:value-type="string">
            <text:p>8.879e-16</text:p>
          </table:table-cell>
          <table:table-cell table:style-name="ce1" office:value-type="string">
            <text:p>3.2484e-14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M113]*1000000" office:value-type="float" office:value="570.53">
            <text:p>570.53</text:p>
          </table:table-cell>
          <table:table-cell table:formula="of:=[.N113]*1000000" office:value-type="float" office:value="71.877">
            <text:p>71.877</text:p>
          </table:table-cell>
          <table:table-cell table:formula="of:=[.O113]*1000000" office:value-type="float" office:value="15.693">
            <text:p>15.693</text:p>
          </table:table-cell>
          <table:table-cell table:formula="of:=[.P113]*1000000" office:value-type="float" office:value="0.010041">
            <text:p>0.010041</text:p>
          </table:table-cell>
          <table:table-cell table:formula="of:=[.Q113]*1000000" office:value-type="float" office:value="6.5201">
            <text:p>6.5201</text:p>
          </table:table-cell>
          <table:table-cell table:formula="of:=[.R113]*1000000" office:value-type="float" office:value="4.7277">
            <text:p>4.7277</text:p>
          </table:table-cell>
          <table:table-cell table:formula="of:=[.S113]*1000000" office:value-type="float" office:value="5.2321">
            <text:p>5.2321</text:p>
          </table:table-cell>
          <table:table-cell table:formula="of:=[.T113]*1000000" office:value-type="float" office:value="2628.7">
            <text:p>2628.7</text:p>
          </table:table-cell>
          <table:table-cell table:formula="of:=[.U113]*1000000000000" office:value-type="float" office:value="0.00024896">
            <text:p>0.00024896</text:p>
          </table:table-cell>
          <table:table-cell table:formula="of:=[.V113]*1000000000000" office:value-type="float" office:value="9.5836">
            <text:p>9.5836</text:p>
          </table:table-cell>
          <table:table-cell table:formula="of:=([.W113]+[.X113])*1000000000000" office:value-type="float" office:value="0.03319723">
            <text:p>0.03319723</text:p>
          </table:table-cell>
          <table:table-cell office:value-type="float" office:value="0.00057053">
            <text:p>0.00057053</text:p>
          </table:table-cell>
          <table:table-cell table:style-name="ce1" office:value-type="string">
            <text:p>7.1877e-05</text:p>
          </table:table-cell>
          <table:table-cell table:style-name="ce1" office:value-type="string">
            <text:p>1.5693e-05</text:p>
          </table:table-cell>
          <table:table-cell table:style-name="ce1" office:value-type="string">
            <text:p>1.0041e-08</text:p>
          </table:table-cell>
          <table:table-cell table:style-name="ce1" office:value-type="string">
            <text:p>6.5201e-06</text:p>
          </table:table-cell>
          <table:table-cell table:style-name="ce1" office:value-type="string">
            <text:p>4.7277e-06</text:p>
          </table:table-cell>
          <table:table-cell table:style-name="ce1" office:value-type="string">
            <text:p>5.2321e-06</text:p>
          </table:table-cell>
          <table:table-cell office:value-type="float" office:value="0.0026287">
            <text:p>0.0026287</text:p>
          </table:table-cell>
          <table:table-cell table:style-name="ce1" office:value-type="string">
            <text:p>2.4896e-16</text:p>
          </table:table-cell>
          <table:table-cell table:style-name="ce1" office:value-type="string">
            <text:p>9.5836e-12</text:p>
          </table:table-cell>
          <table:table-cell table:style-name="ce1" office:value-type="string">
            <text:p>8.8323e-16</text:p>
          </table:table-cell>
          <table:table-cell table:style-name="ce1" office:value-type="string">
            <text:p>3.2314e-14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M114]*1000000" office:value-type="float" office:value="566.12">
            <text:p>566.12</text:p>
          </table:table-cell>
          <table:table-cell table:formula="of:=[.N114]*1000000" office:value-type="float" office:value="71.389">
            <text:p>71.389</text:p>
          </table:table-cell>
          <table:table-cell table:formula="of:=[.O114]*1000000" office:value-type="float" office:value="15.616">
            <text:p>15.616</text:p>
          </table:table-cell>
          <table:table-cell table:formula="of:=[.P114]*1000000" office:value-type="float" office:value="0.0101">
            <text:p>0.0101</text:p>
          </table:table-cell>
          <table:table-cell table:formula="of:=[.Q114]*1000000" office:value-type="float" office:value="6.4819">
            <text:p>6.4819</text:p>
          </table:table-cell>
          <table:table-cell table:formula="of:=[.R114]*1000000" office:value-type="float" office:value="4.7457">
            <text:p>4.7457</text:p>
          </table:table-cell>
          <table:table-cell table:formula="of:=[.S114]*1000000" office:value-type="float" office:value="5.339">
            <text:p>5.339</text:p>
          </table:table-cell>
          <table:table-cell table:formula="of:=[.T114]*1000000" office:value-type="float" office:value="2623.5">
            <text:p>2623.5</text:p>
          </table:table-cell>
          <table:table-cell table:formula="of:=[.U114]*1000000000000" office:value-type="float" office:value="0.00024146">
            <text:p>0.00024146</text:p>
          </table:table-cell>
          <table:table-cell table:formula="of:=[.V114]*1000000000000" office:value-type="float" office:value="9.5532">
            <text:p>9.5532</text:p>
          </table:table-cell>
          <table:table-cell table:formula="of:=([.W114]+[.X114])*1000000000000" office:value-type="float" office:value="0.03301539">
            <text:p>0.03301539</text:p>
          </table:table-cell>
          <table:table-cell office:value-type="float" office:value="0.00056612">
            <text:p>0.00056612</text:p>
          </table:table-cell>
          <table:table-cell table:style-name="ce1" office:value-type="string">
            <text:p>7.1389e-05</text:p>
          </table:table-cell>
          <table:table-cell table:style-name="ce1" office:value-type="string">
            <text:p>1.5616e-05</text:p>
          </table:table-cell>
          <table:table-cell table:style-name="ce1" office:value-type="string">
            <text:p>1.01e-08</text:p>
          </table:table-cell>
          <table:table-cell table:style-name="ce1" office:value-type="string">
            <text:p>6.4819e-06</text:p>
          </table:table-cell>
          <table:table-cell table:style-name="ce1" office:value-type="string">
            <text:p>4.7457e-06</text:p>
          </table:table-cell>
          <table:table-cell table:style-name="ce1" office:value-type="string">
            <text:p>5.339e-06</text:p>
          </table:table-cell>
          <table:table-cell office:value-type="float" office:value="0.0026235">
            <text:p>0.0026235</text:p>
          </table:table-cell>
          <table:table-cell table:style-name="ce1" office:value-type="string">
            <text:p>2.4146e-16</text:p>
          </table:table-cell>
          <table:table-cell table:style-name="ce1" office:value-type="string">
            <text:p>9.5532e-12</text:p>
          </table:table-cell>
          <table:table-cell table:style-name="ce1" office:value-type="string">
            <text:p>8.7839e-16</text:p>
          </table:table-cell>
          <table:table-cell table:style-name="ce1" office:value-type="string">
            <text:p>3.2137e-14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M115]*1000000" office:value-type="float" office:value="561.76">
            <text:p>561.76</text:p>
          </table:table-cell>
          <table:table-cell table:formula="of:=[.N115]*1000000" office:value-type="float" office:value="70.904">
            <text:p>70.904</text:p>
          </table:table-cell>
          <table:table-cell table:formula="of:=[.O115]*1000000" office:value-type="float" office:value="15.539">
            <text:p>15.539</text:p>
          </table:table-cell>
          <table:table-cell table:formula="of:=[.P115]*1000000" office:value-type="float" office:value="0.010159">
            <text:p>0.010159</text:p>
          </table:table-cell>
          <table:table-cell table:formula="of:=[.Q115]*1000000" office:value-type="float" office:value="6.4439">
            <text:p>6.4439</text:p>
          </table:table-cell>
          <table:table-cell table:formula="of:=[.R115]*1000000" office:value-type="float" office:value="4.7624">
            <text:p>4.7624</text:p>
          </table:table-cell>
          <table:table-cell table:formula="of:=[.S115]*1000000" office:value-type="float" office:value="5.4462">
            <text:p>5.4462</text:p>
          </table:table-cell>
          <table:table-cell table:formula="of:=[.T115]*1000000" office:value-type="float" office:value="2618.4">
            <text:p>2618.4</text:p>
          </table:table-cell>
          <table:table-cell table:formula="of:=[.U115]*1000000000000" office:value-type="float" office:value="0.00023419">
            <text:p>0.00023419</text:p>
          </table:table-cell>
          <table:table-cell table:formula="of:=[.V115]*1000000000000" office:value-type="float" office:value="9.5228">
            <text:p>9.5228</text:p>
          </table:table-cell>
          <table:table-cell table:formula="of:=([.W115]+[.X115])*1000000000000" office:value-type="float" office:value="0.03282638">
            <text:p>0.03282638</text:p>
          </table:table-cell>
          <table:table-cell office:value-type="float" office:value="0.00056176">
            <text:p>0.00056176</text:p>
          </table:table-cell>
          <table:table-cell table:style-name="ce1" office:value-type="string">
            <text:p>7.0904e-05</text:p>
          </table:table-cell>
          <table:table-cell table:style-name="ce1" office:value-type="string">
            <text:p>1.5539e-05</text:p>
          </table:table-cell>
          <table:table-cell table:style-name="ce1" office:value-type="string">
            <text:p>1.0159e-08</text:p>
          </table:table-cell>
          <table:table-cell table:style-name="ce1" office:value-type="string">
            <text:p>6.4439e-06</text:p>
          </table:table-cell>
          <table:table-cell table:style-name="ce1" office:value-type="string">
            <text:p>4.7624e-06</text:p>
          </table:table-cell>
          <table:table-cell table:style-name="ce1" office:value-type="string">
            <text:p>5.4462e-06</text:p>
          </table:table-cell>
          <table:table-cell office:value-type="float" office:value="0.0026184">
            <text:p>0.0026184</text:p>
          </table:table-cell>
          <table:table-cell table:style-name="ce1" office:value-type="string">
            <text:p>2.3419e-16</text:p>
          </table:table-cell>
          <table:table-cell table:style-name="ce1" office:value-type="string">
            <text:p>9.5228e-12</text:p>
          </table:table-cell>
          <table:table-cell table:style-name="ce1" office:value-type="string">
            <text:p>8.7338e-16</text:p>
          </table:table-cell>
          <table:table-cell table:style-name="ce1" office:value-type="string">
            <text:p>3.1953e-14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M116]*1000000" office:value-type="float" office:value="557.43">
            <text:p>557.43</text:p>
          </table:table-cell>
          <table:table-cell table:formula="of:=[.N116]*1000000" office:value-type="float" office:value="70.42">
            <text:p>70.42</text:p>
          </table:table-cell>
          <table:table-cell table:formula="of:=[.O116]*1000000" office:value-type="float" office:value="15.463">
            <text:p>15.463</text:p>
          </table:table-cell>
          <table:table-cell table:formula="of:=[.P116]*1000000" office:value-type="float" office:value="0.010217">
            <text:p>0.010217</text:p>
          </table:table-cell>
          <table:table-cell table:formula="of:=[.Q116]*1000000" office:value-type="float" office:value="6.4062">
            <text:p>6.4062</text:p>
          </table:table-cell>
          <table:table-cell table:formula="of:=[.R116]*1000000" office:value-type="float" office:value="4.7779">
            <text:p>4.7779</text:p>
          </table:table-cell>
          <table:table-cell table:formula="of:=[.S116]*1000000" office:value-type="float" office:value="5.5536">
            <text:p>5.5536</text:p>
          </table:table-cell>
          <table:table-cell table:formula="of:=[.T116]*1000000" office:value-type="float" office:value="2613.3">
            <text:p>2613.3</text:p>
          </table:table-cell>
          <table:table-cell table:formula="of:=[.U116]*1000000000000" office:value-type="float" office:value="0.00022714">
            <text:p>0.00022714</text:p>
          </table:table-cell>
          <table:table-cell table:formula="of:=[.V116]*1000000000000" office:value-type="float" office:value="9.4923">
            <text:p>9.4923</text:p>
          </table:table-cell>
          <table:table-cell table:formula="of:=([.W116]+[.X116])*1000000000000" office:value-type="float" office:value="0.03263221">
            <text:p>0.03263221</text:p>
          </table:table-cell>
          <table:table-cell office:value-type="float" office:value="0.00055743">
            <text:p>0.00055743</text:p>
          </table:table-cell>
          <table:table-cell table:style-name="ce1" office:value-type="string">
            <text:p>7.042e-05</text:p>
          </table:table-cell>
          <table:table-cell table:style-name="ce1" office:value-type="string">
            <text:p>1.5463e-05</text:p>
          </table:table-cell>
          <table:table-cell table:style-name="ce1" office:value-type="string">
            <text:p>1.0217e-08</text:p>
          </table:table-cell>
          <table:table-cell table:style-name="ce1" office:value-type="string">
            <text:p>6.4062e-06</text:p>
          </table:table-cell>
          <table:table-cell table:style-name="ce1" office:value-type="string">
            <text:p>4.7779e-06</text:p>
          </table:table-cell>
          <table:table-cell table:style-name="ce1" office:value-type="string">
            <text:p>5.5536e-06</text:p>
          </table:table-cell>
          <table:table-cell office:value-type="float" office:value="0.0026133">
            <text:p>0.0026133</text:p>
          </table:table-cell>
          <table:table-cell table:style-name="ce1" office:value-type="string">
            <text:p>2.2714e-16</text:p>
          </table:table-cell>
          <table:table-cell table:style-name="ce1" office:value-type="string">
            <text:p>9.4923e-12</text:p>
          </table:table-cell>
          <table:table-cell table:style-name="ce1" office:value-type="string">
            <text:p>8.6821e-16</text:p>
          </table:table-cell>
          <table:table-cell table:style-name="ce1" office:value-type="string">
            <text:p>3.1764e-14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M117]*1000000" office:value-type="float" office:value="553.14">
            <text:p>553.14</text:p>
          </table:table-cell>
          <table:table-cell table:formula="of:=[.N117]*1000000" office:value-type="float" office:value="69.939">
            <text:p>69.939</text:p>
          </table:table-cell>
          <table:table-cell table:formula="of:=[.O117]*1000000" office:value-type="float" office:value="15.386">
            <text:p>15.386</text:p>
          </table:table-cell>
          <table:table-cell table:formula="of:=[.P117]*1000000" office:value-type="float" office:value="0.010274">
            <text:p>0.010274</text:p>
          </table:table-cell>
          <table:table-cell table:formula="of:=[.Q117]*1000000" office:value-type="float" office:value="6.3688">
            <text:p>6.3688</text:p>
          </table:table-cell>
          <table:table-cell table:formula="of:=[.R117]*1000000" office:value-type="float" office:value="4.7921">
            <text:p>4.7921</text:p>
          </table:table-cell>
          <table:table-cell table:formula="of:=[.S117]*1000000" office:value-type="float" office:value="5.6612">
            <text:p>5.6612</text:p>
          </table:table-cell>
          <table:table-cell table:formula="of:=[.T117]*1000000" office:value-type="float" office:value="2608.3">
            <text:p>2608.3</text:p>
          </table:table-cell>
          <table:table-cell table:formula="of:=[.U117]*1000000000000" office:value-type="float" office:value="0.00022031">
            <text:p>0.00022031</text:p>
          </table:table-cell>
          <table:table-cell table:formula="of:=[.V117]*1000000000000" office:value-type="float" office:value="9.4617">
            <text:p>9.4617</text:p>
          </table:table-cell>
          <table:table-cell table:formula="of:=([.W117]+[.X117])*1000000000000" office:value-type="float" office:value="0.03243188">
            <text:p>0.03243188</text:p>
          </table:table-cell>
          <table:table-cell office:value-type="float" office:value="0.00055314">
            <text:p>0.00055314</text:p>
          </table:table-cell>
          <table:table-cell table:style-name="ce1" office:value-type="string">
            <text:p>6.9939e-05</text:p>
          </table:table-cell>
          <table:table-cell table:style-name="ce1" office:value-type="string">
            <text:p>1.5386e-05</text:p>
          </table:table-cell>
          <table:table-cell table:style-name="ce1" office:value-type="string">
            <text:p>1.0274e-08</text:p>
          </table:table-cell>
          <table:table-cell table:style-name="ce1" office:value-type="string">
            <text:p>6.3688e-06</text:p>
          </table:table-cell>
          <table:table-cell table:style-name="ce1" office:value-type="string">
            <text:p>4.7921e-06</text:p>
          </table:table-cell>
          <table:table-cell table:style-name="ce1" office:value-type="string">
            <text:p>5.6612e-06</text:p>
          </table:table-cell>
          <table:table-cell office:value-type="float" office:value="0.0026083">
            <text:p>0.0026083</text:p>
          </table:table-cell>
          <table:table-cell table:style-name="ce1" office:value-type="string">
            <text:p>2.2031e-16</text:p>
          </table:table-cell>
          <table:table-cell table:style-name="ce1" office:value-type="string">
            <text:p>9.4617e-12</text:p>
          </table:table-cell>
          <table:table-cell table:style-name="ce1" office:value-type="string">
            <text:p>8.6288e-16</text:p>
          </table:table-cell>
          <table:table-cell table:style-name="ce1" office:value-type="string">
            <text:p>3.1569e-14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M118]*1000000" office:value-type="float" office:value="548.88">
            <text:p>548.88</text:p>
          </table:table-cell>
          <table:table-cell table:formula="of:=[.N118]*1000000" office:value-type="float" office:value="69.461">
            <text:p>69.461</text:p>
          </table:table-cell>
          <table:table-cell table:formula="of:=[.O118]*1000000" office:value-type="float" office:value="15.308">
            <text:p>15.308</text:p>
          </table:table-cell>
          <table:table-cell table:formula="of:=[.P118]*1000000" office:value-type="float" office:value="0.010331">
            <text:p>0.010331</text:p>
          </table:table-cell>
          <table:table-cell table:formula="of:=[.Q118]*1000000" office:value-type="float" office:value="6.3317">
            <text:p>6.3317</text:p>
          </table:table-cell>
          <table:table-cell table:formula="of:=[.R118]*1000000" office:value-type="float" office:value="4.8052">
            <text:p>4.8052</text:p>
          </table:table-cell>
          <table:table-cell table:formula="of:=[.S118]*1000000" office:value-type="float" office:value="5.7689">
            <text:p>5.7689</text:p>
          </table:table-cell>
          <table:table-cell table:formula="of:=[.T118]*1000000" office:value-type="float" office:value="2603.3">
            <text:p>2603.3</text:p>
          </table:table-cell>
          <table:table-cell table:formula="of:=[.U118]*1000000000000" office:value-type="float" office:value="0.00021368">
            <text:p>0.00021368</text:p>
          </table:table-cell>
          <table:table-cell table:formula="of:=[.V118]*1000000000000" office:value-type="float" office:value="9.431">
            <text:p>9.431</text:p>
          </table:table-cell>
          <table:table-cell table:formula="of:=([.W118]+[.X118])*1000000000000" office:value-type="float" office:value="0.03222641">
            <text:p>0.03222641</text:p>
          </table:table-cell>
          <table:table-cell office:value-type="float" office:value="0.00054888">
            <text:p>0.00054888</text:p>
          </table:table-cell>
          <table:table-cell table:style-name="ce1" office:value-type="string">
            <text:p>6.9461e-05</text:p>
          </table:table-cell>
          <table:table-cell table:style-name="ce1" office:value-type="string">
            <text:p>1.5308e-05</text:p>
          </table:table-cell>
          <table:table-cell table:style-name="ce1" office:value-type="string">
            <text:p>1.0331e-08</text:p>
          </table:table-cell>
          <table:table-cell table:style-name="ce1" office:value-type="string">
            <text:p>6.3317e-06</text:p>
          </table:table-cell>
          <table:table-cell table:style-name="ce1" office:value-type="string">
            <text:p>4.8052e-06</text:p>
          </table:table-cell>
          <table:table-cell table:style-name="ce1" office:value-type="string">
            <text:p>5.7689e-06</text:p>
          </table:table-cell>
          <table:table-cell office:value-type="float" office:value="0.0026033">
            <text:p>0.0026033</text:p>
          </table:table-cell>
          <table:table-cell table:style-name="ce1" office:value-type="string">
            <text:p>2.1368e-16</text:p>
          </table:table-cell>
          <table:table-cell table:style-name="ce1" office:value-type="string">
            <text:p>9.431e-12</text:p>
          </table:table-cell>
          <table:table-cell table:style-name="ce1" office:value-type="string">
            <text:p>8.5741e-16</text:p>
          </table:table-cell>
          <table:table-cell table:style-name="ce1" office:value-type="string">
            <text:p>3.1369e-14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M119]*1000000" office:value-type="float" office:value="544.66">
            <text:p>544.66</text:p>
          </table:table-cell>
          <table:table-cell table:formula="of:=[.N119]*1000000" office:value-type="float" office:value="68.984">
            <text:p>68.984</text:p>
          </table:table-cell>
          <table:table-cell table:formula="of:=[.O119]*1000000" office:value-type="float" office:value="15.231">
            <text:p>15.231</text:p>
          </table:table-cell>
          <table:table-cell table:formula="of:=[.P119]*1000000" office:value-type="float" office:value="0.010386">
            <text:p>0.010386</text:p>
          </table:table-cell>
          <table:table-cell table:formula="of:=[.Q119]*1000000" office:value-type="float" office:value="6.2948">
            <text:p>6.2948</text:p>
          </table:table-cell>
          <table:table-cell table:formula="of:=[.R119]*1000000" office:value-type="float" office:value="4.817">
            <text:p>4.817</text:p>
          </table:table-cell>
          <table:table-cell table:formula="of:=[.S119]*1000000" office:value-type="float" office:value="5.8768">
            <text:p>5.8768</text:p>
          </table:table-cell>
          <table:table-cell table:formula="of:=[.T119]*1000000" office:value-type="float" office:value="2598.4">
            <text:p>2598.4</text:p>
          </table:table-cell>
          <table:table-cell table:formula="of:=[.U119]*1000000000000" office:value-type="float" office:value="0.00020726">
            <text:p>0.00020726</text:p>
          </table:table-cell>
          <table:table-cell table:formula="of:=[.V119]*1000000000000" office:value-type="float" office:value="9.4003">
            <text:p>9.4003</text:p>
          </table:table-cell>
          <table:table-cell table:formula="of:=([.W119]+[.X119])*1000000000000" office:value-type="float" office:value="0.0320148">
            <text:p>0.0320148</text:p>
          </table:table-cell>
          <table:table-cell office:value-type="float" office:value="0.00054466">
            <text:p>0.00054466</text:p>
          </table:table-cell>
          <table:table-cell table:style-name="ce1" office:value-type="string">
            <text:p>6.8984e-05</text:p>
          </table:table-cell>
          <table:table-cell table:style-name="ce1" office:value-type="string">
            <text:p>1.5231e-05</text:p>
          </table:table-cell>
          <table:table-cell table:style-name="ce1" office:value-type="string">
            <text:p>1.0386e-08</text:p>
          </table:table-cell>
          <table:table-cell table:style-name="ce1" office:value-type="string">
            <text:p>6.2948e-06</text:p>
          </table:table-cell>
          <table:table-cell table:style-name="ce1" office:value-type="string">
            <text:p>4.817e-06</text:p>
          </table:table-cell>
          <table:table-cell table:style-name="ce1" office:value-type="string">
            <text:p>5.8768e-06</text:p>
          </table:table-cell>
          <table:table-cell office:value-type="float" office:value="0.0025984">
            <text:p>0.0025984</text:p>
          </table:table-cell>
          <table:table-cell table:style-name="ce1" office:value-type="string">
            <text:p>2.0726e-16</text:p>
          </table:table-cell>
          <table:table-cell table:style-name="ce1" office:value-type="string">
            <text:p>9.4003e-12</text:p>
          </table:table-cell>
          <table:table-cell table:style-name="ce1" office:value-type="string">
            <text:p>8.518e-16</text:p>
          </table:table-cell>
          <table:table-cell table:style-name="ce1" office:value-type="string">
            <text:p>3.1163e-14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M120]*1000000" office:value-type="float" office:value="540.47">
            <text:p>540.47</text:p>
          </table:table-cell>
          <table:table-cell table:formula="of:=[.N120]*1000000" office:value-type="float" office:value="68.51">
            <text:p>68.51</text:p>
          </table:table-cell>
          <table:table-cell table:formula="of:=[.O120]*1000000" office:value-type="float" office:value="15.154">
            <text:p>15.154</text:p>
          </table:table-cell>
          <table:table-cell table:formula="of:=[.P120]*1000000" office:value-type="float" office:value="0.010442">
            <text:p>0.010442</text:p>
          </table:table-cell>
          <table:table-cell table:formula="of:=[.Q120]*1000000" office:value-type="float" office:value="6.2581">
            <text:p>6.2581</text:p>
          </table:table-cell>
          <table:table-cell table:formula="of:=[.R120]*1000000" office:value-type="float" office:value="4.8276">
            <text:p>4.8276</text:p>
          </table:table-cell>
          <table:table-cell table:formula="of:=[.S120]*1000000" office:value-type="float" office:value="5.9849">
            <text:p>5.9849</text:p>
          </table:table-cell>
          <table:table-cell table:formula="of:=[.T120]*1000000" office:value-type="float" office:value="2593.4">
            <text:p>2593.4</text:p>
          </table:table-cell>
          <table:table-cell table:formula="of:=[.U120]*1000000000000" office:value-type="float" office:value="0.00020103">
            <text:p>0.00020103</text:p>
          </table:table-cell>
          <table:table-cell table:formula="of:=[.V120]*1000000000000" office:value-type="float" office:value="9.3695">
            <text:p>9.3695</text:p>
          </table:table-cell>
          <table:table-cell table:formula="of:=([.W120]+[.X120])*1000000000000" office:value-type="float" office:value="0.03179906">
            <text:p>0.03179906</text:p>
          </table:table-cell>
          <table:table-cell office:value-type="float" office:value="0.00054047">
            <text:p>0.00054047</text:p>
          </table:table-cell>
          <table:table-cell table:style-name="ce1" office:value-type="string">
            <text:p>6.851e-05</text:p>
          </table:table-cell>
          <table:table-cell table:style-name="ce1" office:value-type="string">
            <text:p>1.5154e-05</text:p>
          </table:table-cell>
          <table:table-cell table:style-name="ce1" office:value-type="string">
            <text:p>1.0442e-08</text:p>
          </table:table-cell>
          <table:table-cell table:style-name="ce1" office:value-type="string">
            <text:p>6.2581e-06</text:p>
          </table:table-cell>
          <table:table-cell table:style-name="ce1" office:value-type="string">
            <text:p>4.8276e-06</text:p>
          </table:table-cell>
          <table:table-cell table:style-name="ce1" office:value-type="string">
            <text:p>5.9849e-06</text:p>
          </table:table-cell>
          <table:table-cell office:value-type="float" office:value="0.0025934">
            <text:p>0.0025934</text:p>
          </table:table-cell>
          <table:table-cell table:style-name="ce1" office:value-type="string">
            <text:p>2.0103e-16</text:p>
          </table:table-cell>
          <table:table-cell table:style-name="ce1" office:value-type="string">
            <text:p>9.3695e-12</text:p>
          </table:table-cell>
          <table:table-cell table:style-name="ce1" office:value-type="string">
            <text:p>8.4606e-16</text:p>
          </table:table-cell>
          <table:table-cell table:style-name="ce1" office:value-type="string">
            <text:p>3.0953e-14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M121]*1000000" office:value-type="float" office:value="536.32">
            <text:p>536.32</text:p>
          </table:table-cell>
          <table:table-cell table:formula="of:=[.N121]*1000000" office:value-type="float" office:value="68.038">
            <text:p>68.038</text:p>
          </table:table-cell>
          <table:table-cell table:formula="of:=[.O121]*1000000" office:value-type="float" office:value="15.076">
            <text:p>15.076</text:p>
          </table:table-cell>
          <table:table-cell table:formula="of:=[.P121]*1000000" office:value-type="float" office:value="0.010497">
            <text:p>0.010497</text:p>
          </table:table-cell>
          <table:table-cell table:formula="of:=[.Q121]*1000000" office:value-type="float" office:value="6.2218">
            <text:p>6.2218</text:p>
          </table:table-cell>
          <table:table-cell table:formula="of:=[.R121]*1000000" office:value-type="float" office:value="4.8371">
            <text:p>4.8371</text:p>
          </table:table-cell>
          <table:table-cell table:formula="of:=[.S121]*1000000" office:value-type="float" office:value="6.093">
            <text:p>6.093</text:p>
          </table:table-cell>
          <table:table-cell table:formula="of:=[.T121]*1000000" office:value-type="float" office:value="2588.6">
            <text:p>2588.6</text:p>
          </table:table-cell>
          <table:table-cell table:formula="of:=[.U121]*1000000000000" office:value-type="float" office:value="0.00019499">
            <text:p>0.00019499</text:p>
          </table:table-cell>
          <table:table-cell table:formula="of:=[.V121]*1000000000000" office:value-type="float" office:value="9.3386">
            <text:p>9.3386</text:p>
          </table:table-cell>
          <table:table-cell table:formula="of:=([.W121]+[.X121])*1000000000000" office:value-type="float" office:value="0.0315792">
            <text:p>0.0315792</text:p>
          </table:table-cell>
          <table:table-cell office:value-type="float" office:value="0.00053632">
            <text:p>0.00053632</text:p>
          </table:table-cell>
          <table:table-cell table:style-name="ce1" office:value-type="string">
            <text:p>6.8038e-05</text:p>
          </table:table-cell>
          <table:table-cell table:style-name="ce1" office:value-type="string">
            <text:p>1.5076e-05</text:p>
          </table:table-cell>
          <table:table-cell table:style-name="ce1" office:value-type="string">
            <text:p>1.0497e-08</text:p>
          </table:table-cell>
          <table:table-cell table:style-name="ce1" office:value-type="string">
            <text:p>6.2218e-06</text:p>
          </table:table-cell>
          <table:table-cell table:style-name="ce1" office:value-type="string">
            <text:p>4.8371e-06</text:p>
          </table:table-cell>
          <table:table-cell table:style-name="ce1" office:value-type="string">
            <text:p>6.093e-06</text:p>
          </table:table-cell>
          <table:table-cell office:value-type="float" office:value="0.0025886">
            <text:p>0.0025886</text:p>
          </table:table-cell>
          <table:table-cell table:style-name="ce1" office:value-type="string">
            <text:p>1.9499e-16</text:p>
          </table:table-cell>
          <table:table-cell table:style-name="ce1" office:value-type="string">
            <text:p>9.3386e-12</text:p>
          </table:table-cell>
          <table:table-cell table:style-name="ce1" office:value-type="string">
            <text:p>8.402e-16</text:p>
          </table:table-cell>
          <table:table-cell table:style-name="ce1" office:value-type="string">
            <text:p>3.0739e-14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M122]*1000000" office:value-type="float" office:value="532.2">
            <text:p>532.2</text:p>
          </table:table-cell>
          <table:table-cell table:formula="of:=[.N122]*1000000" office:value-type="float" office:value="67.568">
            <text:p>67.568</text:p>
          </table:table-cell>
          <table:table-cell table:formula="of:=[.O122]*1000000" office:value-type="float" office:value="14.998">
            <text:p>14.998</text:p>
          </table:table-cell>
          <table:table-cell table:formula="of:=[.P122]*1000000" office:value-type="float" office:value="0.010551">
            <text:p>0.010551</text:p>
          </table:table-cell>
          <table:table-cell table:formula="of:=[.Q122]*1000000" office:value-type="float" office:value="6.1857">
            <text:p>6.1857</text:p>
          </table:table-cell>
          <table:table-cell table:formula="of:=[.R122]*1000000" office:value-type="float" office:value="4.8455">
            <text:p>4.8455</text:p>
          </table:table-cell>
          <table:table-cell table:formula="of:=[.S122]*1000000" office:value-type="float" office:value="6.2013">
            <text:p>6.2013</text:p>
          </table:table-cell>
          <table:table-cell table:formula="of:=[.T122]*1000000" office:value-type="float" office:value="2583.7">
            <text:p>2583.7</text:p>
          </table:table-cell>
          <table:table-cell table:formula="of:=[.U122]*1000000000000" office:value-type="float" office:value="0.00018914">
            <text:p>0.00018914</text:p>
          </table:table-cell>
          <table:table-cell table:formula="of:=[.V122]*1000000000000" office:value-type="float" office:value="9.3076">
            <text:p>9.3076</text:p>
          </table:table-cell>
          <table:table-cell table:formula="of:=([.W122]+[.X122])*1000000000000" office:value-type="float" office:value="0.03135523">
            <text:p>0.03135523</text:p>
          </table:table-cell>
          <table:table-cell office:value-type="float" office:value="0.0005322">
            <text:p>0.0005322</text:p>
          </table:table-cell>
          <table:table-cell table:style-name="ce1" office:value-type="string">
            <text:p>6.7568e-05</text:p>
          </table:table-cell>
          <table:table-cell table:style-name="ce1" office:value-type="string">
            <text:p>1.4998e-05</text:p>
          </table:table-cell>
          <table:table-cell table:style-name="ce1" office:value-type="string">
            <text:p>1.0551e-08</text:p>
          </table:table-cell>
          <table:table-cell table:style-name="ce1" office:value-type="string">
            <text:p>6.1857e-06</text:p>
          </table:table-cell>
          <table:table-cell table:style-name="ce1" office:value-type="string">
            <text:p>4.8455e-06</text:p>
          </table:table-cell>
          <table:table-cell table:style-name="ce1" office:value-type="string">
            <text:p>6.2013e-06</text:p>
          </table:table-cell>
          <table:table-cell office:value-type="float" office:value="0.0025837">
            <text:p>0.0025837</text:p>
          </table:table-cell>
          <table:table-cell table:style-name="ce1" office:value-type="string">
            <text:p>1.8914e-16</text:p>
          </table:table-cell>
          <table:table-cell table:style-name="ce1" office:value-type="string">
            <text:p>9.3076e-12</text:p>
          </table:table-cell>
          <table:table-cell table:style-name="ce1" office:value-type="string">
            <text:p>8.3423e-16</text:p>
          </table:table-cell>
          <table:table-cell table:style-name="ce1" office:value-type="string">
            <text:p>3.0521e-14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M123]*1000000" office:value-type="float" office:value="528.12">
            <text:p>528.12</text:p>
          </table:table-cell>
          <table:table-cell table:formula="of:=[.N123]*1000000" office:value-type="float" office:value="67.1">
            <text:p>67.1</text:p>
          </table:table-cell>
          <table:table-cell table:formula="of:=[.O123]*1000000" office:value-type="float" office:value="14.921">
            <text:p>14.921</text:p>
          </table:table-cell>
          <table:table-cell table:formula="of:=[.P123]*1000000" office:value-type="float" office:value="0.010604">
            <text:p>0.010604</text:p>
          </table:table-cell>
          <table:table-cell table:formula="of:=[.Q123]*1000000" office:value-type="float" office:value="6.1499">
            <text:p>6.1499</text:p>
          </table:table-cell>
          <table:table-cell table:formula="of:=[.R123]*1000000" office:value-type="float" office:value="4.8527">
            <text:p>4.8527</text:p>
          </table:table-cell>
          <table:table-cell table:formula="of:=[.S123]*1000000" office:value-type="float" office:value="6.3096">
            <text:p>6.3096</text:p>
          </table:table-cell>
          <table:table-cell table:formula="of:=[.T123]*1000000" office:value-type="float" office:value="2578.9">
            <text:p>2578.9</text:p>
          </table:table-cell>
          <table:table-cell table:formula="of:=[.U123]*1000000000000" office:value-type="float" office:value="0.00018346">
            <text:p>0.00018346</text:p>
          </table:table-cell>
          <table:table-cell table:formula="of:=[.V123]*1000000000000" office:value-type="float" office:value="9.2765">
            <text:p>9.2765</text:p>
          </table:table-cell>
          <table:table-cell table:formula="of:=([.W123]+[.X123])*1000000000000" office:value-type="float" office:value="0.03112716">
            <text:p>0.03112716</text:p>
          </table:table-cell>
          <table:table-cell office:value-type="float" office:value="0.00052812">
            <text:p>0.00052812</text:p>
          </table:table-cell>
          <table:table-cell table:style-name="ce1" office:value-type="string">
            <text:p>6.71e-05</text:p>
          </table:table-cell>
          <table:table-cell table:style-name="ce1" office:value-type="string">
            <text:p>1.4921e-05</text:p>
          </table:table-cell>
          <table:table-cell table:style-name="ce1" office:value-type="string">
            <text:p>1.0604e-08</text:p>
          </table:table-cell>
          <table:table-cell table:style-name="ce1" office:value-type="string">
            <text:p>6.1499e-06</text:p>
          </table:table-cell>
          <table:table-cell table:style-name="ce1" office:value-type="string">
            <text:p>4.8527e-06</text:p>
          </table:table-cell>
          <table:table-cell table:style-name="ce1" office:value-type="string">
            <text:p>6.3096e-06</text:p>
          </table:table-cell>
          <table:table-cell office:value-type="float" office:value="0.0025789">
            <text:p>0.0025789</text:p>
          </table:table-cell>
          <table:table-cell table:style-name="ce1" office:value-type="string">
            <text:p>1.8346e-16</text:p>
          </table:table-cell>
          <table:table-cell table:style-name="ce1" office:value-type="string">
            <text:p>9.2765e-12</text:p>
          </table:table-cell>
          <table:table-cell table:style-name="ce1" office:value-type="string">
            <text:p>8.2816e-16</text:p>
          </table:table-cell>
          <table:table-cell table:style-name="ce1" office:value-type="string">
            <text:p>3.0299e-14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M124]*1000000" office:value-type="float" office:value="524.07">
            <text:p>524.07</text:p>
          </table:table-cell>
          <table:table-cell table:formula="of:=[.N124]*1000000" office:value-type="float" office:value="66.634">
            <text:p>66.634</text:p>
          </table:table-cell>
          <table:table-cell table:formula="of:=[.O124]*1000000" office:value-type="float" office:value="14.843">
            <text:p>14.843</text:p>
          </table:table-cell>
          <table:table-cell table:formula="of:=[.P124]*1000000" office:value-type="float" office:value="0.010657">
            <text:p>0.010657</text:p>
          </table:table-cell>
          <table:table-cell table:formula="of:=[.Q124]*1000000" office:value-type="float" office:value="6.1144">
            <text:p>6.1144</text:p>
          </table:table-cell>
          <table:table-cell table:formula="of:=[.R124]*1000000" office:value-type="float" office:value="4.8588">
            <text:p>4.8588</text:p>
          </table:table-cell>
          <table:table-cell table:formula="of:=[.S124]*1000000" office:value-type="float" office:value="6.418">
            <text:p>6.418</text:p>
          </table:table-cell>
          <table:table-cell table:formula="of:=[.T124]*1000000" office:value-type="float" office:value="2574.1">
            <text:p>2574.1</text:p>
          </table:table-cell>
          <table:table-cell table:formula="of:=[.U124]*1000000000000" office:value-type="float" office:value="0.00017796">
            <text:p>0.00017796</text:p>
          </table:table-cell>
          <table:table-cell table:formula="of:=[.V124]*1000000000000" office:value-type="float" office:value="9.2453">
            <text:p>9.2453</text:p>
          </table:table-cell>
          <table:table-cell table:formula="of:=([.W124]+[.X124])*1000000000000" office:value-type="float" office:value="0.03089499">
            <text:p>0.03089499</text:p>
          </table:table-cell>
          <table:table-cell office:value-type="float" office:value="0.00052407">
            <text:p>0.00052407</text:p>
          </table:table-cell>
          <table:table-cell table:style-name="ce1" office:value-type="string">
            <text:p>6.6634e-05</text:p>
          </table:table-cell>
          <table:table-cell table:style-name="ce1" office:value-type="string">
            <text:p>1.4843e-05</text:p>
          </table:table-cell>
          <table:table-cell table:style-name="ce1" office:value-type="string">
            <text:p>1.0657e-08</text:p>
          </table:table-cell>
          <table:table-cell table:style-name="ce1" office:value-type="string">
            <text:p>6.1144e-06</text:p>
          </table:table-cell>
          <table:table-cell table:style-name="ce1" office:value-type="string">
            <text:p>4.8588e-06</text:p>
          </table:table-cell>
          <table:table-cell table:style-name="ce1" office:value-type="string">
            <text:p>6.418e-06</text:p>
          </table:table-cell>
          <table:table-cell office:value-type="float" office:value="0.0025741">
            <text:p>0.0025741</text:p>
          </table:table-cell>
          <table:table-cell table:style-name="ce1" office:value-type="string">
            <text:p>1.7796e-16</text:p>
          </table:table-cell>
          <table:table-cell table:style-name="ce1" office:value-type="string">
            <text:p>9.2453e-12</text:p>
          </table:table-cell>
          <table:table-cell table:style-name="ce1" office:value-type="string">
            <text:p>8.2199e-16</text:p>
          </table:table-cell>
          <table:table-cell table:style-name="ce1" office:value-type="string">
            <text:p>3.0073e-14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M125]*1000000" office:value-type="float" office:value="520.05">
            <text:p>520.05</text:p>
          </table:table-cell>
          <table:table-cell table:formula="of:=[.N125]*1000000" office:value-type="float" office:value="66.171">
            <text:p>66.171</text:p>
          </table:table-cell>
          <table:table-cell table:formula="of:=[.O125]*1000000" office:value-type="float" office:value="14.765">
            <text:p>14.765</text:p>
          </table:table-cell>
          <table:table-cell table:formula="of:=[.P125]*1000000" office:value-type="float" office:value="0.010709">
            <text:p>0.010709</text:p>
          </table:table-cell>
          <table:table-cell table:formula="of:=[.Q125]*1000000" office:value-type="float" office:value="6.0792">
            <text:p>6.0792</text:p>
          </table:table-cell>
          <table:table-cell table:formula="of:=[.R125]*1000000" office:value-type="float" office:value="4.8638">
            <text:p>4.8638</text:p>
          </table:table-cell>
          <table:table-cell table:formula="of:=[.S125]*1000000" office:value-type="float" office:value="6.5263">
            <text:p>6.5263</text:p>
          </table:table-cell>
          <table:table-cell table:formula="of:=[.T125]*1000000" office:value-type="float" office:value="2569.4">
            <text:p>2569.4</text:p>
          </table:table-cell>
          <table:table-cell table:formula="of:=[.U125]*1000000000000" office:value-type="float" office:value="0.00017262">
            <text:p>0.00017262</text:p>
          </table:table-cell>
          <table:table-cell table:formula="of:=[.V125]*1000000000000" office:value-type="float" office:value="9.2139">
            <text:p>9.2139</text:p>
          </table:table-cell>
          <table:table-cell table:formula="of:=([.W125]+[.X125])*1000000000000" office:value-type="float" office:value="0.03065974">
            <text:p>0.03065974</text:p>
          </table:table-cell>
          <table:table-cell office:value-type="float" office:value="0.00052005">
            <text:p>0.00052005</text:p>
          </table:table-cell>
          <table:table-cell table:style-name="ce1" office:value-type="string">
            <text:p>6.6171e-05</text:p>
          </table:table-cell>
          <table:table-cell table:style-name="ce1" office:value-type="string">
            <text:p>1.4765e-05</text:p>
          </table:table-cell>
          <table:table-cell table:style-name="ce1" office:value-type="string">
            <text:p>1.0709e-08</text:p>
          </table:table-cell>
          <table:table-cell table:style-name="ce1" office:value-type="string">
            <text:p>6.0792e-06</text:p>
          </table:table-cell>
          <table:table-cell table:style-name="ce1" office:value-type="string">
            <text:p>4.8638e-06</text:p>
          </table:table-cell>
          <table:table-cell table:style-name="ce1" office:value-type="string">
            <text:p>6.5263e-06</text:p>
          </table:table-cell>
          <table:table-cell office:value-type="float" office:value="0.0025694">
            <text:p>0.0025694</text:p>
          </table:table-cell>
          <table:table-cell table:style-name="ce1" office:value-type="string">
            <text:p>1.7262e-16</text:p>
          </table:table-cell>
          <table:table-cell table:style-name="ce1" office:value-type="string">
            <text:p>9.2139e-12</text:p>
          </table:table-cell>
          <table:table-cell table:style-name="ce1" office:value-type="string">
            <text:p>8.1574e-16</text:p>
          </table:table-cell>
          <table:table-cell table:style-name="ce1" office:value-type="string">
            <text:p>2.9844e-14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M126]*1000000" office:value-type="float" office:value="516.07">
            <text:p>516.07</text:p>
          </table:table-cell>
          <table:table-cell table:formula="of:=[.N126]*1000000" office:value-type="float" office:value="65.709">
            <text:p>65.709</text:p>
          </table:table-cell>
          <table:table-cell table:formula="of:=[.O126]*1000000" office:value-type="float" office:value="14.687">
            <text:p>14.687</text:p>
          </table:table-cell>
          <table:table-cell table:formula="of:=[.P126]*1000000" office:value-type="float" office:value="0.010761">
            <text:p>0.010761</text:p>
          </table:table-cell>
          <table:table-cell table:formula="of:=[.Q126]*1000000" office:value-type="float" office:value="6.0442">
            <text:p>6.0442</text:p>
          </table:table-cell>
          <table:table-cell table:formula="of:=[.R126]*1000000" office:value-type="float" office:value="4.8678">
            <text:p>4.8678</text:p>
          </table:table-cell>
          <table:table-cell table:formula="of:=[.S126]*1000000" office:value-type="float" office:value="6.6347">
            <text:p>6.6347</text:p>
          </table:table-cell>
          <table:table-cell table:formula="of:=[.T126]*1000000" office:value-type="float" office:value="2564.7">
            <text:p>2564.7</text:p>
          </table:table-cell>
          <table:table-cell table:formula="of:=[.U126]*1000000000000" office:value-type="float" office:value="0.00016745">
            <text:p>0.00016745</text:p>
          </table:table-cell>
          <table:table-cell table:formula="of:=[.V126]*1000000000000" office:value-type="float" office:value="9.1825">
            <text:p>9.1825</text:p>
          </table:table-cell>
          <table:table-cell table:formula="of:=([.W126]+[.X126])*1000000000000" office:value-type="float" office:value="0.0304214">
            <text:p>0.0304214</text:p>
          </table:table-cell>
          <table:table-cell office:value-type="float" office:value="0.00051607">
            <text:p>0.00051607</text:p>
          </table:table-cell>
          <table:table-cell table:style-name="ce1" office:value-type="string">
            <text:p>6.5709e-05</text:p>
          </table:table-cell>
          <table:table-cell table:style-name="ce1" office:value-type="string">
            <text:p>1.4687e-05</text:p>
          </table:table-cell>
          <table:table-cell table:style-name="ce1" office:value-type="string">
            <text:p>1.0761e-08</text:p>
          </table:table-cell>
          <table:table-cell table:style-name="ce1" office:value-type="string">
            <text:p>6.0442e-06</text:p>
          </table:table-cell>
          <table:table-cell table:style-name="ce1" office:value-type="string">
            <text:p>4.8678e-06</text:p>
          </table:table-cell>
          <table:table-cell table:style-name="ce1" office:value-type="string">
            <text:p>6.6347e-06</text:p>
          </table:table-cell>
          <table:table-cell office:value-type="float" office:value="0.0025647">
            <text:p>0.0025647</text:p>
          </table:table-cell>
          <table:table-cell table:style-name="ce1" office:value-type="string">
            <text:p>1.6745e-16</text:p>
          </table:table-cell>
          <table:table-cell table:style-name="ce1" office:value-type="string">
            <text:p>9.1825e-12</text:p>
          </table:table-cell>
          <table:table-cell table:style-name="ce1" office:value-type="string">
            <text:p>8.094e-16</text:p>
          </table:table-cell>
          <table:table-cell table:style-name="ce1" office:value-type="string">
            <text:p>2.9612e-14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M127]*1000000" office:value-type="float" office:value="512.13">
            <text:p>512.13</text:p>
          </table:table-cell>
          <table:table-cell table:formula="of:=[.N127]*1000000" office:value-type="float" office:value="65.25">
            <text:p>65.25</text:p>
          </table:table-cell>
          <table:table-cell table:formula="of:=[.O127]*1000000" office:value-type="float" office:value="14.609">
            <text:p>14.609</text:p>
          </table:table-cell>
          <table:table-cell table:formula="of:=[.P127]*1000000" office:value-type="float" office:value="0.010812">
            <text:p>0.010812</text:p>
          </table:table-cell>
          <table:table-cell table:formula="of:=[.Q127]*1000000" office:value-type="float" office:value="6.0095">
            <text:p>6.0095</text:p>
          </table:table-cell>
          <table:table-cell table:formula="of:=[.R127]*1000000" office:value-type="float" office:value="4.8707">
            <text:p>4.8707</text:p>
          </table:table-cell>
          <table:table-cell table:formula="of:=[.S127]*1000000" office:value-type="float" office:value="6.7431">
            <text:p>6.7431</text:p>
          </table:table-cell>
          <table:table-cell table:formula="of:=[.T127]*1000000" office:value-type="float" office:value="2560.1">
            <text:p>2560.1</text:p>
          </table:table-cell>
          <table:table-cell table:formula="of:=[.U127]*1000000000000" office:value-type="float" office:value="0.00016244">
            <text:p>0.00016244</text:p>
          </table:table-cell>
          <table:table-cell table:formula="of:=[.V127]*1000000000000" office:value-type="float" office:value="9.1509">
            <text:p>9.1509</text:p>
          </table:table-cell>
          <table:table-cell table:formula="of:=([.W127]+[.X127])*1000000000000" office:value-type="float" office:value="0.03018099">
            <text:p>0.03018099</text:p>
          </table:table-cell>
          <table:table-cell office:value-type="float" office:value="0.00051213">
            <text:p>0.00051213</text:p>
          </table:table-cell>
          <table:table-cell table:style-name="ce1" office:value-type="string">
            <text:p>6.525e-05</text:p>
          </table:table-cell>
          <table:table-cell table:style-name="ce1" office:value-type="string">
            <text:p>1.4609e-05</text:p>
          </table:table-cell>
          <table:table-cell table:style-name="ce1" office:value-type="string">
            <text:p>1.0812e-08</text:p>
          </table:table-cell>
          <table:table-cell table:style-name="ce1" office:value-type="string">
            <text:p>6.0095e-06</text:p>
          </table:table-cell>
          <table:table-cell table:style-name="ce1" office:value-type="string">
            <text:p>4.8707e-06</text:p>
          </table:table-cell>
          <table:table-cell table:style-name="ce1" office:value-type="string">
            <text:p>6.7431e-06</text:p>
          </table:table-cell>
          <table:table-cell office:value-type="float" office:value="0.0025601">
            <text:p>0.0025601</text:p>
          </table:table-cell>
          <table:table-cell table:style-name="ce1" office:value-type="string">
            <text:p>1.6244e-16</text:p>
          </table:table-cell>
          <table:table-cell table:style-name="ce1" office:value-type="string">
            <text:p>9.1509e-12</text:p>
          </table:table-cell>
          <table:table-cell table:style-name="ce1" office:value-type="string">
            <text:p>8.0299e-16</text:p>
          </table:table-cell>
          <table:table-cell table:style-name="ce1" office:value-type="string">
            <text:p>2.9378e-14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M128]*1000000" office:value-type="float" office:value="508.21">
            <text:p>508.21</text:p>
          </table:table-cell>
          <table:table-cell table:formula="of:=[.N128]*1000000" office:value-type="float" office:value="64.792">
            <text:p>64.792</text:p>
          </table:table-cell>
          <table:table-cell table:formula="of:=[.O128]*1000000" office:value-type="float" office:value="14.53">
            <text:p>14.53</text:p>
          </table:table-cell>
          <table:table-cell table:formula="of:=[.P128]*1000000" office:value-type="float" office:value="0.010863">
            <text:p>0.010863</text:p>
          </table:table-cell>
          <table:table-cell table:formula="of:=[.Q128]*1000000" office:value-type="float" office:value="5.9751">
            <text:p>5.9751</text:p>
          </table:table-cell>
          <table:table-cell table:formula="of:=[.R128]*1000000" office:value-type="float" office:value="4.8727">
            <text:p>4.8727</text:p>
          </table:table-cell>
          <table:table-cell table:formula="of:=[.S128]*1000000" office:value-type="float" office:value="6.8514">
            <text:p>6.8514</text:p>
          </table:table-cell>
          <table:table-cell table:formula="of:=[.T128]*1000000" office:value-type="float" office:value="2555.4">
            <text:p>2555.4</text:p>
          </table:table-cell>
          <table:table-cell table:formula="of:=[.U128]*1000000000000" office:value-type="float" office:value="0.00015757">
            <text:p>0.00015757</text:p>
          </table:table-cell>
          <table:table-cell table:formula="of:=[.V128]*1000000000000" office:value-type="float" office:value="9.1191">
            <text:p>9.1191</text:p>
          </table:table-cell>
          <table:table-cell table:formula="of:=([.W128]+[.X128])*1000000000000" office:value-type="float" office:value="0.02993752">
            <text:p>0.02993752</text:p>
          </table:table-cell>
          <table:table-cell office:value-type="float" office:value="0.00050821">
            <text:p>0.00050821</text:p>
          </table:table-cell>
          <table:table-cell table:style-name="ce1" office:value-type="string">
            <text:p>6.4792e-05</text:p>
          </table:table-cell>
          <table:table-cell table:style-name="ce1" office:value-type="string">
            <text:p>1.453e-05</text:p>
          </table:table-cell>
          <table:table-cell table:style-name="ce1" office:value-type="string">
            <text:p>1.0863e-08</text:p>
          </table:table-cell>
          <table:table-cell table:style-name="ce1" office:value-type="string">
            <text:p>5.9751e-06</text:p>
          </table:table-cell>
          <table:table-cell table:style-name="ce1" office:value-type="string">
            <text:p>4.8727e-06</text:p>
          </table:table-cell>
          <table:table-cell table:style-name="ce1" office:value-type="string">
            <text:p>6.8514e-06</text:p>
          </table:table-cell>
          <table:table-cell office:value-type="float" office:value="0.0025554">
            <text:p>0.0025554</text:p>
          </table:table-cell>
          <table:table-cell table:style-name="ce1" office:value-type="string">
            <text:p>1.5757e-16</text:p>
          </table:table-cell>
          <table:table-cell table:style-name="ce1" office:value-type="string">
            <text:p>9.1191e-12</text:p>
          </table:table-cell>
          <table:table-cell table:style-name="ce1" office:value-type="string">
            <text:p>7.9652e-16</text:p>
          </table:table-cell>
          <table:table-cell table:style-name="ce1" office:value-type="string">
            <text:p>2.9141e-14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M129]*1000000" office:value-type="float" office:value="504.33">
            <text:p>504.33</text:p>
          </table:table-cell>
          <table:table-cell table:formula="of:=[.N129]*1000000" office:value-type="float" office:value="64.337">
            <text:p>64.337</text:p>
          </table:table-cell>
          <table:table-cell table:formula="of:=[.O129]*1000000" office:value-type="float" office:value="14.452">
            <text:p>14.452</text:p>
          </table:table-cell>
          <table:table-cell table:formula="of:=[.P129]*1000000" office:value-type="float" office:value="0.010912">
            <text:p>0.010912</text:p>
          </table:table-cell>
          <table:table-cell table:formula="of:=[.Q129]*1000000" office:value-type="float" office:value="5.941">
            <text:p>5.941</text:p>
          </table:table-cell>
          <table:table-cell table:formula="of:=[.R129]*1000000" office:value-type="float" office:value="4.8736">
            <text:p>4.8736</text:p>
          </table:table-cell>
          <table:table-cell table:formula="of:=[.S129]*1000000" office:value-type="float" office:value="6.9597">
            <text:p>6.9597</text:p>
          </table:table-cell>
          <table:table-cell table:formula="of:=[.T129]*1000000" office:value-type="float" office:value="2550.8">
            <text:p>2550.8</text:p>
          </table:table-cell>
          <table:table-cell table:formula="of:=[.U129]*1000000000000" office:value-type="float" office:value="0.00015286">
            <text:p>0.00015286</text:p>
          </table:table-cell>
          <table:table-cell table:formula="of:=[.V129]*1000000000000" office:value-type="float" office:value="9.0873">
            <text:p>9.0873</text:p>
          </table:table-cell>
          <table:table-cell table:formula="of:=([.W129]+[.X129])*1000000000000" office:value-type="float" office:value="0.02969198">
            <text:p>0.02969198</text:p>
          </table:table-cell>
          <table:table-cell office:value-type="float" office:value="0.00050433">
            <text:p>0.00050433</text:p>
          </table:table-cell>
          <table:table-cell table:style-name="ce1" office:value-type="string">
            <text:p>6.4337e-05</text:p>
          </table:table-cell>
          <table:table-cell table:style-name="ce1" office:value-type="string">
            <text:p>1.4452e-05</text:p>
          </table:table-cell>
          <table:table-cell table:style-name="ce1" office:value-type="string">
            <text:p>1.0912e-08</text:p>
          </table:table-cell>
          <table:table-cell table:style-name="ce1" office:value-type="string">
            <text:p>5.941e-06</text:p>
          </table:table-cell>
          <table:table-cell table:style-name="ce1" office:value-type="string">
            <text:p>4.8736e-06</text:p>
          </table:table-cell>
          <table:table-cell table:style-name="ce1" office:value-type="string">
            <text:p>6.9597e-06</text:p>
          </table:table-cell>
          <table:table-cell office:value-type="float" office:value="0.0025508">
            <text:p>0.0025508</text:p>
          </table:table-cell>
          <table:table-cell table:style-name="ce1" office:value-type="string">
            <text:p>1.5286e-16</text:p>
          </table:table-cell>
          <table:table-cell table:style-name="ce1" office:value-type="string">
            <text:p>9.0873e-12</text:p>
          </table:table-cell>
          <table:table-cell table:style-name="ce1" office:value-type="string">
            <text:p>7.8998e-16</text:p>
          </table:table-cell>
          <table:table-cell table:style-name="ce1" office:value-type="string">
            <text:p>2.8902e-14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M130]*1000000" office:value-type="float" office:value="500.48">
            <text:p>500.48</text:p>
          </table:table-cell>
          <table:table-cell table:formula="of:=[.N130]*1000000" office:value-type="float" office:value="63.883">
            <text:p>63.883</text:p>
          </table:table-cell>
          <table:table-cell table:formula="of:=[.O130]*1000000" office:value-type="float" office:value="14.374">
            <text:p>14.374</text:p>
          </table:table-cell>
          <table:table-cell table:formula="of:=[.P130]*1000000" office:value-type="float" office:value="0.010962">
            <text:p>0.010962</text:p>
          </table:table-cell>
          <table:table-cell table:formula="of:=[.Q130]*1000000" office:value-type="float" office:value="5.9072">
            <text:p>5.9072</text:p>
          </table:table-cell>
          <table:table-cell table:formula="of:=[.R130]*1000000" office:value-type="float" office:value="4.8735">
            <text:p>4.8735</text:p>
          </table:table-cell>
          <table:table-cell table:formula="of:=[.S130]*1000000" office:value-type="float" office:value="7.0679">
            <text:p>7.0679</text:p>
          </table:table-cell>
          <table:table-cell table:formula="of:=[.T130]*1000000" office:value-type="float" office:value="2546.3">
            <text:p>2546.3</text:p>
          </table:table-cell>
          <table:table-cell table:formula="of:=[.U130]*1000000000000" office:value-type="float" office:value="0.00014829">
            <text:p>0.00014829</text:p>
          </table:table-cell>
          <table:table-cell table:formula="of:=[.V130]*1000000000000" office:value-type="float" office:value="9.0552">
            <text:p>9.0552</text:p>
          </table:table-cell>
          <table:table-cell table:formula="of:=([.W130]+[.X130])*1000000000000" office:value-type="float" office:value="0.0294444">
            <text:p>0.0294444</text:p>
          </table:table-cell>
          <table:table-cell office:value-type="float" office:value="0.00050048">
            <text:p>0.00050048</text:p>
          </table:table-cell>
          <table:table-cell table:style-name="ce1" office:value-type="string">
            <text:p>6.3883e-05</text:p>
          </table:table-cell>
          <table:table-cell table:style-name="ce1" office:value-type="string">
            <text:p>1.4374e-05</text:p>
          </table:table-cell>
          <table:table-cell table:style-name="ce1" office:value-type="string">
            <text:p>1.0962e-08</text:p>
          </table:table-cell>
          <table:table-cell table:style-name="ce1" office:value-type="string">
            <text:p>5.9072e-06</text:p>
          </table:table-cell>
          <table:table-cell table:style-name="ce1" office:value-type="string">
            <text:p>4.8735e-06</text:p>
          </table:table-cell>
          <table:table-cell table:style-name="ce1" office:value-type="string">
            <text:p>7.0679e-06</text:p>
          </table:table-cell>
          <table:table-cell office:value-type="float" office:value="0.0025463">
            <text:p>0.0025463</text:p>
          </table:table-cell>
          <table:table-cell table:style-name="ce1" office:value-type="string">
            <text:p>1.4829e-16</text:p>
          </table:table-cell>
          <table:table-cell table:style-name="ce1" office:value-type="string">
            <text:p>9.0552e-12</text:p>
          </table:table-cell>
          <table:table-cell table:style-name="ce1" office:value-type="string">
            <text:p>7.834e-16</text:p>
          </table:table-cell>
          <table:table-cell table:style-name="ce1" office:value-type="string">
            <text:p>2.8661e-14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M131]*1000000" office:value-type="float" office:value="496.67">
            <text:p>496.67</text:p>
          </table:table-cell>
          <table:table-cell table:formula="of:=[.N131]*1000000" office:value-type="float" office:value="63.432">
            <text:p>63.432</text:p>
          </table:table-cell>
          <table:table-cell table:formula="of:=[.O131]*1000000" office:value-type="float" office:value="14.296">
            <text:p>14.296</text:p>
          </table:table-cell>
          <table:table-cell table:formula="of:=[.P131]*1000000" office:value-type="float" office:value="0.01101">
            <text:p>0.01101</text:p>
          </table:table-cell>
          <table:table-cell table:formula="of:=[.Q131]*1000000" office:value-type="float" office:value="5.8737">
            <text:p>5.8737</text:p>
          </table:table-cell>
          <table:table-cell table:formula="of:=[.R131]*1000000" office:value-type="float" office:value="4.8725">
            <text:p>4.8725</text:p>
          </table:table-cell>
          <table:table-cell table:formula="of:=[.S131]*1000000" office:value-type="float" office:value="7.1761">
            <text:p>7.1761</text:p>
          </table:table-cell>
          <table:table-cell table:formula="of:=[.T131]*1000000" office:value-type="float" office:value="2541.8">
            <text:p>2541.8</text:p>
          </table:table-cell>
          <table:table-cell table:formula="of:=[.U131]*1000000000000" office:value-type="float" office:value="0.00014386">
            <text:p>0.00014386</text:p>
          </table:table-cell>
          <table:table-cell table:formula="of:=[.V131]*1000000000000" office:value-type="float" office:value="9.0231">
            <text:p>9.0231</text:p>
          </table:table-cell>
          <table:table-cell table:formula="of:=([.W131]+[.X131])*1000000000000" office:value-type="float" office:value="0.02919476">
            <text:p>0.02919476</text:p>
          </table:table-cell>
          <table:table-cell office:value-type="float" office:value="0.00049667">
            <text:p>0.00049667</text:p>
          </table:table-cell>
          <table:table-cell table:style-name="ce1" office:value-type="string">
            <text:p>6.3432e-05</text:p>
          </table:table-cell>
          <table:table-cell table:style-name="ce1" office:value-type="string">
            <text:p>1.4296e-05</text:p>
          </table:table-cell>
          <table:table-cell table:style-name="ce1" office:value-type="string">
            <text:p>1.101e-08</text:p>
          </table:table-cell>
          <table:table-cell table:style-name="ce1" office:value-type="string">
            <text:p>5.8737e-06</text:p>
          </table:table-cell>
          <table:table-cell table:style-name="ce1" office:value-type="string">
            <text:p>4.8725e-06</text:p>
          </table:table-cell>
          <table:table-cell table:style-name="ce1" office:value-type="string">
            <text:p>7.1761e-06</text:p>
          </table:table-cell>
          <table:table-cell office:value-type="float" office:value="0.0025418">
            <text:p>0.0025418</text:p>
          </table:table-cell>
          <table:table-cell table:style-name="ce1" office:value-type="string">
            <text:p>1.4386e-16</text:p>
          </table:table-cell>
          <table:table-cell table:style-name="ce1" office:value-type="string">
            <text:p>9.0231e-12</text:p>
          </table:table-cell>
          <table:table-cell table:style-name="ce1" office:value-type="string">
            <text:p>7.7676e-16</text:p>
          </table:table-cell>
          <table:table-cell table:style-name="ce1" office:value-type="string">
            <text:p>2.8418e-14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M132]*1000000" office:value-type="float" office:value="492.89">
            <text:p>492.89</text:p>
          </table:table-cell>
          <table:table-cell table:formula="of:=[.N132]*1000000" office:value-type="float" office:value="62.982">
            <text:p>62.982</text:p>
          </table:table-cell>
          <table:table-cell table:formula="of:=[.O132]*1000000" office:value-type="float" office:value="14.217">
            <text:p>14.217</text:p>
          </table:table-cell>
          <table:table-cell table:formula="of:=[.P132]*1000000" office:value-type="float" office:value="0.011059">
            <text:p>0.011059</text:p>
          </table:table-cell>
          <table:table-cell table:formula="of:=[.Q132]*1000000" office:value-type="float" office:value="5.8404">
            <text:p>5.8404</text:p>
          </table:table-cell>
          <table:table-cell table:formula="of:=[.R132]*1000000" office:value-type="float" office:value="4.8705">
            <text:p>4.8705</text:p>
          </table:table-cell>
          <table:table-cell table:formula="of:=[.S132]*1000000" office:value-type="float" office:value="7.2841">
            <text:p>7.2841</text:p>
          </table:table-cell>
          <table:table-cell table:formula="of:=[.T132]*1000000" office:value-type="float" office:value="2537.3">
            <text:p>2537.3</text:p>
          </table:table-cell>
          <table:table-cell table:formula="of:=[.U132]*1000000000000" office:value-type="float" office:value="0.00013956">
            <text:p>0.00013956</text:p>
          </table:table-cell>
          <table:table-cell table:formula="of:=[.V132]*1000000000000" office:value-type="float" office:value="8.9907">
            <text:p>8.9907</text:p>
          </table:table-cell>
          <table:table-cell table:formula="of:=([.W132]+[.X132])*1000000000000" office:value-type="float" office:value="0.02894409">
            <text:p>0.02894409</text:p>
          </table:table-cell>
          <table:table-cell office:value-type="float" office:value="0.00049289">
            <text:p>0.00049289</text:p>
          </table:table-cell>
          <table:table-cell table:style-name="ce1" office:value-type="string">
            <text:p>6.2982e-05</text:p>
          </table:table-cell>
          <table:table-cell table:style-name="ce1" office:value-type="string">
            <text:p>1.4217e-05</text:p>
          </table:table-cell>
          <table:table-cell table:style-name="ce1" office:value-type="string">
            <text:p>1.1059e-08</text:p>
          </table:table-cell>
          <table:table-cell table:style-name="ce1" office:value-type="string">
            <text:p>5.8404e-06</text:p>
          </table:table-cell>
          <table:table-cell table:style-name="ce1" office:value-type="string">
            <text:p>4.8705e-06</text:p>
          </table:table-cell>
          <table:table-cell table:style-name="ce1" office:value-type="string">
            <text:p>7.2841e-06</text:p>
          </table:table-cell>
          <table:table-cell office:value-type="float" office:value="0.0025373">
            <text:p>0.0025373</text:p>
          </table:table-cell>
          <table:table-cell table:style-name="ce1" office:value-type="string">
            <text:p>1.3956e-16</text:p>
          </table:table-cell>
          <table:table-cell table:style-name="ce1" office:value-type="string">
            <text:p>8.9907e-12</text:p>
          </table:table-cell>
          <table:table-cell table:style-name="ce1" office:value-type="string">
            <text:p>7.7009e-16</text:p>
          </table:table-cell>
          <table:table-cell table:style-name="ce1" office:value-type="string">
            <text:p>2.8174e-14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M133]*1000000" office:value-type="float" office:value="489.14">
            <text:p>489.14</text:p>
          </table:table-cell>
          <table:table-cell table:formula="of:=[.N133]*1000000" office:value-type="float" office:value="62.535">
            <text:p>62.535</text:p>
          </table:table-cell>
          <table:table-cell table:formula="of:=[.O133]*1000000" office:value-type="float" office:value="14.139">
            <text:p>14.139</text:p>
          </table:table-cell>
          <table:table-cell table:formula="of:=[.P133]*1000000" office:value-type="float" office:value="0.011106">
            <text:p>0.011106</text:p>
          </table:table-cell>
          <table:table-cell table:formula="of:=[.Q133]*1000000" office:value-type="float" office:value="5.8074">
            <text:p>5.8074</text:p>
          </table:table-cell>
          <table:table-cell table:formula="of:=[.R133]*1000000" office:value-type="float" office:value="4.8676">
            <text:p>4.8676</text:p>
          </table:table-cell>
          <table:table-cell table:formula="of:=[.S133]*1000000" office:value-type="float" office:value="7.392">
            <text:p>7.392</text:p>
          </table:table-cell>
          <table:table-cell table:formula="of:=[.T133]*1000000" office:value-type="float" office:value="2532.8">
            <text:p>2532.8</text:p>
          </table:table-cell>
          <table:table-cell table:formula="of:=[.U133]*1000000000000" office:value-type="float" office:value="0.0001354">
            <text:p>0.0001354</text:p>
          </table:table-cell>
          <table:table-cell table:formula="of:=[.V133]*1000000000000" office:value-type="float" office:value="8.9582">
            <text:p>8.9582</text:p>
          </table:table-cell>
          <table:table-cell table:formula="of:=([.W133]+[.X133])*1000000000000" office:value-type="float" office:value="0.02869138">
            <text:p>0.02869138</text:p>
          </table:table-cell>
          <table:table-cell office:value-type="float" office:value="0.00048914">
            <text:p>0.00048914</text:p>
          </table:table-cell>
          <table:table-cell table:style-name="ce1" office:value-type="string">
            <text:p>6.2535e-05</text:p>
          </table:table-cell>
          <table:table-cell table:style-name="ce1" office:value-type="string">
            <text:p>1.4139e-05</text:p>
          </table:table-cell>
          <table:table-cell table:style-name="ce1" office:value-type="string">
            <text:p>1.1106e-08</text:p>
          </table:table-cell>
          <table:table-cell table:style-name="ce1" office:value-type="string">
            <text:p>5.8074e-06</text:p>
          </table:table-cell>
          <table:table-cell table:style-name="ce1" office:value-type="string">
            <text:p>4.8676e-06</text:p>
          </table:table-cell>
          <table:table-cell table:style-name="ce1" office:value-type="string">
            <text:p>7.392e-06</text:p>
          </table:table-cell>
          <table:table-cell office:value-type="float" office:value="0.0025328">
            <text:p>0.0025328</text:p>
          </table:table-cell>
          <table:table-cell table:style-name="ce1" office:value-type="string">
            <text:p>1.354e-16</text:p>
          </table:table-cell>
          <table:table-cell table:style-name="ce1" office:value-type="string">
            <text:p>8.9582e-12</text:p>
          </table:table-cell>
          <table:table-cell table:style-name="ce1" office:value-type="string">
            <text:p>7.6338e-16</text:p>
          </table:table-cell>
          <table:table-cell table:style-name="ce1" office:value-type="string">
            <text:p>2.7928e-14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M134]*1000000" office:value-type="float" office:value="485.42">
            <text:p>485.42</text:p>
          </table:table-cell>
          <table:table-cell table:formula="of:=[.N134]*1000000" office:value-type="float" office:value="62.089">
            <text:p>62.089</text:p>
          </table:table-cell>
          <table:table-cell table:formula="of:=[.O134]*1000000" office:value-type="float" office:value="14.061">
            <text:p>14.061</text:p>
          </table:table-cell>
          <table:table-cell table:formula="of:=[.P134]*1000000" office:value-type="float" office:value="0.011153">
            <text:p>0.011153</text:p>
          </table:table-cell>
          <table:table-cell table:formula="of:=[.Q134]*1000000" office:value-type="float" office:value="5.7747">
            <text:p>5.7747</text:p>
          </table:table-cell>
          <table:table-cell table:formula="of:=[.R134]*1000000" office:value-type="float" office:value="4.8638">
            <text:p>4.8638</text:p>
          </table:table-cell>
          <table:table-cell table:formula="of:=[.S134]*1000000" office:value-type="float" office:value="7.4997">
            <text:p>7.4997</text:p>
          </table:table-cell>
          <table:table-cell table:formula="of:=[.T134]*1000000" office:value-type="float" office:value="2528.4">
            <text:p>2528.4</text:p>
          </table:table-cell>
          <table:table-cell table:formula="of:=[.U134]*1000000000000" office:value-type="float" office:value="0.00013136">
            <text:p>0.00013136</text:p>
          </table:table-cell>
          <table:table-cell table:formula="of:=[.V134]*1000000000000" office:value-type="float" office:value="8.9256">
            <text:p>8.9256</text:p>
          </table:table-cell>
          <table:table-cell table:formula="of:=([.W134]+[.X134])*1000000000000" office:value-type="float" office:value="0.02843864">
            <text:p>0.02843864</text:p>
          </table:table-cell>
          <table:table-cell office:value-type="float" office:value="0.00048542">
            <text:p>0.00048542</text:p>
          </table:table-cell>
          <table:table-cell table:style-name="ce1" office:value-type="string">
            <text:p>6.2089e-05</text:p>
          </table:table-cell>
          <table:table-cell table:style-name="ce1" office:value-type="string">
            <text:p>1.4061e-05</text:p>
          </table:table-cell>
          <table:table-cell table:style-name="ce1" office:value-type="string">
            <text:p>1.1153e-08</text:p>
          </table:table-cell>
          <table:table-cell table:style-name="ce1" office:value-type="string">
            <text:p>5.7747e-06</text:p>
          </table:table-cell>
          <table:table-cell table:style-name="ce1" office:value-type="string">
            <text:p>4.8638e-06</text:p>
          </table:table-cell>
          <table:table-cell table:style-name="ce1" office:value-type="string">
            <text:p>7.4997e-06</text:p>
          </table:table-cell>
          <table:table-cell office:value-type="float" office:value="0.0025284">
            <text:p>0.0025284</text:p>
          </table:table-cell>
          <table:table-cell table:style-name="ce1" office:value-type="string">
            <text:p>1.3136e-16</text:p>
          </table:table-cell>
          <table:table-cell table:style-name="ce1" office:value-type="string">
            <text:p>8.9256e-12</text:p>
          </table:table-cell>
          <table:table-cell table:style-name="ce1" office:value-type="string">
            <text:p>7.5664e-16</text:p>
          </table:table-cell>
          <table:table-cell table:style-name="ce1" office:value-type="string">
            <text:p>2.7682e-14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M135]*1000000" office:value-type="float" office:value="481.73">
            <text:p>481.73</text:p>
          </table:table-cell>
          <table:table-cell table:formula="of:=[.N135]*1000000" office:value-type="float" office:value="61.645">
            <text:p>61.645</text:p>
          </table:table-cell>
          <table:table-cell table:formula="of:=[.O135]*1000000" office:value-type="float" office:value="13.982">
            <text:p>13.982</text:p>
          </table:table-cell>
          <table:table-cell table:formula="of:=[.P135]*1000000" office:value-type="float" office:value="0.0112">
            <text:p>0.0112</text:p>
          </table:table-cell>
          <table:table-cell table:formula="of:=[.Q135]*1000000" office:value-type="float" office:value="5.7423">
            <text:p>5.7423</text:p>
          </table:table-cell>
          <table:table-cell table:formula="of:=[.R135]*1000000" office:value-type="float" office:value="4.8592">
            <text:p>4.8592</text:p>
          </table:table-cell>
          <table:table-cell table:formula="of:=[.S135]*1000000" office:value-type="float" office:value="7.6073">
            <text:p>7.6073</text:p>
          </table:table-cell>
          <table:table-cell table:formula="of:=[.T135]*1000000" office:value-type="float" office:value="2524.1">
            <text:p>2524.1</text:p>
          </table:table-cell>
          <table:table-cell table:formula="of:=[.U135]*1000000000000" office:value-type="float" office:value="0.00012745">
            <text:p>0.00012745</text:p>
          </table:table-cell>
          <table:table-cell table:formula="of:=[.V135]*1000000000000" office:value-type="float" office:value="8.8927">
            <text:p>8.8927</text:p>
          </table:table-cell>
          <table:table-cell table:formula="of:=([.W135]+[.X135])*1000000000000" office:value-type="float" office:value="0.02818489">
            <text:p>0.02818489</text:p>
          </table:table-cell>
          <table:table-cell office:value-type="float" office:value="0.00048173">
            <text:p>0.00048173</text:p>
          </table:table-cell>
          <table:table-cell table:style-name="ce1" office:value-type="string">
            <text:p>6.1645e-05</text:p>
          </table:table-cell>
          <table:table-cell table:style-name="ce1" office:value-type="string">
            <text:p>1.3982e-05</text:p>
          </table:table-cell>
          <table:table-cell table:style-name="ce1" office:value-type="string">
            <text:p>1.12e-08</text:p>
          </table:table-cell>
          <table:table-cell table:style-name="ce1" office:value-type="string">
            <text:p>5.7423e-06</text:p>
          </table:table-cell>
          <table:table-cell table:style-name="ce1" office:value-type="string">
            <text:p>4.8592e-06</text:p>
          </table:table-cell>
          <table:table-cell table:style-name="ce1" office:value-type="string">
            <text:p>7.6073e-06</text:p>
          </table:table-cell>
          <table:table-cell office:value-type="float" office:value="0.0025241">
            <text:p>0.0025241</text:p>
          </table:table-cell>
          <table:table-cell table:style-name="ce1" office:value-type="string">
            <text:p>1.2745e-16</text:p>
          </table:table-cell>
          <table:table-cell table:style-name="ce1" office:value-type="string">
            <text:p>8.8927e-12</text:p>
          </table:table-cell>
          <table:table-cell table:style-name="ce1" office:value-type="string">
            <text:p>7.4989e-16</text:p>
          </table:table-cell>
          <table:table-cell table:style-name="ce1" office:value-type="string">
            <text:p>2.7435e-14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M136]*1000000" office:value-type="float" office:value="478.08">
            <text:p>478.08</text:p>
          </table:table-cell>
          <table:table-cell table:formula="of:=[.N136]*1000000" office:value-type="float" office:value="61.203">
            <text:p>61.203</text:p>
          </table:table-cell>
          <table:table-cell table:formula="of:=[.O136]*1000000" office:value-type="float" office:value="13.904">
            <text:p>13.904</text:p>
          </table:table-cell>
          <table:table-cell table:formula="of:=[.P136]*1000000" office:value-type="float" office:value="0.011245">
            <text:p>0.011245</text:p>
          </table:table-cell>
          <table:table-cell table:formula="of:=[.Q136]*1000000" office:value-type="float" office:value="5.7102">
            <text:p>5.7102</text:p>
          </table:table-cell>
          <table:table-cell table:formula="of:=[.R136]*1000000" office:value-type="float" office:value="4.8537">
            <text:p>4.8537</text:p>
          </table:table-cell>
          <table:table-cell table:formula="of:=[.S136]*1000000" office:value-type="float" office:value="7.7147">
            <text:p>7.7147</text:p>
          </table:table-cell>
          <table:table-cell table:formula="of:=[.T136]*1000000" office:value-type="float" office:value="2519.7">
            <text:p>2519.7</text:p>
          </table:table-cell>
          <table:table-cell table:formula="of:=[.U136]*1000000000000" office:value-type="float" office:value="0.00012365">
            <text:p>0.00012365</text:p>
          </table:table-cell>
          <table:table-cell table:formula="of:=[.V136]*1000000000000" office:value-type="float" office:value="8.8597">
            <text:p>8.8597</text:p>
          </table:table-cell>
          <table:table-cell table:formula="of:=([.W136]+[.X136])*1000000000000" office:value-type="float" office:value="0.02793011">
            <text:p>0.02793011</text:p>
          </table:table-cell>
          <table:table-cell office:value-type="float" office:value="0.00047808">
            <text:p>0.00047808</text:p>
          </table:table-cell>
          <table:table-cell table:style-name="ce1" office:value-type="string">
            <text:p>6.1203e-05</text:p>
          </table:table-cell>
          <table:table-cell table:style-name="ce1" office:value-type="string">
            <text:p>1.3904e-05</text:p>
          </table:table-cell>
          <table:table-cell table:style-name="ce1" office:value-type="string">
            <text:p>1.1245e-08</text:p>
          </table:table-cell>
          <table:table-cell table:style-name="ce1" office:value-type="string">
            <text:p>5.7102e-06</text:p>
          </table:table-cell>
          <table:table-cell table:style-name="ce1" office:value-type="string">
            <text:p>4.8537e-06</text:p>
          </table:table-cell>
          <table:table-cell table:style-name="ce1" office:value-type="string">
            <text:p>7.7147e-06</text:p>
          </table:table-cell>
          <table:table-cell office:value-type="float" office:value="0.0025197">
            <text:p>0.0025197</text:p>
          </table:table-cell>
          <table:table-cell table:style-name="ce1" office:value-type="string">
            <text:p>1.2365e-16</text:p>
          </table:table-cell>
          <table:table-cell table:style-name="ce1" office:value-type="string">
            <text:p>8.8597e-12</text:p>
          </table:table-cell>
          <table:table-cell table:style-name="ce1" office:value-type="string">
            <text:p>7.4311e-16</text:p>
          </table:table-cell>
          <table:table-cell table:style-name="ce1" office:value-type="string">
            <text:p>2.7187e-14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M137]*1000000" office:value-type="float" office:value="474.46">
            <text:p>474.46</text:p>
          </table:table-cell>
          <table:table-cell table:formula="of:=[.N137]*1000000" office:value-type="float" office:value="60.763">
            <text:p>60.763</text:p>
          </table:table-cell>
          <table:table-cell table:formula="of:=[.O137]*1000000" office:value-type="float" office:value="13.826">
            <text:p>13.826</text:p>
          </table:table-cell>
          <table:table-cell table:formula="of:=[.P137]*1000000" office:value-type="float" office:value="0.011291">
            <text:p>0.011291</text:p>
          </table:table-cell>
          <table:table-cell table:formula="of:=[.Q137]*1000000" office:value-type="float" office:value="5.6784">
            <text:p>5.6784</text:p>
          </table:table-cell>
          <table:table-cell table:formula="of:=[.R137]*1000000" office:value-type="float" office:value="4.8474">
            <text:p>4.8474</text:p>
          </table:table-cell>
          <table:table-cell table:formula="of:=[.S137]*1000000" office:value-type="float" office:value="7.822">
            <text:p>7.822</text:p>
          </table:table-cell>
          <table:table-cell table:formula="of:=[.T137]*1000000" office:value-type="float" office:value="2515.4">
            <text:p>2515.4</text:p>
          </table:table-cell>
          <table:table-cell table:formula="of:=[.U137]*1000000000000" office:value-type="float" office:value="0.00011997">
            <text:p>0.00011997</text:p>
          </table:table-cell>
          <table:table-cell table:formula="of:=[.V137]*1000000000000" office:value-type="float" office:value="8.8266">
            <text:p>8.8266</text:p>
          </table:table-cell>
          <table:table-cell table:formula="of:=([.W137]+[.X137])*1000000000000" office:value-type="float" office:value="0.02767432">
            <text:p>0.02767432</text:p>
          </table:table-cell>
          <table:table-cell office:value-type="float" office:value="0.00047446">
            <text:p>0.00047446</text:p>
          </table:table-cell>
          <table:table-cell table:style-name="ce1" office:value-type="string">
            <text:p>6.0763e-05</text:p>
          </table:table-cell>
          <table:table-cell table:style-name="ce1" office:value-type="string">
            <text:p>1.3826e-05</text:p>
          </table:table-cell>
          <table:table-cell table:style-name="ce1" office:value-type="string">
            <text:p>1.1291e-08</text:p>
          </table:table-cell>
          <table:table-cell table:style-name="ce1" office:value-type="string">
            <text:p>5.6784e-06</text:p>
          </table:table-cell>
          <table:table-cell table:style-name="ce1" office:value-type="string">
            <text:p>4.8474e-06</text:p>
          </table:table-cell>
          <table:table-cell table:style-name="ce1" office:value-type="string">
            <text:p>7.822e-06</text:p>
          </table:table-cell>
          <table:table-cell office:value-type="float" office:value="0.0025154">
            <text:p>0.0025154</text:p>
          </table:table-cell>
          <table:table-cell table:style-name="ce1" office:value-type="string">
            <text:p>1.1997e-16</text:p>
          </table:table-cell>
          <table:table-cell table:style-name="ce1" office:value-type="string">
            <text:p>8.8266e-12</text:p>
          </table:table-cell>
          <table:table-cell table:style-name="ce1" office:value-type="string">
            <text:p>7.3632e-16</text:p>
          </table:table-cell>
          <table:table-cell table:style-name="ce1" office:value-type="string">
            <text:p>2.6938e-14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M138]*1000000" office:value-type="float" office:value="470.86">
            <text:p>470.86</text:p>
          </table:table-cell>
          <table:table-cell table:formula="of:=[.N138]*1000000" office:value-type="float" office:value="60.325">
            <text:p>60.325</text:p>
          </table:table-cell>
          <table:table-cell table:formula="of:=[.O138]*1000000" office:value-type="float" office:value="13.747">
            <text:p>13.747</text:p>
          </table:table-cell>
          <table:table-cell table:formula="of:=[.P138]*1000000" office:value-type="float" office:value="0.011335">
            <text:p>0.011335</text:p>
          </table:table-cell>
          <table:table-cell table:formula="of:=[.Q138]*1000000" office:value-type="float" office:value="5.6469">
            <text:p>5.6469</text:p>
          </table:table-cell>
          <table:table-cell table:formula="of:=[.R138]*1000000" office:value-type="float" office:value="4.8403">
            <text:p>4.8403</text:p>
          </table:table-cell>
          <table:table-cell table:formula="of:=[.S138]*1000000" office:value-type="float" office:value="7.929">
            <text:p>7.929</text:p>
          </table:table-cell>
          <table:table-cell table:formula="of:=[.T138]*1000000" office:value-type="float" office:value="2511.1">
            <text:p>2511.1</text:p>
          </table:table-cell>
          <table:table-cell table:formula="of:=[.U138]*1000000000000" office:value-type="float" office:value="0.00011641">
            <text:p>0.00011641</text:p>
          </table:table-cell>
          <table:table-cell table:formula="of:=[.V138]*1000000000000" office:value-type="float" office:value="8.7932">
            <text:p>8.7932</text:p>
          </table:table-cell>
          <table:table-cell table:formula="of:=([.W138]+[.X138])*1000000000000" office:value-type="float" office:value="0.02741952">
            <text:p>0.02741952</text:p>
          </table:table-cell>
          <table:table-cell office:value-type="float" office:value="0.00047086">
            <text:p>0.00047086</text:p>
          </table:table-cell>
          <table:table-cell table:style-name="ce1" office:value-type="string">
            <text:p>6.0325e-05</text:p>
          </table:table-cell>
          <table:table-cell table:style-name="ce1" office:value-type="string">
            <text:p>1.3747e-05</text:p>
          </table:table-cell>
          <table:table-cell table:style-name="ce1" office:value-type="string">
            <text:p>1.1335e-08</text:p>
          </table:table-cell>
          <table:table-cell table:style-name="ce1" office:value-type="string">
            <text:p>5.6469e-06</text:p>
          </table:table-cell>
          <table:table-cell table:style-name="ce1" office:value-type="string">
            <text:p>4.8403e-06</text:p>
          </table:table-cell>
          <table:table-cell table:style-name="ce1" office:value-type="string">
            <text:p>7.929e-06</text:p>
          </table:table-cell>
          <table:table-cell office:value-type="float" office:value="0.0025111">
            <text:p>0.0025111</text:p>
          </table:table-cell>
          <table:table-cell table:style-name="ce1" office:value-type="string">
            <text:p>1.1641e-16</text:p>
          </table:table-cell>
          <table:table-cell table:style-name="ce1" office:value-type="string">
            <text:p>8.7932e-12</text:p>
          </table:table-cell>
          <table:table-cell table:style-name="ce1" office:value-type="string">
            <text:p>7.2952e-16</text:p>
          </table:table-cell>
          <table:table-cell table:style-name="ce1" office:value-type="string">
            <text:p>2.669e-14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M139]*1000000" office:value-type="float" office:value="467.3">
            <text:p>467.3</text:p>
          </table:table-cell>
          <table:table-cell table:formula="of:=[.N139]*1000000" office:value-type="float" office:value="59.889">
            <text:p>59.889</text:p>
          </table:table-cell>
          <table:table-cell table:formula="of:=[.O139]*1000000" office:value-type="float" office:value="13.669">
            <text:p>13.669</text:p>
          </table:table-cell>
          <table:table-cell table:formula="of:=[.P139]*1000000" office:value-type="float" office:value="0.01138">
            <text:p>0.01138</text:p>
          </table:table-cell>
          <table:table-cell table:formula="of:=[.Q139]*1000000" office:value-type="float" office:value="5.6156">
            <text:p>5.6156</text:p>
          </table:table-cell>
          <table:table-cell table:formula="of:=[.R139]*1000000" office:value-type="float" office:value="4.8324">
            <text:p>4.8324</text:p>
          </table:table-cell>
          <table:table-cell table:formula="of:=[.S139]*1000000" office:value-type="float" office:value="8.0358">
            <text:p>8.0358</text:p>
          </table:table-cell>
          <table:table-cell table:formula="of:=[.T139]*1000000" office:value-type="float" office:value="2506.9">
            <text:p>2506.9</text:p>
          </table:table-cell>
          <table:table-cell table:formula="of:=[.U139]*1000000000000" office:value-type="float" office:value="0.00011295">
            <text:p>0.00011295</text:p>
          </table:table-cell>
          <table:table-cell table:formula="of:=[.V139]*1000000000000" office:value-type="float" office:value="8.7597">
            <text:p>8.7597</text:p>
          </table:table-cell>
          <table:table-cell table:formula="of:=([.W139]+[.X139])*1000000000000" office:value-type="float" office:value="0.02716372">
            <text:p>0.02716372</text:p>
          </table:table-cell>
          <table:table-cell office:value-type="float" office:value="0.0004673">
            <text:p>0.0004673</text:p>
          </table:table-cell>
          <table:table-cell table:style-name="ce1" office:value-type="string">
            <text:p>5.9889e-05</text:p>
          </table:table-cell>
          <table:table-cell table:style-name="ce1" office:value-type="string">
            <text:p>1.3669e-05</text:p>
          </table:table-cell>
          <table:table-cell table:style-name="ce1" office:value-type="string">
            <text:p>1.138e-08</text:p>
          </table:table-cell>
          <table:table-cell table:style-name="ce1" office:value-type="string">
            <text:p>5.6156e-06</text:p>
          </table:table-cell>
          <table:table-cell table:style-name="ce1" office:value-type="string">
            <text:p>4.8324e-06</text:p>
          </table:table-cell>
          <table:table-cell table:style-name="ce1" office:value-type="string">
            <text:p>8.0358e-06</text:p>
          </table:table-cell>
          <table:table-cell office:value-type="float" office:value="0.0025069">
            <text:p>0.0025069</text:p>
          </table:table-cell>
          <table:table-cell table:style-name="ce1" office:value-type="string">
            <text:p>1.1295e-16</text:p>
          </table:table-cell>
          <table:table-cell table:style-name="ce1" office:value-type="string">
            <text:p>8.7597e-12</text:p>
          </table:table-cell>
          <table:table-cell table:style-name="ce1" office:value-type="string">
            <text:p>7.2272e-16</text:p>
          </table:table-cell>
          <table:table-cell table:style-name="ce1" office:value-type="string">
            <text:p>2.6441e-14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M140]*1000000" office:value-type="float" office:value="463.77">
            <text:p>463.77</text:p>
          </table:table-cell>
          <table:table-cell table:formula="of:=[.N140]*1000000" office:value-type="float" office:value="59.455">
            <text:p>59.455</text:p>
          </table:table-cell>
          <table:table-cell table:formula="of:=[.O140]*1000000" office:value-type="float" office:value="13.591">
            <text:p>13.591</text:p>
          </table:table-cell>
          <table:table-cell table:formula="of:=[.P140]*1000000" office:value-type="float" office:value="0.011423">
            <text:p>0.011423</text:p>
          </table:table-cell>
          <table:table-cell table:formula="of:=[.Q140]*1000000" office:value-type="float" office:value="5.5847">
            <text:p>5.5847</text:p>
          </table:table-cell>
          <table:table-cell table:formula="of:=[.R140]*1000000" office:value-type="float" office:value="4.8237">
            <text:p>4.8237</text:p>
          </table:table-cell>
          <table:table-cell table:formula="of:=[.S140]*1000000" office:value-type="float" office:value="8.1424">
            <text:p>8.1424</text:p>
          </table:table-cell>
          <table:table-cell table:formula="of:=[.T140]*1000000" office:value-type="float" office:value="2502.7">
            <text:p>2502.7</text:p>
          </table:table-cell>
          <table:table-cell table:formula="of:=[.U140]*1000000000000" office:value-type="float" office:value="0.00010959">
            <text:p>0.00010959</text:p>
          </table:table-cell>
          <table:table-cell table:formula="of:=[.V140]*1000000000000" office:value-type="float" office:value="8.7259">
            <text:p>8.7259</text:p>
          </table:table-cell>
          <table:table-cell table:formula="of:=([.W140]+[.X140])*1000000000000" office:value-type="float" office:value="0.02690792">
            <text:p>0.02690792</text:p>
          </table:table-cell>
          <table:table-cell office:value-type="float" office:value="0.00046377">
            <text:p>0.00046377</text:p>
          </table:table-cell>
          <table:table-cell table:style-name="ce1" office:value-type="string">
            <text:p>5.9455e-05</text:p>
          </table:table-cell>
          <table:table-cell table:style-name="ce1" office:value-type="string">
            <text:p>1.3591e-05</text:p>
          </table:table-cell>
          <table:table-cell table:style-name="ce1" office:value-type="string">
            <text:p>1.1423e-08</text:p>
          </table:table-cell>
          <table:table-cell table:style-name="ce1" office:value-type="string">
            <text:p>5.5847e-06</text:p>
          </table:table-cell>
          <table:table-cell table:style-name="ce1" office:value-type="string">
            <text:p>4.8237e-06</text:p>
          </table:table-cell>
          <table:table-cell table:style-name="ce1" office:value-type="string">
            <text:p>8.1424e-06</text:p>
          </table:table-cell>
          <table:table-cell office:value-type="float" office:value="0.0025027">
            <text:p>0.0025027</text:p>
          </table:table-cell>
          <table:table-cell table:style-name="ce1" office:value-type="string">
            <text:p>1.0959e-16</text:p>
          </table:table-cell>
          <table:table-cell table:style-name="ce1" office:value-type="string">
            <text:p>8.7259e-12</text:p>
          </table:table-cell>
          <table:table-cell table:style-name="ce1" office:value-type="string">
            <text:p>7.1592e-16</text:p>
          </table:table-cell>
          <table:table-cell table:style-name="ce1" office:value-type="string">
            <text:p>2.6192e-14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M141]*1000000" office:value-type="float" office:value="460.27">
            <text:p>460.27</text:p>
          </table:table-cell>
          <table:table-cell table:formula="of:=[.N141]*1000000" office:value-type="float" office:value="59.023">
            <text:p>59.023</text:p>
          </table:table-cell>
          <table:table-cell table:formula="of:=[.O141]*1000000" office:value-type="float" office:value="13.513">
            <text:p>13.513</text:p>
          </table:table-cell>
          <table:table-cell table:formula="of:=[.P141]*1000000" office:value-type="float" office:value="0.011466">
            <text:p>0.011466</text:p>
          </table:table-cell>
          <table:table-cell table:formula="of:=[.Q141]*1000000" office:value-type="float" office:value="5.554">
            <text:p>5.554</text:p>
          </table:table-cell>
          <table:table-cell table:formula="of:=[.R141]*1000000" office:value-type="float" office:value="4.8143">
            <text:p>4.8143</text:p>
          </table:table-cell>
          <table:table-cell table:formula="of:=[.S141]*1000000" office:value-type="float" office:value="8.2487">
            <text:p>8.2487</text:p>
          </table:table-cell>
          <table:table-cell table:formula="of:=[.T141]*1000000" office:value-type="float" office:value="2498.5">
            <text:p>2498.5</text:p>
          </table:table-cell>
          <table:table-cell table:formula="of:=[.U141]*1000000000000" office:value-type="float" office:value="0.00010634">
            <text:p>0.00010634</text:p>
          </table:table-cell>
          <table:table-cell table:formula="of:=[.V141]*1000000000000" office:value-type="float" office:value="8.692">
            <text:p>8.692</text:p>
          </table:table-cell>
          <table:table-cell table:formula="of:=([.W141]+[.X141])*1000000000000" office:value-type="float" office:value="0.02665212">
            <text:p>0.02665212</text:p>
          </table:table-cell>
          <table:table-cell office:value-type="float" office:value="0.00046027">
            <text:p>0.00046027</text:p>
          </table:table-cell>
          <table:table-cell table:style-name="ce1" office:value-type="string">
            <text:p>5.9023e-05</text:p>
          </table:table-cell>
          <table:table-cell table:style-name="ce1" office:value-type="string">
            <text:p>1.3513e-05</text:p>
          </table:table-cell>
          <table:table-cell table:style-name="ce1" office:value-type="string">
            <text:p>1.1466e-08</text:p>
          </table:table-cell>
          <table:table-cell table:style-name="ce1" office:value-type="string">
            <text:p>5.554e-06</text:p>
          </table:table-cell>
          <table:table-cell table:style-name="ce1" office:value-type="string">
            <text:p>4.8143e-06</text:p>
          </table:table-cell>
          <table:table-cell table:style-name="ce1" office:value-type="string">
            <text:p>8.2487e-06</text:p>
          </table:table-cell>
          <table:table-cell office:value-type="float" office:value="0.0024985">
            <text:p>0.0024985</text:p>
          </table:table-cell>
          <table:table-cell table:style-name="ce1" office:value-type="string">
            <text:p>1.0634e-16</text:p>
          </table:table-cell>
          <table:table-cell table:style-name="ce1" office:value-type="string">
            <text:p>8.692e-12</text:p>
          </table:table-cell>
          <table:table-cell table:style-name="ce1" office:value-type="string">
            <text:p>7.0912e-16</text:p>
          </table:table-cell>
          <table:table-cell table:style-name="ce1" office:value-type="string">
            <text:p>2.5943e-14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M142]*1000000" office:value-type="float" office:value="456.81">
            <text:p>456.81</text:p>
          </table:table-cell>
          <table:table-cell table:formula="of:=[.N142]*1000000" office:value-type="float" office:value="58.592">
            <text:p>58.592</text:p>
          </table:table-cell>
          <table:table-cell table:formula="of:=[.O142]*1000000" office:value-type="float" office:value="13.435">
            <text:p>13.435</text:p>
          </table:table-cell>
          <table:table-cell table:formula="of:=[.P142]*1000000" office:value-type="float" office:value="0.011509">
            <text:p>0.011509</text:p>
          </table:table-cell>
          <table:table-cell table:formula="of:=[.Q142]*1000000" office:value-type="float" office:value="5.5236">
            <text:p>5.5236</text:p>
          </table:table-cell>
          <table:table-cell table:formula="of:=[.R142]*1000000" office:value-type="float" office:value="4.8042">
            <text:p>4.8042</text:p>
          </table:table-cell>
          <table:table-cell table:formula="of:=[.S142]*1000000" office:value-type="float" office:value="8.3548">
            <text:p>8.3548</text:p>
          </table:table-cell>
          <table:table-cell table:formula="of:=[.T142]*1000000" office:value-type="float" office:value="2494.4">
            <text:p>2494.4</text:p>
          </table:table-cell>
          <table:table-cell table:formula="of:=[.U142]*1000000000000" office:value-type="float" office:value="0.00010319">
            <text:p>0.00010319</text:p>
          </table:table-cell>
          <table:table-cell table:formula="of:=[.V142]*1000000000000" office:value-type="float" office:value="8.6579">
            <text:p>8.6579</text:p>
          </table:table-cell>
          <table:table-cell table:formula="of:=([.W142]+[.X142])*1000000000000" office:value-type="float" office:value="0.02639734">
            <text:p>0.02639734</text:p>
          </table:table-cell>
          <table:table-cell office:value-type="float" office:value="0.00045681">
            <text:p>0.00045681</text:p>
          </table:table-cell>
          <table:table-cell table:style-name="ce1" office:value-type="string">
            <text:p>5.8592e-05</text:p>
          </table:table-cell>
          <table:table-cell table:style-name="ce1" office:value-type="string">
            <text:p>1.3435e-05</text:p>
          </table:table-cell>
          <table:table-cell table:style-name="ce1" office:value-type="string">
            <text:p>1.1509e-08</text:p>
          </table:table-cell>
          <table:table-cell table:style-name="ce1" office:value-type="string">
            <text:p>5.5236e-06</text:p>
          </table:table-cell>
          <table:table-cell table:style-name="ce1" office:value-type="string">
            <text:p>4.8042e-06</text:p>
          </table:table-cell>
          <table:table-cell table:style-name="ce1" office:value-type="string">
            <text:p>8.3548e-06</text:p>
          </table:table-cell>
          <table:table-cell office:value-type="float" office:value="0.0024944">
            <text:p>0.0024944</text:p>
          </table:table-cell>
          <table:table-cell table:style-name="ce1" office:value-type="string">
            <text:p>1.0319e-16</text:p>
          </table:table-cell>
          <table:table-cell table:style-name="ce1" office:value-type="string">
            <text:p>8.6579e-12</text:p>
          </table:table-cell>
          <table:table-cell table:style-name="ce1" office:value-type="string">
            <text:p>7.0234e-16</text:p>
          </table:table-cell>
          <table:table-cell table:style-name="ce1" office:value-type="string">
            <text:p>2.5695e-14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M143]*1000000" office:value-type="float" office:value="453.37">
            <text:p>453.37</text:p>
          </table:table-cell>
          <table:table-cell table:formula="of:=[.N143]*1000000" office:value-type="float" office:value="58.164">
            <text:p>58.164</text:p>
          </table:table-cell>
          <table:table-cell table:formula="of:=[.O143]*1000000" office:value-type="float" office:value="13.357">
            <text:p>13.357</text:p>
          </table:table-cell>
          <table:table-cell table:formula="of:=[.P143]*1000000" office:value-type="float" office:value="0.011551">
            <text:p>0.011551</text:p>
          </table:table-cell>
          <table:table-cell table:formula="of:=[.Q143]*1000000" office:value-type="float" office:value="5.4935">
            <text:p>5.4935</text:p>
          </table:table-cell>
          <table:table-cell table:formula="of:=[.R143]*1000000" office:value-type="float" office:value="4.7934">
            <text:p>4.7934</text:p>
          </table:table-cell>
          <table:table-cell table:formula="of:=[.S143]*1000000" office:value-type="float" office:value="8.4606">
            <text:p>8.4606</text:p>
          </table:table-cell>
          <table:table-cell table:formula="of:=[.T143]*1000000" office:value-type="float" office:value="2490.2">
            <text:p>2490.2</text:p>
          </table:table-cell>
          <table:table-cell table:formula="of:=[.U143]*1000000000000" office:value-type="float" office:value="0.00010013">
            <text:p>0.00010013</text:p>
          </table:table-cell>
          <table:table-cell table:formula="of:=[.V143]*1000000000000" office:value-type="float" office:value="8.6236">
            <text:p>8.6236</text:p>
          </table:table-cell>
          <table:table-cell table:formula="of:=([.W143]+[.X143])*1000000000000" office:value-type="float" office:value="0.02614257">
            <text:p>0.02614257</text:p>
          </table:table-cell>
          <table:table-cell office:value-type="float" office:value="0.00045337">
            <text:p>0.00045337</text:p>
          </table:table-cell>
          <table:table-cell table:style-name="ce1" office:value-type="string">
            <text:p>5.8164e-05</text:p>
          </table:table-cell>
          <table:table-cell table:style-name="ce1" office:value-type="string">
            <text:p>1.3357e-05</text:p>
          </table:table-cell>
          <table:table-cell table:style-name="ce1" office:value-type="string">
            <text:p>1.1551e-08</text:p>
          </table:table-cell>
          <table:table-cell table:style-name="ce1" office:value-type="string">
            <text:p>5.4935e-06</text:p>
          </table:table-cell>
          <table:table-cell table:style-name="ce1" office:value-type="string">
            <text:p>4.7934e-06</text:p>
          </table:table-cell>
          <table:table-cell table:style-name="ce1" office:value-type="string">
            <text:p>8.4606e-06</text:p>
          </table:table-cell>
          <table:table-cell office:value-type="float" office:value="0.0024902">
            <text:p>0.0024902</text:p>
          </table:table-cell>
          <table:table-cell table:style-name="ce1" office:value-type="string">
            <text:p>1.0013e-16</text:p>
          </table:table-cell>
          <table:table-cell table:style-name="ce1" office:value-type="string">
            <text:p>8.6236e-12</text:p>
          </table:table-cell>
          <table:table-cell table:style-name="ce1" office:value-type="string">
            <text:p>6.9557e-16</text:p>
          </table:table-cell>
          <table:table-cell table:style-name="ce1" office:value-type="string">
            <text:p>2.5447e-14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M144]*1000000" office:value-type="float" office:value="449.96">
            <text:p>449.96</text:p>
          </table:table-cell>
          <table:table-cell table:formula="of:=[.N144]*1000000" office:value-type="float" office:value="57.737">
            <text:p>57.737</text:p>
          </table:table-cell>
          <table:table-cell table:formula="of:=[.O144]*1000000" office:value-type="float" office:value="13.279">
            <text:p>13.279</text:p>
          </table:table-cell>
          <table:table-cell table:formula="of:=[.P144]*1000000" office:value-type="float" office:value="0.011592">
            <text:p>0.011592</text:p>
          </table:table-cell>
          <table:table-cell table:formula="of:=[.Q144]*1000000" office:value-type="float" office:value="5.4637">
            <text:p>5.4637</text:p>
          </table:table-cell>
          <table:table-cell table:formula="of:=[.R144]*1000000" office:value-type="float" office:value="4.7819">
            <text:p>4.7819</text:p>
          </table:table-cell>
          <table:table-cell table:formula="of:=[.S144]*1000000" office:value-type="float" office:value="8.5661">
            <text:p>8.5661</text:p>
          </table:table-cell>
          <table:table-cell table:formula="of:=[.T144]*1000000" office:value-type="float" office:value="2486.2">
            <text:p>2486.2</text:p>
          </table:table-cell>
          <table:table-cell table:formula="of:=[.U144]*1000000000000" office:value-type="float" office:value="0.000097172">
            <text:p>0.000097172</text:p>
          </table:table-cell>
          <table:table-cell table:formula="of:=[.V144]*1000000000000" office:value-type="float" office:value="8.5891">
            <text:p>8.5891</text:p>
          </table:table-cell>
          <table:table-cell table:formula="of:=([.W144]+[.X144])*1000000000000" office:value-type="float" office:value="0.02588881">
            <text:p>0.02588881</text:p>
          </table:table-cell>
          <table:table-cell office:value-type="float" office:value="0.00044996">
            <text:p>0.00044996</text:p>
          </table:table-cell>
          <table:table-cell table:style-name="ce1" office:value-type="string">
            <text:p>5.7737e-05</text:p>
          </table:table-cell>
          <table:table-cell table:style-name="ce1" office:value-type="string">
            <text:p>1.3279e-05</text:p>
          </table:table-cell>
          <table:table-cell table:style-name="ce1" office:value-type="string">
            <text:p>1.1592e-08</text:p>
          </table:table-cell>
          <table:table-cell table:style-name="ce1" office:value-type="string">
            <text:p>5.4637e-06</text:p>
          </table:table-cell>
          <table:table-cell table:style-name="ce1" office:value-type="string">
            <text:p>4.7819e-06</text:p>
          </table:table-cell>
          <table:table-cell table:style-name="ce1" office:value-type="string">
            <text:p>8.5661e-06</text:p>
          </table:table-cell>
          <table:table-cell office:value-type="float" office:value="0.0024862">
            <text:p>0.0024862</text:p>
          </table:table-cell>
          <table:table-cell table:style-name="ce1" office:value-type="string">
            <text:p>9.7172e-17</text:p>
          </table:table-cell>
          <table:table-cell table:style-name="ce1" office:value-type="string">
            <text:p>8.5891e-12</text:p>
          </table:table-cell>
          <table:table-cell table:style-name="ce1" office:value-type="string">
            <text:p>6.8881e-16</text:p>
          </table:table-cell>
          <table:table-cell table:style-name="ce1" office:value-type="string">
            <text:p>2.52e-14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M145]*1000000" office:value-type="float" office:value="446.58">
            <text:p>446.58</text:p>
          </table:table-cell>
          <table:table-cell table:formula="of:=[.N145]*1000000" office:value-type="float" office:value="57.312">
            <text:p>57.312</text:p>
          </table:table-cell>
          <table:table-cell table:formula="of:=[.O145]*1000000" office:value-type="float" office:value="13.201">
            <text:p>13.201</text:p>
          </table:table-cell>
          <table:table-cell table:formula="of:=[.P145]*1000000" office:value-type="float" office:value="0.011633">
            <text:p>0.011633</text:p>
          </table:table-cell>
          <table:table-cell table:formula="of:=[.Q145]*1000000" office:value-type="float" office:value="5.4341">
            <text:p>5.4341</text:p>
          </table:table-cell>
          <table:table-cell table:formula="of:=[.R145]*1000000" office:value-type="float" office:value="4.7698">
            <text:p>4.7698</text:p>
          </table:table-cell>
          <table:table-cell table:formula="of:=[.S145]*1000000" office:value-type="float" office:value="8.6714">
            <text:p>8.6714</text:p>
          </table:table-cell>
          <table:table-cell table:formula="of:=[.T145]*1000000" office:value-type="float" office:value="2482.1">
            <text:p>2482.1</text:p>
          </table:table-cell>
          <table:table-cell table:formula="of:=[.U145]*1000000000000" office:value-type="float" office:value="0.000094299">
            <text:p>0.000094299</text:p>
          </table:table-cell>
          <table:table-cell table:formula="of:=[.V145]*1000000000000" office:value-type="float" office:value="8.5544">
            <text:p>8.5544</text:p>
          </table:table-cell>
          <table:table-cell table:formula="of:=([.W145]+[.X145])*1000000000000" office:value-type="float" office:value="0.02563607">
            <text:p>0.02563607</text:p>
          </table:table-cell>
          <table:table-cell office:value-type="float" office:value="0.00044658">
            <text:p>0.00044658</text:p>
          </table:table-cell>
          <table:table-cell table:style-name="ce1" office:value-type="string">
            <text:p>5.7312e-05</text:p>
          </table:table-cell>
          <table:table-cell table:style-name="ce1" office:value-type="string">
            <text:p>1.3201e-05</text:p>
          </table:table-cell>
          <table:table-cell table:style-name="ce1" office:value-type="string">
            <text:p>1.1633e-08</text:p>
          </table:table-cell>
          <table:table-cell table:style-name="ce1" office:value-type="string">
            <text:p>5.4341e-06</text:p>
          </table:table-cell>
          <table:table-cell table:style-name="ce1" office:value-type="string">
            <text:p>4.7698e-06</text:p>
          </table:table-cell>
          <table:table-cell table:style-name="ce1" office:value-type="string">
            <text:p>8.6714e-06</text:p>
          </table:table-cell>
          <table:table-cell office:value-type="float" office:value="0.0024821">
            <text:p>0.0024821</text:p>
          </table:table-cell>
          <table:table-cell table:style-name="ce1" office:value-type="string">
            <text:p>9.4299e-17</text:p>
          </table:table-cell>
          <table:table-cell table:style-name="ce1" office:value-type="string">
            <text:p>8.5544e-12</text:p>
          </table:table-cell>
          <table:table-cell table:style-name="ce1" office:value-type="string">
            <text:p>6.8207e-16</text:p>
          </table:table-cell>
          <table:table-cell table:style-name="ce1" office:value-type="string">
            <text:p>2.4954e-14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M146]*1000000" office:value-type="float" office:value="443.23">
            <text:p>443.23</text:p>
          </table:table-cell>
          <table:table-cell table:formula="of:=[.N146]*1000000" office:value-type="float" office:value="56.889">
            <text:p>56.889</text:p>
          </table:table-cell>
          <table:table-cell table:formula="of:=[.O146]*1000000" office:value-type="float" office:value="13.123">
            <text:p>13.123</text:p>
          </table:table-cell>
          <table:table-cell table:formula="of:=[.P146]*1000000" office:value-type="float" office:value="0.011674">
            <text:p>0.011674</text:p>
          </table:table-cell>
          <table:table-cell table:formula="of:=[.Q146]*1000000" office:value-type="float" office:value="5.4049">
            <text:p>5.4049</text:p>
          </table:table-cell>
          <table:table-cell table:formula="of:=[.R146]*1000000" office:value-type="float" office:value="4.757">
            <text:p>4.757</text:p>
          </table:table-cell>
          <table:table-cell table:formula="of:=[.S146]*1000000" office:value-type="float" office:value="8.7763">
            <text:p>8.7763</text:p>
          </table:table-cell>
          <table:table-cell table:formula="of:=[.T146]*1000000" office:value-type="float" office:value="2478.1">
            <text:p>2478.1</text:p>
          </table:table-cell>
          <table:table-cell table:formula="of:=[.U146]*1000000000000" office:value-type="float" office:value="0.000091514">
            <text:p>0.000091514</text:p>
          </table:table-cell>
          <table:table-cell table:formula="of:=[.V146]*1000000000000" office:value-type="float" office:value="8.5195">
            <text:p>8.5195</text:p>
          </table:table-cell>
          <table:table-cell table:formula="of:=([.W146]+[.X146])*1000000000000" office:value-type="float" office:value="0.02538336">
            <text:p>0.02538336</text:p>
          </table:table-cell>
          <table:table-cell office:value-type="float" office:value="0.00044323">
            <text:p>0.00044323</text:p>
          </table:table-cell>
          <table:table-cell table:style-name="ce1" office:value-type="string">
            <text:p>5.6889e-05</text:p>
          </table:table-cell>
          <table:table-cell table:style-name="ce1" office:value-type="string">
            <text:p>1.3123e-05</text:p>
          </table:table-cell>
          <table:table-cell table:style-name="ce1" office:value-type="string">
            <text:p>1.1674e-08</text:p>
          </table:table-cell>
          <table:table-cell table:style-name="ce1" office:value-type="string">
            <text:p>5.4049e-06</text:p>
          </table:table-cell>
          <table:table-cell table:style-name="ce1" office:value-type="string">
            <text:p>4.757e-06</text:p>
          </table:table-cell>
          <table:table-cell table:style-name="ce1" office:value-type="string">
            <text:p>8.7763e-06</text:p>
          </table:table-cell>
          <table:table-cell office:value-type="float" office:value="0.0024781">
            <text:p>0.0024781</text:p>
          </table:table-cell>
          <table:table-cell table:style-name="ce1" office:value-type="string">
            <text:p>9.1514e-17</text:p>
          </table:table-cell>
          <table:table-cell table:style-name="ce1" office:value-type="string">
            <text:p>8.5195e-12</text:p>
          </table:table-cell>
          <table:table-cell table:style-name="ce1" office:value-type="string">
            <text:p>6.7536e-16</text:p>
          </table:table-cell>
          <table:table-cell table:style-name="ce1" office:value-type="string">
            <text:p>2.4708e-14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M147]*1000000" office:value-type="float" office:value="439.91">
            <text:p>439.91</text:p>
          </table:table-cell>
          <table:table-cell table:formula="of:=[.N147]*1000000" office:value-type="float" office:value="56.468">
            <text:p>56.468</text:p>
          </table:table-cell>
          <table:table-cell table:formula="of:=[.O147]*1000000" office:value-type="float" office:value="13.046">
            <text:p>13.046</text:p>
          </table:table-cell>
          <table:table-cell table:formula="of:=[.P147]*1000000" office:value-type="float" office:value="0.011714">
            <text:p>0.011714</text:p>
          </table:table-cell>
          <table:table-cell table:formula="of:=[.Q147]*1000000" office:value-type="float" office:value="5.3759">
            <text:p>5.3759</text:p>
          </table:table-cell>
          <table:table-cell table:formula="of:=[.R147]*1000000" office:value-type="float" office:value="4.7437">
            <text:p>4.7437</text:p>
          </table:table-cell>
          <table:table-cell table:formula="of:=[.S147]*1000000" office:value-type="float" office:value="8.8809">
            <text:p>8.8809</text:p>
          </table:table-cell>
          <table:table-cell table:formula="of:=[.T147]*1000000" office:value-type="float" office:value="2474.1">
            <text:p>2474.1</text:p>
          </table:table-cell>
          <table:table-cell table:formula="of:=[.U147]*1000000000000" office:value-type="float" office:value="0.000088814">
            <text:p>0.000088814</text:p>
          </table:table-cell>
          <table:table-cell table:formula="of:=[.V147]*1000000000000" office:value-type="float" office:value="8.4844">
            <text:p>8.4844</text:p>
          </table:table-cell>
          <table:table-cell table:formula="of:=([.W147]+[.X147])*1000000000000" office:value-type="float" office:value="0.02513167">
            <text:p>0.02513167</text:p>
          </table:table-cell>
          <table:table-cell office:value-type="float" office:value="0.00043991">
            <text:p>0.00043991</text:p>
          </table:table-cell>
          <table:table-cell table:style-name="ce1" office:value-type="string">
            <text:p>5.6468e-05</text:p>
          </table:table-cell>
          <table:table-cell table:style-name="ce1" office:value-type="string">
            <text:p>1.3046e-05</text:p>
          </table:table-cell>
          <table:table-cell table:style-name="ce1" office:value-type="string">
            <text:p>1.1714e-08</text:p>
          </table:table-cell>
          <table:table-cell table:style-name="ce1" office:value-type="string">
            <text:p>5.3759e-06</text:p>
          </table:table-cell>
          <table:table-cell table:style-name="ce1" office:value-type="string">
            <text:p>4.7437e-06</text:p>
          </table:table-cell>
          <table:table-cell table:style-name="ce1" office:value-type="string">
            <text:p>8.8809e-06</text:p>
          </table:table-cell>
          <table:table-cell office:value-type="float" office:value="0.0024741">
            <text:p>0.0024741</text:p>
          </table:table-cell>
          <table:table-cell table:style-name="ce1" office:value-type="string">
            <text:p>8.8814e-17</text:p>
          </table:table-cell>
          <table:table-cell table:style-name="ce1" office:value-type="string">
            <text:p>8.4844e-12</text:p>
          </table:table-cell>
          <table:table-cell table:style-name="ce1" office:value-type="string">
            <text:p>6.6867e-16</text:p>
          </table:table-cell>
          <table:table-cell table:style-name="ce1" office:value-type="string">
            <text:p>2.4463e-14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M148]*1000000" office:value-type="float" office:value="436.62">
            <text:p>436.62</text:p>
          </table:table-cell>
          <table:table-cell table:formula="of:=[.N148]*1000000" office:value-type="float" office:value="56.048">
            <text:p>56.048</text:p>
          </table:table-cell>
          <table:table-cell table:formula="of:=[.O148]*1000000" office:value-type="float" office:value="12.968">
            <text:p>12.968</text:p>
          </table:table-cell>
          <table:table-cell table:formula="of:=[.P148]*1000000" office:value-type="float" office:value="0.011753">
            <text:p>0.011753</text:p>
          </table:table-cell>
          <table:table-cell table:formula="of:=[.Q148]*1000000" office:value-type="float" office:value="5.3473">
            <text:p>5.3473</text:p>
          </table:table-cell>
          <table:table-cell table:formula="of:=[.R148]*1000000" office:value-type="float" office:value="4.7297">
            <text:p>4.7297</text:p>
          </table:table-cell>
          <table:table-cell table:formula="of:=[.S148]*1000000" office:value-type="float" office:value="8.9851">
            <text:p>8.9851</text:p>
          </table:table-cell>
          <table:table-cell table:formula="of:=[.T148]*1000000" office:value-type="float" office:value="2470.2">
            <text:p>2470.2</text:p>
          </table:table-cell>
          <table:table-cell table:formula="of:=[.U148]*1000000000000" office:value-type="float" office:value="0.000086196">
            <text:p>0.000086196</text:p>
          </table:table-cell>
          <table:table-cell table:formula="of:=[.V148]*1000000000000" office:value-type="float" office:value="8.449">
            <text:p>8.449</text:p>
          </table:table-cell>
          <table:table-cell table:formula="of:=([.W148]+[.X148])*1000000000000" office:value-type="float" office:value="0.02488201">
            <text:p>0.02488201</text:p>
          </table:table-cell>
          <table:table-cell office:value-type="float" office:value="0.00043662">
            <text:p>0.00043662</text:p>
          </table:table-cell>
          <table:table-cell table:style-name="ce1" office:value-type="string">
            <text:p>5.6048e-05</text:p>
          </table:table-cell>
          <table:table-cell table:style-name="ce1" office:value-type="string">
            <text:p>1.2968e-05</text:p>
          </table:table-cell>
          <table:table-cell table:style-name="ce1" office:value-type="string">
            <text:p>1.1753e-08</text:p>
          </table:table-cell>
          <table:table-cell table:style-name="ce1" office:value-type="string">
            <text:p>5.3473e-06</text:p>
          </table:table-cell>
          <table:table-cell table:style-name="ce1" office:value-type="string">
            <text:p>4.7297e-06</text:p>
          </table:table-cell>
          <table:table-cell table:style-name="ce1" office:value-type="string">
            <text:p>8.9851e-06</text:p>
          </table:table-cell>
          <table:table-cell office:value-type="float" office:value="0.0024702">
            <text:p>0.0024702</text:p>
          </table:table-cell>
          <table:table-cell table:style-name="ce1" office:value-type="string">
            <text:p>8.6196e-17</text:p>
          </table:table-cell>
          <table:table-cell table:style-name="ce1" office:value-type="string">
            <text:p>8.449e-12</text:p>
          </table:table-cell>
          <table:table-cell table:style-name="ce1" office:value-type="string">
            <text:p>6.6201e-16</text:p>
          </table:table-cell>
          <table:table-cell table:style-name="ce1" office:value-type="string">
            <text:p>2.422e-14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M149]*1000000" office:value-type="float" office:value="433.36">
            <text:p>433.36</text:p>
          </table:table-cell>
          <table:table-cell table:formula="of:=[.N149]*1000000" office:value-type="float" office:value="55.631">
            <text:p>55.631</text:p>
          </table:table-cell>
          <table:table-cell table:formula="of:=[.O149]*1000000" office:value-type="float" office:value="12.891">
            <text:p>12.891</text:p>
          </table:table-cell>
          <table:table-cell table:formula="of:=[.P149]*1000000" office:value-type="float" office:value="0.011792">
            <text:p>0.011792</text:p>
          </table:table-cell>
          <table:table-cell table:formula="of:=[.Q149]*1000000" office:value-type="float" office:value="5.3189">
            <text:p>5.3189</text:p>
          </table:table-cell>
          <table:table-cell table:formula="of:=[.R149]*1000000" office:value-type="float" office:value="4.7152">
            <text:p>4.7152</text:p>
          </table:table-cell>
          <table:table-cell table:formula="of:=[.S149]*1000000" office:value-type="float" office:value="9.0891">
            <text:p>9.0891</text:p>
          </table:table-cell>
          <table:table-cell table:formula="of:=[.T149]*1000000" office:value-type="float" office:value="2466.3">
            <text:p>2466.3</text:p>
          </table:table-cell>
          <table:table-cell table:formula="of:=[.U149]*1000000000000" office:value-type="float" office:value="0.000083658">
            <text:p>0.000083658</text:p>
          </table:table-cell>
          <table:table-cell table:formula="of:=[.V149]*1000000000000" office:value-type="float" office:value="8.4135">
            <text:p>8.4135</text:p>
          </table:table-cell>
          <table:table-cell table:formula="of:=([.W149]+[.X149])*1000000000000" office:value-type="float" office:value="0.02463239">
            <text:p>0.02463239</text:p>
          </table:table-cell>
          <table:table-cell office:value-type="float" office:value="0.00043336">
            <text:p>0.00043336</text:p>
          </table:table-cell>
          <table:table-cell table:style-name="ce1" office:value-type="string">
            <text:p>5.5631e-05</text:p>
          </table:table-cell>
          <table:table-cell table:style-name="ce1" office:value-type="string">
            <text:p>1.2891e-05</text:p>
          </table:table-cell>
          <table:table-cell table:style-name="ce1" office:value-type="string">
            <text:p>1.1792e-08</text:p>
          </table:table-cell>
          <table:table-cell table:style-name="ce1" office:value-type="string">
            <text:p>5.3189e-06</text:p>
          </table:table-cell>
          <table:table-cell table:style-name="ce1" office:value-type="string">
            <text:p>4.7152e-06</text:p>
          </table:table-cell>
          <table:table-cell table:style-name="ce1" office:value-type="string">
            <text:p>9.0891e-06</text:p>
          </table:table-cell>
          <table:table-cell office:value-type="float" office:value="0.0024663">
            <text:p>0.0024663</text:p>
          </table:table-cell>
          <table:table-cell table:style-name="ce1" office:value-type="string">
            <text:p>8.3658e-17</text:p>
          </table:table-cell>
          <table:table-cell table:style-name="ce1" office:value-type="string">
            <text:p>8.4135e-12</text:p>
          </table:table-cell>
          <table:table-cell table:style-name="ce1" office:value-type="string">
            <text:p>6.5539e-16</text:p>
          </table:table-cell>
          <table:table-cell table:style-name="ce1" office:value-type="string">
            <text:p>2.3977e-14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M150]*1000000" office:value-type="float" office:value="430.13">
            <text:p>430.13</text:p>
          </table:table-cell>
          <table:table-cell table:formula="of:=[.N150]*1000000" office:value-type="float" office:value="55.215">
            <text:p>55.215</text:p>
          </table:table-cell>
          <table:table-cell table:formula="of:=[.O150]*1000000" office:value-type="float" office:value="12.813">
            <text:p>12.813</text:p>
          </table:table-cell>
          <table:table-cell table:formula="of:=[.P150]*1000000" office:value-type="float" office:value="0.01183">
            <text:p>0.01183</text:p>
          </table:table-cell>
          <table:table-cell table:formula="of:=[.Q150]*1000000" office:value-type="float" office:value="5.2907">
            <text:p>5.2907</text:p>
          </table:table-cell>
          <table:table-cell table:formula="of:=[.R150]*1000000" office:value-type="float" office:value="4.7001">
            <text:p>4.7001</text:p>
          </table:table-cell>
          <table:table-cell table:formula="of:=[.S150]*1000000" office:value-type="float" office:value="9.1926">
            <text:p>9.1926</text:p>
          </table:table-cell>
          <table:table-cell table:formula="of:=[.T150]*1000000" office:value-type="float" office:value="2462.4">
            <text:p>2462.4</text:p>
          </table:table-cell>
          <table:table-cell table:formula="of:=[.U150]*1000000000000" office:value-type="float" office:value="0.000081197">
            <text:p>0.000081197</text:p>
          </table:table-cell>
          <table:table-cell table:formula="of:=[.V150]*1000000000000" office:value-type="float" office:value="8.3778">
            <text:p>8.3778</text:p>
          </table:table-cell>
          <table:table-cell table:formula="of:=([.W150]+[.X150])*1000000000000" office:value-type="float" office:value="0.02438479">
            <text:p>0.02438479</text:p>
          </table:table-cell>
          <table:table-cell office:value-type="float" office:value="0.00043013">
            <text:p>0.00043013</text:p>
          </table:table-cell>
          <table:table-cell table:style-name="ce1" office:value-type="string">
            <text:p>5.5215e-05</text:p>
          </table:table-cell>
          <table:table-cell table:style-name="ce1" office:value-type="string">
            <text:p>1.2813e-05</text:p>
          </table:table-cell>
          <table:table-cell table:style-name="ce1" office:value-type="string">
            <text:p>1.183e-08</text:p>
          </table:table-cell>
          <table:table-cell table:style-name="ce1" office:value-type="string">
            <text:p>5.2907e-06</text:p>
          </table:table-cell>
          <table:table-cell table:style-name="ce1" office:value-type="string">
            <text:p>4.7001e-06</text:p>
          </table:table-cell>
          <table:table-cell table:style-name="ce1" office:value-type="string">
            <text:p>9.1926e-06</text:p>
          </table:table-cell>
          <table:table-cell office:value-type="float" office:value="0.0024624">
            <text:p>0.0024624</text:p>
          </table:table-cell>
          <table:table-cell table:style-name="ce1" office:value-type="string">
            <text:p>8.1197e-17</text:p>
          </table:table-cell>
          <table:table-cell table:style-name="ce1" office:value-type="string">
            <text:p>8.3778e-12</text:p>
          </table:table-cell>
          <table:table-cell table:style-name="ce1" office:value-type="string">
            <text:p>6.4879e-16</text:p>
          </table:table-cell>
          <table:table-cell table:style-name="ce1" office:value-type="string">
            <text:p>2.3736e-14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M151]*1000000" office:value-type="float" office:value="426.92">
            <text:p>426.92</text:p>
          </table:table-cell>
          <table:table-cell table:formula="of:=[.N151]*1000000" office:value-type="float" office:value="54.801">
            <text:p>54.801</text:p>
          </table:table-cell>
          <table:table-cell table:formula="of:=[.O151]*1000000" office:value-type="float" office:value="12.736">
            <text:p>12.736</text:p>
          </table:table-cell>
          <table:table-cell table:formula="of:=[.P151]*1000000" office:value-type="float" office:value="0.011868">
            <text:p>0.011868</text:p>
          </table:table-cell>
          <table:table-cell table:formula="of:=[.Q151]*1000000" office:value-type="float" office:value="5.2629">
            <text:p>5.2629</text:p>
          </table:table-cell>
          <table:table-cell table:formula="of:=[.R151]*1000000" office:value-type="float" office:value="4.6845">
            <text:p>4.6845</text:p>
          </table:table-cell>
          <table:table-cell table:formula="of:=[.S151]*1000000" office:value-type="float" office:value="9.2959">
            <text:p>9.2959</text:p>
          </table:table-cell>
          <table:table-cell table:formula="of:=[.T151]*1000000" office:value-type="float" office:value="2458.6">
            <text:p>2458.6</text:p>
          </table:table-cell>
          <table:table-cell table:formula="of:=[.U151]*1000000000000" office:value-type="float" office:value="0.000078812">
            <text:p>0.000078812</text:p>
          </table:table-cell>
          <table:table-cell table:formula="of:=[.V151]*1000000000000" office:value-type="float" office:value="8.3419">
            <text:p>8.3419</text:p>
          </table:table-cell>
          <table:table-cell table:formula="of:=([.W151]+[.X151])*1000000000000" office:value-type="float" office:value="0.02413824">
            <text:p>0.02413824</text:p>
          </table:table-cell>
          <table:table-cell office:value-type="float" office:value="0.00042692">
            <text:p>0.00042692</text:p>
          </table:table-cell>
          <table:table-cell table:style-name="ce1" office:value-type="string">
            <text:p>5.4801e-05</text:p>
          </table:table-cell>
          <table:table-cell table:style-name="ce1" office:value-type="string">
            <text:p>1.2736e-05</text:p>
          </table:table-cell>
          <table:table-cell table:style-name="ce1" office:value-type="string">
            <text:p>1.1868e-08</text:p>
          </table:table-cell>
          <table:table-cell table:style-name="ce1" office:value-type="string">
            <text:p>5.2629e-06</text:p>
          </table:table-cell>
          <table:table-cell table:style-name="ce1" office:value-type="string">
            <text:p>4.6845e-06</text:p>
          </table:table-cell>
          <table:table-cell table:style-name="ce1" office:value-type="string">
            <text:p>9.2959e-06</text:p>
          </table:table-cell>
          <table:table-cell office:value-type="float" office:value="0.0024586">
            <text:p>0.0024586</text:p>
          </table:table-cell>
          <table:table-cell table:style-name="ce1" office:value-type="string">
            <text:p>7.8812e-17</text:p>
          </table:table-cell>
          <table:table-cell table:style-name="ce1" office:value-type="string">
            <text:p>8.3419e-12</text:p>
          </table:table-cell>
          <table:table-cell table:style-name="ce1" office:value-type="string">
            <text:p>6.4224e-16</text:p>
          </table:table-cell>
          <table:table-cell table:style-name="ce1" office:value-type="string">
            <text:p>2.3496e-14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M152]*1000000" office:value-type="float" office:value="423.75">
            <text:p>423.75</text:p>
          </table:table-cell>
          <table:table-cell table:formula="of:=[.N152]*1000000" office:value-type="float" office:value="54.389">
            <text:p>54.389</text:p>
          </table:table-cell>
          <table:table-cell table:formula="of:=[.O152]*1000000" office:value-type="float" office:value="12.659">
            <text:p>12.659</text:p>
          </table:table-cell>
          <table:table-cell table:formula="of:=[.P152]*1000000" office:value-type="float" office:value="0.011905">
            <text:p>0.011905</text:p>
          </table:table-cell>
          <table:table-cell table:formula="of:=[.Q152]*1000000" office:value-type="float" office:value="5.2354">
            <text:p>5.2354</text:p>
          </table:table-cell>
          <table:table-cell table:formula="of:=[.R152]*1000000" office:value-type="float" office:value="4.6684">
            <text:p>4.6684</text:p>
          </table:table-cell>
          <table:table-cell table:formula="of:=[.S152]*1000000" office:value-type="float" office:value="9.3987">
            <text:p>9.3987</text:p>
          </table:table-cell>
          <table:table-cell table:formula="of:=[.T152]*1000000" office:value-type="float" office:value="2454.7">
            <text:p>2454.7</text:p>
          </table:table-cell>
          <table:table-cell table:formula="of:=[.U152]*1000000000000" office:value-type="float" office:value="0.000076499">
            <text:p>0.000076499</text:p>
          </table:table-cell>
          <table:table-cell table:formula="of:=[.V152]*1000000000000" office:value-type="float" office:value="8.3057">
            <text:p>8.3057</text:p>
          </table:table-cell>
          <table:table-cell table:formula="of:=([.W152]+[.X152])*1000000000000" office:value-type="float" office:value="0.02389372">
            <text:p>0.02389372</text:p>
          </table:table-cell>
          <table:table-cell office:value-type="float" office:value="0.00042375">
            <text:p>0.00042375</text:p>
          </table:table-cell>
          <table:table-cell table:style-name="ce1" office:value-type="string">
            <text:p>5.4389e-05</text:p>
          </table:table-cell>
          <table:table-cell table:style-name="ce1" office:value-type="string">
            <text:p>1.2659e-05</text:p>
          </table:table-cell>
          <table:table-cell table:style-name="ce1" office:value-type="string">
            <text:p>1.1905e-08</text:p>
          </table:table-cell>
          <table:table-cell table:style-name="ce1" office:value-type="string">
            <text:p>5.2354e-06</text:p>
          </table:table-cell>
          <table:table-cell table:style-name="ce1" office:value-type="string">
            <text:p>4.6684e-06</text:p>
          </table:table-cell>
          <table:table-cell table:style-name="ce1" office:value-type="string">
            <text:p>9.3987e-06</text:p>
          </table:table-cell>
          <table:table-cell office:value-type="float" office:value="0.0024547">
            <text:p>0.0024547</text:p>
          </table:table-cell>
          <table:table-cell table:style-name="ce1" office:value-type="string">
            <text:p>7.6499e-17</text:p>
          </table:table-cell>
          <table:table-cell table:style-name="ce1" office:value-type="string">
            <text:p>8.3057e-12</text:p>
          </table:table-cell>
          <table:table-cell table:style-name="ce1" office:value-type="string">
            <text:p>6.3572e-16</text:p>
          </table:table-cell>
          <table:table-cell table:style-name="ce1" office:value-type="string">
            <text:p>2.3258e-14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M153]*1000000" office:value-type="float" office:value="420.6">
            <text:p>420.6</text:p>
          </table:table-cell>
          <table:table-cell table:formula="of:=[.N153]*1000000" office:value-type="float" office:value="53.978">
            <text:p>53.978</text:p>
          </table:table-cell>
          <table:table-cell table:formula="of:=[.O153]*1000000" office:value-type="float" office:value="12.582">
            <text:p>12.582</text:p>
          </table:table-cell>
          <table:table-cell table:formula="of:=[.P153]*1000000" office:value-type="float" office:value="0.011942">
            <text:p>0.011942</text:p>
          </table:table-cell>
          <table:table-cell table:formula="of:=[.Q153]*1000000" office:value-type="float" office:value="5.2081">
            <text:p>5.2081</text:p>
          </table:table-cell>
          <table:table-cell table:formula="of:=[.R153]*1000000" office:value-type="float" office:value="4.6518">
            <text:p>4.6518</text:p>
          </table:table-cell>
          <table:table-cell table:formula="of:=[.S153]*1000000" office:value-type="float" office:value="9.5012">
            <text:p>9.5012</text:p>
          </table:table-cell>
          <table:table-cell table:formula="of:=[.T153]*1000000" office:value-type="float" office:value="2450.9">
            <text:p>2450.9</text:p>
          </table:table-cell>
          <table:table-cell table:formula="of:=[.U153]*1000000000000" office:value-type="float" office:value="0.000074256">
            <text:p>0.000074256</text:p>
          </table:table-cell>
          <table:table-cell table:formula="of:=[.V153]*1000000000000" office:value-type="float" office:value="8.2694">
            <text:p>8.2694</text:p>
          </table:table-cell>
          <table:table-cell table:formula="of:=([.W153]+[.X153])*1000000000000" office:value-type="float" office:value="0.02365024">
            <text:p>0.02365024</text:p>
          </table:table-cell>
          <table:table-cell office:value-type="float" office:value="0.0004206">
            <text:p>0.0004206</text:p>
          </table:table-cell>
          <table:table-cell table:style-name="ce1" office:value-type="string">
            <text:p>5.3978e-05</text:p>
          </table:table-cell>
          <table:table-cell table:style-name="ce1" office:value-type="string">
            <text:p>1.2582e-05</text:p>
          </table:table-cell>
          <table:table-cell table:style-name="ce1" office:value-type="string">
            <text:p>1.1942e-08</text:p>
          </table:table-cell>
          <table:table-cell table:style-name="ce1" office:value-type="string">
            <text:p>5.2081e-06</text:p>
          </table:table-cell>
          <table:table-cell table:style-name="ce1" office:value-type="string">
            <text:p>4.6518e-06</text:p>
          </table:table-cell>
          <table:table-cell table:style-name="ce1" office:value-type="string">
            <text:p>9.5012e-06</text:p>
          </table:table-cell>
          <table:table-cell office:value-type="float" office:value="0.0024509">
            <text:p>0.0024509</text:p>
          </table:table-cell>
          <table:table-cell table:style-name="ce1" office:value-type="string">
            <text:p>7.4256e-17</text:p>
          </table:table-cell>
          <table:table-cell table:style-name="ce1" office:value-type="string">
            <text:p>8.2694e-12</text:p>
          </table:table-cell>
          <table:table-cell table:style-name="ce1" office:value-type="string">
            <text:p>6.2924e-16</text:p>
          </table:table-cell>
          <table:table-cell table:style-name="ce1" office:value-type="string">
            <text:p>2.3021e-14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M154]*1000000" office:value-type="float" office:value="417.48">
            <text:p>417.48</text:p>
          </table:table-cell>
          <table:table-cell table:formula="of:=[.N154]*1000000" office:value-type="float" office:value="53.57">
            <text:p>53.57</text:p>
          </table:table-cell>
          <table:table-cell table:formula="of:=[.O154]*1000000" office:value-type="float" office:value="12.506">
            <text:p>12.506</text:p>
          </table:table-cell>
          <table:table-cell table:formula="of:=[.P154]*1000000" office:value-type="float" office:value="0.011979">
            <text:p>0.011979</text:p>
          </table:table-cell>
          <table:table-cell table:formula="of:=[.Q154]*1000000" office:value-type="float" office:value="5.1811">
            <text:p>5.1811</text:p>
          </table:table-cell>
          <table:table-cell table:formula="of:=[.R154]*1000000" office:value-type="float" office:value="4.6348">
            <text:p>4.6348</text:p>
          </table:table-cell>
          <table:table-cell table:formula="of:=[.S154]*1000000" office:value-type="float" office:value="9.6033">
            <text:p>9.6033</text:p>
          </table:table-cell>
          <table:table-cell table:formula="of:=[.T154]*1000000" office:value-type="float" office:value="2447.2">
            <text:p>2447.2</text:p>
          </table:table-cell>
          <table:table-cell table:formula="of:=[.U154]*1000000000000" office:value-type="float" office:value="0.000072082">
            <text:p>0.000072082</text:p>
          </table:table-cell>
          <table:table-cell table:formula="of:=[.V154]*1000000000000" office:value-type="float" office:value="8.2328">
            <text:p>8.2328</text:p>
          </table:table-cell>
          <table:table-cell table:formula="of:=([.W154]+[.X154])*1000000000000" office:value-type="float" office:value="0.02340781">
            <text:p>0.02340781</text:p>
          </table:table-cell>
          <table:table-cell office:value-type="float" office:value="0.00041748">
            <text:p>0.00041748</text:p>
          </table:table-cell>
          <table:table-cell table:style-name="ce1" office:value-type="string">
            <text:p>5.357e-05</text:p>
          </table:table-cell>
          <table:table-cell table:style-name="ce1" office:value-type="string">
            <text:p>1.2506e-05</text:p>
          </table:table-cell>
          <table:table-cell table:style-name="ce1" office:value-type="string">
            <text:p>1.1979e-08</text:p>
          </table:table-cell>
          <table:table-cell table:style-name="ce1" office:value-type="string">
            <text:p>5.1811e-06</text:p>
          </table:table-cell>
          <table:table-cell table:style-name="ce1" office:value-type="string">
            <text:p>4.6348e-06</text:p>
          </table:table-cell>
          <table:table-cell table:style-name="ce1" office:value-type="string">
            <text:p>9.6033e-06</text:p>
          </table:table-cell>
          <table:table-cell office:value-type="float" office:value="0.0024472">
            <text:p>0.0024472</text:p>
          </table:table-cell>
          <table:table-cell table:style-name="ce1" office:value-type="string">
            <text:p>7.2082e-17</text:p>
          </table:table-cell>
          <table:table-cell table:style-name="ce1" office:value-type="string">
            <text:p>8.2328e-12</text:p>
          </table:table-cell>
          <table:table-cell table:style-name="ce1" office:value-type="string">
            <text:p>6.2281e-16</text:p>
          </table:table-cell>
          <table:table-cell table:style-name="ce1" office:value-type="string">
            <text:p>2.2785e-14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M155]*1000000" office:value-type="float" office:value="414.39">
            <text:p>414.39</text:p>
          </table:table-cell>
          <table:table-cell table:formula="of:=[.N155]*1000000" office:value-type="float" office:value="53.163">
            <text:p>53.163</text:p>
          </table:table-cell>
          <table:table-cell table:formula="of:=[.O155]*1000000" office:value-type="float" office:value="12.429">
            <text:p>12.429</text:p>
          </table:table-cell>
          <table:table-cell table:formula="of:=[.P155]*1000000" office:value-type="float" office:value="0.012015">
            <text:p>0.012015</text:p>
          </table:table-cell>
          <table:table-cell table:formula="of:=[.Q155]*1000000" office:value-type="float" office:value="5.1544">
            <text:p>5.1544</text:p>
          </table:table-cell>
          <table:table-cell table:formula="of:=[.R155]*1000000" office:value-type="float" office:value="4.6173">
            <text:p>4.6173</text:p>
          </table:table-cell>
          <table:table-cell table:formula="of:=[.S155]*1000000" office:value-type="float" office:value="9.705">
            <text:p>9.705</text:p>
          </table:table-cell>
          <table:table-cell table:formula="of:=[.T155]*1000000" office:value-type="float" office:value="2443.5">
            <text:p>2443.5</text:p>
          </table:table-cell>
          <table:table-cell table:formula="of:=[.U155]*1000000000000" office:value-type="float" office:value="0.000069974">
            <text:p>0.000069974</text:p>
          </table:table-cell>
          <table:table-cell table:formula="of:=[.V155]*1000000000000" office:value-type="float" office:value="8.196">
            <text:p>8.196</text:p>
          </table:table-cell>
          <table:table-cell table:formula="of:=([.W155]+[.X155])*1000000000000" office:value-type="float" office:value="0.02316842">
            <text:p>0.02316842</text:p>
          </table:table-cell>
          <table:table-cell office:value-type="float" office:value="0.00041439">
            <text:p>0.00041439</text:p>
          </table:table-cell>
          <table:table-cell table:style-name="ce1" office:value-type="string">
            <text:p>5.3163e-05</text:p>
          </table:table-cell>
          <table:table-cell table:style-name="ce1" office:value-type="string">
            <text:p>1.2429e-05</text:p>
          </table:table-cell>
          <table:table-cell table:style-name="ce1" office:value-type="string">
            <text:p>1.2015e-08</text:p>
          </table:table-cell>
          <table:table-cell table:style-name="ce1" office:value-type="string">
            <text:p>5.1544e-06</text:p>
          </table:table-cell>
          <table:table-cell table:style-name="ce1" office:value-type="string">
            <text:p>4.6173e-06</text:p>
          </table:table-cell>
          <table:table-cell table:style-name="ce1" office:value-type="string">
            <text:p>9.705e-06</text:p>
          </table:table-cell>
          <table:table-cell office:value-type="float" office:value="0.0024435">
            <text:p>0.0024435</text:p>
          </table:table-cell>
          <table:table-cell table:style-name="ce1" office:value-type="string">
            <text:p>6.9974e-17</text:p>
          </table:table-cell>
          <table:table-cell table:style-name="ce1" office:value-type="string">
            <text:p>8.196e-12</text:p>
          </table:table-cell>
          <table:table-cell table:style-name="ce1" office:value-type="string">
            <text:p>6.1642e-16</text:p>
          </table:table-cell>
          <table:table-cell table:style-name="ce1" office:value-type="string">
            <text:p>2.2552e-14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M156]*1000000" office:value-type="float" office:value="411.33">
            <text:p>411.33</text:p>
          </table:table-cell>
          <table:table-cell table:formula="of:=[.N156]*1000000" office:value-type="float" office:value="52.758">
            <text:p>52.758</text:p>
          </table:table-cell>
          <table:table-cell table:formula="of:=[.O156]*1000000" office:value-type="float" office:value="12.353">
            <text:p>12.353</text:p>
          </table:table-cell>
          <table:table-cell table:formula="of:=[.P156]*1000000" office:value-type="float" office:value="0.01205">
            <text:p>0.01205</text:p>
          </table:table-cell>
          <table:table-cell table:formula="of:=[.Q156]*1000000" office:value-type="float" office:value="5.128">
            <text:p>5.128</text:p>
          </table:table-cell>
          <table:table-cell table:formula="of:=[.R156]*1000000" office:value-type="float" office:value="4.5993">
            <text:p>4.5993</text:p>
          </table:table-cell>
          <table:table-cell table:formula="of:=[.S156]*1000000" office:value-type="float" office:value="9.8062">
            <text:p>9.8062</text:p>
          </table:table-cell>
          <table:table-cell table:formula="of:=[.T156]*1000000" office:value-type="float" office:value="2439.8">
            <text:p>2439.8</text:p>
          </table:table-cell>
          <table:table-cell table:formula="of:=[.U156]*1000000000000" office:value-type="float" office:value="0.000067931">
            <text:p>0.000067931</text:p>
          </table:table-cell>
          <table:table-cell table:formula="of:=[.V156]*1000000000000" office:value-type="float" office:value="8.159">
            <text:p>8.159</text:p>
          </table:table-cell>
          <table:table-cell table:formula="of:=([.W156]+[.X156])*1000000000000" office:value-type="float" office:value="0.02292907">
            <text:p>0.02292907</text:p>
          </table:table-cell>
          <table:table-cell office:value-type="float" office:value="0.00041133">
            <text:p>0.00041133</text:p>
          </table:table-cell>
          <table:table-cell table:style-name="ce1" office:value-type="string">
            <text:p>5.2758e-05</text:p>
          </table:table-cell>
          <table:table-cell table:style-name="ce1" office:value-type="string">
            <text:p>1.2353e-05</text:p>
          </table:table-cell>
          <table:table-cell table:style-name="ce1" office:value-type="string">
            <text:p>1.205e-08</text:p>
          </table:table-cell>
          <table:table-cell table:style-name="ce1" office:value-type="string">
            <text:p>5.128e-06</text:p>
          </table:table-cell>
          <table:table-cell table:style-name="ce1" office:value-type="string">
            <text:p>4.5993e-06</text:p>
          </table:table-cell>
          <table:table-cell table:style-name="ce1" office:value-type="string">
            <text:p>9.8062e-06</text:p>
          </table:table-cell>
          <table:table-cell office:value-type="float" office:value="0.0024398">
            <text:p>0.0024398</text:p>
          </table:table-cell>
          <table:table-cell table:style-name="ce1" office:value-type="string">
            <text:p>6.7931e-17</text:p>
          </table:table-cell>
          <table:table-cell table:style-name="ce1" office:value-type="string">
            <text:p>8.159e-12</text:p>
          </table:table-cell>
          <table:table-cell table:style-name="ce1" office:value-type="string">
            <text:p>6.1007e-16</text:p>
          </table:table-cell>
          <table:table-cell table:style-name="ce1" office:value-type="string">
            <text:p>2.2319e-14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M157]*1000000" office:value-type="float" office:value="408.29">
            <text:p>408.29</text:p>
          </table:table-cell>
          <table:table-cell table:formula="of:=[.N157]*1000000" office:value-type="float" office:value="52.355">
            <text:p>52.355</text:p>
          </table:table-cell>
          <table:table-cell table:formula="of:=[.O157]*1000000" office:value-type="float" office:value="12.277">
            <text:p>12.277</text:p>
          </table:table-cell>
          <table:table-cell table:formula="of:=[.P157]*1000000" office:value-type="float" office:value="0.012085">
            <text:p>0.012085</text:p>
          </table:table-cell>
          <table:table-cell table:formula="of:=[.Q157]*1000000" office:value-type="float" office:value="5.1018">
            <text:p>5.1018</text:p>
          </table:table-cell>
          <table:table-cell table:formula="of:=[.R157]*1000000" office:value-type="float" office:value="4.581">
            <text:p>4.581</text:p>
          </table:table-cell>
          <table:table-cell table:formula="of:=[.S157]*1000000" office:value-type="float" office:value="9.9071">
            <text:p>9.9071</text:p>
          </table:table-cell>
          <table:table-cell table:formula="of:=[.T157]*1000000" office:value-type="float" office:value="2436.1">
            <text:p>2436.1</text:p>
          </table:table-cell>
          <table:table-cell table:formula="of:=[.U157]*1000000000000" office:value-type="float" office:value="0.000065949">
            <text:p>0.000065949</text:p>
          </table:table-cell>
          <table:table-cell table:formula="of:=[.V157]*1000000000000" office:value-type="float" office:value="8.1218">
            <text:p>8.1218</text:p>
          </table:table-cell>
          <table:table-cell table:formula="of:=([.W157]+[.X157])*1000000000000" office:value-type="float" office:value="0.02269277">
            <text:p>0.02269277</text:p>
          </table:table-cell>
          <table:table-cell office:value-type="float" office:value="0.00040829">
            <text:p>0.00040829</text:p>
          </table:table-cell>
          <table:table-cell table:style-name="ce1" office:value-type="string">
            <text:p>5.2355e-05</text:p>
          </table:table-cell>
          <table:table-cell table:style-name="ce1" office:value-type="string">
            <text:p>1.2277e-05</text:p>
          </table:table-cell>
          <table:table-cell table:style-name="ce1" office:value-type="string">
            <text:p>1.2085e-08</text:p>
          </table:table-cell>
          <table:table-cell table:style-name="ce1" office:value-type="string">
            <text:p>5.1018e-06</text:p>
          </table:table-cell>
          <table:table-cell table:style-name="ce1" office:value-type="string">
            <text:p>4.581e-06</text:p>
          </table:table-cell>
          <table:table-cell table:style-name="ce1" office:value-type="string">
            <text:p>9.9071e-06</text:p>
          </table:table-cell>
          <table:table-cell office:value-type="float" office:value="0.0024361">
            <text:p>0.0024361</text:p>
          </table:table-cell>
          <table:table-cell table:style-name="ce1" office:value-type="string">
            <text:p>6.5949e-17</text:p>
          </table:table-cell>
          <table:table-cell table:style-name="ce1" office:value-type="string">
            <text:p>8.1218e-12</text:p>
          </table:table-cell>
          <table:table-cell table:style-name="ce1" office:value-type="string">
            <text:p>6.0377e-16</text:p>
          </table:table-cell>
          <table:table-cell table:style-name="ce1" office:value-type="string">
            <text:p>2.2089e-14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M158]*1000000" office:value-type="float" office:value="405.28">
            <text:p>405.28</text:p>
          </table:table-cell>
          <table:table-cell table:formula="of:=[.N158]*1000000" office:value-type="float" office:value="51.954">
            <text:p>51.954</text:p>
          </table:table-cell>
          <table:table-cell table:formula="of:=[.O158]*1000000" office:value-type="float" office:value="12.201">
            <text:p>12.201</text:p>
          </table:table-cell>
          <table:table-cell table:formula="of:=[.P158]*1000000" office:value-type="float" office:value="0.01212">
            <text:p>0.01212</text:p>
          </table:table-cell>
          <table:table-cell table:formula="of:=[.Q158]*1000000" office:value-type="float" office:value="5.076">
            <text:p>5.076</text:p>
          </table:table-cell>
          <table:table-cell table:formula="of:=[.R158]*1000000" office:value-type="float" office:value="4.5622">
            <text:p>4.5622</text:p>
          </table:table-cell>
          <table:table-cell table:formula="of:=[.S158]*1000000" office:value-type="float" office:value="10.008">
            <text:p>10.008</text:p>
          </table:table-cell>
          <table:table-cell table:formula="of:=[.T158]*1000000" office:value-type="float" office:value="2432.5">
            <text:p>2432.5</text:p>
          </table:table-cell>
          <table:table-cell table:formula="of:=[.U158]*1000000000000" office:value-type="float" office:value="0.000064028">
            <text:p>0.000064028</text:p>
          </table:table-cell>
          <table:table-cell table:formula="of:=[.V158]*1000000000000" office:value-type="float" office:value="8.0844">
            <text:p>8.0844</text:p>
          </table:table-cell>
          <table:table-cell table:formula="of:=([.W158]+[.X158])*1000000000000" office:value-type="float" office:value="0.02245752">
            <text:p>0.02245752</text:p>
          </table:table-cell>
          <table:table-cell office:value-type="float" office:value="0.00040528">
            <text:p>0.00040528</text:p>
          </table:table-cell>
          <table:table-cell table:style-name="ce1" office:value-type="string">
            <text:p>5.1954e-05</text:p>
          </table:table-cell>
          <table:table-cell table:style-name="ce1" office:value-type="string">
            <text:p>1.2201e-05</text:p>
          </table:table-cell>
          <table:table-cell table:style-name="ce1" office:value-type="string">
            <text:p>1.212e-08</text:p>
          </table:table-cell>
          <table:table-cell table:style-name="ce1" office:value-type="string">
            <text:p>5.076e-06</text:p>
          </table:table-cell>
          <table:table-cell table:style-name="ce1" office:value-type="string">
            <text:p>4.5622e-06</text:p>
          </table:table-cell>
          <table:table-cell table:style-name="ce1" office:value-type="string">
            <text:p>1.0008e-05</text:p>
          </table:table-cell>
          <table:table-cell office:value-type="float" office:value="0.0024325">
            <text:p>0.0024325</text:p>
          </table:table-cell>
          <table:table-cell table:style-name="ce1" office:value-type="string">
            <text:p>6.4028e-17</text:p>
          </table:table-cell>
          <table:table-cell table:style-name="ce1" office:value-type="string">
            <text:p>8.0844e-12</text:p>
          </table:table-cell>
          <table:table-cell table:style-name="ce1" office:value-type="string">
            <text:p>5.9752e-16</text:p>
          </table:table-cell>
          <table:table-cell table:style-name="ce1" office:value-type="string">
            <text:p>2.186e-14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M159]*1000000" office:value-type="float" office:value="402.3">
            <text:p>402.3</text:p>
          </table:table-cell>
          <table:table-cell table:formula="of:=[.N159]*1000000" office:value-type="float" office:value="51.555">
            <text:p>51.555</text:p>
          </table:table-cell>
          <table:table-cell table:formula="of:=[.O159]*1000000" office:value-type="float" office:value="12.125">
            <text:p>12.125</text:p>
          </table:table-cell>
          <table:table-cell table:formula="of:=[.P159]*1000000" office:value-type="float" office:value="0.012154">
            <text:p>0.012154</text:p>
          </table:table-cell>
          <table:table-cell table:formula="of:=[.Q159]*1000000" office:value-type="float" office:value="5.0504">
            <text:p>5.0504</text:p>
          </table:table-cell>
          <table:table-cell table:formula="of:=[.R159]*1000000" office:value-type="float" office:value="4.5431">
            <text:p>4.5431</text:p>
          </table:table-cell>
          <table:table-cell table:formula="of:=[.S159]*1000000" office:value-type="float" office:value="10.108">
            <text:p>10.108</text:p>
          </table:table-cell>
          <table:table-cell table:formula="of:=[.T159]*1000000" office:value-type="float" office:value="2428.9">
            <text:p>2428.9</text:p>
          </table:table-cell>
          <table:table-cell table:formula="of:=[.U159]*1000000000000" office:value-type="float" office:value="0.000062166">
            <text:p>0.000062166</text:p>
          </table:table-cell>
          <table:table-cell table:formula="of:=[.V159]*1000000000000" office:value-type="float" office:value="8.0467">
            <text:p>8.0467</text:p>
          </table:table-cell>
          <table:table-cell table:formula="of:=([.W159]+[.X159])*1000000000000" office:value-type="float" office:value="0.02222532">
            <text:p>0.02222532</text:p>
          </table:table-cell>
          <table:table-cell office:value-type="float" office:value="0.0004023">
            <text:p>0.0004023</text:p>
          </table:table-cell>
          <table:table-cell table:style-name="ce1" office:value-type="string">
            <text:p>5.1555e-05</text:p>
          </table:table-cell>
          <table:table-cell table:style-name="ce1" office:value-type="string">
            <text:p>1.2125e-05</text:p>
          </table:table-cell>
          <table:table-cell table:style-name="ce1" office:value-type="string">
            <text:p>1.2154e-08</text:p>
          </table:table-cell>
          <table:table-cell table:style-name="ce1" office:value-type="string">
            <text:p>5.0504e-06</text:p>
          </table:table-cell>
          <table:table-cell table:style-name="ce1" office:value-type="string">
            <text:p>4.5431e-06</text:p>
          </table:table-cell>
          <table:table-cell table:style-name="ce1" office:value-type="string">
            <text:p>1.0108e-05</text:p>
          </table:table-cell>
          <table:table-cell office:value-type="float" office:value="0.0024289">
            <text:p>0.0024289</text:p>
          </table:table-cell>
          <table:table-cell table:style-name="ce1" office:value-type="string">
            <text:p>6.2166e-17</text:p>
          </table:table-cell>
          <table:table-cell table:style-name="ce1" office:value-type="string">
            <text:p>8.0467e-12</text:p>
          </table:table-cell>
          <table:table-cell table:style-name="ce1" office:value-type="string">
            <text:p>5.9132e-16</text:p>
          </table:table-cell>
          <table:table-cell table:style-name="ce1" office:value-type="string">
            <text:p>2.1634e-14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M160]*1000000" office:value-type="float" office:value="399.35">
            <text:p>399.35</text:p>
          </table:table-cell>
          <table:table-cell table:formula="of:=[.N160]*1000000" office:value-type="float" office:value="51.157">
            <text:p>51.157</text:p>
          </table:table-cell>
          <table:table-cell table:formula="of:=[.O160]*1000000" office:value-type="float" office:value="12.049">
            <text:p>12.049</text:p>
          </table:table-cell>
          <table:table-cell table:formula="of:=[.P160]*1000000" office:value-type="float" office:value="0.012187">
            <text:p>0.012187</text:p>
          </table:table-cell>
          <table:table-cell table:formula="of:=[.Q160]*1000000" office:value-type="float" office:value="5.025">
            <text:p>5.025</text:p>
          </table:table-cell>
          <table:table-cell table:formula="of:=[.R160]*1000000" office:value-type="float" office:value="4.5236">
            <text:p>4.5236</text:p>
          </table:table-cell>
          <table:table-cell table:formula="of:=[.S160]*1000000" office:value-type="float" office:value="10.207">
            <text:p>10.207</text:p>
          </table:table-cell>
          <table:table-cell table:formula="of:=[.T160]*1000000" office:value-type="float" office:value="2425.3">
            <text:p>2425.3</text:p>
          </table:table-cell>
          <table:table-cell table:formula="of:=[.U160]*1000000000000" office:value-type="float" office:value="0.00006036">
            <text:p>0.00006036</text:p>
          </table:table-cell>
          <table:table-cell table:formula="of:=[.V160]*1000000000000" office:value-type="float" office:value="8.0089">
            <text:p>8.0089</text:p>
          </table:table-cell>
          <table:table-cell table:formula="of:=([.W160]+[.X160])*1000000000000" office:value-type="float" office:value="0.02199417">
            <text:p>0.02199417</text:p>
          </table:table-cell>
          <table:table-cell office:value-type="float" office:value="0.00039935">
            <text:p>0.00039935</text:p>
          </table:table-cell>
          <table:table-cell table:style-name="ce1" office:value-type="string">
            <text:p>5.1157e-05</text:p>
          </table:table-cell>
          <table:table-cell table:style-name="ce1" office:value-type="string">
            <text:p>1.2049e-05</text:p>
          </table:table-cell>
          <table:table-cell table:style-name="ce1" office:value-type="string">
            <text:p>1.2187e-08</text:p>
          </table:table-cell>
          <table:table-cell table:style-name="ce1" office:value-type="string">
            <text:p>5.025e-06</text:p>
          </table:table-cell>
          <table:table-cell table:style-name="ce1" office:value-type="string">
            <text:p>4.5236e-06</text:p>
          </table:table-cell>
          <table:table-cell table:style-name="ce1" office:value-type="string">
            <text:p>1.0207e-05</text:p>
          </table:table-cell>
          <table:table-cell office:value-type="float" office:value="0.0024253">
            <text:p>0.0024253</text:p>
          </table:table-cell>
          <table:table-cell table:style-name="ce1" office:value-type="string">
            <text:p>6.036e-17</text:p>
          </table:table-cell>
          <table:table-cell table:style-name="ce1" office:value-type="string">
            <text:p>8.0089e-12</text:p>
          </table:table-cell>
          <table:table-cell table:style-name="ce1" office:value-type="string">
            <text:p>5.8517e-16</text:p>
          </table:table-cell>
          <table:table-cell table:style-name="ce1" office:value-type="string">
            <text:p>2.1409e-14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M161]*1000000" office:value-type="float" office:value="396.42">
            <text:p>396.42</text:p>
          </table:table-cell>
          <table:table-cell table:formula="of:=[.N161]*1000000" office:value-type="float" office:value="50.761">
            <text:p>50.761</text:p>
          </table:table-cell>
          <table:table-cell table:formula="of:=[.O161]*1000000" office:value-type="float" office:value="11.974">
            <text:p>11.974</text:p>
          </table:table-cell>
          <table:table-cell table:formula="of:=[.P161]*1000000" office:value-type="float" office:value="0.01222">
            <text:p>0.01222</text:p>
          </table:table-cell>
          <table:table-cell table:formula="of:=[.Q161]*1000000" office:value-type="float" office:value="5">
            <text:p>5</text:p>
          </table:table-cell>
          <table:table-cell table:formula="of:=[.R161]*1000000" office:value-type="float" office:value="4.5037">
            <text:p>4.5037</text:p>
          </table:table-cell>
          <table:table-cell table:formula="of:=[.S161]*1000000" office:value-type="float" office:value="10.306">
            <text:p>10.306</text:p>
          </table:table-cell>
          <table:table-cell table:formula="of:=[.T161]*1000000" office:value-type="float" office:value="2421.7">
            <text:p>2421.7</text:p>
          </table:table-cell>
          <table:table-cell table:formula="of:=[.U161]*1000000000000" office:value-type="float" office:value="0.000058609">
            <text:p>0.000058609</text:p>
          </table:table-cell>
          <table:table-cell table:formula="of:=[.V161]*1000000000000" office:value-type="float" office:value="7.9708">
            <text:p>7.9708</text:p>
          </table:table-cell>
          <table:table-cell table:formula="of:=([.W161]+[.X161])*1000000000000" office:value-type="float" office:value="0.02176407">
            <text:p>0.02176407</text:p>
          </table:table-cell>
          <table:table-cell office:value-type="float" office:value="0.00039642">
            <text:p>0.00039642</text:p>
          </table:table-cell>
          <table:table-cell table:style-name="ce1" office:value-type="string">
            <text:p>5.0761e-05</text:p>
          </table:table-cell>
          <table:table-cell table:style-name="ce1" office:value-type="string">
            <text:p>1.1974e-05</text:p>
          </table:table-cell>
          <table:table-cell table:style-name="ce1" office:value-type="string">
            <text:p>1.222e-08</text:p>
          </table:table-cell>
          <table:table-cell table:style-name="ce1" office:value-type="string">
            <text:p>5e-06</text:p>
          </table:table-cell>
          <table:table-cell table:style-name="ce1" office:value-type="string">
            <text:p>4.5037e-06</text:p>
          </table:table-cell>
          <table:table-cell table:style-name="ce1" office:value-type="string">
            <text:p>1.0306e-05</text:p>
          </table:table-cell>
          <table:table-cell office:value-type="float" office:value="0.0024217">
            <text:p>0.0024217</text:p>
          </table:table-cell>
          <table:table-cell table:style-name="ce1" office:value-type="string">
            <text:p>5.8609e-17</text:p>
          </table:table-cell>
          <table:table-cell table:style-name="ce1" office:value-type="string">
            <text:p>7.9708e-12</text:p>
          </table:table-cell>
          <table:table-cell table:style-name="ce1" office:value-type="string">
            <text:p>5.7907e-16</text:p>
          </table:table-cell>
          <table:table-cell table:style-name="ce1" office:value-type="string">
            <text:p>2.1185e-14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M162]*1000000" office:value-type="float" office:value="393.52">
            <text:p>393.52</text:p>
          </table:table-cell>
          <table:table-cell table:formula="of:=[.N162]*1000000" office:value-type="float" office:value="50.367">
            <text:p>50.367</text:p>
          </table:table-cell>
          <table:table-cell table:formula="of:=[.O162]*1000000" office:value-type="float" office:value="11.898">
            <text:p>11.898</text:p>
          </table:table-cell>
          <table:table-cell table:formula="of:=[.P162]*1000000" office:value-type="float" office:value="0.012253">
            <text:p>0.012253</text:p>
          </table:table-cell>
          <table:table-cell table:formula="of:=[.Q162]*1000000" office:value-type="float" office:value="4.9752">
            <text:p>4.9752</text:p>
          </table:table-cell>
          <table:table-cell table:formula="of:=[.R162]*1000000" office:value-type="float" office:value="4.4836">
            <text:p>4.4836</text:p>
          </table:table-cell>
          <table:table-cell table:formula="of:=[.S162]*1000000" office:value-type="float" office:value="10.405">
            <text:p>10.405</text:p>
          </table:table-cell>
          <table:table-cell table:formula="of:=[.T162]*1000000" office:value-type="float" office:value="2418.2">
            <text:p>2418.2</text:p>
          </table:table-cell>
          <table:table-cell table:formula="of:=[.U162]*1000000000000" office:value-type="float" office:value="0.000056912">
            <text:p>0.000056912</text:p>
          </table:table-cell>
          <table:table-cell table:formula="of:=[.V162]*1000000000000" office:value-type="float" office:value="7.9326">
            <text:p>7.9326</text:p>
          </table:table-cell>
          <table:table-cell table:formula="of:=([.W162]+[.X162])*1000000000000" office:value-type="float" office:value="0.02153703">
            <text:p>0.02153703</text:p>
          </table:table-cell>
          <table:table-cell office:value-type="float" office:value="0.00039352">
            <text:p>0.00039352</text:p>
          </table:table-cell>
          <table:table-cell table:style-name="ce1" office:value-type="string">
            <text:p>5.0367e-05</text:p>
          </table:table-cell>
          <table:table-cell table:style-name="ce1" office:value-type="string">
            <text:p>1.1898e-05</text:p>
          </table:table-cell>
          <table:table-cell table:style-name="ce1" office:value-type="string">
            <text:p>1.2253e-08</text:p>
          </table:table-cell>
          <table:table-cell table:style-name="ce1" office:value-type="string">
            <text:p>4.9752e-06</text:p>
          </table:table-cell>
          <table:table-cell table:style-name="ce1" office:value-type="string">
            <text:p>4.4836e-06</text:p>
          </table:table-cell>
          <table:table-cell table:style-name="ce1" office:value-type="string">
            <text:p>1.0405e-05</text:p>
          </table:table-cell>
          <table:table-cell office:value-type="float" office:value="0.0024182">
            <text:p>0.0024182</text:p>
          </table:table-cell>
          <table:table-cell table:style-name="ce1" office:value-type="string">
            <text:p>5.6912e-17</text:p>
          </table:table-cell>
          <table:table-cell table:style-name="ce1" office:value-type="string">
            <text:p>7.9326e-12</text:p>
          </table:table-cell>
          <table:table-cell table:style-name="ce1" office:value-type="string">
            <text:p>5.7303e-16</text:p>
          </table:table-cell>
          <table:table-cell table:style-name="ce1" office:value-type="string">
            <text:p>2.0964e-14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M163]*1000000" office:value-type="float" office:value="390.64">
            <text:p>390.64</text:p>
          </table:table-cell>
          <table:table-cell table:formula="of:=[.N163]*1000000" office:value-type="float" office:value="49.974">
            <text:p>49.974</text:p>
          </table:table-cell>
          <table:table-cell table:formula="of:=[.O163]*1000000" office:value-type="float" office:value="11.823">
            <text:p>11.823</text:p>
          </table:table-cell>
          <table:table-cell table:formula="of:=[.P163]*1000000" office:value-type="float" office:value="0.012285">
            <text:p>0.012285</text:p>
          </table:table-cell>
          <table:table-cell table:formula="of:=[.Q163]*1000000" office:value-type="float" office:value="4.9507">
            <text:p>4.9507</text:p>
          </table:table-cell>
          <table:table-cell table:formula="of:=[.R163]*1000000" office:value-type="float" office:value="4.4631">
            <text:p>4.4631</text:p>
          </table:table-cell>
          <table:table-cell table:formula="of:=[.S163]*1000000" office:value-type="float" office:value="10.503">
            <text:p>10.503</text:p>
          </table:table-cell>
          <table:table-cell table:formula="of:=[.T163]*1000000" office:value-type="float" office:value="2414.7">
            <text:p>2414.7</text:p>
          </table:table-cell>
          <table:table-cell table:formula="of:=[.U163]*1000000000000" office:value-type="float" office:value="0.000055266">
            <text:p>0.000055266</text:p>
          </table:table-cell>
          <table:table-cell table:formula="of:=[.V163]*1000000000000" office:value-type="float" office:value="7.8941">
            <text:p>7.8941</text:p>
          </table:table-cell>
          <table:table-cell table:formula="of:=([.W163]+[.X163])*1000000000000" office:value-type="float" office:value="0.02131203">
            <text:p>0.02131203</text:p>
          </table:table-cell>
          <table:table-cell office:value-type="float" office:value="0.00039064">
            <text:p>0.00039064</text:p>
          </table:table-cell>
          <table:table-cell table:style-name="ce1" office:value-type="string">
            <text:p>4.9974e-05</text:p>
          </table:table-cell>
          <table:table-cell table:style-name="ce1" office:value-type="string">
            <text:p>1.1823e-05</text:p>
          </table:table-cell>
          <table:table-cell table:style-name="ce1" office:value-type="string">
            <text:p>1.2285e-08</text:p>
          </table:table-cell>
          <table:table-cell table:style-name="ce1" office:value-type="string">
            <text:p>4.9507e-06</text:p>
          </table:table-cell>
          <table:table-cell table:style-name="ce1" office:value-type="string">
            <text:p>4.4631e-06</text:p>
          </table:table-cell>
          <table:table-cell table:style-name="ce1" office:value-type="string">
            <text:p>1.0503e-05</text:p>
          </table:table-cell>
          <table:table-cell office:value-type="float" office:value="0.0024147">
            <text:p>0.0024147</text:p>
          </table:table-cell>
          <table:table-cell table:style-name="ce1" office:value-type="string">
            <text:p>5.5266e-17</text:p>
          </table:table-cell>
          <table:table-cell table:style-name="ce1" office:value-type="string">
            <text:p>7.8941e-12</text:p>
          </table:table-cell>
          <table:table-cell table:style-name="ce1" office:value-type="string">
            <text:p>5.6703e-16</text:p>
          </table:table-cell>
          <table:table-cell table:style-name="ce1" office:value-type="string">
            <text:p>2.0745e-14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M164]*1000000" office:value-type="float" office:value="387.79">
            <text:p>387.79</text:p>
          </table:table-cell>
          <table:table-cell table:formula="of:=[.N164]*1000000" office:value-type="float" office:value="49.584">
            <text:p>49.584</text:p>
          </table:table-cell>
          <table:table-cell table:formula="of:=[.O164]*1000000" office:value-type="float" office:value="11.748">
            <text:p>11.748</text:p>
          </table:table-cell>
          <table:table-cell table:formula="of:=[.P164]*1000000" office:value-type="float" office:value="0.012317">
            <text:p>0.012317</text:p>
          </table:table-cell>
          <table:table-cell table:formula="of:=[.Q164]*1000000" office:value-type="float" office:value="4.9264">
            <text:p>4.9264</text:p>
          </table:table-cell>
          <table:table-cell table:formula="of:=[.R164]*1000000" office:value-type="float" office:value="4.4423">
            <text:p>4.4423</text:p>
          </table:table-cell>
          <table:table-cell table:formula="of:=[.S164]*1000000" office:value-type="float" office:value="10.601">
            <text:p>10.601</text:p>
          </table:table-cell>
          <table:table-cell table:formula="of:=[.T164]*1000000" office:value-type="float" office:value="2411.3">
            <text:p>2411.3</text:p>
          </table:table-cell>
          <table:table-cell table:formula="of:=[.U164]*1000000000000" office:value-type="float" office:value="0.000053671">
            <text:p>0.000053671</text:p>
          </table:table-cell>
          <table:table-cell table:formula="of:=[.V164]*1000000000000" office:value-type="float" office:value="7.8554">
            <text:p>7.8554</text:p>
          </table:table-cell>
          <table:table-cell table:formula="of:=([.W164]+[.X164])*1000000000000" office:value-type="float" office:value="0.0210891">
            <text:p>0.0210891</text:p>
          </table:table-cell>
          <table:table-cell office:value-type="float" office:value="0.00038779">
            <text:p>0.00038779</text:p>
          </table:table-cell>
          <table:table-cell table:style-name="ce1" office:value-type="string">
            <text:p>4.9584e-05</text:p>
          </table:table-cell>
          <table:table-cell table:style-name="ce1" office:value-type="string">
            <text:p>1.1748e-05</text:p>
          </table:table-cell>
          <table:table-cell table:style-name="ce1" office:value-type="string">
            <text:p>1.2317e-08</text:p>
          </table:table-cell>
          <table:table-cell table:style-name="ce1" office:value-type="string">
            <text:p>4.9264e-06</text:p>
          </table:table-cell>
          <table:table-cell table:style-name="ce1" office:value-type="string">
            <text:p>4.4423e-06</text:p>
          </table:table-cell>
          <table:table-cell table:style-name="ce1" office:value-type="string">
            <text:p>1.0601e-05</text:p>
          </table:table-cell>
          <table:table-cell office:value-type="float" office:value="0.0024113">
            <text:p>0.0024113</text:p>
          </table:table-cell>
          <table:table-cell table:style-name="ce1" office:value-type="string">
            <text:p>5.3671e-17</text:p>
          </table:table-cell>
          <table:table-cell table:style-name="ce1" office:value-type="string">
            <text:p>7.8554e-12</text:p>
          </table:table-cell>
          <table:table-cell table:style-name="ce1" office:value-type="string">
            <text:p>5.611e-16</text:p>
          </table:table-cell>
          <table:table-cell table:style-name="ce1" office:value-type="string">
            <text:p>2.0528e-14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M165]*1000000" office:value-type="float" office:value="384.97">
            <text:p>384.97</text:p>
          </table:table-cell>
          <table:table-cell table:formula="of:=[.N165]*1000000" office:value-type="float" office:value="49.195">
            <text:p>49.195</text:p>
          </table:table-cell>
          <table:table-cell table:formula="of:=[.O165]*1000000" office:value-type="float" office:value="11.674">
            <text:p>11.674</text:p>
          </table:table-cell>
          <table:table-cell table:formula="of:=[.P165]*1000000" office:value-type="float" office:value="0.012348">
            <text:p>0.012348</text:p>
          </table:table-cell>
          <table:table-cell table:formula="of:=[.Q165]*1000000" office:value-type="float" office:value="4.9025">
            <text:p>4.9025</text:p>
          </table:table-cell>
          <table:table-cell table:formula="of:=[.R165]*1000000" office:value-type="float" office:value="4.4212">
            <text:p>4.4212</text:p>
          </table:table-cell>
          <table:table-cell table:formula="of:=[.S165]*1000000" office:value-type="float" office:value="10.698">
            <text:p>10.698</text:p>
          </table:table-cell>
          <table:table-cell table:formula="of:=[.T165]*1000000" office:value-type="float" office:value="2407.9">
            <text:p>2407.9</text:p>
          </table:table-cell>
          <table:table-cell table:formula="of:=[.U165]*1000000000000" office:value-type="float" office:value="0.000052124">
            <text:p>0.000052124</text:p>
          </table:table-cell>
          <table:table-cell table:formula="of:=[.V165]*1000000000000" office:value-type="float" office:value="7.8165">
            <text:p>7.8165</text:p>
          </table:table-cell>
          <table:table-cell table:formula="of:=([.W165]+[.X165])*1000000000000" office:value-type="float" office:value="0.02086821">
            <text:p>0.02086821</text:p>
          </table:table-cell>
          <table:table-cell office:value-type="float" office:value="0.00038497">
            <text:p>0.00038497</text:p>
          </table:table-cell>
          <table:table-cell table:style-name="ce1" office:value-type="string">
            <text:p>4.9195e-05</text:p>
          </table:table-cell>
          <table:table-cell table:style-name="ce1" office:value-type="string">
            <text:p>1.1674e-05</text:p>
          </table:table-cell>
          <table:table-cell table:style-name="ce1" office:value-type="string">
            <text:p>1.2348e-08</text:p>
          </table:table-cell>
          <table:table-cell table:style-name="ce1" office:value-type="string">
            <text:p>4.9025e-06</text:p>
          </table:table-cell>
          <table:table-cell table:style-name="ce1" office:value-type="string">
            <text:p>4.4212e-06</text:p>
          </table:table-cell>
          <table:table-cell table:style-name="ce1" office:value-type="string">
            <text:p>1.0698e-05</text:p>
          </table:table-cell>
          <table:table-cell office:value-type="float" office:value="0.0024079">
            <text:p>0.0024079</text:p>
          </table:table-cell>
          <table:table-cell table:style-name="ce1" office:value-type="string">
            <text:p>5.2124e-17</text:p>
          </table:table-cell>
          <table:table-cell table:style-name="ce1" office:value-type="string">
            <text:p>7.8165e-12</text:p>
          </table:table-cell>
          <table:table-cell table:style-name="ce1" office:value-type="string">
            <text:p>5.5521e-16</text:p>
          </table:table-cell>
          <table:table-cell table:style-name="ce1" office:value-type="string">
            <text:p>2.0313e-14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M166]*1000000" office:value-type="float" office:value="382.17">
            <text:p>382.17</text:p>
          </table:table-cell>
          <table:table-cell table:formula="of:=[.N166]*1000000" office:value-type="float" office:value="48.808">
            <text:p>48.808</text:p>
          </table:table-cell>
          <table:table-cell table:formula="of:=[.O166]*1000000" office:value-type="float" office:value="11.599">
            <text:p>11.599</text:p>
          </table:table-cell>
          <table:table-cell table:formula="of:=[.P166]*1000000" office:value-type="float" office:value="0.012379">
            <text:p>0.012379</text:p>
          </table:table-cell>
          <table:table-cell table:formula="of:=[.Q166]*1000000" office:value-type="float" office:value="4.8788">
            <text:p>4.8788</text:p>
          </table:table-cell>
          <table:table-cell table:formula="of:=[.R166]*1000000" office:value-type="float" office:value="4.3999">
            <text:p>4.3999</text:p>
          </table:table-cell>
          <table:table-cell table:formula="of:=[.S166]*1000000" office:value-type="float" office:value="10.795">
            <text:p>10.795</text:p>
          </table:table-cell>
          <table:table-cell table:formula="of:=[.T166]*1000000" office:value-type="float" office:value="2404.5">
            <text:p>2404.5</text:p>
          </table:table-cell>
          <table:table-cell table:formula="of:=[.U166]*1000000000000" office:value-type="float" office:value="0.000050625">
            <text:p>0.000050625</text:p>
          </table:table-cell>
          <table:table-cell table:formula="of:=[.V166]*1000000000000" office:value-type="float" office:value="7.7773">
            <text:p>7.7773</text:p>
          </table:table-cell>
          <table:table-cell table:formula="of:=([.W166]+[.X166])*1000000000000" office:value-type="float" office:value="0.02064838">
            <text:p>0.02064838</text:p>
          </table:table-cell>
          <table:table-cell office:value-type="float" office:value="0.00038217">
            <text:p>0.00038217</text:p>
          </table:table-cell>
          <table:table-cell table:style-name="ce1" office:value-type="string">
            <text:p>4.8808e-05</text:p>
          </table:table-cell>
          <table:table-cell table:style-name="ce1" office:value-type="string">
            <text:p>1.1599e-05</text:p>
          </table:table-cell>
          <table:table-cell table:style-name="ce1" office:value-type="string">
            <text:p>1.2379e-08</text:p>
          </table:table-cell>
          <table:table-cell table:style-name="ce1" office:value-type="string">
            <text:p>4.8788e-06</text:p>
          </table:table-cell>
          <table:table-cell table:style-name="ce1" office:value-type="string">
            <text:p>4.3999e-06</text:p>
          </table:table-cell>
          <table:table-cell table:style-name="ce1" office:value-type="string">
            <text:p>1.0795e-05</text:p>
          </table:table-cell>
          <table:table-cell office:value-type="float" office:value="0.0024045">
            <text:p>0.0024045</text:p>
          </table:table-cell>
          <table:table-cell table:style-name="ce1" office:value-type="string">
            <text:p>5.0625e-17</text:p>
          </table:table-cell>
          <table:table-cell table:style-name="ce1" office:value-type="string">
            <text:p>7.7773e-12</text:p>
          </table:table-cell>
          <table:table-cell table:style-name="ce1" office:value-type="string">
            <text:p>5.4938e-16</text:p>
          </table:table-cell>
          <table:table-cell table:style-name="ce1" office:value-type="string">
            <text:p>2.0099e-14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M167]*1000000" office:value-type="float" office:value="379.4">
            <text:p>379.4</text:p>
          </table:table-cell>
          <table:table-cell table:formula="of:=[.N167]*1000000" office:value-type="float" office:value="48.423">
            <text:p>48.423</text:p>
          </table:table-cell>
          <table:table-cell table:formula="of:=[.O167]*1000000" office:value-type="float" office:value="11.525">
            <text:p>11.525</text:p>
          </table:table-cell>
          <table:table-cell table:formula="of:=[.P167]*1000000" office:value-type="float" office:value="0.01241">
            <text:p>0.01241</text:p>
          </table:table-cell>
          <table:table-cell table:formula="of:=[.Q167]*1000000" office:value-type="float" office:value="4.8553">
            <text:p>4.8553</text:p>
          </table:table-cell>
          <table:table-cell table:formula="of:=[.R167]*1000000" office:value-type="float" office:value="4.3783">
            <text:p>4.3783</text:p>
          </table:table-cell>
          <table:table-cell table:formula="of:=[.S167]*1000000" office:value-type="float" office:value="10.892">
            <text:p>10.892</text:p>
          </table:table-cell>
          <table:table-cell table:formula="of:=[.T167]*1000000" office:value-type="float" office:value="2401.1">
            <text:p>2401.1</text:p>
          </table:table-cell>
          <table:table-cell table:formula="of:=[.U167]*1000000000000" office:value-type="float" office:value="0.000049171">
            <text:p>0.000049171</text:p>
          </table:table-cell>
          <table:table-cell table:formula="of:=[.V167]*1000000000000" office:value-type="float" office:value="7.738">
            <text:p>7.738</text:p>
          </table:table-cell>
          <table:table-cell table:formula="of:=([.W167]+[.X167])*1000000000000" office:value-type="float" office:value="0.02043161">
            <text:p>0.02043161</text:p>
          </table:table-cell>
          <table:table-cell office:value-type="float" office:value="0.0003794">
            <text:p>0.0003794</text:p>
          </table:table-cell>
          <table:table-cell table:style-name="ce1" office:value-type="string">
            <text:p>4.8423e-05</text:p>
          </table:table-cell>
          <table:table-cell table:style-name="ce1" office:value-type="string">
            <text:p>1.1525e-05</text:p>
          </table:table-cell>
          <table:table-cell table:style-name="ce1" office:value-type="string">
            <text:p>1.241e-08</text:p>
          </table:table-cell>
          <table:table-cell table:style-name="ce1" office:value-type="string">
            <text:p>4.8553e-06</text:p>
          </table:table-cell>
          <table:table-cell table:style-name="ce1" office:value-type="string">
            <text:p>4.3783e-06</text:p>
          </table:table-cell>
          <table:table-cell table:style-name="ce1" office:value-type="string">
            <text:p>1.0892e-05</text:p>
          </table:table-cell>
          <table:table-cell office:value-type="float" office:value="0.0024011">
            <text:p>0.0024011</text:p>
          </table:table-cell>
          <table:table-cell table:style-name="ce1" office:value-type="string">
            <text:p>4.9171e-17</text:p>
          </table:table-cell>
          <table:table-cell table:style-name="ce1" office:value-type="string">
            <text:p>7.738e-12</text:p>
          </table:table-cell>
          <table:table-cell table:style-name="ce1" office:value-type="string">
            <text:p>5.4361e-16</text:p>
          </table:table-cell>
          <table:table-cell table:style-name="ce1" office:value-type="string">
            <text:p>1.9888e-14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M168]*1000000" office:value-type="float" office:value="376.66">
            <text:p>376.66</text:p>
          </table:table-cell>
          <table:table-cell table:formula="of:=[.N168]*1000000" office:value-type="float" office:value="48.039">
            <text:p>48.039</text:p>
          </table:table-cell>
          <table:table-cell table:formula="of:=[.O168]*1000000" office:value-type="float" office:value="11.451">
            <text:p>11.451</text:p>
          </table:table-cell>
          <table:table-cell table:formula="of:=[.P168]*1000000" office:value-type="float" office:value="0.01244">
            <text:p>0.01244</text:p>
          </table:table-cell>
          <table:table-cell table:formula="of:=[.Q168]*1000000" office:value-type="float" office:value="4.8321">
            <text:p>4.8321</text:p>
          </table:table-cell>
          <table:table-cell table:formula="of:=[.R168]*1000000" office:value-type="float" office:value="4.3565">
            <text:p>4.3565</text:p>
          </table:table-cell>
          <table:table-cell table:formula="of:=[.S168]*1000000" office:value-type="float" office:value="10.988">
            <text:p>10.988</text:p>
          </table:table-cell>
          <table:table-cell table:formula="of:=[.T168]*1000000" office:value-type="float" office:value="2397.7">
            <text:p>2397.7</text:p>
          </table:table-cell>
          <table:table-cell table:formula="of:=[.U168]*1000000000000" office:value-type="float" office:value="0.000047761">
            <text:p>0.000047761</text:p>
          </table:table-cell>
          <table:table-cell table:formula="of:=[.V168]*1000000000000" office:value-type="float" office:value="7.6985">
            <text:p>7.6985</text:p>
          </table:table-cell>
          <table:table-cell table:formula="of:=([.W168]+[.X168])*1000000000000" office:value-type="float" office:value="0.02021689">
            <text:p>0.02021689</text:p>
          </table:table-cell>
          <table:table-cell office:value-type="float" office:value="0.00037666">
            <text:p>0.00037666</text:p>
          </table:table-cell>
          <table:table-cell table:style-name="ce1" office:value-type="string">
            <text:p>4.8039e-05</text:p>
          </table:table-cell>
          <table:table-cell table:style-name="ce1" office:value-type="string">
            <text:p>1.1451e-05</text:p>
          </table:table-cell>
          <table:table-cell table:style-name="ce1" office:value-type="string">
            <text:p>1.244e-08</text:p>
          </table:table-cell>
          <table:table-cell table:style-name="ce1" office:value-type="string">
            <text:p>4.8321e-06</text:p>
          </table:table-cell>
          <table:table-cell table:style-name="ce1" office:value-type="string">
            <text:p>4.3565e-06</text:p>
          </table:table-cell>
          <table:table-cell table:style-name="ce1" office:value-type="string">
            <text:p>1.0988e-05</text:p>
          </table:table-cell>
          <table:table-cell office:value-type="float" office:value="0.0023977">
            <text:p>0.0023977</text:p>
          </table:table-cell>
          <table:table-cell table:style-name="ce1" office:value-type="string">
            <text:p>4.7761e-17</text:p>
          </table:table-cell>
          <table:table-cell table:style-name="ce1" office:value-type="string">
            <text:p>7.6985e-12</text:p>
          </table:table-cell>
          <table:table-cell table:style-name="ce1" office:value-type="string">
            <text:p>5.3789e-16</text:p>
          </table:table-cell>
          <table:table-cell table:style-name="ce1" office:value-type="string">
            <text:p>1.9679e-14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M169]*1000000" office:value-type="float" office:value="373.94">
            <text:p>373.94</text:p>
          </table:table-cell>
          <table:table-cell table:formula="of:=[.N169]*1000000" office:value-type="float" office:value="47.657">
            <text:p>47.657</text:p>
          </table:table-cell>
          <table:table-cell table:formula="of:=[.O169]*1000000" office:value-type="float" office:value="11.378">
            <text:p>11.378</text:p>
          </table:table-cell>
          <table:table-cell table:formula="of:=[.P169]*1000000" office:value-type="float" office:value="0.01247">
            <text:p>0.01247</text:p>
          </table:table-cell>
          <table:table-cell table:formula="of:=[.Q169]*1000000" office:value-type="float" office:value="4.8092">
            <text:p>4.8092</text:p>
          </table:table-cell>
          <table:table-cell table:formula="of:=[.R169]*1000000" office:value-type="float" office:value="4.3344">
            <text:p>4.3344</text:p>
          </table:table-cell>
          <table:table-cell table:formula="of:=[.S169]*1000000" office:value-type="float" office:value="11.083">
            <text:p>11.083</text:p>
          </table:table-cell>
          <table:table-cell table:formula="of:=[.T169]*1000000" office:value-type="float" office:value="2394.4">
            <text:p>2394.4</text:p>
          </table:table-cell>
          <table:table-cell table:formula="of:=[.U169]*1000000000000" office:value-type="float" office:value="0.000046394">
            <text:p>0.000046394</text:p>
          </table:table-cell>
          <table:table-cell table:formula="of:=[.V169]*1000000000000" office:value-type="float" office:value="7.6587">
            <text:p>7.6587</text:p>
          </table:table-cell>
          <table:table-cell table:formula="of:=([.W169]+[.X169])*1000000000000" office:value-type="float" office:value="0.02000423">
            <text:p>0.02000423</text:p>
          </table:table-cell>
          <table:table-cell office:value-type="float" office:value="0.00037394">
            <text:p>0.00037394</text:p>
          </table:table-cell>
          <table:table-cell table:style-name="ce1" office:value-type="string">
            <text:p>4.7657e-05</text:p>
          </table:table-cell>
          <table:table-cell table:style-name="ce1" office:value-type="string">
            <text:p>1.1378e-05</text:p>
          </table:table-cell>
          <table:table-cell table:style-name="ce1" office:value-type="string">
            <text:p>1.247e-08</text:p>
          </table:table-cell>
          <table:table-cell table:style-name="ce1" office:value-type="string">
            <text:p>4.8092e-06</text:p>
          </table:table-cell>
          <table:table-cell table:style-name="ce1" office:value-type="string">
            <text:p>4.3344e-06</text:p>
          </table:table-cell>
          <table:table-cell table:style-name="ce1" office:value-type="string">
            <text:p>1.1083e-05</text:p>
          </table:table-cell>
          <table:table-cell office:value-type="float" office:value="0.0023944">
            <text:p>0.0023944</text:p>
          </table:table-cell>
          <table:table-cell table:style-name="ce1" office:value-type="string">
            <text:p>4.6394e-17</text:p>
          </table:table-cell>
          <table:table-cell table:style-name="ce1" office:value-type="string">
            <text:p>7.6587e-12</text:p>
          </table:table-cell>
          <table:table-cell table:style-name="ce1" office:value-type="string">
            <text:p>5.3223e-16</text:p>
          </table:table-cell>
          <table:table-cell table:style-name="ce1" office:value-type="string">
            <text:p>1.9472e-14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M170]*1000000" office:value-type="float" office:value="371.24">
            <text:p>371.24</text:p>
          </table:table-cell>
          <table:table-cell table:formula="of:=[.N170]*1000000" office:value-type="float" office:value="47.277">
            <text:p>47.277</text:p>
          </table:table-cell>
          <table:table-cell table:formula="of:=[.O170]*1000000" office:value-type="float" office:value="11.304">
            <text:p>11.304</text:p>
          </table:table-cell>
          <table:table-cell table:formula="of:=[.P170]*1000000" office:value-type="float" office:value="0.012499">
            <text:p>0.012499</text:p>
          </table:table-cell>
          <table:table-cell table:formula="of:=[.Q170]*1000000" office:value-type="float" office:value="4.7866">
            <text:p>4.7866</text:p>
          </table:table-cell>
          <table:table-cell table:formula="of:=[.R170]*1000000" office:value-type="float" office:value="4.3122">
            <text:p>4.3122</text:p>
          </table:table-cell>
          <table:table-cell table:formula="of:=[.S170]*1000000" office:value-type="float" office:value="11.178">
            <text:p>11.178</text:p>
          </table:table-cell>
          <table:table-cell table:formula="of:=[.T170]*1000000" office:value-type="float" office:value="2391.1">
            <text:p>2391.1</text:p>
          </table:table-cell>
          <table:table-cell table:formula="of:=[.U170]*1000000000000" office:value-type="float" office:value="0.000045069">
            <text:p>0.000045069</text:p>
          </table:table-cell>
          <table:table-cell table:formula="of:=[.V170]*1000000000000" office:value-type="float" office:value="7.6188">
            <text:p>7.6188</text:p>
          </table:table-cell>
          <table:table-cell table:formula="of:=([.W170]+[.X170])*1000000000000" office:value-type="float" office:value="0.01979363">
            <text:p>0.01979363</text:p>
          </table:table-cell>
          <table:table-cell office:value-type="float" office:value="0.00037124">
            <text:p>0.00037124</text:p>
          </table:table-cell>
          <table:table-cell table:style-name="ce1" office:value-type="string">
            <text:p>4.7277e-05</text:p>
          </table:table-cell>
          <table:table-cell table:style-name="ce1" office:value-type="string">
            <text:p>1.1304e-05</text:p>
          </table:table-cell>
          <table:table-cell table:style-name="ce1" office:value-type="string">
            <text:p>1.2499e-08</text:p>
          </table:table-cell>
          <table:table-cell table:style-name="ce1" office:value-type="string">
            <text:p>4.7866e-06</text:p>
          </table:table-cell>
          <table:table-cell table:style-name="ce1" office:value-type="string">
            <text:p>4.3122e-06</text:p>
          </table:table-cell>
          <table:table-cell table:style-name="ce1" office:value-type="string">
            <text:p>1.1178e-05</text:p>
          </table:table-cell>
          <table:table-cell office:value-type="float" office:value="0.0023911">
            <text:p>0.0023911</text:p>
          </table:table-cell>
          <table:table-cell table:style-name="ce1" office:value-type="string">
            <text:p>4.5069e-17</text:p>
          </table:table-cell>
          <table:table-cell table:style-name="ce1" office:value-type="string">
            <text:p>7.6188e-12</text:p>
          </table:table-cell>
          <table:table-cell table:style-name="ce1" office:value-type="string">
            <text:p>5.2663e-16</text:p>
          </table:table-cell>
          <table:table-cell table:style-name="ce1" office:value-type="string">
            <text:p>1.9267e-14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M171]*1000000" office:value-type="float" office:value="368.57">
            <text:p>368.57</text:p>
          </table:table-cell>
          <table:table-cell table:formula="of:=[.N171]*1000000" office:value-type="float" office:value="46.899">
            <text:p>46.899</text:p>
          </table:table-cell>
          <table:table-cell table:formula="of:=[.O171]*1000000" office:value-type="float" office:value="11.231">
            <text:p>11.231</text:p>
          </table:table-cell>
          <table:table-cell table:formula="of:=[.P171]*1000000" office:value-type="float" office:value="0.012528">
            <text:p>0.012528</text:p>
          </table:table-cell>
          <table:table-cell table:formula="of:=[.Q171]*1000000" office:value-type="float" office:value="4.7642">
            <text:p>4.7642</text:p>
          </table:table-cell>
          <table:table-cell table:formula="of:=[.R171]*1000000" office:value-type="float" office:value="4.2897">
            <text:p>4.2897</text:p>
          </table:table-cell>
          <table:table-cell table:formula="of:=[.S171]*1000000" office:value-type="float" office:value="11.272">
            <text:p>11.272</text:p>
          </table:table-cell>
          <table:table-cell table:formula="of:=[.T171]*1000000" office:value-type="float" office:value="2387.9">
            <text:p>2387.9</text:p>
          </table:table-cell>
          <table:table-cell table:formula="of:=[.U171]*1000000000000" office:value-type="float" office:value="0.000043785">
            <text:p>0.000043785</text:p>
          </table:table-cell>
          <table:table-cell table:formula="of:=[.V171]*1000000000000" office:value-type="float" office:value="7.5786">
            <text:p>7.5786</text:p>
          </table:table-cell>
          <table:table-cell table:formula="of:=([.W171]+[.X171])*1000000000000" office:value-type="float" office:value="0.01958508">
            <text:p>0.01958508</text:p>
          </table:table-cell>
          <table:table-cell office:value-type="float" office:value="0.00036857">
            <text:p>0.00036857</text:p>
          </table:table-cell>
          <table:table-cell table:style-name="ce1" office:value-type="string">
            <text:p>4.6899e-05</text:p>
          </table:table-cell>
          <table:table-cell table:style-name="ce1" office:value-type="string">
            <text:p>1.1231e-05</text:p>
          </table:table-cell>
          <table:table-cell table:style-name="ce1" office:value-type="string">
            <text:p>1.2528e-08</text:p>
          </table:table-cell>
          <table:table-cell table:style-name="ce1" office:value-type="string">
            <text:p>4.7642e-06</text:p>
          </table:table-cell>
          <table:table-cell table:style-name="ce1" office:value-type="string">
            <text:p>4.2897e-06</text:p>
          </table:table-cell>
          <table:table-cell table:style-name="ce1" office:value-type="string">
            <text:p>1.1272e-05</text:p>
          </table:table-cell>
          <table:table-cell office:value-type="float" office:value="0.0023879">
            <text:p>0.0023879</text:p>
          </table:table-cell>
          <table:table-cell table:style-name="ce1" office:value-type="string">
            <text:p>4.3785e-17</text:p>
          </table:table-cell>
          <table:table-cell table:style-name="ce1" office:value-type="string">
            <text:p>7.5786e-12</text:p>
          </table:table-cell>
          <table:table-cell table:style-name="ce1" office:value-type="string">
            <text:p>5.2108e-16</text:p>
          </table:table-cell>
          <table:table-cell table:style-name="ce1" office:value-type="string">
            <text:p>1.9064e-14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M172]*1000000" office:value-type="float" office:value="365.92">
            <text:p>365.92</text:p>
          </table:table-cell>
          <table:table-cell table:formula="of:=[.N172]*1000000" office:value-type="float" office:value="46.523">
            <text:p>46.523</text:p>
          </table:table-cell>
          <table:table-cell table:formula="of:=[.O172]*1000000" office:value-type="float" office:value="11.158">
            <text:p>11.158</text:p>
          </table:table-cell>
          <table:table-cell table:formula="of:=[.P172]*1000000" office:value-type="float" office:value="0.012556">
            <text:p>0.012556</text:p>
          </table:table-cell>
          <table:table-cell table:formula="of:=[.Q172]*1000000" office:value-type="float" office:value="4.7421">
            <text:p>4.7421</text:p>
          </table:table-cell>
          <table:table-cell table:formula="of:=[.R172]*1000000" office:value-type="float" office:value="4.2671">
            <text:p>4.2671</text:p>
          </table:table-cell>
          <table:table-cell table:formula="of:=[.S172]*1000000" office:value-type="float" office:value="11.366">
            <text:p>11.366</text:p>
          </table:table-cell>
          <table:table-cell table:formula="of:=[.T172]*1000000" office:value-type="float" office:value="2384.7">
            <text:p>2384.7</text:p>
          </table:table-cell>
          <table:table-cell table:formula="of:=[.U172]*1000000000000" office:value-type="float" office:value="0.000042539">
            <text:p>0.000042539</text:p>
          </table:table-cell>
          <table:table-cell table:formula="of:=[.V172]*1000000000000" office:value-type="float" office:value="7.5383">
            <text:p>7.5383</text:p>
          </table:table-cell>
          <table:table-cell table:formula="of:=([.W172]+[.X172])*1000000000000" office:value-type="float" office:value="0.01937859">
            <text:p>0.01937859</text:p>
          </table:table-cell>
          <table:table-cell office:value-type="float" office:value="0.00036592">
            <text:p>0.00036592</text:p>
          </table:table-cell>
          <table:table-cell table:style-name="ce1" office:value-type="string">
            <text:p>4.6523e-05</text:p>
          </table:table-cell>
          <table:table-cell table:style-name="ce1" office:value-type="string">
            <text:p>1.1158e-05</text:p>
          </table:table-cell>
          <table:table-cell table:style-name="ce1" office:value-type="string">
            <text:p>1.2556e-08</text:p>
          </table:table-cell>
          <table:table-cell table:style-name="ce1" office:value-type="string">
            <text:p>4.7421e-06</text:p>
          </table:table-cell>
          <table:table-cell table:style-name="ce1" office:value-type="string">
            <text:p>4.2671e-06</text:p>
          </table:table-cell>
          <table:table-cell table:style-name="ce1" office:value-type="string">
            <text:p>1.1366e-05</text:p>
          </table:table-cell>
          <table:table-cell office:value-type="float" office:value="0.0023847">
            <text:p>0.0023847</text:p>
          </table:table-cell>
          <table:table-cell table:style-name="ce1" office:value-type="string">
            <text:p>4.2539e-17</text:p>
          </table:table-cell>
          <table:table-cell table:style-name="ce1" office:value-type="string">
            <text:p>7.5383e-12</text:p>
          </table:table-cell>
          <table:table-cell table:style-name="ce1" office:value-type="string">
            <text:p>5.1559e-16</text:p>
          </table:table-cell>
          <table:table-cell table:style-name="ce1" office:value-type="string">
            <text:p>1.8863e-14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M173]*1000000" office:value-type="float" office:value="363.3">
            <text:p>363.3</text:p>
          </table:table-cell>
          <table:table-cell table:formula="of:=[.N173]*1000000" office:value-type="float" office:value="46.148">
            <text:p>46.148</text:p>
          </table:table-cell>
          <table:table-cell table:formula="of:=[.O173]*1000000" office:value-type="float" office:value="11.085">
            <text:p>11.085</text:p>
          </table:table-cell>
          <table:table-cell table:formula="of:=[.P173]*1000000" office:value-type="float" office:value="0.012584">
            <text:p>0.012584</text:p>
          </table:table-cell>
          <table:table-cell table:formula="of:=[.Q173]*1000000" office:value-type="float" office:value="4.7202">
            <text:p>4.7202</text:p>
          </table:table-cell>
          <table:table-cell table:formula="of:=[.R173]*1000000" office:value-type="float" office:value="4.2442">
            <text:p>4.2442</text:p>
          </table:table-cell>
          <table:table-cell table:formula="of:=[.S173]*1000000" office:value-type="float" office:value="11.46">
            <text:p>11.46</text:p>
          </table:table-cell>
          <table:table-cell table:formula="of:=[.T173]*1000000" office:value-type="float" office:value="2381.5">
            <text:p>2381.5</text:p>
          </table:table-cell>
          <table:table-cell table:formula="of:=[.U173]*1000000000000" office:value-type="float" office:value="0.000041332">
            <text:p>0.000041332</text:p>
          </table:table-cell>
          <table:table-cell table:formula="of:=[.V173]*1000000000000" office:value-type="float" office:value="7.4977">
            <text:p>7.4977</text:p>
          </table:table-cell>
          <table:table-cell table:formula="of:=([.W173]+[.X173])*1000000000000" office:value-type="float" office:value="0.01917416">
            <text:p>0.01917416</text:p>
          </table:table-cell>
          <table:table-cell office:value-type="float" office:value="0.0003633">
            <text:p>0.0003633</text:p>
          </table:table-cell>
          <table:table-cell table:style-name="ce1" office:value-type="string">
            <text:p>4.6148e-05</text:p>
          </table:table-cell>
          <table:table-cell table:style-name="ce1" office:value-type="string">
            <text:p>1.1085e-05</text:p>
          </table:table-cell>
          <table:table-cell table:style-name="ce1" office:value-type="string">
            <text:p>1.2584e-08</text:p>
          </table:table-cell>
          <table:table-cell table:style-name="ce1" office:value-type="string">
            <text:p>4.7202e-06</text:p>
          </table:table-cell>
          <table:table-cell table:style-name="ce1" office:value-type="string">
            <text:p>4.2442e-06</text:p>
          </table:table-cell>
          <table:table-cell table:style-name="ce1" office:value-type="string">
            <text:p>1.146e-05</text:p>
          </table:table-cell>
          <table:table-cell office:value-type="float" office:value="0.0023815">
            <text:p>0.0023815</text:p>
          </table:table-cell>
          <table:table-cell table:style-name="ce1" office:value-type="string">
            <text:p>4.1332e-17</text:p>
          </table:table-cell>
          <table:table-cell table:style-name="ce1" office:value-type="string">
            <text:p>7.4977e-12</text:p>
          </table:table-cell>
          <table:table-cell table:style-name="ce1" office:value-type="string">
            <text:p>5.1016e-16</text:p>
          </table:table-cell>
          <table:table-cell table:style-name="ce1" office:value-type="string">
            <text:p>1.8664e-14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M174]*1000000" office:value-type="float" office:value="360.71">
            <text:p>360.71</text:p>
          </table:table-cell>
          <table:table-cell table:formula="of:=[.N174]*1000000" office:value-type="float" office:value="45.775">
            <text:p>45.775</text:p>
          </table:table-cell>
          <table:table-cell table:formula="of:=[.O174]*1000000" office:value-type="float" office:value="11.013">
            <text:p>11.013</text:p>
          </table:table-cell>
          <table:table-cell table:formula="of:=[.P174]*1000000" office:value-type="float" office:value="0.012612">
            <text:p>0.012612</text:p>
          </table:table-cell>
          <table:table-cell table:formula="of:=[.Q174]*1000000" office:value-type="float" office:value="4.6986">
            <text:p>4.6986</text:p>
          </table:table-cell>
          <table:table-cell table:formula="of:=[.R174]*1000000" office:value-type="float" office:value="4.2212">
            <text:p>4.2212</text:p>
          </table:table-cell>
          <table:table-cell table:formula="of:=[.S174]*1000000" office:value-type="float" office:value="11.553">
            <text:p>11.553</text:p>
          </table:table-cell>
          <table:table-cell table:formula="of:=[.T174]*1000000" office:value-type="float" office:value="2378.3">
            <text:p>2378.3</text:p>
          </table:table-cell>
          <table:table-cell table:formula="of:=[.U174]*1000000000000" office:value-type="float" office:value="0.000040161">
            <text:p>0.000040161</text:p>
          </table:table-cell>
          <table:table-cell table:formula="of:=[.V174]*1000000000000" office:value-type="float" office:value="7.4569">
            <text:p>7.4569</text:p>
          </table:table-cell>
          <table:table-cell table:formula="of:=([.W174]+[.X174])*1000000000000" office:value-type="float" office:value="0.01897278">
            <text:p>0.01897278</text:p>
          </table:table-cell>
          <table:table-cell office:value-type="float" office:value="0.00036071">
            <text:p>0.00036071</text:p>
          </table:table-cell>
          <table:table-cell table:style-name="ce1" office:value-type="string">
            <text:p>4.5775e-05</text:p>
          </table:table-cell>
          <table:table-cell table:style-name="ce1" office:value-type="string">
            <text:p>1.1013e-05</text:p>
          </table:table-cell>
          <table:table-cell table:style-name="ce1" office:value-type="string">
            <text:p>1.2612e-08</text:p>
          </table:table-cell>
          <table:table-cell table:style-name="ce1" office:value-type="string">
            <text:p>4.6986e-06</text:p>
          </table:table-cell>
          <table:table-cell table:style-name="ce1" office:value-type="string">
            <text:p>4.2212e-06</text:p>
          </table:table-cell>
          <table:table-cell table:style-name="ce1" office:value-type="string">
            <text:p>1.1553e-05</text:p>
          </table:table-cell>
          <table:table-cell office:value-type="float" office:value="0.0023783">
            <text:p>0.0023783</text:p>
          </table:table-cell>
          <table:table-cell table:style-name="ce1" office:value-type="string">
            <text:p>4.0161e-17</text:p>
          </table:table-cell>
          <table:table-cell table:style-name="ce1" office:value-type="string">
            <text:p>7.4569e-12</text:p>
          </table:table-cell>
          <table:table-cell table:style-name="ce1" office:value-type="string">
            <text:p>5.0478e-16</text:p>
          </table:table-cell>
          <table:table-cell table:style-name="ce1" office:value-type="string">
            <text:p>1.8468e-14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M175]*1000000" office:value-type="float" office:value="358.13">
            <text:p>358.13</text:p>
          </table:table-cell>
          <table:table-cell table:formula="of:=[.N175]*1000000" office:value-type="float" office:value="45.404">
            <text:p>45.404</text:p>
          </table:table-cell>
          <table:table-cell table:formula="of:=[.O175]*1000000" office:value-type="float" office:value="10.941">
            <text:p>10.941</text:p>
          </table:table-cell>
          <table:table-cell table:formula="of:=[.P175]*1000000" office:value-type="float" office:value="0.012639">
            <text:p>0.012639</text:p>
          </table:table-cell>
          <table:table-cell table:formula="of:=[.Q175]*1000000" office:value-type="float" office:value="4.6772">
            <text:p>4.6772</text:p>
          </table:table-cell>
          <table:table-cell table:formula="of:=[.R175]*1000000" office:value-type="float" office:value="4.1981">
            <text:p>4.1981</text:p>
          </table:table-cell>
          <table:table-cell table:formula="of:=[.S175]*1000000" office:value-type="float" office:value="11.645">
            <text:p>11.645</text:p>
          </table:table-cell>
          <table:table-cell table:formula="of:=[.T175]*1000000" office:value-type="float" office:value="2375.1">
            <text:p>2375.1</text:p>
          </table:table-cell>
          <table:table-cell table:formula="of:=[.U175]*1000000000000" office:value-type="float" office:value="0.000039026">
            <text:p>0.000039026</text:p>
          </table:table-cell>
          <table:table-cell table:formula="of:=[.V175]*1000000000000" office:value-type="float" office:value="7.416">
            <text:p>7.416</text:p>
          </table:table-cell>
          <table:table-cell table:formula="of:=([.W175]+[.X175])*1000000000000" office:value-type="float" office:value="0.01877246">
            <text:p>0.01877246</text:p>
          </table:table-cell>
          <table:table-cell office:value-type="float" office:value="0.00035813">
            <text:p>0.00035813</text:p>
          </table:table-cell>
          <table:table-cell table:style-name="ce1" office:value-type="string">
            <text:p>4.5404e-05</text:p>
          </table:table-cell>
          <table:table-cell table:style-name="ce1" office:value-type="string">
            <text:p>1.0941e-05</text:p>
          </table:table-cell>
          <table:table-cell table:style-name="ce1" office:value-type="string">
            <text:p>1.2639e-08</text:p>
          </table:table-cell>
          <table:table-cell table:style-name="ce1" office:value-type="string">
            <text:p>4.6772e-06</text:p>
          </table:table-cell>
          <table:table-cell table:style-name="ce1" office:value-type="string">
            <text:p>4.1981e-06</text:p>
          </table:table-cell>
          <table:table-cell table:style-name="ce1" office:value-type="string">
            <text:p>1.1645e-05</text:p>
          </table:table-cell>
          <table:table-cell office:value-type="float" office:value="0.0023751">
            <text:p>0.0023751</text:p>
          </table:table-cell>
          <table:table-cell table:style-name="ce1" office:value-type="string">
            <text:p>3.9026e-17</text:p>
          </table:table-cell>
          <table:table-cell table:style-name="ce1" office:value-type="string">
            <text:p>7.416e-12</text:p>
          </table:table-cell>
          <table:table-cell table:style-name="ce1" office:value-type="string">
            <text:p>4.9946e-16</text:p>
          </table:table-cell>
          <table:table-cell table:style-name="ce1" office:value-type="string">
            <text:p>1.8273e-14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M176]*1000000" office:value-type="float" office:value="355.59">
            <text:p>355.59</text:p>
          </table:table-cell>
          <table:table-cell table:formula="of:=[.N176]*1000000" office:value-type="float" office:value="45.034">
            <text:p>45.034</text:p>
          </table:table-cell>
          <table:table-cell table:formula="of:=[.O176]*1000000" office:value-type="float" office:value="10.869">
            <text:p>10.869</text:p>
          </table:table-cell>
          <table:table-cell table:formula="of:=[.P176]*1000000" office:value-type="float" office:value="0.012666">
            <text:p>0.012666</text:p>
          </table:table-cell>
          <table:table-cell table:formula="of:=[.Q176]*1000000" office:value-type="float" office:value="4.6561">
            <text:p>4.6561</text:p>
          </table:table-cell>
          <table:table-cell table:formula="of:=[.R176]*1000000" office:value-type="float" office:value="4.1748">
            <text:p>4.1748</text:p>
          </table:table-cell>
          <table:table-cell table:formula="of:=[.S176]*1000000" office:value-type="float" office:value="11.737">
            <text:p>11.737</text:p>
          </table:table-cell>
          <table:table-cell table:formula="of:=[.T176]*1000000" office:value-type="float" office:value="2372">
            <text:p>2372</text:p>
          </table:table-cell>
          <table:table-cell table:formula="of:=[.U176]*1000000000000" office:value-type="float" office:value="0.000037925">
            <text:p>0.000037925</text:p>
          </table:table-cell>
          <table:table-cell table:formula="of:=[.V176]*1000000000000" office:value-type="float" office:value="7.3748">
            <text:p>7.3748</text:p>
          </table:table-cell>
          <table:table-cell table:formula="of:=([.W176]+[.X176])*1000000000000" office:value-type="float" office:value="0.0185752">
            <text:p>0.0185752</text:p>
          </table:table-cell>
          <table:table-cell office:value-type="float" office:value="0.00035559">
            <text:p>0.00035559</text:p>
          </table:table-cell>
          <table:table-cell table:style-name="ce1" office:value-type="string">
            <text:p>4.5034e-05</text:p>
          </table:table-cell>
          <table:table-cell table:style-name="ce1" office:value-type="string">
            <text:p>1.0869e-05</text:p>
          </table:table-cell>
          <table:table-cell table:style-name="ce1" office:value-type="string">
            <text:p>1.2666e-08</text:p>
          </table:table-cell>
          <table:table-cell table:style-name="ce1" office:value-type="string">
            <text:p>4.6561e-06</text:p>
          </table:table-cell>
          <table:table-cell table:style-name="ce1" office:value-type="string">
            <text:p>4.1748e-06</text:p>
          </table:table-cell>
          <table:table-cell table:style-name="ce1" office:value-type="string">
            <text:p>1.1737e-05</text:p>
          </table:table-cell>
          <table:table-cell office:value-type="float" office:value="0.002372">
            <text:p>0.002372</text:p>
          </table:table-cell>
          <table:table-cell table:style-name="ce1" office:value-type="string">
            <text:p>3.7925e-17</text:p>
          </table:table-cell>
          <table:table-cell table:style-name="ce1" office:value-type="string">
            <text:p>7.3748e-12</text:p>
          </table:table-cell>
          <table:table-cell table:style-name="ce1" office:value-type="string">
            <text:p>4.942e-16</text:p>
          </table:table-cell>
          <table:table-cell table:style-name="ce1" office:value-type="string">
            <text:p>1.8081e-14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M177]*1000000" office:value-type="float" office:value="353.06">
            <text:p>353.06</text:p>
          </table:table-cell>
          <table:table-cell table:formula="of:=[.N177]*1000000" office:value-type="float" office:value="44.666">
            <text:p>44.666</text:p>
          </table:table-cell>
          <table:table-cell table:formula="of:=[.O177]*1000000" office:value-type="float" office:value="10.797">
            <text:p>10.797</text:p>
          </table:table-cell>
          <table:table-cell table:formula="of:=[.P177]*1000000" office:value-type="float" office:value="0.012692">
            <text:p>0.012692</text:p>
          </table:table-cell>
          <table:table-cell table:formula="of:=[.Q177]*1000000" office:value-type="float" office:value="4.6352">
            <text:p>4.6352</text:p>
          </table:table-cell>
          <table:table-cell table:formula="of:=[.R177]*1000000" office:value-type="float" office:value="4.1514">
            <text:p>4.1514</text:p>
          </table:table-cell>
          <table:table-cell table:formula="of:=[.S177]*1000000" office:value-type="float" office:value="11.829">
            <text:p>11.829</text:p>
          </table:table-cell>
          <table:table-cell table:formula="of:=[.T177]*1000000" office:value-type="float" office:value="2368.9">
            <text:p>2368.9</text:p>
          </table:table-cell>
          <table:table-cell table:formula="of:=[.U177]*1000000000000" office:value-type="float" office:value="0.000036858">
            <text:p>0.000036858</text:p>
          </table:table-cell>
          <table:table-cell table:formula="of:=[.V177]*1000000000000" office:value-type="float" office:value="7.3335">
            <text:p>7.3335</text:p>
          </table:table-cell>
          <table:table-cell table:formula="of:=([.W177]+[.X177])*1000000000000" office:value-type="float" office:value="0.018379">
            <text:p>0.018379</text:p>
          </table:table-cell>
          <table:table-cell office:value-type="float" office:value="0.00035306">
            <text:p>0.00035306</text:p>
          </table:table-cell>
          <table:table-cell table:style-name="ce1" office:value-type="string">
            <text:p>4.4666e-05</text:p>
          </table:table-cell>
          <table:table-cell table:style-name="ce1" office:value-type="string">
            <text:p>1.0797e-05</text:p>
          </table:table-cell>
          <table:table-cell table:style-name="ce1" office:value-type="string">
            <text:p>1.2692e-08</text:p>
          </table:table-cell>
          <table:table-cell table:style-name="ce1" office:value-type="string">
            <text:p>4.6352e-06</text:p>
          </table:table-cell>
          <table:table-cell table:style-name="ce1" office:value-type="string">
            <text:p>4.1514e-06</text:p>
          </table:table-cell>
          <table:table-cell table:style-name="ce1" office:value-type="string">
            <text:p>1.1829e-05</text:p>
          </table:table-cell>
          <table:table-cell office:value-type="float" office:value="0.0023689">
            <text:p>0.0023689</text:p>
          </table:table-cell>
          <table:table-cell table:style-name="ce1" office:value-type="string">
            <text:p>3.6858e-17</text:p>
          </table:table-cell>
          <table:table-cell table:style-name="ce1" office:value-type="string">
            <text:p>7.3335e-12</text:p>
          </table:table-cell>
          <table:table-cell table:style-name="ce1" office:value-type="string">
            <text:p>4.89e-16</text:p>
          </table:table-cell>
          <table:table-cell table:style-name="ce1" office:value-type="string">
            <text:p>1.789e-14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M178]*1000000" office:value-type="float" office:value="350.56">
            <text:p>350.56</text:p>
          </table:table-cell>
          <table:table-cell table:formula="of:=[.N178]*1000000" office:value-type="float" office:value="44.3">
            <text:p>44.3</text:p>
          </table:table-cell>
          <table:table-cell table:formula="of:=[.O178]*1000000" office:value-type="float" office:value="10.726">
            <text:p>10.726</text:p>
          </table:table-cell>
          <table:table-cell table:formula="of:=[.P178]*1000000" office:value-type="float" office:value="0.012718">
            <text:p>0.012718</text:p>
          </table:table-cell>
          <table:table-cell table:formula="of:=[.Q178]*1000000" office:value-type="float" office:value="4.6146">
            <text:p>4.6146</text:p>
          </table:table-cell>
          <table:table-cell table:formula="of:=[.R178]*1000000" office:value-type="float" office:value="4.1279">
            <text:p>4.1279</text:p>
          </table:table-cell>
          <table:table-cell table:formula="of:=[.S178]*1000000" office:value-type="float" office:value="11.92">
            <text:p>11.92</text:p>
          </table:table-cell>
          <table:table-cell table:formula="of:=[.T178]*1000000" office:value-type="float" office:value="2365.9">
            <text:p>2365.9</text:p>
          </table:table-cell>
          <table:table-cell table:formula="of:=[.U178]*1000000000000" office:value-type="float" office:value="0.000035824">
            <text:p>0.000035824</text:p>
          </table:table-cell>
          <table:table-cell table:formula="of:=[.V178]*1000000000000" office:value-type="float" office:value="7.2919">
            <text:p>7.2919</text:p>
          </table:table-cell>
          <table:table-cell table:formula="of:=([.W178]+[.X178])*1000000000000" office:value-type="float" office:value="0.01818585">
            <text:p>0.01818585</text:p>
          </table:table-cell>
          <table:table-cell office:value-type="float" office:value="0.00035056">
            <text:p>0.00035056</text:p>
          </table:table-cell>
          <table:table-cell table:style-name="ce1" office:value-type="string">
            <text:p>4.43e-05</text:p>
          </table:table-cell>
          <table:table-cell table:style-name="ce1" office:value-type="string">
            <text:p>1.0726e-05</text:p>
          </table:table-cell>
          <table:table-cell table:style-name="ce1" office:value-type="string">
            <text:p>1.2718e-08</text:p>
          </table:table-cell>
          <table:table-cell table:style-name="ce1" office:value-type="string">
            <text:p>4.6146e-06</text:p>
          </table:table-cell>
          <table:table-cell table:style-name="ce1" office:value-type="string">
            <text:p>4.1279e-06</text:p>
          </table:table-cell>
          <table:table-cell table:style-name="ce1" office:value-type="string">
            <text:p>1.192e-05</text:p>
          </table:table-cell>
          <table:table-cell office:value-type="float" office:value="0.0023659">
            <text:p>0.0023659</text:p>
          </table:table-cell>
          <table:table-cell table:style-name="ce1" office:value-type="string">
            <text:p>3.5824e-17</text:p>
          </table:table-cell>
          <table:table-cell table:style-name="ce1" office:value-type="string">
            <text:p>7.2919e-12</text:p>
          </table:table-cell>
          <table:table-cell table:style-name="ce1" office:value-type="string">
            <text:p>4.8385e-16</text:p>
          </table:table-cell>
          <table:table-cell table:style-name="ce1" office:value-type="string">
            <text:p>1.7702e-14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M179]*1000000" office:value-type="float" office:value="348.08">
            <text:p>348.08</text:p>
          </table:table-cell>
          <table:table-cell table:formula="of:=[.N179]*1000000" office:value-type="float" office:value="43.936">
            <text:p>43.936</text:p>
          </table:table-cell>
          <table:table-cell table:formula="of:=[.O179]*1000000" office:value-type="float" office:value="10.654">
            <text:p>10.654</text:p>
          </table:table-cell>
          <table:table-cell table:formula="of:=[.P179]*1000000" office:value-type="float" office:value="0.012744">
            <text:p>0.012744</text:p>
          </table:table-cell>
          <table:table-cell table:formula="of:=[.Q179]*1000000" office:value-type="float" office:value="4.5943">
            <text:p>4.5943</text:p>
          </table:table-cell>
          <table:table-cell table:formula="of:=[.R179]*1000000" office:value-type="float" office:value="4.1042">
            <text:p>4.1042</text:p>
          </table:table-cell>
          <table:table-cell table:formula="of:=[.S179]*1000000" office:value-type="float" office:value="12.01">
            <text:p>12.01</text:p>
          </table:table-cell>
          <table:table-cell table:formula="of:=[.T179]*1000000" office:value-type="float" office:value="2362.8">
            <text:p>2362.8</text:p>
          </table:table-cell>
          <table:table-cell table:formula="of:=[.U179]*1000000000000" office:value-type="float" office:value="0.000034821">
            <text:p>0.000034821</text:p>
          </table:table-cell>
          <table:table-cell table:formula="of:=[.V179]*1000000000000" office:value-type="float" office:value="7.2502">
            <text:p>7.2502</text:p>
          </table:table-cell>
          <table:table-cell table:formula="of:=([.W179]+[.X179])*1000000000000" office:value-type="float" office:value="0.01799476">
            <text:p>0.01799476</text:p>
          </table:table-cell>
          <table:table-cell office:value-type="float" office:value="0.00034808">
            <text:p>0.00034808</text:p>
          </table:table-cell>
          <table:table-cell table:style-name="ce1" office:value-type="string">
            <text:p>4.3936e-05</text:p>
          </table:table-cell>
          <table:table-cell table:style-name="ce1" office:value-type="string">
            <text:p>1.0654e-05</text:p>
          </table:table-cell>
          <table:table-cell table:style-name="ce1" office:value-type="string">
            <text:p>1.2744e-08</text:p>
          </table:table-cell>
          <table:table-cell table:style-name="ce1" office:value-type="string">
            <text:p>4.5943e-06</text:p>
          </table:table-cell>
          <table:table-cell table:style-name="ce1" office:value-type="string">
            <text:p>4.1042e-06</text:p>
          </table:table-cell>
          <table:table-cell table:style-name="ce1" office:value-type="string">
            <text:p>1.201e-05</text:p>
          </table:table-cell>
          <table:table-cell office:value-type="float" office:value="0.0023628">
            <text:p>0.0023628</text:p>
          </table:table-cell>
          <table:table-cell table:style-name="ce1" office:value-type="string">
            <text:p>3.4821e-17</text:p>
          </table:table-cell>
          <table:table-cell table:style-name="ce1" office:value-type="string">
            <text:p>7.2502e-12</text:p>
          </table:table-cell>
          <table:table-cell table:style-name="ce1" office:value-type="string">
            <text:p>4.7876e-16</text:p>
          </table:table-cell>
          <table:table-cell table:style-name="ce1" office:value-type="string">
            <text:p>1.7516e-14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M180]*1000000" office:value-type="float" office:value="345.63">
            <text:p>345.63</text:p>
          </table:table-cell>
          <table:table-cell table:formula="of:=[.N180]*1000000" office:value-type="float" office:value="43.573">
            <text:p>43.573</text:p>
          </table:table-cell>
          <table:table-cell table:formula="of:=[.O180]*1000000" office:value-type="float" office:value="10.584">
            <text:p>10.584</text:p>
          </table:table-cell>
          <table:table-cell table:formula="of:=[.P180]*1000000" office:value-type="float" office:value="0.01277">
            <text:p>0.01277</text:p>
          </table:table-cell>
          <table:table-cell table:formula="of:=[.Q180]*1000000" office:value-type="float" office:value="4.5742">
            <text:p>4.5742</text:p>
          </table:table-cell>
          <table:table-cell table:formula="of:=[.R180]*1000000" office:value-type="float" office:value="4.0805">
            <text:p>4.0805</text:p>
          </table:table-cell>
          <table:table-cell table:formula="of:=[.S180]*1000000" office:value-type="float" office:value="12.1">
            <text:p>12.1</text:p>
          </table:table-cell>
          <table:table-cell table:formula="of:=[.T180]*1000000" office:value-type="float" office:value="2359.8">
            <text:p>2359.8</text:p>
          </table:table-cell>
          <table:table-cell table:formula="of:=[.U180]*1000000000000" office:value-type="float" office:value="0.000033849">
            <text:p>0.000033849</text:p>
          </table:table-cell>
          <table:table-cell table:formula="of:=[.V180]*1000000000000" office:value-type="float" office:value="7.2083">
            <text:p>7.2083</text:p>
          </table:table-cell>
          <table:table-cell table:formula="of:=([.W180]+[.X180])*1000000000000" office:value-type="float" office:value="0.01780472">
            <text:p>0.01780472</text:p>
          </table:table-cell>
          <table:table-cell office:value-type="float" office:value="0.00034563">
            <text:p>0.00034563</text:p>
          </table:table-cell>
          <table:table-cell table:style-name="ce1" office:value-type="string">
            <text:p>4.3573e-05</text:p>
          </table:table-cell>
          <table:table-cell table:style-name="ce1" office:value-type="string">
            <text:p>1.0584e-05</text:p>
          </table:table-cell>
          <table:table-cell table:style-name="ce1" office:value-type="string">
            <text:p>1.277e-08</text:p>
          </table:table-cell>
          <table:table-cell table:style-name="ce1" office:value-type="string">
            <text:p>4.5742e-06</text:p>
          </table:table-cell>
          <table:table-cell table:style-name="ce1" office:value-type="string">
            <text:p>4.0805e-06</text:p>
          </table:table-cell>
          <table:table-cell table:style-name="ce1" office:value-type="string">
            <text:p>1.21e-05</text:p>
          </table:table-cell>
          <table:table-cell office:value-type="float" office:value="0.0023598">
            <text:p>0.0023598</text:p>
          </table:table-cell>
          <table:table-cell table:style-name="ce1" office:value-type="string">
            <text:p>3.3849e-17</text:p>
          </table:table-cell>
          <table:table-cell table:style-name="ce1" office:value-type="string">
            <text:p>7.2083e-12</text:p>
          </table:table-cell>
          <table:table-cell table:style-name="ce1" office:value-type="string">
            <text:p>4.7372e-16</text:p>
          </table:table-cell>
          <table:table-cell table:style-name="ce1" office:value-type="string">
            <text:p>1.7331e-14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M181]*1000000" office:value-type="float" office:value="343.2">
            <text:p>343.2</text:p>
          </table:table-cell>
          <table:table-cell table:formula="of:=[.N181]*1000000" office:value-type="float" office:value="43.212">
            <text:p>43.212</text:p>
          </table:table-cell>
          <table:table-cell table:formula="of:=[.O181]*1000000" office:value-type="float" office:value="10.513">
            <text:p>10.513</text:p>
          </table:table-cell>
          <table:table-cell table:formula="of:=[.P181]*1000000" office:value-type="float" office:value="0.012795">
            <text:p>0.012795</text:p>
          </table:table-cell>
          <table:table-cell table:formula="of:=[.Q181]*1000000" office:value-type="float" office:value="4.5543">
            <text:p>4.5543</text:p>
          </table:table-cell>
          <table:table-cell table:formula="of:=[.R181]*1000000" office:value-type="float" office:value="4.0567">
            <text:p>4.0567</text:p>
          </table:table-cell>
          <table:table-cell table:formula="of:=[.S181]*1000000" office:value-type="float" office:value="12.19">
            <text:p>12.19</text:p>
          </table:table-cell>
          <table:table-cell table:formula="of:=[.T181]*1000000" office:value-type="float" office:value="2356.8">
            <text:p>2356.8</text:p>
          </table:table-cell>
          <table:table-cell table:formula="of:=[.U181]*1000000000000" office:value-type="float" office:value="0.000032906">
            <text:p>0.000032906</text:p>
          </table:table-cell>
          <table:table-cell table:formula="of:=[.V181]*1000000000000" office:value-type="float" office:value="7.1662">
            <text:p>7.1662</text:p>
          </table:table-cell>
          <table:table-cell table:formula="of:=([.W181]+[.X181])*1000000000000" office:value-type="float" office:value="0.01761774">
            <text:p>0.01761774</text:p>
          </table:table-cell>
          <table:table-cell office:value-type="float" office:value="0.0003432">
            <text:p>0.0003432</text:p>
          </table:table-cell>
          <table:table-cell table:style-name="ce1" office:value-type="string">
            <text:p>4.3212e-05</text:p>
          </table:table-cell>
          <table:table-cell table:style-name="ce1" office:value-type="string">
            <text:p>1.0513e-05</text:p>
          </table:table-cell>
          <table:table-cell table:style-name="ce1" office:value-type="string">
            <text:p>1.2795e-08</text:p>
          </table:table-cell>
          <table:table-cell table:style-name="ce1" office:value-type="string">
            <text:p>4.5543e-06</text:p>
          </table:table-cell>
          <table:table-cell table:style-name="ce1" office:value-type="string">
            <text:p>4.0567e-06</text:p>
          </table:table-cell>
          <table:table-cell table:style-name="ce1" office:value-type="string">
            <text:p>1.219e-05</text:p>
          </table:table-cell>
          <table:table-cell office:value-type="float" office:value="0.0023568">
            <text:p>0.0023568</text:p>
          </table:table-cell>
          <table:table-cell table:style-name="ce1" office:value-type="string">
            <text:p>3.2906e-17</text:p>
          </table:table-cell>
          <table:table-cell table:style-name="ce1" office:value-type="string">
            <text:p>7.1662e-12</text:p>
          </table:table-cell>
          <table:table-cell table:style-name="ce1" office:value-type="string">
            <text:p>4.6874e-16</text:p>
          </table:table-cell>
          <table:table-cell table:style-name="ce1" office:value-type="string">
            <text:p>1.7149e-14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M182]*1000000" office:value-type="float" office:value="340.79">
            <text:p>340.79</text:p>
          </table:table-cell>
          <table:table-cell table:formula="of:=[.N182]*1000000" office:value-type="float" office:value="42.853">
            <text:p>42.853</text:p>
          </table:table-cell>
          <table:table-cell table:formula="of:=[.O182]*1000000" office:value-type="float" office:value="10.443">
            <text:p>10.443</text:p>
          </table:table-cell>
          <table:table-cell table:formula="of:=[.P182]*1000000" office:value-type="float" office:value="0.012819">
            <text:p>0.012819</text:p>
          </table:table-cell>
          <table:table-cell table:formula="of:=[.Q182]*1000000" office:value-type="float" office:value="4.5347">
            <text:p>4.5347</text:p>
          </table:table-cell>
          <table:table-cell table:formula="of:=[.R182]*1000000" office:value-type="float" office:value="4.0328">
            <text:p>4.0328</text:p>
          </table:table-cell>
          <table:table-cell table:formula="of:=[.S182]*1000000" office:value-type="float" office:value="12.278">
            <text:p>12.278</text:p>
          </table:table-cell>
          <table:table-cell table:formula="of:=[.T182]*1000000" office:value-type="float" office:value="2353.9">
            <text:p>2353.9</text:p>
          </table:table-cell>
          <table:table-cell table:formula="of:=[.U182]*1000000000000" office:value-type="float" office:value="0.000031992">
            <text:p>0.000031992</text:p>
          </table:table-cell>
          <table:table-cell table:formula="of:=[.V182]*1000000000000" office:value-type="float" office:value="7.1239">
            <text:p>7.1239</text:p>
          </table:table-cell>
          <table:table-cell table:formula="of:=([.W182]+[.X182])*1000000000000" office:value-type="float" office:value="0.01743282">
            <text:p>0.01743282</text:p>
          </table:table-cell>
          <table:table-cell office:value-type="float" office:value="0.00034079">
            <text:p>0.00034079</text:p>
          </table:table-cell>
          <table:table-cell table:style-name="ce1" office:value-type="string">
            <text:p>4.2853e-05</text:p>
          </table:table-cell>
          <table:table-cell table:style-name="ce1" office:value-type="string">
            <text:p>1.0443e-05</text:p>
          </table:table-cell>
          <table:table-cell table:style-name="ce1" office:value-type="string">
            <text:p>1.2819e-08</text:p>
          </table:table-cell>
          <table:table-cell table:style-name="ce1" office:value-type="string">
            <text:p>4.5347e-06</text:p>
          </table:table-cell>
          <table:table-cell table:style-name="ce1" office:value-type="string">
            <text:p>4.0328e-06</text:p>
          </table:table-cell>
          <table:table-cell table:style-name="ce1" office:value-type="string">
            <text:p>1.2278e-05</text:p>
          </table:table-cell>
          <table:table-cell office:value-type="float" office:value="0.0023539">
            <text:p>0.0023539</text:p>
          </table:table-cell>
          <table:table-cell table:style-name="ce1" office:value-type="string">
            <text:p>3.1992e-17</text:p>
          </table:table-cell>
          <table:table-cell table:style-name="ce1" office:value-type="string">
            <text:p>7.1239e-12</text:p>
          </table:table-cell>
          <table:table-cell table:style-name="ce1" office:value-type="string">
            <text:p>4.6382e-16</text:p>
          </table:table-cell>
          <table:table-cell table:style-name="ce1" office:value-type="string">
            <text:p>1.6969e-14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M183]*1000000" office:value-type="float" office:value="338.4">
            <text:p>338.4</text:p>
          </table:table-cell>
          <table:table-cell table:formula="of:=[.N183]*1000000" office:value-type="float" office:value="42.495">
            <text:p>42.495</text:p>
          </table:table-cell>
          <table:table-cell table:formula="of:=[.O183]*1000000" office:value-type="float" office:value="10.373">
            <text:p>10.373</text:p>
          </table:table-cell>
          <table:table-cell table:formula="of:=[.P183]*1000000" office:value-type="float" office:value="0.012843">
            <text:p>0.012843</text:p>
          </table:table-cell>
          <table:table-cell table:formula="of:=[.Q183]*1000000" office:value-type="float" office:value="4.5153">
            <text:p>4.5153</text:p>
          </table:table-cell>
          <table:table-cell table:formula="of:=[.R183]*1000000" office:value-type="float" office:value="4.0088">
            <text:p>4.0088</text:p>
          </table:table-cell>
          <table:table-cell table:formula="of:=[.S183]*1000000" office:value-type="float" office:value="12.367">
            <text:p>12.367</text:p>
          </table:table-cell>
          <table:table-cell table:formula="of:=[.T183]*1000000" office:value-type="float" office:value="2350.9">
            <text:p>2350.9</text:p>
          </table:table-cell>
          <table:table-cell table:formula="of:=[.U183]*1000000000000" office:value-type="float" office:value="0.000031106">
            <text:p>0.000031106</text:p>
          </table:table-cell>
          <table:table-cell table:formula="of:=[.V183]*1000000000000" office:value-type="float" office:value="7.0814">
            <text:p>7.0814</text:p>
          </table:table-cell>
          <table:table-cell table:formula="of:=([.W183]+[.X183])*1000000000000" office:value-type="float" office:value="0.01724995">
            <text:p>0.01724995</text:p>
          </table:table-cell>
          <table:table-cell office:value-type="float" office:value="0.0003384">
            <text:p>0.0003384</text:p>
          </table:table-cell>
          <table:table-cell table:style-name="ce1" office:value-type="string">
            <text:p>4.2495e-05</text:p>
          </table:table-cell>
          <table:table-cell table:style-name="ce1" office:value-type="string">
            <text:p>1.0373e-05</text:p>
          </table:table-cell>
          <table:table-cell table:style-name="ce1" office:value-type="string">
            <text:p>1.2843e-08</text:p>
          </table:table-cell>
          <table:table-cell table:style-name="ce1" office:value-type="string">
            <text:p>4.5153e-06</text:p>
          </table:table-cell>
          <table:table-cell table:style-name="ce1" office:value-type="string">
            <text:p>4.0088e-06</text:p>
          </table:table-cell>
          <table:table-cell table:style-name="ce1" office:value-type="string">
            <text:p>1.2367e-05</text:p>
          </table:table-cell>
          <table:table-cell office:value-type="float" office:value="0.0023509">
            <text:p>0.0023509</text:p>
          </table:table-cell>
          <table:table-cell table:style-name="ce1" office:value-type="string">
            <text:p>3.1106e-17</text:p>
          </table:table-cell>
          <table:table-cell table:style-name="ce1" office:value-type="string">
            <text:p>7.0814e-12</text:p>
          </table:table-cell>
          <table:table-cell table:style-name="ce1" office:value-type="string">
            <text:p>4.5895e-16</text:p>
          </table:table-cell>
          <table:table-cell table:style-name="ce1" office:value-type="string">
            <text:p>1.6791e-14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M184]*1000000" office:value-type="float" office:value="336.04">
            <text:p>336.04</text:p>
          </table:table-cell>
          <table:table-cell table:formula="of:=[.N184]*1000000" office:value-type="float" office:value="42.14">
            <text:p>42.14</text:p>
          </table:table-cell>
          <table:table-cell table:formula="of:=[.O184]*1000000" office:value-type="float" office:value="10.303">
            <text:p>10.303</text:p>
          </table:table-cell>
          <table:table-cell table:formula="of:=[.P184]*1000000" office:value-type="float" office:value="0.012867">
            <text:p>0.012867</text:p>
          </table:table-cell>
          <table:table-cell table:formula="of:=[.Q184]*1000000" office:value-type="float" office:value="4.4962">
            <text:p>4.4962</text:p>
          </table:table-cell>
          <table:table-cell table:formula="of:=[.R184]*1000000" office:value-type="float" office:value="3.9848">
            <text:p>3.9848</text:p>
          </table:table-cell>
          <table:table-cell table:formula="of:=[.S184]*1000000" office:value-type="float" office:value="12.455">
            <text:p>12.455</text:p>
          </table:table-cell>
          <table:table-cell table:formula="of:=[.T184]*1000000" office:value-type="float" office:value="2348">
            <text:p>2348</text:p>
          </table:table-cell>
          <table:table-cell table:formula="of:=[.U184]*1000000000000" office:value-type="float" office:value="0.000030247">
            <text:p>0.000030247</text:p>
          </table:table-cell>
          <table:table-cell table:formula="of:=[.V184]*1000000000000" office:value-type="float" office:value="7.0388">
            <text:p>7.0388</text:p>
          </table:table-cell>
          <table:table-cell table:formula="of:=([.W184]+[.X184])*1000000000000" office:value-type="float" office:value="0.01706914">
            <text:p>0.01706914</text:p>
          </table:table-cell>
          <table:table-cell office:value-type="float" office:value="0.00033604">
            <text:p>0.00033604</text:p>
          </table:table-cell>
          <table:table-cell table:style-name="ce1" office:value-type="string">
            <text:p>4.214e-05</text:p>
          </table:table-cell>
          <table:table-cell table:style-name="ce1" office:value-type="string">
            <text:p>1.0303e-05</text:p>
          </table:table-cell>
          <table:table-cell table:style-name="ce1" office:value-type="string">
            <text:p>1.2867e-08</text:p>
          </table:table-cell>
          <table:table-cell table:style-name="ce1" office:value-type="string">
            <text:p>4.4962e-06</text:p>
          </table:table-cell>
          <table:table-cell table:style-name="ce1" office:value-type="string">
            <text:p>3.9848e-06</text:p>
          </table:table-cell>
          <table:table-cell table:style-name="ce1" office:value-type="string">
            <text:p>1.2455e-05</text:p>
          </table:table-cell>
          <table:table-cell office:value-type="float" office:value="0.002348">
            <text:p>0.002348</text:p>
          </table:table-cell>
          <table:table-cell table:style-name="ce1" office:value-type="string">
            <text:p>3.0247e-17</text:p>
          </table:table-cell>
          <table:table-cell table:style-name="ce1" office:value-type="string">
            <text:p>7.0388e-12</text:p>
          </table:table-cell>
          <table:table-cell table:style-name="ce1" office:value-type="string">
            <text:p>4.5414e-16</text:p>
          </table:table-cell>
          <table:table-cell table:style-name="ce1" office:value-type="string">
            <text:p>1.6615e-14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M185]*1000000" office:value-type="float" office:value="333.7">
            <text:p>333.7</text:p>
          </table:table-cell>
          <table:table-cell table:formula="of:=[.N185]*1000000" office:value-type="float" office:value="41.786">
            <text:p>41.786</text:p>
          </table:table-cell>
          <table:table-cell table:formula="of:=[.O185]*1000000" office:value-type="float" office:value="10.234">
            <text:p>10.234</text:p>
          </table:table-cell>
          <table:table-cell table:formula="of:=[.P185]*1000000" office:value-type="float" office:value="0.012891">
            <text:p>0.012891</text:p>
          </table:table-cell>
          <table:table-cell table:formula="of:=[.Q185]*1000000" office:value-type="float" office:value="4.4773">
            <text:p>4.4773</text:p>
          </table:table-cell>
          <table:table-cell table:formula="of:=[.R185]*1000000" office:value-type="float" office:value="3.9607">
            <text:p>3.9607</text:p>
          </table:table-cell>
          <table:table-cell table:formula="of:=[.S185]*1000000" office:value-type="float" office:value="12.542">
            <text:p>12.542</text:p>
          </table:table-cell>
          <table:table-cell table:formula="of:=[.T185]*1000000" office:value-type="float" office:value="2345.1">
            <text:p>2345.1</text:p>
          </table:table-cell>
          <table:table-cell table:formula="of:=[.U185]*1000000000000" office:value-type="float" office:value="0.000029414">
            <text:p>0.000029414</text:p>
          </table:table-cell>
          <table:table-cell table:formula="of:=[.V185]*1000000000000" office:value-type="float" office:value="6.996">
            <text:p>6.996</text:p>
          </table:table-cell>
          <table:table-cell table:formula="of:=([.W185]+[.X185])*1000000000000" office:value-type="float" office:value="0.01689038">
            <text:p>0.01689038</text:p>
          </table:table-cell>
          <table:table-cell office:value-type="float" office:value="0.0003337">
            <text:p>0.0003337</text:p>
          </table:table-cell>
          <table:table-cell table:style-name="ce1" office:value-type="string">
            <text:p>4.1786e-05</text:p>
          </table:table-cell>
          <table:table-cell table:style-name="ce1" office:value-type="string">
            <text:p>1.0234e-05</text:p>
          </table:table-cell>
          <table:table-cell table:style-name="ce1" office:value-type="string">
            <text:p>1.2891e-08</text:p>
          </table:table-cell>
          <table:table-cell table:style-name="ce1" office:value-type="string">
            <text:p>4.4773e-06</text:p>
          </table:table-cell>
          <table:table-cell table:style-name="ce1" office:value-type="string">
            <text:p>3.9607e-06</text:p>
          </table:table-cell>
          <table:table-cell table:style-name="ce1" office:value-type="string">
            <text:p>1.2542e-05</text:p>
          </table:table-cell>
          <table:table-cell office:value-type="float" office:value="0.0023451">
            <text:p>0.0023451</text:p>
          </table:table-cell>
          <table:table-cell table:style-name="ce1" office:value-type="string">
            <text:p>2.9414e-17</text:p>
          </table:table-cell>
          <table:table-cell table:style-name="ce1" office:value-type="string">
            <text:p>6.996e-12</text:p>
          </table:table-cell>
          <table:table-cell table:style-name="ce1" office:value-type="string">
            <text:p>4.4938e-16</text:p>
          </table:table-cell>
          <table:table-cell table:style-name="ce1" office:value-type="string">
            <text:p>1.6441e-14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M186]*1000000" office:value-type="float" office:value="331.39">
            <text:p>331.39</text:p>
          </table:table-cell>
          <table:table-cell table:formula="of:=[.N186]*1000000" office:value-type="float" office:value="41.433">
            <text:p>41.433</text:p>
          </table:table-cell>
          <table:table-cell table:formula="of:=[.O186]*1000000" office:value-type="float" office:value="10.164">
            <text:p>10.164</text:p>
          </table:table-cell>
          <table:table-cell table:formula="of:=[.P186]*1000000" office:value-type="float" office:value="0.012914">
            <text:p>0.012914</text:p>
          </table:table-cell>
          <table:table-cell table:formula="of:=[.Q186]*1000000" office:value-type="float" office:value="4.4586">
            <text:p>4.4586</text:p>
          </table:table-cell>
          <table:table-cell table:formula="of:=[.R186]*1000000" office:value-type="float" office:value="3.9365">
            <text:p>3.9365</text:p>
          </table:table-cell>
          <table:table-cell table:formula="of:=[.S186]*1000000" office:value-type="float" office:value="12.629">
            <text:p>12.629</text:p>
          </table:table-cell>
          <table:table-cell table:formula="of:=[.T186]*1000000" office:value-type="float" office:value="2342.3">
            <text:p>2342.3</text:p>
          </table:table-cell>
          <table:table-cell table:formula="of:=[.U186]*1000000000000" office:value-type="float" office:value="0.000028607">
            <text:p>0.000028607</text:p>
          </table:table-cell>
          <table:table-cell table:formula="of:=[.V186]*1000000000000" office:value-type="float" office:value="6.953">
            <text:p>6.953</text:p>
          </table:table-cell>
          <table:table-cell table:formula="of:=([.W186]+[.X186])*1000000000000" office:value-type="float" office:value="0.01671368">
            <text:p>0.01671368</text:p>
          </table:table-cell>
          <table:table-cell office:value-type="float" office:value="0.00033139">
            <text:p>0.00033139</text:p>
          </table:table-cell>
          <table:table-cell table:style-name="ce1" office:value-type="string">
            <text:p>4.1433e-05</text:p>
          </table:table-cell>
          <table:table-cell table:style-name="ce1" office:value-type="string">
            <text:p>1.0164e-05</text:p>
          </table:table-cell>
          <table:table-cell table:style-name="ce1" office:value-type="string">
            <text:p>1.2914e-08</text:p>
          </table:table-cell>
          <table:table-cell table:style-name="ce1" office:value-type="string">
            <text:p>4.4586e-06</text:p>
          </table:table-cell>
          <table:table-cell table:style-name="ce1" office:value-type="string">
            <text:p>3.9365e-06</text:p>
          </table:table-cell>
          <table:table-cell table:style-name="ce1" office:value-type="string">
            <text:p>1.2629e-05</text:p>
          </table:table-cell>
          <table:table-cell office:value-type="float" office:value="0.0023423">
            <text:p>0.0023423</text:p>
          </table:table-cell>
          <table:table-cell table:style-name="ce1" office:value-type="string">
            <text:p>2.8607e-17</text:p>
          </table:table-cell>
          <table:table-cell table:style-name="ce1" office:value-type="string">
            <text:p>6.953e-12</text:p>
          </table:table-cell>
          <table:table-cell table:style-name="ce1" office:value-type="string">
            <text:p>4.4468e-16</text:p>
          </table:table-cell>
          <table:table-cell table:style-name="ce1" office:value-type="string">
            <text:p>1.6269e-14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M187]*1000000" office:value-type="float" office:value="329.09">
            <text:p>329.09</text:p>
          </table:table-cell>
          <table:table-cell table:formula="of:=[.N187]*1000000" office:value-type="float" office:value="41.083">
            <text:p>41.083</text:p>
          </table:table-cell>
          <table:table-cell table:formula="of:=[.O187]*1000000" office:value-type="float" office:value="10.096">
            <text:p>10.096</text:p>
          </table:table-cell>
          <table:table-cell table:formula="of:=[.P187]*1000000" office:value-type="float" office:value="0.012937">
            <text:p>0.012937</text:p>
          </table:table-cell>
          <table:table-cell table:formula="of:=[.Q187]*1000000" office:value-type="float" office:value="4.4402">
            <text:p>4.4402</text:p>
          </table:table-cell>
          <table:table-cell table:formula="of:=[.R187]*1000000" office:value-type="float" office:value="3.9124">
            <text:p>3.9124</text:p>
          </table:table-cell>
          <table:table-cell table:formula="of:=[.S187]*1000000" office:value-type="float" office:value="12.715">
            <text:p>12.715</text:p>
          </table:table-cell>
          <table:table-cell table:formula="of:=[.T187]*1000000" office:value-type="float" office:value="2339.4">
            <text:p>2339.4</text:p>
          </table:table-cell>
          <table:table-cell table:formula="of:=[.U187]*1000000000000" office:value-type="float" office:value="0.000027824">
            <text:p>0.000027824</text:p>
          </table:table-cell>
          <table:table-cell table:formula="of:=[.V187]*1000000000000" office:value-type="float" office:value="6.9098">
            <text:p>6.9098</text:p>
          </table:table-cell>
          <table:table-cell table:formula="of:=([.W187]+[.X187])*1000000000000" office:value-type="float" office:value="0.01653903">
            <text:p>0.01653903</text:p>
          </table:table-cell>
          <table:table-cell office:value-type="float" office:value="0.00032909">
            <text:p>0.00032909</text:p>
          </table:table-cell>
          <table:table-cell table:style-name="ce1" office:value-type="string">
            <text:p>4.1083e-05</text:p>
          </table:table-cell>
          <table:table-cell table:style-name="ce1" office:value-type="string">
            <text:p>1.0096e-05</text:p>
          </table:table-cell>
          <table:table-cell table:style-name="ce1" office:value-type="string">
            <text:p>1.2937e-08</text:p>
          </table:table-cell>
          <table:table-cell table:style-name="ce1" office:value-type="string">
            <text:p>4.4402e-06</text:p>
          </table:table-cell>
          <table:table-cell table:style-name="ce1" office:value-type="string">
            <text:p>3.9124e-06</text:p>
          </table:table-cell>
          <table:table-cell table:style-name="ce1" office:value-type="string">
            <text:p>1.2715e-05</text:p>
          </table:table-cell>
          <table:table-cell office:value-type="float" office:value="0.0023394">
            <text:p>0.0023394</text:p>
          </table:table-cell>
          <table:table-cell table:style-name="ce1" office:value-type="string">
            <text:p>2.7824e-17</text:p>
          </table:table-cell>
          <table:table-cell table:style-name="ce1" office:value-type="string">
            <text:p>6.9098e-12</text:p>
          </table:table-cell>
          <table:table-cell table:style-name="ce1" office:value-type="string">
            <text:p>4.4003e-16</text:p>
          </table:table-cell>
          <table:table-cell table:style-name="ce1" office:value-type="string">
            <text:p>1.6099e-14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M188]*1000000" office:value-type="float" office:value="326.82">
            <text:p>326.82</text:p>
          </table:table-cell>
          <table:table-cell table:formula="of:=[.N188]*1000000" office:value-type="float" office:value="40.734">
            <text:p>40.734</text:p>
          </table:table-cell>
          <table:table-cell table:formula="of:=[.O188]*1000000" office:value-type="float" office:value="10.027">
            <text:p>10.027</text:p>
          </table:table-cell>
          <table:table-cell table:formula="of:=[.P188]*1000000" office:value-type="float" office:value="0.01296">
            <text:p>0.01296</text:p>
          </table:table-cell>
          <table:table-cell table:formula="of:=[.Q188]*1000000" office:value-type="float" office:value="4.422">
            <text:p>4.422</text:p>
          </table:table-cell>
          <table:table-cell table:formula="of:=[.R188]*1000000" office:value-type="float" office:value="3.8882">
            <text:p>3.8882</text:p>
          </table:table-cell>
          <table:table-cell table:formula="of:=[.S188]*1000000" office:value-type="float" office:value="12.801">
            <text:p>12.801</text:p>
          </table:table-cell>
          <table:table-cell table:formula="of:=[.T188]*1000000" office:value-type="float" office:value="2336.6">
            <text:p>2336.6</text:p>
          </table:table-cell>
          <table:table-cell table:formula="of:=[.U188]*1000000000000" office:value-type="float" office:value="0.000027065">
            <text:p>0.000027065</text:p>
          </table:table-cell>
          <table:table-cell table:formula="of:=[.V188]*1000000000000" office:value-type="float" office:value="6.8665">
            <text:p>6.8665</text:p>
          </table:table-cell>
          <table:table-cell table:formula="of:=([.W188]+[.X188])*1000000000000" office:value-type="float" office:value="0.01636643">
            <text:p>0.01636643</text:p>
          </table:table-cell>
          <table:table-cell office:value-type="float" office:value="0.00032682">
            <text:p>0.00032682</text:p>
          </table:table-cell>
          <table:table-cell table:style-name="ce1" office:value-type="string">
            <text:p>4.0734e-05</text:p>
          </table:table-cell>
          <table:table-cell table:style-name="ce1" office:value-type="string">
            <text:p>1.0027e-05</text:p>
          </table:table-cell>
          <table:table-cell table:style-name="ce1" office:value-type="string">
            <text:p>1.296e-08</text:p>
          </table:table-cell>
          <table:table-cell table:style-name="ce1" office:value-type="string">
            <text:p>4.422e-06</text:p>
          </table:table-cell>
          <table:table-cell table:style-name="ce1" office:value-type="string">
            <text:p>3.8882e-06</text:p>
          </table:table-cell>
          <table:table-cell table:style-name="ce1" office:value-type="string">
            <text:p>1.2801e-05</text:p>
          </table:table-cell>
          <table:table-cell office:value-type="float" office:value="0.0023366">
            <text:p>0.0023366</text:p>
          </table:table-cell>
          <table:table-cell table:style-name="ce1" office:value-type="string">
            <text:p>2.7065e-17</text:p>
          </table:table-cell>
          <table:table-cell table:style-name="ce1" office:value-type="string">
            <text:p>6.8665e-12</text:p>
          </table:table-cell>
          <table:table-cell table:style-name="ce1" office:value-type="string">
            <text:p>4.3543e-16</text:p>
          </table:table-cell>
          <table:table-cell table:style-name="ce1" office:value-type="string">
            <text:p>1.5931e-14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M189]*1000000" office:value-type="float" office:value="324.57">
            <text:p>324.57</text:p>
          </table:table-cell>
          <table:table-cell table:formula="of:=[.N189]*1000000" office:value-type="float" office:value="40.386">
            <text:p>40.386</text:p>
          </table:table-cell>
          <table:table-cell table:formula="of:=[.O189]*1000000" office:value-type="float" office:value="9.9588">
            <text:p>9.9588</text:p>
          </table:table-cell>
          <table:table-cell table:formula="of:=[.P189]*1000000" office:value-type="float" office:value="0.012982">
            <text:p>0.012982</text:p>
          </table:table-cell>
          <table:table-cell table:formula="of:=[.Q189]*1000000" office:value-type="float" office:value="4.4041">
            <text:p>4.4041</text:p>
          </table:table-cell>
          <table:table-cell table:formula="of:=[.R189]*1000000" office:value-type="float" office:value="3.8639">
            <text:p>3.8639</text:p>
          </table:table-cell>
          <table:table-cell table:formula="of:=[.S189]*1000000" office:value-type="float" office:value="12.886">
            <text:p>12.886</text:p>
          </table:table-cell>
          <table:table-cell table:formula="of:=[.T189]*1000000" office:value-type="float" office:value="2333.8">
            <text:p>2333.8</text:p>
          </table:table-cell>
          <table:table-cell table:formula="of:=[.U189]*1000000000000" office:value-type="float" office:value="0.000026329">
            <text:p>0.000026329</text:p>
          </table:table-cell>
          <table:table-cell table:formula="of:=[.V189]*1000000000000" office:value-type="float" office:value="6.823">
            <text:p>6.823</text:p>
          </table:table-cell>
          <table:table-cell table:formula="of:=([.W189]+[.X189])*1000000000000" office:value-type="float" office:value="0.01619589">
            <text:p>0.01619589</text:p>
          </table:table-cell>
          <table:table-cell office:value-type="float" office:value="0.00032457">
            <text:p>0.00032457</text:p>
          </table:table-cell>
          <table:table-cell table:style-name="ce1" office:value-type="string">
            <text:p>4.0386e-05</text:p>
          </table:table-cell>
          <table:table-cell table:style-name="ce1" office:value-type="string">
            <text:p>9.9588e-06</text:p>
          </table:table-cell>
          <table:table-cell table:style-name="ce1" office:value-type="string">
            <text:p>1.2982e-08</text:p>
          </table:table-cell>
          <table:table-cell table:style-name="ce1" office:value-type="string">
            <text:p>4.4041e-06</text:p>
          </table:table-cell>
          <table:table-cell table:style-name="ce1" office:value-type="string">
            <text:p>3.8639e-06</text:p>
          </table:table-cell>
          <table:table-cell table:style-name="ce1" office:value-type="string">
            <text:p>1.2886e-05</text:p>
          </table:table-cell>
          <table:table-cell office:value-type="float" office:value="0.0023338">
            <text:p>0.0023338</text:p>
          </table:table-cell>
          <table:table-cell table:style-name="ce1" office:value-type="string">
            <text:p>2.6329e-17</text:p>
          </table:table-cell>
          <table:table-cell table:style-name="ce1" office:value-type="string">
            <text:p>6.823e-12</text:p>
          </table:table-cell>
          <table:table-cell table:style-name="ce1" office:value-type="string">
            <text:p>4.3089e-16</text:p>
          </table:table-cell>
          <table:table-cell table:style-name="ce1" office:value-type="string">
            <text:p>1.5765e-14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M190]*1000000" office:value-type="float" office:value="322.34">
            <text:p>322.34</text:p>
          </table:table-cell>
          <table:table-cell table:formula="of:=[.N190]*1000000" office:value-type="float" office:value="40.041">
            <text:p>40.041</text:p>
          </table:table-cell>
          <table:table-cell table:formula="of:=[.O190]*1000000" office:value-type="float" office:value="9.8909">
            <text:p>9.8909</text:p>
          </table:table-cell>
          <table:table-cell table:formula="of:=[.P190]*1000000" office:value-type="float" office:value="0.013004">
            <text:p>0.013004</text:p>
          </table:table-cell>
          <table:table-cell table:formula="of:=[.Q190]*1000000" office:value-type="float" office:value="4.3863">
            <text:p>4.3863</text:p>
          </table:table-cell>
          <table:table-cell table:formula="of:=[.R190]*1000000" office:value-type="float" office:value="3.8397">
            <text:p>3.8397</text:p>
          </table:table-cell>
          <table:table-cell table:formula="of:=[.S190]*1000000" office:value-type="float" office:value="12.971">
            <text:p>12.971</text:p>
          </table:table-cell>
          <table:table-cell table:formula="of:=[.T190]*1000000" office:value-type="float" office:value="2331.1">
            <text:p>2331.1</text:p>
          </table:table-cell>
          <table:table-cell table:formula="of:=[.U190]*1000000000000" office:value-type="float" office:value="0.000025616">
            <text:p>0.000025616</text:p>
          </table:table-cell>
          <table:table-cell table:formula="of:=[.V190]*1000000000000" office:value-type="float" office:value="6.7794">
            <text:p>6.7794</text:p>
          </table:table-cell>
          <table:table-cell table:formula="of:=([.W190]+[.X190])*1000000000000" office:value-type="float" office:value="0.0160264">
            <text:p>0.0160264</text:p>
          </table:table-cell>
          <table:table-cell office:value-type="float" office:value="0.00032234">
            <text:p>0.00032234</text:p>
          </table:table-cell>
          <table:table-cell table:style-name="ce1" office:value-type="string">
            <text:p>4.0041e-05</text:p>
          </table:table-cell>
          <table:table-cell table:style-name="ce1" office:value-type="string">
            <text:p>9.8909e-06</text:p>
          </table:table-cell>
          <table:table-cell table:style-name="ce1" office:value-type="string">
            <text:p>1.3004e-08</text:p>
          </table:table-cell>
          <table:table-cell table:style-name="ce1" office:value-type="string">
            <text:p>4.3863e-06</text:p>
          </table:table-cell>
          <table:table-cell table:style-name="ce1" office:value-type="string">
            <text:p>3.8397e-06</text:p>
          </table:table-cell>
          <table:table-cell table:style-name="ce1" office:value-type="string">
            <text:p>1.2971e-05</text:p>
          </table:table-cell>
          <table:table-cell office:value-type="float" office:value="0.0023311">
            <text:p>0.0023311</text:p>
          </table:table-cell>
          <table:table-cell table:style-name="ce1" office:value-type="string">
            <text:p>2.5616e-17</text:p>
          </table:table-cell>
          <table:table-cell table:style-name="ce1" office:value-type="string">
            <text:p>6.7794e-12</text:p>
          </table:table-cell>
          <table:table-cell table:style-name="ce1" office:value-type="string">
            <text:p>4.264e-16</text:p>
          </table:table-cell>
          <table:table-cell table:style-name="ce1" office:value-type="string">
            <text:p>1.56e-14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M191]*1000000" office:value-type="float" office:value="320.13">
            <text:p>320.13</text:p>
          </table:table-cell>
          <table:table-cell table:formula="of:=[.N191]*1000000" office:value-type="float" office:value="39.697">
            <text:p>39.697</text:p>
          </table:table-cell>
          <table:table-cell table:formula="of:=[.O191]*1000000" office:value-type="float" office:value="9.8232">
            <text:p>9.8232</text:p>
          </table:table-cell>
          <table:table-cell table:formula="of:=[.P191]*1000000" office:value-type="float" office:value="0.013026">
            <text:p>0.013026</text:p>
          </table:table-cell>
          <table:table-cell table:formula="of:=[.Q191]*1000000" office:value-type="float" office:value="4.3688">
            <text:p>4.3688</text:p>
          </table:table-cell>
          <table:table-cell table:formula="of:=[.R191]*1000000" office:value-type="float" office:value="3.8155">
            <text:p>3.8155</text:p>
          </table:table-cell>
          <table:table-cell table:formula="of:=[.S191]*1000000" office:value-type="float" office:value="13.055">
            <text:p>13.055</text:p>
          </table:table-cell>
          <table:table-cell table:formula="of:=[.T191]*1000000" office:value-type="float" office:value="2328.3">
            <text:p>2328.3</text:p>
          </table:table-cell>
          <table:table-cell table:formula="of:=[.U191]*1000000000000" office:value-type="float" office:value="0.000024924">
            <text:p>0.000024924</text:p>
          </table:table-cell>
          <table:table-cell table:formula="of:=[.V191]*1000000000000" office:value-type="float" office:value="6.7356">
            <text:p>6.7356</text:p>
          </table:table-cell>
          <table:table-cell table:formula="of:=([.W191]+[.X191])*1000000000000" office:value-type="float" office:value="0.01585997">
            <text:p>0.01585997</text:p>
          </table:table-cell>
          <table:table-cell office:value-type="float" office:value="0.00032013">
            <text:p>0.00032013</text:p>
          </table:table-cell>
          <table:table-cell table:style-name="ce1" office:value-type="string">
            <text:p>3.9697e-05</text:p>
          </table:table-cell>
          <table:table-cell table:style-name="ce1" office:value-type="string">
            <text:p>9.8232e-06</text:p>
          </table:table-cell>
          <table:table-cell table:style-name="ce1" office:value-type="string">
            <text:p>1.3026e-08</text:p>
          </table:table-cell>
          <table:table-cell table:style-name="ce1" office:value-type="string">
            <text:p>4.3688e-06</text:p>
          </table:table-cell>
          <table:table-cell table:style-name="ce1" office:value-type="string">
            <text:p>3.8155e-06</text:p>
          </table:table-cell>
          <table:table-cell table:style-name="ce1" office:value-type="string">
            <text:p>1.3055e-05</text:p>
          </table:table-cell>
          <table:table-cell office:value-type="float" office:value="0.0023283">
            <text:p>0.0023283</text:p>
          </table:table-cell>
          <table:table-cell table:style-name="ce1" office:value-type="string">
            <text:p>2.4924e-17</text:p>
          </table:table-cell>
          <table:table-cell table:style-name="ce1" office:value-type="string">
            <text:p>6.7356e-12</text:p>
          </table:table-cell>
          <table:table-cell table:style-name="ce1" office:value-type="string">
            <text:p>4.2197e-16</text:p>
          </table:table-cell>
          <table:table-cell table:style-name="ce1" office:value-type="string">
            <text:p>1.5438e-14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M192]*1000000" office:value-type="float" office:value="317.94">
            <text:p>317.94</text:p>
          </table:table-cell>
          <table:table-cell table:formula="of:=[.N192]*1000000" office:value-type="float" office:value="39.354">
            <text:p>39.354</text:p>
          </table:table-cell>
          <table:table-cell table:formula="of:=[.O192]*1000000" office:value-type="float" office:value="9.7559">
            <text:p>9.7559</text:p>
          </table:table-cell>
          <table:table-cell table:formula="of:=[.P192]*1000000" office:value-type="float" office:value="0.013047">
            <text:p>0.013047</text:p>
          </table:table-cell>
          <table:table-cell table:formula="of:=[.Q192]*1000000" office:value-type="float" office:value="4.3516">
            <text:p>4.3516</text:p>
          </table:table-cell>
          <table:table-cell table:formula="of:=[.R192]*1000000" office:value-type="float" office:value="3.7912">
            <text:p>3.7912</text:p>
          </table:table-cell>
          <table:table-cell table:formula="of:=[.S192]*1000000" office:value-type="float" office:value="13.139">
            <text:p>13.139</text:p>
          </table:table-cell>
          <table:table-cell table:formula="of:=[.T192]*1000000" office:value-type="float" office:value="2325.6">
            <text:p>2325.6</text:p>
          </table:table-cell>
          <table:table-cell table:formula="of:=[.U192]*1000000000000" office:value-type="float" office:value="0.000024253">
            <text:p>0.000024253</text:p>
          </table:table-cell>
          <table:table-cell table:formula="of:=[.V192]*1000000000000" office:value-type="float" office:value="6.6916">
            <text:p>6.6916</text:p>
          </table:table-cell>
          <table:table-cell table:formula="of:=([.W192]+[.X192])*1000000000000" office:value-type="float" office:value="0.01569558">
            <text:p>0.01569558</text:p>
          </table:table-cell>
          <table:table-cell office:value-type="float" office:value="0.00031794">
            <text:p>0.00031794</text:p>
          </table:table-cell>
          <table:table-cell table:style-name="ce1" office:value-type="string">
            <text:p>3.9354e-05</text:p>
          </table:table-cell>
          <table:table-cell table:style-name="ce1" office:value-type="string">
            <text:p>9.7559e-06</text:p>
          </table:table-cell>
          <table:table-cell table:style-name="ce1" office:value-type="string">
            <text:p>1.3047e-08</text:p>
          </table:table-cell>
          <table:table-cell table:style-name="ce1" office:value-type="string">
            <text:p>4.3516e-06</text:p>
          </table:table-cell>
          <table:table-cell table:style-name="ce1" office:value-type="string">
            <text:p>3.7912e-06</text:p>
          </table:table-cell>
          <table:table-cell table:style-name="ce1" office:value-type="string">
            <text:p>1.3139e-05</text:p>
          </table:table-cell>
          <table:table-cell office:value-type="float" office:value="0.0023256">
            <text:p>0.0023256</text:p>
          </table:table-cell>
          <table:table-cell table:style-name="ce1" office:value-type="string">
            <text:p>2.4253e-17</text:p>
          </table:table-cell>
          <table:table-cell table:style-name="ce1" office:value-type="string">
            <text:p>6.6916e-12</text:p>
          </table:table-cell>
          <table:table-cell table:style-name="ce1" office:value-type="string">
            <text:p>4.1758e-16</text:p>
          </table:table-cell>
          <table:table-cell table:style-name="ce1" office:value-type="string">
            <text:p>1.5278e-14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M193]*1000000" office:value-type="float" office:value="315.78">
            <text:p>315.78</text:p>
          </table:table-cell>
          <table:table-cell table:formula="of:=[.N193]*1000000" office:value-type="float" office:value="39.014">
            <text:p>39.014</text:p>
          </table:table-cell>
          <table:table-cell table:formula="of:=[.O193]*1000000" office:value-type="float" office:value="9.6889">
            <text:p>9.6889</text:p>
          </table:table-cell>
          <table:table-cell table:formula="of:=[.P193]*1000000" office:value-type="float" office:value="0.013068">
            <text:p>0.013068</text:p>
          </table:table-cell>
          <table:table-cell table:formula="of:=[.Q193]*1000000" office:value-type="float" office:value="4.3345">
            <text:p>4.3345</text:p>
          </table:table-cell>
          <table:table-cell table:formula="of:=[.R193]*1000000" office:value-type="float" office:value="3.767">
            <text:p>3.767</text:p>
          </table:table-cell>
          <table:table-cell table:formula="of:=[.S193]*1000000" office:value-type="float" office:value="13.222">
            <text:p>13.222</text:p>
          </table:table-cell>
          <table:table-cell table:formula="of:=[.T193]*1000000" office:value-type="float" office:value="2323">
            <text:p>2323</text:p>
          </table:table-cell>
          <table:table-cell table:formula="of:=[.U193]*1000000000000" office:value-type="float" office:value="0.000023603">
            <text:p>0.000023603</text:p>
          </table:table-cell>
          <table:table-cell table:formula="of:=[.V193]*1000000000000" office:value-type="float" office:value="6.6475">
            <text:p>6.6475</text:p>
          </table:table-cell>
          <table:table-cell table:formula="of:=([.W193]+[.X193])*1000000000000" office:value-type="float" office:value="0.01553225">
            <text:p>0.01553225</text:p>
          </table:table-cell>
          <table:table-cell office:value-type="float" office:value="0.00031578">
            <text:p>0.00031578</text:p>
          </table:table-cell>
          <table:table-cell table:style-name="ce1" office:value-type="string">
            <text:p>3.9014e-05</text:p>
          </table:table-cell>
          <table:table-cell table:style-name="ce1" office:value-type="string">
            <text:p>9.6889e-06</text:p>
          </table:table-cell>
          <table:table-cell table:style-name="ce1" office:value-type="string">
            <text:p>1.3068e-08</text:p>
          </table:table-cell>
          <table:table-cell table:style-name="ce1" office:value-type="string">
            <text:p>4.3345e-06</text:p>
          </table:table-cell>
          <table:table-cell table:style-name="ce1" office:value-type="string">
            <text:p>3.767e-06</text:p>
          </table:table-cell>
          <table:table-cell table:style-name="ce1" office:value-type="string">
            <text:p>1.3222e-05</text:p>
          </table:table-cell>
          <table:table-cell office:value-type="float" office:value="0.002323">
            <text:p>0.002323</text:p>
          </table:table-cell>
          <table:table-cell table:style-name="ce1" office:value-type="string">
            <text:p>2.3603e-17</text:p>
          </table:table-cell>
          <table:table-cell table:style-name="ce1" office:value-type="string">
            <text:p>6.6475e-12</text:p>
          </table:table-cell>
          <table:table-cell table:style-name="ce1" office:value-type="string">
            <text:p>4.1325e-16</text:p>
          </table:table-cell>
          <table:table-cell table:style-name="ce1" office:value-type="string">
            <text:p>1.5119e-14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M194]*1000000" office:value-type="float" office:value="313.63">
            <text:p>313.63</text:p>
          </table:table-cell>
          <table:table-cell table:formula="of:=[.N194]*1000000" office:value-type="float" office:value="38.675">
            <text:p>38.675</text:p>
          </table:table-cell>
          <table:table-cell table:formula="of:=[.O194]*1000000" office:value-type="float" office:value="9.6222">
            <text:p>9.6222</text:p>
          </table:table-cell>
          <table:table-cell table:formula="of:=[.P194]*1000000" office:value-type="float" office:value="0.013088">
            <text:p>0.013088</text:p>
          </table:table-cell>
          <table:table-cell table:formula="of:=[.Q194]*1000000" office:value-type="float" office:value="4.3177">
            <text:p>4.3177</text:p>
          </table:table-cell>
          <table:table-cell table:formula="of:=[.R194]*1000000" office:value-type="float" office:value="3.7427">
            <text:p>3.7427</text:p>
          </table:table-cell>
          <table:table-cell table:formula="of:=[.S194]*1000000" office:value-type="float" office:value="13.304">
            <text:p>13.304</text:p>
          </table:table-cell>
          <table:table-cell table:formula="of:=[.T194]*1000000" office:value-type="float" office:value="2320.3">
            <text:p>2320.3</text:p>
          </table:table-cell>
          <table:table-cell table:formula="of:=[.U194]*1000000000000" office:value-type="float" office:value="0.000022973">
            <text:p>0.000022973</text:p>
          </table:table-cell>
          <table:table-cell table:formula="of:=[.V194]*1000000000000" office:value-type="float" office:value="6.6033">
            <text:p>6.6033</text:p>
          </table:table-cell>
          <table:table-cell table:formula="of:=([.W194]+[.X194])*1000000000000" office:value-type="float" office:value="0.01537197">
            <text:p>0.01537197</text:p>
          </table:table-cell>
          <table:table-cell office:value-type="float" office:value="0.00031363">
            <text:p>0.00031363</text:p>
          </table:table-cell>
          <table:table-cell table:style-name="ce1" office:value-type="string">
            <text:p>3.8675e-05</text:p>
          </table:table-cell>
          <table:table-cell table:style-name="ce1" office:value-type="string">
            <text:p>9.6222e-06</text:p>
          </table:table-cell>
          <table:table-cell table:style-name="ce1" office:value-type="string">
            <text:p>1.3088e-08</text:p>
          </table:table-cell>
          <table:table-cell table:style-name="ce1" office:value-type="string">
            <text:p>4.3177e-06</text:p>
          </table:table-cell>
          <table:table-cell table:style-name="ce1" office:value-type="string">
            <text:p>3.7427e-06</text:p>
          </table:table-cell>
          <table:table-cell table:style-name="ce1" office:value-type="string">
            <text:p>1.3304e-05</text:p>
          </table:table-cell>
          <table:table-cell office:value-type="float" office:value="0.0023203">
            <text:p>0.0023203</text:p>
          </table:table-cell>
          <table:table-cell table:style-name="ce1" office:value-type="string">
            <text:p>2.2973e-17</text:p>
          </table:table-cell>
          <table:table-cell table:style-name="ce1" office:value-type="string">
            <text:p>6.6033e-12</text:p>
          </table:table-cell>
          <table:table-cell table:style-name="ce1" office:value-type="string">
            <text:p>4.0897e-16</text:p>
          </table:table-cell>
          <table:table-cell table:style-name="ce1" office:value-type="string">
            <text:p>1.4963e-14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M195]*1000000" office:value-type="float" office:value="311.51">
            <text:p>311.51</text:p>
          </table:table-cell>
          <table:table-cell table:formula="of:=[.N195]*1000000" office:value-type="float" office:value="38.337">
            <text:p>38.337</text:p>
          </table:table-cell>
          <table:table-cell table:formula="of:=[.O195]*1000000" office:value-type="float" office:value="9.5558">
            <text:p>9.5558</text:p>
          </table:table-cell>
          <table:table-cell table:formula="of:=[.P195]*1000000" office:value-type="float" office:value="0.013109">
            <text:p>0.013109</text:p>
          </table:table-cell>
          <table:table-cell table:formula="of:=[.Q195]*1000000" office:value-type="float" office:value="4.3011">
            <text:p>4.3011</text:p>
          </table:table-cell>
          <table:table-cell table:formula="of:=[.R195]*1000000" office:value-type="float" office:value="3.7185">
            <text:p>3.7185</text:p>
          </table:table-cell>
          <table:table-cell table:formula="of:=[.S195]*1000000" office:value-type="float" office:value="13.386">
            <text:p>13.386</text:p>
          </table:table-cell>
          <table:table-cell table:formula="of:=[.T195]*1000000" office:value-type="float" office:value="2317.7">
            <text:p>2317.7</text:p>
          </table:table-cell>
          <table:table-cell table:formula="of:=[.U195]*1000000000000" office:value-type="float" office:value="0.000022362">
            <text:p>0.000022362</text:p>
          </table:table-cell>
          <table:table-cell table:formula="of:=[.V195]*1000000000000" office:value-type="float" office:value="6.5589">
            <text:p>6.5589</text:p>
          </table:table-cell>
          <table:table-cell table:formula="of:=([.W195]+[.X195])*1000000000000" office:value-type="float" office:value="0.01521274">
            <text:p>0.01521274</text:p>
          </table:table-cell>
          <table:table-cell office:value-type="float" office:value="0.00031151">
            <text:p>0.00031151</text:p>
          </table:table-cell>
          <table:table-cell table:style-name="ce1" office:value-type="string">
            <text:p>3.8337e-05</text:p>
          </table:table-cell>
          <table:table-cell table:style-name="ce1" office:value-type="string">
            <text:p>9.5558e-06</text:p>
          </table:table-cell>
          <table:table-cell table:style-name="ce1" office:value-type="string">
            <text:p>1.3109e-08</text:p>
          </table:table-cell>
          <table:table-cell table:style-name="ce1" office:value-type="string">
            <text:p>4.3011e-06</text:p>
          </table:table-cell>
          <table:table-cell table:style-name="ce1" office:value-type="string">
            <text:p>3.7185e-06</text:p>
          </table:table-cell>
          <table:table-cell table:style-name="ce1" office:value-type="string">
            <text:p>1.3386e-05</text:p>
          </table:table-cell>
          <table:table-cell office:value-type="float" office:value="0.0023177">
            <text:p>0.0023177</text:p>
          </table:table-cell>
          <table:table-cell table:style-name="ce1" office:value-type="string">
            <text:p>2.2362e-17</text:p>
          </table:table-cell>
          <table:table-cell table:style-name="ce1" office:value-type="string">
            <text:p>6.5589e-12</text:p>
          </table:table-cell>
          <table:table-cell table:style-name="ce1" office:value-type="string">
            <text:p>4.0474e-16</text:p>
          </table:table-cell>
          <table:table-cell table:style-name="ce1" office:value-type="string">
            <text:p>1.4808e-14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M196]*1000000" office:value-type="float" office:value="309.41">
            <text:p>309.41</text:p>
          </table:table-cell>
          <table:table-cell table:formula="of:=[.N196]*1000000" office:value-type="float" office:value="38.002">
            <text:p>38.002</text:p>
          </table:table-cell>
          <table:table-cell table:formula="of:=[.O196]*1000000" office:value-type="float" office:value="9.4897">
            <text:p>9.4897</text:p>
          </table:table-cell>
          <table:table-cell table:formula="of:=[.P196]*1000000" office:value-type="float" office:value="0.013129">
            <text:p>0.013129</text:p>
          </table:table-cell>
          <table:table-cell table:formula="of:=[.Q196]*1000000" office:value-type="float" office:value="4.2848">
            <text:p>4.2848</text:p>
          </table:table-cell>
          <table:table-cell table:formula="of:=[.R196]*1000000" office:value-type="float" office:value="3.6943">
            <text:p>3.6943</text:p>
          </table:table-cell>
          <table:table-cell table:formula="of:=[.S196]*1000000" office:value-type="float" office:value="13.468">
            <text:p>13.468</text:p>
          </table:table-cell>
          <table:table-cell table:formula="of:=[.T196]*1000000" office:value-type="float" office:value="2315">
            <text:p>2315</text:p>
          </table:table-cell>
          <table:table-cell table:formula="of:=[.U196]*1000000000000" office:value-type="float" office:value="0.000021769">
            <text:p>0.000021769</text:p>
          </table:table-cell>
          <table:table-cell table:formula="of:=[.V196]*1000000000000" office:value-type="float" office:value="6.5144">
            <text:p>6.5144</text:p>
          </table:table-cell>
          <table:table-cell table:formula="of:=([.W196]+[.X196])*1000000000000" office:value-type="float" office:value="0.01505556">
            <text:p>0.01505556</text:p>
          </table:table-cell>
          <table:table-cell office:value-type="float" office:value="0.00030941">
            <text:p>0.00030941</text:p>
          </table:table-cell>
          <table:table-cell table:style-name="ce1" office:value-type="string">
            <text:p>3.8002e-05</text:p>
          </table:table-cell>
          <table:table-cell table:style-name="ce1" office:value-type="string">
            <text:p>9.4897e-06</text:p>
          </table:table-cell>
          <table:table-cell table:style-name="ce1" office:value-type="string">
            <text:p>1.3129e-08</text:p>
          </table:table-cell>
          <table:table-cell table:style-name="ce1" office:value-type="string">
            <text:p>4.2848e-06</text:p>
          </table:table-cell>
          <table:table-cell table:style-name="ce1" office:value-type="string">
            <text:p>3.6943e-06</text:p>
          </table:table-cell>
          <table:table-cell table:style-name="ce1" office:value-type="string">
            <text:p>1.3468e-05</text:p>
          </table:table-cell>
          <table:table-cell office:value-type="float" office:value="0.002315">
            <text:p>0.002315</text:p>
          </table:table-cell>
          <table:table-cell table:style-name="ce1" office:value-type="string">
            <text:p>2.1769e-17</text:p>
          </table:table-cell>
          <table:table-cell table:style-name="ce1" office:value-type="string">
            <text:p>6.5144e-12</text:p>
          </table:table-cell>
          <table:table-cell table:style-name="ce1" office:value-type="string">
            <text:p>4.0056e-16</text:p>
          </table:table-cell>
          <table:table-cell table:style-name="ce1" office:value-type="string">
            <text:p>1.4655e-14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M197]*1000000" office:value-type="float" office:value="307.33">
            <text:p>307.33</text:p>
          </table:table-cell>
          <table:table-cell table:formula="of:=[.N197]*1000000" office:value-type="float" office:value="37.668">
            <text:p>37.668</text:p>
          </table:table-cell>
          <table:table-cell table:formula="of:=[.O197]*1000000" office:value-type="float" office:value="9.424">
            <text:p>9.424</text:p>
          </table:table-cell>
          <table:table-cell table:formula="of:=[.P197]*1000000" office:value-type="float" office:value="0.013149">
            <text:p>0.013149</text:p>
          </table:table-cell>
          <table:table-cell table:formula="of:=[.Q197]*1000000" office:value-type="float" office:value="4.2686">
            <text:p>4.2686</text:p>
          </table:table-cell>
          <table:table-cell table:formula="of:=[.R197]*1000000" office:value-type="float" office:value="3.6702">
            <text:p>3.6702</text:p>
          </table:table-cell>
          <table:table-cell table:formula="of:=[.S197]*1000000" office:value-type="float" office:value="13.549">
            <text:p>13.549</text:p>
          </table:table-cell>
          <table:table-cell table:formula="of:=[.T197]*1000000" office:value-type="float" office:value="2312.4">
            <text:p>2312.4</text:p>
          </table:table-cell>
          <table:table-cell table:formula="of:=[.U197]*1000000000000" office:value-type="float" office:value="0.000021195">
            <text:p>0.000021195</text:p>
          </table:table-cell>
          <table:table-cell table:formula="of:=[.V197]*1000000000000" office:value-type="float" office:value="6.4697">
            <text:p>6.4697</text:p>
          </table:table-cell>
          <table:table-cell table:formula="of:=([.W197]+[.X197])*1000000000000" office:value-type="float" office:value="0.01490042">
            <text:p>0.01490042</text:p>
          </table:table-cell>
          <table:table-cell office:value-type="float" office:value="0.00030733">
            <text:p>0.00030733</text:p>
          </table:table-cell>
          <table:table-cell table:style-name="ce1" office:value-type="string">
            <text:p>3.7668e-05</text:p>
          </table:table-cell>
          <table:table-cell table:style-name="ce1" office:value-type="string">
            <text:p>9.424e-06</text:p>
          </table:table-cell>
          <table:table-cell table:style-name="ce1" office:value-type="string">
            <text:p>1.3149e-08</text:p>
          </table:table-cell>
          <table:table-cell table:style-name="ce1" office:value-type="string">
            <text:p>4.2686e-06</text:p>
          </table:table-cell>
          <table:table-cell table:style-name="ce1" office:value-type="string">
            <text:p>3.6702e-06</text:p>
          </table:table-cell>
          <table:table-cell table:style-name="ce1" office:value-type="string">
            <text:p>1.3549e-05</text:p>
          </table:table-cell>
          <table:table-cell office:value-type="float" office:value="0.0023124">
            <text:p>0.0023124</text:p>
          </table:table-cell>
          <table:table-cell table:style-name="ce1" office:value-type="string">
            <text:p>2.1195e-17</text:p>
          </table:table-cell>
          <table:table-cell table:style-name="ce1" office:value-type="string">
            <text:p>6.4697e-12</text:p>
          </table:table-cell>
          <table:table-cell table:style-name="ce1" office:value-type="string">
            <text:p>3.9642e-16</text:p>
          </table:table-cell>
          <table:table-cell table:style-name="ce1" office:value-type="string">
            <text:p>1.4504e-14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M198]*1000000" office:value-type="float" office:value="305.27">
            <text:p>305.27</text:p>
          </table:table-cell>
          <table:table-cell table:formula="of:=[.N198]*1000000" office:value-type="float" office:value="37.335">
            <text:p>37.335</text:p>
          </table:table-cell>
          <table:table-cell table:formula="of:=[.O198]*1000000" office:value-type="float" office:value="9.3586">
            <text:p>9.3586</text:p>
          </table:table-cell>
          <table:table-cell table:formula="of:=[.P198]*1000000" office:value-type="float" office:value="0.013168">
            <text:p>0.013168</text:p>
          </table:table-cell>
          <table:table-cell table:formula="of:=[.Q198]*1000000" office:value-type="float" office:value="4.2527">
            <text:p>4.2527</text:p>
          </table:table-cell>
          <table:table-cell table:formula="of:=[.R198]*1000000" office:value-type="float" office:value="3.6461">
            <text:p>3.6461</text:p>
          </table:table-cell>
          <table:table-cell table:formula="of:=[.S198]*1000000" office:value-type="float" office:value="13.629">
            <text:p>13.629</text:p>
          </table:table-cell>
          <table:table-cell table:formula="of:=[.T198]*1000000" office:value-type="float" office:value="2309.9">
            <text:p>2309.9</text:p>
          </table:table-cell>
          <table:table-cell table:formula="of:=[.U198]*1000000000000" office:value-type="float" office:value="0.000020638">
            <text:p>0.000020638</text:p>
          </table:table-cell>
          <table:table-cell table:formula="of:=[.V198]*1000000000000" office:value-type="float" office:value="6.4249">
            <text:p>6.4249</text:p>
          </table:table-cell>
          <table:table-cell table:formula="of:=([.W198]+[.X198])*1000000000000" office:value-type="float" office:value="0.01474634">
            <text:p>0.01474634</text:p>
          </table:table-cell>
          <table:table-cell office:value-type="float" office:value="0.00030527">
            <text:p>0.00030527</text:p>
          </table:table-cell>
          <table:table-cell table:style-name="ce1" office:value-type="string">
            <text:p>3.7335e-05</text:p>
          </table:table-cell>
          <table:table-cell table:style-name="ce1" office:value-type="string">
            <text:p>9.3586e-06</text:p>
          </table:table-cell>
          <table:table-cell table:style-name="ce1" office:value-type="string">
            <text:p>1.3168e-08</text:p>
          </table:table-cell>
          <table:table-cell table:style-name="ce1" office:value-type="string">
            <text:p>4.2527e-06</text:p>
          </table:table-cell>
          <table:table-cell table:style-name="ce1" office:value-type="string">
            <text:p>3.6461e-06</text:p>
          </table:table-cell>
          <table:table-cell table:style-name="ce1" office:value-type="string">
            <text:p>1.3629e-05</text:p>
          </table:table-cell>
          <table:table-cell office:value-type="float" office:value="0.0023099">
            <text:p>0.0023099</text:p>
          </table:table-cell>
          <table:table-cell table:style-name="ce1" office:value-type="string">
            <text:p>2.0638e-17</text:p>
          </table:table-cell>
          <table:table-cell table:style-name="ce1" office:value-type="string">
            <text:p>6.4249e-12</text:p>
          </table:table-cell>
          <table:table-cell table:style-name="ce1" office:value-type="string">
            <text:p>3.9234e-16</text:p>
          </table:table-cell>
          <table:table-cell table:style-name="ce1" office:value-type="string">
            <text:p>1.4354e-14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M199]*1000000" office:value-type="float" office:value="303.23">
            <text:p>303.23</text:p>
          </table:table-cell>
          <table:table-cell table:formula="of:=[.N199]*1000000" office:value-type="float" office:value="37.005">
            <text:p>37.005</text:p>
          </table:table-cell>
          <table:table-cell table:formula="of:=[.O199]*1000000" office:value-type="float" office:value="9.2934">
            <text:p>9.2934</text:p>
          </table:table-cell>
          <table:table-cell table:formula="of:=[.P199]*1000000" office:value-type="float" office:value="0.013187">
            <text:p>0.013187</text:p>
          </table:table-cell>
          <table:table-cell table:formula="of:=[.Q199]*1000000" office:value-type="float" office:value="4.237">
            <text:p>4.237</text:p>
          </table:table-cell>
          <table:table-cell table:formula="of:=[.R199]*1000000" office:value-type="float" office:value="3.622">
            <text:p>3.622</text:p>
          </table:table-cell>
          <table:table-cell table:formula="of:=[.S199]*1000000" office:value-type="float" office:value="13.709">
            <text:p>13.709</text:p>
          </table:table-cell>
          <table:table-cell table:formula="of:=[.T199]*1000000" office:value-type="float" office:value="2307.3">
            <text:p>2307.3</text:p>
          </table:table-cell>
          <table:table-cell table:formula="of:=[.U199]*1000000000000" office:value-type="float" office:value="0.000020098">
            <text:p>0.000020098</text:p>
          </table:table-cell>
          <table:table-cell table:formula="of:=[.V199]*1000000000000" office:value-type="float" office:value="6.38">
            <text:p>6.38</text:p>
          </table:table-cell>
          <table:table-cell table:formula="of:=([.W199]+[.X199])*1000000000000" office:value-type="float" office:value="0.01459531">
            <text:p>0.01459531</text:p>
          </table:table-cell>
          <table:table-cell office:value-type="float" office:value="0.00030323">
            <text:p>0.00030323</text:p>
          </table:table-cell>
          <table:table-cell table:style-name="ce1" office:value-type="string">
            <text:p>3.7005e-05</text:p>
          </table:table-cell>
          <table:table-cell table:style-name="ce1" office:value-type="string">
            <text:p>9.2934e-06</text:p>
          </table:table-cell>
          <table:table-cell table:style-name="ce1" office:value-type="string">
            <text:p>1.3187e-08</text:p>
          </table:table-cell>
          <table:table-cell table:style-name="ce1" office:value-type="string">
            <text:p>4.237e-06</text:p>
          </table:table-cell>
          <table:table-cell table:style-name="ce1" office:value-type="string">
            <text:p>3.622e-06</text:p>
          </table:table-cell>
          <table:table-cell table:style-name="ce1" office:value-type="string">
            <text:p>1.3709e-05</text:p>
          </table:table-cell>
          <table:table-cell office:value-type="float" office:value="0.0023073">
            <text:p>0.0023073</text:p>
          </table:table-cell>
          <table:table-cell table:style-name="ce1" office:value-type="string">
            <text:p>2.0098e-17</text:p>
          </table:table-cell>
          <table:table-cell table:style-name="ce1" office:value-type="string">
            <text:p>6.38e-12</text:p>
          </table:table-cell>
          <table:table-cell table:style-name="ce1" office:value-type="string">
            <text:p>3.8831e-16</text:p>
          </table:table-cell>
          <table:table-cell table:style-name="ce1" office:value-type="string">
            <text:p>1.4207e-14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M200]*1000000" office:value-type="float" office:value="301.21">
            <text:p>301.21</text:p>
          </table:table-cell>
          <table:table-cell table:formula="of:=[.N200]*1000000" office:value-type="float" office:value="36.676">
            <text:p>36.676</text:p>
          </table:table-cell>
          <table:table-cell table:formula="of:=[.O200]*1000000" office:value-type="float" office:value="9.2286">
            <text:p>9.2286</text:p>
          </table:table-cell>
          <table:table-cell table:formula="of:=[.P200]*1000000" office:value-type="float" office:value="0.013206">
            <text:p>0.013206</text:p>
          </table:table-cell>
          <table:table-cell table:formula="of:=[.Q200]*1000000" office:value-type="float" office:value="4.2215">
            <text:p>4.2215</text:p>
          </table:table-cell>
          <table:table-cell table:formula="of:=[.R200]*1000000" office:value-type="float" office:value="3.5979">
            <text:p>3.5979</text:p>
          </table:table-cell>
          <table:table-cell table:formula="of:=[.S200]*1000000" office:value-type="float" office:value="13.789">
            <text:p>13.789</text:p>
          </table:table-cell>
          <table:table-cell table:formula="of:=[.T200]*1000000" office:value-type="float" office:value="2304.8">
            <text:p>2304.8</text:p>
          </table:table-cell>
          <table:table-cell table:formula="of:=[.U200]*1000000000000" office:value-type="float" office:value="0.000019574">
            <text:p>0.000019574</text:p>
          </table:table-cell>
          <table:table-cell table:formula="of:=[.V200]*1000000000000" office:value-type="float" office:value="6.3349">
            <text:p>6.3349</text:p>
          </table:table-cell>
          <table:table-cell table:formula="of:=([.W200]+[.X200])*1000000000000" office:value-type="float" office:value="0.01444532">
            <text:p>0.01444532</text:p>
          </table:table-cell>
          <table:table-cell office:value-type="float" office:value="0.00030121">
            <text:p>0.00030121</text:p>
          </table:table-cell>
          <table:table-cell table:style-name="ce1" office:value-type="string">
            <text:p>3.6676e-05</text:p>
          </table:table-cell>
          <table:table-cell table:style-name="ce1" office:value-type="string">
            <text:p>9.2286e-06</text:p>
          </table:table-cell>
          <table:table-cell table:style-name="ce1" office:value-type="string">
            <text:p>1.3206e-08</text:p>
          </table:table-cell>
          <table:table-cell table:style-name="ce1" office:value-type="string">
            <text:p>4.2215e-06</text:p>
          </table:table-cell>
          <table:table-cell table:style-name="ce1" office:value-type="string">
            <text:p>3.5979e-06</text:p>
          </table:table-cell>
          <table:table-cell table:style-name="ce1" office:value-type="string">
            <text:p>1.3789e-05</text:p>
          </table:table-cell>
          <table:table-cell office:value-type="float" office:value="0.0023048">
            <text:p>0.0023048</text:p>
          </table:table-cell>
          <table:table-cell table:style-name="ce1" office:value-type="string">
            <text:p>1.9574e-17</text:p>
          </table:table-cell>
          <table:table-cell table:style-name="ce1" office:value-type="string">
            <text:p>6.3349e-12</text:p>
          </table:table-cell>
          <table:table-cell table:style-name="ce1" office:value-type="string">
            <text:p>3.8432e-16</text:p>
          </table:table-cell>
          <table:table-cell table:style-name="ce1" office:value-type="string">
            <text:p>1.4061e-14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M201]*1000000" office:value-type="float" office:value="299.21">
            <text:p>299.21</text:p>
          </table:table-cell>
          <table:table-cell table:formula="of:=[.N201]*1000000" office:value-type="float" office:value="36.348">
            <text:p>36.348</text:p>
          </table:table-cell>
          <table:table-cell table:formula="of:=[.O201]*1000000" office:value-type="float" office:value="9.1642">
            <text:p>9.1642</text:p>
          </table:table-cell>
          <table:table-cell table:formula="of:=[.P201]*1000000" office:value-type="float" office:value="0.013225">
            <text:p>0.013225</text:p>
          </table:table-cell>
          <table:table-cell table:formula="of:=[.Q201]*1000000" office:value-type="float" office:value="4.2062">
            <text:p>4.2062</text:p>
          </table:table-cell>
          <table:table-cell table:formula="of:=[.R201]*1000000" office:value-type="float" office:value="3.5739">
            <text:p>3.5739</text:p>
          </table:table-cell>
          <table:table-cell table:formula="of:=[.S201]*1000000" office:value-type="float" office:value="13.868">
            <text:p>13.868</text:p>
          </table:table-cell>
          <table:table-cell table:formula="of:=[.T201]*1000000" office:value-type="float" office:value="2302.3">
            <text:p>2302.3</text:p>
          </table:table-cell>
          <table:table-cell table:formula="of:=[.U201]*1000000000000" office:value-type="float" office:value="0.000019067">
            <text:p>0.000019067</text:p>
          </table:table-cell>
          <table:table-cell table:formula="of:=[.V201]*1000000000000" office:value-type="float" office:value="6.2898">
            <text:p>6.2898</text:p>
          </table:table-cell>
          <table:table-cell table:formula="of:=([.W201]+[.X201])*1000000000000" office:value-type="float" office:value="0.01429738">
            <text:p>0.01429738</text:p>
          </table:table-cell>
          <table:table-cell office:value-type="float" office:value="0.00029921">
            <text:p>0.00029921</text:p>
          </table:table-cell>
          <table:table-cell table:style-name="ce1" office:value-type="string">
            <text:p>3.6348e-05</text:p>
          </table:table-cell>
          <table:table-cell table:style-name="ce1" office:value-type="string">
            <text:p>9.1642e-06</text:p>
          </table:table-cell>
          <table:table-cell table:style-name="ce1" office:value-type="string">
            <text:p>1.3225e-08</text:p>
          </table:table-cell>
          <table:table-cell table:style-name="ce1" office:value-type="string">
            <text:p>4.2062e-06</text:p>
          </table:table-cell>
          <table:table-cell table:style-name="ce1" office:value-type="string">
            <text:p>3.5739e-06</text:p>
          </table:table-cell>
          <table:table-cell table:style-name="ce1" office:value-type="string">
            <text:p>1.3868e-05</text:p>
          </table:table-cell>
          <table:table-cell office:value-type="float" office:value="0.0023023">
            <text:p>0.0023023</text:p>
          </table:table-cell>
          <table:table-cell table:style-name="ce1" office:value-type="string">
            <text:p>1.9067e-17</text:p>
          </table:table-cell>
          <table:table-cell table:style-name="ce1" office:value-type="string">
            <text:p>6.2898e-12</text:p>
          </table:table-cell>
          <table:table-cell table:style-name="ce1" office:value-type="string">
            <text:p>3.8038e-16</text:p>
          </table:table-cell>
          <table:table-cell table:style-name="ce1" office:value-type="string">
            <text:p>1.3917e-14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M202]*1000000" office:value-type="float" office:value="297.23">
            <text:p>297.23</text:p>
          </table:table-cell>
          <table:table-cell table:formula="of:=[.N202]*1000000" office:value-type="float" office:value="36.022">
            <text:p>36.022</text:p>
          </table:table-cell>
          <table:table-cell table:formula="of:=[.O202]*1000000" office:value-type="float" office:value="9.1">
            <text:p>9.1</text:p>
          </table:table-cell>
          <table:table-cell table:formula="of:=[.P202]*1000000" office:value-type="float" office:value="0.013243">
            <text:p>0.013243</text:p>
          </table:table-cell>
          <table:table-cell table:formula="of:=[.Q202]*1000000" office:value-type="float" office:value="4.1911">
            <text:p>4.1911</text:p>
          </table:table-cell>
          <table:table-cell table:formula="of:=[.R202]*1000000" office:value-type="float" office:value="3.55">
            <text:p>3.55</text:p>
          </table:table-cell>
          <table:table-cell table:formula="of:=[.S202]*1000000" office:value-type="float" office:value="13.946">
            <text:p>13.946</text:p>
          </table:table-cell>
          <table:table-cell table:formula="of:=[.T202]*1000000" office:value-type="float" office:value="2299.8">
            <text:p>2299.8</text:p>
          </table:table-cell>
          <table:table-cell table:formula="of:=[.U202]*1000000000000" office:value-type="float" office:value="0.000018575">
            <text:p>0.000018575</text:p>
          </table:table-cell>
          <table:table-cell table:formula="of:=[.V202]*1000000000000" office:value-type="float" office:value="6.2445">
            <text:p>6.2445</text:p>
          </table:table-cell>
          <table:table-cell table:formula="of:=([.W202]+[.X202])*1000000000000" office:value-type="float" office:value="0.01415149">
            <text:p>0.01415149</text:p>
          </table:table-cell>
          <table:table-cell office:value-type="float" office:value="0.00029723">
            <text:p>0.00029723</text:p>
          </table:table-cell>
          <table:table-cell table:style-name="ce1" office:value-type="string">
            <text:p>3.6022e-05</text:p>
          </table:table-cell>
          <table:table-cell table:style-name="ce1" office:value-type="string">
            <text:p>9.1e-06</text:p>
          </table:table-cell>
          <table:table-cell table:style-name="ce1" office:value-type="string">
            <text:p>1.3243e-08</text:p>
          </table:table-cell>
          <table:table-cell table:style-name="ce1" office:value-type="string">
            <text:p>4.1911e-06</text:p>
          </table:table-cell>
          <table:table-cell table:style-name="ce1" office:value-type="string">
            <text:p>3.55e-06</text:p>
          </table:table-cell>
          <table:table-cell table:style-name="ce1" office:value-type="string">
            <text:p>1.3946e-05</text:p>
          </table:table-cell>
          <table:table-cell office:value-type="float" office:value="0.0022998">
            <text:p>0.0022998</text:p>
          </table:table-cell>
          <table:table-cell table:style-name="ce1" office:value-type="string">
            <text:p>1.8575e-17</text:p>
          </table:table-cell>
          <table:table-cell table:style-name="ce1" office:value-type="string">
            <text:p>6.2445e-12</text:p>
          </table:table-cell>
          <table:table-cell table:style-name="ce1" office:value-type="string">
            <text:p>3.7649e-16</text:p>
          </table:table-cell>
          <table:table-cell table:style-name="ce1" office:value-type="string">
            <text:p>1.3775e-14</text:p>
          </table:table-cell>
        </table:table-row>
        <table:table-row table:style-name="ro2">
          <table:table-cell office:value-type="float" office:value="2010.702">
            <text:p>2010.702</text:p>
          </table:table-cell>
          <table:table-cell table:formula="of:=[.M203]*1000000" office:value-type="float" office:value="295.27">
            <text:p>295.27</text:p>
          </table:table-cell>
          <table:table-cell table:formula="of:=[.N203]*1000000" office:value-type="float" office:value="35.698">
            <text:p>35.698</text:p>
          </table:table-cell>
          <table:table-cell table:formula="of:=[.O203]*1000000" office:value-type="float" office:value="9.0362">
            <text:p>9.0362</text:p>
          </table:table-cell>
          <table:table-cell table:formula="of:=[.P203]*1000000" office:value-type="float" office:value="0.013261">
            <text:p>0.013261</text:p>
          </table:table-cell>
          <table:table-cell table:formula="of:=[.Q203]*1000000" office:value-type="float" office:value="4.1762">
            <text:p>4.1762</text:p>
          </table:table-cell>
          <table:table-cell table:formula="of:=[.R203]*1000000" office:value-type="float" office:value="3.5261">
            <text:p>3.5261</text:p>
          </table:table-cell>
          <table:table-cell table:formula="of:=[.S203]*1000000" office:value-type="float" office:value="14.024">
            <text:p>14.024</text:p>
          </table:table-cell>
          <table:table-cell table:formula="of:=[.T203]*1000000" office:value-type="float" office:value="2297.4">
            <text:p>2297.4</text:p>
          </table:table-cell>
          <table:table-cell table:formula="of:=[.U203]*1000000000000" office:value-type="float" office:value="0.000018098">
            <text:p>0.000018098</text:p>
          </table:table-cell>
          <table:table-cell table:formula="of:=[.V203]*1000000000000" office:value-type="float" office:value="6.1991">
            <text:p>6.1991</text:p>
          </table:table-cell>
          <table:table-cell table:formula="of:=([.W203]+[.X203])*1000000000000" office:value-type="float" office:value="0.01400665">
            <text:p>0.01400665</text:p>
          </table:table-cell>
          <table:table-cell office:value-type="float" office:value="0.00029527">
            <text:p>0.00029527</text:p>
          </table:table-cell>
          <table:table-cell table:style-name="ce1" office:value-type="string">
            <text:p>3.5698e-05</text:p>
          </table:table-cell>
          <table:table-cell table:style-name="ce1" office:value-type="string">
            <text:p>9.0362e-06</text:p>
          </table:table-cell>
          <table:table-cell table:style-name="ce1" office:value-type="string">
            <text:p>1.3261e-08</text:p>
          </table:table-cell>
          <table:table-cell table:style-name="ce1" office:value-type="string">
            <text:p>4.1762e-06</text:p>
          </table:table-cell>
          <table:table-cell table:style-name="ce1" office:value-type="string">
            <text:p>3.5261e-06</text:p>
          </table:table-cell>
          <table:table-cell table:style-name="ce1" office:value-type="string">
            <text:p>1.4024e-05</text:p>
          </table:table-cell>
          <table:table-cell office:value-type="float" office:value="0.0022974">
            <text:p>0.0022974</text:p>
          </table:table-cell>
          <table:table-cell table:style-name="ce1" office:value-type="string">
            <text:p>1.8098e-17</text:p>
          </table:table-cell>
          <table:table-cell table:style-name="ce1" office:value-type="string">
            <text:p>6.1991e-12</text:p>
          </table:table-cell>
          <table:table-cell table:style-name="ce1" office:value-type="string">
            <text:p>3.7265e-16</text:p>
          </table:table-cell>
          <table:table-cell table:style-name="ce1" office:value-type="string">
            <text:p>1.3634e-14</text:p>
          </table:table-cell>
        </table:table-row>
        <table:table-row table:style-name="ro2">
          <table:table-cell office:value-type="float" office:value="2020.702">
            <text:p>2020.702</text:p>
          </table:table-cell>
          <table:table-cell table:formula="of:=[.M204]*1000000" office:value-type="float" office:value="293.33">
            <text:p>293.33</text:p>
          </table:table-cell>
          <table:table-cell table:formula="of:=[.N204]*1000000" office:value-type="float" office:value="35.375">
            <text:p>35.375</text:p>
          </table:table-cell>
          <table:table-cell table:formula="of:=[.O204]*1000000" office:value-type="float" office:value="8.9727">
            <text:p>8.9727</text:p>
          </table:table-cell>
          <table:table-cell table:formula="of:=[.P204]*1000000" office:value-type="float" office:value="0.013279">
            <text:p>0.013279</text:p>
          </table:table-cell>
          <table:table-cell table:formula="of:=[.Q204]*1000000" office:value-type="float" office:value="4.1616">
            <text:p>4.1616</text:p>
          </table:table-cell>
          <table:table-cell table:formula="of:=[.R204]*1000000" office:value-type="float" office:value="3.5023">
            <text:p>3.5023</text:p>
          </table:table-cell>
          <table:table-cell table:formula="of:=[.S204]*1000000" office:value-type="float" office:value="14.101">
            <text:p>14.101</text:p>
          </table:table-cell>
          <table:table-cell table:formula="of:=[.T204]*1000000" office:value-type="float" office:value="2295">
            <text:p>2295</text:p>
          </table:table-cell>
          <table:table-cell table:formula="of:=[.U204]*1000000000000" office:value-type="float" office:value="0.000017635">
            <text:p>0.000017635</text:p>
          </table:table-cell>
          <table:table-cell table:formula="of:=[.V204]*1000000000000" office:value-type="float" office:value="6.1536">
            <text:p>6.1536</text:p>
          </table:table-cell>
          <table:table-cell table:formula="of:=([.W204]+[.X204])*1000000000000" office:value-type="float" office:value="0.01386385">
            <text:p>0.01386385</text:p>
          </table:table-cell>
          <table:table-cell office:value-type="float" office:value="0.00029333">
            <text:p>0.00029333</text:p>
          </table:table-cell>
          <table:table-cell table:style-name="ce1" office:value-type="string">
            <text:p>3.5375e-05</text:p>
          </table:table-cell>
          <table:table-cell table:style-name="ce1" office:value-type="string">
            <text:p>8.9727e-06</text:p>
          </table:table-cell>
          <table:table-cell table:style-name="ce1" office:value-type="string">
            <text:p>1.3279e-08</text:p>
          </table:table-cell>
          <table:table-cell table:style-name="ce1" office:value-type="string">
            <text:p>4.1616e-06</text:p>
          </table:table-cell>
          <table:table-cell table:style-name="ce1" office:value-type="string">
            <text:p>3.5023e-06</text:p>
          </table:table-cell>
          <table:table-cell table:style-name="ce1" office:value-type="string">
            <text:p>1.4101e-05</text:p>
          </table:table-cell>
          <table:table-cell office:value-type="float" office:value="0.002295">
            <text:p>0.002295</text:p>
          </table:table-cell>
          <table:table-cell table:style-name="ce1" office:value-type="string">
            <text:p>1.7635e-17</text:p>
          </table:table-cell>
          <table:table-cell table:style-name="ce1" office:value-type="string">
            <text:p>6.1536e-12</text:p>
          </table:table-cell>
          <table:table-cell table:style-name="ce1" office:value-type="string">
            <text:p>3.6885e-16</text:p>
          </table:table-cell>
          <table:table-cell table:style-name="ce1" office:value-type="string">
            <text:p>1.3495e-14</text:p>
          </table:table-cell>
        </table:table-row>
        <table:table-row table:style-name="ro2">
          <table:table-cell office:value-type="float" office:value="2030.702">
            <text:p>2030.702</text:p>
          </table:table-cell>
          <table:table-cell table:formula="of:=[.M205]*1000000" office:value-type="float" office:value="291.41">
            <text:p>291.41</text:p>
          </table:table-cell>
          <table:table-cell table:formula="of:=[.N205]*1000000" office:value-type="float" office:value="35.054">
            <text:p>35.054</text:p>
          </table:table-cell>
          <table:table-cell table:formula="of:=[.O205]*1000000" office:value-type="float" office:value="8.9095">
            <text:p>8.9095</text:p>
          </table:table-cell>
          <table:table-cell table:formula="of:=[.P205]*1000000" office:value-type="float" office:value="0.013296">
            <text:p>0.013296</text:p>
          </table:table-cell>
          <table:table-cell table:formula="of:=[.Q205]*1000000" office:value-type="float" office:value="4.1471">
            <text:p>4.1471</text:p>
          </table:table-cell>
          <table:table-cell table:formula="of:=[.R205]*1000000" office:value-type="float" office:value="3.4785">
            <text:p>3.4785</text:p>
          </table:table-cell>
          <table:table-cell table:formula="of:=[.S205]*1000000" office:value-type="float" office:value="14.178">
            <text:p>14.178</text:p>
          </table:table-cell>
          <table:table-cell table:formula="of:=[.T205]*1000000" office:value-type="float" office:value="2292.6">
            <text:p>2292.6</text:p>
          </table:table-cell>
          <table:table-cell table:formula="of:=[.U205]*1000000000000" office:value-type="float" office:value="0.000017187">
            <text:p>0.000017187</text:p>
          </table:table-cell>
          <table:table-cell table:formula="of:=[.V205]*1000000000000" office:value-type="float" office:value="6.108">
            <text:p>6.108</text:p>
          </table:table-cell>
          <table:table-cell table:formula="of:=([.W205]+[.X205])*1000000000000" office:value-type="float" office:value="0.01372309">
            <text:p>0.01372309</text:p>
          </table:table-cell>
          <table:table-cell office:value-type="float" office:value="0.00029141">
            <text:p>0.00029141</text:p>
          </table:table-cell>
          <table:table-cell table:style-name="ce1" office:value-type="string">
            <text:p>3.5054e-05</text:p>
          </table:table-cell>
          <table:table-cell table:style-name="ce1" office:value-type="string">
            <text:p>8.9095e-06</text:p>
          </table:table-cell>
          <table:table-cell table:style-name="ce1" office:value-type="string">
            <text:p>1.3296e-08</text:p>
          </table:table-cell>
          <table:table-cell table:style-name="ce1" office:value-type="string">
            <text:p>4.1471e-06</text:p>
          </table:table-cell>
          <table:table-cell table:style-name="ce1" office:value-type="string">
            <text:p>3.4785e-06</text:p>
          </table:table-cell>
          <table:table-cell table:style-name="ce1" office:value-type="string">
            <text:p>1.4178e-05</text:p>
          </table:table-cell>
          <table:table-cell office:value-type="float" office:value="0.0022926">
            <text:p>0.0022926</text:p>
          </table:table-cell>
          <table:table-cell table:style-name="ce1" office:value-type="string">
            <text:p>1.7187e-17</text:p>
          </table:table-cell>
          <table:table-cell table:style-name="ce1" office:value-type="string">
            <text:p>6.108e-12</text:p>
          </table:table-cell>
          <table:table-cell table:style-name="ce1" office:value-type="string">
            <text:p>3.6509e-16</text:p>
          </table:table-cell>
          <table:table-cell table:style-name="ce1" office:value-type="string">
            <text:p>1.3358e-14</text:p>
          </table:table-cell>
        </table:table-row>
        <table:table-row table:style-name="ro2">
          <table:table-cell office:value-type="float" office:value="2040.702">
            <text:p>2040.702</text:p>
          </table:table-cell>
          <table:table-cell table:formula="of:=[.M206]*1000000" office:value-type="float" office:value="289.5">
            <text:p>289.5</text:p>
          </table:table-cell>
          <table:table-cell table:formula="of:=[.N206]*1000000" office:value-type="float" office:value="34.735">
            <text:p>34.735</text:p>
          </table:table-cell>
          <table:table-cell table:formula="of:=[.O206]*1000000" office:value-type="float" office:value="8.8467">
            <text:p>8.8467</text:p>
          </table:table-cell>
          <table:table-cell table:formula="of:=[.P206]*1000000" office:value-type="float" office:value="0.013314">
            <text:p>0.013314</text:p>
          </table:table-cell>
          <table:table-cell table:formula="of:=[.Q206]*1000000" office:value-type="float" office:value="4.1328">
            <text:p>4.1328</text:p>
          </table:table-cell>
          <table:table-cell table:formula="of:=[.R206]*1000000" office:value-type="float" office:value="3.4548">
            <text:p>3.4548</text:p>
          </table:table-cell>
          <table:table-cell table:formula="of:=[.S206]*1000000" office:value-type="float" office:value="14.255">
            <text:p>14.255</text:p>
          </table:table-cell>
          <table:table-cell table:formula="of:=[.T206]*1000000" office:value-type="float" office:value="2290.2">
            <text:p>2290.2</text:p>
          </table:table-cell>
          <table:table-cell table:formula="of:=[.U206]*1000000000000" office:value-type="float" office:value="0.000016752">
            <text:p>0.000016752</text:p>
          </table:table-cell>
          <table:table-cell table:formula="of:=[.V206]*1000000000000" office:value-type="float" office:value="6.0623">
            <text:p>6.0623</text:p>
          </table:table-cell>
          <table:table-cell table:formula="of:=([.W206]+[.X206])*1000000000000" office:value-type="float" office:value="0.01358339">
            <text:p>0.01358339</text:p>
          </table:table-cell>
          <table:table-cell office:value-type="float" office:value="0.0002895">
            <text:p>0.0002895</text:p>
          </table:table-cell>
          <table:table-cell table:style-name="ce1" office:value-type="string">
            <text:p>3.4735e-05</text:p>
          </table:table-cell>
          <table:table-cell table:style-name="ce1" office:value-type="string">
            <text:p>8.8467e-06</text:p>
          </table:table-cell>
          <table:table-cell table:style-name="ce1" office:value-type="string">
            <text:p>1.3314e-08</text:p>
          </table:table-cell>
          <table:table-cell table:style-name="ce1" office:value-type="string">
            <text:p>4.1328e-06</text:p>
          </table:table-cell>
          <table:table-cell table:style-name="ce1" office:value-type="string">
            <text:p>3.4548e-06</text:p>
          </table:table-cell>
          <table:table-cell table:style-name="ce1" office:value-type="string">
            <text:p>1.4255e-05</text:p>
          </table:table-cell>
          <table:table-cell office:value-type="float" office:value="0.0022902">
            <text:p>0.0022902</text:p>
          </table:table-cell>
          <table:table-cell table:style-name="ce1" office:value-type="string">
            <text:p>1.6752e-17</text:p>
          </table:table-cell>
          <table:table-cell table:style-name="ce1" office:value-type="string">
            <text:p>6.0623e-12</text:p>
          </table:table-cell>
          <table:table-cell table:style-name="ce1" office:value-type="string">
            <text:p>3.6139e-16</text:p>
          </table:table-cell>
          <table:table-cell table:style-name="ce1" office:value-type="string">
            <text:p>1.3222e-14</text:p>
          </table:table-cell>
        </table:table-row>
        <table:table-row table:style-name="ro2">
          <table:table-cell office:value-type="float" office:value="2050.702">
            <text:p>2050.702</text:p>
          </table:table-cell>
          <table:table-cell table:formula="of:=[.M207]*1000000" office:value-type="float" office:value="287.62">
            <text:p>287.62</text:p>
          </table:table-cell>
          <table:table-cell table:formula="of:=[.N207]*1000000" office:value-type="float" office:value="34.417">
            <text:p>34.417</text:p>
          </table:table-cell>
          <table:table-cell table:formula="of:=[.O207]*1000000" office:value-type="float" office:value="8.7841">
            <text:p>8.7841</text:p>
          </table:table-cell>
          <table:table-cell table:formula="of:=[.P207]*1000000" office:value-type="float" office:value="0.013331">
            <text:p>0.013331</text:p>
          </table:table-cell>
          <table:table-cell table:formula="of:=[.Q207]*1000000" office:value-type="float" office:value="4.1188">
            <text:p>4.1188</text:p>
          </table:table-cell>
          <table:table-cell table:formula="of:=[.R207]*1000000" office:value-type="float" office:value="3.4312">
            <text:p>3.4312</text:p>
          </table:table-cell>
          <table:table-cell table:formula="of:=[.S207]*1000000" office:value-type="float" office:value="14.33">
            <text:p>14.33</text:p>
          </table:table-cell>
          <table:table-cell table:formula="of:=[.T207]*1000000" office:value-type="float" office:value="2287.8">
            <text:p>2287.8</text:p>
          </table:table-cell>
          <table:table-cell table:formula="of:=[.U207]*1000000000000" office:value-type="float" office:value="0.00001633">
            <text:p>0.00001633</text:p>
          </table:table-cell>
          <table:table-cell table:formula="of:=[.V207]*1000000000000" office:value-type="float" office:value="6.0165">
            <text:p>6.0165</text:p>
          </table:table-cell>
          <table:table-cell table:formula="of:=([.W207]+[.X207])*1000000000000" office:value-type="float" office:value="0.01344572">
            <text:p>0.01344572</text:p>
          </table:table-cell>
          <table:table-cell office:value-type="float" office:value="0.00028762">
            <text:p>0.00028762</text:p>
          </table:table-cell>
          <table:table-cell table:style-name="ce1" office:value-type="string">
            <text:p>3.4417e-05</text:p>
          </table:table-cell>
          <table:table-cell table:style-name="ce1" office:value-type="string">
            <text:p>8.7841e-06</text:p>
          </table:table-cell>
          <table:table-cell table:style-name="ce1" office:value-type="string">
            <text:p>1.3331e-08</text:p>
          </table:table-cell>
          <table:table-cell table:style-name="ce1" office:value-type="string">
            <text:p>4.1188e-06</text:p>
          </table:table-cell>
          <table:table-cell table:style-name="ce1" office:value-type="string">
            <text:p>3.4312e-06</text:p>
          </table:table-cell>
          <table:table-cell table:style-name="ce1" office:value-type="string">
            <text:p>1.433e-05</text:p>
          </table:table-cell>
          <table:table-cell office:value-type="float" office:value="0.0022878">
            <text:p>0.0022878</text:p>
          </table:table-cell>
          <table:table-cell table:style-name="ce1" office:value-type="string">
            <text:p>1.633e-17</text:p>
          </table:table-cell>
          <table:table-cell table:style-name="ce1" office:value-type="string">
            <text:p>6.0165e-12</text:p>
          </table:table-cell>
          <table:table-cell table:style-name="ce1" office:value-type="string">
            <text:p>3.5772e-16</text:p>
          </table:table-cell>
          <table:table-cell table:style-name="ce1" office:value-type="string">
            <text:p>1.3088e-14</text:p>
          </table:table-cell>
        </table:table-row>
        <table:table-row table:style-name="ro2">
          <table:table-cell office:value-type="float" office:value="2060.702">
            <text:p>2060.702</text:p>
          </table:table-cell>
          <table:table-cell table:formula="of:=[.M208]*1000000" office:value-type="float" office:value="285.76">
            <text:p>285.76</text:p>
          </table:table-cell>
          <table:table-cell table:formula="of:=[.N208]*1000000" office:value-type="float" office:value="34.101">
            <text:p>34.101</text:p>
          </table:table-cell>
          <table:table-cell table:formula="of:=[.O208]*1000000" office:value-type="float" office:value="8.7219">
            <text:p>8.7219</text:p>
          </table:table-cell>
          <table:table-cell table:formula="of:=[.P208]*1000000" office:value-type="float" office:value="0.013347">
            <text:p>0.013347</text:p>
          </table:table-cell>
          <table:table-cell table:formula="of:=[.Q208]*1000000" office:value-type="float" office:value="4.1049">
            <text:p>4.1049</text:p>
          </table:table-cell>
          <table:table-cell table:formula="of:=[.R208]*1000000" office:value-type="float" office:value="3.4077">
            <text:p>3.4077</text:p>
          </table:table-cell>
          <table:table-cell table:formula="of:=[.S208]*1000000" office:value-type="float" office:value="14.406">
            <text:p>14.406</text:p>
          </table:table-cell>
          <table:table-cell table:formula="of:=[.T208]*1000000" office:value-type="float" office:value="2285.5">
            <text:p>2285.5</text:p>
          </table:table-cell>
          <table:table-cell table:formula="of:=[.U208]*1000000000000" office:value-type="float" office:value="0.000015922">
            <text:p>0.000015922</text:p>
          </table:table-cell>
          <table:table-cell table:formula="of:=[.V208]*1000000000000" office:value-type="float" office:value="5.9706">
            <text:p>5.9706</text:p>
          </table:table-cell>
          <table:table-cell table:formula="of:=([.W208]+[.X208])*1000000000000" office:value-type="float" office:value="0.0133101">
            <text:p>0.0133101</text:p>
          </table:table-cell>
          <table:table-cell office:value-type="float" office:value="0.00028576">
            <text:p>0.00028576</text:p>
          </table:table-cell>
          <table:table-cell table:style-name="ce1" office:value-type="string">
            <text:p>3.4101e-05</text:p>
          </table:table-cell>
          <table:table-cell table:style-name="ce1" office:value-type="string">
            <text:p>8.7219e-06</text:p>
          </table:table-cell>
          <table:table-cell table:style-name="ce1" office:value-type="string">
            <text:p>1.3347e-08</text:p>
          </table:table-cell>
          <table:table-cell table:style-name="ce1" office:value-type="string">
            <text:p>4.1049e-06</text:p>
          </table:table-cell>
          <table:table-cell table:style-name="ce1" office:value-type="string">
            <text:p>3.4077e-06</text:p>
          </table:table-cell>
          <table:table-cell table:style-name="ce1" office:value-type="string">
            <text:p>1.4406e-05</text:p>
          </table:table-cell>
          <table:table-cell office:value-type="float" office:value="0.0022855">
            <text:p>0.0022855</text:p>
          </table:table-cell>
          <table:table-cell table:style-name="ce1" office:value-type="string">
            <text:p>1.5922e-17</text:p>
          </table:table-cell>
          <table:table-cell table:style-name="ce1" office:value-type="string">
            <text:p>5.9706e-12</text:p>
          </table:table-cell>
          <table:table-cell table:style-name="ce1" office:value-type="string">
            <text:p>3.541e-16</text:p>
          </table:table-cell>
          <table:table-cell table:style-name="ce1" office:value-type="string">
            <text:p>1.2956e-14</text:p>
          </table:table-cell>
        </table:table-row>
        <table:table-row table:style-name="ro2">
          <table:table-cell office:value-type="float" office:value="2070.702">
            <text:p>2070.702</text:p>
          </table:table-cell>
          <table:table-cell table:formula="of:=[.M209]*1000000" office:value-type="float" office:value="283.92">
            <text:p>283.92</text:p>
          </table:table-cell>
          <table:table-cell table:formula="of:=[.N209]*1000000" office:value-type="float" office:value="33.786">
            <text:p>33.786</text:p>
          </table:table-cell>
          <table:table-cell table:formula="of:=[.O209]*1000000" office:value-type="float" office:value="8.6601">
            <text:p>8.6601</text:p>
          </table:table-cell>
          <table:table-cell table:formula="of:=[.P209]*1000000" office:value-type="float" office:value="0.013364">
            <text:p>0.013364</text:p>
          </table:table-cell>
          <table:table-cell table:formula="of:=[.Q209]*1000000" office:value-type="float" office:value="4.0913">
            <text:p>4.0913</text:p>
          </table:table-cell>
          <table:table-cell table:formula="of:=[.R209]*1000000" office:value-type="float" office:value="3.3842">
            <text:p>3.3842</text:p>
          </table:table-cell>
          <table:table-cell table:formula="of:=[.S209]*1000000" office:value-type="float" office:value="14.481">
            <text:p>14.481</text:p>
          </table:table-cell>
          <table:table-cell table:formula="of:=[.T209]*1000000" office:value-type="float" office:value="2283.2">
            <text:p>2283.2</text:p>
          </table:table-cell>
          <table:table-cell table:formula="of:=[.U209]*1000000000000" office:value-type="float" office:value="0.000015526">
            <text:p>0.000015526</text:p>
          </table:table-cell>
          <table:table-cell table:formula="of:=[.V209]*1000000000000" office:value-type="float" office:value="5.9247">
            <text:p>5.9247</text:p>
          </table:table-cell>
          <table:table-cell table:formula="of:=([.W209]+[.X209])*1000000000000" office:value-type="float" office:value="0.01317553">
            <text:p>0.01317553</text:p>
          </table:table-cell>
          <table:table-cell office:value-type="float" office:value="0.00028392">
            <text:p>0.00028392</text:p>
          </table:table-cell>
          <table:table-cell table:style-name="ce1" office:value-type="string">
            <text:p>3.3786e-05</text:p>
          </table:table-cell>
          <table:table-cell table:style-name="ce1" office:value-type="string">
            <text:p>8.6601e-06</text:p>
          </table:table-cell>
          <table:table-cell table:style-name="ce1" office:value-type="string">
            <text:p>1.3364e-08</text:p>
          </table:table-cell>
          <table:table-cell table:style-name="ce1" office:value-type="string">
            <text:p>4.0913e-06</text:p>
          </table:table-cell>
          <table:table-cell table:style-name="ce1" office:value-type="string">
            <text:p>3.3842e-06</text:p>
          </table:table-cell>
          <table:table-cell table:style-name="ce1" office:value-type="string">
            <text:p>1.4481e-05</text:p>
          </table:table-cell>
          <table:table-cell office:value-type="float" office:value="0.0022832">
            <text:p>0.0022832</text:p>
          </table:table-cell>
          <table:table-cell table:style-name="ce1" office:value-type="string">
            <text:p>1.5526e-17</text:p>
          </table:table-cell>
          <table:table-cell table:style-name="ce1" office:value-type="string">
            <text:p>5.9247e-12</text:p>
          </table:table-cell>
          <table:table-cell table:style-name="ce1" office:value-type="string">
            <text:p>3.5053e-16</text:p>
          </table:table-cell>
          <table:table-cell table:style-name="ce1" office:value-type="string">
            <text:p>1.2825e-14</text:p>
          </table:table-cell>
        </table:table-row>
        <table:table-row table:style-name="ro2">
          <table:table-cell office:value-type="float" office:value="2080.702">
            <text:p>2080.702</text:p>
          </table:table-cell>
          <table:table-cell table:formula="of:=[.M210]*1000000" office:value-type="float" office:value="282.09">
            <text:p>282.09</text:p>
          </table:table-cell>
          <table:table-cell table:formula="of:=[.N210]*1000000" office:value-type="float" office:value="33.473">
            <text:p>33.473</text:p>
          </table:table-cell>
          <table:table-cell table:formula="of:=[.O210]*1000000" office:value-type="float" office:value="8.5985">
            <text:p>8.5985</text:p>
          </table:table-cell>
          <table:table-cell table:formula="of:=[.P210]*1000000" office:value-type="float" office:value="0.01338">
            <text:p>0.01338</text:p>
          </table:table-cell>
          <table:table-cell table:formula="of:=[.Q210]*1000000" office:value-type="float" office:value="4.0778">
            <text:p>4.0778</text:p>
          </table:table-cell>
          <table:table-cell table:formula="of:=[.R210]*1000000" office:value-type="float" office:value="3.3608">
            <text:p>3.3608</text:p>
          </table:table-cell>
          <table:table-cell table:formula="of:=[.S210]*1000000" office:value-type="float" office:value="14.555">
            <text:p>14.555</text:p>
          </table:table-cell>
          <table:table-cell table:formula="of:=[.T210]*1000000" office:value-type="float" office:value="2280.9">
            <text:p>2280.9</text:p>
          </table:table-cell>
          <table:table-cell table:formula="of:=[.U210]*1000000000000" office:value-type="float" office:value="0.000015142">
            <text:p>0.000015142</text:p>
          </table:table-cell>
          <table:table-cell table:formula="of:=[.V210]*1000000000000" office:value-type="float" office:value="5.8786">
            <text:p>5.8786</text:p>
          </table:table-cell>
          <table:table-cell table:formula="of:=([.W210]+[.X210])*1000000000000" office:value-type="float" office:value="0.01304199">
            <text:p>0.01304199</text:p>
          </table:table-cell>
          <table:table-cell office:value-type="float" office:value="0.00028209">
            <text:p>0.00028209</text:p>
          </table:table-cell>
          <table:table-cell table:style-name="ce1" office:value-type="string">
            <text:p>3.3473e-05</text:p>
          </table:table-cell>
          <table:table-cell table:style-name="ce1" office:value-type="string">
            <text:p>8.5985e-06</text:p>
          </table:table-cell>
          <table:table-cell table:style-name="ce1" office:value-type="string">
            <text:p>1.338e-08</text:p>
          </table:table-cell>
          <table:table-cell table:style-name="ce1" office:value-type="string">
            <text:p>4.0778e-06</text:p>
          </table:table-cell>
          <table:table-cell table:style-name="ce1" office:value-type="string">
            <text:p>3.3608e-06</text:p>
          </table:table-cell>
          <table:table-cell table:style-name="ce1" office:value-type="string">
            <text:p>1.4555e-05</text:p>
          </table:table-cell>
          <table:table-cell office:value-type="float" office:value="0.0022809">
            <text:p>0.0022809</text:p>
          </table:table-cell>
          <table:table-cell table:style-name="ce1" office:value-type="string">
            <text:p>1.5142e-17</text:p>
          </table:table-cell>
          <table:table-cell table:style-name="ce1" office:value-type="string">
            <text:p>5.8786e-12</text:p>
          </table:table-cell>
          <table:table-cell table:style-name="ce1" office:value-type="string">
            <text:p>3.4699e-16</text:p>
          </table:table-cell>
          <table:table-cell table:style-name="ce1" office:value-type="string">
            <text:p>1.2695e-14</text:p>
          </table:table-cell>
        </table:table-row>
        <table:table-row table:style-name="ro2">
          <table:table-cell office:value-type="float" office:value="2090.702">
            <text:p>2090.702</text:p>
          </table:table-cell>
          <table:table-cell table:formula="of:=[.M211]*1000000" office:value-type="float" office:value="280.28">
            <text:p>280.28</text:p>
          </table:table-cell>
          <table:table-cell table:formula="of:=[.N211]*1000000" office:value-type="float" office:value="33.162">
            <text:p>33.162</text:p>
          </table:table-cell>
          <table:table-cell table:formula="of:=[.O211]*1000000" office:value-type="float" office:value="8.5373">
            <text:p>8.5373</text:p>
          </table:table-cell>
          <table:table-cell table:formula="of:=[.P211]*1000000" office:value-type="float" office:value="0.013396">
            <text:p>0.013396</text:p>
          </table:table-cell>
          <table:table-cell table:formula="of:=[.Q211]*1000000" office:value-type="float" office:value="4.0645">
            <text:p>4.0645</text:p>
          </table:table-cell>
          <table:table-cell table:formula="of:=[.R211]*1000000" office:value-type="float" office:value="3.3375">
            <text:p>3.3375</text:p>
          </table:table-cell>
          <table:table-cell table:formula="of:=[.S211]*1000000" office:value-type="float" office:value="14.629">
            <text:p>14.629</text:p>
          </table:table-cell>
          <table:table-cell table:formula="of:=[.T211]*1000000" office:value-type="float" office:value="2278.6">
            <text:p>2278.6</text:p>
          </table:table-cell>
          <table:table-cell table:formula="of:=[.U211]*1000000000000" office:value-type="float" office:value="0.000014769">
            <text:p>0.000014769</text:p>
          </table:table-cell>
          <table:table-cell table:formula="of:=[.V211]*1000000000000" office:value-type="float" office:value="5.8325">
            <text:p>5.8325</text:p>
          </table:table-cell>
          <table:table-cell table:formula="of:=([.W211]+[.X211])*1000000000000" office:value-type="float" office:value="0.0129115">
            <text:p>0.0129115</text:p>
          </table:table-cell>
          <table:table-cell office:value-type="float" office:value="0.00028028">
            <text:p>0.00028028</text:p>
          </table:table-cell>
          <table:table-cell table:style-name="ce1" office:value-type="string">
            <text:p>3.3162e-05</text:p>
          </table:table-cell>
          <table:table-cell table:style-name="ce1" office:value-type="string">
            <text:p>8.5373e-06</text:p>
          </table:table-cell>
          <table:table-cell table:style-name="ce1" office:value-type="string">
            <text:p>1.3396e-08</text:p>
          </table:table-cell>
          <table:table-cell table:style-name="ce1" office:value-type="string">
            <text:p>4.0645e-06</text:p>
          </table:table-cell>
          <table:table-cell table:style-name="ce1" office:value-type="string">
            <text:p>3.3375e-06</text:p>
          </table:table-cell>
          <table:table-cell table:style-name="ce1" office:value-type="string">
            <text:p>1.4629e-05</text:p>
          </table:table-cell>
          <table:table-cell office:value-type="float" office:value="0.0022786">
            <text:p>0.0022786</text:p>
          </table:table-cell>
          <table:table-cell table:style-name="ce1" office:value-type="string">
            <text:p>1.4769e-17</text:p>
          </table:table-cell>
          <table:table-cell table:style-name="ce1" office:value-type="string">
            <text:p>5.8325e-12</text:p>
          </table:table-cell>
          <table:table-cell table:style-name="ce1" office:value-type="string">
            <text:p>3.435e-16</text:p>
          </table:table-cell>
          <table:table-cell table:style-name="ce1" office:value-type="string">
            <text:p>1.2568e-14</text:p>
          </table:table-cell>
        </table:table-row>
        <table:table-row table:style-name="ro2">
          <table:table-cell office:value-type="float" office:value="2100.702">
            <text:p>2100.702</text:p>
          </table:table-cell>
          <table:table-cell table:formula="of:=[.M212]*1000000" office:value-type="float" office:value="278.5">
            <text:p>278.5</text:p>
          </table:table-cell>
          <table:table-cell table:formula="of:=[.N212]*1000000" office:value-type="float" office:value="32.852">
            <text:p>32.852</text:p>
          </table:table-cell>
          <table:table-cell table:formula="of:=[.O212]*1000000" office:value-type="float" office:value="8.4764">
            <text:p>8.4764</text:p>
          </table:table-cell>
          <table:table-cell table:formula="of:=[.P212]*1000000" office:value-type="float" office:value="0.013412">
            <text:p>0.013412</text:p>
          </table:table-cell>
          <table:table-cell table:formula="of:=[.Q212]*1000000" office:value-type="float" office:value="4.0515">
            <text:p>4.0515</text:p>
          </table:table-cell>
          <table:table-cell table:formula="of:=[.R212]*1000000" office:value-type="float" office:value="3.3143">
            <text:p>3.3143</text:p>
          </table:table-cell>
          <table:table-cell table:formula="of:=[.S212]*1000000" office:value-type="float" office:value="14.702">
            <text:p>14.702</text:p>
          </table:table-cell>
          <table:table-cell table:formula="of:=[.T212]*1000000" office:value-type="float" office:value="2276.3">
            <text:p>2276.3</text:p>
          </table:table-cell>
          <table:table-cell table:formula="of:=[.U212]*1000000000000" office:value-type="float" office:value="0.000014408">
            <text:p>0.000014408</text:p>
          </table:table-cell>
          <table:table-cell table:formula="of:=[.V212]*1000000000000" office:value-type="float" office:value="5.7863">
            <text:p>5.7863</text:p>
          </table:table-cell>
          <table:table-cell table:formula="of:=([.W212]+[.X212])*1000000000000" office:value-type="float" office:value="0.01278205">
            <text:p>0.01278205</text:p>
          </table:table-cell>
          <table:table-cell office:value-type="float" office:value="0.0002785">
            <text:p>0.0002785</text:p>
          </table:table-cell>
          <table:table-cell table:style-name="ce1" office:value-type="string">
            <text:p>3.2852e-05</text:p>
          </table:table-cell>
          <table:table-cell table:style-name="ce1" office:value-type="string">
            <text:p>8.4764e-06</text:p>
          </table:table-cell>
          <table:table-cell table:style-name="ce1" office:value-type="string">
            <text:p>1.3412e-08</text:p>
          </table:table-cell>
          <table:table-cell table:style-name="ce1" office:value-type="string">
            <text:p>4.0515e-06</text:p>
          </table:table-cell>
          <table:table-cell table:style-name="ce1" office:value-type="string">
            <text:p>3.3143e-06</text:p>
          </table:table-cell>
          <table:table-cell table:style-name="ce1" office:value-type="string">
            <text:p>1.4702e-05</text:p>
          </table:table-cell>
          <table:table-cell office:value-type="float" office:value="0.0022763">
            <text:p>0.0022763</text:p>
          </table:table-cell>
          <table:table-cell table:style-name="ce1" office:value-type="string">
            <text:p>1.4408e-17</text:p>
          </table:table-cell>
          <table:table-cell table:style-name="ce1" office:value-type="string">
            <text:p>5.7863e-12</text:p>
          </table:table-cell>
          <table:table-cell table:style-name="ce1" office:value-type="string">
            <text:p>3.4005e-16</text:p>
          </table:table-cell>
          <table:table-cell table:style-name="ce1" office:value-type="string">
            <text:p>1.2442e-14</text:p>
          </table:table-cell>
        </table:table-row>
        <table:table-row table:style-name="ro2">
          <table:table-cell office:value-type="float" office:value="2110.702">
            <text:p>2110.702</text:p>
          </table:table-cell>
          <table:table-cell table:formula="of:=[.M213]*1000000" office:value-type="float" office:value="276.73">
            <text:p>276.73</text:p>
          </table:table-cell>
          <table:table-cell table:formula="of:=[.N213]*1000000" office:value-type="float" office:value="32.544">
            <text:p>32.544</text:p>
          </table:table-cell>
          <table:table-cell table:formula="of:=[.O213]*1000000" office:value-type="float" office:value="8.4159">
            <text:p>8.4159</text:p>
          </table:table-cell>
          <table:table-cell table:formula="of:=[.P213]*1000000" office:value-type="float" office:value="0.013427">
            <text:p>0.013427</text:p>
          </table:table-cell>
          <table:table-cell table:formula="of:=[.Q213]*1000000" office:value-type="float" office:value="4.0386">
            <text:p>4.0386</text:p>
          </table:table-cell>
          <table:table-cell table:formula="of:=[.R213]*1000000" office:value-type="float" office:value="3.2912">
            <text:p>3.2912</text:p>
          </table:table-cell>
          <table:table-cell table:formula="of:=[.S213]*1000000" office:value-type="float" office:value="14.775">
            <text:p>14.775</text:p>
          </table:table-cell>
          <table:table-cell table:formula="of:=[.T213]*1000000" office:value-type="float" office:value="2274.1">
            <text:p>2274.1</text:p>
          </table:table-cell>
          <table:table-cell table:formula="of:=[.U213]*1000000000000" office:value-type="float" office:value="0.000014058">
            <text:p>0.000014058</text:p>
          </table:table-cell>
          <table:table-cell table:formula="of:=[.V213]*1000000000000" office:value-type="float" office:value="5.74">
            <text:p>5.74</text:p>
          </table:table-cell>
          <table:table-cell table:formula="of:=([.W213]+[.X213])*1000000000000" office:value-type="float" office:value="0.01265365">
            <text:p>0.01265365</text:p>
          </table:table-cell>
          <table:table-cell office:value-type="float" office:value="0.00027673">
            <text:p>0.00027673</text:p>
          </table:table-cell>
          <table:table-cell table:style-name="ce1" office:value-type="string">
            <text:p>3.2544e-05</text:p>
          </table:table-cell>
          <table:table-cell table:style-name="ce1" office:value-type="string">
            <text:p>8.4159e-06</text:p>
          </table:table-cell>
          <table:table-cell table:style-name="ce1" office:value-type="string">
            <text:p>1.3427e-08</text:p>
          </table:table-cell>
          <table:table-cell table:style-name="ce1" office:value-type="string">
            <text:p>4.0386e-06</text:p>
          </table:table-cell>
          <table:table-cell table:style-name="ce1" office:value-type="string">
            <text:p>3.2912e-06</text:p>
          </table:table-cell>
          <table:table-cell table:style-name="ce1" office:value-type="string">
            <text:p>1.4775e-05</text:p>
          </table:table-cell>
          <table:table-cell office:value-type="float" office:value="0.0022741">
            <text:p>0.0022741</text:p>
          </table:table-cell>
          <table:table-cell table:style-name="ce1" office:value-type="string">
            <text:p>1.4058e-17</text:p>
          </table:table-cell>
          <table:table-cell table:style-name="ce1" office:value-type="string">
            <text:p>5.74e-12</text:p>
          </table:table-cell>
          <table:table-cell table:style-name="ce1" office:value-type="string">
            <text:p>3.3665e-16</text:p>
          </table:table-cell>
          <table:table-cell table:style-name="ce1" office:value-type="string">
            <text:p>1.2317e-14</text:p>
          </table:table-cell>
        </table:table-row>
        <table:table-row table:style-name="ro2">
          <table:table-cell office:value-type="float" office:value="2120.702">
            <text:p>2120.702</text:p>
          </table:table-cell>
          <table:table-cell table:formula="of:=[.M214]*1000000" office:value-type="float" office:value="274.97">
            <text:p>274.97</text:p>
          </table:table-cell>
          <table:table-cell table:formula="of:=[.N214]*1000000" office:value-type="float" office:value="32.237">
            <text:p>32.237</text:p>
          </table:table-cell>
          <table:table-cell table:formula="of:=[.O214]*1000000" office:value-type="float" office:value="8.3557">
            <text:p>8.3557</text:p>
          </table:table-cell>
          <table:table-cell table:formula="of:=[.P214]*1000000" office:value-type="float" office:value="0.013442">
            <text:p>0.013442</text:p>
          </table:table-cell>
          <table:table-cell table:formula="of:=[.Q214]*1000000" office:value-type="float" office:value="4.0259">
            <text:p>4.0259</text:p>
          </table:table-cell>
          <table:table-cell table:formula="of:=[.R214]*1000000" office:value-type="float" office:value="3.2682">
            <text:p>3.2682</text:p>
          </table:table-cell>
          <table:table-cell table:formula="of:=[.S214]*1000000" office:value-type="float" office:value="14.847">
            <text:p>14.847</text:p>
          </table:table-cell>
          <table:table-cell table:formula="of:=[.T214]*1000000" office:value-type="float" office:value="2271.9">
            <text:p>2271.9</text:p>
          </table:table-cell>
          <table:table-cell table:formula="of:=[.U214]*1000000000000" office:value-type="float" office:value="0.000013719">
            <text:p>0.000013719</text:p>
          </table:table-cell>
          <table:table-cell table:formula="of:=[.V214]*1000000000000" office:value-type="float" office:value="5.6937">
            <text:p>5.6937</text:p>
          </table:table-cell>
          <table:table-cell table:formula="of:=([.W214]+[.X214])*1000000000000" office:value-type="float" office:value="0.01252728">
            <text:p>0.01252728</text:p>
          </table:table-cell>
          <table:table-cell office:value-type="float" office:value="0.00027497">
            <text:p>0.00027497</text:p>
          </table:table-cell>
          <table:table-cell table:style-name="ce1" office:value-type="string">
            <text:p>3.2237e-05</text:p>
          </table:table-cell>
          <table:table-cell table:style-name="ce1" office:value-type="string">
            <text:p>8.3557e-06</text:p>
          </table:table-cell>
          <table:table-cell table:style-name="ce1" office:value-type="string">
            <text:p>1.3442e-08</text:p>
          </table:table-cell>
          <table:table-cell table:style-name="ce1" office:value-type="string">
            <text:p>4.0259e-06</text:p>
          </table:table-cell>
          <table:table-cell table:style-name="ce1" office:value-type="string">
            <text:p>3.2682e-06</text:p>
          </table:table-cell>
          <table:table-cell table:style-name="ce1" office:value-type="string">
            <text:p>1.4847e-05</text:p>
          </table:table-cell>
          <table:table-cell office:value-type="float" office:value="0.0022719">
            <text:p>0.0022719</text:p>
          </table:table-cell>
          <table:table-cell table:style-name="ce1" office:value-type="string">
            <text:p>1.3719e-17</text:p>
          </table:table-cell>
          <table:table-cell table:style-name="ce1" office:value-type="string">
            <text:p>5.6937e-12</text:p>
          </table:table-cell>
          <table:table-cell table:style-name="ce1" office:value-type="string">
            <text:p>3.3328e-16</text:p>
          </table:table-cell>
          <table:table-cell table:style-name="ce1" office:value-type="string">
            <text:p>1.2194e-14</text:p>
          </table:table-cell>
        </table:table-row>
        <table:table-row table:style-name="ro2">
          <table:table-cell office:value-type="float" office:value="2130.702">
            <text:p>2130.702</text:p>
          </table:table-cell>
          <table:table-cell table:formula="of:=[.M215]*1000000" office:value-type="float" office:value="273.24">
            <text:p>273.24</text:p>
          </table:table-cell>
          <table:table-cell table:formula="of:=[.N215]*1000000" office:value-type="float" office:value="31.932">
            <text:p>31.932</text:p>
          </table:table-cell>
          <table:table-cell table:formula="of:=[.O215]*1000000" office:value-type="float" office:value="8.2958">
            <text:p>8.2958</text:p>
          </table:table-cell>
          <table:table-cell table:formula="of:=[.P215]*1000000" office:value-type="float" office:value="0.013457">
            <text:p>0.013457</text:p>
          </table:table-cell>
          <table:table-cell table:formula="of:=[.Q215]*1000000" office:value-type="float" office:value="4.0133">
            <text:p>4.0133</text:p>
          </table:table-cell>
          <table:table-cell table:formula="of:=[.R215]*1000000" office:value-type="float" office:value="3.2453">
            <text:p>3.2453</text:p>
          </table:table-cell>
          <table:table-cell table:formula="of:=[.S215]*1000000" office:value-type="float" office:value="14.919">
            <text:p>14.919</text:p>
          </table:table-cell>
          <table:table-cell table:formula="of:=[.T215]*1000000" office:value-type="float" office:value="2269.7">
            <text:p>2269.7</text:p>
          </table:table-cell>
          <table:table-cell table:formula="of:=[.U215]*1000000000000" office:value-type="float" office:value="0.00001339">
            <text:p>0.00001339</text:p>
          </table:table-cell>
          <table:table-cell table:formula="of:=[.V215]*1000000000000" office:value-type="float" office:value="5.6473">
            <text:p>5.6473</text:p>
          </table:table-cell>
          <table:table-cell table:formula="of:=([.W215]+[.X215])*1000000000000" office:value-type="float" office:value="0.01240195">
            <text:p>0.01240195</text:p>
          </table:table-cell>
          <table:table-cell office:value-type="float" office:value="0.00027324">
            <text:p>0.00027324</text:p>
          </table:table-cell>
          <table:table-cell table:style-name="ce1" office:value-type="string">
            <text:p>3.1932e-05</text:p>
          </table:table-cell>
          <table:table-cell table:style-name="ce1" office:value-type="string">
            <text:p>8.2958e-06</text:p>
          </table:table-cell>
          <table:table-cell table:style-name="ce1" office:value-type="string">
            <text:p>1.3457e-08</text:p>
          </table:table-cell>
          <table:table-cell table:style-name="ce1" office:value-type="string">
            <text:p>4.0133e-06</text:p>
          </table:table-cell>
          <table:table-cell table:style-name="ce1" office:value-type="string">
            <text:p>3.2453e-06</text:p>
          </table:table-cell>
          <table:table-cell table:style-name="ce1" office:value-type="string">
            <text:p>1.4919e-05</text:p>
          </table:table-cell>
          <table:table-cell office:value-type="float" office:value="0.0022697">
            <text:p>0.0022697</text:p>
          </table:table-cell>
          <table:table-cell table:style-name="ce1" office:value-type="string">
            <text:p>1.339e-17</text:p>
          </table:table-cell>
          <table:table-cell table:style-name="ce1" office:value-type="string">
            <text:p>5.6473e-12</text:p>
          </table:table-cell>
          <table:table-cell table:style-name="ce1" office:value-type="string">
            <text:p>3.2995e-16</text:p>
          </table:table-cell>
          <table:table-cell table:style-name="ce1" office:value-type="string">
            <text:p>1.2072e-14</text:p>
          </table:table-cell>
        </table:table-row>
        <table:table-row table:style-name="ro2">
          <table:table-cell office:value-type="float" office:value="2140.702">
            <text:p>2140.702</text:p>
          </table:table-cell>
          <table:table-cell table:formula="of:=[.M216]*1000000" office:value-type="float" office:value="271.53">
            <text:p>271.53</text:p>
          </table:table-cell>
          <table:table-cell table:formula="of:=[.N216]*1000000" office:value-type="float" office:value="31.628">
            <text:p>31.628</text:p>
          </table:table-cell>
          <table:table-cell table:formula="of:=[.O216]*1000000" office:value-type="float" office:value="8.2363">
            <text:p>8.2363</text:p>
          </table:table-cell>
          <table:table-cell table:formula="of:=[.P216]*1000000" office:value-type="float" office:value="0.013472">
            <text:p>0.013472</text:p>
          </table:table-cell>
          <table:table-cell table:formula="of:=[.Q216]*1000000" office:value-type="float" office:value="4.001">
            <text:p>4.001</text:p>
          </table:table-cell>
          <table:table-cell table:formula="of:=[.R216]*1000000" office:value-type="float" office:value="3.2225">
            <text:p>3.2225</text:p>
          </table:table-cell>
          <table:table-cell table:formula="of:=[.S216]*1000000" office:value-type="float" office:value="14.99">
            <text:p>14.99</text:p>
          </table:table-cell>
          <table:table-cell table:formula="of:=[.T216]*1000000" office:value-type="float" office:value="2267.5">
            <text:p>2267.5</text:p>
          </table:table-cell>
          <table:table-cell table:formula="of:=[.U216]*1000000000000" office:value-type="float" office:value="0.000013071">
            <text:p>0.000013071</text:p>
          </table:table-cell>
          <table:table-cell table:formula="of:=[.V216]*1000000000000" office:value-type="float" office:value="5.6009">
            <text:p>5.6009</text:p>
          </table:table-cell>
          <table:table-cell table:formula="of:=([.W216]+[.X216])*1000000000000" office:value-type="float" office:value="0.01227867">
            <text:p>0.01227867</text:p>
          </table:table-cell>
          <table:table-cell office:value-type="float" office:value="0.00027153">
            <text:p>0.00027153</text:p>
          </table:table-cell>
          <table:table-cell table:style-name="ce1" office:value-type="string">
            <text:p>3.1628e-05</text:p>
          </table:table-cell>
          <table:table-cell table:style-name="ce1" office:value-type="string">
            <text:p>8.2363e-06</text:p>
          </table:table-cell>
          <table:table-cell table:style-name="ce1" office:value-type="string">
            <text:p>1.3472e-08</text:p>
          </table:table-cell>
          <table:table-cell table:style-name="ce1" office:value-type="string">
            <text:p>4.001e-06</text:p>
          </table:table-cell>
          <table:table-cell table:style-name="ce1" office:value-type="string">
            <text:p>3.2225e-06</text:p>
          </table:table-cell>
          <table:table-cell table:style-name="ce1" office:value-type="string">
            <text:p>1.499e-05</text:p>
          </table:table-cell>
          <table:table-cell office:value-type="float" office:value="0.0022675">
            <text:p>0.0022675</text:p>
          </table:table-cell>
          <table:table-cell table:style-name="ce1" office:value-type="string">
            <text:p>1.3071e-17</text:p>
          </table:table-cell>
          <table:table-cell table:style-name="ce1" office:value-type="string">
            <text:p>5.6009e-12</text:p>
          </table:table-cell>
          <table:table-cell table:style-name="ce1" office:value-type="string">
            <text:p>3.2667e-16</text:p>
          </table:table-cell>
          <table:table-cell table:style-name="ce1" office:value-type="string">
            <text:p>1.1952e-14</text:p>
          </table:table-cell>
        </table:table-row>
        <table:table-row table:style-name="ro2">
          <table:table-cell office:value-type="float" office:value="2150.702">
            <text:p>2150.702</text:p>
          </table:table-cell>
          <table:table-cell table:formula="of:=[.M217]*1000000" office:value-type="float" office:value="269.83">
            <text:p>269.83</text:p>
          </table:table-cell>
          <table:table-cell table:formula="of:=[.N217]*1000000" office:value-type="float" office:value="31.326">
            <text:p>31.326</text:p>
          </table:table-cell>
          <table:table-cell table:formula="of:=[.O217]*1000000" office:value-type="float" office:value="8.177">
            <text:p>8.177</text:p>
          </table:table-cell>
          <table:table-cell table:formula="of:=[.P217]*1000000" office:value-type="float" office:value="0.013487">
            <text:p>0.013487</text:p>
          </table:table-cell>
          <table:table-cell table:formula="of:=[.Q217]*1000000" office:value-type="float" office:value="3.9889">
            <text:p>3.9889</text:p>
          </table:table-cell>
          <table:table-cell table:formula="of:=[.R217]*1000000" office:value-type="float" office:value="3.1998">
            <text:p>3.1998</text:p>
          </table:table-cell>
          <table:table-cell table:formula="of:=[.S217]*1000000" office:value-type="float" office:value="15.061">
            <text:p>15.061</text:p>
          </table:table-cell>
          <table:table-cell table:formula="of:=[.T217]*1000000" office:value-type="float" office:value="2265.4">
            <text:p>2265.4</text:p>
          </table:table-cell>
          <table:table-cell table:formula="of:=[.U217]*1000000000000" office:value-type="float" office:value="0.000012761">
            <text:p>0.000012761</text:p>
          </table:table-cell>
          <table:table-cell table:formula="of:=[.V217]*1000000000000" office:value-type="float" office:value="5.5544">
            <text:p>5.5544</text:p>
          </table:table-cell>
          <table:table-cell table:formula="of:=([.W217]+[.X217])*1000000000000" office:value-type="float" office:value="0.01215642">
            <text:p>0.01215642</text:p>
          </table:table-cell>
          <table:table-cell office:value-type="float" office:value="0.00026983">
            <text:p>0.00026983</text:p>
          </table:table-cell>
          <table:table-cell table:style-name="ce1" office:value-type="string">
            <text:p>3.1326e-05</text:p>
          </table:table-cell>
          <table:table-cell table:style-name="ce1" office:value-type="string">
            <text:p>8.177e-06</text:p>
          </table:table-cell>
          <table:table-cell table:style-name="ce1" office:value-type="string">
            <text:p>1.3487e-08</text:p>
          </table:table-cell>
          <table:table-cell table:style-name="ce1" office:value-type="string">
            <text:p>3.9889e-06</text:p>
          </table:table-cell>
          <table:table-cell table:style-name="ce1" office:value-type="string">
            <text:p>3.1998e-06</text:p>
          </table:table-cell>
          <table:table-cell table:style-name="ce1" office:value-type="string">
            <text:p>1.5061e-05</text:p>
          </table:table-cell>
          <table:table-cell office:value-type="float" office:value="0.0022654">
            <text:p>0.0022654</text:p>
          </table:table-cell>
          <table:table-cell table:style-name="ce1" office:value-type="string">
            <text:p>1.2761e-17</text:p>
          </table:table-cell>
          <table:table-cell table:style-name="ce1" office:value-type="string">
            <text:p>5.5544e-12</text:p>
          </table:table-cell>
          <table:table-cell table:style-name="ce1" office:value-type="string">
            <text:p>3.2342e-16</text:p>
          </table:table-cell>
          <table:table-cell table:style-name="ce1" office:value-type="string">
            <text:p>1.1833e-14</text:p>
          </table:table-cell>
        </table:table-row>
        <table:table-row table:style-name="ro2">
          <table:table-cell office:value-type="float" office:value="2160.702">
            <text:p>2160.702</text:p>
          </table:table-cell>
          <table:table-cell table:formula="of:=[.M218]*1000000" office:value-type="float" office:value="268.15">
            <text:p>268.15</text:p>
          </table:table-cell>
          <table:table-cell table:formula="of:=[.N218]*1000000" office:value-type="float" office:value="31.025">
            <text:p>31.025</text:p>
          </table:table-cell>
          <table:table-cell table:formula="of:=[.O218]*1000000" office:value-type="float" office:value="8.1181">
            <text:p>8.1181</text:p>
          </table:table-cell>
          <table:table-cell table:formula="of:=[.P218]*1000000" office:value-type="float" office:value="0.013501">
            <text:p>0.013501</text:p>
          </table:table-cell>
          <table:table-cell table:formula="of:=[.Q218]*1000000" office:value-type="float" office:value="3.9769">
            <text:p>3.9769</text:p>
          </table:table-cell>
          <table:table-cell table:formula="of:=[.R218]*1000000" office:value-type="float" office:value="3.1772">
            <text:p>3.1772</text:p>
          </table:table-cell>
          <table:table-cell table:formula="of:=[.S218]*1000000" office:value-type="float" office:value="15.131">
            <text:p>15.131</text:p>
          </table:table-cell>
          <table:table-cell table:formula="of:=[.T218]*1000000" office:value-type="float" office:value="2263.2">
            <text:p>2263.2</text:p>
          </table:table-cell>
          <table:table-cell table:formula="of:=[.U218]*1000000000000" office:value-type="float" office:value="0.000012462">
            <text:p>0.000012462</text:p>
          </table:table-cell>
          <table:table-cell table:formula="of:=[.V218]*1000000000000" office:value-type="float" office:value="5.5079">
            <text:p>5.5079</text:p>
          </table:table-cell>
          <table:table-cell table:formula="of:=([.W218]+[.X218])*1000000000000" office:value-type="float" office:value="0.01203621">
            <text:p>0.01203621</text:p>
          </table:table-cell>
          <table:table-cell office:value-type="float" office:value="0.00026815">
            <text:p>0.00026815</text:p>
          </table:table-cell>
          <table:table-cell table:style-name="ce1" office:value-type="string">
            <text:p>3.1025e-05</text:p>
          </table:table-cell>
          <table:table-cell table:style-name="ce1" office:value-type="string">
            <text:p>8.1181e-06</text:p>
          </table:table-cell>
          <table:table-cell table:style-name="ce1" office:value-type="string">
            <text:p>1.3501e-08</text:p>
          </table:table-cell>
          <table:table-cell table:style-name="ce1" office:value-type="string">
            <text:p>3.9769e-06</text:p>
          </table:table-cell>
          <table:table-cell table:style-name="ce1" office:value-type="string">
            <text:p>3.1772e-06</text:p>
          </table:table-cell>
          <table:table-cell table:style-name="ce1" office:value-type="string">
            <text:p>1.5131e-05</text:p>
          </table:table-cell>
          <table:table-cell office:value-type="float" office:value="0.0022632">
            <text:p>0.0022632</text:p>
          </table:table-cell>
          <table:table-cell table:style-name="ce1" office:value-type="string">
            <text:p>1.2462e-17</text:p>
          </table:table-cell>
          <table:table-cell table:style-name="ce1" office:value-type="string">
            <text:p>5.5079e-12</text:p>
          </table:table-cell>
          <table:table-cell table:style-name="ce1" office:value-type="string">
            <text:p>3.2021e-16</text:p>
          </table:table-cell>
          <table:table-cell table:style-name="ce1" office:value-type="string">
            <text:p>1.1716e-14</text:p>
          </table:table-cell>
        </table:table-row>
        <table:table-row table:style-name="ro2">
          <table:table-cell office:value-type="float" office:value="2170.702">
            <text:p>2170.702</text:p>
          </table:table-cell>
          <table:table-cell table:formula="of:=[.M219]*1000000" office:value-type="float" office:value="266.49">
            <text:p>266.49</text:p>
          </table:table-cell>
          <table:table-cell table:formula="of:=[.N219]*1000000" office:value-type="float" office:value="30.726">
            <text:p>30.726</text:p>
          </table:table-cell>
          <table:table-cell table:formula="of:=[.O219]*1000000" office:value-type="float" office:value="8.0596">
            <text:p>8.0596</text:p>
          </table:table-cell>
          <table:table-cell table:formula="of:=[.P219]*1000000" office:value-type="float" office:value="0.013515">
            <text:p>0.013515</text:p>
          </table:table-cell>
          <table:table-cell table:formula="of:=[.Q219]*1000000" office:value-type="float" office:value="3.9651">
            <text:p>3.9651</text:p>
          </table:table-cell>
          <table:table-cell table:formula="of:=[.R219]*1000000" office:value-type="float" office:value="3.1547">
            <text:p>3.1547</text:p>
          </table:table-cell>
          <table:table-cell table:formula="of:=[.S219]*1000000" office:value-type="float" office:value="15.201">
            <text:p>15.201</text:p>
          </table:table-cell>
          <table:table-cell table:formula="of:=[.T219]*1000000" office:value-type="float" office:value="2261.1">
            <text:p>2261.1</text:p>
          </table:table-cell>
          <table:table-cell table:formula="of:=[.U219]*1000000000000" office:value-type="float" office:value="0.000012171">
            <text:p>0.000012171</text:p>
          </table:table-cell>
          <table:table-cell table:formula="of:=[.V219]*1000000000000" office:value-type="float" office:value="5.4613">
            <text:p>5.4613</text:p>
          </table:table-cell>
          <table:table-cell table:formula="of:=([.W219]+[.X219])*1000000000000" office:value-type="float" office:value="0.01191704">
            <text:p>0.01191704</text:p>
          </table:table-cell>
          <table:table-cell office:value-type="float" office:value="0.00026649">
            <text:p>0.00026649</text:p>
          </table:table-cell>
          <table:table-cell table:style-name="ce1" office:value-type="string">
            <text:p>3.0726e-05</text:p>
          </table:table-cell>
          <table:table-cell table:style-name="ce1" office:value-type="string">
            <text:p>8.0596e-06</text:p>
          </table:table-cell>
          <table:table-cell table:style-name="ce1" office:value-type="string">
            <text:p>1.3515e-08</text:p>
          </table:table-cell>
          <table:table-cell table:style-name="ce1" office:value-type="string">
            <text:p>3.9651e-06</text:p>
          </table:table-cell>
          <table:table-cell table:style-name="ce1" office:value-type="string">
            <text:p>3.1547e-06</text:p>
          </table:table-cell>
          <table:table-cell table:style-name="ce1" office:value-type="string">
            <text:p>1.5201e-05</text:p>
          </table:table-cell>
          <table:table-cell office:value-type="float" office:value="0.0022611">
            <text:p>0.0022611</text:p>
          </table:table-cell>
          <table:table-cell table:style-name="ce1" office:value-type="string">
            <text:p>1.2171e-17</text:p>
          </table:table-cell>
          <table:table-cell table:style-name="ce1" office:value-type="string">
            <text:p>5.4613e-12</text:p>
          </table:table-cell>
          <table:table-cell table:style-name="ce1" office:value-type="string">
            <text:p>3.1704e-16</text:p>
          </table:table-cell>
          <table:table-cell table:style-name="ce1" office:value-type="string">
            <text:p>1.16e-14</text:p>
          </table:table-cell>
        </table:table-row>
        <table:table-row table:style-name="ro2">
          <table:table-cell office:value-type="float" office:value="2180.702">
            <text:p>2180.702</text:p>
          </table:table-cell>
          <table:table-cell table:formula="of:=[.M220]*1000000" office:value-type="float" office:value="264.85">
            <text:p>264.85</text:p>
          </table:table-cell>
          <table:table-cell table:formula="of:=[.N220]*1000000" office:value-type="float" office:value="30.429">
            <text:p>30.429</text:p>
          </table:table-cell>
          <table:table-cell table:formula="of:=[.O220]*1000000" office:value-type="float" office:value="8.0014">
            <text:p>8.0014</text:p>
          </table:table-cell>
          <table:table-cell table:formula="of:=[.P220]*1000000" office:value-type="float" office:value="0.013529">
            <text:p>0.013529</text:p>
          </table:table-cell>
          <table:table-cell table:formula="of:=[.Q220]*1000000" office:value-type="float" office:value="3.9535">
            <text:p>3.9535</text:p>
          </table:table-cell>
          <table:table-cell table:formula="of:=[.R220]*1000000" office:value-type="float" office:value="3.1323">
            <text:p>3.1323</text:p>
          </table:table-cell>
          <table:table-cell table:formula="of:=[.S220]*1000000" office:value-type="float" office:value="15.27">
            <text:p>15.27</text:p>
          </table:table-cell>
          <table:table-cell table:formula="of:=[.T220]*1000000" office:value-type="float" office:value="2259.1">
            <text:p>2259.1</text:p>
          </table:table-cell>
          <table:table-cell table:formula="of:=[.U220]*1000000000000" office:value-type="float" office:value="0.000011889">
            <text:p>0.000011889</text:p>
          </table:table-cell>
          <table:table-cell table:formula="of:=[.V220]*1000000000000" office:value-type="float" office:value="5.4147">
            <text:p>5.4147</text:p>
          </table:table-cell>
          <table:table-cell table:formula="of:=([.W220]+[.X220])*1000000000000" office:value-type="float" office:value="0.01179891">
            <text:p>0.01179891</text:p>
          </table:table-cell>
          <table:table-cell office:value-type="float" office:value="0.00026485">
            <text:p>0.00026485</text:p>
          </table:table-cell>
          <table:table-cell table:style-name="ce1" office:value-type="string">
            <text:p>3.0429e-05</text:p>
          </table:table-cell>
          <table:table-cell table:style-name="ce1" office:value-type="string">
            <text:p>8.0014e-06</text:p>
          </table:table-cell>
          <table:table-cell table:style-name="ce1" office:value-type="string">
            <text:p>1.3529e-08</text:p>
          </table:table-cell>
          <table:table-cell table:style-name="ce1" office:value-type="string">
            <text:p>3.9535e-06</text:p>
          </table:table-cell>
          <table:table-cell table:style-name="ce1" office:value-type="string">
            <text:p>3.1323e-06</text:p>
          </table:table-cell>
          <table:table-cell table:style-name="ce1" office:value-type="string">
            <text:p>1.527e-05</text:p>
          </table:table-cell>
          <table:table-cell office:value-type="float" office:value="0.0022591">
            <text:p>0.0022591</text:p>
          </table:table-cell>
          <table:table-cell table:style-name="ce1" office:value-type="string">
            <text:p>1.1889e-17</text:p>
          </table:table-cell>
          <table:table-cell table:style-name="ce1" office:value-type="string">
            <text:p>5.4147e-12</text:p>
          </table:table-cell>
          <table:table-cell table:style-name="ce1" office:value-type="string">
            <text:p>3.1391e-16</text:p>
          </table:table-cell>
          <table:table-cell table:style-name="ce1" office:value-type="string">
            <text:p>1.1485e-14</text:p>
          </table:table-cell>
        </table:table-row>
        <table:table-row table:style-name="ro2">
          <table:table-cell office:value-type="float" office:value="2190.702">
            <text:p>2190.702</text:p>
          </table:table-cell>
          <table:table-cell table:formula="of:=[.M221]*1000000" office:value-type="float" office:value="263.22">
            <text:p>263.22</text:p>
          </table:table-cell>
          <table:table-cell table:formula="of:=[.N221]*1000000" office:value-type="float" office:value="30.133">
            <text:p>30.133</text:p>
          </table:table-cell>
          <table:table-cell table:formula="of:=[.O221]*1000000" office:value-type="float" office:value="7.9435">
            <text:p>7.9435</text:p>
          </table:table-cell>
          <table:table-cell table:formula="of:=[.P221]*1000000" office:value-type="float" office:value="0.013543">
            <text:p>0.013543</text:p>
          </table:table-cell>
          <table:table-cell table:formula="of:=[.Q221]*1000000" office:value-type="float" office:value="3.942">
            <text:p>3.942</text:p>
          </table:table-cell>
          <table:table-cell table:formula="of:=[.R221]*1000000" office:value-type="float" office:value="3.11">
            <text:p>3.11</text:p>
          </table:table-cell>
          <table:table-cell table:formula="of:=[.S221]*1000000" office:value-type="float" office:value="15.339">
            <text:p>15.339</text:p>
          </table:table-cell>
          <table:table-cell table:formula="of:=[.T221]*1000000" office:value-type="float" office:value="2257">
            <text:p>2257</text:p>
          </table:table-cell>
          <table:table-cell table:formula="of:=[.U221]*1000000000000" office:value-type="float" office:value="0.000011616">
            <text:p>0.000011616</text:p>
          </table:table-cell>
          <table:table-cell table:formula="of:=[.V221]*1000000000000" office:value-type="float" office:value="5.3681">
            <text:p>5.3681</text:p>
          </table:table-cell>
          <table:table-cell table:formula="of:=([.W221]+[.X221])*1000000000000" office:value-type="float" office:value="0.01168282">
            <text:p>0.01168282</text:p>
          </table:table-cell>
          <table:table-cell office:value-type="float" office:value="0.00026322">
            <text:p>0.00026322</text:p>
          </table:table-cell>
          <table:table-cell table:style-name="ce1" office:value-type="string">
            <text:p>3.0133e-05</text:p>
          </table:table-cell>
          <table:table-cell table:style-name="ce1" office:value-type="string">
            <text:p>7.9435e-06</text:p>
          </table:table-cell>
          <table:table-cell table:style-name="ce1" office:value-type="string">
            <text:p>1.3543e-08</text:p>
          </table:table-cell>
          <table:table-cell table:style-name="ce1" office:value-type="string">
            <text:p>3.942e-06</text:p>
          </table:table-cell>
          <table:table-cell table:style-name="ce1" office:value-type="string">
            <text:p>3.11e-06</text:p>
          </table:table-cell>
          <table:table-cell table:style-name="ce1" office:value-type="string">
            <text:p>1.5339e-05</text:p>
          </table:table-cell>
          <table:table-cell office:value-type="float" office:value="0.002257">
            <text:p>0.002257</text:p>
          </table:table-cell>
          <table:table-cell table:style-name="ce1" office:value-type="string">
            <text:p>1.1616e-17</text:p>
          </table:table-cell>
          <table:table-cell table:style-name="ce1" office:value-type="string">
            <text:p>5.3681e-12</text:p>
          </table:table-cell>
          <table:table-cell table:style-name="ce1" office:value-type="string">
            <text:p>3.1082e-16</text:p>
          </table:table-cell>
          <table:table-cell table:style-name="ce1" office:value-type="string">
            <text:p>1.1372e-14</text:p>
          </table:table-cell>
        </table:table-row>
        <table:table-row table:style-name="ro2">
          <table:table-cell office:value-type="float" office:value="2200.702">
            <text:p>2200.702</text:p>
          </table:table-cell>
          <table:table-cell table:formula="of:=[.M222]*1000000" office:value-type="float" office:value="261.61">
            <text:p>261.61</text:p>
          </table:table-cell>
          <table:table-cell table:formula="of:=[.N222]*1000000" office:value-type="float" office:value="29.838">
            <text:p>29.838</text:p>
          </table:table-cell>
          <table:table-cell table:formula="of:=[.O222]*1000000" office:value-type="float" office:value="7.8859">
            <text:p>7.8859</text:p>
          </table:table-cell>
          <table:table-cell table:formula="of:=[.P222]*1000000" office:value-type="float" office:value="0.013556">
            <text:p>0.013556</text:p>
          </table:table-cell>
          <table:table-cell table:formula="of:=[.Q222]*1000000" office:value-type="float" office:value="3.9307">
            <text:p>3.9307</text:p>
          </table:table-cell>
          <table:table-cell table:formula="of:=[.R222]*1000000" office:value-type="float" office:value="3.0878">
            <text:p>3.0878</text:p>
          </table:table-cell>
          <table:table-cell table:formula="of:=[.S222]*1000000" office:value-type="float" office:value="15.407">
            <text:p>15.407</text:p>
          </table:table-cell>
          <table:table-cell table:formula="of:=[.T222]*1000000" office:value-type="float" office:value="2254.9">
            <text:p>2254.9</text:p>
          </table:table-cell>
          <table:table-cell table:formula="of:=[.U222]*1000000000000" office:value-type="float" office:value="0.000011351">
            <text:p>0.000011351</text:p>
          </table:table-cell>
          <table:table-cell table:formula="of:=[.V222]*1000000000000" office:value-type="float" office:value="5.3214">
            <text:p>5.3214</text:p>
          </table:table-cell>
          <table:table-cell table:formula="of:=([.W222]+[.X222])*1000000000000" office:value-type="float" office:value="0.01156776">
            <text:p>0.01156776</text:p>
          </table:table-cell>
          <table:table-cell office:value-type="float" office:value="0.00026161">
            <text:p>0.00026161</text:p>
          </table:table-cell>
          <table:table-cell table:style-name="ce1" office:value-type="string">
            <text:p>2.9838e-05</text:p>
          </table:table-cell>
          <table:table-cell table:style-name="ce1" office:value-type="string">
            <text:p>7.8859e-06</text:p>
          </table:table-cell>
          <table:table-cell table:style-name="ce1" office:value-type="string">
            <text:p>1.3556e-08</text:p>
          </table:table-cell>
          <table:table-cell table:style-name="ce1" office:value-type="string">
            <text:p>3.9307e-06</text:p>
          </table:table-cell>
          <table:table-cell table:style-name="ce1" office:value-type="string">
            <text:p>3.0878e-06</text:p>
          </table:table-cell>
          <table:table-cell table:style-name="ce1" office:value-type="string">
            <text:p>1.5407e-05</text:p>
          </table:table-cell>
          <table:table-cell office:value-type="float" office:value="0.0022549">
            <text:p>0.0022549</text:p>
          </table:table-cell>
          <table:table-cell table:style-name="ce1" office:value-type="string">
            <text:p>1.1351e-17</text:p>
          </table:table-cell>
          <table:table-cell table:style-name="ce1" office:value-type="string">
            <text:p>5.3214e-12</text:p>
          </table:table-cell>
          <table:table-cell table:style-name="ce1" office:value-type="string">
            <text:p>3.0776e-16</text:p>
          </table:table-cell>
          <table:table-cell table:style-name="ce1" office:value-type="string">
            <text:p>1.126e-14</text:p>
          </table:table-cell>
        </table:table-row>
        <table:table-row table:style-name="ro2">
          <table:table-cell office:value-type="float" office:value="2210.702">
            <text:p>2210.702</text:p>
          </table:table-cell>
          <table:table-cell table:formula="of:=[.M223]*1000000" office:value-type="float" office:value="260.02">
            <text:p>260.02</text:p>
          </table:table-cell>
          <table:table-cell table:formula="of:=[.N223]*1000000" office:value-type="float" office:value="29.545">
            <text:p>29.545</text:p>
          </table:table-cell>
          <table:table-cell table:formula="of:=[.O223]*1000000" office:value-type="float" office:value="7.8287">
            <text:p>7.8287</text:p>
          </table:table-cell>
          <table:table-cell table:formula="of:=[.P223]*1000000" office:value-type="float" office:value="0.013569">
            <text:p>0.013569</text:p>
          </table:table-cell>
          <table:table-cell table:formula="of:=[.Q223]*1000000" office:value-type="float" office:value="3.9196">
            <text:p>3.9196</text:p>
          </table:table-cell>
          <table:table-cell table:formula="of:=[.R223]*1000000" office:value-type="float" office:value="3.0657">
            <text:p>3.0657</text:p>
          </table:table-cell>
          <table:table-cell table:formula="of:=[.S223]*1000000" office:value-type="float" office:value="15.475">
            <text:p>15.475</text:p>
          </table:table-cell>
          <table:table-cell table:formula="of:=[.T223]*1000000" office:value-type="float" office:value="2252.9">
            <text:p>2252.9</text:p>
          </table:table-cell>
          <table:table-cell table:formula="of:=[.U223]*1000000000000" office:value-type="float" office:value="0.000011094">
            <text:p>0.000011094</text:p>
          </table:table-cell>
          <table:table-cell table:formula="of:=[.V223]*1000000000000" office:value-type="float" office:value="5.2748">
            <text:p>5.2748</text:p>
          </table:table-cell>
          <table:table-cell table:formula="of:=([.W223]+[.X223])*1000000000000" office:value-type="float" office:value="0.01145474">
            <text:p>0.01145474</text:p>
          </table:table-cell>
          <table:table-cell office:value-type="float" office:value="0.00026002">
            <text:p>0.00026002</text:p>
          </table:table-cell>
          <table:table-cell table:style-name="ce1" office:value-type="string">
            <text:p>2.9545e-05</text:p>
          </table:table-cell>
          <table:table-cell table:style-name="ce1" office:value-type="string">
            <text:p>7.8287e-06</text:p>
          </table:table-cell>
          <table:table-cell table:style-name="ce1" office:value-type="string">
            <text:p>1.3569e-08</text:p>
          </table:table-cell>
          <table:table-cell table:style-name="ce1" office:value-type="string">
            <text:p>3.9196e-06</text:p>
          </table:table-cell>
          <table:table-cell table:style-name="ce1" office:value-type="string">
            <text:p>3.0657e-06</text:p>
          </table:table-cell>
          <table:table-cell table:style-name="ce1" office:value-type="string">
            <text:p>1.5475e-05</text:p>
          </table:table-cell>
          <table:table-cell office:value-type="float" office:value="0.0022529">
            <text:p>0.0022529</text:p>
          </table:table-cell>
          <table:table-cell table:style-name="ce1" office:value-type="string">
            <text:p>1.1094e-17</text:p>
          </table:table-cell>
          <table:table-cell table:style-name="ce1" office:value-type="string">
            <text:p>5.2748e-12</text:p>
          </table:table-cell>
          <table:table-cell table:style-name="ce1" office:value-type="string">
            <text:p>3.0474e-16</text:p>
          </table:table-cell>
          <table:table-cell table:style-name="ce1" office:value-type="string">
            <text:p>1.115e-14</text:p>
          </table:table-cell>
        </table:table-row>
        <table:table-row table:style-name="ro2">
          <table:table-cell office:value-type="float" office:value="2220.702">
            <text:p>2220.702</text:p>
          </table:table-cell>
          <table:table-cell table:formula="of:=[.M224]*1000000" office:value-type="float" office:value="258.44">
            <text:p>258.44</text:p>
          </table:table-cell>
          <table:table-cell table:formula="of:=[.N224]*1000000" office:value-type="float" office:value="29.254">
            <text:p>29.254</text:p>
          </table:table-cell>
          <table:table-cell table:formula="of:=[.O224]*1000000" office:value-type="float" office:value="7.7718">
            <text:p>7.7718</text:p>
          </table:table-cell>
          <table:table-cell table:formula="of:=[.P224]*1000000" office:value-type="float" office:value="0.013582">
            <text:p>0.013582</text:p>
          </table:table-cell>
          <table:table-cell table:formula="of:=[.Q224]*1000000" office:value-type="float" office:value="3.9087">
            <text:p>3.9087</text:p>
          </table:table-cell>
          <table:table-cell table:formula="of:=[.R224]*1000000" office:value-type="float" office:value="3.0438">
            <text:p>3.0438</text:p>
          </table:table-cell>
          <table:table-cell table:formula="of:=[.S224]*1000000" office:value-type="float" office:value="15.542">
            <text:p>15.542</text:p>
          </table:table-cell>
          <table:table-cell table:formula="of:=[.T224]*1000000" office:value-type="float" office:value="2250.9">
            <text:p>2250.9</text:p>
          </table:table-cell>
          <table:table-cell table:formula="of:=[.U224]*1000000000000" office:value-type="float" office:value="0.000010845">
            <text:p>0.000010845</text:p>
          </table:table-cell>
          <table:table-cell table:formula="of:=[.V224]*1000000000000" office:value-type="float" office:value="5.2281">
            <text:p>5.2281</text:p>
          </table:table-cell>
          <table:table-cell table:formula="of:=([.W224]+[.X224])*1000000000000" office:value-type="float" office:value="0.01134276">
            <text:p>0.01134276</text:p>
          </table:table-cell>
          <table:table-cell office:value-type="float" office:value="0.00025844">
            <text:p>0.00025844</text:p>
          </table:table-cell>
          <table:table-cell table:style-name="ce1" office:value-type="string">
            <text:p>2.9254e-05</text:p>
          </table:table-cell>
          <table:table-cell table:style-name="ce1" office:value-type="string">
            <text:p>7.7718e-06</text:p>
          </table:table-cell>
          <table:table-cell table:style-name="ce1" office:value-type="string">
            <text:p>1.3582e-08</text:p>
          </table:table-cell>
          <table:table-cell table:style-name="ce1" office:value-type="string">
            <text:p>3.9087e-06</text:p>
          </table:table-cell>
          <table:table-cell table:style-name="ce1" office:value-type="string">
            <text:p>3.0438e-06</text:p>
          </table:table-cell>
          <table:table-cell table:style-name="ce1" office:value-type="string">
            <text:p>1.5542e-05</text:p>
          </table:table-cell>
          <table:table-cell office:value-type="float" office:value="0.0022509">
            <text:p>0.0022509</text:p>
          </table:table-cell>
          <table:table-cell table:style-name="ce1" office:value-type="string">
            <text:p>1.0845e-17</text:p>
          </table:table-cell>
          <table:table-cell table:style-name="ce1" office:value-type="string">
            <text:p>5.2281e-12</text:p>
          </table:table-cell>
          <table:table-cell table:style-name="ce1" office:value-type="string">
            <text:p>3.0176e-16</text:p>
          </table:table-cell>
          <table:table-cell table:style-name="ce1" office:value-type="string">
            <text:p>1.1041e-14</text:p>
          </table:table-cell>
        </table:table-row>
        <table:table-row table:style-name="ro2">
          <table:table-cell office:value-type="float" office:value="2230.702">
            <text:p>2230.702</text:p>
          </table:table-cell>
          <table:table-cell table:formula="of:=[.M225]*1000000" office:value-type="float" office:value="256.88">
            <text:p>256.88</text:p>
          </table:table-cell>
          <table:table-cell table:formula="of:=[.N225]*1000000" office:value-type="float" office:value="28.964">
            <text:p>28.964</text:p>
          </table:table-cell>
          <table:table-cell table:formula="of:=[.O225]*1000000" office:value-type="float" office:value="7.7152">
            <text:p>7.7152</text:p>
          </table:table-cell>
          <table:table-cell table:formula="of:=[.P225]*1000000" office:value-type="float" office:value="0.013595">
            <text:p>0.013595</text:p>
          </table:table-cell>
          <table:table-cell table:formula="of:=[.Q225]*1000000" office:value-type="float" office:value="3.8979">
            <text:p>3.8979</text:p>
          </table:table-cell>
          <table:table-cell table:formula="of:=[.R225]*1000000" office:value-type="float" office:value="3.0219">
            <text:p>3.0219</text:p>
          </table:table-cell>
          <table:table-cell table:formula="of:=[.S225]*1000000" office:value-type="float" office:value="15.609">
            <text:p>15.609</text:p>
          </table:table-cell>
          <table:table-cell table:formula="of:=[.T225]*1000000" office:value-type="float" office:value="2248.9">
            <text:p>2248.9</text:p>
          </table:table-cell>
          <table:table-cell table:formula="of:=[.U225]*1000000000000" office:value-type="float" office:value="0.000010604">
            <text:p>0.000010604</text:p>
          </table:table-cell>
          <table:table-cell table:formula="of:=[.V225]*1000000000000" office:value-type="float" office:value="5.1814">
            <text:p>5.1814</text:p>
          </table:table-cell>
          <table:table-cell table:formula="of:=([.W225]+[.X225])*1000000000000" office:value-type="float" office:value="0.01123181">
            <text:p>0.01123181</text:p>
          </table:table-cell>
          <table:table-cell office:value-type="float" office:value="0.00025688">
            <text:p>0.00025688</text:p>
          </table:table-cell>
          <table:table-cell table:style-name="ce1" office:value-type="string">
            <text:p>2.8964e-05</text:p>
          </table:table-cell>
          <table:table-cell table:style-name="ce1" office:value-type="string">
            <text:p>7.7152e-06</text:p>
          </table:table-cell>
          <table:table-cell table:style-name="ce1" office:value-type="string">
            <text:p>1.3595e-08</text:p>
          </table:table-cell>
          <table:table-cell table:style-name="ce1" office:value-type="string">
            <text:p>3.8979e-06</text:p>
          </table:table-cell>
          <table:table-cell table:style-name="ce1" office:value-type="string">
            <text:p>3.0219e-06</text:p>
          </table:table-cell>
          <table:table-cell table:style-name="ce1" office:value-type="string">
            <text:p>1.5609e-05</text:p>
          </table:table-cell>
          <table:table-cell office:value-type="float" office:value="0.0022489">
            <text:p>0.0022489</text:p>
          </table:table-cell>
          <table:table-cell table:style-name="ce1" office:value-type="string">
            <text:p>1.0604e-17</text:p>
          </table:table-cell>
          <table:table-cell table:style-name="ce1" office:value-type="string">
            <text:p>5.1814e-12</text:p>
          </table:table-cell>
          <table:table-cell table:style-name="ce1" office:value-type="string">
            <text:p>2.9881e-16</text:p>
          </table:table-cell>
          <table:table-cell table:style-name="ce1" office:value-type="string">
            <text:p>1.0933e-14</text:p>
          </table:table-cell>
        </table:table-row>
        <table:table-row table:style-name="ro2">
          <table:table-cell office:value-type="float" office:value="2240.702">
            <text:p>2240.702</text:p>
          </table:table-cell>
          <table:table-cell table:formula="of:=[.M226]*1000000" office:value-type="float" office:value="255.34">
            <text:p>255.34</text:p>
          </table:table-cell>
          <table:table-cell table:formula="of:=[.N226]*1000000" office:value-type="float" office:value="28.675">
            <text:p>28.675</text:p>
          </table:table-cell>
          <table:table-cell table:formula="of:=[.O226]*1000000" office:value-type="float" office:value="7.659">
            <text:p>7.659</text:p>
          </table:table-cell>
          <table:table-cell table:formula="of:=[.P226]*1000000" office:value-type="float" office:value="0.013608">
            <text:p>0.013608</text:p>
          </table:table-cell>
          <table:table-cell table:formula="of:=[.Q226]*1000000" office:value-type="float" office:value="3.8873">
            <text:p>3.8873</text:p>
          </table:table-cell>
          <table:table-cell table:formula="of:=[.R226]*1000000" office:value-type="float" office:value="3.0002">
            <text:p>3.0002</text:p>
          </table:table-cell>
          <table:table-cell table:formula="of:=[.S226]*1000000" office:value-type="float" office:value="15.676">
            <text:p>15.676</text:p>
          </table:table-cell>
          <table:table-cell table:formula="of:=[.T226]*1000000" office:value-type="float" office:value="2246.9">
            <text:p>2246.9</text:p>
          </table:table-cell>
          <table:table-cell table:formula="of:=[.U226]*1000000000000" office:value-type="float" office:value="0.00001037">
            <text:p>0.00001037</text:p>
          </table:table-cell>
          <table:table-cell table:formula="of:=[.V226]*1000000000000" office:value-type="float" office:value="5.1347">
            <text:p>5.1347</text:p>
          </table:table-cell>
          <table:table-cell table:formula="of:=([.W226]+[.X226])*1000000000000" office:value-type="float" office:value="0.0111219">
            <text:p>0.0111219</text:p>
          </table:table-cell>
          <table:table-cell office:value-type="float" office:value="0.00025534">
            <text:p>0.00025534</text:p>
          </table:table-cell>
          <table:table-cell table:style-name="ce1" office:value-type="string">
            <text:p>2.8675e-05</text:p>
          </table:table-cell>
          <table:table-cell table:style-name="ce1" office:value-type="string">
            <text:p>7.659e-06</text:p>
          </table:table-cell>
          <table:table-cell table:style-name="ce1" office:value-type="string">
            <text:p>1.3608e-08</text:p>
          </table:table-cell>
          <table:table-cell table:style-name="ce1" office:value-type="string">
            <text:p>3.8873e-06</text:p>
          </table:table-cell>
          <table:table-cell table:style-name="ce1" office:value-type="string">
            <text:p>3.0002e-06</text:p>
          </table:table-cell>
          <table:table-cell table:style-name="ce1" office:value-type="string">
            <text:p>1.5676e-05</text:p>
          </table:table-cell>
          <table:table-cell office:value-type="float" office:value="0.0022469">
            <text:p>0.0022469</text:p>
          </table:table-cell>
          <table:table-cell table:style-name="ce1" office:value-type="string">
            <text:p>1.037e-17</text:p>
          </table:table-cell>
          <table:table-cell table:style-name="ce1" office:value-type="string">
            <text:p>5.1347e-12</text:p>
          </table:table-cell>
          <table:table-cell table:style-name="ce1" office:value-type="string">
            <text:p>2.959e-16</text:p>
          </table:table-cell>
          <table:table-cell table:style-name="ce1" office:value-type="string">
            <text:p>1.0826e-14</text:p>
          </table:table-cell>
        </table:table-row>
        <table:table-row table:style-name="ro2">
          <table:table-cell office:value-type="float" office:value="2250.702">
            <text:p>2250.702</text:p>
          </table:table-cell>
          <table:table-cell table:formula="of:=[.M227]*1000000" office:value-type="float" office:value="253.82">
            <text:p>253.82</text:p>
          </table:table-cell>
          <table:table-cell table:formula="of:=[.N227]*1000000" office:value-type="float" office:value="28.388">
            <text:p>28.388</text:p>
          </table:table-cell>
          <table:table-cell table:formula="of:=[.O227]*1000000" office:value-type="float" office:value="7.6031">
            <text:p>7.6031</text:p>
          </table:table-cell>
          <table:table-cell table:formula="of:=[.P227]*1000000" office:value-type="float" office:value="0.01362">
            <text:p>0.01362</text:p>
          </table:table-cell>
          <table:table-cell table:formula="of:=[.Q227]*1000000" office:value-type="float" office:value="3.8768">
            <text:p>3.8768</text:p>
          </table:table-cell>
          <table:table-cell table:formula="of:=[.R227]*1000000" office:value-type="float" office:value="2.9786">
            <text:p>2.9786</text:p>
          </table:table-cell>
          <table:table-cell table:formula="of:=[.S227]*1000000" office:value-type="float" office:value="15.742">
            <text:p>15.742</text:p>
          </table:table-cell>
          <table:table-cell table:formula="of:=[.T227]*1000000" office:value-type="float" office:value="2245">
            <text:p>2245</text:p>
          </table:table-cell>
          <table:table-cell table:formula="of:=[.U227]*1000000000000" office:value-type="float" office:value="0.000010143">
            <text:p>0.000010143</text:p>
          </table:table-cell>
          <table:table-cell table:formula="of:=[.V227]*1000000000000" office:value-type="float" office:value="5.088">
            <text:p>5.088</text:p>
          </table:table-cell>
          <table:table-cell table:formula="of:=([.W227]+[.X227])*1000000000000" office:value-type="float" office:value="0.01101402">
            <text:p>0.01101402</text:p>
          </table:table-cell>
          <table:table-cell office:value-type="float" office:value="0.00025382">
            <text:p>0.00025382</text:p>
          </table:table-cell>
          <table:table-cell table:style-name="ce1" office:value-type="string">
            <text:p>2.8388e-05</text:p>
          </table:table-cell>
          <table:table-cell table:style-name="ce1" office:value-type="string">
            <text:p>7.6031e-06</text:p>
          </table:table-cell>
          <table:table-cell table:style-name="ce1" office:value-type="string">
            <text:p>1.362e-08</text:p>
          </table:table-cell>
          <table:table-cell table:style-name="ce1" office:value-type="string">
            <text:p>3.8768e-06</text:p>
          </table:table-cell>
          <table:table-cell table:style-name="ce1" office:value-type="string">
            <text:p>2.9786e-06</text:p>
          </table:table-cell>
          <table:table-cell table:style-name="ce1" office:value-type="string">
            <text:p>1.5742e-05</text:p>
          </table:table-cell>
          <table:table-cell office:value-type="float" office:value="0.002245">
            <text:p>0.002245</text:p>
          </table:table-cell>
          <table:table-cell table:style-name="ce1" office:value-type="string">
            <text:p>1.0143e-17</text:p>
          </table:table-cell>
          <table:table-cell table:style-name="ce1" office:value-type="string">
            <text:p>5.088e-12</text:p>
          </table:table-cell>
          <table:table-cell table:style-name="ce1" office:value-type="string">
            <text:p>2.9302e-16</text:p>
          </table:table-cell>
          <table:table-cell table:style-name="ce1" office:value-type="string">
            <text:p>1.0721e-14</text:p>
          </table:table-cell>
        </table:table-row>
        <table:table-row table:style-name="ro2">
          <table:table-cell office:value-type="float" office:value="2260.702">
            <text:p>2260.702</text:p>
          </table:table-cell>
          <table:table-cell table:formula="of:=[.M228]*1000000" office:value-type="float" office:value="252.31">
            <text:p>252.31</text:p>
          </table:table-cell>
          <table:table-cell table:formula="of:=[.N228]*1000000" office:value-type="float" office:value="28.103">
            <text:p>28.103</text:p>
          </table:table-cell>
          <table:table-cell table:formula="of:=[.O228]*1000000" office:value-type="float" office:value="7.5475">
            <text:p>7.5475</text:p>
          </table:table-cell>
          <table:table-cell table:formula="of:=[.P228]*1000000" office:value-type="float" office:value="0.013632">
            <text:p>0.013632</text:p>
          </table:table-cell>
          <table:table-cell table:formula="of:=[.Q228]*1000000" office:value-type="float" office:value="3.8665">
            <text:p>3.8665</text:p>
          </table:table-cell>
          <table:table-cell table:formula="of:=[.R228]*1000000" office:value-type="float" office:value="2.9572">
            <text:p>2.9572</text:p>
          </table:table-cell>
          <table:table-cell table:formula="of:=[.S228]*1000000" office:value-type="float" office:value="15.807">
            <text:p>15.807</text:p>
          </table:table-cell>
          <table:table-cell table:formula="of:=[.T228]*1000000" office:value-type="float" office:value="2243.1">
            <text:p>2243.1</text:p>
          </table:table-cell>
          <table:table-cell table:formula="of:=[.U228]*1000000000000" office:value-type="float" office:value="0.0000099231">
            <text:p>9.9231E-006</text:p>
          </table:table-cell>
          <table:table-cell table:formula="of:=[.V228]*1000000000000" office:value-type="float" office:value="5.0414">
            <text:p>5.0414</text:p>
          </table:table-cell>
          <table:table-cell table:formula="of:=([.W228]+[.X228])*1000000000000" office:value-type="float" office:value="0.01090717">
            <text:p>0.01090717</text:p>
          </table:table-cell>
          <table:table-cell office:value-type="float" office:value="0.00025231">
            <text:p>0.00025231</text:p>
          </table:table-cell>
          <table:table-cell table:style-name="ce1" office:value-type="string">
            <text:p>2.8103e-05</text:p>
          </table:table-cell>
          <table:table-cell table:style-name="ce1" office:value-type="string">
            <text:p>7.5475e-06</text:p>
          </table:table-cell>
          <table:table-cell table:style-name="ce1" office:value-type="string">
            <text:p>1.3632e-08</text:p>
          </table:table-cell>
          <table:table-cell table:style-name="ce1" office:value-type="string">
            <text:p>3.8665e-06</text:p>
          </table:table-cell>
          <table:table-cell table:style-name="ce1" office:value-type="string">
            <text:p>2.9572e-06</text:p>
          </table:table-cell>
          <table:table-cell table:style-name="ce1" office:value-type="string">
            <text:p>1.5807e-05</text:p>
          </table:table-cell>
          <table:table-cell office:value-type="float" office:value="0.0022431">
            <text:p>0.0022431</text:p>
          </table:table-cell>
          <table:table-cell table:style-name="ce1" office:value-type="string">
            <text:p>9.9231e-18</text:p>
          </table:table-cell>
          <table:table-cell table:style-name="ce1" office:value-type="string">
            <text:p>5.0414e-12</text:p>
          </table:table-cell>
          <table:table-cell table:style-name="ce1" office:value-type="string">
            <text:p>2.9017e-16</text:p>
          </table:table-cell>
          <table:table-cell table:style-name="ce1" office:value-type="string">
            <text:p>1.0617e-14</text:p>
          </table:table-cell>
        </table:table-row>
        <table:table-row table:style-name="ro2">
          <table:table-cell office:value-type="float" office:value="2270.702">
            <text:p>2270.702</text:p>
          </table:table-cell>
          <table:table-cell table:formula="of:=[.M229]*1000000" office:value-type="float" office:value="250.82">
            <text:p>250.82</text:p>
          </table:table-cell>
          <table:table-cell table:formula="of:=[.N229]*1000000" office:value-type="float" office:value="27.819">
            <text:p>27.819</text:p>
          </table:table-cell>
          <table:table-cell table:formula="of:=[.O229]*1000000" office:value-type="float" office:value="7.4923">
            <text:p>7.4923</text:p>
          </table:table-cell>
          <table:table-cell table:formula="of:=[.P229]*1000000" office:value-type="float" office:value="0.013644">
            <text:p>0.013644</text:p>
          </table:table-cell>
          <table:table-cell table:formula="of:=[.Q229]*1000000" office:value-type="float" office:value="3.8564">
            <text:p>3.8564</text:p>
          </table:table-cell>
          <table:table-cell table:formula="of:=[.R229]*1000000" office:value-type="float" office:value="2.9358">
            <text:p>2.9358</text:p>
          </table:table-cell>
          <table:table-cell table:formula="of:=[.S229]*1000000" office:value-type="float" office:value="15.872">
            <text:p>15.872</text:p>
          </table:table-cell>
          <table:table-cell table:formula="of:=[.T229]*1000000" office:value-type="float" office:value="2241.2">
            <text:p>2241.2</text:p>
          </table:table-cell>
          <table:table-cell table:formula="of:=[.U229]*1000000000000" office:value-type="float" office:value="0.0000097098">
            <text:p>9.7098E-006</text:p>
          </table:table-cell>
          <table:table-cell table:formula="of:=[.V229]*1000000000000" office:value-type="float" office:value="4.9947">
            <text:p>4.9947</text:p>
          </table:table-cell>
          <table:table-cell table:formula="of:=([.W229]+[.X229])*1000000000000" office:value-type="float" office:value="0.01080136">
            <text:p>0.01080136</text:p>
          </table:table-cell>
          <table:table-cell office:value-type="float" office:value="0.00025082">
            <text:p>0.00025082</text:p>
          </table:table-cell>
          <table:table-cell table:style-name="ce1" office:value-type="string">
            <text:p>2.7819e-05</text:p>
          </table:table-cell>
          <table:table-cell table:style-name="ce1" office:value-type="string">
            <text:p>7.4923e-06</text:p>
          </table:table-cell>
          <table:table-cell table:style-name="ce1" office:value-type="string">
            <text:p>1.3644e-08</text:p>
          </table:table-cell>
          <table:table-cell table:style-name="ce1" office:value-type="string">
            <text:p>3.8564e-06</text:p>
          </table:table-cell>
          <table:table-cell table:style-name="ce1" office:value-type="string">
            <text:p>2.9358e-06</text:p>
          </table:table-cell>
          <table:table-cell table:style-name="ce1" office:value-type="string">
            <text:p>1.5872e-05</text:p>
          </table:table-cell>
          <table:table-cell office:value-type="float" office:value="0.0022412">
            <text:p>0.0022412</text:p>
          </table:table-cell>
          <table:table-cell table:style-name="ce1" office:value-type="string">
            <text:p>9.7098e-18</text:p>
          </table:table-cell>
          <table:table-cell table:style-name="ce1" office:value-type="string">
            <text:p>4.9947e-12</text:p>
          </table:table-cell>
          <table:table-cell table:style-name="ce1" office:value-type="string">
            <text:p>2.8736e-16</text:p>
          </table:table-cell>
          <table:table-cell table:style-name="ce1" office:value-type="string">
            <text:p>1.0514e-14</text:p>
          </table:table-cell>
        </table:table-row>
        <table:table-row table:style-name="ro2">
          <table:table-cell office:value-type="float" office:value="2280.702">
            <text:p>2280.702</text:p>
          </table:table-cell>
          <table:table-cell table:formula="of:=[.M230]*1000000" office:value-type="float" office:value="249.34">
            <text:p>249.34</text:p>
          </table:table-cell>
          <table:table-cell table:formula="of:=[.N230]*1000000" office:value-type="float" office:value="27.536">
            <text:p>27.536</text:p>
          </table:table-cell>
          <table:table-cell table:formula="of:=[.O230]*1000000" office:value-type="float" office:value="7.4374">
            <text:p>7.4374</text:p>
          </table:table-cell>
          <table:table-cell table:formula="of:=[.P230]*1000000" office:value-type="float" office:value="0.013656">
            <text:p>0.013656</text:p>
          </table:table-cell>
          <table:table-cell table:formula="of:=[.Q230]*1000000" office:value-type="float" office:value="3.8464">
            <text:p>3.8464</text:p>
          </table:table-cell>
          <table:table-cell table:formula="of:=[.R230]*1000000" office:value-type="float" office:value="2.9146">
            <text:p>2.9146</text:p>
          </table:table-cell>
          <table:table-cell table:formula="of:=[.S230]*1000000" office:value-type="float" office:value="15.937">
            <text:p>15.937</text:p>
          </table:table-cell>
          <table:table-cell table:formula="of:=[.T230]*1000000" office:value-type="float" office:value="2239.3">
            <text:p>2239.3</text:p>
          </table:table-cell>
          <table:table-cell table:formula="of:=[.U230]*1000000000000" office:value-type="float" office:value="0.0000095031">
            <text:p>9.5031E-006</text:p>
          </table:table-cell>
          <table:table-cell table:formula="of:=[.V230]*1000000000000" office:value-type="float" office:value="4.9481">
            <text:p>4.9481</text:p>
          </table:table-cell>
          <table:table-cell table:formula="of:=([.W230]+[.X230])*1000000000000" office:value-type="float" office:value="0.01069759">
            <text:p>0.01069759</text:p>
          </table:table-cell>
          <table:table-cell office:value-type="float" office:value="0.00024934">
            <text:p>0.00024934</text:p>
          </table:table-cell>
          <table:table-cell table:style-name="ce1" office:value-type="string">
            <text:p>2.7536e-05</text:p>
          </table:table-cell>
          <table:table-cell table:style-name="ce1" office:value-type="string">
            <text:p>7.4374e-06</text:p>
          </table:table-cell>
          <table:table-cell table:style-name="ce1" office:value-type="string">
            <text:p>1.3656e-08</text:p>
          </table:table-cell>
          <table:table-cell table:style-name="ce1" office:value-type="string">
            <text:p>3.8464e-06</text:p>
          </table:table-cell>
          <table:table-cell table:style-name="ce1" office:value-type="string">
            <text:p>2.9146e-06</text:p>
          </table:table-cell>
          <table:table-cell table:style-name="ce1" office:value-type="string">
            <text:p>1.5937e-05</text:p>
          </table:table-cell>
          <table:table-cell office:value-type="float" office:value="0.0022393">
            <text:p>0.0022393</text:p>
          </table:table-cell>
          <table:table-cell table:style-name="ce1" office:value-type="string">
            <text:p>9.5031e-18</text:p>
          </table:table-cell>
          <table:table-cell table:style-name="ce1" office:value-type="string">
            <text:p>4.9481e-12</text:p>
          </table:table-cell>
          <table:table-cell table:style-name="ce1" office:value-type="string">
            <text:p>2.8459e-16</text:p>
          </table:table-cell>
          <table:table-cell table:style-name="ce1" office:value-type="string">
            <text:p>1.0413e-14</text:p>
          </table:table-cell>
        </table:table-row>
        <table:table-row table:style-name="ro2">
          <table:table-cell office:value-type="float" office:value="2290.702">
            <text:p>2290.702</text:p>
          </table:table-cell>
          <table:table-cell table:formula="of:=[.M231]*1000000" office:value-type="float" office:value="247.89">
            <text:p>247.89</text:p>
          </table:table-cell>
          <table:table-cell table:formula="of:=[.N231]*1000000" office:value-type="float" office:value="27.255">
            <text:p>27.255</text:p>
          </table:table-cell>
          <table:table-cell table:formula="of:=[.O231]*1000000" office:value-type="float" office:value="7.3828">
            <text:p>7.3828</text:p>
          </table:table-cell>
          <table:table-cell table:formula="of:=[.P231]*1000000" office:value-type="float" office:value="0.013668">
            <text:p>0.013668</text:p>
          </table:table-cell>
          <table:table-cell table:formula="of:=[.Q231]*1000000" office:value-type="float" office:value="3.8365">
            <text:p>3.8365</text:p>
          </table:table-cell>
          <table:table-cell table:formula="of:=[.R231]*1000000" office:value-type="float" office:value="2.8935">
            <text:p>2.8935</text:p>
          </table:table-cell>
          <table:table-cell table:formula="of:=[.S231]*1000000" office:value-type="float" office:value="16.001">
            <text:p>16.001</text:p>
          </table:table-cell>
          <table:table-cell table:formula="of:=[.T231]*1000000" office:value-type="float" office:value="2237.4">
            <text:p>2237.4</text:p>
          </table:table-cell>
          <table:table-cell table:formula="of:=[.U231]*1000000000000" office:value-type="float" office:value="0.0000093026">
            <text:p>9.3026E-006</text:p>
          </table:table-cell>
          <table:table-cell table:formula="of:=[.V231]*1000000000000" office:value-type="float" office:value="4.9014">
            <text:p>4.9014</text:p>
          </table:table-cell>
          <table:table-cell table:formula="of:=([.W231]+[.X231])*1000000000000" office:value-type="float" office:value="0.01059384">
            <text:p>0.01059384</text:p>
          </table:table-cell>
          <table:table-cell office:value-type="float" office:value="0.00024789">
            <text:p>0.00024789</text:p>
          </table:table-cell>
          <table:table-cell table:style-name="ce1" office:value-type="string">
            <text:p>2.7255e-05</text:p>
          </table:table-cell>
          <table:table-cell table:style-name="ce1" office:value-type="string">
            <text:p>7.3828e-06</text:p>
          </table:table-cell>
          <table:table-cell table:style-name="ce1" office:value-type="string">
            <text:p>1.3668e-08</text:p>
          </table:table-cell>
          <table:table-cell table:style-name="ce1" office:value-type="string">
            <text:p>3.8365e-06</text:p>
          </table:table-cell>
          <table:table-cell table:style-name="ce1" office:value-type="string">
            <text:p>2.8935e-06</text:p>
          </table:table-cell>
          <table:table-cell table:style-name="ce1" office:value-type="string">
            <text:p>1.6001e-05</text:p>
          </table:table-cell>
          <table:table-cell office:value-type="float" office:value="0.0022374">
            <text:p>0.0022374</text:p>
          </table:table-cell>
          <table:table-cell table:style-name="ce1" office:value-type="string">
            <text:p>9.3026e-18</text:p>
          </table:table-cell>
          <table:table-cell table:style-name="ce1" office:value-type="string">
            <text:p>4.9014e-12</text:p>
          </table:table-cell>
          <table:table-cell table:style-name="ce1" office:value-type="string">
            <text:p>2.8184e-16</text:p>
          </table:table-cell>
          <table:table-cell table:style-name="ce1" office:value-type="string">
            <text:p>1.0312e-14</text:p>
          </table:table-cell>
        </table:table-row>
        <table:table-row table:style-name="ro2">
          <table:table-cell office:value-type="float" office:value="2300.702">
            <text:p>2300.702</text:p>
          </table:table-cell>
          <table:table-cell table:formula="of:=[.M232]*1000000" office:value-type="float" office:value="246.44">
            <text:p>246.44</text:p>
          </table:table-cell>
          <table:table-cell table:formula="of:=[.N232]*1000000" office:value-type="float" office:value="26.975">
            <text:p>26.975</text:p>
          </table:table-cell>
          <table:table-cell table:formula="of:=[.O232]*1000000" office:value-type="float" office:value="7.3286">
            <text:p>7.3286</text:p>
          </table:table-cell>
          <table:table-cell table:formula="of:=[.P232]*1000000" office:value-type="float" office:value="0.013679">
            <text:p>0.013679</text:p>
          </table:table-cell>
          <table:table-cell table:formula="of:=[.Q232]*1000000" office:value-type="float" office:value="3.8268">
            <text:p>3.8268</text:p>
          </table:table-cell>
          <table:table-cell table:formula="of:=[.R232]*1000000" office:value-type="float" office:value="2.8725">
            <text:p>2.8725</text:p>
          </table:table-cell>
          <table:table-cell table:formula="of:=[.S232]*1000000" office:value-type="float" office:value="16.064">
            <text:p>16.064</text:p>
          </table:table-cell>
          <table:table-cell table:formula="of:=[.T232]*1000000" office:value-type="float" office:value="2235.5">
            <text:p>2235.5</text:p>
          </table:table-cell>
          <table:table-cell table:formula="of:=[.U232]*1000000000000" office:value-type="float" office:value="0.0000091083">
            <text:p>9.1083E-006</text:p>
          </table:table-cell>
          <table:table-cell table:formula="of:=[.V232]*1000000000000" office:value-type="float" office:value="4.8548">
            <text:p>4.8548</text:p>
          </table:table-cell>
          <table:table-cell table:formula="of:=([.W232]+[.X232])*1000000000000" office:value-type="float" office:value="0.01049213">
            <text:p>0.01049213</text:p>
          </table:table-cell>
          <table:table-cell office:value-type="float" office:value="0.00024644">
            <text:p>0.00024644</text:p>
          </table:table-cell>
          <table:table-cell table:style-name="ce1" office:value-type="string">
            <text:p>2.6975e-05</text:p>
          </table:table-cell>
          <table:table-cell table:style-name="ce1" office:value-type="string">
            <text:p>7.3286e-06</text:p>
          </table:table-cell>
          <table:table-cell table:style-name="ce1" office:value-type="string">
            <text:p>1.3679e-08</text:p>
          </table:table-cell>
          <table:table-cell table:style-name="ce1" office:value-type="string">
            <text:p>3.8268e-06</text:p>
          </table:table-cell>
          <table:table-cell table:style-name="ce1" office:value-type="string">
            <text:p>2.8725e-06</text:p>
          </table:table-cell>
          <table:table-cell table:style-name="ce1" office:value-type="string">
            <text:p>1.6064e-05</text:p>
          </table:table-cell>
          <table:table-cell office:value-type="float" office:value="0.0022355">
            <text:p>0.0022355</text:p>
          </table:table-cell>
          <table:table-cell table:style-name="ce1" office:value-type="string">
            <text:p>9.1083e-18</text:p>
          </table:table-cell>
          <table:table-cell table:style-name="ce1" office:value-type="string">
            <text:p>4.8548e-12</text:p>
          </table:table-cell>
          <table:table-cell table:style-name="ce1" office:value-type="string">
            <text:p>2.7913e-16</text:p>
          </table:table-cell>
          <table:table-cell table:style-name="ce1" office:value-type="string">
            <text:p>1.0213e-14</text:p>
          </table:table-cell>
        </table:table-row>
        <table:table-row table:style-name="ro2">
          <table:table-cell office:value-type="float" office:value="2310.702">
            <text:p>2310.702</text:p>
          </table:table-cell>
          <table:table-cell table:formula="of:=[.M233]*1000000" office:value-type="float" office:value="245.02">
            <text:p>245.02</text:p>
          </table:table-cell>
          <table:table-cell table:formula="of:=[.N233]*1000000" office:value-type="float" office:value="26.697">
            <text:p>26.697</text:p>
          </table:table-cell>
          <table:table-cell table:formula="of:=[.O233]*1000000" office:value-type="float" office:value="7.2747">
            <text:p>7.2747</text:p>
          </table:table-cell>
          <table:table-cell table:formula="of:=[.P233]*1000000" office:value-type="float" office:value="0.013691">
            <text:p>0.013691</text:p>
          </table:table-cell>
          <table:table-cell table:formula="of:=[.Q233]*1000000" office:value-type="float" office:value="3.8173">
            <text:p>3.8173</text:p>
          </table:table-cell>
          <table:table-cell table:formula="of:=[.R233]*1000000" office:value-type="float" office:value="2.8516">
            <text:p>2.8516</text:p>
          </table:table-cell>
          <table:table-cell table:formula="of:=[.S233]*1000000" office:value-type="float" office:value="16.127">
            <text:p>16.127</text:p>
          </table:table-cell>
          <table:table-cell table:formula="of:=[.T233]*1000000" office:value-type="float" office:value="2233.7">
            <text:p>2233.7</text:p>
          </table:table-cell>
          <table:table-cell table:formula="of:=[.U233]*1000000000000" office:value-type="float" office:value="0.0000089199">
            <text:p>8.9199E-006</text:p>
          </table:table-cell>
          <table:table-cell table:formula="of:=[.V233]*1000000000000" office:value-type="float" office:value="4.8083">
            <text:p>4.8083</text:p>
          </table:table-cell>
          <table:table-cell table:formula="of:=([.W233]+[.X233])*1000000000000" office:value-type="float" office:value="0.01039145">
            <text:p>0.01039145</text:p>
          </table:table-cell>
          <table:table-cell office:value-type="float" office:value="0.00024502">
            <text:p>0.00024502</text:p>
          </table:table-cell>
          <table:table-cell table:style-name="ce1" office:value-type="string">
            <text:p>2.6697e-05</text:p>
          </table:table-cell>
          <table:table-cell table:style-name="ce1" office:value-type="string">
            <text:p>7.2747e-06</text:p>
          </table:table-cell>
          <table:table-cell table:style-name="ce1" office:value-type="string">
            <text:p>1.3691e-08</text:p>
          </table:table-cell>
          <table:table-cell table:style-name="ce1" office:value-type="string">
            <text:p>3.8173e-06</text:p>
          </table:table-cell>
          <table:table-cell table:style-name="ce1" office:value-type="string">
            <text:p>2.8516e-06</text:p>
          </table:table-cell>
          <table:table-cell table:style-name="ce1" office:value-type="string">
            <text:p>1.6127e-05</text:p>
          </table:table-cell>
          <table:table-cell office:value-type="float" office:value="0.0022337">
            <text:p>0.0022337</text:p>
          </table:table-cell>
          <table:table-cell table:style-name="ce1" office:value-type="string">
            <text:p>8.9199e-18</text:p>
          </table:table-cell>
          <table:table-cell table:style-name="ce1" office:value-type="string">
            <text:p>4.8083e-12</text:p>
          </table:table-cell>
          <table:table-cell table:style-name="ce1" office:value-type="string">
            <text:p>2.7645e-16</text:p>
          </table:table-cell>
          <table:table-cell table:style-name="ce1" office:value-type="string">
            <text:p>1.0115e-14</text:p>
          </table:table-cell>
        </table:table-row>
        <table:table-row table:style-name="ro2">
          <table:table-cell office:value-type="float" office:value="2320.702">
            <text:p>2320.702</text:p>
          </table:table-cell>
          <table:table-cell table:formula="of:=[.M234]*1000000" office:value-type="float" office:value="243.61">
            <text:p>243.61</text:p>
          </table:table-cell>
          <table:table-cell table:formula="of:=[.N234]*1000000" office:value-type="float" office:value="26.42">
            <text:p>26.42</text:p>
          </table:table-cell>
          <table:table-cell table:formula="of:=[.O234]*1000000" office:value-type="float" office:value="7.2211">
            <text:p>7.2211</text:p>
          </table:table-cell>
          <table:table-cell table:formula="of:=[.P234]*1000000" office:value-type="float" office:value="0.013702">
            <text:p>0.013702</text:p>
          </table:table-cell>
          <table:table-cell table:formula="of:=[.Q234]*1000000" office:value-type="float" office:value="3.8079">
            <text:p>3.8079</text:p>
          </table:table-cell>
          <table:table-cell table:formula="of:=[.R234]*1000000" office:value-type="float" office:value="2.8309">
            <text:p>2.8309</text:p>
          </table:table-cell>
          <table:table-cell table:formula="of:=[.S234]*1000000" office:value-type="float" office:value="16.19">
            <text:p>16.19</text:p>
          </table:table-cell>
          <table:table-cell table:formula="of:=[.T234]*1000000" office:value-type="float" office:value="2231.9">
            <text:p>2231.9</text:p>
          </table:table-cell>
          <table:table-cell table:formula="of:=[.U234]*1000000000000" office:value-type="float" office:value="0.0000087373">
            <text:p>8.7373E-006</text:p>
          </table:table-cell>
          <table:table-cell table:formula="of:=[.V234]*1000000000000" office:value-type="float" office:value="4.7617">
            <text:p>4.7617</text:p>
          </table:table-cell>
          <table:table-cell table:formula="of:=([.W234]+[.X234])*1000000000000" office:value-type="float" office:value="0.01029181">
            <text:p>0.01029181</text:p>
          </table:table-cell>
          <table:table-cell office:value-type="float" office:value="0.00024361">
            <text:p>0.00024361</text:p>
          </table:table-cell>
          <table:table-cell table:style-name="ce1" office:value-type="string">
            <text:p>2.642e-05</text:p>
          </table:table-cell>
          <table:table-cell table:style-name="ce1" office:value-type="string">
            <text:p>7.2211e-06</text:p>
          </table:table-cell>
          <table:table-cell table:style-name="ce1" office:value-type="string">
            <text:p>1.3702e-08</text:p>
          </table:table-cell>
          <table:table-cell table:style-name="ce1" office:value-type="string">
            <text:p>3.8079e-06</text:p>
          </table:table-cell>
          <table:table-cell table:style-name="ce1" office:value-type="string">
            <text:p>2.8309e-06</text:p>
          </table:table-cell>
          <table:table-cell table:style-name="ce1" office:value-type="string">
            <text:p>1.619e-05</text:p>
          </table:table-cell>
          <table:table-cell office:value-type="float" office:value="0.0022319">
            <text:p>0.0022319</text:p>
          </table:table-cell>
          <table:table-cell table:style-name="ce1" office:value-type="string">
            <text:p>8.7373e-18</text:p>
          </table:table-cell>
          <table:table-cell table:style-name="ce1" office:value-type="string">
            <text:p>4.7617e-12</text:p>
          </table:table-cell>
          <table:table-cell table:style-name="ce1" office:value-type="string">
            <text:p>2.7381e-16</text:p>
          </table:table-cell>
          <table:table-cell table:style-name="ce1" office:value-type="string">
            <text:p>1.0018e-14</text:p>
          </table:table-cell>
        </table:table-row>
        <table:table-row table:style-name="ro2">
          <table:table-cell office:value-type="float" office:value="2330.702">
            <text:p>2330.702</text:p>
          </table:table-cell>
          <table:table-cell table:formula="of:=[.M235]*1000000" office:value-type="float" office:value="242.21">
            <text:p>242.21</text:p>
          </table:table-cell>
          <table:table-cell table:formula="of:=[.N235]*1000000" office:value-type="float" office:value="26.145">
            <text:p>26.145</text:p>
          </table:table-cell>
          <table:table-cell table:formula="of:=[.O235]*1000000" office:value-type="float" office:value="7.1678">
            <text:p>7.1678</text:p>
          </table:table-cell>
          <table:table-cell table:formula="of:=[.P235]*1000000" office:value-type="float" office:value="0.013712">
            <text:p>0.013712</text:p>
          </table:table-cell>
          <table:table-cell table:formula="of:=[.Q235]*1000000" office:value-type="float" office:value="3.7986">
            <text:p>3.7986</text:p>
          </table:table-cell>
          <table:table-cell table:formula="of:=[.R235]*1000000" office:value-type="float" office:value="2.8103">
            <text:p>2.8103</text:p>
          </table:table-cell>
          <table:table-cell table:formula="of:=[.S235]*1000000" office:value-type="float" office:value="16.252">
            <text:p>16.252</text:p>
          </table:table-cell>
          <table:table-cell table:formula="of:=[.T235]*1000000" office:value-type="float" office:value="2230.1">
            <text:p>2230.1</text:p>
          </table:table-cell>
          <table:table-cell table:formula="of:=[.U235]*1000000000000" office:value-type="float" office:value="0.0000085602">
            <text:p>8.5602E-006</text:p>
          </table:table-cell>
          <table:table-cell table:formula="of:=[.V235]*1000000000000" office:value-type="float" office:value="4.7153">
            <text:p>4.7153</text:p>
          </table:table-cell>
          <table:table-cell table:formula="of:=([.W235]+[.X235])*1000000000000" office:value-type="float" office:value="0.01019379">
            <text:p>0.01019379</text:p>
          </table:table-cell>
          <table:table-cell office:value-type="float" office:value="0.00024221">
            <text:p>0.00024221</text:p>
          </table:table-cell>
          <table:table-cell table:style-name="ce1" office:value-type="string">
            <text:p>2.6145e-05</text:p>
          </table:table-cell>
          <table:table-cell table:style-name="ce1" office:value-type="string">
            <text:p>7.1678e-06</text:p>
          </table:table-cell>
          <table:table-cell table:style-name="ce1" office:value-type="string">
            <text:p>1.3712e-08</text:p>
          </table:table-cell>
          <table:table-cell table:style-name="ce1" office:value-type="string">
            <text:p>3.7986e-06</text:p>
          </table:table-cell>
          <table:table-cell table:style-name="ce1" office:value-type="string">
            <text:p>2.8103e-06</text:p>
          </table:table-cell>
          <table:table-cell table:style-name="ce1" office:value-type="string">
            <text:p>1.6252e-05</text:p>
          </table:table-cell>
          <table:table-cell office:value-type="float" office:value="0.0022301">
            <text:p>0.0022301</text:p>
          </table:table-cell>
          <table:table-cell table:style-name="ce1" office:value-type="string">
            <text:p>8.5602e-18</text:p>
          </table:table-cell>
          <table:table-cell table:style-name="ce1" office:value-type="string">
            <text:p>4.7153e-12</text:p>
          </table:table-cell>
          <table:table-cell table:style-name="ce1" office:value-type="string">
            <text:p>2.7119e-16</text:p>
          </table:table-cell>
          <table:table-cell table:style-name="ce1" office:value-type="string">
            <text:p>9.9226e-15</text:p>
          </table:table-cell>
        </table:table-row>
        <table:table-row table:style-name="ro2">
          <table:table-cell office:value-type="float" office:value="2340.702">
            <text:p>2340.702</text:p>
          </table:table-cell>
          <table:table-cell table:formula="of:=[.M236]*1000000" office:value-type="float" office:value="240.83">
            <text:p>240.83</text:p>
          </table:table-cell>
          <table:table-cell table:formula="of:=[.N236]*1000000" office:value-type="float" office:value="25.871">
            <text:p>25.871</text:p>
          </table:table-cell>
          <table:table-cell table:formula="of:=[.O236]*1000000" office:value-type="float" office:value="7.1149">
            <text:p>7.1149</text:p>
          </table:table-cell>
          <table:table-cell table:formula="of:=[.P236]*1000000" office:value-type="float" office:value="0.013723">
            <text:p>0.013723</text:p>
          </table:table-cell>
          <table:table-cell table:formula="of:=[.Q236]*1000000" office:value-type="float" office:value="3.7895">
            <text:p>3.7895</text:p>
          </table:table-cell>
          <table:table-cell table:formula="of:=[.R236]*1000000" office:value-type="float" office:value="2.7898">
            <text:p>2.7898</text:p>
          </table:table-cell>
          <table:table-cell table:formula="of:=[.S236]*1000000" office:value-type="float" office:value="16.314">
            <text:p>16.314</text:p>
          </table:table-cell>
          <table:table-cell table:formula="of:=[.T236]*1000000" office:value-type="float" office:value="2228.3">
            <text:p>2228.3</text:p>
          </table:table-cell>
          <table:table-cell table:formula="of:=[.U236]*1000000000000" office:value-type="float" office:value="0.0000083885">
            <text:p>8.3885E-006</text:p>
          </table:table-cell>
          <table:table-cell table:formula="of:=[.V236]*1000000000000" office:value-type="float" office:value="4.6688">
            <text:p>4.6688</text:p>
          </table:table-cell>
          <table:table-cell table:formula="of:=([.W236]+[.X236])*1000000000000" office:value-type="float" office:value="0.01009671">
            <text:p>0.01009671</text:p>
          </table:table-cell>
          <table:table-cell office:value-type="float" office:value="0.00024083">
            <text:p>0.00024083</text:p>
          </table:table-cell>
          <table:table-cell table:style-name="ce1" office:value-type="string">
            <text:p>2.5871e-05</text:p>
          </table:table-cell>
          <table:table-cell table:style-name="ce1" office:value-type="string">
            <text:p>7.1149e-06</text:p>
          </table:table-cell>
          <table:table-cell table:style-name="ce1" office:value-type="string">
            <text:p>1.3723e-08</text:p>
          </table:table-cell>
          <table:table-cell table:style-name="ce1" office:value-type="string">
            <text:p>3.7895e-06</text:p>
          </table:table-cell>
          <table:table-cell table:style-name="ce1" office:value-type="string">
            <text:p>2.7898e-06</text:p>
          </table:table-cell>
          <table:table-cell table:style-name="ce1" office:value-type="string">
            <text:p>1.6314e-05</text:p>
          </table:table-cell>
          <table:table-cell office:value-type="float" office:value="0.0022283">
            <text:p>0.0022283</text:p>
          </table:table-cell>
          <table:table-cell table:style-name="ce1" office:value-type="string">
            <text:p>8.3885e-18</text:p>
          </table:table-cell>
          <table:table-cell table:style-name="ce1" office:value-type="string">
            <text:p>4.6688e-12</text:p>
          </table:table-cell>
          <table:table-cell table:style-name="ce1" office:value-type="string">
            <text:p>2.6861e-16</text:p>
          </table:table-cell>
          <table:table-cell table:style-name="ce1" office:value-type="string">
            <text:p>9.8281e-15</text:p>
          </table:table-cell>
        </table:table-row>
        <table:table-row table:style-name="ro2">
          <table:table-cell office:value-type="float" office:value="2350.702">
            <text:p>2350.702</text:p>
          </table:table-cell>
          <table:table-cell table:formula="of:=[.M237]*1000000" office:value-type="float" office:value="239.47">
            <text:p>239.47</text:p>
          </table:table-cell>
          <table:table-cell table:formula="of:=[.N237]*1000000" office:value-type="float" office:value="25.599">
            <text:p>25.599</text:p>
          </table:table-cell>
          <table:table-cell table:formula="of:=[.O237]*1000000" office:value-type="float" office:value="7.0623">
            <text:p>7.0623</text:p>
          </table:table-cell>
          <table:table-cell table:formula="of:=[.P237]*1000000" office:value-type="float" office:value="0.013734">
            <text:p>0.013734</text:p>
          </table:table-cell>
          <table:table-cell table:formula="of:=[.Q237]*1000000" office:value-type="float" office:value="3.7805">
            <text:p>3.7805</text:p>
          </table:table-cell>
          <table:table-cell table:formula="of:=[.R237]*1000000" office:value-type="float" office:value="2.7694">
            <text:p>2.7694</text:p>
          </table:table-cell>
          <table:table-cell table:formula="of:=[.S237]*1000000" office:value-type="float" office:value="16.375">
            <text:p>16.375</text:p>
          </table:table-cell>
          <table:table-cell table:formula="of:=[.T237]*1000000" office:value-type="float" office:value="2226.5">
            <text:p>2226.5</text:p>
          </table:table-cell>
          <table:table-cell table:formula="of:=[.U237]*1000000000000" office:value-type="float" office:value="0.0000082221">
            <text:p>8.2221E-006</text:p>
          </table:table-cell>
          <table:table-cell table:formula="of:=[.V237]*1000000000000" office:value-type="float" office:value="4.6225">
            <text:p>4.6225</text:p>
          </table:table-cell>
          <table:table-cell table:formula="of:=([.W237]+[.X237])*1000000000000" office:value-type="float" office:value="0.01000075">
            <text:p>0.01000075</text:p>
          </table:table-cell>
          <table:table-cell office:value-type="float" office:value="0.00023947">
            <text:p>0.00023947</text:p>
          </table:table-cell>
          <table:table-cell table:style-name="ce1" office:value-type="string">
            <text:p>2.5599e-05</text:p>
          </table:table-cell>
          <table:table-cell table:style-name="ce1" office:value-type="string">
            <text:p>7.0623e-06</text:p>
          </table:table-cell>
          <table:table-cell table:style-name="ce1" office:value-type="string">
            <text:p>1.3734e-08</text:p>
          </table:table-cell>
          <table:table-cell table:style-name="ce1" office:value-type="string">
            <text:p>3.7805e-06</text:p>
          </table:table-cell>
          <table:table-cell table:style-name="ce1" office:value-type="string">
            <text:p>2.7694e-06</text:p>
          </table:table-cell>
          <table:table-cell table:style-name="ce1" office:value-type="string">
            <text:p>1.6375e-05</text:p>
          </table:table-cell>
          <table:table-cell office:value-type="float" office:value="0.0022265">
            <text:p>0.0022265</text:p>
          </table:table-cell>
          <table:table-cell table:style-name="ce1" office:value-type="string">
            <text:p>8.2221e-18</text:p>
          </table:table-cell>
          <table:table-cell table:style-name="ce1" office:value-type="string">
            <text:p>4.6225e-12</text:p>
          </table:table-cell>
          <table:table-cell table:style-name="ce1" office:value-type="string">
            <text:p>2.6605e-16</text:p>
          </table:table-cell>
          <table:table-cell table:style-name="ce1" office:value-type="string">
            <text:p>9.7347e-15</text:p>
          </table:table-cell>
        </table:table-row>
        <table:table-row table:style-name="ro2">
          <table:table-cell office:value-type="float" office:value="2360.702">
            <text:p>2360.702</text:p>
          </table:table-cell>
          <table:table-cell table:formula="of:=[.M238]*1000000" office:value-type="float" office:value="238.12">
            <text:p>238.12</text:p>
          </table:table-cell>
          <table:table-cell table:formula="of:=[.N238]*1000000" office:value-type="float" office:value="25.328">
            <text:p>25.328</text:p>
          </table:table-cell>
          <table:table-cell table:formula="of:=[.O238]*1000000" office:value-type="float" office:value="7.01">
            <text:p>7.01</text:p>
          </table:table-cell>
          <table:table-cell table:formula="of:=[.P238]*1000000" office:value-type="float" office:value="0.013744">
            <text:p>0.013744</text:p>
          </table:table-cell>
          <table:table-cell table:formula="of:=[.Q238]*1000000" office:value-type="float" office:value="3.7716">
            <text:p>3.7716</text:p>
          </table:table-cell>
          <table:table-cell table:formula="of:=[.R238]*1000000" office:value-type="float" office:value="2.7492">
            <text:p>2.7492</text:p>
          </table:table-cell>
          <table:table-cell table:formula="of:=[.S238]*1000000" office:value-type="float" office:value="16.436">
            <text:p>16.436</text:p>
          </table:table-cell>
          <table:table-cell table:formula="of:=[.T238]*1000000" office:value-type="float" office:value="2224.8">
            <text:p>2224.8</text:p>
          </table:table-cell>
          <table:table-cell table:formula="of:=[.U238]*1000000000000" office:value-type="float" office:value="0.0000080607">
            <text:p>8.0607E-006</text:p>
          </table:table-cell>
          <table:table-cell table:formula="of:=[.V238]*1000000000000" office:value-type="float" office:value="4.5761">
            <text:p>4.5761</text:p>
          </table:table-cell>
          <table:table-cell table:formula="of:=([.W238]+[.X238])*1000000000000" office:value-type="float" office:value="0.00990583">
            <text:p>0.00990583</text:p>
          </table:table-cell>
          <table:table-cell office:value-type="float" office:value="0.00023812">
            <text:p>0.00023812</text:p>
          </table:table-cell>
          <table:table-cell table:style-name="ce1" office:value-type="string">
            <text:p>2.5328e-05</text:p>
          </table:table-cell>
          <table:table-cell table:style-name="ce1" office:value-type="string">
            <text:p>7.01e-06</text:p>
          </table:table-cell>
          <table:table-cell table:style-name="ce1" office:value-type="string">
            <text:p>1.3744e-08</text:p>
          </table:table-cell>
          <table:table-cell table:style-name="ce1" office:value-type="string">
            <text:p>3.7716e-06</text:p>
          </table:table-cell>
          <table:table-cell table:style-name="ce1" office:value-type="string">
            <text:p>2.7492e-06</text:p>
          </table:table-cell>
          <table:table-cell table:style-name="ce1" office:value-type="string">
            <text:p>1.6436e-05</text:p>
          </table:table-cell>
          <table:table-cell office:value-type="float" office:value="0.0022248">
            <text:p>0.0022248</text:p>
          </table:table-cell>
          <table:table-cell table:style-name="ce1" office:value-type="string">
            <text:p>8.0607e-18</text:p>
          </table:table-cell>
          <table:table-cell table:style-name="ce1" office:value-type="string">
            <text:p>4.5761e-12</text:p>
          </table:table-cell>
          <table:table-cell table:style-name="ce1" office:value-type="string">
            <text:p>2.6353e-16</text:p>
          </table:table-cell>
          <table:table-cell table:style-name="ce1" office:value-type="string">
            <text:p>9.6423e-15</text:p>
          </table:table-cell>
        </table:table-row>
        <table:table-row table:style-name="ro2">
          <table:table-cell office:value-type="float" office:value="2370.702">
            <text:p>2370.702</text:p>
          </table:table-cell>
          <table:table-cell table:formula="of:=[.M239]*1000000" office:value-type="float" office:value="236.79">
            <text:p>236.79</text:p>
          </table:table-cell>
          <table:table-cell table:formula="of:=[.N239]*1000000" office:value-type="float" office:value="25.058">
            <text:p>25.058</text:p>
          </table:table-cell>
          <table:table-cell table:formula="of:=[.O239]*1000000" office:value-type="float" office:value="6.958">
            <text:p>6.958</text:p>
          </table:table-cell>
          <table:table-cell table:formula="of:=[.P239]*1000000" office:value-type="float" office:value="0.013754">
            <text:p>0.013754</text:p>
          </table:table-cell>
          <table:table-cell table:formula="of:=[.Q239]*1000000" office:value-type="float" office:value="3.7629">
            <text:p>3.7629</text:p>
          </table:table-cell>
          <table:table-cell table:formula="of:=[.R239]*1000000" office:value-type="float" office:value="2.7291">
            <text:p>2.7291</text:p>
          </table:table-cell>
          <table:table-cell table:formula="of:=[.S239]*1000000" office:value-type="float" office:value="16.497">
            <text:p>16.497</text:p>
          </table:table-cell>
          <table:table-cell table:formula="of:=[.T239]*1000000" office:value-type="float" office:value="2223.1">
            <text:p>2223.1</text:p>
          </table:table-cell>
          <table:table-cell table:formula="of:=[.U239]*1000000000000" office:value-type="float" office:value="0.0000079043">
            <text:p>7.9043E-006</text:p>
          </table:table-cell>
          <table:table-cell table:formula="of:=[.V239]*1000000000000" office:value-type="float" office:value="4.5299">
            <text:p>4.5299</text:p>
          </table:table-cell>
          <table:table-cell table:formula="of:=([.W239]+[.X239])*1000000000000" office:value-type="float" office:value="0.00981213">
            <text:p>0.00981213</text:p>
          </table:table-cell>
          <table:table-cell office:value-type="float" office:value="0.00023679">
            <text:p>0.00023679</text:p>
          </table:table-cell>
          <table:table-cell table:style-name="ce1" office:value-type="string">
            <text:p>2.5058e-05</text:p>
          </table:table-cell>
          <table:table-cell table:style-name="ce1" office:value-type="string">
            <text:p>6.958e-06</text:p>
          </table:table-cell>
          <table:table-cell table:style-name="ce1" office:value-type="string">
            <text:p>1.3754e-08</text:p>
          </table:table-cell>
          <table:table-cell table:style-name="ce1" office:value-type="string">
            <text:p>3.7629e-06</text:p>
          </table:table-cell>
          <table:table-cell table:style-name="ce1" office:value-type="string">
            <text:p>2.7291e-06</text:p>
          </table:table-cell>
          <table:table-cell table:style-name="ce1" office:value-type="string">
            <text:p>1.6497e-05</text:p>
          </table:table-cell>
          <table:table-cell office:value-type="float" office:value="0.0022231">
            <text:p>0.0022231</text:p>
          </table:table-cell>
          <table:table-cell table:style-name="ce1" office:value-type="string">
            <text:p>7.9043e-18</text:p>
          </table:table-cell>
          <table:table-cell table:style-name="ce1" office:value-type="string">
            <text:p>4.5299e-12</text:p>
          </table:table-cell>
          <table:table-cell table:style-name="ce1" office:value-type="string">
            <text:p>2.6103e-16</text:p>
          </table:table-cell>
          <table:table-cell table:style-name="ce1" office:value-type="string">
            <text:p>9.5511e-15</text:p>
          </table:table-cell>
        </table:table-row>
        <table:table-row table:style-name="ro2">
          <table:table-cell office:value-type="float" office:value="2380.702">
            <text:p>2380.702</text:p>
          </table:table-cell>
          <table:table-cell table:formula="of:=[.M240]*1000000" office:value-type="float" office:value="235.47">
            <text:p>235.47</text:p>
          </table:table-cell>
          <table:table-cell table:formula="of:=[.N240]*1000000" office:value-type="float" office:value="24.79">
            <text:p>24.79</text:p>
          </table:table-cell>
          <table:table-cell table:formula="of:=[.O240]*1000000" office:value-type="float" office:value="6.9064">
            <text:p>6.9064</text:p>
          </table:table-cell>
          <table:table-cell table:formula="of:=[.P240]*1000000" office:value-type="float" office:value="0.013764">
            <text:p>0.013764</text:p>
          </table:table-cell>
          <table:table-cell table:formula="of:=[.Q240]*1000000" office:value-type="float" office:value="3.7543">
            <text:p>3.7543</text:p>
          </table:table-cell>
          <table:table-cell table:formula="of:=[.R240]*1000000" office:value-type="float" office:value="2.7092">
            <text:p>2.7092</text:p>
          </table:table-cell>
          <table:table-cell table:formula="of:=[.S240]*1000000" office:value-type="float" office:value="16.557">
            <text:p>16.557</text:p>
          </table:table-cell>
          <table:table-cell table:formula="of:=[.T240]*1000000" office:value-type="float" office:value="2221.4">
            <text:p>2221.4</text:p>
          </table:table-cell>
          <table:table-cell table:formula="of:=[.U240]*1000000000000" office:value-type="float" office:value="0.0000077526">
            <text:p>7.7526E-006</text:p>
          </table:table-cell>
          <table:table-cell table:formula="of:=[.V240]*1000000000000" office:value-type="float" office:value="4.4837">
            <text:p>4.4837</text:p>
          </table:table-cell>
          <table:table-cell table:formula="of:=([.W240]+[.X240])*1000000000000" office:value-type="float" office:value="0.00971947">
            <text:p>0.00971947</text:p>
          </table:table-cell>
          <table:table-cell office:value-type="float" office:value="0.00023547">
            <text:p>0.00023547</text:p>
          </table:table-cell>
          <table:table-cell table:style-name="ce1" office:value-type="string">
            <text:p>2.479e-05</text:p>
          </table:table-cell>
          <table:table-cell table:style-name="ce1" office:value-type="string">
            <text:p>6.9064e-06</text:p>
          </table:table-cell>
          <table:table-cell table:style-name="ce1" office:value-type="string">
            <text:p>1.3764e-08</text:p>
          </table:table-cell>
          <table:table-cell table:style-name="ce1" office:value-type="string">
            <text:p>3.7543e-06</text:p>
          </table:table-cell>
          <table:table-cell table:style-name="ce1" office:value-type="string">
            <text:p>2.7092e-06</text:p>
          </table:table-cell>
          <table:table-cell table:style-name="ce1" office:value-type="string">
            <text:p>1.6557e-05</text:p>
          </table:table-cell>
          <table:table-cell office:value-type="float" office:value="0.0022214">
            <text:p>0.0022214</text:p>
          </table:table-cell>
          <table:table-cell table:style-name="ce1" office:value-type="string">
            <text:p>7.7526e-18</text:p>
          </table:table-cell>
          <table:table-cell table:style-name="ce1" office:value-type="string">
            <text:p>4.4837e-12</text:p>
          </table:table-cell>
          <table:table-cell table:style-name="ce1" office:value-type="string">
            <text:p>2.5857e-16</text:p>
          </table:table-cell>
          <table:table-cell table:style-name="ce1" office:value-type="string">
            <text:p>9.4609e-15</text:p>
          </table:table-cell>
        </table:table-row>
        <table:table-row table:style-name="ro2">
          <table:table-cell office:value-type="float" office:value="2390.702">
            <text:p>2390.702</text:p>
          </table:table-cell>
          <table:table-cell table:formula="of:=[.M241]*1000000" office:value-type="float" office:value="234.17">
            <text:p>234.17</text:p>
          </table:table-cell>
          <table:table-cell table:formula="of:=[.N241]*1000000" office:value-type="float" office:value="24.524">
            <text:p>24.524</text:p>
          </table:table-cell>
          <table:table-cell table:formula="of:=[.O241]*1000000" office:value-type="float" office:value="6.8551">
            <text:p>6.8551</text:p>
          </table:table-cell>
          <table:table-cell table:formula="of:=[.P241]*1000000" office:value-type="float" office:value="0.013774">
            <text:p>0.013774</text:p>
          </table:table-cell>
          <table:table-cell table:formula="of:=[.Q241]*1000000" office:value-type="float" office:value="3.7458">
            <text:p>3.7458</text:p>
          </table:table-cell>
          <table:table-cell table:formula="of:=[.R241]*1000000" office:value-type="float" office:value="2.6893">
            <text:p>2.6893</text:p>
          </table:table-cell>
          <table:table-cell table:formula="of:=[.S241]*1000000" office:value-type="float" office:value="16.616">
            <text:p>16.616</text:p>
          </table:table-cell>
          <table:table-cell table:formula="of:=[.T241]*1000000" office:value-type="float" office:value="2219.7">
            <text:p>2219.7</text:p>
          </table:table-cell>
          <table:table-cell table:formula="of:=[.U241]*1000000000000" office:value-type="float" office:value="0.0000076056">
            <text:p>7.6056E-006</text:p>
          </table:table-cell>
          <table:table-cell table:formula="of:=[.V241]*1000000000000" office:value-type="float" office:value="4.4376">
            <text:p>4.4376</text:p>
          </table:table-cell>
          <table:table-cell table:formula="of:=([.W241]+[.X241])*1000000000000" office:value-type="float" office:value="0.00962793">
            <text:p>0.00962793</text:p>
          </table:table-cell>
          <table:table-cell office:value-type="float" office:value="0.00023417">
            <text:p>0.00023417</text:p>
          </table:table-cell>
          <table:table-cell table:style-name="ce1" office:value-type="string">
            <text:p>2.4524e-05</text:p>
          </table:table-cell>
          <table:table-cell table:style-name="ce1" office:value-type="string">
            <text:p>6.8551e-06</text:p>
          </table:table-cell>
          <table:table-cell table:style-name="ce1" office:value-type="string">
            <text:p>1.3774e-08</text:p>
          </table:table-cell>
          <table:table-cell table:style-name="ce1" office:value-type="string">
            <text:p>3.7458e-06</text:p>
          </table:table-cell>
          <table:table-cell table:style-name="ce1" office:value-type="string">
            <text:p>2.6893e-06</text:p>
          </table:table-cell>
          <table:table-cell table:style-name="ce1" office:value-type="string">
            <text:p>1.6616e-05</text:p>
          </table:table-cell>
          <table:table-cell office:value-type="float" office:value="0.0022197">
            <text:p>0.0022197</text:p>
          </table:table-cell>
          <table:table-cell table:style-name="ce1" office:value-type="string">
            <text:p>7.6056e-18</text:p>
          </table:table-cell>
          <table:table-cell table:style-name="ce1" office:value-type="string">
            <text:p>4.4376e-12</text:p>
          </table:table-cell>
          <table:table-cell table:style-name="ce1" office:value-type="string">
            <text:p>2.5613e-16</text:p>
          </table:table-cell>
          <table:table-cell table:style-name="ce1" office:value-type="string">
            <text:p>9.3718e-15</text:p>
          </table:table-cell>
        </table:table-row>
        <table:table-row table:style-name="ro2">
          <table:table-cell office:value-type="float" office:value="2400.702">
            <text:p>2400.702</text:p>
          </table:table-cell>
          <table:table-cell table:formula="of:=[.M242]*1000000" office:value-type="float" office:value="232.88">
            <text:p>232.88</text:p>
          </table:table-cell>
          <table:table-cell table:formula="of:=[.N242]*1000000" office:value-type="float" office:value="24.258">
            <text:p>24.258</text:p>
          </table:table-cell>
          <table:table-cell table:formula="of:=[.O242]*1000000" office:value-type="float" office:value="6.8041">
            <text:p>6.8041</text:p>
          </table:table-cell>
          <table:table-cell table:formula="of:=[.P242]*1000000" office:value-type="float" office:value="0.013784">
            <text:p>0.013784</text:p>
          </table:table-cell>
          <table:table-cell table:formula="of:=[.Q242]*1000000" office:value-type="float" office:value="3.7374">
            <text:p>3.7374</text:p>
          </table:table-cell>
          <table:table-cell table:formula="of:=[.R242]*1000000" office:value-type="float" office:value="2.6696">
            <text:p>2.6696</text:p>
          </table:table-cell>
          <table:table-cell table:formula="of:=[.S242]*1000000" office:value-type="float" office:value="16.675">
            <text:p>16.675</text:p>
          </table:table-cell>
          <table:table-cell table:formula="of:=[.T242]*1000000" office:value-type="float" office:value="2218">
            <text:p>2218</text:p>
          </table:table-cell>
          <table:table-cell table:formula="of:=[.U242]*1000000000000" office:value-type="float" office:value="0.000007463">
            <text:p>0.000007463</text:p>
          </table:table-cell>
          <table:table-cell table:formula="of:=[.V242]*1000000000000" office:value-type="float" office:value="4.3916">
            <text:p>4.3916</text:p>
          </table:table-cell>
          <table:table-cell table:formula="of:=([.W242]+[.X242])*1000000000000" office:value-type="float" office:value="0.00953753">
            <text:p>0.00953753</text:p>
          </table:table-cell>
          <table:table-cell office:value-type="float" office:value="0.00023288">
            <text:p>0.00023288</text:p>
          </table:table-cell>
          <table:table-cell table:style-name="ce1" office:value-type="string">
            <text:p>2.4258e-05</text:p>
          </table:table-cell>
          <table:table-cell table:style-name="ce1" office:value-type="string">
            <text:p>6.8041e-06</text:p>
          </table:table-cell>
          <table:table-cell table:style-name="ce1" office:value-type="string">
            <text:p>1.3784e-08</text:p>
          </table:table-cell>
          <table:table-cell table:style-name="ce1" office:value-type="string">
            <text:p>3.7374e-06</text:p>
          </table:table-cell>
          <table:table-cell table:style-name="ce1" office:value-type="string">
            <text:p>2.6696e-06</text:p>
          </table:table-cell>
          <table:table-cell table:style-name="ce1" office:value-type="string">
            <text:p>1.6675e-05</text:p>
          </table:table-cell>
          <table:table-cell office:value-type="float" office:value="0.002218">
            <text:p>0.002218</text:p>
          </table:table-cell>
          <table:table-cell table:style-name="ce1" office:value-type="string">
            <text:p>7.463e-18</text:p>
          </table:table-cell>
          <table:table-cell table:style-name="ce1" office:value-type="string">
            <text:p>4.3916e-12</text:p>
          </table:table-cell>
          <table:table-cell table:style-name="ce1" office:value-type="string">
            <text:p>2.5373e-16</text:p>
          </table:table-cell>
          <table:table-cell table:style-name="ce1" office:value-type="string">
            <text:p>9.2838e-15</text:p>
          </table:table-cell>
        </table:table-row>
        <table:table-row table:style-name="ro2">
          <table:table-cell office:value-type="float" office:value="2410.702">
            <text:p>2410.702</text:p>
          </table:table-cell>
          <table:table-cell table:formula="of:=[.M243]*1000000" office:value-type="float" office:value="231.61">
            <text:p>231.61</text:p>
          </table:table-cell>
          <table:table-cell table:formula="of:=[.N243]*1000000" office:value-type="float" office:value="23.994">
            <text:p>23.994</text:p>
          </table:table-cell>
          <table:table-cell table:formula="of:=[.O243]*1000000" office:value-type="float" office:value="6.7534">
            <text:p>6.7534</text:p>
          </table:table-cell>
          <table:table-cell table:formula="of:=[.P243]*1000000" office:value-type="float" office:value="0.013793">
            <text:p>0.013793</text:p>
          </table:table-cell>
          <table:table-cell table:formula="of:=[.Q243]*1000000" office:value-type="float" office:value="3.7292">
            <text:p>3.7292</text:p>
          </table:table-cell>
          <table:table-cell table:formula="of:=[.R243]*1000000" office:value-type="float" office:value="2.65">
            <text:p>2.65</text:p>
          </table:table-cell>
          <table:table-cell table:formula="of:=[.S243]*1000000" office:value-type="float" office:value="16.734">
            <text:p>16.734</text:p>
          </table:table-cell>
          <table:table-cell table:formula="of:=[.T243]*1000000" office:value-type="float" office:value="2216.3">
            <text:p>2216.3</text:p>
          </table:table-cell>
          <table:table-cell table:formula="of:=[.U243]*1000000000000" office:value-type="float" office:value="0.0000073248">
            <text:p>7.3248E-006</text:p>
          </table:table-cell>
          <table:table-cell table:formula="of:=[.V243]*1000000000000" office:value-type="float" office:value="4.3457">
            <text:p>4.3457</text:p>
          </table:table-cell>
          <table:table-cell table:formula="of:=([.W243]+[.X243])*1000000000000" office:value-type="float" office:value="0.00944815">
            <text:p>0.00944815</text:p>
          </table:table-cell>
          <table:table-cell office:value-type="float" office:value="0.00023161">
            <text:p>0.00023161</text:p>
          </table:table-cell>
          <table:table-cell table:style-name="ce1" office:value-type="string">
            <text:p>2.3994e-05</text:p>
          </table:table-cell>
          <table:table-cell table:style-name="ce1" office:value-type="string">
            <text:p>6.7534e-06</text:p>
          </table:table-cell>
          <table:table-cell table:style-name="ce1" office:value-type="string">
            <text:p>1.3793e-08</text:p>
          </table:table-cell>
          <table:table-cell table:style-name="ce1" office:value-type="string">
            <text:p>3.7292e-06</text:p>
          </table:table-cell>
          <table:table-cell table:style-name="ce1" office:value-type="string">
            <text:p>2.65e-06</text:p>
          </table:table-cell>
          <table:table-cell table:style-name="ce1" office:value-type="string">
            <text:p>1.6734e-05</text:p>
          </table:table-cell>
          <table:table-cell office:value-type="float" office:value="0.0022163">
            <text:p>0.0022163</text:p>
          </table:table-cell>
          <table:table-cell table:style-name="ce1" office:value-type="string">
            <text:p>7.3248e-18</text:p>
          </table:table-cell>
          <table:table-cell table:style-name="ce1" office:value-type="string">
            <text:p>4.3457e-12</text:p>
          </table:table-cell>
          <table:table-cell table:style-name="ce1" office:value-type="string">
            <text:p>2.5135e-16</text:p>
          </table:table-cell>
          <table:table-cell table:style-name="ce1" office:value-type="string">
            <text:p>9.1968e-15</text:p>
          </table:table-cell>
        </table:table-row>
        <table:table-row table:style-name="ro2">
          <table:table-cell office:value-type="float" office:value="2420.702">
            <text:p>2420.702</text:p>
          </table:table-cell>
          <table:table-cell table:formula="of:=[.M244]*1000000" office:value-type="float" office:value="230.35">
            <text:p>230.35</text:p>
          </table:table-cell>
          <table:table-cell table:formula="of:=[.N244]*1000000" office:value-type="float" office:value="23.732">
            <text:p>23.732</text:p>
          </table:table-cell>
          <table:table-cell table:formula="of:=[.O244]*1000000" office:value-type="float" office:value="6.7031">
            <text:p>6.7031</text:p>
          </table:table-cell>
          <table:table-cell table:formula="of:=[.P244]*1000000" office:value-type="float" office:value="0.013802">
            <text:p>0.013802</text:p>
          </table:table-cell>
          <table:table-cell table:formula="of:=[.Q244]*1000000" office:value-type="float" office:value="3.721">
            <text:p>3.721</text:p>
          </table:table-cell>
          <table:table-cell table:formula="of:=[.R244]*1000000" office:value-type="float" office:value="2.6306">
            <text:p>2.6306</text:p>
          </table:table-cell>
          <table:table-cell table:formula="of:=[.S244]*1000000" office:value-type="float" office:value="16.792">
            <text:p>16.792</text:p>
          </table:table-cell>
          <table:table-cell table:formula="of:=[.T244]*1000000" office:value-type="float" office:value="2214.7">
            <text:p>2214.7</text:p>
          </table:table-cell>
          <table:table-cell table:formula="of:=[.U244]*1000000000000" office:value-type="float" office:value="0.0000071909">
            <text:p>7.1909E-006</text:p>
          </table:table-cell>
          <table:table-cell table:formula="of:=[.V244]*1000000000000" office:value-type="float" office:value="4.2998">
            <text:p>4.2998</text:p>
          </table:table-cell>
          <table:table-cell table:formula="of:=([.W244]+[.X244])*1000000000000" office:value-type="float" office:value="0.0093598">
            <text:p>0.0093598</text:p>
          </table:table-cell>
          <table:table-cell office:value-type="float" office:value="0.00023035">
            <text:p>0.00023035</text:p>
          </table:table-cell>
          <table:table-cell table:style-name="ce1" office:value-type="string">
            <text:p>2.3732e-05</text:p>
          </table:table-cell>
          <table:table-cell table:style-name="ce1" office:value-type="string">
            <text:p>6.7031e-06</text:p>
          </table:table-cell>
          <table:table-cell table:style-name="ce1" office:value-type="string">
            <text:p>1.3802e-08</text:p>
          </table:table-cell>
          <table:table-cell table:style-name="ce1" office:value-type="string">
            <text:p>3.721e-06</text:p>
          </table:table-cell>
          <table:table-cell table:style-name="ce1" office:value-type="string">
            <text:p>2.6306e-06</text:p>
          </table:table-cell>
          <table:table-cell table:style-name="ce1" office:value-type="string">
            <text:p>1.6792e-05</text:p>
          </table:table-cell>
          <table:table-cell office:value-type="float" office:value="0.0022147">
            <text:p>0.0022147</text:p>
          </table:table-cell>
          <table:table-cell table:style-name="ce1" office:value-type="string">
            <text:p>7.1909e-18</text:p>
          </table:table-cell>
          <table:table-cell table:style-name="ce1" office:value-type="string">
            <text:p>4.2998e-12</text:p>
          </table:table-cell>
          <table:table-cell table:style-name="ce1" office:value-type="string">
            <text:p>2.49e-16</text:p>
          </table:table-cell>
          <table:table-cell table:style-name="ce1" office:value-type="string">
            <text:p>9.1108e-15</text:p>
          </table:table-cell>
        </table:table-row>
        <table:table-row table:style-name="ro2">
          <table:table-cell office:value-type="float" office:value="2430.702">
            <text:p>2430.702</text:p>
          </table:table-cell>
          <table:table-cell table:formula="of:=[.M245]*1000000" office:value-type="float" office:value="229.11">
            <text:p>229.11</text:p>
          </table:table-cell>
          <table:table-cell table:formula="of:=[.N245]*1000000" office:value-type="float" office:value="23.471">
            <text:p>23.471</text:p>
          </table:table-cell>
          <table:table-cell table:formula="of:=[.O245]*1000000" office:value-type="float" office:value="6.653">
            <text:p>6.653</text:p>
          </table:table-cell>
          <table:table-cell table:formula="of:=[.P245]*1000000" office:value-type="float" office:value="0.013812">
            <text:p>0.013812</text:p>
          </table:table-cell>
          <table:table-cell table:formula="of:=[.Q245]*1000000" office:value-type="float" office:value="3.713">
            <text:p>3.713</text:p>
          </table:table-cell>
          <table:table-cell table:formula="of:=[.R245]*1000000" office:value-type="float" office:value="2.6113">
            <text:p>2.6113</text:p>
          </table:table-cell>
          <table:table-cell table:formula="of:=[.S245]*1000000" office:value-type="float" office:value="16.85">
            <text:p>16.85</text:p>
          </table:table-cell>
          <table:table-cell table:formula="of:=[.T245]*1000000" office:value-type="float" office:value="2213.1">
            <text:p>2213.1</text:p>
          </table:table-cell>
          <table:table-cell table:formula="of:=[.U245]*1000000000000" office:value-type="float" office:value="0.000007061">
            <text:p>0.000007061</text:p>
          </table:table-cell>
          <table:table-cell table:formula="of:=[.V245]*1000000000000" office:value-type="float" office:value="4.2541">
            <text:p>4.2541</text:p>
          </table:table-cell>
          <table:table-cell table:formula="of:=([.W245]+[.X245])*1000000000000" office:value-type="float" office:value="0.00927247">
            <text:p>0.00927247</text:p>
          </table:table-cell>
          <table:table-cell office:value-type="float" office:value="0.00022911">
            <text:p>0.00022911</text:p>
          </table:table-cell>
          <table:table-cell table:style-name="ce1" office:value-type="string">
            <text:p>2.3471e-05</text:p>
          </table:table-cell>
          <table:table-cell table:style-name="ce1" office:value-type="string">
            <text:p>6.653e-06</text:p>
          </table:table-cell>
          <table:table-cell table:style-name="ce1" office:value-type="string">
            <text:p>1.3812e-08</text:p>
          </table:table-cell>
          <table:table-cell table:style-name="ce1" office:value-type="string">
            <text:p>3.713e-06</text:p>
          </table:table-cell>
          <table:table-cell table:style-name="ce1" office:value-type="string">
            <text:p>2.6113e-06</text:p>
          </table:table-cell>
          <table:table-cell table:style-name="ce1" office:value-type="string">
            <text:p>1.685e-05</text:p>
          </table:table-cell>
          <table:table-cell office:value-type="float" office:value="0.0022131">
            <text:p>0.0022131</text:p>
          </table:table-cell>
          <table:table-cell table:style-name="ce1" office:value-type="string">
            <text:p>7.061e-18</text:p>
          </table:table-cell>
          <table:table-cell table:style-name="ce1" office:value-type="string">
            <text:p>4.2541e-12</text:p>
          </table:table-cell>
          <table:table-cell table:style-name="ce1" office:value-type="string">
            <text:p>2.4667e-16</text:p>
          </table:table-cell>
          <table:table-cell table:style-name="ce1" office:value-type="string">
            <text:p>9.0258e-15</text:p>
          </table:table-cell>
        </table:table-row>
        <table:table-row table:style-name="ro2">
          <table:table-cell office:value-type="float" office:value="2440.702">
            <text:p>2440.702</text:p>
          </table:table-cell>
          <table:table-cell table:formula="of:=[.M246]*1000000" office:value-type="float" office:value="227.88">
            <text:p>227.88</text:p>
          </table:table-cell>
          <table:table-cell table:formula="of:=[.N246]*1000000" office:value-type="float" office:value="23.211">
            <text:p>23.211</text:p>
          </table:table-cell>
          <table:table-cell table:formula="of:=[.O246]*1000000" office:value-type="float" office:value="6.6033">
            <text:p>6.6033</text:p>
          </table:table-cell>
          <table:table-cell table:formula="of:=[.P246]*1000000" office:value-type="float" office:value="0.013821">
            <text:p>0.013821</text:p>
          </table:table-cell>
          <table:table-cell table:formula="of:=[.Q246]*1000000" office:value-type="float" office:value="3.7051">
            <text:p>3.7051</text:p>
          </table:table-cell>
          <table:table-cell table:formula="of:=[.R246]*1000000" office:value-type="float" office:value="2.5921">
            <text:p>2.5921</text:p>
          </table:table-cell>
          <table:table-cell table:formula="of:=[.S246]*1000000" office:value-type="float" office:value="16.908">
            <text:p>16.908</text:p>
          </table:table-cell>
          <table:table-cell table:formula="of:=[.T246]*1000000" office:value-type="float" office:value="2211.5">
            <text:p>2211.5</text:p>
          </table:table-cell>
          <table:table-cell table:formula="of:=[.U246]*1000000000000" office:value-type="float" office:value="0.0000069351">
            <text:p>6.9351E-006</text:p>
          </table:table-cell>
          <table:table-cell table:formula="of:=[.V246]*1000000000000" office:value-type="float" office:value="4.2084">
            <text:p>4.2084</text:p>
          </table:table-cell>
          <table:table-cell table:formula="of:=([.W246]+[.X246])*1000000000000" office:value-type="float" office:value="0.00918618">
            <text:p>0.00918618</text:p>
          </table:table-cell>
          <table:table-cell office:value-type="float" office:value="0.00022788">
            <text:p>0.00022788</text:p>
          </table:table-cell>
          <table:table-cell table:style-name="ce1" office:value-type="string">
            <text:p>2.3211e-05</text:p>
          </table:table-cell>
          <table:table-cell table:style-name="ce1" office:value-type="string">
            <text:p>6.6033e-06</text:p>
          </table:table-cell>
          <table:table-cell table:style-name="ce1" office:value-type="string">
            <text:p>1.3821e-08</text:p>
          </table:table-cell>
          <table:table-cell table:style-name="ce1" office:value-type="string">
            <text:p>3.7051e-06</text:p>
          </table:table-cell>
          <table:table-cell table:style-name="ce1" office:value-type="string">
            <text:p>2.5921e-06</text:p>
          </table:table-cell>
          <table:table-cell table:style-name="ce1" office:value-type="string">
            <text:p>1.6908e-05</text:p>
          </table:table-cell>
          <table:table-cell office:value-type="float" office:value="0.0022115">
            <text:p>0.0022115</text:p>
          </table:table-cell>
          <table:table-cell table:style-name="ce1" office:value-type="string">
            <text:p>6.9351e-18</text:p>
          </table:table-cell>
          <table:table-cell table:style-name="ce1" office:value-type="string">
            <text:p>4.2084e-12</text:p>
          </table:table-cell>
          <table:table-cell table:style-name="ce1" office:value-type="string">
            <text:p>2.4438e-16</text:p>
          </table:table-cell>
          <table:table-cell table:style-name="ce1" office:value-type="string">
            <text:p>8.9418e-15</text:p>
          </table:table-cell>
        </table:table-row>
        <table:table-row table:style-name="ro2">
          <table:table-cell office:value-type="float" office:value="2450.702">
            <text:p>2450.702</text:p>
          </table:table-cell>
          <table:table-cell table:formula="of:=[.M247]*1000000" office:value-type="float" office:value="226.67">
            <text:p>226.67</text:p>
          </table:table-cell>
          <table:table-cell table:formula="of:=[.N247]*1000000" office:value-type="float" office:value="22.953">
            <text:p>22.953</text:p>
          </table:table-cell>
          <table:table-cell table:formula="of:=[.O247]*1000000" office:value-type="float" office:value="6.5539">
            <text:p>6.5539</text:p>
          </table:table-cell>
          <table:table-cell table:formula="of:=[.P247]*1000000" office:value-type="float" office:value="0.013829">
            <text:p>0.013829</text:p>
          </table:table-cell>
          <table:table-cell table:formula="of:=[.Q247]*1000000" office:value-type="float" office:value="3.6973">
            <text:p>3.6973</text:p>
          </table:table-cell>
          <table:table-cell table:formula="of:=[.R247]*1000000" office:value-type="float" office:value="2.573">
            <text:p>2.573</text:p>
          </table:table-cell>
          <table:table-cell table:formula="of:=[.S247]*1000000" office:value-type="float" office:value="16.965">
            <text:p>16.965</text:p>
          </table:table-cell>
          <table:table-cell table:formula="of:=[.T247]*1000000" office:value-type="float" office:value="2209.9">
            <text:p>2209.9</text:p>
          </table:table-cell>
          <table:table-cell table:formula="of:=[.U247]*1000000000000" office:value-type="float" office:value="0.000006813">
            <text:p>0.000006813</text:p>
          </table:table-cell>
          <table:table-cell table:formula="of:=[.V247]*1000000000000" office:value-type="float" office:value="4.1629">
            <text:p>4.1629</text:p>
          </table:table-cell>
          <table:table-cell table:formula="of:=([.W247]+[.X247])*1000000000000" office:value-type="float" office:value="0.00910091">
            <text:p>0.00910091</text:p>
          </table:table-cell>
          <table:table-cell office:value-type="float" office:value="0.00022667">
            <text:p>0.00022667</text:p>
          </table:table-cell>
          <table:table-cell table:style-name="ce1" office:value-type="string">
            <text:p>2.2953e-05</text:p>
          </table:table-cell>
          <table:table-cell table:style-name="ce1" office:value-type="string">
            <text:p>6.5539e-06</text:p>
          </table:table-cell>
          <table:table-cell table:style-name="ce1" office:value-type="string">
            <text:p>1.3829e-08</text:p>
          </table:table-cell>
          <table:table-cell table:style-name="ce1" office:value-type="string">
            <text:p>3.6973e-06</text:p>
          </table:table-cell>
          <table:table-cell table:style-name="ce1" office:value-type="string">
            <text:p>2.573e-06</text:p>
          </table:table-cell>
          <table:table-cell table:style-name="ce1" office:value-type="string">
            <text:p>1.6965e-05</text:p>
          </table:table-cell>
          <table:table-cell office:value-type="float" office:value="0.0022099">
            <text:p>0.0022099</text:p>
          </table:table-cell>
          <table:table-cell table:style-name="ce1" office:value-type="string">
            <text:p>6.813e-18</text:p>
          </table:table-cell>
          <table:table-cell table:style-name="ce1" office:value-type="string">
            <text:p>4.1629e-12</text:p>
          </table:table-cell>
          <table:table-cell table:style-name="ce1" office:value-type="string">
            <text:p>2.4211e-16</text:p>
          </table:table-cell>
          <table:table-cell table:style-name="ce1" office:value-type="string">
            <text:p>8.8588e-15</text:p>
          </table:table-cell>
        </table:table-row>
        <table:table-row table:style-name="ro2">
          <table:table-cell office:value-type="float" office:value="2460.702">
            <text:p>2460.702</text:p>
          </table:table-cell>
          <table:table-cell table:formula="of:=[.M248]*1000000" office:value-type="float" office:value="225.47">
            <text:p>225.47</text:p>
          </table:table-cell>
          <table:table-cell table:formula="of:=[.N248]*1000000" office:value-type="float" office:value="22.696">
            <text:p>22.696</text:p>
          </table:table-cell>
          <table:table-cell table:formula="of:=[.O248]*1000000" office:value-type="float" office:value="6.5049">
            <text:p>6.5049</text:p>
          </table:table-cell>
          <table:table-cell table:formula="of:=[.P248]*1000000" office:value-type="float" office:value="0.013838">
            <text:p>0.013838</text:p>
          </table:table-cell>
          <table:table-cell table:formula="of:=[.Q248]*1000000" office:value-type="float" office:value="3.6896">
            <text:p>3.6896</text:p>
          </table:table-cell>
          <table:table-cell table:formula="of:=[.R248]*1000000" office:value-type="float" office:value="2.5541">
            <text:p>2.5541</text:p>
          </table:table-cell>
          <table:table-cell table:formula="of:=[.S248]*1000000" office:value-type="float" office:value="17.021">
            <text:p>17.021</text:p>
          </table:table-cell>
          <table:table-cell table:formula="of:=[.T248]*1000000" office:value-type="float" office:value="2208.3">
            <text:p>2208.3</text:p>
          </table:table-cell>
          <table:table-cell table:formula="of:=[.U248]*1000000000000" office:value-type="float" office:value="0.0000066946">
            <text:p>6.6946E-006</text:p>
          </table:table-cell>
          <table:table-cell table:formula="of:=[.V248]*1000000000000" office:value-type="float" office:value="4.1175">
            <text:p>4.1175</text:p>
          </table:table-cell>
          <table:table-cell table:formula="of:=([.W248]+[.X248])*1000000000000" office:value-type="float" office:value="0.00901666">
            <text:p>0.00901666</text:p>
          </table:table-cell>
          <table:table-cell office:value-type="float" office:value="0.00022547">
            <text:p>0.00022547</text:p>
          </table:table-cell>
          <table:table-cell table:style-name="ce1" office:value-type="string">
            <text:p>2.2696e-05</text:p>
          </table:table-cell>
          <table:table-cell table:style-name="ce1" office:value-type="string">
            <text:p>6.5049e-06</text:p>
          </table:table-cell>
          <table:table-cell table:style-name="ce1" office:value-type="string">
            <text:p>1.3838e-08</text:p>
          </table:table-cell>
          <table:table-cell table:style-name="ce1" office:value-type="string">
            <text:p>3.6896e-06</text:p>
          </table:table-cell>
          <table:table-cell table:style-name="ce1" office:value-type="string">
            <text:p>2.5541e-06</text:p>
          </table:table-cell>
          <table:table-cell table:style-name="ce1" office:value-type="string">
            <text:p>1.7021e-05</text:p>
          </table:table-cell>
          <table:table-cell office:value-type="float" office:value="0.0022083">
            <text:p>0.0022083</text:p>
          </table:table-cell>
          <table:table-cell table:style-name="ce1" office:value-type="string">
            <text:p>6.6946e-18</text:p>
          </table:table-cell>
          <table:table-cell table:style-name="ce1" office:value-type="string">
            <text:p>4.1175e-12</text:p>
          </table:table-cell>
          <table:table-cell table:style-name="ce1" office:value-type="string">
            <text:p>2.3986e-16</text:p>
          </table:table-cell>
          <table:table-cell table:style-name="ce1" office:value-type="string">
            <text:p>8.7768e-15</text:p>
          </table:table-cell>
        </table:table-row>
        <table:table-row table:style-name="ro2">
          <table:table-cell office:value-type="float" office:value="2470.702">
            <text:p>2470.702</text:p>
          </table:table-cell>
          <table:table-cell table:formula="of:=[.M249]*1000000" office:value-type="float" office:value="224.28">
            <text:p>224.28</text:p>
          </table:table-cell>
          <table:table-cell table:formula="of:=[.N249]*1000000" office:value-type="float" office:value="22.441">
            <text:p>22.441</text:p>
          </table:table-cell>
          <table:table-cell table:formula="of:=[.O249]*1000000" office:value-type="float" office:value="6.4561">
            <text:p>6.4561</text:p>
          </table:table-cell>
          <table:table-cell table:formula="of:=[.P249]*1000000" office:value-type="float" office:value="0.013847">
            <text:p>0.013847</text:p>
          </table:table-cell>
          <table:table-cell table:formula="of:=[.Q249]*1000000" office:value-type="float" office:value="3.682">
            <text:p>3.682</text:p>
          </table:table-cell>
          <table:table-cell table:formula="of:=[.R249]*1000000" office:value-type="float" office:value="2.5353">
            <text:p>2.5353</text:p>
          </table:table-cell>
          <table:table-cell table:formula="of:=[.S249]*1000000" office:value-type="float" office:value="17.078">
            <text:p>17.078</text:p>
          </table:table-cell>
          <table:table-cell table:formula="of:=[.T249]*1000000" office:value-type="float" office:value="2206.8">
            <text:p>2206.8</text:p>
          </table:table-cell>
          <table:table-cell table:formula="of:=[.U249]*1000000000000" office:value-type="float" office:value="0.0000065799">
            <text:p>6.5799E-006</text:p>
          </table:table-cell>
          <table:table-cell table:formula="of:=[.V249]*1000000000000" office:value-type="float" office:value="4.0721">
            <text:p>4.0721</text:p>
          </table:table-cell>
          <table:table-cell table:formula="of:=([.W249]+[.X249])*1000000000000" office:value-type="float" office:value="0.00893335">
            <text:p>0.00893335</text:p>
          </table:table-cell>
          <table:table-cell office:value-type="float" office:value="0.00022428">
            <text:p>0.00022428</text:p>
          </table:table-cell>
          <table:table-cell table:style-name="ce1" office:value-type="string">
            <text:p>2.2441e-05</text:p>
          </table:table-cell>
          <table:table-cell table:style-name="ce1" office:value-type="string">
            <text:p>6.4561e-06</text:p>
          </table:table-cell>
          <table:table-cell table:style-name="ce1" office:value-type="string">
            <text:p>1.3847e-08</text:p>
          </table:table-cell>
          <table:table-cell table:style-name="ce1" office:value-type="string">
            <text:p>3.682e-06</text:p>
          </table:table-cell>
          <table:table-cell table:style-name="ce1" office:value-type="string">
            <text:p>2.5353e-06</text:p>
          </table:table-cell>
          <table:table-cell table:style-name="ce1" office:value-type="string">
            <text:p>1.7078e-05</text:p>
          </table:table-cell>
          <table:table-cell office:value-type="float" office:value="0.0022068">
            <text:p>0.0022068</text:p>
          </table:table-cell>
          <table:table-cell table:style-name="ce1" office:value-type="string">
            <text:p>6.5799e-18</text:p>
          </table:table-cell>
          <table:table-cell table:style-name="ce1" office:value-type="string">
            <text:p>4.0721e-12</text:p>
          </table:table-cell>
          <table:table-cell table:style-name="ce1" office:value-type="string">
            <text:p>2.3765e-16</text:p>
          </table:table-cell>
          <table:table-cell table:style-name="ce1" office:value-type="string">
            <text:p>8.6957e-15</text:p>
          </table:table-cell>
        </table:table-row>
        <table:table-row table:style-name="ro2">
          <table:table-cell office:value-type="float" office:value="2480.702">
            <text:p>2480.702</text:p>
          </table:table-cell>
          <table:table-cell table:formula="of:=[.M250]*1000000" office:value-type="float" office:value="223.11">
            <text:p>223.11</text:p>
          </table:table-cell>
          <table:table-cell table:formula="of:=[.N250]*1000000" office:value-type="float" office:value="22.186">
            <text:p>22.186</text:p>
          </table:table-cell>
          <table:table-cell table:formula="of:=[.O250]*1000000" office:value-type="float" office:value="6.4077">
            <text:p>6.4077</text:p>
          </table:table-cell>
          <table:table-cell table:formula="of:=[.P250]*1000000" office:value-type="float" office:value="0.013855">
            <text:p>0.013855</text:p>
          </table:table-cell>
          <table:table-cell table:formula="of:=[.Q250]*1000000" office:value-type="float" office:value="3.6745">
            <text:p>3.6745</text:p>
          </table:table-cell>
          <table:table-cell table:formula="of:=[.R250]*1000000" office:value-type="float" office:value="2.5167">
            <text:p>2.5167</text:p>
          </table:table-cell>
          <table:table-cell table:formula="of:=[.S250]*1000000" office:value-type="float" office:value="17.133">
            <text:p>17.133</text:p>
          </table:table-cell>
          <table:table-cell table:formula="of:=[.T250]*1000000" office:value-type="float" office:value="2205.2">
            <text:p>2205.2</text:p>
          </table:table-cell>
          <table:table-cell table:formula="of:=[.U250]*1000000000000" office:value-type="float" office:value="0.0000064687">
            <text:p>6.4687E-006</text:p>
          </table:table-cell>
          <table:table-cell table:formula="of:=[.V250]*1000000000000" office:value-type="float" office:value="4.027">
            <text:p>4.027</text:p>
          </table:table-cell>
          <table:table-cell table:formula="of:=([.W250]+[.X250])*1000000000000" office:value-type="float" office:value="0.00885096">
            <text:p>0.00885096</text:p>
          </table:table-cell>
          <table:table-cell office:value-type="float" office:value="0.00022311">
            <text:p>0.00022311</text:p>
          </table:table-cell>
          <table:table-cell table:style-name="ce1" office:value-type="string">
            <text:p>2.2186e-05</text:p>
          </table:table-cell>
          <table:table-cell table:style-name="ce1" office:value-type="string">
            <text:p>6.4077e-06</text:p>
          </table:table-cell>
          <table:table-cell table:style-name="ce1" office:value-type="string">
            <text:p>1.3855e-08</text:p>
          </table:table-cell>
          <table:table-cell table:style-name="ce1" office:value-type="string">
            <text:p>3.6745e-06</text:p>
          </table:table-cell>
          <table:table-cell table:style-name="ce1" office:value-type="string">
            <text:p>2.5167e-06</text:p>
          </table:table-cell>
          <table:table-cell table:style-name="ce1" office:value-type="string">
            <text:p>1.7133e-05</text:p>
          </table:table-cell>
          <table:table-cell office:value-type="float" office:value="0.0022052">
            <text:p>0.0022052</text:p>
          </table:table-cell>
          <table:table-cell table:style-name="ce1" office:value-type="string">
            <text:p>6.4687e-18</text:p>
          </table:table-cell>
          <table:table-cell table:style-name="ce1" office:value-type="string">
            <text:p>4.027e-12</text:p>
          </table:table-cell>
          <table:table-cell table:style-name="ce1" office:value-type="string">
            <text:p>2.3546e-16</text:p>
          </table:table-cell>
          <table:table-cell table:style-name="ce1" office:value-type="string">
            <text:p>8.6155e-15</text:p>
          </table:table-cell>
        </table:table-row>
        <table:table-row table:style-name="ro2">
          <table:table-cell office:value-type="float" office:value="2490.702">
            <text:p>2490.702</text:p>
          </table:table-cell>
          <table:table-cell table:formula="of:=[.M251]*1000000" office:value-type="float" office:value="221.96">
            <text:p>221.96</text:p>
          </table:table-cell>
          <table:table-cell table:formula="of:=[.N251]*1000000" office:value-type="float" office:value="21.934">
            <text:p>21.934</text:p>
          </table:table-cell>
          <table:table-cell table:formula="of:=[.O251]*1000000" office:value-type="float" office:value="6.3595">
            <text:p>6.3595</text:p>
          </table:table-cell>
          <table:table-cell table:formula="of:=[.P251]*1000000" office:value-type="float" office:value="0.013863">
            <text:p>0.013863</text:p>
          </table:table-cell>
          <table:table-cell table:formula="of:=[.Q251]*1000000" office:value-type="float" office:value="3.6671">
            <text:p>3.6671</text:p>
          </table:table-cell>
          <table:table-cell table:formula="of:=[.R251]*1000000" office:value-type="float" office:value="2.4982">
            <text:p>2.4982</text:p>
          </table:table-cell>
          <table:table-cell table:formula="of:=[.S251]*1000000" office:value-type="float" office:value="17.189">
            <text:p>17.189</text:p>
          </table:table-cell>
          <table:table-cell table:formula="of:=[.T251]*1000000" office:value-type="float" office:value="2203.7">
            <text:p>2203.7</text:p>
          </table:table-cell>
          <table:table-cell table:formula="of:=[.U251]*1000000000000" office:value-type="float" office:value="0.0000063608">
            <text:p>6.3608E-006</text:p>
          </table:table-cell>
          <table:table-cell table:formula="of:=[.V251]*1000000000000" office:value-type="float" office:value="3.9819">
            <text:p>3.9819</text:p>
          </table:table-cell>
          <table:table-cell table:formula="of:=([.W251]+[.X251])*1000000000000" office:value-type="float" office:value="0.00876959">
            <text:p>0.00876959</text:p>
          </table:table-cell>
          <table:table-cell office:value-type="float" office:value="0.00022196">
            <text:p>0.00022196</text:p>
          </table:table-cell>
          <table:table-cell table:style-name="ce1" office:value-type="string">
            <text:p>2.1934e-05</text:p>
          </table:table-cell>
          <table:table-cell table:style-name="ce1" office:value-type="string">
            <text:p>6.3595e-06</text:p>
          </table:table-cell>
          <table:table-cell table:style-name="ce1" office:value-type="string">
            <text:p>1.3863e-08</text:p>
          </table:table-cell>
          <table:table-cell table:style-name="ce1" office:value-type="string">
            <text:p>3.6671e-06</text:p>
          </table:table-cell>
          <table:table-cell table:style-name="ce1" office:value-type="string">
            <text:p>2.4982e-06</text:p>
          </table:table-cell>
          <table:table-cell table:style-name="ce1" office:value-type="string">
            <text:p>1.7189e-05</text:p>
          </table:table-cell>
          <table:table-cell office:value-type="float" office:value="0.0022037">
            <text:p>0.0022037</text:p>
          </table:table-cell>
          <table:table-cell table:style-name="ce1" office:value-type="string">
            <text:p>6.3608e-18</text:p>
          </table:table-cell>
          <table:table-cell table:style-name="ce1" office:value-type="string">
            <text:p>3.9819e-12</text:p>
          </table:table-cell>
          <table:table-cell table:style-name="ce1" office:value-type="string">
            <text:p>2.3329e-16</text:p>
          </table:table-cell>
          <table:table-cell table:style-name="ce1" office:value-type="string">
            <text:p>8.5363e-15</text:p>
          </table:table-cell>
        </table:table-row>
        <table:table-row table:style-name="ro2">
          <table:table-cell office:value-type="float" office:value="2500.702">
            <text:p>2500.702</text:p>
          </table:table-cell>
          <table:table-cell table:formula="of:=[.M252]*1000000" office:value-type="float" office:value="220.81">
            <text:p>220.81</text:p>
          </table:table-cell>
          <table:table-cell table:formula="of:=[.N252]*1000000" office:value-type="float" office:value="21.682">
            <text:p>21.682</text:p>
          </table:table-cell>
          <table:table-cell table:formula="of:=[.O252]*1000000" office:value-type="float" office:value="6.3117">
            <text:p>6.3117</text:p>
          </table:table-cell>
          <table:table-cell table:formula="of:=[.P252]*1000000" office:value-type="float" office:value="0.013871">
            <text:p>0.013871</text:p>
          </table:table-cell>
          <table:table-cell table:formula="of:=[.Q252]*1000000" office:value-type="float" office:value="3.6598">
            <text:p>3.6598</text:p>
          </table:table-cell>
          <table:table-cell table:formula="of:=[.R252]*1000000" office:value-type="float" office:value="2.4798">
            <text:p>2.4798</text:p>
          </table:table-cell>
          <table:table-cell table:formula="of:=[.S252]*1000000" office:value-type="float" office:value="17.244">
            <text:p>17.244</text:p>
          </table:table-cell>
          <table:table-cell table:formula="of:=[.T252]*1000000" office:value-type="float" office:value="2202.2">
            <text:p>2202.2</text:p>
          </table:table-cell>
          <table:table-cell table:formula="of:=[.U252]*1000000000000" office:value-type="float" office:value="0.0000062563">
            <text:p>6.2563E-006</text:p>
          </table:table-cell>
          <table:table-cell table:formula="of:=[.V252]*1000000000000" office:value-type="float" office:value="3.937">
            <text:p>3.937</text:p>
          </table:table-cell>
          <table:table-cell table:formula="of:=([.W252]+[.X252])*1000000000000" office:value-type="float" office:value="0.00868915">
            <text:p>0.00868915</text:p>
          </table:table-cell>
          <table:table-cell office:value-type="float" office:value="0.00022081">
            <text:p>0.00022081</text:p>
          </table:table-cell>
          <table:table-cell table:style-name="ce1" office:value-type="string">
            <text:p>2.1682e-05</text:p>
          </table:table-cell>
          <table:table-cell table:style-name="ce1" office:value-type="string">
            <text:p>6.3117e-06</text:p>
          </table:table-cell>
          <table:table-cell table:style-name="ce1" office:value-type="string">
            <text:p>1.3871e-08</text:p>
          </table:table-cell>
          <table:table-cell table:style-name="ce1" office:value-type="string">
            <text:p>3.6598e-06</text:p>
          </table:table-cell>
          <table:table-cell table:style-name="ce1" office:value-type="string">
            <text:p>2.4798e-06</text:p>
          </table:table-cell>
          <table:table-cell table:style-name="ce1" office:value-type="string">
            <text:p>1.7244e-05</text:p>
          </table:table-cell>
          <table:table-cell office:value-type="float" office:value="0.0022022">
            <text:p>0.0022022</text:p>
          </table:table-cell>
          <table:table-cell table:style-name="ce1" office:value-type="string">
            <text:p>6.2563e-18</text:p>
          </table:table-cell>
          <table:table-cell table:style-name="ce1" office:value-type="string">
            <text:p>3.937e-12</text:p>
          </table:table-cell>
          <table:table-cell table:style-name="ce1" office:value-type="string">
            <text:p>2.3115e-16</text:p>
          </table:table-cell>
          <table:table-cell table:style-name="ce1" office:value-type="string">
            <text:p>8.458e-15</text:p>
          </table:table-cell>
        </table:table-row>
        <table:table-row table:style-name="ro2">
          <table:table-cell office:value-type="float" office:value="2510.702">
            <text:p>2510.702</text:p>
          </table:table-cell>
          <table:table-cell table:formula="of:=[.M253]*1000000" office:value-type="float" office:value="219.69">
            <text:p>219.69</text:p>
          </table:table-cell>
          <table:table-cell table:formula="of:=[.N253]*1000000" office:value-type="float" office:value="21.432">
            <text:p>21.432</text:p>
          </table:table-cell>
          <table:table-cell table:formula="of:=[.O253]*1000000" office:value-type="float" office:value="6.2642">
            <text:p>6.2642</text:p>
          </table:table-cell>
          <table:table-cell table:formula="of:=[.P253]*1000000" office:value-type="float" office:value="0.013879">
            <text:p>0.013879</text:p>
          </table:table-cell>
          <table:table-cell table:formula="of:=[.Q253]*1000000" office:value-type="float" office:value="3.6526">
            <text:p>3.6526</text:p>
          </table:table-cell>
          <table:table-cell table:formula="of:=[.R253]*1000000" office:value-type="float" office:value="2.4615">
            <text:p>2.4615</text:p>
          </table:table-cell>
          <table:table-cell table:formula="of:=[.S253]*1000000" office:value-type="float" office:value="17.298">
            <text:p>17.298</text:p>
          </table:table-cell>
          <table:table-cell table:formula="of:=[.T253]*1000000" office:value-type="float" office:value="2200.7">
            <text:p>2200.7</text:p>
          </table:table-cell>
          <table:table-cell table:formula="of:=[.U253]*1000000000000" office:value-type="float" office:value="0.0000061549">
            <text:p>6.1549E-006</text:p>
          </table:table-cell>
          <table:table-cell table:formula="of:=[.V253]*1000000000000" office:value-type="float" office:value="3.8922">
            <text:p>3.8922</text:p>
          </table:table-cell>
          <table:table-cell table:formula="of:=([.W253]+[.X253])*1000000000000" office:value-type="float" office:value="0.00860974">
            <text:p>0.00860974</text:p>
          </table:table-cell>
          <table:table-cell office:value-type="float" office:value="0.00021969">
            <text:p>0.00021969</text:p>
          </table:table-cell>
          <table:table-cell table:style-name="ce1" office:value-type="string">
            <text:p>2.1432e-05</text:p>
          </table:table-cell>
          <table:table-cell table:style-name="ce1" office:value-type="string">
            <text:p>6.2642e-06</text:p>
          </table:table-cell>
          <table:table-cell table:style-name="ce1" office:value-type="string">
            <text:p>1.3879e-08</text:p>
          </table:table-cell>
          <table:table-cell table:style-name="ce1" office:value-type="string">
            <text:p>3.6526e-06</text:p>
          </table:table-cell>
          <table:table-cell table:style-name="ce1" office:value-type="string">
            <text:p>2.4615e-06</text:p>
          </table:table-cell>
          <table:table-cell table:style-name="ce1" office:value-type="string">
            <text:p>1.7298e-05</text:p>
          </table:table-cell>
          <table:table-cell office:value-type="float" office:value="0.0022007">
            <text:p>0.0022007</text:p>
          </table:table-cell>
          <table:table-cell table:style-name="ce1" office:value-type="string">
            <text:p>6.1549e-18</text:p>
          </table:table-cell>
          <table:table-cell table:style-name="ce1" office:value-type="string">
            <text:p>3.8922e-12</text:p>
          </table:table-cell>
          <table:table-cell table:style-name="ce1" office:value-type="string">
            <text:p>2.2904e-16</text:p>
          </table:table-cell>
          <table:table-cell table:style-name="ce1" office:value-type="string">
            <text:p>8.3807e-15</text:p>
          </table:table-cell>
        </table:table-row>
        <table:table-row table:style-name="ro2">
          <table:table-cell office:value-type="float" office:value="2520.702">
            <text:p>2520.702</text:p>
          </table:table-cell>
          <table:table-cell table:formula="of:=[.M254]*1000000" office:value-type="float" office:value="218.57">
            <text:p>218.57</text:p>
          </table:table-cell>
          <table:table-cell table:formula="of:=[.N254]*1000000" office:value-type="float" office:value="21.184">
            <text:p>21.184</text:p>
          </table:table-cell>
          <table:table-cell table:formula="of:=[.O254]*1000000" office:value-type="float" office:value="6.217">
            <text:p>6.217</text:p>
          </table:table-cell>
          <table:table-cell table:formula="of:=[.P254]*1000000" office:value-type="float" office:value="0.013887">
            <text:p>0.013887</text:p>
          </table:table-cell>
          <table:table-cell table:formula="of:=[.Q254]*1000000" office:value-type="float" office:value="3.6455">
            <text:p>3.6455</text:p>
          </table:table-cell>
          <table:table-cell table:formula="of:=[.R254]*1000000" office:value-type="float" office:value="2.4434">
            <text:p>2.4434</text:p>
          </table:table-cell>
          <table:table-cell table:formula="of:=[.S254]*1000000" office:value-type="float" office:value="17.352">
            <text:p>17.352</text:p>
          </table:table-cell>
          <table:table-cell table:formula="of:=[.T254]*1000000" office:value-type="float" office:value="2199.3">
            <text:p>2199.3</text:p>
          </table:table-cell>
          <table:table-cell table:formula="of:=[.U254]*1000000000000" office:value-type="float" office:value="0.0000060567">
            <text:p>6.0567E-006</text:p>
          </table:table-cell>
          <table:table-cell table:formula="of:=[.V254]*1000000000000" office:value-type="float" office:value="3.8475">
            <text:p>3.8475</text:p>
          </table:table-cell>
          <table:table-cell table:formula="of:=([.W254]+[.X254])*1000000000000" office:value-type="float" office:value="0.00853115">
            <text:p>0.00853115</text:p>
          </table:table-cell>
          <table:table-cell office:value-type="float" office:value="0.00021857">
            <text:p>0.00021857</text:p>
          </table:table-cell>
          <table:table-cell table:style-name="ce1" office:value-type="string">
            <text:p>2.1184e-05</text:p>
          </table:table-cell>
          <table:table-cell table:style-name="ce1" office:value-type="string">
            <text:p>6.217e-06</text:p>
          </table:table-cell>
          <table:table-cell table:style-name="ce1" office:value-type="string">
            <text:p>1.3887e-08</text:p>
          </table:table-cell>
          <table:table-cell table:style-name="ce1" office:value-type="string">
            <text:p>3.6455e-06</text:p>
          </table:table-cell>
          <table:table-cell table:style-name="ce1" office:value-type="string">
            <text:p>2.4434e-06</text:p>
          </table:table-cell>
          <table:table-cell table:style-name="ce1" office:value-type="string">
            <text:p>1.7352e-05</text:p>
          </table:table-cell>
          <table:table-cell office:value-type="float" office:value="0.0021993">
            <text:p>0.0021993</text:p>
          </table:table-cell>
          <table:table-cell table:style-name="ce1" office:value-type="string">
            <text:p>6.0567e-18</text:p>
          </table:table-cell>
          <table:table-cell table:style-name="ce1" office:value-type="string">
            <text:p>3.8475e-12</text:p>
          </table:table-cell>
          <table:table-cell table:style-name="ce1" office:value-type="string">
            <text:p>2.2695e-16</text:p>
          </table:table-cell>
          <table:table-cell table:style-name="ce1" office:value-type="string">
            <text:p>8.3042e-15</text:p>
          </table:table-cell>
        </table:table-row>
        <table:table-row table:style-name="ro2">
          <table:table-cell office:value-type="float" office:value="2530.702">
            <text:p>2530.702</text:p>
          </table:table-cell>
          <table:table-cell table:formula="of:=[.M255]*1000000" office:value-type="float" office:value="217.47">
            <text:p>217.47</text:p>
          </table:table-cell>
          <table:table-cell table:formula="of:=[.N255]*1000000" office:value-type="float" office:value="20.937">
            <text:p>20.937</text:p>
          </table:table-cell>
          <table:table-cell table:formula="of:=[.O255]*1000000" office:value-type="float" office:value="6.1701">
            <text:p>6.1701</text:p>
          </table:table-cell>
          <table:table-cell table:formula="of:=[.P255]*1000000" office:value-type="float" office:value="0.013894">
            <text:p>0.013894</text:p>
          </table:table-cell>
          <table:table-cell table:formula="of:=[.Q255]*1000000" office:value-type="float" office:value="3.6384">
            <text:p>3.6384</text:p>
          </table:table-cell>
          <table:table-cell table:formula="of:=[.R255]*1000000" office:value-type="float" office:value="2.4254">
            <text:p>2.4254</text:p>
          </table:table-cell>
          <table:table-cell table:formula="of:=[.S255]*1000000" office:value-type="float" office:value="17.406">
            <text:p>17.406</text:p>
          </table:table-cell>
          <table:table-cell table:formula="of:=[.T255]*1000000" office:value-type="float" office:value="2197.8">
            <text:p>2197.8</text:p>
          </table:table-cell>
          <table:table-cell table:formula="of:=[.U255]*1000000000000" office:value-type="float" office:value="0.0000059614">
            <text:p>5.9614E-006</text:p>
          </table:table-cell>
          <table:table-cell table:formula="of:=[.V255]*1000000000000" office:value-type="float" office:value="3.803">
            <text:p>3.803</text:p>
          </table:table-cell>
          <table:table-cell table:formula="of:=([.W255]+[.X255])*1000000000000" office:value-type="float" office:value="0.00845348">
            <text:p>0.00845348</text:p>
          </table:table-cell>
          <table:table-cell office:value-type="float" office:value="0.00021747">
            <text:p>0.00021747</text:p>
          </table:table-cell>
          <table:table-cell table:style-name="ce1" office:value-type="string">
            <text:p>2.0937e-05</text:p>
          </table:table-cell>
          <table:table-cell table:style-name="ce1" office:value-type="string">
            <text:p>6.1701e-06</text:p>
          </table:table-cell>
          <table:table-cell table:style-name="ce1" office:value-type="string">
            <text:p>1.3894e-08</text:p>
          </table:table-cell>
          <table:table-cell table:style-name="ce1" office:value-type="string">
            <text:p>3.6384e-06</text:p>
          </table:table-cell>
          <table:table-cell table:style-name="ce1" office:value-type="string">
            <text:p>2.4254e-06</text:p>
          </table:table-cell>
          <table:table-cell table:style-name="ce1" office:value-type="string">
            <text:p>1.7406e-05</text:p>
          </table:table-cell>
          <table:table-cell office:value-type="float" office:value="0.0021978">
            <text:p>0.0021978</text:p>
          </table:table-cell>
          <table:table-cell table:style-name="ce1" office:value-type="string">
            <text:p>5.9614e-18</text:p>
          </table:table-cell>
          <table:table-cell table:style-name="ce1" office:value-type="string">
            <text:p>3.803e-12</text:p>
          </table:table-cell>
          <table:table-cell table:style-name="ce1" office:value-type="string">
            <text:p>2.2488e-16</text:p>
          </table:table-cell>
          <table:table-cell table:style-name="ce1" office:value-type="string">
            <text:p>8.2286e-15</text:p>
          </table:table-cell>
        </table:table-row>
        <table:table-row table:style-name="ro2">
          <table:table-cell office:value-type="float" office:value="2540.702">
            <text:p>2540.702</text:p>
          </table:table-cell>
          <table:table-cell table:formula="of:=[.M256]*1000000" office:value-type="float" office:value="216.38">
            <text:p>216.38</text:p>
          </table:table-cell>
          <table:table-cell table:formula="of:=[.N256]*1000000" office:value-type="float" office:value="20.691">
            <text:p>20.691</text:p>
          </table:table-cell>
          <table:table-cell table:formula="of:=[.O256]*1000000" office:value-type="float" office:value="6.1236">
            <text:p>6.1236</text:p>
          </table:table-cell>
          <table:table-cell table:formula="of:=[.P256]*1000000" office:value-type="float" office:value="0.013902">
            <text:p>0.013902</text:p>
          </table:table-cell>
          <table:table-cell table:formula="of:=[.Q256]*1000000" office:value-type="float" office:value="3.6314">
            <text:p>3.6314</text:p>
          </table:table-cell>
          <table:table-cell table:formula="of:=[.R256]*1000000" office:value-type="float" office:value="2.4075">
            <text:p>2.4075</text:p>
          </table:table-cell>
          <table:table-cell table:formula="of:=[.S256]*1000000" office:value-type="float" office:value="17.459">
            <text:p>17.459</text:p>
          </table:table-cell>
          <table:table-cell table:formula="of:=[.T256]*1000000" office:value-type="float" office:value="2196.4">
            <text:p>2196.4</text:p>
          </table:table-cell>
          <table:table-cell table:formula="of:=[.U256]*1000000000000" office:value-type="float" office:value="0.0000058691">
            <text:p>5.8691E-006</text:p>
          </table:table-cell>
          <table:table-cell table:formula="of:=[.V256]*1000000000000" office:value-type="float" office:value="3.7587">
            <text:p>3.7587</text:p>
          </table:table-cell>
          <table:table-cell table:formula="of:=([.W256]+[.X256])*1000000000000" office:value-type="float" office:value="0.00837674">
            <text:p>0.00837674</text:p>
          </table:table-cell>
          <table:table-cell office:value-type="float" office:value="0.00021638">
            <text:p>0.00021638</text:p>
          </table:table-cell>
          <table:table-cell table:style-name="ce1" office:value-type="string">
            <text:p>2.0691e-05</text:p>
          </table:table-cell>
          <table:table-cell table:style-name="ce1" office:value-type="string">
            <text:p>6.1236e-06</text:p>
          </table:table-cell>
          <table:table-cell table:style-name="ce1" office:value-type="string">
            <text:p>1.3902e-08</text:p>
          </table:table-cell>
          <table:table-cell table:style-name="ce1" office:value-type="string">
            <text:p>3.6314e-06</text:p>
          </table:table-cell>
          <table:table-cell table:style-name="ce1" office:value-type="string">
            <text:p>2.4075e-06</text:p>
          </table:table-cell>
          <table:table-cell table:style-name="ce1" office:value-type="string">
            <text:p>1.7459e-05</text:p>
          </table:table-cell>
          <table:table-cell office:value-type="float" office:value="0.0021964">
            <text:p>0.0021964</text:p>
          </table:table-cell>
          <table:table-cell table:style-name="ce1" office:value-type="string">
            <text:p>5.8691e-18</text:p>
          </table:table-cell>
          <table:table-cell table:style-name="ce1" office:value-type="string">
            <text:p>3.7587e-12</text:p>
          </table:table-cell>
          <table:table-cell table:style-name="ce1" office:value-type="string">
            <text:p>2.2284e-16</text:p>
          </table:table-cell>
          <table:table-cell table:style-name="ce1" office:value-type="string">
            <text:p>8.1539e-15</text:p>
          </table:table-cell>
        </table:table-row>
        <table:table-row table:style-name="ro2">
          <table:table-cell office:value-type="float" office:value="2550.702">
            <text:p>2550.702</text:p>
          </table:table-cell>
          <table:table-cell table:formula="of:=[.M257]*1000000" office:value-type="float" office:value="215.31">
            <text:p>215.31</text:p>
          </table:table-cell>
          <table:table-cell table:formula="of:=[.N257]*1000000" office:value-type="float" office:value="20.446">
            <text:p>20.446</text:p>
          </table:table-cell>
          <table:table-cell table:formula="of:=[.O257]*1000000" office:value-type="float" office:value="6.0773">
            <text:p>6.0773</text:p>
          </table:table-cell>
          <table:table-cell table:formula="of:=[.P257]*1000000" office:value-type="float" office:value="0.013909">
            <text:p>0.013909</text:p>
          </table:table-cell>
          <table:table-cell table:formula="of:=[.Q257]*1000000" office:value-type="float" office:value="3.6245">
            <text:p>3.6245</text:p>
          </table:table-cell>
          <table:table-cell table:formula="of:=[.R257]*1000000" office:value-type="float" office:value="2.3897">
            <text:p>2.3897</text:p>
          </table:table-cell>
          <table:table-cell table:formula="of:=[.S257]*1000000" office:value-type="float" office:value="17.512">
            <text:p>17.512</text:p>
          </table:table-cell>
          <table:table-cell table:formula="of:=[.T257]*1000000" office:value-type="float" office:value="2194.9">
            <text:p>2194.9</text:p>
          </table:table-cell>
          <table:table-cell table:formula="of:=[.U257]*1000000000000" office:value-type="float" office:value="0.0000057795">
            <text:p>5.7795E-006</text:p>
          </table:table-cell>
          <table:table-cell table:formula="of:=[.V257]*1000000000000" office:value-type="float" office:value="3.7145">
            <text:p>3.7145</text:p>
          </table:table-cell>
          <table:table-cell table:formula="of:=([.W257]+[.X257])*1000000000000" office:value-type="float" office:value="0.00830082">
            <text:p>0.00830082</text:p>
          </table:table-cell>
          <table:table-cell office:value-type="float" office:value="0.00021531">
            <text:p>0.00021531</text:p>
          </table:table-cell>
          <table:table-cell table:style-name="ce1" office:value-type="string">
            <text:p>2.0446e-05</text:p>
          </table:table-cell>
          <table:table-cell table:style-name="ce1" office:value-type="string">
            <text:p>6.0773e-06</text:p>
          </table:table-cell>
          <table:table-cell table:style-name="ce1" office:value-type="string">
            <text:p>1.3909e-08</text:p>
          </table:table-cell>
          <table:table-cell table:style-name="ce1" office:value-type="string">
            <text:p>3.6245e-06</text:p>
          </table:table-cell>
          <table:table-cell table:style-name="ce1" office:value-type="string">
            <text:p>2.3897e-06</text:p>
          </table:table-cell>
          <table:table-cell table:style-name="ce1" office:value-type="string">
            <text:p>1.7512e-05</text:p>
          </table:table-cell>
          <table:table-cell office:value-type="float" office:value="0.0021949">
            <text:p>0.0021949</text:p>
          </table:table-cell>
          <table:table-cell table:style-name="ce1" office:value-type="string">
            <text:p>5.7795e-18</text:p>
          </table:table-cell>
          <table:table-cell table:style-name="ce1" office:value-type="string">
            <text:p>3.7145e-12</text:p>
          </table:table-cell>
          <table:table-cell table:style-name="ce1" office:value-type="string">
            <text:p>2.2082e-16</text:p>
          </table:table-cell>
          <table:table-cell table:style-name="ce1" office:value-type="string">
            <text:p>8.08e-15</text:p>
          </table:table-cell>
        </table:table-row>
        <table:table-row table:style-name="ro2">
          <table:table-cell office:value-type="float" office:value="2560.702">
            <text:p>2560.702</text:p>
          </table:table-cell>
          <table:table-cell table:formula="of:=[.M258]*1000000" office:value-type="float" office:value="214.25">
            <text:p>214.25</text:p>
          </table:table-cell>
          <table:table-cell table:formula="of:=[.N258]*1000000" office:value-type="float" office:value="20.203">
            <text:p>20.203</text:p>
          </table:table-cell>
          <table:table-cell table:formula="of:=[.O258]*1000000" office:value-type="float" office:value="6.0313">
            <text:p>6.0313</text:p>
          </table:table-cell>
          <table:table-cell table:formula="of:=[.P258]*1000000" office:value-type="float" office:value="0.013916">
            <text:p>0.013916</text:p>
          </table:table-cell>
          <table:table-cell table:formula="of:=[.Q258]*1000000" office:value-type="float" office:value="3.6177">
            <text:p>3.6177</text:p>
          </table:table-cell>
          <table:table-cell table:formula="of:=[.R258]*1000000" office:value-type="float" office:value="2.3721">
            <text:p>2.3721</text:p>
          </table:table-cell>
          <table:table-cell table:formula="of:=[.S258]*1000000" office:value-type="float" office:value="17.565">
            <text:p>17.565</text:p>
          </table:table-cell>
          <table:table-cell table:formula="of:=[.T258]*1000000" office:value-type="float" office:value="2193.5">
            <text:p>2193.5</text:p>
          </table:table-cell>
          <table:table-cell table:formula="of:=[.U258]*1000000000000" office:value-type="float" office:value="0.0000056928">
            <text:p>5.6928E-006</text:p>
          </table:table-cell>
          <table:table-cell table:formula="of:=[.V258]*1000000000000" office:value-type="float" office:value="3.6705">
            <text:p>3.6705</text:p>
          </table:table-cell>
          <table:table-cell table:formula="of:=([.W258]+[.X258])*1000000000000" office:value-type="float" office:value="0.00822582">
            <text:p>0.00822582</text:p>
          </table:table-cell>
          <table:table-cell office:value-type="float" office:value="0.00021425">
            <text:p>0.00021425</text:p>
          </table:table-cell>
          <table:table-cell table:style-name="ce1" office:value-type="string">
            <text:p>2.0203e-05</text:p>
          </table:table-cell>
          <table:table-cell table:style-name="ce1" office:value-type="string">
            <text:p>6.0313e-06</text:p>
          </table:table-cell>
          <table:table-cell table:style-name="ce1" office:value-type="string">
            <text:p>1.3916e-08</text:p>
          </table:table-cell>
          <table:table-cell table:style-name="ce1" office:value-type="string">
            <text:p>3.6177e-06</text:p>
          </table:table-cell>
          <table:table-cell table:style-name="ce1" office:value-type="string">
            <text:p>2.3721e-06</text:p>
          </table:table-cell>
          <table:table-cell table:style-name="ce1" office:value-type="string">
            <text:p>1.7565e-05</text:p>
          </table:table-cell>
          <table:table-cell office:value-type="float" office:value="0.0021935">
            <text:p>0.0021935</text:p>
          </table:table-cell>
          <table:table-cell table:style-name="ce1" office:value-type="string">
            <text:p>5.6928e-18</text:p>
          </table:table-cell>
          <table:table-cell table:style-name="ce1" office:value-type="string">
            <text:p>3.6705e-12</text:p>
          </table:table-cell>
          <table:table-cell table:style-name="ce1" office:value-type="string">
            <text:p>2.1882e-16</text:p>
          </table:table-cell>
          <table:table-cell table:style-name="ce1" office:value-type="string">
            <text:p>8.007e-15</text:p>
          </table:table-cell>
        </table:table-row>
        <table:table-row table:style-name="ro2">
          <table:table-cell office:value-type="float" office:value="2570.702">
            <text:p>2570.702</text:p>
          </table:table-cell>
          <table:table-cell table:formula="of:=[.M259]*1000000" office:value-type="float" office:value="213.2">
            <text:p>213.2</text:p>
          </table:table-cell>
          <table:table-cell table:formula="of:=[.N259]*1000000" office:value-type="float" office:value="19.961">
            <text:p>19.961</text:p>
          </table:table-cell>
          <table:table-cell table:formula="of:=[.O259]*1000000" office:value-type="float" office:value="5.9857">
            <text:p>5.9857</text:p>
          </table:table-cell>
          <table:table-cell table:formula="of:=[.P259]*1000000" office:value-type="float" office:value="0.013923">
            <text:p>0.013923</text:p>
          </table:table-cell>
          <table:table-cell table:formula="of:=[.Q259]*1000000" office:value-type="float" office:value="3.6109">
            <text:p>3.6109</text:p>
          </table:table-cell>
          <table:table-cell table:formula="of:=[.R259]*1000000" office:value-type="float" office:value="2.3547">
            <text:p>2.3547</text:p>
          </table:table-cell>
          <table:table-cell table:formula="of:=[.S259]*1000000" office:value-type="float" office:value="17.617">
            <text:p>17.617</text:p>
          </table:table-cell>
          <table:table-cell table:formula="of:=[.T259]*1000000" office:value-type="float" office:value="2192.1">
            <text:p>2192.1</text:p>
          </table:table-cell>
          <table:table-cell table:formula="of:=[.U259]*1000000000000" office:value-type="float" office:value="0.0000056086">
            <text:p>5.6086E-006</text:p>
          </table:table-cell>
          <table:table-cell table:formula="of:=[.V259]*1000000000000" office:value-type="float" office:value="3.6266">
            <text:p>3.6266</text:p>
          </table:table-cell>
          <table:table-cell table:formula="of:=([.W259]+[.X259])*1000000000000" office:value-type="float" office:value="0.00815165">
            <text:p>0.00815165</text:p>
          </table:table-cell>
          <table:table-cell office:value-type="float" office:value="0.0002132">
            <text:p>0.0002132</text:p>
          </table:table-cell>
          <table:table-cell table:style-name="ce1" office:value-type="string">
            <text:p>1.9961e-05</text:p>
          </table:table-cell>
          <table:table-cell table:style-name="ce1" office:value-type="string">
            <text:p>5.9857e-06</text:p>
          </table:table-cell>
          <table:table-cell table:style-name="ce1" office:value-type="string">
            <text:p>1.3923e-08</text:p>
          </table:table-cell>
          <table:table-cell table:style-name="ce1" office:value-type="string">
            <text:p>3.6109e-06</text:p>
          </table:table-cell>
          <table:table-cell table:style-name="ce1" office:value-type="string">
            <text:p>2.3547e-06</text:p>
          </table:table-cell>
          <table:table-cell table:style-name="ce1" office:value-type="string">
            <text:p>1.7617e-05</text:p>
          </table:table-cell>
          <table:table-cell office:value-type="float" office:value="0.0021921">
            <text:p>0.0021921</text:p>
          </table:table-cell>
          <table:table-cell table:style-name="ce1" office:value-type="string">
            <text:p>5.6086e-18</text:p>
          </table:table-cell>
          <table:table-cell table:style-name="ce1" office:value-type="string">
            <text:p>3.6266e-12</text:p>
          </table:table-cell>
          <table:table-cell table:style-name="ce1" office:value-type="string">
            <text:p>2.1685e-16</text:p>
          </table:table-cell>
          <table:table-cell table:style-name="ce1" office:value-type="string">
            <text:p>7.9348e-15</text:p>
          </table:table-cell>
        </table:table-row>
        <table:table-row table:style-name="ro2">
          <table:table-cell office:value-type="float" office:value="2580.702">
            <text:p>2580.702</text:p>
          </table:table-cell>
          <table:table-cell table:formula="of:=[.M260]*1000000" office:value-type="float" office:value="212.17">
            <text:p>212.17</text:p>
          </table:table-cell>
          <table:table-cell table:formula="of:=[.N260]*1000000" office:value-type="float" office:value="19.721">
            <text:p>19.721</text:p>
          </table:table-cell>
          <table:table-cell table:formula="of:=[.O260]*1000000" office:value-type="float" office:value="5.9403">
            <text:p>5.9403</text:p>
          </table:table-cell>
          <table:table-cell table:formula="of:=[.P260]*1000000" office:value-type="float" office:value="0.01393">
            <text:p>0.01393</text:p>
          </table:table-cell>
          <table:table-cell table:formula="of:=[.Q260]*1000000" office:value-type="float" office:value="3.6042">
            <text:p>3.6042</text:p>
          </table:table-cell>
          <table:table-cell table:formula="of:=[.R260]*1000000" office:value-type="float" office:value="2.3373">
            <text:p>2.3373</text:p>
          </table:table-cell>
          <table:table-cell table:formula="of:=[.S260]*1000000" office:value-type="float" office:value="17.669">
            <text:p>17.669</text:p>
          </table:table-cell>
          <table:table-cell table:formula="of:=[.T260]*1000000" office:value-type="float" office:value="2190.8">
            <text:p>2190.8</text:p>
          </table:table-cell>
          <table:table-cell table:formula="of:=[.U260]*1000000000000" office:value-type="float" office:value="0.0000055271">
            <text:p>5.5271E-006</text:p>
          </table:table-cell>
          <table:table-cell table:formula="of:=[.V260]*1000000000000" office:value-type="float" office:value="3.583">
            <text:p>3.583</text:p>
          </table:table-cell>
          <table:table-cell table:formula="of:=([.W260]+[.X260])*1000000000000" office:value-type="float" office:value="0.0080784">
            <text:p>0.0080784</text:p>
          </table:table-cell>
          <table:table-cell office:value-type="float" office:value="0.00021217">
            <text:p>0.00021217</text:p>
          </table:table-cell>
          <table:table-cell table:style-name="ce1" office:value-type="string">
            <text:p>1.9721e-05</text:p>
          </table:table-cell>
          <table:table-cell table:style-name="ce1" office:value-type="string">
            <text:p>5.9403e-06</text:p>
          </table:table-cell>
          <table:table-cell table:style-name="ce1" office:value-type="string">
            <text:p>1.393e-08</text:p>
          </table:table-cell>
          <table:table-cell table:style-name="ce1" office:value-type="string">
            <text:p>3.6042e-06</text:p>
          </table:table-cell>
          <table:table-cell table:style-name="ce1" office:value-type="string">
            <text:p>2.3373e-06</text:p>
          </table:table-cell>
          <table:table-cell table:style-name="ce1" office:value-type="string">
            <text:p>1.7669e-05</text:p>
          </table:table-cell>
          <table:table-cell office:value-type="float" office:value="0.0021908">
            <text:p>0.0021908</text:p>
          </table:table-cell>
          <table:table-cell table:style-name="ce1" office:value-type="string">
            <text:p>5.5271e-18</text:p>
          </table:table-cell>
          <table:table-cell table:style-name="ce1" office:value-type="string">
            <text:p>3.583e-12</text:p>
          </table:table-cell>
          <table:table-cell table:style-name="ce1" office:value-type="string">
            <text:p>2.149e-16</text:p>
          </table:table-cell>
          <table:table-cell table:style-name="ce1" office:value-type="string">
            <text:p>7.8635e-15</text:p>
          </table:table-cell>
        </table:table-row>
        <table:table-row table:style-name="ro2">
          <table:table-cell office:value-type="float" office:value="2590.702">
            <text:p>2590.702</text:p>
          </table:table-cell>
          <table:table-cell table:formula="of:=[.M261]*1000000" office:value-type="float" office:value="211.15">
            <text:p>211.15</text:p>
          </table:table-cell>
          <table:table-cell table:formula="of:=[.N261]*1000000" office:value-type="float" office:value="19.482">
            <text:p>19.482</text:p>
          </table:table-cell>
          <table:table-cell table:formula="of:=[.O261]*1000000" office:value-type="float" office:value="5.8953">
            <text:p>5.8953</text:p>
          </table:table-cell>
          <table:table-cell table:formula="of:=[.P261]*1000000" office:value-type="float" office:value="0.013937">
            <text:p>0.013937</text:p>
          </table:table-cell>
          <table:table-cell table:formula="of:=[.Q261]*1000000" office:value-type="float" office:value="3.5976">
            <text:p>3.5976</text:p>
          </table:table-cell>
          <table:table-cell table:formula="of:=[.R261]*1000000" office:value-type="float" office:value="2.3201">
            <text:p>2.3201</text:p>
          </table:table-cell>
          <table:table-cell table:formula="of:=[.S261]*1000000" office:value-type="float" office:value="17.72">
            <text:p>17.72</text:p>
          </table:table-cell>
          <table:table-cell table:formula="of:=[.T261]*1000000" office:value-type="float" office:value="2189.4">
            <text:p>2189.4</text:p>
          </table:table-cell>
          <table:table-cell table:formula="of:=[.U261]*1000000000000" office:value-type="float" office:value="0.000005448">
            <text:p>0.000005448</text:p>
          </table:table-cell>
          <table:table-cell table:formula="of:=[.V261]*1000000000000" office:value-type="float" office:value="3.5395">
            <text:p>3.5395</text:p>
          </table:table-cell>
          <table:table-cell table:formula="of:=([.W261]+[.X261])*1000000000000" office:value-type="float" office:value="0.00800597">
            <text:p>0.00800597</text:p>
          </table:table-cell>
          <table:table-cell office:value-type="float" office:value="0.00021115">
            <text:p>0.00021115</text:p>
          </table:table-cell>
          <table:table-cell table:style-name="ce1" office:value-type="string">
            <text:p>1.9482e-05</text:p>
          </table:table-cell>
          <table:table-cell table:style-name="ce1" office:value-type="string">
            <text:p>5.8953e-06</text:p>
          </table:table-cell>
          <table:table-cell table:style-name="ce1" office:value-type="string">
            <text:p>1.3937e-08</text:p>
          </table:table-cell>
          <table:table-cell table:style-name="ce1" office:value-type="string">
            <text:p>3.5976e-06</text:p>
          </table:table-cell>
          <table:table-cell table:style-name="ce1" office:value-type="string">
            <text:p>2.3201e-06</text:p>
          </table:table-cell>
          <table:table-cell table:style-name="ce1" office:value-type="string">
            <text:p>1.772e-05</text:p>
          </table:table-cell>
          <table:table-cell office:value-type="float" office:value="0.0021894">
            <text:p>0.0021894</text:p>
          </table:table-cell>
          <table:table-cell table:style-name="ce1" office:value-type="string">
            <text:p>5.448e-18</text:p>
          </table:table-cell>
          <table:table-cell table:style-name="ce1" office:value-type="string">
            <text:p>3.5395e-12</text:p>
          </table:table-cell>
          <table:table-cell table:style-name="ce1" office:value-type="string">
            <text:p>2.1297e-16</text:p>
          </table:table-cell>
          <table:table-cell table:style-name="ce1" office:value-type="string">
            <text:p>7.793e-15</text:p>
          </table:table-cell>
        </table:table-row>
        <table:table-row table:style-name="ro2">
          <table:table-cell office:value-type="float" office:value="2600.702">
            <text:p>2600.702</text:p>
          </table:table-cell>
          <table:table-cell table:formula="of:=[.M262]*1000000" office:value-type="float" office:value="210.14">
            <text:p>210.14</text:p>
          </table:table-cell>
          <table:table-cell table:formula="of:=[.N262]*1000000" office:value-type="float" office:value="19.244">
            <text:p>19.244</text:p>
          </table:table-cell>
          <table:table-cell table:formula="of:=[.O262]*1000000" office:value-type="float" office:value="5.8506">
            <text:p>5.8506</text:p>
          </table:table-cell>
          <table:table-cell table:formula="of:=[.P262]*1000000" office:value-type="float" office:value="0.013943">
            <text:p>0.013943</text:p>
          </table:table-cell>
          <table:table-cell table:formula="of:=[.Q262]*1000000" office:value-type="float" office:value="3.591">
            <text:p>3.591</text:p>
          </table:table-cell>
          <table:table-cell table:formula="of:=[.R262]*1000000" office:value-type="float" office:value="2.303">
            <text:p>2.303</text:p>
          </table:table-cell>
          <table:table-cell table:formula="of:=[.S262]*1000000" office:value-type="float" office:value="17.772">
            <text:p>17.772</text:p>
          </table:table-cell>
          <table:table-cell table:formula="of:=[.T262]*1000000" office:value-type="float" office:value="2188.1">
            <text:p>2188.1</text:p>
          </table:table-cell>
          <table:table-cell table:formula="of:=[.U262]*1000000000000" office:value-type="float" office:value="0.0000053713">
            <text:p>5.3713E-006</text:p>
          </table:table-cell>
          <table:table-cell table:formula="of:=[.V262]*1000000000000" office:value-type="float" office:value="3.4961">
            <text:p>3.4961</text:p>
          </table:table-cell>
          <table:table-cell table:formula="of:=([.W262]+[.X262])*1000000000000" office:value-type="float" office:value="0.00793436">
            <text:p>0.00793436</text:p>
          </table:table-cell>
          <table:table-cell office:value-type="float" office:value="0.00021014">
            <text:p>0.00021014</text:p>
          </table:table-cell>
          <table:table-cell table:style-name="ce1" office:value-type="string">
            <text:p>1.9244e-05</text:p>
          </table:table-cell>
          <table:table-cell table:style-name="ce1" office:value-type="string">
            <text:p>5.8506e-06</text:p>
          </table:table-cell>
          <table:table-cell table:style-name="ce1" office:value-type="string">
            <text:p>1.3943e-08</text:p>
          </table:table-cell>
          <table:table-cell table:style-name="ce1" office:value-type="string">
            <text:p>3.591e-06</text:p>
          </table:table-cell>
          <table:table-cell table:style-name="ce1" office:value-type="string">
            <text:p>2.303e-06</text:p>
          </table:table-cell>
          <table:table-cell table:style-name="ce1" office:value-type="string">
            <text:p>1.7772e-05</text:p>
          </table:table-cell>
          <table:table-cell office:value-type="float" office:value="0.0021881">
            <text:p>0.0021881</text:p>
          </table:table-cell>
          <table:table-cell table:style-name="ce1" office:value-type="string">
            <text:p>5.3713e-18</text:p>
          </table:table-cell>
          <table:table-cell table:style-name="ce1" office:value-type="string">
            <text:p>3.4961e-12</text:p>
          </table:table-cell>
          <table:table-cell table:style-name="ce1" office:value-type="string">
            <text:p>2.1106e-16</text:p>
          </table:table-cell>
          <table:table-cell table:style-name="ce1" office:value-type="string">
            <text:p>7.7233e-15</text:p>
          </table:table-cell>
        </table:table-row>
        <table:table-row table:style-name="ro2">
          <table:table-cell office:value-type="float" office:value="2610.702">
            <text:p>2610.702</text:p>
          </table:table-cell>
          <table:table-cell table:formula="of:=[.M263]*1000000" office:value-type="float" office:value="209.15">
            <text:p>209.15</text:p>
          </table:table-cell>
          <table:table-cell table:formula="of:=[.N263]*1000000" office:value-type="float" office:value="19.008">
            <text:p>19.008</text:p>
          </table:table-cell>
          <table:table-cell table:formula="of:=[.O263]*1000000" office:value-type="float" office:value="5.8061">
            <text:p>5.8061</text:p>
          </table:table-cell>
          <table:table-cell table:formula="of:=[.P263]*1000000" office:value-type="float" office:value="0.01395">
            <text:p>0.01395</text:p>
          </table:table-cell>
          <table:table-cell table:formula="of:=[.Q263]*1000000" office:value-type="float" office:value="3.5845">
            <text:p>3.5845</text:p>
          </table:table-cell>
          <table:table-cell table:formula="of:=[.R263]*1000000" office:value-type="float" office:value="2.286">
            <text:p>2.286</text:p>
          </table:table-cell>
          <table:table-cell table:formula="of:=[.S263]*1000000" office:value-type="float" office:value="17.822">
            <text:p>17.822</text:p>
          </table:table-cell>
          <table:table-cell table:formula="of:=[.T263]*1000000" office:value-type="float" office:value="2186.7">
            <text:p>2186.7</text:p>
          </table:table-cell>
          <table:table-cell table:formula="of:=[.U263]*1000000000000" office:value-type="float" office:value="0.000005297">
            <text:p>0.000005297</text:p>
          </table:table-cell>
          <table:table-cell table:formula="of:=[.V263]*1000000000000" office:value-type="float" office:value="3.453">
            <text:p>3.453</text:p>
          </table:table-cell>
          <table:table-cell table:formula="of:=([.W263]+[.X263])*1000000000000" office:value-type="float" office:value="0.00786358">
            <text:p>0.00786358</text:p>
          </table:table-cell>
          <table:table-cell office:value-type="float" office:value="0.00020915">
            <text:p>0.00020915</text:p>
          </table:table-cell>
          <table:table-cell table:style-name="ce1" office:value-type="string">
            <text:p>1.9008e-05</text:p>
          </table:table-cell>
          <table:table-cell table:style-name="ce1" office:value-type="string">
            <text:p>5.8061e-06</text:p>
          </table:table-cell>
          <table:table-cell table:style-name="ce1" office:value-type="string">
            <text:p>1.395e-08</text:p>
          </table:table-cell>
          <table:table-cell table:style-name="ce1" office:value-type="string">
            <text:p>3.5845e-06</text:p>
          </table:table-cell>
          <table:table-cell table:style-name="ce1" office:value-type="string">
            <text:p>2.286e-06</text:p>
          </table:table-cell>
          <table:table-cell table:style-name="ce1" office:value-type="string">
            <text:p>1.7822e-05</text:p>
          </table:table-cell>
          <table:table-cell office:value-type="float" office:value="0.0021867">
            <text:p>0.0021867</text:p>
          </table:table-cell>
          <table:table-cell table:style-name="ce1" office:value-type="string">
            <text:p>5.297e-18</text:p>
          </table:table-cell>
          <table:table-cell table:style-name="ce1" office:value-type="string">
            <text:p>3.453e-12</text:p>
          </table:table-cell>
          <table:table-cell table:style-name="ce1" office:value-type="string">
            <text:p>2.0918e-16</text:p>
          </table:table-cell>
          <table:table-cell table:style-name="ce1" office:value-type="string">
            <text:p>7.6544e-15</text:p>
          </table:table-cell>
        </table:table-row>
        <table:table-row table:style-name="ro2">
          <table:table-cell office:value-type="float" office:value="2620.702">
            <text:p>2620.702</text:p>
          </table:table-cell>
          <table:table-cell table:formula="of:=[.M264]*1000000" office:value-type="float" office:value="208.16">
            <text:p>208.16</text:p>
          </table:table-cell>
          <table:table-cell table:formula="of:=[.N264]*1000000" office:value-type="float" office:value="18.773">
            <text:p>18.773</text:p>
          </table:table-cell>
          <table:table-cell table:formula="of:=[.O264]*1000000" office:value-type="float" office:value="5.762">
            <text:p>5.762</text:p>
          </table:table-cell>
          <table:table-cell table:formula="of:=[.P264]*1000000" office:value-type="float" office:value="0.013956">
            <text:p>0.013956</text:p>
          </table:table-cell>
          <table:table-cell table:formula="of:=[.Q264]*1000000" office:value-type="float" office:value="3.578">
            <text:p>3.578</text:p>
          </table:table-cell>
          <table:table-cell table:formula="of:=[.R264]*1000000" office:value-type="float" office:value="2.2692">
            <text:p>2.2692</text:p>
          </table:table-cell>
          <table:table-cell table:formula="of:=[.S264]*1000000" office:value-type="float" office:value="17.873">
            <text:p>17.873</text:p>
          </table:table-cell>
          <table:table-cell table:formula="of:=[.T264]*1000000" office:value-type="float" office:value="2185.4">
            <text:p>2185.4</text:p>
          </table:table-cell>
          <table:table-cell table:formula="of:=[.U264]*1000000000000" office:value-type="float" office:value="0.000005225">
            <text:p>0.000005225</text:p>
          </table:table-cell>
          <table:table-cell table:formula="of:=[.V264]*1000000000000" office:value-type="float" office:value="3.41">
            <text:p>3.41</text:p>
          </table:table-cell>
          <table:table-cell table:formula="of:=([.W264]+[.X264])*1000000000000" office:value-type="float" office:value="0.00779352">
            <text:p>0.00779352</text:p>
          </table:table-cell>
          <table:table-cell office:value-type="float" office:value="0.00020816">
            <text:p>0.00020816</text:p>
          </table:table-cell>
          <table:table-cell table:style-name="ce1" office:value-type="string">
            <text:p>1.8773e-05</text:p>
          </table:table-cell>
          <table:table-cell table:style-name="ce1" office:value-type="string">
            <text:p>5.762e-06</text:p>
          </table:table-cell>
          <table:table-cell table:style-name="ce1" office:value-type="string">
            <text:p>1.3956e-08</text:p>
          </table:table-cell>
          <table:table-cell table:style-name="ce1" office:value-type="string">
            <text:p>3.578e-06</text:p>
          </table:table-cell>
          <table:table-cell table:style-name="ce1" office:value-type="string">
            <text:p>2.2692e-06</text:p>
          </table:table-cell>
          <table:table-cell table:style-name="ce1" office:value-type="string">
            <text:p>1.7873e-05</text:p>
          </table:table-cell>
          <table:table-cell office:value-type="float" office:value="0.0021854">
            <text:p>0.0021854</text:p>
          </table:table-cell>
          <table:table-cell table:style-name="ce1" office:value-type="string">
            <text:p>5.225e-18</text:p>
          </table:table-cell>
          <table:table-cell table:style-name="ce1" office:value-type="string">
            <text:p>3.41e-12</text:p>
          </table:table-cell>
          <table:table-cell table:style-name="ce1" office:value-type="string">
            <text:p>2.0732e-16</text:p>
          </table:table-cell>
          <table:table-cell table:style-name="ce1" office:value-type="string">
            <text:p>7.5862e-15</text:p>
          </table:table-cell>
        </table:table-row>
        <table:table-row table:style-name="ro2">
          <table:table-cell office:value-type="float" office:value="2630.702">
            <text:p>2630.702</text:p>
          </table:table-cell>
          <table:table-cell table:formula="of:=[.M265]*1000000" office:value-type="float" office:value="207.2">
            <text:p>207.2</text:p>
          </table:table-cell>
          <table:table-cell table:formula="of:=[.N265]*1000000" office:value-type="float" office:value="18.539">
            <text:p>18.539</text:p>
          </table:table-cell>
          <table:table-cell table:formula="of:=[.O265]*1000000" office:value-type="float" office:value="5.7181">
            <text:p>5.7181</text:p>
          </table:table-cell>
          <table:table-cell table:formula="of:=[.P265]*1000000" office:value-type="float" office:value="0.013962">
            <text:p>0.013962</text:p>
          </table:table-cell>
          <table:table-cell table:formula="of:=[.Q265]*1000000" office:value-type="float" office:value="3.5715">
            <text:p>3.5715</text:p>
          </table:table-cell>
          <table:table-cell table:formula="of:=[.R265]*1000000" office:value-type="float" office:value="2.2525">
            <text:p>2.2525</text:p>
          </table:table-cell>
          <table:table-cell table:formula="of:=[.S265]*1000000" office:value-type="float" office:value="17.922">
            <text:p>17.922</text:p>
          </table:table-cell>
          <table:table-cell table:formula="of:=[.T265]*1000000" office:value-type="float" office:value="2184.1">
            <text:p>2184.1</text:p>
          </table:table-cell>
          <table:table-cell table:formula="of:=[.U265]*1000000000000" office:value-type="float" office:value="0.0000051551">
            <text:p>5.1551E-006</text:p>
          </table:table-cell>
          <table:table-cell table:formula="of:=[.V265]*1000000000000" office:value-type="float" office:value="3.3673">
            <text:p>3.3673</text:p>
          </table:table-cell>
          <table:table-cell table:formula="of:=([.W265]+[.X265])*1000000000000" office:value-type="float" office:value="0.00772438">
            <text:p>0.00772438</text:p>
          </table:table-cell>
          <table:table-cell office:value-type="float" office:value="0.0002072">
            <text:p>0.0002072</text:p>
          </table:table-cell>
          <table:table-cell table:style-name="ce1" office:value-type="string">
            <text:p>1.8539e-05</text:p>
          </table:table-cell>
          <table:table-cell table:style-name="ce1" office:value-type="string">
            <text:p>5.7181e-06</text:p>
          </table:table-cell>
          <table:table-cell table:style-name="ce1" office:value-type="string">
            <text:p>1.3962e-08</text:p>
          </table:table-cell>
          <table:table-cell table:style-name="ce1" office:value-type="string">
            <text:p>3.5715e-06</text:p>
          </table:table-cell>
          <table:table-cell table:style-name="ce1" office:value-type="string">
            <text:p>2.2525e-06</text:p>
          </table:table-cell>
          <table:table-cell table:style-name="ce1" office:value-type="string">
            <text:p>1.7922e-05</text:p>
          </table:table-cell>
          <table:table-cell office:value-type="float" office:value="0.0021841">
            <text:p>0.0021841</text:p>
          </table:table-cell>
          <table:table-cell table:style-name="ce1" office:value-type="string">
            <text:p>5.1551e-18</text:p>
          </table:table-cell>
          <table:table-cell table:style-name="ce1" office:value-type="string">
            <text:p>3.3673e-12</text:p>
          </table:table-cell>
          <table:table-cell table:style-name="ce1" office:value-type="string">
            <text:p>2.0548e-16</text:p>
          </table:table-cell>
          <table:table-cell table:style-name="ce1" office:value-type="string">
            <text:p>7.5189e-15</text:p>
          </table:table-cell>
        </table:table-row>
        <table:table-row table:style-name="ro2">
          <table:table-cell office:value-type="float" office:value="2640.702">
            <text:p>2640.702</text:p>
          </table:table-cell>
          <table:table-cell table:formula="of:=[.M266]*1000000" office:value-type="float" office:value="206.24">
            <text:p>206.24</text:p>
          </table:table-cell>
          <table:table-cell table:formula="of:=[.N266]*1000000" office:value-type="float" office:value="18.307">
            <text:p>18.307</text:p>
          </table:table-cell>
          <table:table-cell table:formula="of:=[.O266]*1000000" office:value-type="float" office:value="5.6746">
            <text:p>5.6746</text:p>
          </table:table-cell>
          <table:table-cell table:formula="of:=[.P266]*1000000" office:value-type="float" office:value="0.013968">
            <text:p>0.013968</text:p>
          </table:table-cell>
          <table:table-cell table:formula="of:=[.Q266]*1000000" office:value-type="float" office:value="3.5652">
            <text:p>3.5652</text:p>
          </table:table-cell>
          <table:table-cell table:formula="of:=[.R266]*1000000" office:value-type="float" office:value="2.2359">
            <text:p>2.2359</text:p>
          </table:table-cell>
          <table:table-cell table:formula="of:=[.S266]*1000000" office:value-type="float" office:value="17.972">
            <text:p>17.972</text:p>
          </table:table-cell>
          <table:table-cell table:formula="of:=[.T266]*1000000" office:value-type="float" office:value="2182.8">
            <text:p>2182.8</text:p>
          </table:table-cell>
          <table:table-cell table:formula="of:=[.U266]*1000000000000" office:value-type="float" office:value="0.0000050874">
            <text:p>5.0874E-006</text:p>
          </table:table-cell>
          <table:table-cell table:formula="of:=[.V266]*1000000000000" office:value-type="float" office:value="3.3247">
            <text:p>3.3247</text:p>
          </table:table-cell>
          <table:table-cell table:formula="of:=([.W266]+[.X266])*1000000000000" office:value-type="float" office:value="0.00765596">
            <text:p>0.00765596</text:p>
          </table:table-cell>
          <table:table-cell office:value-type="float" office:value="0.00020624">
            <text:p>0.00020624</text:p>
          </table:table-cell>
          <table:table-cell table:style-name="ce1" office:value-type="string">
            <text:p>1.8307e-05</text:p>
          </table:table-cell>
          <table:table-cell table:style-name="ce1" office:value-type="string">
            <text:p>5.6746e-06</text:p>
          </table:table-cell>
          <table:table-cell table:style-name="ce1" office:value-type="string">
            <text:p>1.3968e-08</text:p>
          </table:table-cell>
          <table:table-cell table:style-name="ce1" office:value-type="string">
            <text:p>3.5652e-06</text:p>
          </table:table-cell>
          <table:table-cell table:style-name="ce1" office:value-type="string">
            <text:p>2.2359e-06</text:p>
          </table:table-cell>
          <table:table-cell table:style-name="ce1" office:value-type="string">
            <text:p>1.7972e-05</text:p>
          </table:table-cell>
          <table:table-cell office:value-type="float" office:value="0.0021828">
            <text:p>0.0021828</text:p>
          </table:table-cell>
          <table:table-cell table:style-name="ce1" office:value-type="string">
            <text:p>5.0874e-18</text:p>
          </table:table-cell>
          <table:table-cell table:style-name="ce1" office:value-type="string">
            <text:p>3.3247e-12</text:p>
          </table:table-cell>
          <table:table-cell table:style-name="ce1" office:value-type="string">
            <text:p>2.0366e-16</text:p>
          </table:table-cell>
          <table:table-cell table:style-name="ce1" office:value-type="string">
            <text:p>7.4523e-15</text:p>
          </table:table-cell>
        </table:table-row>
        <table:table-row table:style-name="ro2">
          <table:table-cell office:value-type="float" office:value="2650.702">
            <text:p>2650.702</text:p>
          </table:table-cell>
          <table:table-cell table:formula="of:=[.M267]*1000000" office:value-type="float" office:value="205.3">
            <text:p>205.3</text:p>
          </table:table-cell>
          <table:table-cell table:formula="of:=[.N267]*1000000" office:value-type="float" office:value="18.076">
            <text:p>18.076</text:p>
          </table:table-cell>
          <table:table-cell table:formula="of:=[.O267]*1000000" office:value-type="float" office:value="5.6313">
            <text:p>5.6313</text:p>
          </table:table-cell>
          <table:table-cell table:formula="of:=[.P267]*1000000" office:value-type="float" office:value="0.013974">
            <text:p>0.013974</text:p>
          </table:table-cell>
          <table:table-cell table:formula="of:=[.Q267]*1000000" office:value-type="float" office:value="3.5588">
            <text:p>3.5588</text:p>
          </table:table-cell>
          <table:table-cell table:formula="of:=[.R267]*1000000" office:value-type="float" office:value="2.2194">
            <text:p>2.2194</text:p>
          </table:table-cell>
          <table:table-cell table:formula="of:=[.S267]*1000000" office:value-type="float" office:value="18.021">
            <text:p>18.021</text:p>
          </table:table-cell>
          <table:table-cell table:formula="of:=[.T267]*1000000" office:value-type="float" office:value="2181.6">
            <text:p>2181.6</text:p>
          </table:table-cell>
          <table:table-cell table:formula="of:=[.U267]*1000000000000" office:value-type="float" office:value="0.0000050218">
            <text:p>5.0218E-006</text:p>
          </table:table-cell>
          <table:table-cell table:formula="of:=[.V267]*1000000000000" office:value-type="float" office:value="3.2824">
            <text:p>3.2824</text:p>
          </table:table-cell>
          <table:table-cell table:formula="of:=([.W267]+[.X267])*1000000000000" office:value-type="float" office:value="0.00758836">
            <text:p>0.00758836</text:p>
          </table:table-cell>
          <table:table-cell office:value-type="float" office:value="0.0002053">
            <text:p>0.0002053</text:p>
          </table:table-cell>
          <table:table-cell table:style-name="ce1" office:value-type="string">
            <text:p>1.8076e-05</text:p>
          </table:table-cell>
          <table:table-cell table:style-name="ce1" office:value-type="string">
            <text:p>5.6313e-06</text:p>
          </table:table-cell>
          <table:table-cell table:style-name="ce1" office:value-type="string">
            <text:p>1.3974e-08</text:p>
          </table:table-cell>
          <table:table-cell table:style-name="ce1" office:value-type="string">
            <text:p>3.5588e-06</text:p>
          </table:table-cell>
          <table:table-cell table:style-name="ce1" office:value-type="string">
            <text:p>2.2194e-06</text:p>
          </table:table-cell>
          <table:table-cell table:style-name="ce1" office:value-type="string">
            <text:p>1.8021e-05</text:p>
          </table:table-cell>
          <table:table-cell office:value-type="float" office:value="0.0021816">
            <text:p>0.0021816</text:p>
          </table:table-cell>
          <table:table-cell table:style-name="ce1" office:value-type="string">
            <text:p>5.0218e-18</text:p>
          </table:table-cell>
          <table:table-cell table:style-name="ce1" office:value-type="string">
            <text:p>3.2824e-12</text:p>
          </table:table-cell>
          <table:table-cell table:style-name="ce1" office:value-type="string">
            <text:p>2.0186e-16</text:p>
          </table:table-cell>
          <table:table-cell table:style-name="ce1" office:value-type="string">
            <text:p>7.3865e-15</text:p>
          </table:table-cell>
        </table:table-row>
        <table:table-row table:style-name="ro2">
          <table:table-cell office:value-type="float" office:value="2660.702">
            <text:p>2660.702</text:p>
          </table:table-cell>
          <table:table-cell table:formula="of:=[.M268]*1000000" office:value-type="float" office:value="204.37">
            <text:p>204.37</text:p>
          </table:table-cell>
          <table:table-cell table:formula="of:=[.N268]*1000000" office:value-type="float" office:value="17.846">
            <text:p>17.846</text:p>
          </table:table-cell>
          <table:table-cell table:formula="of:=[.O268]*1000000" office:value-type="float" office:value="5.5884">
            <text:p>5.5884</text:p>
          </table:table-cell>
          <table:table-cell table:formula="of:=[.P268]*1000000" office:value-type="float" office:value="0.01398">
            <text:p>0.01398</text:p>
          </table:table-cell>
          <table:table-cell table:formula="of:=[.Q268]*1000000" office:value-type="float" office:value="3.5525">
            <text:p>3.5525</text:p>
          </table:table-cell>
          <table:table-cell table:formula="of:=[.R268]*1000000" office:value-type="float" office:value="2.2031">
            <text:p>2.2031</text:p>
          </table:table-cell>
          <table:table-cell table:formula="of:=[.S268]*1000000" office:value-type="float" office:value="18.07">
            <text:p>18.07</text:p>
          </table:table-cell>
          <table:table-cell table:formula="of:=[.T268]*1000000" office:value-type="float" office:value="2180.3">
            <text:p>2180.3</text:p>
          </table:table-cell>
          <table:table-cell table:formula="of:=[.U268]*1000000000000" office:value-type="float" office:value="0.0000049582">
            <text:p>4.9582E-006</text:p>
          </table:table-cell>
          <table:table-cell table:formula="of:=[.V268]*1000000000000" office:value-type="float" office:value="3.2403">
            <text:p>3.2403</text:p>
          </table:table-cell>
          <table:table-cell table:formula="of:=([.W268]+[.X268])*1000000000000" office:value-type="float" office:value="0.00752148">
            <text:p>0.00752148</text:p>
          </table:table-cell>
          <table:table-cell office:value-type="float" office:value="0.00020437">
            <text:p>0.00020437</text:p>
          </table:table-cell>
          <table:table-cell table:style-name="ce1" office:value-type="string">
            <text:p>1.7846e-05</text:p>
          </table:table-cell>
          <table:table-cell table:style-name="ce1" office:value-type="string">
            <text:p>5.5884e-06</text:p>
          </table:table-cell>
          <table:table-cell table:style-name="ce1" office:value-type="string">
            <text:p>1.398e-08</text:p>
          </table:table-cell>
          <table:table-cell table:style-name="ce1" office:value-type="string">
            <text:p>3.5525e-06</text:p>
          </table:table-cell>
          <table:table-cell table:style-name="ce1" office:value-type="string">
            <text:p>2.2031e-06</text:p>
          </table:table-cell>
          <table:table-cell table:style-name="ce1" office:value-type="string">
            <text:p>1.807e-05</text:p>
          </table:table-cell>
          <table:table-cell office:value-type="float" office:value="0.0021803">
            <text:p>0.0021803</text:p>
          </table:table-cell>
          <table:table-cell table:style-name="ce1" office:value-type="string">
            <text:p>4.9582e-18</text:p>
          </table:table-cell>
          <table:table-cell table:style-name="ce1" office:value-type="string">
            <text:p>3.2403e-12</text:p>
          </table:table-cell>
          <table:table-cell table:style-name="ce1" office:value-type="string">
            <text:p>2.0008e-16</text:p>
          </table:table-cell>
          <table:table-cell table:style-name="ce1" office:value-type="string">
            <text:p>7.3214e-15</text:p>
          </table:table-cell>
        </table:table-row>
        <table:table-row table:style-name="ro2">
          <table:table-cell office:value-type="float" office:value="2670.702">
            <text:p>2670.702</text:p>
          </table:table-cell>
          <table:table-cell table:formula="of:=[.M269]*1000000" office:value-type="float" office:value="203.45">
            <text:p>203.45</text:p>
          </table:table-cell>
          <table:table-cell table:formula="of:=[.N269]*1000000" office:value-type="float" office:value="17.618">
            <text:p>17.618</text:p>
          </table:table-cell>
          <table:table-cell table:formula="of:=[.O269]*1000000" office:value-type="float" office:value="5.5457">
            <text:p>5.5457</text:p>
          </table:table-cell>
          <table:table-cell table:formula="of:=[.P269]*1000000" office:value-type="float" office:value="0.013986">
            <text:p>0.013986</text:p>
          </table:table-cell>
          <table:table-cell table:formula="of:=[.Q269]*1000000" office:value-type="float" office:value="3.5462">
            <text:p>3.5462</text:p>
          </table:table-cell>
          <table:table-cell table:formula="of:=[.R269]*1000000" office:value-type="float" office:value="2.1869">
            <text:p>2.1869</text:p>
          </table:table-cell>
          <table:table-cell table:formula="of:=[.S269]*1000000" office:value-type="float" office:value="18.119">
            <text:p>18.119</text:p>
          </table:table-cell>
          <table:table-cell table:formula="of:=[.T269]*1000000" office:value-type="float" office:value="2179.1">
            <text:p>2179.1</text:p>
          </table:table-cell>
          <table:table-cell table:formula="of:=[.U269]*1000000000000" office:value-type="float" office:value="0.0000048965">
            <text:p>4.8965E-006</text:p>
          </table:table-cell>
          <table:table-cell table:formula="of:=[.V269]*1000000000000" office:value-type="float" office:value="3.1984">
            <text:p>3.1984</text:p>
          </table:table-cell>
          <table:table-cell table:formula="of:=([.W269]+[.X269])*1000000000000" office:value-type="float" office:value="0.00745542">
            <text:p>0.00745542</text:p>
          </table:table-cell>
          <table:table-cell office:value-type="float" office:value="0.00020345">
            <text:p>0.00020345</text:p>
          </table:table-cell>
          <table:table-cell table:style-name="ce1" office:value-type="string">
            <text:p>1.7618e-05</text:p>
          </table:table-cell>
          <table:table-cell table:style-name="ce1" office:value-type="string">
            <text:p>5.5457e-06</text:p>
          </table:table-cell>
          <table:table-cell table:style-name="ce1" office:value-type="string">
            <text:p>1.3986e-08</text:p>
          </table:table-cell>
          <table:table-cell table:style-name="ce1" office:value-type="string">
            <text:p>3.5462e-06</text:p>
          </table:table-cell>
          <table:table-cell table:style-name="ce1" office:value-type="string">
            <text:p>2.1869e-06</text:p>
          </table:table-cell>
          <table:table-cell table:style-name="ce1" office:value-type="string">
            <text:p>1.8119e-05</text:p>
          </table:table-cell>
          <table:table-cell office:value-type="float" office:value="0.0021791">
            <text:p>0.0021791</text:p>
          </table:table-cell>
          <table:table-cell table:style-name="ce1" office:value-type="string">
            <text:p>4.8965e-18</text:p>
          </table:table-cell>
          <table:table-cell table:style-name="ce1" office:value-type="string">
            <text:p>3.1984e-12</text:p>
          </table:table-cell>
          <table:table-cell table:style-name="ce1" office:value-type="string">
            <text:p>1.9832e-16</text:p>
          </table:table-cell>
          <table:table-cell table:style-name="ce1" office:value-type="string">
            <text:p>7.2571e-15</text:p>
          </table:table-cell>
        </table:table-row>
        <table:table-row table:style-name="ro2">
          <table:table-cell office:value-type="float" office:value="2680.702">
            <text:p>2680.702</text:p>
          </table:table-cell>
          <table:table-cell table:formula="of:=[.M270]*1000000" office:value-type="float" office:value="202.54">
            <text:p>202.54</text:p>
          </table:table-cell>
          <table:table-cell table:formula="of:=[.N270]*1000000" office:value-type="float" office:value="17.391">
            <text:p>17.391</text:p>
          </table:table-cell>
          <table:table-cell table:formula="of:=[.O270]*1000000" office:value-type="float" office:value="5.5033">
            <text:p>5.5033</text:p>
          </table:table-cell>
          <table:table-cell table:formula="of:=[.P270]*1000000" office:value-type="float" office:value="0.013991">
            <text:p>0.013991</text:p>
          </table:table-cell>
          <table:table-cell table:formula="of:=[.Q270]*1000000" office:value-type="float" office:value="3.5399">
            <text:p>3.5399</text:p>
          </table:table-cell>
          <table:table-cell table:formula="of:=[.R270]*1000000" office:value-type="float" office:value="2.1708">
            <text:p>2.1708</text:p>
          </table:table-cell>
          <table:table-cell table:formula="of:=[.S270]*1000000" office:value-type="float" office:value="18.167">
            <text:p>18.167</text:p>
          </table:table-cell>
          <table:table-cell table:formula="of:=[.T270]*1000000" office:value-type="float" office:value="2177.8">
            <text:p>2177.8</text:p>
          </table:table-cell>
          <table:table-cell table:formula="of:=[.U270]*1000000000000" office:value-type="float" office:value="0.0000048367">
            <text:p>4.8367E-006</text:p>
          </table:table-cell>
          <table:table-cell table:formula="of:=[.V270]*1000000000000" office:value-type="float" office:value="3.1566">
            <text:p>3.1566</text:p>
          </table:table-cell>
          <table:table-cell table:formula="of:=([.W270]+[.X270])*1000000000000" office:value-type="float" office:value="0.00739008">
            <text:p>0.00739008</text:p>
          </table:table-cell>
          <table:table-cell office:value-type="float" office:value="0.00020254">
            <text:p>0.00020254</text:p>
          </table:table-cell>
          <table:table-cell table:style-name="ce1" office:value-type="string">
            <text:p>1.7391e-05</text:p>
          </table:table-cell>
          <table:table-cell table:style-name="ce1" office:value-type="string">
            <text:p>5.5033e-06</text:p>
          </table:table-cell>
          <table:table-cell table:style-name="ce1" office:value-type="string">
            <text:p>1.3991e-08</text:p>
          </table:table-cell>
          <table:table-cell table:style-name="ce1" office:value-type="string">
            <text:p>3.5399e-06</text:p>
          </table:table-cell>
          <table:table-cell table:style-name="ce1" office:value-type="string">
            <text:p>2.1708e-06</text:p>
          </table:table-cell>
          <table:table-cell table:style-name="ce1" office:value-type="string">
            <text:p>1.8167e-05</text:p>
          </table:table-cell>
          <table:table-cell office:value-type="float" office:value="0.0021778">
            <text:p>0.0021778</text:p>
          </table:table-cell>
          <table:table-cell table:style-name="ce1" office:value-type="string">
            <text:p>4.8367e-18</text:p>
          </table:table-cell>
          <table:table-cell table:style-name="ce1" office:value-type="string">
            <text:p>3.1566e-12</text:p>
          </table:table-cell>
          <table:table-cell table:style-name="ce1" office:value-type="string">
            <text:p>1.9658e-16</text:p>
          </table:table-cell>
          <table:table-cell table:style-name="ce1" office:value-type="string">
            <text:p>7.1935e-15</text:p>
          </table:table-cell>
        </table:table-row>
        <table:table-row table:style-name="ro2">
          <table:table-cell office:value-type="float" office:value="2690.702">
            <text:p>2690.702</text:p>
          </table:table-cell>
          <table:table-cell table:formula="of:=[.M271]*1000000" office:value-type="float" office:value="201.65">
            <text:p>201.65</text:p>
          </table:table-cell>
          <table:table-cell table:formula="of:=[.N271]*1000000" office:value-type="float" office:value="17.165">
            <text:p>17.165</text:p>
          </table:table-cell>
          <table:table-cell table:formula="of:=[.O271]*1000000" office:value-type="float" office:value="5.4613">
            <text:p>5.4613</text:p>
          </table:table-cell>
          <table:table-cell table:formula="of:=[.P271]*1000000" office:value-type="float" office:value="0.013996">
            <text:p>0.013996</text:p>
          </table:table-cell>
          <table:table-cell table:formula="of:=[.Q271]*1000000" office:value-type="float" office:value="3.5337">
            <text:p>3.5337</text:p>
          </table:table-cell>
          <table:table-cell table:formula="of:=[.R271]*1000000" office:value-type="float" office:value="2.1549">
            <text:p>2.1549</text:p>
          </table:table-cell>
          <table:table-cell table:formula="of:=[.S271]*1000000" office:value-type="float" office:value="18.215">
            <text:p>18.215</text:p>
          </table:table-cell>
          <table:table-cell table:formula="of:=[.T271]*1000000" office:value-type="float" office:value="2176.6">
            <text:p>2176.6</text:p>
          </table:table-cell>
          <table:table-cell table:formula="of:=[.U271]*1000000000000" office:value-type="float" office:value="0.0000047787">
            <text:p>4.7787E-006</text:p>
          </table:table-cell>
          <table:table-cell table:formula="of:=[.V271]*1000000000000" office:value-type="float" office:value="3.1152">
            <text:p>3.1152</text:p>
          </table:table-cell>
          <table:table-cell table:formula="of:=([.W271]+[.X271])*1000000000000" office:value-type="float" office:value="0.00732546">
            <text:p>0.00732546</text:p>
          </table:table-cell>
          <table:table-cell office:value-type="float" office:value="0.00020165">
            <text:p>0.00020165</text:p>
          </table:table-cell>
          <table:table-cell table:style-name="ce1" office:value-type="string">
            <text:p>1.7165e-05</text:p>
          </table:table-cell>
          <table:table-cell table:style-name="ce1" office:value-type="string">
            <text:p>5.4613e-06</text:p>
          </table:table-cell>
          <table:table-cell table:style-name="ce1" office:value-type="string">
            <text:p>1.3996e-08</text:p>
          </table:table-cell>
          <table:table-cell table:style-name="ce1" office:value-type="string">
            <text:p>3.5337e-06</text:p>
          </table:table-cell>
          <table:table-cell table:style-name="ce1" office:value-type="string">
            <text:p>2.1549e-06</text:p>
          </table:table-cell>
          <table:table-cell table:style-name="ce1" office:value-type="string">
            <text:p>1.8215e-05</text:p>
          </table:table-cell>
          <table:table-cell office:value-type="float" office:value="0.0021766">
            <text:p>0.0021766</text:p>
          </table:table-cell>
          <table:table-cell table:style-name="ce1" office:value-type="string">
            <text:p>4.7787e-18</text:p>
          </table:table-cell>
          <table:table-cell table:style-name="ce1" office:value-type="string">
            <text:p>3.1152e-12</text:p>
          </table:table-cell>
          <table:table-cell table:style-name="ce1" office:value-type="string">
            <text:p>1.9486e-16</text:p>
          </table:table-cell>
          <table:table-cell table:style-name="ce1" office:value-type="string">
            <text:p>7.1306e-15</text:p>
          </table:table-cell>
        </table:table-row>
        <table:table-row table:style-name="ro2">
          <table:table-cell office:value-type="float" office:value="2700.702">
            <text:p>2700.702</text:p>
          </table:table-cell>
          <table:table-cell table:formula="of:=[.M272]*1000000" office:value-type="float" office:value="200.77">
            <text:p>200.77</text:p>
          </table:table-cell>
          <table:table-cell table:formula="of:=[.N272]*1000000" office:value-type="float" office:value="16.941">
            <text:p>16.941</text:p>
          </table:table-cell>
          <table:table-cell table:formula="of:=[.O272]*1000000" office:value-type="float" office:value="5.4195">
            <text:p>5.4195</text:p>
          </table:table-cell>
          <table:table-cell table:formula="of:=[.P272]*1000000" office:value-type="float" office:value="0.014001">
            <text:p>0.014001</text:p>
          </table:table-cell>
          <table:table-cell table:formula="of:=[.Q272]*1000000" office:value-type="float" office:value="3.5274">
            <text:p>3.5274</text:p>
          </table:table-cell>
          <table:table-cell table:formula="of:=[.R272]*1000000" office:value-type="float" office:value="2.139">
            <text:p>2.139</text:p>
          </table:table-cell>
          <table:table-cell table:formula="of:=[.S272]*1000000" office:value-type="float" office:value="18.262">
            <text:p>18.262</text:p>
          </table:table-cell>
          <table:table-cell table:formula="of:=[.T272]*1000000" office:value-type="float" office:value="2175.4">
            <text:p>2175.4</text:p>
          </table:table-cell>
          <table:table-cell table:formula="of:=[.U272]*1000000000000" office:value-type="float" office:value="0.0000047225">
            <text:p>4.7225E-006</text:p>
          </table:table-cell>
          <table:table-cell table:formula="of:=[.V272]*1000000000000" office:value-type="float" office:value="3.0739">
            <text:p>3.0739</text:p>
          </table:table-cell>
          <table:table-cell table:formula="of:=([.W272]+[.X272])*1000000000000" office:value-type="float" office:value="0.00726156">
            <text:p>0.00726156</text:p>
          </table:table-cell>
          <table:table-cell office:value-type="float" office:value="0.00020077">
            <text:p>0.00020077</text:p>
          </table:table-cell>
          <table:table-cell table:style-name="ce1" office:value-type="string">
            <text:p>1.6941e-05</text:p>
          </table:table-cell>
          <table:table-cell table:style-name="ce1" office:value-type="string">
            <text:p>5.4195e-06</text:p>
          </table:table-cell>
          <table:table-cell table:style-name="ce1" office:value-type="string">
            <text:p>1.4001e-08</text:p>
          </table:table-cell>
          <table:table-cell table:style-name="ce1" office:value-type="string">
            <text:p>3.5274e-06</text:p>
          </table:table-cell>
          <table:table-cell table:style-name="ce1" office:value-type="string">
            <text:p>2.139e-06</text:p>
          </table:table-cell>
          <table:table-cell table:style-name="ce1" office:value-type="string">
            <text:p>1.8262e-05</text:p>
          </table:table-cell>
          <table:table-cell office:value-type="float" office:value="0.0021754">
            <text:p>0.0021754</text:p>
          </table:table-cell>
          <table:table-cell table:style-name="ce1" office:value-type="string">
            <text:p>4.7225e-18</text:p>
          </table:table-cell>
          <table:table-cell table:style-name="ce1" office:value-type="string">
            <text:p>3.0739e-12</text:p>
          </table:table-cell>
          <table:table-cell table:style-name="ce1" office:value-type="string">
            <text:p>1.9316e-16</text:p>
          </table:table-cell>
          <table:table-cell table:style-name="ce1" office:value-type="string">
            <text:p>7.0684e-15</text:p>
          </table:table-cell>
        </table:table-row>
        <table:table-row table:style-name="ro2">
          <table:table-cell office:value-type="float" office:value="2710.702">
            <text:p>2710.702</text:p>
          </table:table-cell>
          <table:table-cell table:formula="of:=[.M273]*1000000" office:value-type="float" office:value="199.9">
            <text:p>199.9</text:p>
          </table:table-cell>
          <table:table-cell table:formula="of:=[.N273]*1000000" office:value-type="float" office:value="16.718">
            <text:p>16.718</text:p>
          </table:table-cell>
          <table:table-cell table:formula="of:=[.O273]*1000000" office:value-type="float" office:value="5.378">
            <text:p>5.378</text:p>
          </table:table-cell>
          <table:table-cell table:formula="of:=[.P273]*1000000" office:value-type="float" office:value="0.014006">
            <text:p>0.014006</text:p>
          </table:table-cell>
          <table:table-cell table:formula="of:=[.Q273]*1000000" office:value-type="float" office:value="3.5212">
            <text:p>3.5212</text:p>
          </table:table-cell>
          <table:table-cell table:formula="of:=[.R273]*1000000" office:value-type="float" office:value="2.1233">
            <text:p>2.1233</text:p>
          </table:table-cell>
          <table:table-cell table:formula="of:=[.S273]*1000000" office:value-type="float" office:value="18.309">
            <text:p>18.309</text:p>
          </table:table-cell>
          <table:table-cell table:formula="of:=[.T273]*1000000" office:value-type="float" office:value="2174.2">
            <text:p>2174.2</text:p>
          </table:table-cell>
          <table:table-cell table:formula="of:=[.U273]*1000000000000" office:value-type="float" office:value="0.0000046681">
            <text:p>4.6681E-006</text:p>
          </table:table-cell>
          <table:table-cell table:formula="of:=[.V273]*1000000000000" office:value-type="float" office:value="3.0329">
            <text:p>3.0329</text:p>
          </table:table-cell>
          <table:table-cell table:formula="of:=([.W273]+[.X273])*1000000000000" office:value-type="float" office:value="0.00719848">
            <text:p>0.00719848</text:p>
          </table:table-cell>
          <table:table-cell office:value-type="float" office:value="0.0001999">
            <text:p>0.0001999</text:p>
          </table:table-cell>
          <table:table-cell table:style-name="ce1" office:value-type="string">
            <text:p>1.6718e-05</text:p>
          </table:table-cell>
          <table:table-cell table:style-name="ce1" office:value-type="string">
            <text:p>5.378e-06</text:p>
          </table:table-cell>
          <table:table-cell table:style-name="ce1" office:value-type="string">
            <text:p>1.4006e-08</text:p>
          </table:table-cell>
          <table:table-cell table:style-name="ce1" office:value-type="string">
            <text:p>3.5212e-06</text:p>
          </table:table-cell>
          <table:table-cell table:style-name="ce1" office:value-type="string">
            <text:p>2.1233e-06</text:p>
          </table:table-cell>
          <table:table-cell table:style-name="ce1" office:value-type="string">
            <text:p>1.8309e-05</text:p>
          </table:table-cell>
          <table:table-cell office:value-type="float" office:value="0.0021742">
            <text:p>0.0021742</text:p>
          </table:table-cell>
          <table:table-cell table:style-name="ce1" office:value-type="string">
            <text:p>4.6681e-18</text:p>
          </table:table-cell>
          <table:table-cell table:style-name="ce1" office:value-type="string">
            <text:p>3.0329e-12</text:p>
          </table:table-cell>
          <table:table-cell table:style-name="ce1" office:value-type="string">
            <text:p>1.9148e-16</text:p>
          </table:table-cell>
          <table:table-cell table:style-name="ce1" office:value-type="string">
            <text:p>7.007e-15</text:p>
          </table:table-cell>
        </table:table-row>
        <table:table-row table:style-name="ro2">
          <table:table-cell office:value-type="float" office:value="2720.702">
            <text:p>2720.702</text:p>
          </table:table-cell>
          <table:table-cell table:formula="of:=[.M274]*1000000" office:value-type="float" office:value="199.04">
            <text:p>199.04</text:p>
          </table:table-cell>
          <table:table-cell table:formula="of:=[.N274]*1000000" office:value-type="float" office:value="16.497">
            <text:p>16.497</text:p>
          </table:table-cell>
          <table:table-cell table:formula="of:=[.O274]*1000000" office:value-type="float" office:value="5.3368">
            <text:p>5.3368</text:p>
          </table:table-cell>
          <table:table-cell table:formula="of:=[.P274]*1000000" office:value-type="float" office:value="0.014011">
            <text:p>0.014011</text:p>
          </table:table-cell>
          <table:table-cell table:formula="of:=[.Q274]*1000000" office:value-type="float" office:value="3.515">
            <text:p>3.515</text:p>
          </table:table-cell>
          <table:table-cell table:formula="of:=[.R274]*1000000" office:value-type="float" office:value="2.1077">
            <text:p>2.1077</text:p>
          </table:table-cell>
          <table:table-cell table:formula="of:=[.S274]*1000000" office:value-type="float" office:value="18.356">
            <text:p>18.356</text:p>
          </table:table-cell>
          <table:table-cell table:formula="of:=[.T274]*1000000" office:value-type="float" office:value="2173.1">
            <text:p>2173.1</text:p>
          </table:table-cell>
          <table:table-cell table:formula="of:=[.U274]*1000000000000" office:value-type="float" office:value="0.0000046153">
            <text:p>4.6153E-006</text:p>
          </table:table-cell>
          <table:table-cell table:formula="of:=[.V274]*1000000000000" office:value-type="float" office:value="2.9921">
            <text:p>2.9921</text:p>
          </table:table-cell>
          <table:table-cell table:formula="of:=([.W274]+[.X274])*1000000000000" office:value-type="float" office:value="0.00713602">
            <text:p>0.00713602</text:p>
          </table:table-cell>
          <table:table-cell office:value-type="float" office:value="0.00019904">
            <text:p>0.00019904</text:p>
          </table:table-cell>
          <table:table-cell table:style-name="ce1" office:value-type="string">
            <text:p>1.6497e-05</text:p>
          </table:table-cell>
          <table:table-cell table:style-name="ce1" office:value-type="string">
            <text:p>5.3368e-06</text:p>
          </table:table-cell>
          <table:table-cell table:style-name="ce1" office:value-type="string">
            <text:p>1.4011e-08</text:p>
          </table:table-cell>
          <table:table-cell table:style-name="ce1" office:value-type="string">
            <text:p>3.515e-06</text:p>
          </table:table-cell>
          <table:table-cell table:style-name="ce1" office:value-type="string">
            <text:p>2.1077e-06</text:p>
          </table:table-cell>
          <table:table-cell table:style-name="ce1" office:value-type="string">
            <text:p>1.8356e-05</text:p>
          </table:table-cell>
          <table:table-cell office:value-type="float" office:value="0.0021731">
            <text:p>0.0021731</text:p>
          </table:table-cell>
          <table:table-cell table:style-name="ce1" office:value-type="string">
            <text:p>4.6153e-18</text:p>
          </table:table-cell>
          <table:table-cell table:style-name="ce1" office:value-type="string">
            <text:p>2.9921e-12</text:p>
          </table:table-cell>
          <table:table-cell table:style-name="ce1" office:value-type="string">
            <text:p>1.8982e-16</text:p>
          </table:table-cell>
          <table:table-cell table:style-name="ce1" office:value-type="string">
            <text:p>6.9462e-15</text:p>
          </table:table-cell>
        </table:table-row>
        <table:table-row table:style-name="ro2">
          <table:table-cell office:value-type="float" office:value="2730.702">
            <text:p>2730.702</text:p>
          </table:table-cell>
          <table:table-cell table:formula="of:=[.M275]*1000000" office:value-type="float" office:value="198.19">
            <text:p>198.19</text:p>
          </table:table-cell>
          <table:table-cell table:formula="of:=[.N275]*1000000" office:value-type="float" office:value="16.277">
            <text:p>16.277</text:p>
          </table:table-cell>
          <table:table-cell table:formula="of:=[.O275]*1000000" office:value-type="float" office:value="5.2958">
            <text:p>5.2958</text:p>
          </table:table-cell>
          <table:table-cell table:formula="of:=[.P275]*1000000" office:value-type="float" office:value="0.014016">
            <text:p>0.014016</text:p>
          </table:table-cell>
          <table:table-cell table:formula="of:=[.Q275]*1000000" office:value-type="float" office:value="3.5088">
            <text:p>3.5088</text:p>
          </table:table-cell>
          <table:table-cell table:formula="of:=[.R275]*1000000" office:value-type="float" office:value="2.0923">
            <text:p>2.0923</text:p>
          </table:table-cell>
          <table:table-cell table:formula="of:=[.S275]*1000000" office:value-type="float" office:value="18.402">
            <text:p>18.402</text:p>
          </table:table-cell>
          <table:table-cell table:formula="of:=[.T275]*1000000" office:value-type="float" office:value="2171.9">
            <text:p>2171.9</text:p>
          </table:table-cell>
          <table:table-cell table:formula="of:=[.U275]*1000000000000" office:value-type="float" office:value="0.0000045641">
            <text:p>4.5641E-006</text:p>
          </table:table-cell>
          <table:table-cell table:formula="of:=[.V275]*1000000000000" office:value-type="float" office:value="2.9516">
            <text:p>2.9516</text:p>
          </table:table-cell>
          <table:table-cell table:formula="of:=([.W275]+[.X275])*1000000000000" office:value-type="float" office:value="0.00707428">
            <text:p>0.00707428</text:p>
          </table:table-cell>
          <table:table-cell office:value-type="float" office:value="0.00019819">
            <text:p>0.00019819</text:p>
          </table:table-cell>
          <table:table-cell table:style-name="ce1" office:value-type="string">
            <text:p>1.6277e-05</text:p>
          </table:table-cell>
          <table:table-cell table:style-name="ce1" office:value-type="string">
            <text:p>5.2958e-06</text:p>
          </table:table-cell>
          <table:table-cell table:style-name="ce1" office:value-type="string">
            <text:p>1.4016e-08</text:p>
          </table:table-cell>
          <table:table-cell table:style-name="ce1" office:value-type="string">
            <text:p>3.5088e-06</text:p>
          </table:table-cell>
          <table:table-cell table:style-name="ce1" office:value-type="string">
            <text:p>2.0923e-06</text:p>
          </table:table-cell>
          <table:table-cell table:style-name="ce1" office:value-type="string">
            <text:p>1.8402e-05</text:p>
          </table:table-cell>
          <table:table-cell office:value-type="float" office:value="0.0021719">
            <text:p>0.0021719</text:p>
          </table:table-cell>
          <table:table-cell table:style-name="ce1" office:value-type="string">
            <text:p>4.5641e-18</text:p>
          </table:table-cell>
          <table:table-cell table:style-name="ce1" office:value-type="string">
            <text:p>2.9516e-12</text:p>
          </table:table-cell>
          <table:table-cell table:style-name="ce1" office:value-type="string">
            <text:p>1.8818e-16</text:p>
          </table:table-cell>
          <table:table-cell table:style-name="ce1" office:value-type="string">
            <text:p>6.8861e-15</text:p>
          </table:table-cell>
        </table:table-row>
        <table:table-row table:style-name="ro2">
          <table:table-cell office:value-type="float" office:value="2740.702">
            <text:p>2740.702</text:p>
          </table:table-cell>
          <table:table-cell table:formula="of:=[.M276]*1000000" office:value-type="float" office:value="197.36">
            <text:p>197.36</text:p>
          </table:table-cell>
          <table:table-cell table:formula="of:=[.N276]*1000000" office:value-type="float" office:value="16.058">
            <text:p>16.058</text:p>
          </table:table-cell>
          <table:table-cell table:formula="of:=[.O276]*1000000" office:value-type="float" office:value="5.2552">
            <text:p>5.2552</text:p>
          </table:table-cell>
          <table:table-cell table:formula="of:=[.P276]*1000000" office:value-type="float" office:value="0.014021">
            <text:p>0.014021</text:p>
          </table:table-cell>
          <table:table-cell table:formula="of:=[.Q276]*1000000" office:value-type="float" office:value="3.5026">
            <text:p>3.5026</text:p>
          </table:table-cell>
          <table:table-cell table:formula="of:=[.R276]*1000000" office:value-type="float" office:value="2.0769">
            <text:p>2.0769</text:p>
          </table:table-cell>
          <table:table-cell table:formula="of:=[.S276]*1000000" office:value-type="float" office:value="18.448">
            <text:p>18.448</text:p>
          </table:table-cell>
          <table:table-cell table:formula="of:=[.T276]*1000000" office:value-type="float" office:value="2170.8">
            <text:p>2170.8</text:p>
          </table:table-cell>
          <table:table-cell table:formula="of:=[.U276]*1000000000000" office:value-type="float" office:value="0.0000045144">
            <text:p>4.5144E-006</text:p>
          </table:table-cell>
          <table:table-cell table:formula="of:=[.V276]*1000000000000" office:value-type="float" office:value="2.9112">
            <text:p>2.9112</text:p>
          </table:table-cell>
          <table:table-cell table:formula="of:=([.W276]+[.X276])*1000000000000" office:value-type="float" office:value="0.00701325">
            <text:p>0.00701325</text:p>
          </table:table-cell>
          <table:table-cell office:value-type="float" office:value="0.00019736">
            <text:p>0.00019736</text:p>
          </table:table-cell>
          <table:table-cell table:style-name="ce1" office:value-type="string">
            <text:p>1.6058e-05</text:p>
          </table:table-cell>
          <table:table-cell table:style-name="ce1" office:value-type="string">
            <text:p>5.2552e-06</text:p>
          </table:table-cell>
          <table:table-cell table:style-name="ce1" office:value-type="string">
            <text:p>1.4021e-08</text:p>
          </table:table-cell>
          <table:table-cell table:style-name="ce1" office:value-type="string">
            <text:p>3.5026e-06</text:p>
          </table:table-cell>
          <table:table-cell table:style-name="ce1" office:value-type="string">
            <text:p>2.0769e-06</text:p>
          </table:table-cell>
          <table:table-cell table:style-name="ce1" office:value-type="string">
            <text:p>1.8448e-05</text:p>
          </table:table-cell>
          <table:table-cell office:value-type="float" office:value="0.0021708">
            <text:p>0.0021708</text:p>
          </table:table-cell>
          <table:table-cell table:style-name="ce1" office:value-type="string">
            <text:p>4.5144e-18</text:p>
          </table:table-cell>
          <table:table-cell table:style-name="ce1" office:value-type="string">
            <text:p>2.9112e-12</text:p>
          </table:table-cell>
          <table:table-cell table:style-name="ce1" office:value-type="string">
            <text:p>1.8655e-16</text:p>
          </table:table-cell>
          <table:table-cell table:style-name="ce1" office:value-type="string">
            <text:p>6.8267e-15</text:p>
          </table:table-cell>
        </table:table-row>
        <table:table-row table:style-name="ro2">
          <table:table-cell office:value-type="float" office:value="2750.702">
            <text:p>2750.702</text:p>
          </table:table-cell>
          <table:table-cell table:formula="of:=[.M277]*1000000" office:value-type="float" office:value="196.54">
            <text:p>196.54</text:p>
          </table:table-cell>
          <table:table-cell table:formula="of:=[.N277]*1000000" office:value-type="float" office:value="15.84">
            <text:p>15.84</text:p>
          </table:table-cell>
          <table:table-cell table:formula="of:=[.O277]*1000000" office:value-type="float" office:value="5.2148">
            <text:p>5.2148</text:p>
          </table:table-cell>
          <table:table-cell table:formula="of:=[.P277]*1000000" office:value-type="float" office:value="0.014025">
            <text:p>0.014025</text:p>
          </table:table-cell>
          <table:table-cell table:formula="of:=[.Q277]*1000000" office:value-type="float" office:value="3.4964">
            <text:p>3.4964</text:p>
          </table:table-cell>
          <table:table-cell table:formula="of:=[.R277]*1000000" office:value-type="float" office:value="2.0617">
            <text:p>2.0617</text:p>
          </table:table-cell>
          <table:table-cell table:formula="of:=[.S277]*1000000" office:value-type="float" office:value="18.494">
            <text:p>18.494</text:p>
          </table:table-cell>
          <table:table-cell table:formula="of:=[.T277]*1000000" office:value-type="float" office:value="2169.7">
            <text:p>2169.7</text:p>
          </table:table-cell>
          <table:table-cell table:formula="of:=[.U277]*1000000000000" office:value-type="float" office:value="0.0000044663">
            <text:p>4.4663E-006</text:p>
          </table:table-cell>
          <table:table-cell table:formula="of:=[.V277]*1000000000000" office:value-type="float" office:value="2.8712">
            <text:p>2.8712</text:p>
          </table:table-cell>
          <table:table-cell table:formula="of:=([.W277]+[.X277])*1000000000000" office:value-type="float" office:value="0.00695295">
            <text:p>0.00695295</text:p>
          </table:table-cell>
          <table:table-cell office:value-type="float" office:value="0.00019654">
            <text:p>0.00019654</text:p>
          </table:table-cell>
          <table:table-cell table:style-name="ce1" office:value-type="string">
            <text:p>1.584e-05</text:p>
          </table:table-cell>
          <table:table-cell table:style-name="ce1" office:value-type="string">
            <text:p>5.2148e-06</text:p>
          </table:table-cell>
          <table:table-cell table:style-name="ce1" office:value-type="string">
            <text:p>1.4025e-08</text:p>
          </table:table-cell>
          <table:table-cell table:style-name="ce1" office:value-type="string">
            <text:p>3.4964e-06</text:p>
          </table:table-cell>
          <table:table-cell table:style-name="ce1" office:value-type="string">
            <text:p>2.0617e-06</text:p>
          </table:table-cell>
          <table:table-cell table:style-name="ce1" office:value-type="string">
            <text:p>1.8494e-05</text:p>
          </table:table-cell>
          <table:table-cell office:value-type="float" office:value="0.0021697">
            <text:p>0.0021697</text:p>
          </table:table-cell>
          <table:table-cell table:style-name="ce1" office:value-type="string">
            <text:p>4.4663e-18</text:p>
          </table:table-cell>
          <table:table-cell table:style-name="ce1" office:value-type="string">
            <text:p>2.8712e-12</text:p>
          </table:table-cell>
          <table:table-cell table:style-name="ce1" office:value-type="string">
            <text:p>1.8495e-16</text:p>
          </table:table-cell>
          <table:table-cell table:style-name="ce1" office:value-type="string">
            <text:p>6.768e-15</text:p>
          </table:table-cell>
        </table:table-row>
        <table:table-row table:style-name="ro2">
          <table:table-cell office:value-type="float" office:value="2760.702">
            <text:p>2760.702</text:p>
          </table:table-cell>
          <table:table-cell table:formula="of:=[.M278]*1000000" office:value-type="float" office:value="195.73">
            <text:p>195.73</text:p>
          </table:table-cell>
          <table:table-cell table:formula="of:=[.N278]*1000000" office:value-type="float" office:value="15.624">
            <text:p>15.624</text:p>
          </table:table-cell>
          <table:table-cell table:formula="of:=[.O278]*1000000" office:value-type="float" office:value="5.1747">
            <text:p>5.1747</text:p>
          </table:table-cell>
          <table:table-cell table:formula="of:=[.P278]*1000000" office:value-type="float" office:value="0.01403">
            <text:p>0.01403</text:p>
          </table:table-cell>
          <table:table-cell table:formula="of:=[.Q278]*1000000" office:value-type="float" office:value="3.4901">
            <text:p>3.4901</text:p>
          </table:table-cell>
          <table:table-cell table:formula="of:=[.R278]*1000000" office:value-type="float" office:value="2.0466">
            <text:p>2.0466</text:p>
          </table:table-cell>
          <table:table-cell table:formula="of:=[.S278]*1000000" office:value-type="float" office:value="18.539">
            <text:p>18.539</text:p>
          </table:table-cell>
          <table:table-cell table:formula="of:=[.T278]*1000000" office:value-type="float" office:value="2168.5">
            <text:p>2168.5</text:p>
          </table:table-cell>
          <table:table-cell table:formula="of:=[.U278]*1000000000000" office:value-type="float" office:value="0.0000044197">
            <text:p>4.4197E-006</text:p>
          </table:table-cell>
          <table:table-cell table:formula="of:=[.V278]*1000000000000" office:value-type="float" office:value="2.8314">
            <text:p>2.8314</text:p>
          </table:table-cell>
          <table:table-cell table:formula="of:=([.W278]+[.X278])*1000000000000" office:value-type="float" office:value="0.00689326">
            <text:p>0.00689326</text:p>
          </table:table-cell>
          <table:table-cell office:value-type="float" office:value="0.00019573">
            <text:p>0.00019573</text:p>
          </table:table-cell>
          <table:table-cell table:style-name="ce1" office:value-type="string">
            <text:p>1.5624e-05</text:p>
          </table:table-cell>
          <table:table-cell table:style-name="ce1" office:value-type="string">
            <text:p>5.1747e-06</text:p>
          </table:table-cell>
          <table:table-cell table:style-name="ce1" office:value-type="string">
            <text:p>1.403e-08</text:p>
          </table:table-cell>
          <table:table-cell table:style-name="ce1" office:value-type="string">
            <text:p>3.4901e-06</text:p>
          </table:table-cell>
          <table:table-cell table:style-name="ce1" office:value-type="string">
            <text:p>2.0466e-06</text:p>
          </table:table-cell>
          <table:table-cell table:style-name="ce1" office:value-type="string">
            <text:p>1.8539e-05</text:p>
          </table:table-cell>
          <table:table-cell office:value-type="float" office:value="0.0021685">
            <text:p>0.0021685</text:p>
          </table:table-cell>
          <table:table-cell table:style-name="ce1" office:value-type="string">
            <text:p>4.4197e-18</text:p>
          </table:table-cell>
          <table:table-cell table:style-name="ce1" office:value-type="string">
            <text:p>2.8314e-12</text:p>
          </table:table-cell>
          <table:table-cell table:style-name="ce1" office:value-type="string">
            <text:p>1.8336e-16</text:p>
          </table:table-cell>
          <table:table-cell table:style-name="ce1" office:value-type="string">
            <text:p>6.7099e-15</text:p>
          </table:table-cell>
        </table:table-row>
        <table:table-row table:style-name="ro2">
          <table:table-cell office:value-type="float" office:value="2770.702">
            <text:p>2770.702</text:p>
          </table:table-cell>
          <table:table-cell table:formula="of:=[.M279]*1000000" office:value-type="float" office:value="194.93">
            <text:p>194.93</text:p>
          </table:table-cell>
          <table:table-cell table:formula="of:=[.N279]*1000000" office:value-type="float" office:value="15.41">
            <text:p>15.41</text:p>
          </table:table-cell>
          <table:table-cell table:formula="of:=[.O279]*1000000" office:value-type="float" office:value="5.1349">
            <text:p>5.1349</text:p>
          </table:table-cell>
          <table:table-cell table:formula="of:=[.P279]*1000000" office:value-type="float" office:value="0.014034">
            <text:p>0.014034</text:p>
          </table:table-cell>
          <table:table-cell table:formula="of:=[.Q279]*1000000" office:value-type="float" office:value="3.4839">
            <text:p>3.4839</text:p>
          </table:table-cell>
          <table:table-cell table:formula="of:=[.R279]*1000000" office:value-type="float" office:value="2.0316">
            <text:p>2.0316</text:p>
          </table:table-cell>
          <table:table-cell table:formula="of:=[.S279]*1000000" office:value-type="float" office:value="18.585">
            <text:p>18.585</text:p>
          </table:table-cell>
          <table:table-cell table:formula="of:=[.T279]*1000000" office:value-type="float" office:value="2167.4">
            <text:p>2167.4</text:p>
          </table:table-cell>
          <table:table-cell table:formula="of:=[.U279]*1000000000000" office:value-type="float" office:value="0.0000043745">
            <text:p>4.3745E-006</text:p>
          </table:table-cell>
          <table:table-cell table:formula="of:=[.V279]*1000000000000" office:value-type="float" office:value="2.7918">
            <text:p>2.7918</text:p>
          </table:table-cell>
          <table:table-cell table:formula="of:=([.W279]+[.X279])*1000000000000" office:value-type="float" office:value="0.00683419">
            <text:p>0.00683419</text:p>
          </table:table-cell>
          <table:table-cell office:value-type="float" office:value="0.00019493">
            <text:p>0.00019493</text:p>
          </table:table-cell>
          <table:table-cell table:style-name="ce1" office:value-type="string">
            <text:p>1.541e-05</text:p>
          </table:table-cell>
          <table:table-cell table:style-name="ce1" office:value-type="string">
            <text:p>5.1349e-06</text:p>
          </table:table-cell>
          <table:table-cell table:style-name="ce1" office:value-type="string">
            <text:p>1.4034e-08</text:p>
          </table:table-cell>
          <table:table-cell table:style-name="ce1" office:value-type="string">
            <text:p>3.4839e-06</text:p>
          </table:table-cell>
          <table:table-cell table:style-name="ce1" office:value-type="string">
            <text:p>2.0316e-06</text:p>
          </table:table-cell>
          <table:table-cell table:style-name="ce1" office:value-type="string">
            <text:p>1.8585e-05</text:p>
          </table:table-cell>
          <table:table-cell office:value-type="float" office:value="0.0021674">
            <text:p>0.0021674</text:p>
          </table:table-cell>
          <table:table-cell table:style-name="ce1" office:value-type="string">
            <text:p>4.3745e-18</text:p>
          </table:table-cell>
          <table:table-cell table:style-name="ce1" office:value-type="string">
            <text:p>2.7918e-12</text:p>
          </table:table-cell>
          <table:table-cell table:style-name="ce1" office:value-type="string">
            <text:p>1.8179e-16</text:p>
          </table:table-cell>
          <table:table-cell table:style-name="ce1" office:value-type="string">
            <text:p>6.6524e-15</text:p>
          </table:table-cell>
        </table:table-row>
        <table:table-row table:style-name="ro2">
          <table:table-cell office:value-type="float" office:value="2780.702">
            <text:p>2780.702</text:p>
          </table:table-cell>
          <table:table-cell table:formula="of:=[.M280]*1000000" office:value-type="float" office:value="194.14">
            <text:p>194.14</text:p>
          </table:table-cell>
          <table:table-cell table:formula="of:=[.N280]*1000000" office:value-type="float" office:value="15.196">
            <text:p>15.196</text:p>
          </table:table-cell>
          <table:table-cell table:formula="of:=[.O280]*1000000" office:value-type="float" office:value="5.0954">
            <text:p>5.0954</text:p>
          </table:table-cell>
          <table:table-cell table:formula="of:=[.P280]*1000000" office:value-type="float" office:value="0.014038">
            <text:p>0.014038</text:p>
          </table:table-cell>
          <table:table-cell table:formula="of:=[.Q280]*1000000" office:value-type="float" office:value="3.4776">
            <text:p>3.4776</text:p>
          </table:table-cell>
          <table:table-cell table:formula="of:=[.R280]*1000000" office:value-type="float" office:value="2.0168">
            <text:p>2.0168</text:p>
          </table:table-cell>
          <table:table-cell table:formula="of:=[.S280]*1000000" office:value-type="float" office:value="18.629">
            <text:p>18.629</text:p>
          </table:table-cell>
          <table:table-cell table:formula="of:=[.T280]*1000000" office:value-type="float" office:value="2166.4">
            <text:p>2166.4</text:p>
          </table:table-cell>
          <table:table-cell table:formula="of:=[.U280]*1000000000000" office:value-type="float" office:value="0.0000043307">
            <text:p>4.3307E-006</text:p>
          </table:table-cell>
          <table:table-cell table:formula="of:=[.V280]*1000000000000" office:value-type="float" office:value="2.7525">
            <text:p>2.7525</text:p>
          </table:table-cell>
          <table:table-cell table:formula="of:=([.W280]+[.X280])*1000000000000" office:value-type="float" office:value="0.00677594">
            <text:p>0.00677594</text:p>
          </table:table-cell>
          <table:table-cell office:value-type="float" office:value="0.00019414">
            <text:p>0.00019414</text:p>
          </table:table-cell>
          <table:table-cell table:style-name="ce1" office:value-type="string">
            <text:p>1.5196e-05</text:p>
          </table:table-cell>
          <table:table-cell table:style-name="ce1" office:value-type="string">
            <text:p>5.0954e-06</text:p>
          </table:table-cell>
          <table:table-cell table:style-name="ce1" office:value-type="string">
            <text:p>1.4038e-08</text:p>
          </table:table-cell>
          <table:table-cell table:style-name="ce1" office:value-type="string">
            <text:p>3.4776e-06</text:p>
          </table:table-cell>
          <table:table-cell table:style-name="ce1" office:value-type="string">
            <text:p>2.0168e-06</text:p>
          </table:table-cell>
          <table:table-cell table:style-name="ce1" office:value-type="string">
            <text:p>1.8629e-05</text:p>
          </table:table-cell>
          <table:table-cell office:value-type="float" office:value="0.0021664">
            <text:p>0.0021664</text:p>
          </table:table-cell>
          <table:table-cell table:style-name="ce1" office:value-type="string">
            <text:p>4.3307e-18</text:p>
          </table:table-cell>
          <table:table-cell table:style-name="ce1" office:value-type="string">
            <text:p>2.7525e-12</text:p>
          </table:table-cell>
          <table:table-cell table:style-name="ce1" office:value-type="string">
            <text:p>1.8024e-16</text:p>
          </table:table-cell>
          <table:table-cell table:style-name="ce1" office:value-type="string">
            <text:p>6.5957e-15</text:p>
          </table:table-cell>
        </table:table-row>
        <table:table-row table:style-name="ro2">
          <table:table-cell office:value-type="float" office:value="2790.702">
            <text:p>2790.702</text:p>
          </table:table-cell>
          <table:table-cell table:formula="of:=[.M281]*1000000" office:value-type="float" office:value="193.36">
            <text:p>193.36</text:p>
          </table:table-cell>
          <table:table-cell table:formula="of:=[.N281]*1000000" office:value-type="float" office:value="14.984">
            <text:p>14.984</text:p>
          </table:table-cell>
          <table:table-cell table:formula="of:=[.O281]*1000000" office:value-type="float" office:value="5.0562">
            <text:p>5.0562</text:p>
          </table:table-cell>
          <table:table-cell table:formula="of:=[.P281]*1000000" office:value-type="float" office:value="0.014042">
            <text:p>0.014042</text:p>
          </table:table-cell>
          <table:table-cell table:formula="of:=[.Q281]*1000000" office:value-type="float" office:value="3.4714">
            <text:p>3.4714</text:p>
          </table:table-cell>
          <table:table-cell table:formula="of:=[.R281]*1000000" office:value-type="float" office:value="2.002">
            <text:p>2.002</text:p>
          </table:table-cell>
          <table:table-cell table:formula="of:=[.S281]*1000000" office:value-type="float" office:value="18.674">
            <text:p>18.674</text:p>
          </table:table-cell>
          <table:table-cell table:formula="of:=[.T281]*1000000" office:value-type="float" office:value="2165.3">
            <text:p>2165.3</text:p>
          </table:table-cell>
          <table:table-cell table:formula="of:=[.U281]*1000000000000" office:value-type="float" office:value="0.0000042882">
            <text:p>4.2882E-006</text:p>
          </table:table-cell>
          <table:table-cell table:formula="of:=[.V281]*1000000000000" office:value-type="float" office:value="2.7135">
            <text:p>2.7135</text:p>
          </table:table-cell>
          <table:table-cell table:formula="of:=([.W281]+[.X281])*1000000000000" office:value-type="float" office:value="0.0067182">
            <text:p>0.0067182</text:p>
          </table:table-cell>
          <table:table-cell office:value-type="float" office:value="0.00019336">
            <text:p>0.00019336</text:p>
          </table:table-cell>
          <table:table-cell table:style-name="ce1" office:value-type="string">
            <text:p>1.4984e-05</text:p>
          </table:table-cell>
          <table:table-cell table:style-name="ce1" office:value-type="string">
            <text:p>5.0562e-06</text:p>
          </table:table-cell>
          <table:table-cell table:style-name="ce1" office:value-type="string">
            <text:p>1.4042e-08</text:p>
          </table:table-cell>
          <table:table-cell table:style-name="ce1" office:value-type="string">
            <text:p>3.4714e-06</text:p>
          </table:table-cell>
          <table:table-cell table:style-name="ce1" office:value-type="string">
            <text:p>2.002e-06</text:p>
          </table:table-cell>
          <table:table-cell table:style-name="ce1" office:value-type="string">
            <text:p>1.8674e-05</text:p>
          </table:table-cell>
          <table:table-cell office:value-type="float" office:value="0.0021653">
            <text:p>0.0021653</text:p>
          </table:table-cell>
          <table:table-cell table:style-name="ce1" office:value-type="string">
            <text:p>4.2882e-18</text:p>
          </table:table-cell>
          <table:table-cell table:style-name="ce1" office:value-type="string">
            <text:p>2.7135e-12</text:p>
          </table:table-cell>
          <table:table-cell table:style-name="ce1" office:value-type="string">
            <text:p>1.787e-16</text:p>
          </table:table-cell>
          <table:table-cell table:style-name="ce1" office:value-type="string">
            <text:p>6.5395e-15</text:p>
          </table:table-cell>
        </table:table-row>
        <table:table-row table:style-name="ro2">
          <table:table-cell office:value-type="float" office:value="2800.702">
            <text:p>2800.702</text:p>
          </table:table-cell>
          <table:table-cell table:formula="of:=[.M282]*1000000" office:value-type="float" office:value="192.6">
            <text:p>192.6</text:p>
          </table:table-cell>
          <table:table-cell table:formula="of:=[.N282]*1000000" office:value-type="float" office:value="14.774">
            <text:p>14.774</text:p>
          </table:table-cell>
          <table:table-cell table:formula="of:=[.O282]*1000000" office:value-type="float" office:value="5.0172">
            <text:p>5.0172</text:p>
          </table:table-cell>
          <table:table-cell table:formula="of:=[.P282]*1000000" office:value-type="float" office:value="0.014046">
            <text:p>0.014046</text:p>
          </table:table-cell>
          <table:table-cell table:formula="of:=[.Q282]*1000000" office:value-type="float" office:value="3.465">
            <text:p>3.465</text:p>
          </table:table-cell>
          <table:table-cell table:formula="of:=[.R282]*1000000" office:value-type="float" office:value="1.9874">
            <text:p>1.9874</text:p>
          </table:table-cell>
          <table:table-cell table:formula="of:=[.S282]*1000000" office:value-type="float" office:value="18.718">
            <text:p>18.718</text:p>
          </table:table-cell>
          <table:table-cell table:formula="of:=[.T282]*1000000" office:value-type="float" office:value="2164.2">
            <text:p>2164.2</text:p>
          </table:table-cell>
          <table:table-cell table:formula="of:=[.U282]*1000000000000" office:value-type="float" office:value="0.0000042471">
            <text:p>4.2471E-006</text:p>
          </table:table-cell>
          <table:table-cell table:formula="of:=[.V282]*1000000000000" office:value-type="float" office:value="2.6747">
            <text:p>2.6747</text:p>
          </table:table-cell>
          <table:table-cell table:formula="of:=([.W282]+[.X282])*1000000000000" office:value-type="float" office:value="0.00666118">
            <text:p>0.00666118</text:p>
          </table:table-cell>
          <table:table-cell office:value-type="float" office:value="0.0001926">
            <text:p>0.0001926</text:p>
          </table:table-cell>
          <table:table-cell table:style-name="ce1" office:value-type="string">
            <text:p>1.4774e-05</text:p>
          </table:table-cell>
          <table:table-cell table:style-name="ce1" office:value-type="string">
            <text:p>5.0172e-06</text:p>
          </table:table-cell>
          <table:table-cell table:style-name="ce1" office:value-type="string">
            <text:p>1.4046e-08</text:p>
          </table:table-cell>
          <table:table-cell table:style-name="ce1" office:value-type="string">
            <text:p>3.465e-06</text:p>
          </table:table-cell>
          <table:table-cell table:style-name="ce1" office:value-type="string">
            <text:p>1.9874e-06</text:p>
          </table:table-cell>
          <table:table-cell table:style-name="ce1" office:value-type="string">
            <text:p>1.8718e-05</text:p>
          </table:table-cell>
          <table:table-cell office:value-type="float" office:value="0.0021642">
            <text:p>0.0021642</text:p>
          </table:table-cell>
          <table:table-cell table:style-name="ce1" office:value-type="string">
            <text:p>4.2471e-18</text:p>
          </table:table-cell>
          <table:table-cell table:style-name="ce1" office:value-type="string">
            <text:p>2.6747e-12</text:p>
          </table:table-cell>
          <table:table-cell table:style-name="ce1" office:value-type="string">
            <text:p>1.7718e-16</text:p>
          </table:table-cell>
          <table:table-cell table:style-name="ce1" office:value-type="string">
            <text:p>6.484e-15</text:p>
          </table:table-cell>
        </table:table-row>
        <table:table-row table:style-name="ro2">
          <table:table-cell office:value-type="float" office:value="2810.702">
            <text:p>2810.702</text:p>
          </table:table-cell>
          <table:table-cell table:formula="of:=[.M283]*1000000" office:value-type="float" office:value="191.85">
            <text:p>191.85</text:p>
          </table:table-cell>
          <table:table-cell table:formula="of:=[.N283]*1000000" office:value-type="float" office:value="14.564">
            <text:p>14.564</text:p>
          </table:table-cell>
          <table:table-cell table:formula="of:=[.O283]*1000000" office:value-type="float" office:value="4.9785">
            <text:p>4.9785</text:p>
          </table:table-cell>
          <table:table-cell table:formula="of:=[.P283]*1000000" office:value-type="float" office:value="0.014049">
            <text:p>0.014049</text:p>
          </table:table-cell>
          <table:table-cell table:formula="of:=[.Q283]*1000000" office:value-type="float" office:value="3.4587">
            <text:p>3.4587</text:p>
          </table:table-cell>
          <table:table-cell table:formula="of:=[.R283]*1000000" office:value-type="float" office:value="1.9729">
            <text:p>1.9729</text:p>
          </table:table-cell>
          <table:table-cell table:formula="of:=[.S283]*1000000" office:value-type="float" office:value="18.762">
            <text:p>18.762</text:p>
          </table:table-cell>
          <table:table-cell table:formula="of:=[.T283]*1000000" office:value-type="float" office:value="2163.2">
            <text:p>2163.2</text:p>
          </table:table-cell>
          <table:table-cell table:formula="of:=[.U283]*1000000000000" office:value-type="float" office:value="0.0000042072">
            <text:p>4.2072E-006</text:p>
          </table:table-cell>
          <table:table-cell table:formula="of:=[.V283]*1000000000000" office:value-type="float" office:value="2.6362">
            <text:p>2.6362</text:p>
          </table:table-cell>
          <table:table-cell table:formula="of:=([.W283]+[.X283])*1000000000000" office:value-type="float" office:value="0.00660478">
            <text:p>0.00660478</text:p>
          </table:table-cell>
          <table:table-cell office:value-type="float" office:value="0.00019185">
            <text:p>0.00019185</text:p>
          </table:table-cell>
          <table:table-cell table:style-name="ce1" office:value-type="string">
            <text:p>1.4564e-05</text:p>
          </table:table-cell>
          <table:table-cell table:style-name="ce1" office:value-type="string">
            <text:p>4.9785e-06</text:p>
          </table:table-cell>
          <table:table-cell table:style-name="ce1" office:value-type="string">
            <text:p>1.4049e-08</text:p>
          </table:table-cell>
          <table:table-cell table:style-name="ce1" office:value-type="string">
            <text:p>3.4587e-06</text:p>
          </table:table-cell>
          <table:table-cell table:style-name="ce1" office:value-type="string">
            <text:p>1.9729e-06</text:p>
          </table:table-cell>
          <table:table-cell table:style-name="ce1" office:value-type="string">
            <text:p>1.8762e-05</text:p>
          </table:table-cell>
          <table:table-cell office:value-type="float" office:value="0.0021632">
            <text:p>0.0021632</text:p>
          </table:table-cell>
          <table:table-cell table:style-name="ce1" office:value-type="string">
            <text:p>4.2072e-18</text:p>
          </table:table-cell>
          <table:table-cell table:style-name="ce1" office:value-type="string">
            <text:p>2.6362e-12</text:p>
          </table:table-cell>
          <table:table-cell table:style-name="ce1" office:value-type="string">
            <text:p>1.7568e-16</text:p>
          </table:table-cell>
          <table:table-cell table:style-name="ce1" office:value-type="string">
            <text:p>6.4291e-15</text:p>
          </table:table-cell>
        </table:table-row>
        <table:table-row table:style-name="ro2">
          <table:table-cell office:value-type="float" office:value="2820.702">
            <text:p>2820.702</text:p>
          </table:table-cell>
          <table:table-cell table:formula="of:=[.M284]*1000000" office:value-type="float" office:value="191.1">
            <text:p>191.1</text:p>
          </table:table-cell>
          <table:table-cell table:formula="of:=[.N284]*1000000" office:value-type="float" office:value="14.356">
            <text:p>14.356</text:p>
          </table:table-cell>
          <table:table-cell table:formula="of:=[.O284]*1000000" office:value-type="float" office:value="4.9401">
            <text:p>4.9401</text:p>
          </table:table-cell>
          <table:table-cell table:formula="of:=[.P284]*1000000" office:value-type="float" office:value="0.014053">
            <text:p>0.014053</text:p>
          </table:table-cell>
          <table:table-cell table:formula="of:=[.Q284]*1000000" office:value-type="float" office:value="3.4523">
            <text:p>3.4523</text:p>
          </table:table-cell>
          <table:table-cell table:formula="of:=[.R284]*1000000" office:value-type="float" office:value="1.9585">
            <text:p>1.9585</text:p>
          </table:table-cell>
          <table:table-cell table:formula="of:=[.S284]*1000000" office:value-type="float" office:value="18.805">
            <text:p>18.805</text:p>
          </table:table-cell>
          <table:table-cell table:formula="of:=[.T284]*1000000" office:value-type="float" office:value="2162.1">
            <text:p>2162.1</text:p>
          </table:table-cell>
          <table:table-cell table:formula="of:=[.U284]*1000000000000" office:value-type="float" office:value="0.0000041685">
            <text:p>4.1685E-006</text:p>
          </table:table-cell>
          <table:table-cell table:formula="of:=[.V284]*1000000000000" office:value-type="float" office:value="2.598">
            <text:p>2.598</text:p>
          </table:table-cell>
          <table:table-cell table:formula="of:=([.W284]+[.X284])*1000000000000" office:value-type="float" office:value="0.006549">
            <text:p>0.006549</text:p>
          </table:table-cell>
          <table:table-cell office:value-type="float" office:value="0.0001911">
            <text:p>0.0001911</text:p>
          </table:table-cell>
          <table:table-cell table:style-name="ce1" office:value-type="string">
            <text:p>1.4356e-05</text:p>
          </table:table-cell>
          <table:table-cell table:style-name="ce1" office:value-type="string">
            <text:p>4.9401e-06</text:p>
          </table:table-cell>
          <table:table-cell table:style-name="ce1" office:value-type="string">
            <text:p>1.4053e-08</text:p>
          </table:table-cell>
          <table:table-cell table:style-name="ce1" office:value-type="string">
            <text:p>3.4523e-06</text:p>
          </table:table-cell>
          <table:table-cell table:style-name="ce1" office:value-type="string">
            <text:p>1.9585e-06</text:p>
          </table:table-cell>
          <table:table-cell table:style-name="ce1" office:value-type="string">
            <text:p>1.8805e-05</text:p>
          </table:table-cell>
          <table:table-cell office:value-type="float" office:value="0.0021621">
            <text:p>0.0021621</text:p>
          </table:table-cell>
          <table:table-cell table:style-name="ce1" office:value-type="string">
            <text:p>4.1685e-18</text:p>
          </table:table-cell>
          <table:table-cell table:style-name="ce1" office:value-type="string">
            <text:p>2.598e-12</text:p>
          </table:table-cell>
          <table:table-cell table:style-name="ce1" office:value-type="string">
            <text:p>1.742e-16</text:p>
          </table:table-cell>
          <table:table-cell table:style-name="ce1" office:value-type="string">
            <text:p>6.3748e-15</text:p>
          </table:table-cell>
        </table:table-row>
        <table:table-row table:style-name="ro2">
          <table:table-cell office:value-type="float" office:value="2830.702">
            <text:p>2830.702</text:p>
          </table:table-cell>
          <table:table-cell table:formula="of:=[.M285]*1000000" office:value-type="float" office:value="190.37">
            <text:p>190.37</text:p>
          </table:table-cell>
          <table:table-cell table:formula="of:=[.N285]*1000000" office:value-type="float" office:value="14.15">
            <text:p>14.15</text:p>
          </table:table-cell>
          <table:table-cell table:formula="of:=[.O285]*1000000" office:value-type="float" office:value="4.9019">
            <text:p>4.9019</text:p>
          </table:table-cell>
          <table:table-cell table:formula="of:=[.P285]*1000000" office:value-type="float" office:value="0.014056">
            <text:p>0.014056</text:p>
          </table:table-cell>
          <table:table-cell table:formula="of:=[.Q285]*1000000" office:value-type="float" office:value="3.4459">
            <text:p>3.4459</text:p>
          </table:table-cell>
          <table:table-cell table:formula="of:=[.R285]*1000000" office:value-type="float" office:value="1.9443">
            <text:p>1.9443</text:p>
          </table:table-cell>
          <table:table-cell table:formula="of:=[.S285]*1000000" office:value-type="float" office:value="18.848">
            <text:p>18.848</text:p>
          </table:table-cell>
          <table:table-cell table:formula="of:=[.T285]*1000000" office:value-type="float" office:value="2161.1">
            <text:p>2161.1</text:p>
          </table:table-cell>
          <table:table-cell table:formula="of:=[.U285]*1000000000000" office:value-type="float" office:value="0.000004131">
            <text:p>0.000004131</text:p>
          </table:table-cell>
          <table:table-cell table:formula="of:=[.V285]*1000000000000" office:value-type="float" office:value="2.56">
            <text:p>2.56</text:p>
          </table:table-cell>
          <table:table-cell table:formula="of:=([.W285]+[.X285])*1000000000000" office:value-type="float" office:value="0.00649383">
            <text:p>0.00649383</text:p>
          </table:table-cell>
          <table:table-cell office:value-type="float" office:value="0.00019037">
            <text:p>0.00019037</text:p>
          </table:table-cell>
          <table:table-cell table:style-name="ce1" office:value-type="string">
            <text:p>1.415e-05</text:p>
          </table:table-cell>
          <table:table-cell table:style-name="ce1" office:value-type="string">
            <text:p>4.9019e-06</text:p>
          </table:table-cell>
          <table:table-cell table:style-name="ce1" office:value-type="string">
            <text:p>1.4056e-08</text:p>
          </table:table-cell>
          <table:table-cell table:style-name="ce1" office:value-type="string">
            <text:p>3.4459e-06</text:p>
          </table:table-cell>
          <table:table-cell table:style-name="ce1" office:value-type="string">
            <text:p>1.9443e-06</text:p>
          </table:table-cell>
          <table:table-cell table:style-name="ce1" office:value-type="string">
            <text:p>1.8848e-05</text:p>
          </table:table-cell>
          <table:table-cell office:value-type="float" office:value="0.0021611">
            <text:p>0.0021611</text:p>
          </table:table-cell>
          <table:table-cell table:style-name="ce1" office:value-type="string">
            <text:p>4.131e-18</text:p>
          </table:table-cell>
          <table:table-cell table:style-name="ce1" office:value-type="string">
            <text:p>2.56e-12</text:p>
          </table:table-cell>
          <table:table-cell table:style-name="ce1" office:value-type="string">
            <text:p>1.7273e-16</text:p>
          </table:table-cell>
          <table:table-cell table:style-name="ce1" office:value-type="string">
            <text:p>6.3211e-15</text:p>
          </table:table-cell>
        </table:table-row>
        <table:table-row table:style-name="ro2">
          <table:table-cell office:value-type="float" office:value="2840.702">
            <text:p>2840.702</text:p>
          </table:table-cell>
          <table:table-cell table:formula="of:=[.M286]*1000000" office:value-type="float" office:value="189.65">
            <text:p>189.65</text:p>
          </table:table-cell>
          <table:table-cell table:formula="of:=[.N286]*1000000" office:value-type="float" office:value="13.945">
            <text:p>13.945</text:p>
          </table:table-cell>
          <table:table-cell table:formula="of:=[.O286]*1000000" office:value-type="float" office:value="4.8641">
            <text:p>4.8641</text:p>
          </table:table-cell>
          <table:table-cell table:formula="of:=[.P286]*1000000" office:value-type="float" office:value="0.014059">
            <text:p>0.014059</text:p>
          </table:table-cell>
          <table:table-cell table:formula="of:=[.Q286]*1000000" office:value-type="float" office:value="3.4394">
            <text:p>3.4394</text:p>
          </table:table-cell>
          <table:table-cell table:formula="of:=[.R286]*1000000" office:value-type="float" office:value="1.9301">
            <text:p>1.9301</text:p>
          </table:table-cell>
          <table:table-cell table:formula="of:=[.S286]*1000000" office:value-type="float" office:value="18.891">
            <text:p>18.891</text:p>
          </table:table-cell>
          <table:table-cell table:formula="of:=[.T286]*1000000" office:value-type="float" office:value="2160.1">
            <text:p>2160.1</text:p>
          </table:table-cell>
          <table:table-cell table:formula="of:=[.U286]*1000000000000" office:value-type="float" office:value="0.0000040946">
            <text:p>4.0946E-006</text:p>
          </table:table-cell>
          <table:table-cell table:formula="of:=[.V286]*1000000000000" office:value-type="float" office:value="2.5223">
            <text:p>2.5223</text:p>
          </table:table-cell>
          <table:table-cell table:formula="of:=([.W286]+[.X286])*1000000000000" office:value-type="float" office:value="0.00643928">
            <text:p>0.00643928</text:p>
          </table:table-cell>
          <table:table-cell office:value-type="float" office:value="0.00018965">
            <text:p>0.00018965</text:p>
          </table:table-cell>
          <table:table-cell table:style-name="ce1" office:value-type="string">
            <text:p>1.3945e-05</text:p>
          </table:table-cell>
          <table:table-cell table:style-name="ce1" office:value-type="string">
            <text:p>4.8641e-06</text:p>
          </table:table-cell>
          <table:table-cell table:style-name="ce1" office:value-type="string">
            <text:p>1.4059e-08</text:p>
          </table:table-cell>
          <table:table-cell table:style-name="ce1" office:value-type="string">
            <text:p>3.4394e-06</text:p>
          </table:table-cell>
          <table:table-cell table:style-name="ce1" office:value-type="string">
            <text:p>1.9301e-06</text:p>
          </table:table-cell>
          <table:table-cell table:style-name="ce1" office:value-type="string">
            <text:p>1.8891e-05</text:p>
          </table:table-cell>
          <table:table-cell office:value-type="float" office:value="0.0021601">
            <text:p>0.0021601</text:p>
          </table:table-cell>
          <table:table-cell table:style-name="ce1" office:value-type="string">
            <text:p>4.0946e-18</text:p>
          </table:table-cell>
          <table:table-cell table:style-name="ce1" office:value-type="string">
            <text:p>2.5223e-12</text:p>
          </table:table-cell>
          <table:table-cell table:style-name="ce1" office:value-type="string">
            <text:p>1.7128e-16</text:p>
          </table:table-cell>
          <table:table-cell table:style-name="ce1" office:value-type="string">
            <text:p>6.268e-15</text:p>
          </table:table-cell>
        </table:table-row>
        <table:table-row table:style-name="ro2">
          <table:table-cell office:value-type="float" office:value="2850.702">
            <text:p>2850.702</text:p>
          </table:table-cell>
          <table:table-cell table:formula="of:=[.M287]*1000000" office:value-type="float" office:value="188.94">
            <text:p>188.94</text:p>
          </table:table-cell>
          <table:table-cell table:formula="of:=[.N287]*1000000" office:value-type="float" office:value="13.741">
            <text:p>13.741</text:p>
          </table:table-cell>
          <table:table-cell table:formula="of:=[.O287]*1000000" office:value-type="float" office:value="4.8265">
            <text:p>4.8265</text:p>
          </table:table-cell>
          <table:table-cell table:formula="of:=[.P287]*1000000" office:value-type="float" office:value="0.014063">
            <text:p>0.014063</text:p>
          </table:table-cell>
          <table:table-cell table:formula="of:=[.Q287]*1000000" office:value-type="float" office:value="3.4329">
            <text:p>3.4329</text:p>
          </table:table-cell>
          <table:table-cell table:formula="of:=[.R287]*1000000" office:value-type="float" office:value="1.9161">
            <text:p>1.9161</text:p>
          </table:table-cell>
          <table:table-cell table:formula="of:=[.S287]*1000000" office:value-type="float" office:value="18.934">
            <text:p>18.934</text:p>
          </table:table-cell>
          <table:table-cell table:formula="of:=[.T287]*1000000" office:value-type="float" office:value="2159.1">
            <text:p>2159.1</text:p>
          </table:table-cell>
          <table:table-cell table:formula="of:=[.U287]*1000000000000" office:value-type="float" office:value="0.0000040594">
            <text:p>4.0594E-006</text:p>
          </table:table-cell>
          <table:table-cell table:formula="of:=[.V287]*1000000000000" office:value-type="float" office:value="2.4849">
            <text:p>2.4849</text:p>
          </table:table-cell>
          <table:table-cell table:formula="of:=([.W287]+[.X287])*1000000000000" office:value-type="float" office:value="0.00638524">
            <text:p>0.00638524</text:p>
          </table:table-cell>
          <table:table-cell office:value-type="float" office:value="0.00018894">
            <text:p>0.00018894</text:p>
          </table:table-cell>
          <table:table-cell table:style-name="ce1" office:value-type="string">
            <text:p>1.3741e-05</text:p>
          </table:table-cell>
          <table:table-cell table:style-name="ce1" office:value-type="string">
            <text:p>4.8265e-06</text:p>
          </table:table-cell>
          <table:table-cell table:style-name="ce1" office:value-type="string">
            <text:p>1.4063e-08</text:p>
          </table:table-cell>
          <table:table-cell table:style-name="ce1" office:value-type="string">
            <text:p>3.4329e-06</text:p>
          </table:table-cell>
          <table:table-cell table:style-name="ce1" office:value-type="string">
            <text:p>1.9161e-06</text:p>
          </table:table-cell>
          <table:table-cell table:style-name="ce1" office:value-type="string">
            <text:p>1.8934e-05</text:p>
          </table:table-cell>
          <table:table-cell office:value-type="float" office:value="0.0021591">
            <text:p>0.0021591</text:p>
          </table:table-cell>
          <table:table-cell table:style-name="ce1" office:value-type="string">
            <text:p>4.0594e-18</text:p>
          </table:table-cell>
          <table:table-cell table:style-name="ce1" office:value-type="string">
            <text:p>2.4849e-12</text:p>
          </table:table-cell>
          <table:table-cell table:style-name="ce1" office:value-type="string">
            <text:p>1.6984e-16</text:p>
          </table:table-cell>
          <table:table-cell table:style-name="ce1" office:value-type="string">
            <text:p>6.2154e-15</text:p>
          </table:table-cell>
        </table:table-row>
        <table:table-row table:style-name="ro2">
          <table:table-cell office:value-type="float" office:value="2860.702">
            <text:p>2860.702</text:p>
          </table:table-cell>
          <table:table-cell table:formula="of:=[.M288]*1000000" office:value-type="float" office:value="188.24">
            <text:p>188.24</text:p>
          </table:table-cell>
          <table:table-cell table:formula="of:=[.N288]*1000000" office:value-type="float" office:value="13.538">
            <text:p>13.538</text:p>
          </table:table-cell>
          <table:table-cell table:formula="of:=[.O288]*1000000" office:value-type="float" office:value="4.7891">
            <text:p>4.7891</text:p>
          </table:table-cell>
          <table:table-cell table:formula="of:=[.P288]*1000000" office:value-type="float" office:value="0.014066">
            <text:p>0.014066</text:p>
          </table:table-cell>
          <table:table-cell table:formula="of:=[.Q288]*1000000" office:value-type="float" office:value="3.4263">
            <text:p>3.4263</text:p>
          </table:table-cell>
          <table:table-cell table:formula="of:=[.R288]*1000000" office:value-type="float" office:value="1.9021">
            <text:p>1.9021</text:p>
          </table:table-cell>
          <table:table-cell table:formula="of:=[.S288]*1000000" office:value-type="float" office:value="18.976">
            <text:p>18.976</text:p>
          </table:table-cell>
          <table:table-cell table:formula="of:=[.T288]*1000000" office:value-type="float" office:value="2158.1">
            <text:p>2158.1</text:p>
          </table:table-cell>
          <table:table-cell table:formula="of:=[.U288]*1000000000000" office:value-type="float" office:value="0.0000040252">
            <text:p>4.0252E-006</text:p>
          </table:table-cell>
          <table:table-cell table:formula="of:=[.V288]*1000000000000" office:value-type="float" office:value="2.4478">
            <text:p>2.4478</text:p>
          </table:table-cell>
          <table:table-cell table:formula="of:=([.W288]+[.X288])*1000000000000" office:value-type="float" office:value="0.00633192">
            <text:p>0.00633192</text:p>
          </table:table-cell>
          <table:table-cell office:value-type="float" office:value="0.00018824">
            <text:p>0.00018824</text:p>
          </table:table-cell>
          <table:table-cell table:style-name="ce1" office:value-type="string">
            <text:p>1.3538e-05</text:p>
          </table:table-cell>
          <table:table-cell table:style-name="ce1" office:value-type="string">
            <text:p>4.7891e-06</text:p>
          </table:table-cell>
          <table:table-cell table:style-name="ce1" office:value-type="string">
            <text:p>1.4066e-08</text:p>
          </table:table-cell>
          <table:table-cell table:style-name="ce1" office:value-type="string">
            <text:p>3.4263e-06</text:p>
          </table:table-cell>
          <table:table-cell table:style-name="ce1" office:value-type="string">
            <text:p>1.9021e-06</text:p>
          </table:table-cell>
          <table:table-cell table:style-name="ce1" office:value-type="string">
            <text:p>1.8976e-05</text:p>
          </table:table-cell>
          <table:table-cell office:value-type="float" office:value="0.0021581">
            <text:p>0.0021581</text:p>
          </table:table-cell>
          <table:table-cell table:style-name="ce1" office:value-type="string">
            <text:p>4.0252e-18</text:p>
          </table:table-cell>
          <table:table-cell table:style-name="ce1" office:value-type="string">
            <text:p>2.4478e-12</text:p>
          </table:table-cell>
          <table:table-cell table:style-name="ce1" office:value-type="string">
            <text:p>1.6842e-16</text:p>
          </table:table-cell>
          <table:table-cell table:style-name="ce1" office:value-type="string">
            <text:p>6.1635e-15</text:p>
          </table:table-cell>
        </table:table-row>
        <table:table-row table:style-name="ro2">
          <table:table-cell office:value-type="float" office:value="2870.702">
            <text:p>2870.702</text:p>
          </table:table-cell>
          <table:table-cell table:formula="of:=[.M289]*1000000" office:value-type="float" office:value="187.56">
            <text:p>187.56</text:p>
          </table:table-cell>
          <table:table-cell table:formula="of:=[.N289]*1000000" office:value-type="float" office:value="13.337">
            <text:p>13.337</text:p>
          </table:table-cell>
          <table:table-cell table:formula="of:=[.O289]*1000000" office:value-type="float" office:value="4.7521">
            <text:p>4.7521</text:p>
          </table:table-cell>
          <table:table-cell table:formula="of:=[.P289]*1000000" office:value-type="float" office:value="0.014068">
            <text:p>0.014068</text:p>
          </table:table-cell>
          <table:table-cell table:formula="of:=[.Q289]*1000000" office:value-type="float" office:value="3.4196">
            <text:p>3.4196</text:p>
          </table:table-cell>
          <table:table-cell table:formula="of:=[.R289]*1000000" office:value-type="float" office:value="1.8883">
            <text:p>1.8883</text:p>
          </table:table-cell>
          <table:table-cell table:formula="of:=[.S289]*1000000" office:value-type="float" office:value="19.018">
            <text:p>19.018</text:p>
          </table:table-cell>
          <table:table-cell table:formula="of:=[.T289]*1000000" office:value-type="float" office:value="2157.2">
            <text:p>2157.2</text:p>
          </table:table-cell>
          <table:table-cell table:formula="of:=[.U289]*1000000000000" office:value-type="float" office:value="0.0000039921">
            <text:p>3.9921E-006</text:p>
          </table:table-cell>
          <table:table-cell table:formula="of:=[.V289]*1000000000000" office:value-type="float" office:value="2.411">
            <text:p>2.411</text:p>
          </table:table-cell>
          <table:table-cell table:formula="of:=([.W289]+[.X289])*1000000000000" office:value-type="float" office:value="0.00627922">
            <text:p>0.00627922</text:p>
          </table:table-cell>
          <table:table-cell office:value-type="float" office:value="0.00018756">
            <text:p>0.00018756</text:p>
          </table:table-cell>
          <table:table-cell table:style-name="ce1" office:value-type="string">
            <text:p>1.3337e-05</text:p>
          </table:table-cell>
          <table:table-cell table:style-name="ce1" office:value-type="string">
            <text:p>4.7521e-06</text:p>
          </table:table-cell>
          <table:table-cell table:style-name="ce1" office:value-type="string">
            <text:p>1.4068e-08</text:p>
          </table:table-cell>
          <table:table-cell table:style-name="ce1" office:value-type="string">
            <text:p>3.4196e-06</text:p>
          </table:table-cell>
          <table:table-cell table:style-name="ce1" office:value-type="string">
            <text:p>1.8883e-06</text:p>
          </table:table-cell>
          <table:table-cell table:style-name="ce1" office:value-type="string">
            <text:p>1.9018e-05</text:p>
          </table:table-cell>
          <table:table-cell office:value-type="float" office:value="0.0021572">
            <text:p>0.0021572</text:p>
          </table:table-cell>
          <table:table-cell table:style-name="ce1" office:value-type="string">
            <text:p>3.9921e-18</text:p>
          </table:table-cell>
          <table:table-cell table:style-name="ce1" office:value-type="string">
            <text:p>2.411e-12</text:p>
          </table:table-cell>
          <table:table-cell table:style-name="ce1" office:value-type="string">
            <text:p>1.6702e-16</text:p>
          </table:table-cell>
          <table:table-cell table:style-name="ce1" office:value-type="string">
            <text:p>6.1122e-15</text:p>
          </table:table-cell>
        </table:table-row>
        <table:table-row table:style-name="ro2">
          <table:table-cell office:value-type="float" office:value="2880.702">
            <text:p>2880.702</text:p>
          </table:table-cell>
          <table:table-cell table:formula="of:=[.M290]*1000000" office:value-type="float" office:value="186.88">
            <text:p>186.88</text:p>
          </table:table-cell>
          <table:table-cell table:formula="of:=[.N290]*1000000" office:value-type="float" office:value="13.138">
            <text:p>13.138</text:p>
          </table:table-cell>
          <table:table-cell table:formula="of:=[.O290]*1000000" office:value-type="float" office:value="4.7152">
            <text:p>4.7152</text:p>
          </table:table-cell>
          <table:table-cell table:formula="of:=[.P290]*1000000" office:value-type="float" office:value="0.014071">
            <text:p>0.014071</text:p>
          </table:table-cell>
          <table:table-cell table:formula="of:=[.Q290]*1000000" office:value-type="float" office:value="3.4129">
            <text:p>3.4129</text:p>
          </table:table-cell>
          <table:table-cell table:formula="of:=[.R290]*1000000" office:value-type="float" office:value="1.8746">
            <text:p>1.8746</text:p>
          </table:table-cell>
          <table:table-cell table:formula="of:=[.S290]*1000000" office:value-type="float" office:value="19.059">
            <text:p>19.059</text:p>
          </table:table-cell>
          <table:table-cell table:formula="of:=[.T290]*1000000" office:value-type="float" office:value="2156.2">
            <text:p>2156.2</text:p>
          </table:table-cell>
          <table:table-cell table:formula="of:=[.U290]*1000000000000" office:value-type="float" office:value="0.0000039601">
            <text:p>3.9601E-006</text:p>
          </table:table-cell>
          <table:table-cell table:formula="of:=[.V290]*1000000000000" office:value-type="float" office:value="2.3744">
            <text:p>2.3744</text:p>
          </table:table-cell>
          <table:table-cell table:formula="of:=([.W290]+[.X290])*1000000000000" office:value-type="float" office:value="0.00622703">
            <text:p>0.00622703</text:p>
          </table:table-cell>
          <table:table-cell office:value-type="float" office:value="0.00018688">
            <text:p>0.00018688</text:p>
          </table:table-cell>
          <table:table-cell table:style-name="ce1" office:value-type="string">
            <text:p>1.3138e-05</text:p>
          </table:table-cell>
          <table:table-cell table:style-name="ce1" office:value-type="string">
            <text:p>4.7152e-06</text:p>
          </table:table-cell>
          <table:table-cell table:style-name="ce1" office:value-type="string">
            <text:p>1.4071e-08</text:p>
          </table:table-cell>
          <table:table-cell table:style-name="ce1" office:value-type="string">
            <text:p>3.4129e-06</text:p>
          </table:table-cell>
          <table:table-cell table:style-name="ce1" office:value-type="string">
            <text:p>1.8746e-06</text:p>
          </table:table-cell>
          <table:table-cell table:style-name="ce1" office:value-type="string">
            <text:p>1.9059e-05</text:p>
          </table:table-cell>
          <table:table-cell office:value-type="float" office:value="0.0021562">
            <text:p>0.0021562</text:p>
          </table:table-cell>
          <table:table-cell table:style-name="ce1" office:value-type="string">
            <text:p>3.9601e-18</text:p>
          </table:table-cell>
          <table:table-cell table:style-name="ce1" office:value-type="string">
            <text:p>2.3744e-12</text:p>
          </table:table-cell>
          <table:table-cell table:style-name="ce1" office:value-type="string">
            <text:p>1.6563e-16</text:p>
          </table:table-cell>
          <table:table-cell table:style-name="ce1" office:value-type="string">
            <text:p>6.0614e-15</text:p>
          </table:table-cell>
        </table:table-row>
        <table:table-row table:style-name="ro2">
          <table:table-cell office:value-type="float" office:value="2890.702">
            <text:p>2890.702</text:p>
          </table:table-cell>
          <table:table-cell table:formula="of:=[.M291]*1000000" office:value-type="float" office:value="186.21">
            <text:p>186.21</text:p>
          </table:table-cell>
          <table:table-cell table:formula="of:=[.N291]*1000000" office:value-type="float" office:value="12.94">
            <text:p>12.94</text:p>
          </table:table-cell>
          <table:table-cell table:formula="of:=[.O291]*1000000" office:value-type="float" office:value="4.6787">
            <text:p>4.6787</text:p>
          </table:table-cell>
          <table:table-cell table:formula="of:=[.P291]*1000000" office:value-type="float" office:value="0.014074">
            <text:p>0.014074</text:p>
          </table:table-cell>
          <table:table-cell table:formula="of:=[.Q291]*1000000" office:value-type="float" office:value="3.4061">
            <text:p>3.4061</text:p>
          </table:table-cell>
          <table:table-cell table:formula="of:=[.R291]*1000000" office:value-type="float" office:value="1.861">
            <text:p>1.861</text:p>
          </table:table-cell>
          <table:table-cell table:formula="of:=[.S291]*1000000" office:value-type="float" office:value="19.101">
            <text:p>19.101</text:p>
          </table:table-cell>
          <table:table-cell table:formula="of:=[.T291]*1000000" office:value-type="float" office:value="2155.3">
            <text:p>2155.3</text:p>
          </table:table-cell>
          <table:table-cell table:formula="of:=[.U291]*1000000000000" office:value-type="float" office:value="0.000003929">
            <text:p>0.000003929</text:p>
          </table:table-cell>
          <table:table-cell table:formula="of:=[.V291]*1000000000000" office:value-type="float" office:value="2.3382">
            <text:p>2.3382</text:p>
          </table:table-cell>
          <table:table-cell table:formula="of:=([.W291]+[.X291])*1000000000000" office:value-type="float" office:value="0.00617536">
            <text:p>0.00617536</text:p>
          </table:table-cell>
          <table:table-cell office:value-type="float" office:value="0.00018621">
            <text:p>0.00018621</text:p>
          </table:table-cell>
          <table:table-cell table:style-name="ce1" office:value-type="string">
            <text:p>1.294e-05</text:p>
          </table:table-cell>
          <table:table-cell table:style-name="ce1" office:value-type="string">
            <text:p>4.6787e-06</text:p>
          </table:table-cell>
          <table:table-cell table:style-name="ce1" office:value-type="string">
            <text:p>1.4074e-08</text:p>
          </table:table-cell>
          <table:table-cell table:style-name="ce1" office:value-type="string">
            <text:p>3.4061e-06</text:p>
          </table:table-cell>
          <table:table-cell table:style-name="ce1" office:value-type="string">
            <text:p>1.861e-06</text:p>
          </table:table-cell>
          <table:table-cell table:style-name="ce1" office:value-type="string">
            <text:p>1.9101e-05</text:p>
          </table:table-cell>
          <table:table-cell office:value-type="float" office:value="0.0021553">
            <text:p>0.0021553</text:p>
          </table:table-cell>
          <table:table-cell table:style-name="ce1" office:value-type="string">
            <text:p>3.929e-18</text:p>
          </table:table-cell>
          <table:table-cell table:style-name="ce1" office:value-type="string">
            <text:p>2.3382e-12</text:p>
          </table:table-cell>
          <table:table-cell table:style-name="ce1" office:value-type="string">
            <text:p>1.6426e-16</text:p>
          </table:table-cell>
          <table:table-cell table:style-name="ce1" office:value-type="string">
            <text:p>6.0111e-15</text:p>
          </table:table-cell>
        </table:table-row>
        <table:table-row table:style-name="ro2">
          <table:table-cell office:value-type="float" office:value="2900.702">
            <text:p>2900.702</text:p>
          </table:table-cell>
          <table:table-cell table:formula="of:=[.M292]*1000000" office:value-type="float" office:value="185.55">
            <text:p>185.55</text:p>
          </table:table-cell>
          <table:table-cell table:formula="of:=[.N292]*1000000" office:value-type="float" office:value="12.743">
            <text:p>12.743</text:p>
          </table:table-cell>
          <table:table-cell table:formula="of:=[.O292]*1000000" office:value-type="float" office:value="4.6424">
            <text:p>4.6424</text:p>
          </table:table-cell>
          <table:table-cell table:formula="of:=[.P292]*1000000" office:value-type="float" office:value="0.014076">
            <text:p>0.014076</text:p>
          </table:table-cell>
          <table:table-cell table:formula="of:=[.Q292]*1000000" office:value-type="float" office:value="3.3992">
            <text:p>3.3992</text:p>
          </table:table-cell>
          <table:table-cell table:formula="of:=[.R292]*1000000" office:value-type="float" office:value="1.8476">
            <text:p>1.8476</text:p>
          </table:table-cell>
          <table:table-cell table:formula="of:=[.S292]*1000000" office:value-type="float" office:value="19.142">
            <text:p>19.142</text:p>
          </table:table-cell>
          <table:table-cell table:formula="of:=[.T292]*1000000" office:value-type="float" office:value="2154.4">
            <text:p>2154.4</text:p>
          </table:table-cell>
          <table:table-cell table:formula="of:=[.U292]*1000000000000" office:value-type="float" office:value="0.0000038988">
            <text:p>3.8988E-006</text:p>
          </table:table-cell>
          <table:table-cell table:formula="of:=[.V292]*1000000000000" office:value-type="float" office:value="2.3022">
            <text:p>2.3022</text:p>
          </table:table-cell>
          <table:table-cell table:formula="of:=([.W292]+[.X292])*1000000000000" office:value-type="float" office:value="0.0061244">
            <text:p>0.0061244</text:p>
          </table:table-cell>
          <table:table-cell office:value-type="float" office:value="0.00018555">
            <text:p>0.00018555</text:p>
          </table:table-cell>
          <table:table-cell table:style-name="ce1" office:value-type="string">
            <text:p>1.2743e-05</text:p>
          </table:table-cell>
          <table:table-cell table:style-name="ce1" office:value-type="string">
            <text:p>4.6424e-06</text:p>
          </table:table-cell>
          <table:table-cell table:style-name="ce1" office:value-type="string">
            <text:p>1.4076e-08</text:p>
          </table:table-cell>
          <table:table-cell table:style-name="ce1" office:value-type="string">
            <text:p>3.3992e-06</text:p>
          </table:table-cell>
          <table:table-cell table:style-name="ce1" office:value-type="string">
            <text:p>1.8476e-06</text:p>
          </table:table-cell>
          <table:table-cell table:style-name="ce1" office:value-type="string">
            <text:p>1.9142e-05</text:p>
          </table:table-cell>
          <table:table-cell office:value-type="float" office:value="0.0021544">
            <text:p>0.0021544</text:p>
          </table:table-cell>
          <table:table-cell table:style-name="ce1" office:value-type="string">
            <text:p>3.8988e-18</text:p>
          </table:table-cell>
          <table:table-cell table:style-name="ce1" office:value-type="string">
            <text:p>2.3022e-12</text:p>
          </table:table-cell>
          <table:table-cell table:style-name="ce1" office:value-type="string">
            <text:p>1.629e-16</text:p>
          </table:table-cell>
          <table:table-cell table:style-name="ce1" office:value-type="string">
            <text:p>5.9615e-15</text:p>
          </table:table-cell>
        </table:table-row>
        <table:table-row table:style-name="ro2">
          <table:table-cell office:value-type="float" office:value="2910.702">
            <text:p>2910.702</text:p>
          </table:table-cell>
          <table:table-cell table:formula="of:=[.M293]*1000000" office:value-type="float" office:value="184.91">
            <text:p>184.91</text:p>
          </table:table-cell>
          <table:table-cell table:formula="of:=[.N293]*1000000" office:value-type="float" office:value="12.547">
            <text:p>12.547</text:p>
          </table:table-cell>
          <table:table-cell table:formula="of:=[.O293]*1000000" office:value-type="float" office:value="4.6064">
            <text:p>4.6064</text:p>
          </table:table-cell>
          <table:table-cell table:formula="of:=[.P293]*1000000" office:value-type="float" office:value="0.014078">
            <text:p>0.014078</text:p>
          </table:table-cell>
          <table:table-cell table:formula="of:=[.Q293]*1000000" office:value-type="float" office:value="3.3922">
            <text:p>3.3922</text:p>
          </table:table-cell>
          <table:table-cell table:formula="of:=[.R293]*1000000" office:value-type="float" office:value="1.8342">
            <text:p>1.8342</text:p>
          </table:table-cell>
          <table:table-cell table:formula="of:=[.S293]*1000000" office:value-type="float" office:value="19.183">
            <text:p>19.183</text:p>
          </table:table-cell>
          <table:table-cell table:formula="of:=[.T293]*1000000" office:value-type="float" office:value="2153.4">
            <text:p>2153.4</text:p>
          </table:table-cell>
          <table:table-cell table:formula="of:=[.U293]*1000000000000" office:value-type="float" office:value="0.0000038696">
            <text:p>3.8696E-006</text:p>
          </table:table-cell>
          <table:table-cell table:formula="of:=[.V293]*1000000000000" office:value-type="float" office:value="2.2666">
            <text:p>2.2666</text:p>
          </table:table-cell>
          <table:table-cell table:formula="of:=([.W293]+[.X293])*1000000000000" office:value-type="float" office:value="0.00607385">
            <text:p>0.00607385</text:p>
          </table:table-cell>
          <table:table-cell office:value-type="float" office:value="0.00018491">
            <text:p>0.00018491</text:p>
          </table:table-cell>
          <table:table-cell table:style-name="ce1" office:value-type="string">
            <text:p>1.2547e-05</text:p>
          </table:table-cell>
          <table:table-cell table:style-name="ce1" office:value-type="string">
            <text:p>4.6064e-06</text:p>
          </table:table-cell>
          <table:table-cell table:style-name="ce1" office:value-type="string">
            <text:p>1.4078e-08</text:p>
          </table:table-cell>
          <table:table-cell table:style-name="ce1" office:value-type="string">
            <text:p>3.3922e-06</text:p>
          </table:table-cell>
          <table:table-cell table:style-name="ce1" office:value-type="string">
            <text:p>1.8342e-06</text:p>
          </table:table-cell>
          <table:table-cell table:style-name="ce1" office:value-type="string">
            <text:p>1.9183e-05</text:p>
          </table:table-cell>
          <table:table-cell office:value-type="float" office:value="0.0021534">
            <text:p>0.0021534</text:p>
          </table:table-cell>
          <table:table-cell table:style-name="ce1" office:value-type="string">
            <text:p>3.8696e-18</text:p>
          </table:table-cell>
          <table:table-cell table:style-name="ce1" office:value-type="string">
            <text:p>2.2666e-12</text:p>
          </table:table-cell>
          <table:table-cell table:style-name="ce1" office:value-type="string">
            <text:p>1.6155e-16</text:p>
          </table:table-cell>
          <table:table-cell table:style-name="ce1" office:value-type="string">
            <text:p>5.9123e-15</text:p>
          </table:table-cell>
        </table:table-row>
        <table:table-row table:style-name="ro2">
          <table:table-cell office:value-type="float" office:value="2920.702">
            <text:p>2920.702</text:p>
          </table:table-cell>
          <table:table-cell table:formula="of:=[.M294]*1000000" office:value-type="float" office:value="184.27">
            <text:p>184.27</text:p>
          </table:table-cell>
          <table:table-cell table:formula="of:=[.N294]*1000000" office:value-type="float" office:value="12.353">
            <text:p>12.353</text:p>
          </table:table-cell>
          <table:table-cell table:formula="of:=[.O294]*1000000" office:value-type="float" office:value="4.5707">
            <text:p>4.5707</text:p>
          </table:table-cell>
          <table:table-cell table:formula="of:=[.P294]*1000000" office:value-type="float" office:value="0.014081">
            <text:p>0.014081</text:p>
          </table:table-cell>
          <table:table-cell table:formula="of:=[.Q294]*1000000" office:value-type="float" office:value="3.3852">
            <text:p>3.3852</text:p>
          </table:table-cell>
          <table:table-cell table:formula="of:=[.R294]*1000000" office:value-type="float" office:value="1.821">
            <text:p>1.821</text:p>
          </table:table-cell>
          <table:table-cell table:formula="of:=[.S294]*1000000" office:value-type="float" office:value="19.223">
            <text:p>19.223</text:p>
          </table:table-cell>
          <table:table-cell table:formula="of:=[.T294]*1000000" office:value-type="float" office:value="2152.5">
            <text:p>2152.5</text:p>
          </table:table-cell>
          <table:table-cell table:formula="of:=[.U294]*1000000000000" office:value-type="float" office:value="0.0000038413">
            <text:p>3.8413E-006</text:p>
          </table:table-cell>
          <table:table-cell table:formula="of:=[.V294]*1000000000000" office:value-type="float" office:value="2.2312">
            <text:p>2.2312</text:p>
          </table:table-cell>
          <table:table-cell table:formula="of:=([.W294]+[.X294])*1000000000000" office:value-type="float" office:value="0.00602393">
            <text:p>0.00602393</text:p>
          </table:table-cell>
          <table:table-cell office:value-type="float" office:value="0.00018427">
            <text:p>0.00018427</text:p>
          </table:table-cell>
          <table:table-cell table:style-name="ce1" office:value-type="string">
            <text:p>1.2353e-05</text:p>
          </table:table-cell>
          <table:table-cell table:style-name="ce1" office:value-type="string">
            <text:p>4.5707e-06</text:p>
          </table:table-cell>
          <table:table-cell table:style-name="ce1" office:value-type="string">
            <text:p>1.4081e-08</text:p>
          </table:table-cell>
          <table:table-cell table:style-name="ce1" office:value-type="string">
            <text:p>3.3852e-06</text:p>
          </table:table-cell>
          <table:table-cell table:style-name="ce1" office:value-type="string">
            <text:p>1.821e-06</text:p>
          </table:table-cell>
          <table:table-cell table:style-name="ce1" office:value-type="string">
            <text:p>1.9223e-05</text:p>
          </table:table-cell>
          <table:table-cell office:value-type="float" office:value="0.0021525">
            <text:p>0.0021525</text:p>
          </table:table-cell>
          <table:table-cell table:style-name="ce1" office:value-type="string">
            <text:p>3.8413e-18</text:p>
          </table:table-cell>
          <table:table-cell table:style-name="ce1" office:value-type="string">
            <text:p>2.2312e-12</text:p>
          </table:table-cell>
          <table:table-cell table:style-name="ce1" office:value-type="string">
            <text:p>1.6023e-16</text:p>
          </table:table-cell>
          <table:table-cell table:style-name="ce1" office:value-type="string">
            <text:p>5.8637e-15</text:p>
          </table:table-cell>
        </table:table-row>
        <table:table-row table:style-name="ro2">
          <table:table-cell office:value-type="float" office:value="2930.702">
            <text:p>2930.702</text:p>
          </table:table-cell>
          <table:table-cell table:formula="of:=[.M295]*1000000" office:value-type="float" office:value="183.65">
            <text:p>183.65</text:p>
          </table:table-cell>
          <table:table-cell table:formula="of:=[.N295]*1000000" office:value-type="float" office:value="12.161">
            <text:p>12.161</text:p>
          </table:table-cell>
          <table:table-cell table:formula="of:=[.O295]*1000000" office:value-type="float" office:value="4.5352">
            <text:p>4.5352</text:p>
          </table:table-cell>
          <table:table-cell table:formula="of:=[.P295]*1000000" office:value-type="float" office:value="0.014083">
            <text:p>0.014083</text:p>
          </table:table-cell>
          <table:table-cell table:formula="of:=[.Q295]*1000000" office:value-type="float" office:value="3.378">
            <text:p>3.378</text:p>
          </table:table-cell>
          <table:table-cell table:formula="of:=[.R295]*1000000" office:value-type="float" office:value="1.8078">
            <text:p>1.8078</text:p>
          </table:table-cell>
          <table:table-cell table:formula="of:=[.S295]*1000000" office:value-type="float" office:value="19.263">
            <text:p>19.263</text:p>
          </table:table-cell>
          <table:table-cell table:formula="of:=[.T295]*1000000" office:value-type="float" office:value="2151.6">
            <text:p>2151.6</text:p>
          </table:table-cell>
          <table:table-cell table:formula="of:=[.U295]*1000000000000" office:value-type="float" office:value="0.0000038138">
            <text:p>3.8138E-006</text:p>
          </table:table-cell>
          <table:table-cell table:formula="of:=[.V295]*1000000000000" office:value-type="float" office:value="2.1962">
            <text:p>2.1962</text:p>
          </table:table-cell>
          <table:table-cell table:formula="of:=([.W295]+[.X295])*1000000000000" office:value-type="float" office:value="0.00597461">
            <text:p>0.00597461</text:p>
          </table:table-cell>
          <table:table-cell office:value-type="float" office:value="0.00018365">
            <text:p>0.00018365</text:p>
          </table:table-cell>
          <table:table-cell table:style-name="ce1" office:value-type="string">
            <text:p>1.2161e-05</text:p>
          </table:table-cell>
          <table:table-cell table:style-name="ce1" office:value-type="string">
            <text:p>4.5352e-06</text:p>
          </table:table-cell>
          <table:table-cell table:style-name="ce1" office:value-type="string">
            <text:p>1.4083e-08</text:p>
          </table:table-cell>
          <table:table-cell table:style-name="ce1" office:value-type="string">
            <text:p>3.378e-06</text:p>
          </table:table-cell>
          <table:table-cell table:style-name="ce1" office:value-type="string">
            <text:p>1.8078e-06</text:p>
          </table:table-cell>
          <table:table-cell table:style-name="ce1" office:value-type="string">
            <text:p>1.9263e-05</text:p>
          </table:table-cell>
          <table:table-cell office:value-type="float" office:value="0.0021516">
            <text:p>0.0021516</text:p>
          </table:table-cell>
          <table:table-cell table:style-name="ce1" office:value-type="string">
            <text:p>3.8138e-18</text:p>
          </table:table-cell>
          <table:table-cell table:style-name="ce1" office:value-type="string">
            <text:p>2.1962e-12</text:p>
          </table:table-cell>
          <table:table-cell table:style-name="ce1" office:value-type="string">
            <text:p>1.5891e-16</text:p>
          </table:table-cell>
          <table:table-cell table:style-name="ce1" office:value-type="string">
            <text:p>5.8157e-15</text:p>
          </table:table-cell>
        </table:table-row>
        <table:table-row table:style-name="ro2">
          <table:table-cell office:value-type="float" office:value="2940.702">
            <text:p>2940.702</text:p>
          </table:table-cell>
          <table:table-cell table:formula="of:=[.M296]*1000000" office:value-type="float" office:value="183.03">
            <text:p>183.03</text:p>
          </table:table-cell>
          <table:table-cell table:formula="of:=[.N296]*1000000" office:value-type="float" office:value="11.97">
            <text:p>11.97</text:p>
          </table:table-cell>
          <table:table-cell table:formula="of:=[.O296]*1000000" office:value-type="float" office:value="4.4999">
            <text:p>4.4999</text:p>
          </table:table-cell>
          <table:table-cell table:formula="of:=[.P296]*1000000" office:value-type="float" office:value="0.014084">
            <text:p>0.014084</text:p>
          </table:table-cell>
          <table:table-cell table:formula="of:=[.Q296]*1000000" office:value-type="float" office:value="3.3707">
            <text:p>3.3707</text:p>
          </table:table-cell>
          <table:table-cell table:formula="of:=[.R296]*1000000" office:value-type="float" office:value="1.7948">
            <text:p>1.7948</text:p>
          </table:table-cell>
          <table:table-cell table:formula="of:=[.S296]*1000000" office:value-type="float" office:value="19.303">
            <text:p>19.303</text:p>
          </table:table-cell>
          <table:table-cell table:formula="of:=[.T296]*1000000" office:value-type="float" office:value="2150.8">
            <text:p>2150.8</text:p>
          </table:table-cell>
          <table:table-cell table:formula="of:=[.U296]*1000000000000" office:value-type="float" office:value="0.0000037872">
            <text:p>3.7872E-006</text:p>
          </table:table-cell>
          <table:table-cell table:formula="of:=[.V296]*1000000000000" office:value-type="float" office:value="2.1614">
            <text:p>2.1614</text:p>
          </table:table-cell>
          <table:table-cell table:formula="of:=([.W296]+[.X296])*1000000000000" office:value-type="float" office:value="0.00592571">
            <text:p>0.00592571</text:p>
          </table:table-cell>
          <table:table-cell office:value-type="float" office:value="0.00018303">
            <text:p>0.00018303</text:p>
          </table:table-cell>
          <table:table-cell table:style-name="ce1" office:value-type="string">
            <text:p>1.197e-05</text:p>
          </table:table-cell>
          <table:table-cell table:style-name="ce1" office:value-type="string">
            <text:p>4.4999e-06</text:p>
          </table:table-cell>
          <table:table-cell table:style-name="ce1" office:value-type="string">
            <text:p>1.4084e-08</text:p>
          </table:table-cell>
          <table:table-cell table:style-name="ce1" office:value-type="string">
            <text:p>3.3707e-06</text:p>
          </table:table-cell>
          <table:table-cell table:style-name="ce1" office:value-type="string">
            <text:p>1.7948e-06</text:p>
          </table:table-cell>
          <table:table-cell table:style-name="ce1" office:value-type="string">
            <text:p>1.9303e-05</text:p>
          </table:table-cell>
          <table:table-cell office:value-type="float" office:value="0.0021508">
            <text:p>0.0021508</text:p>
          </table:table-cell>
          <table:table-cell table:style-name="ce1" office:value-type="string">
            <text:p>3.7872e-18</text:p>
          </table:table-cell>
          <table:table-cell table:style-name="ce1" office:value-type="string">
            <text:p>2.1614e-12</text:p>
          </table:table-cell>
          <table:table-cell table:style-name="ce1" office:value-type="string">
            <text:p>1.5761e-16</text:p>
          </table:table-cell>
          <table:table-cell table:style-name="ce1" office:value-type="string">
            <text:p>5.7681e-15</text:p>
          </table:table-cell>
        </table:table-row>
        <table:table-row table:style-name="ro2">
          <table:table-cell office:value-type="float" office:value="2950.702">
            <text:p>2950.702</text:p>
          </table:table-cell>
          <table:table-cell table:formula="of:=[.M297]*1000000" office:value-type="float" office:value="182.42">
            <text:p>182.42</text:p>
          </table:table-cell>
          <table:table-cell table:formula="of:=[.N297]*1000000" office:value-type="float" office:value="11.78">
            <text:p>11.78</text:p>
          </table:table-cell>
          <table:table-cell table:formula="of:=[.O297]*1000000" office:value-type="float" office:value="4.4649">
            <text:p>4.4649</text:p>
          </table:table-cell>
          <table:table-cell table:formula="of:=[.P297]*1000000" office:value-type="float" office:value="0.014086">
            <text:p>0.014086</text:p>
          </table:table-cell>
          <table:table-cell table:formula="of:=[.Q297]*1000000" office:value-type="float" office:value="3.3634">
            <text:p>3.3634</text:p>
          </table:table-cell>
          <table:table-cell table:formula="of:=[.R297]*1000000" office:value-type="float" office:value="1.7818">
            <text:p>1.7818</text:p>
          </table:table-cell>
          <table:table-cell table:formula="of:=[.S297]*1000000" office:value-type="float" office:value="19.343">
            <text:p>19.343</text:p>
          </table:table-cell>
          <table:table-cell table:formula="of:=[.T297]*1000000" office:value-type="float" office:value="2149.9">
            <text:p>2149.9</text:p>
          </table:table-cell>
          <table:table-cell table:formula="of:=[.U297]*1000000000000" office:value-type="float" office:value="0.0000037614">
            <text:p>3.7614E-006</text:p>
          </table:table-cell>
          <table:table-cell table:formula="of:=[.V297]*1000000000000" office:value-type="float" office:value="2.127">
            <text:p>2.127</text:p>
          </table:table-cell>
          <table:table-cell table:formula="of:=([.W297]+[.X297])*1000000000000" office:value-type="float" office:value="0.00587743">
            <text:p>0.00587743</text:p>
          </table:table-cell>
          <table:table-cell office:value-type="float" office:value="0.00018242">
            <text:p>0.00018242</text:p>
          </table:table-cell>
          <table:table-cell table:style-name="ce1" office:value-type="string">
            <text:p>1.178e-05</text:p>
          </table:table-cell>
          <table:table-cell table:style-name="ce1" office:value-type="string">
            <text:p>4.4649e-06</text:p>
          </table:table-cell>
          <table:table-cell table:style-name="ce1" office:value-type="string">
            <text:p>1.4086e-08</text:p>
          </table:table-cell>
          <table:table-cell table:style-name="ce1" office:value-type="string">
            <text:p>3.3634e-06</text:p>
          </table:table-cell>
          <table:table-cell table:style-name="ce1" office:value-type="string">
            <text:p>1.7818e-06</text:p>
          </table:table-cell>
          <table:table-cell table:style-name="ce1" office:value-type="string">
            <text:p>1.9343e-05</text:p>
          </table:table-cell>
          <table:table-cell office:value-type="float" office:value="0.0021499">
            <text:p>0.0021499</text:p>
          </table:table-cell>
          <table:table-cell table:style-name="ce1" office:value-type="string">
            <text:p>3.7614e-18</text:p>
          </table:table-cell>
          <table:table-cell table:style-name="ce1" office:value-type="string">
            <text:p>2.127e-12</text:p>
          </table:table-cell>
          <table:table-cell table:style-name="ce1" office:value-type="string">
            <text:p>1.5633e-16</text:p>
          </table:table-cell>
          <table:table-cell table:style-name="ce1" office:value-type="string">
            <text:p>5.7211e-15</text:p>
          </table:table-cell>
        </table:table-row>
        <table:table-row table:style-name="ro2">
          <table:table-cell office:value-type="float" office:value="2960.702">
            <text:p>2960.702</text:p>
          </table:table-cell>
          <table:table-cell table:formula="of:=[.M298]*1000000" office:value-type="float" office:value="181.83">
            <text:p>181.83</text:p>
          </table:table-cell>
          <table:table-cell table:formula="of:=[.N298]*1000000" office:value-type="float" office:value="11.592">
            <text:p>11.592</text:p>
          </table:table-cell>
          <table:table-cell table:formula="of:=[.O298]*1000000" office:value-type="float" office:value="4.4302">
            <text:p>4.4302</text:p>
          </table:table-cell>
          <table:table-cell table:formula="of:=[.P298]*1000000" office:value-type="float" office:value="0.014088">
            <text:p>0.014088</text:p>
          </table:table-cell>
          <table:table-cell table:formula="of:=[.Q298]*1000000" office:value-type="float" office:value="3.3559">
            <text:p>3.3559</text:p>
          </table:table-cell>
          <table:table-cell table:formula="of:=[.R298]*1000000" office:value-type="float" office:value="1.769">
            <text:p>1.769</text:p>
          </table:table-cell>
          <table:table-cell table:formula="of:=[.S298]*1000000" office:value-type="float" office:value="19.382">
            <text:p>19.382</text:p>
          </table:table-cell>
          <table:table-cell table:formula="of:=[.T298]*1000000" office:value-type="float" office:value="2149">
            <text:p>2149</text:p>
          </table:table-cell>
          <table:table-cell table:formula="of:=[.U298]*1000000000000" office:value-type="float" office:value="0.0000037364">
            <text:p>3.7364E-006</text:p>
          </table:table-cell>
          <table:table-cell table:formula="of:=[.V298]*1000000000000" office:value-type="float" office:value="2.0928">
            <text:p>2.0928</text:p>
          </table:table-cell>
          <table:table-cell table:formula="of:=([.W298]+[.X298])*1000000000000" office:value-type="float" office:value="0.00582966">
            <text:p>0.00582966</text:p>
          </table:table-cell>
          <table:table-cell office:value-type="float" office:value="0.00018183">
            <text:p>0.00018183</text:p>
          </table:table-cell>
          <table:table-cell table:style-name="ce1" office:value-type="string">
            <text:p>1.1592e-05</text:p>
          </table:table-cell>
          <table:table-cell table:style-name="ce1" office:value-type="string">
            <text:p>4.4302e-06</text:p>
          </table:table-cell>
          <table:table-cell table:style-name="ce1" office:value-type="string">
            <text:p>1.4088e-08</text:p>
          </table:table-cell>
          <table:table-cell table:style-name="ce1" office:value-type="string">
            <text:p>3.3559e-06</text:p>
          </table:table-cell>
          <table:table-cell table:style-name="ce1" office:value-type="string">
            <text:p>1.769e-06</text:p>
          </table:table-cell>
          <table:table-cell table:style-name="ce1" office:value-type="string">
            <text:p>1.9382e-05</text:p>
          </table:table-cell>
          <table:table-cell office:value-type="float" office:value="0.002149">
            <text:p>0.002149</text:p>
          </table:table-cell>
          <table:table-cell table:style-name="ce1" office:value-type="string">
            <text:p>3.7364e-18</text:p>
          </table:table-cell>
          <table:table-cell table:style-name="ce1" office:value-type="string">
            <text:p>2.0928e-12</text:p>
          </table:table-cell>
          <table:table-cell table:style-name="ce1" office:value-type="string">
            <text:p>1.5506e-16</text:p>
          </table:table-cell>
          <table:table-cell table:style-name="ce1" office:value-type="string">
            <text:p>5.6746e-15</text:p>
          </table:table-cell>
        </table:table-row>
        <table:table-row table:style-name="ro2">
          <table:table-cell office:value-type="float" office:value="2970.702">
            <text:p>2970.702</text:p>
          </table:table-cell>
          <table:table-cell table:formula="of:=[.M299]*1000000" office:value-type="float" office:value="181.24">
            <text:p>181.24</text:p>
          </table:table-cell>
          <table:table-cell table:formula="of:=[.N299]*1000000" office:value-type="float" office:value="11.405">
            <text:p>11.405</text:p>
          </table:table-cell>
          <table:table-cell table:formula="of:=[.O299]*1000000" office:value-type="float" office:value="4.3957">
            <text:p>4.3957</text:p>
          </table:table-cell>
          <table:table-cell table:formula="of:=[.P299]*1000000" office:value-type="float" office:value="0.014089">
            <text:p>0.014089</text:p>
          </table:table-cell>
          <table:table-cell table:formula="of:=[.Q299]*1000000" office:value-type="float" office:value="3.3483">
            <text:p>3.3483</text:p>
          </table:table-cell>
          <table:table-cell table:formula="of:=[.R299]*1000000" office:value-type="float" office:value="1.7563">
            <text:p>1.7563</text:p>
          </table:table-cell>
          <table:table-cell table:formula="of:=[.S299]*1000000" office:value-type="float" office:value="19.421">
            <text:p>19.421</text:p>
          </table:table-cell>
          <table:table-cell table:formula="of:=[.T299]*1000000" office:value-type="float" office:value="2148.2">
            <text:p>2148.2</text:p>
          </table:table-cell>
          <table:table-cell table:formula="of:=[.U299]*1000000000000" office:value-type="float" office:value="0.0000037122">
            <text:p>3.7122E-006</text:p>
          </table:table-cell>
          <table:table-cell table:formula="of:=[.V299]*1000000000000" office:value-type="float" office:value="2.059">
            <text:p>2.059</text:p>
          </table:table-cell>
          <table:table-cell table:formula="of:=([.W299]+[.X299])*1000000000000" office:value-type="float" office:value="0.0057824">
            <text:p>0.0057824</text:p>
          </table:table-cell>
          <table:table-cell office:value-type="float" office:value="0.00018124">
            <text:p>0.00018124</text:p>
          </table:table-cell>
          <table:table-cell table:style-name="ce1" office:value-type="string">
            <text:p>1.1405e-05</text:p>
          </table:table-cell>
          <table:table-cell table:style-name="ce1" office:value-type="string">
            <text:p>4.3957e-06</text:p>
          </table:table-cell>
          <table:table-cell table:style-name="ce1" office:value-type="string">
            <text:p>1.4089e-08</text:p>
          </table:table-cell>
          <table:table-cell table:style-name="ce1" office:value-type="string">
            <text:p>3.3483e-06</text:p>
          </table:table-cell>
          <table:table-cell table:style-name="ce1" office:value-type="string">
            <text:p>1.7563e-06</text:p>
          </table:table-cell>
          <table:table-cell table:style-name="ce1" office:value-type="string">
            <text:p>1.9421e-05</text:p>
          </table:table-cell>
          <table:table-cell office:value-type="float" office:value="0.0021482">
            <text:p>0.0021482</text:p>
          </table:table-cell>
          <table:table-cell table:style-name="ce1" office:value-type="string">
            <text:p>3.7122e-18</text:p>
          </table:table-cell>
          <table:table-cell table:style-name="ce1" office:value-type="string">
            <text:p>2.059e-12</text:p>
          </table:table-cell>
          <table:table-cell table:style-name="ce1" office:value-type="string">
            <text:p>1.538e-16</text:p>
          </table:table-cell>
          <table:table-cell table:style-name="ce1" office:value-type="string">
            <text:p>5.6286e-15</text:p>
          </table:table-cell>
        </table:table-row>
        <table:table-row table:style-name="ro2">
          <table:table-cell office:value-type="float" office:value="2980.702">
            <text:p>2980.702</text:p>
          </table:table-cell>
          <table:table-cell table:formula="of:=[.M300]*1000000" office:value-type="float" office:value="180.67">
            <text:p>180.67</text:p>
          </table:table-cell>
          <table:table-cell table:formula="of:=[.N300]*1000000" office:value-type="float" office:value="11.219">
            <text:p>11.219</text:p>
          </table:table-cell>
          <table:table-cell table:formula="of:=[.O300]*1000000" office:value-type="float" office:value="4.3615">
            <text:p>4.3615</text:p>
          </table:table-cell>
          <table:table-cell table:formula="of:=[.P300]*1000000" office:value-type="float" office:value="0.01409">
            <text:p>0.01409</text:p>
          </table:table-cell>
          <table:table-cell table:formula="of:=[.Q300]*1000000" office:value-type="float" office:value="3.3406">
            <text:p>3.3406</text:p>
          </table:table-cell>
          <table:table-cell table:formula="of:=[.R300]*1000000" office:value-type="float" office:value="1.7437">
            <text:p>1.7437</text:p>
          </table:table-cell>
          <table:table-cell table:formula="of:=[.S300]*1000000" office:value-type="float" office:value="19.46">
            <text:p>19.46</text:p>
          </table:table-cell>
          <table:table-cell table:formula="of:=[.T300]*1000000" office:value-type="float" office:value="2147.4">
            <text:p>2147.4</text:p>
          </table:table-cell>
          <table:table-cell table:formula="of:=[.U300]*1000000000000" office:value-type="float" office:value="0.0000036887">
            <text:p>3.6887E-006</text:p>
          </table:table-cell>
          <table:table-cell table:formula="of:=[.V300]*1000000000000" office:value-type="float" office:value="2.0255">
            <text:p>2.0255</text:p>
          </table:table-cell>
          <table:table-cell table:formula="of:=([.W300]+[.X300])*1000000000000" office:value-type="float" office:value="0.00573565">
            <text:p>0.00573565</text:p>
          </table:table-cell>
          <table:table-cell office:value-type="float" office:value="0.00018067">
            <text:p>0.00018067</text:p>
          </table:table-cell>
          <table:table-cell table:style-name="ce1" office:value-type="string">
            <text:p>1.1219e-05</text:p>
          </table:table-cell>
          <table:table-cell table:style-name="ce1" office:value-type="string">
            <text:p>4.3615e-06</text:p>
          </table:table-cell>
          <table:table-cell table:style-name="ce1" office:value-type="string">
            <text:p>1.409e-08</text:p>
          </table:table-cell>
          <table:table-cell table:style-name="ce1" office:value-type="string">
            <text:p>3.3406e-06</text:p>
          </table:table-cell>
          <table:table-cell table:style-name="ce1" office:value-type="string">
            <text:p>1.7437e-06</text:p>
          </table:table-cell>
          <table:table-cell table:style-name="ce1" office:value-type="string">
            <text:p>1.946e-05</text:p>
          </table:table-cell>
          <table:table-cell office:value-type="float" office:value="0.0021474">
            <text:p>0.0021474</text:p>
          </table:table-cell>
          <table:table-cell table:style-name="ce1" office:value-type="string">
            <text:p>3.6887e-18</text:p>
          </table:table-cell>
          <table:table-cell table:style-name="ce1" office:value-type="string">
            <text:p>2.0255e-12</text:p>
          </table:table-cell>
          <table:table-cell table:style-name="ce1" office:value-type="string">
            <text:p>1.5255e-16</text:p>
          </table:table-cell>
          <table:table-cell table:style-name="ce1" office:value-type="string">
            <text:p>5.5831e-15</text:p>
          </table:table-cell>
        </table:table-row>
        <table:table-row table:style-name="ro2">
          <table:table-cell office:value-type="float" office:value="2990.702">
            <text:p>2990.702</text:p>
          </table:table-cell>
          <table:table-cell table:formula="of:=[.M301]*1000000" office:value-type="float" office:value="180.1">
            <text:p>180.1</text:p>
          </table:table-cell>
          <table:table-cell table:formula="of:=[.N301]*1000000" office:value-type="float" office:value="11.035">
            <text:p>11.035</text:p>
          </table:table-cell>
          <table:table-cell table:formula="of:=[.O301]*1000000" office:value-type="float" office:value="4.3275">
            <text:p>4.3275</text:p>
          </table:table-cell>
          <table:table-cell table:formula="of:=[.P301]*1000000" office:value-type="float" office:value="0.014092">
            <text:p>0.014092</text:p>
          </table:table-cell>
          <table:table-cell table:formula="of:=[.Q301]*1000000" office:value-type="float" office:value="3.3327">
            <text:p>3.3327</text:p>
          </table:table-cell>
          <table:table-cell table:formula="of:=[.R301]*1000000" office:value-type="float" office:value="1.7312">
            <text:p>1.7312</text:p>
          </table:table-cell>
          <table:table-cell table:formula="of:=[.S301]*1000000" office:value-type="float" office:value="19.498">
            <text:p>19.498</text:p>
          </table:table-cell>
          <table:table-cell table:formula="of:=[.T301]*1000000" office:value-type="float" office:value="2146.5">
            <text:p>2146.5</text:p>
          </table:table-cell>
          <table:table-cell table:formula="of:=[.U301]*1000000000000" office:value-type="float" office:value="0.000003666">
            <text:p>0.000003666</text:p>
          </table:table-cell>
          <table:table-cell table:formula="of:=[.V301]*1000000000000" office:value-type="float" office:value="1.9923">
            <text:p>1.9923</text:p>
          </table:table-cell>
          <table:table-cell table:formula="of:=([.W301]+[.X301])*1000000000000" office:value-type="float" office:value="0.00568942">
            <text:p>0.00568942</text:p>
          </table:table-cell>
          <table:table-cell office:value-type="float" office:value="0.0001801">
            <text:p>0.0001801</text:p>
          </table:table-cell>
          <table:table-cell table:style-name="ce1" office:value-type="string">
            <text:p>1.1035e-05</text:p>
          </table:table-cell>
          <table:table-cell table:style-name="ce1" office:value-type="string">
            <text:p>4.3275e-06</text:p>
          </table:table-cell>
          <table:table-cell table:style-name="ce1" office:value-type="string">
            <text:p>1.4092e-08</text:p>
          </table:table-cell>
          <table:table-cell table:style-name="ce1" office:value-type="string">
            <text:p>3.3327e-06</text:p>
          </table:table-cell>
          <table:table-cell table:style-name="ce1" office:value-type="string">
            <text:p>1.7312e-06</text:p>
          </table:table-cell>
          <table:table-cell table:style-name="ce1" office:value-type="string">
            <text:p>1.9498e-05</text:p>
          </table:table-cell>
          <table:table-cell office:value-type="float" office:value="0.0021465">
            <text:p>0.0021465</text:p>
          </table:table-cell>
          <table:table-cell table:style-name="ce1" office:value-type="string">
            <text:p>3.666e-18</text:p>
          </table:table-cell>
          <table:table-cell table:style-name="ce1" office:value-type="string">
            <text:p>1.9923e-12</text:p>
          </table:table-cell>
          <table:table-cell table:style-name="ce1" office:value-type="string">
            <text:p>1.5132e-16</text:p>
          </table:table-cell>
          <table:table-cell table:style-name="ce1" office:value-type="string">
            <text:p>5.5381e-15</text:p>
          </table:table-cell>
        </table:table-row>
        <table:table-row table:style-name="ro2">
          <table:table-cell office:value-type="float" office:value="3000.702">
            <text:p>3000.702</text:p>
          </table:table-cell>
          <table:table-cell table:formula="of:=[.M302]*1000000" office:value-type="float" office:value="179.54">
            <text:p>179.54</text:p>
          </table:table-cell>
          <table:table-cell table:formula="of:=[.N302]*1000000" office:value-type="float" office:value="10.853">
            <text:p>10.853</text:p>
          </table:table-cell>
          <table:table-cell table:formula="of:=[.O302]*1000000" office:value-type="float" office:value="4.2938">
            <text:p>4.2938</text:p>
          </table:table-cell>
          <table:table-cell table:formula="of:=[.P302]*1000000" office:value-type="float" office:value="0.014092">
            <text:p>0.014092</text:p>
          </table:table-cell>
          <table:table-cell table:formula="of:=[.Q302]*1000000" office:value-type="float" office:value="3.3248">
            <text:p>3.3248</text:p>
          </table:table-cell>
          <table:table-cell table:formula="of:=[.R302]*1000000" office:value-type="float" office:value="1.7188">
            <text:p>1.7188</text:p>
          </table:table-cell>
          <table:table-cell table:formula="of:=[.S302]*1000000" office:value-type="float" office:value="19.536">
            <text:p>19.536</text:p>
          </table:table-cell>
          <table:table-cell table:formula="of:=[.T302]*1000000" office:value-type="float" office:value="2145.7">
            <text:p>2145.7</text:p>
          </table:table-cell>
          <table:table-cell table:formula="of:=[.U302]*1000000000000" office:value-type="float" office:value="0.0000036439">
            <text:p>3.6439E-006</text:p>
          </table:table-cell>
          <table:table-cell table:formula="of:=[.V302]*1000000000000" office:value-type="float" office:value="1.9594">
            <text:p>1.9594</text:p>
          </table:table-cell>
          <table:table-cell table:formula="of:=([.W302]+[.X302])*1000000000000" office:value-type="float" office:value="0.00564371">
            <text:p>0.00564371</text:p>
          </table:table-cell>
          <table:table-cell office:value-type="float" office:value="0.00017954">
            <text:p>0.00017954</text:p>
          </table:table-cell>
          <table:table-cell table:style-name="ce1" office:value-type="string">
            <text:p>1.0853e-05</text:p>
          </table:table-cell>
          <table:table-cell table:style-name="ce1" office:value-type="string">
            <text:p>4.2938e-06</text:p>
          </table:table-cell>
          <table:table-cell table:style-name="ce1" office:value-type="string">
            <text:p>1.4092e-08</text:p>
          </table:table-cell>
          <table:table-cell table:style-name="ce1" office:value-type="string">
            <text:p>3.3248e-06</text:p>
          </table:table-cell>
          <table:table-cell table:style-name="ce1" office:value-type="string">
            <text:p>1.7188e-06</text:p>
          </table:table-cell>
          <table:table-cell table:style-name="ce1" office:value-type="string">
            <text:p>1.9536e-05</text:p>
          </table:table-cell>
          <table:table-cell office:value-type="float" office:value="0.0021457">
            <text:p>0.0021457</text:p>
          </table:table-cell>
          <table:table-cell table:style-name="ce1" office:value-type="string">
            <text:p>3.6439e-18</text:p>
          </table:table-cell>
          <table:table-cell table:style-name="ce1" office:value-type="string">
            <text:p>1.9594e-12</text:p>
          </table:table-cell>
          <table:table-cell table:style-name="ce1" office:value-type="string">
            <text:p>1.5011e-16</text:p>
          </table:table-cell>
          <table:table-cell table:style-name="ce1" office:value-type="string">
            <text:p>5.4936e-15</text:p>
          </table:table-cell>
        </table:table-row>
        <table:table-row table:style-name="ro2">
          <table:table-cell office:value-type="float" office:value="3010.702">
            <text:p>3010.702</text:p>
          </table:table-cell>
          <table:table-cell table:formula="of:=[.M303]*1000000" office:value-type="float" office:value="178.99">
            <text:p>178.99</text:p>
          </table:table-cell>
          <table:table-cell table:formula="of:=[.N303]*1000000" office:value-type="float" office:value="10.672">
            <text:p>10.672</text:p>
          </table:table-cell>
          <table:table-cell table:formula="of:=[.O303]*1000000" office:value-type="float" office:value="4.2603">
            <text:p>4.2603</text:p>
          </table:table-cell>
          <table:table-cell table:formula="of:=[.P303]*1000000" office:value-type="float" office:value="0.014093">
            <text:p>0.014093</text:p>
          </table:table-cell>
          <table:table-cell table:formula="of:=[.Q303]*1000000" office:value-type="float" office:value="3.3166">
            <text:p>3.3166</text:p>
          </table:table-cell>
          <table:table-cell table:formula="of:=[.R303]*1000000" office:value-type="float" office:value="1.7065">
            <text:p>1.7065</text:p>
          </table:table-cell>
          <table:table-cell table:formula="of:=[.S303]*1000000" office:value-type="float" office:value="19.574">
            <text:p>19.574</text:p>
          </table:table-cell>
          <table:table-cell table:formula="of:=[.T303]*1000000" office:value-type="float" office:value="2144.9">
            <text:p>2144.9</text:p>
          </table:table-cell>
          <table:table-cell table:formula="of:=[.U303]*1000000000000" office:value-type="float" office:value="0.0000036225">
            <text:p>3.6225E-006</text:p>
          </table:table-cell>
          <table:table-cell table:formula="of:=[.V303]*1000000000000" office:value-type="float" office:value="1.9269">
            <text:p>1.9269</text:p>
          </table:table-cell>
          <table:table-cell table:formula="of:=([.W303]+[.X303])*1000000000000" office:value-type="float" office:value="0.0055985">
            <text:p>0.0055985</text:p>
          </table:table-cell>
          <table:table-cell office:value-type="float" office:value="0.00017899">
            <text:p>0.00017899</text:p>
          </table:table-cell>
          <table:table-cell table:style-name="ce1" office:value-type="string">
            <text:p>1.0672e-05</text:p>
          </table:table-cell>
          <table:table-cell table:style-name="ce1" office:value-type="string">
            <text:p>4.2603e-06</text:p>
          </table:table-cell>
          <table:table-cell table:style-name="ce1" office:value-type="string">
            <text:p>1.4093e-08</text:p>
          </table:table-cell>
          <table:table-cell table:style-name="ce1" office:value-type="string">
            <text:p>3.3166e-06</text:p>
          </table:table-cell>
          <table:table-cell table:style-name="ce1" office:value-type="string">
            <text:p>1.7065e-06</text:p>
          </table:table-cell>
          <table:table-cell table:style-name="ce1" office:value-type="string">
            <text:p>1.9574e-05</text:p>
          </table:table-cell>
          <table:table-cell office:value-type="float" office:value="0.0021449">
            <text:p>0.0021449</text:p>
          </table:table-cell>
          <table:table-cell table:style-name="ce1" office:value-type="string">
            <text:p>3.6225e-18</text:p>
          </table:table-cell>
          <table:table-cell table:style-name="ce1" office:value-type="string">
            <text:p>1.9269e-12</text:p>
          </table:table-cell>
          <table:table-cell table:style-name="ce1" office:value-type="string">
            <text:p>1.489e-16</text:p>
          </table:table-cell>
          <table:table-cell table:style-name="ce1" office:value-type="string">
            <text:p>5.4496e-15</text:p>
          </table:table-cell>
        </table:table-row>
        <table:table-row table:style-name="ro2">
          <table:table-cell office:value-type="float" office:value="3020.702">
            <text:p>3020.702</text:p>
          </table:table-cell>
          <table:table-cell table:formula="of:=[.M304]*1000000" office:value-type="float" office:value="178.46">
            <text:p>178.46</text:p>
          </table:table-cell>
          <table:table-cell table:formula="of:=[.N304]*1000000" office:value-type="float" office:value="10.492">
            <text:p>10.492</text:p>
          </table:table-cell>
          <table:table-cell table:formula="of:=[.O304]*1000000" office:value-type="float" office:value="4.2271">
            <text:p>4.2271</text:p>
          </table:table-cell>
          <table:table-cell table:formula="of:=[.P304]*1000000" office:value-type="float" office:value="0.014094">
            <text:p>0.014094</text:p>
          </table:table-cell>
          <table:table-cell table:formula="of:=[.Q304]*1000000" office:value-type="float" office:value="3.3084">
            <text:p>3.3084</text:p>
          </table:table-cell>
          <table:table-cell table:formula="of:=[.R304]*1000000" office:value-type="float" office:value="1.6943">
            <text:p>1.6943</text:p>
          </table:table-cell>
          <table:table-cell table:formula="of:=[.S304]*1000000" office:value-type="float" office:value="19.612">
            <text:p>19.612</text:p>
          </table:table-cell>
          <table:table-cell table:formula="of:=[.T304]*1000000" office:value-type="float" office:value="2144.1">
            <text:p>2144.1</text:p>
          </table:table-cell>
          <table:table-cell table:formula="of:=[.U304]*1000000000000" office:value-type="float" office:value="0.0000036018">
            <text:p>3.6018E-006</text:p>
          </table:table-cell>
          <table:table-cell table:formula="of:=[.V304]*1000000000000" office:value-type="float" office:value="1.8946">
            <text:p>1.8946</text:p>
          </table:table-cell>
          <table:table-cell table:formula="of:=([.W304]+[.X304])*1000000000000" office:value-type="float" office:value="0.00555371">
            <text:p>0.00555371</text:p>
          </table:table-cell>
          <table:table-cell office:value-type="float" office:value="0.00017846">
            <text:p>0.00017846</text:p>
          </table:table-cell>
          <table:table-cell table:style-name="ce1" office:value-type="string">
            <text:p>1.0492e-05</text:p>
          </table:table-cell>
          <table:table-cell table:style-name="ce1" office:value-type="string">
            <text:p>4.2271e-06</text:p>
          </table:table-cell>
          <table:table-cell table:style-name="ce1" office:value-type="string">
            <text:p>1.4094e-08</text:p>
          </table:table-cell>
          <table:table-cell table:style-name="ce1" office:value-type="string">
            <text:p>3.3084e-06</text:p>
          </table:table-cell>
          <table:table-cell table:style-name="ce1" office:value-type="string">
            <text:p>1.6943e-06</text:p>
          </table:table-cell>
          <table:table-cell table:style-name="ce1" office:value-type="string">
            <text:p>1.9612e-05</text:p>
          </table:table-cell>
          <table:table-cell office:value-type="float" office:value="0.0021441">
            <text:p>0.0021441</text:p>
          </table:table-cell>
          <table:table-cell table:style-name="ce1" office:value-type="string">
            <text:p>3.6018e-18</text:p>
          </table:table-cell>
          <table:table-cell table:style-name="ce1" office:value-type="string">
            <text:p>1.8946e-12</text:p>
          </table:table-cell>
          <table:table-cell table:style-name="ce1" office:value-type="string">
            <text:p>1.4771e-16</text:p>
          </table:table-cell>
          <table:table-cell table:style-name="ce1" office:value-type="string">
            <text:p>5.406e-15</text:p>
          </table:table-cell>
        </table:table-row>
        <table:table-row table:style-name="ro2">
          <table:table-cell office:value-type="float" office:value="3030.702">
            <text:p>3030.702</text:p>
          </table:table-cell>
          <table:table-cell table:formula="of:=[.M305]*1000000" office:value-type="float" office:value="177.93">
            <text:p>177.93</text:p>
          </table:table-cell>
          <table:table-cell table:formula="of:=[.N305]*1000000" office:value-type="float" office:value="10.314">
            <text:p>10.314</text:p>
          </table:table-cell>
          <table:table-cell table:formula="of:=[.O305]*1000000" office:value-type="float" office:value="4.1941">
            <text:p>4.1941</text:p>
          </table:table-cell>
          <table:table-cell table:formula="of:=[.P305]*1000000" office:value-type="float" office:value="0.014095">
            <text:p>0.014095</text:p>
          </table:table-cell>
          <table:table-cell table:formula="of:=[.Q305]*1000000" office:value-type="float" office:value="3.2999">
            <text:p>3.2999</text:p>
          </table:table-cell>
          <table:table-cell table:formula="of:=[.R305]*1000000" office:value-type="float" office:value="1.6822">
            <text:p>1.6822</text:p>
          </table:table-cell>
          <table:table-cell table:formula="of:=[.S305]*1000000" office:value-type="float" office:value="19.649">
            <text:p>19.649</text:p>
          </table:table-cell>
          <table:table-cell table:formula="of:=[.T305]*1000000" office:value-type="float" office:value="2143.4">
            <text:p>2143.4</text:p>
          </table:table-cell>
          <table:table-cell table:formula="of:=[.U305]*1000000000000" office:value-type="float" office:value="0.0000035818">
            <text:p>3.5818E-006</text:p>
          </table:table-cell>
          <table:table-cell table:formula="of:=[.V305]*1000000000000" office:value-type="float" office:value="1.8627">
            <text:p>1.8627</text:p>
          </table:table-cell>
          <table:table-cell table:formula="of:=([.W305]+[.X305])*1000000000000" office:value-type="float" office:value="0.00550943">
            <text:p>0.00550943</text:p>
          </table:table-cell>
          <table:table-cell office:value-type="float" office:value="0.00017793">
            <text:p>0.00017793</text:p>
          </table:table-cell>
          <table:table-cell table:style-name="ce1" office:value-type="string">
            <text:p>1.0314e-05</text:p>
          </table:table-cell>
          <table:table-cell table:style-name="ce1" office:value-type="string">
            <text:p>4.1941e-06</text:p>
          </table:table-cell>
          <table:table-cell table:style-name="ce1" office:value-type="string">
            <text:p>1.4095e-08</text:p>
          </table:table-cell>
          <table:table-cell table:style-name="ce1" office:value-type="string">
            <text:p>3.2999e-06</text:p>
          </table:table-cell>
          <table:table-cell table:style-name="ce1" office:value-type="string">
            <text:p>1.6822e-06</text:p>
          </table:table-cell>
          <table:table-cell table:style-name="ce1" office:value-type="string">
            <text:p>1.9649e-05</text:p>
          </table:table-cell>
          <table:table-cell office:value-type="float" office:value="0.0021434">
            <text:p>0.0021434</text:p>
          </table:table-cell>
          <table:table-cell table:style-name="ce1" office:value-type="string">
            <text:p>3.5818e-18</text:p>
          </table:table-cell>
          <table:table-cell table:style-name="ce1" office:value-type="string">
            <text:p>1.8627e-12</text:p>
          </table:table-cell>
          <table:table-cell table:style-name="ce1" office:value-type="string">
            <text:p>1.4653e-16</text:p>
          </table:table-cell>
          <table:table-cell table:style-name="ce1" office:value-type="string">
            <text:p>5.3629e-15</text:p>
          </table:table-cell>
        </table:table-row>
        <table:table-row table:style-name="ro2">
          <table:table-cell office:value-type="float" office:value="3040.702">
            <text:p>3040.702</text:p>
          </table:table-cell>
          <table:table-cell table:formula="of:=[.M306]*1000000" office:value-type="float" office:value="177.41">
            <text:p>177.41</text:p>
          </table:table-cell>
          <table:table-cell table:formula="of:=[.N306]*1000000" office:value-type="float" office:value="10.138">
            <text:p>10.138</text:p>
          </table:table-cell>
          <table:table-cell table:formula="of:=[.O306]*1000000" office:value-type="float" office:value="4.1613">
            <text:p>4.1613</text:p>
          </table:table-cell>
          <table:table-cell table:formula="of:=[.P306]*1000000" office:value-type="float" office:value="0.014095">
            <text:p>0.014095</text:p>
          </table:table-cell>
          <table:table-cell table:formula="of:=[.Q306]*1000000" office:value-type="float" office:value="3.2914">
            <text:p>3.2914</text:p>
          </table:table-cell>
          <table:table-cell table:formula="of:=[.R306]*1000000" office:value-type="float" office:value="1.6703">
            <text:p>1.6703</text:p>
          </table:table-cell>
          <table:table-cell table:formula="of:=[.S306]*1000000" office:value-type="float" office:value="19.686">
            <text:p>19.686</text:p>
          </table:table-cell>
          <table:table-cell table:formula="of:=[.T306]*1000000" office:value-type="float" office:value="2142.6">
            <text:p>2142.6</text:p>
          </table:table-cell>
          <table:table-cell table:formula="of:=[.U306]*1000000000000" office:value-type="float" office:value="0.0000035623">
            <text:p>3.5623E-006</text:p>
          </table:table-cell>
          <table:table-cell table:formula="of:=[.V306]*1000000000000" office:value-type="float" office:value="1.8311">
            <text:p>1.8311</text:p>
          </table:table-cell>
          <table:table-cell table:formula="of:=([.W306]+[.X306])*1000000000000" office:value-type="float" office:value="0.00546567">
            <text:p>0.00546567</text:p>
          </table:table-cell>
          <table:table-cell office:value-type="float" office:value="0.00017741">
            <text:p>0.00017741</text:p>
          </table:table-cell>
          <table:table-cell table:style-name="ce1" office:value-type="string">
            <text:p>1.0138e-05</text:p>
          </table:table-cell>
          <table:table-cell table:style-name="ce1" office:value-type="string">
            <text:p>4.1613e-06</text:p>
          </table:table-cell>
          <table:table-cell table:style-name="ce1" office:value-type="string">
            <text:p>1.4095e-08</text:p>
          </table:table-cell>
          <table:table-cell table:style-name="ce1" office:value-type="string">
            <text:p>3.2914e-06</text:p>
          </table:table-cell>
          <table:table-cell table:style-name="ce1" office:value-type="string">
            <text:p>1.6703e-06</text:p>
          </table:table-cell>
          <table:table-cell table:style-name="ce1" office:value-type="string">
            <text:p>1.9686e-05</text:p>
          </table:table-cell>
          <table:table-cell office:value-type="float" office:value="0.0021426">
            <text:p>0.0021426</text:p>
          </table:table-cell>
          <table:table-cell table:style-name="ce1" office:value-type="string">
            <text:p>3.5623e-18</text:p>
          </table:table-cell>
          <table:table-cell table:style-name="ce1" office:value-type="string">
            <text:p>1.8311e-12</text:p>
          </table:table-cell>
          <table:table-cell table:style-name="ce1" office:value-type="string">
            <text:p>1.4537e-16</text:p>
          </table:table-cell>
          <table:table-cell table:style-name="ce1" office:value-type="string">
            <text:p>5.3203e-15</text:p>
          </table:table-cell>
        </table:table-row>
        <table:table-row table:style-name="ro2">
          <table:table-cell office:value-type="float" office:value="3050.702">
            <text:p>3050.702</text:p>
          </table:table-cell>
          <table:table-cell table:formula="of:=[.M307]*1000000" office:value-type="float" office:value="176.9">
            <text:p>176.9</text:p>
          </table:table-cell>
          <table:table-cell table:formula="of:=[.N307]*1000000" office:value-type="float" office:value="9.9626">
            <text:p>9.9626</text:p>
          </table:table-cell>
          <table:table-cell table:formula="of:=[.O307]*1000000" office:value-type="float" office:value="4.1288">
            <text:p>4.1288</text:p>
          </table:table-cell>
          <table:table-cell table:formula="of:=[.P307]*1000000" office:value-type="float" office:value="0.014095">
            <text:p>0.014095</text:p>
          </table:table-cell>
          <table:table-cell table:formula="of:=[.Q307]*1000000" office:value-type="float" office:value="3.2826">
            <text:p>3.2826</text:p>
          </table:table-cell>
          <table:table-cell table:formula="of:=[.R307]*1000000" office:value-type="float" office:value="1.6584">
            <text:p>1.6584</text:p>
          </table:table-cell>
          <table:table-cell table:formula="of:=[.S307]*1000000" office:value-type="float" office:value="19.723">
            <text:p>19.723</text:p>
          </table:table-cell>
          <table:table-cell table:formula="of:=[.T307]*1000000" office:value-type="float" office:value="2141.8">
            <text:p>2141.8</text:p>
          </table:table-cell>
          <table:table-cell table:formula="of:=[.U307]*1000000000000" office:value-type="float" office:value="0.0000035434">
            <text:p>3.5434E-006</text:p>
          </table:table-cell>
          <table:table-cell table:formula="of:=[.V307]*1000000000000" office:value-type="float" office:value="1.7998">
            <text:p>1.7998</text:p>
          </table:table-cell>
          <table:table-cell table:formula="of:=([.W307]+[.X307])*1000000000000" office:value-type="float" office:value="0.00542242">
            <text:p>0.00542242</text:p>
          </table:table-cell>
          <table:table-cell office:value-type="float" office:value="0.0001769">
            <text:p>0.0001769</text:p>
          </table:table-cell>
          <table:table-cell table:style-name="ce1" office:value-type="string">
            <text:p>9.9626e-06</text:p>
          </table:table-cell>
          <table:table-cell table:style-name="ce1" office:value-type="string">
            <text:p>4.1288e-06</text:p>
          </table:table-cell>
          <table:table-cell table:style-name="ce1" office:value-type="string">
            <text:p>1.4095e-08</text:p>
          </table:table-cell>
          <table:table-cell table:style-name="ce1" office:value-type="string">
            <text:p>3.2826e-06</text:p>
          </table:table-cell>
          <table:table-cell table:style-name="ce1" office:value-type="string">
            <text:p>1.6584e-06</text:p>
          </table:table-cell>
          <table:table-cell table:style-name="ce1" office:value-type="string">
            <text:p>1.9723e-05</text:p>
          </table:table-cell>
          <table:table-cell office:value-type="float" office:value="0.0021418">
            <text:p>0.0021418</text:p>
          </table:table-cell>
          <table:table-cell table:style-name="ce1" office:value-type="string">
            <text:p>3.5434e-18</text:p>
          </table:table-cell>
          <table:table-cell table:style-name="ce1" office:value-type="string">
            <text:p>1.7998e-12</text:p>
          </table:table-cell>
          <table:table-cell table:style-name="ce1" office:value-type="string">
            <text:p>1.4422e-16</text:p>
          </table:table-cell>
          <table:table-cell table:style-name="ce1" office:value-type="string">
            <text:p>5.2782e-15</text:p>
          </table:table-cell>
        </table:table-row>
        <table:table-row table:style-name="ro2">
          <table:table-cell office:value-type="float" office:value="3060.702">
            <text:p>3060.702</text:p>
          </table:table-cell>
          <table:table-cell table:formula="of:=[.M308]*1000000" office:value-type="float" office:value="176.4">
            <text:p>176.4</text:p>
          </table:table-cell>
          <table:table-cell table:formula="of:=[.N308]*1000000" office:value-type="float" office:value="9.7891">
            <text:p>9.7891</text:p>
          </table:table-cell>
          <table:table-cell table:formula="of:=[.O308]*1000000" office:value-type="float" office:value="4.0966">
            <text:p>4.0966</text:p>
          </table:table-cell>
          <table:table-cell table:formula="of:=[.P308]*1000000" office:value-type="float" office:value="0.014095">
            <text:p>0.014095</text:p>
          </table:table-cell>
          <table:table-cell table:formula="of:=[.Q308]*1000000" office:value-type="float" office:value="3.2737">
            <text:p>3.2737</text:p>
          </table:table-cell>
          <table:table-cell table:formula="of:=[.R308]*1000000" office:value-type="float" office:value="1.6466">
            <text:p>1.6466</text:p>
          </table:table-cell>
          <table:table-cell table:formula="of:=[.S308]*1000000" office:value-type="float" office:value="19.76">
            <text:p>19.76</text:p>
          </table:table-cell>
          <table:table-cell table:formula="of:=[.T308]*1000000" office:value-type="float" office:value="2141.1">
            <text:p>2141.1</text:p>
          </table:table-cell>
          <table:table-cell table:formula="of:=[.U308]*1000000000000" office:value-type="float" office:value="0.0000035252">
            <text:p>3.5252E-006</text:p>
          </table:table-cell>
          <table:table-cell table:formula="of:=[.V308]*1000000000000" office:value-type="float" office:value="1.7689">
            <text:p>1.7689</text:p>
          </table:table-cell>
          <table:table-cell table:formula="of:=([.W308]+[.X308])*1000000000000" office:value-type="float" office:value="0.00537958">
            <text:p>0.00537958</text:p>
          </table:table-cell>
          <table:table-cell office:value-type="float" office:value="0.0001764">
            <text:p>0.0001764</text:p>
          </table:table-cell>
          <table:table-cell table:style-name="ce1" office:value-type="string">
            <text:p>9.7891e-06</text:p>
          </table:table-cell>
          <table:table-cell table:style-name="ce1" office:value-type="string">
            <text:p>4.0966e-06</text:p>
          </table:table-cell>
          <table:table-cell table:style-name="ce1" office:value-type="string">
            <text:p>1.4095e-08</text:p>
          </table:table-cell>
          <table:table-cell table:style-name="ce1" office:value-type="string">
            <text:p>3.2737e-06</text:p>
          </table:table-cell>
          <table:table-cell table:style-name="ce1" office:value-type="string">
            <text:p>1.6466e-06</text:p>
          </table:table-cell>
          <table:table-cell table:style-name="ce1" office:value-type="string">
            <text:p>1.976e-05</text:p>
          </table:table-cell>
          <table:table-cell office:value-type="float" office:value="0.0021411">
            <text:p>0.0021411</text:p>
          </table:table-cell>
          <table:table-cell table:style-name="ce1" office:value-type="string">
            <text:p>3.5252e-18</text:p>
          </table:table-cell>
          <table:table-cell table:style-name="ce1" office:value-type="string">
            <text:p>1.7689e-12</text:p>
          </table:table-cell>
          <table:table-cell table:style-name="ce1" office:value-type="string">
            <text:p>1.4308e-16</text:p>
          </table:table-cell>
          <table:table-cell table:style-name="ce1" office:value-type="string">
            <text:p>5.2365e-15</text:p>
          </table:table-cell>
        </table:table-row>
        <table:table-row table:style-name="ro2">
          <table:table-cell office:value-type="float" office:value="3070.702">
            <text:p>3070.702</text:p>
          </table:table-cell>
          <table:table-cell table:formula="of:=[.M309]*1000000" office:value-type="float" office:value="175.9">
            <text:p>175.9</text:p>
          </table:table-cell>
          <table:table-cell table:formula="of:=[.N309]*1000000" office:value-type="float" office:value="9.617">
            <text:p>9.617</text:p>
          </table:table-cell>
          <table:table-cell table:formula="of:=[.O309]*1000000" office:value-type="float" office:value="4.0646">
            <text:p>4.0646</text:p>
          </table:table-cell>
          <table:table-cell table:formula="of:=[.P309]*1000000" office:value-type="float" office:value="0.014095">
            <text:p>0.014095</text:p>
          </table:table-cell>
          <table:table-cell table:formula="of:=[.Q309]*1000000" office:value-type="float" office:value="3.2646">
            <text:p>3.2646</text:p>
          </table:table-cell>
          <table:table-cell table:formula="of:=[.R309]*1000000" office:value-type="float" office:value="1.6349">
            <text:p>1.6349</text:p>
          </table:table-cell>
          <table:table-cell table:formula="of:=[.S309]*1000000" office:value-type="float" office:value="19.796">
            <text:p>19.796</text:p>
          </table:table-cell>
          <table:table-cell table:formula="of:=[.T309]*1000000" office:value-type="float" office:value="2140.4">
            <text:p>2140.4</text:p>
          </table:table-cell>
          <table:table-cell table:formula="of:=[.U309]*1000000000000" office:value-type="float" office:value="0.0000035075">
            <text:p>3.5075E-006</text:p>
          </table:table-cell>
          <table:table-cell table:formula="of:=[.V309]*1000000000000" office:value-type="float" office:value="1.7383">
            <text:p>1.7383</text:p>
          </table:table-cell>
          <table:table-cell table:formula="of:=([.W309]+[.X309])*1000000000000" office:value-type="float" office:value="0.00533715">
            <text:p>0.00533715</text:p>
          </table:table-cell>
          <table:table-cell office:value-type="float" office:value="0.0001759">
            <text:p>0.0001759</text:p>
          </table:table-cell>
          <table:table-cell table:style-name="ce1" office:value-type="string">
            <text:p>9.617e-06</text:p>
          </table:table-cell>
          <table:table-cell table:style-name="ce1" office:value-type="string">
            <text:p>4.0646e-06</text:p>
          </table:table-cell>
          <table:table-cell table:style-name="ce1" office:value-type="string">
            <text:p>1.4095e-08</text:p>
          </table:table-cell>
          <table:table-cell table:style-name="ce1" office:value-type="string">
            <text:p>3.2646e-06</text:p>
          </table:table-cell>
          <table:table-cell table:style-name="ce1" office:value-type="string">
            <text:p>1.6349e-06</text:p>
          </table:table-cell>
          <table:table-cell table:style-name="ce1" office:value-type="string">
            <text:p>1.9796e-05</text:p>
          </table:table-cell>
          <table:table-cell office:value-type="float" office:value="0.0021404">
            <text:p>0.0021404</text:p>
          </table:table-cell>
          <table:table-cell table:style-name="ce1" office:value-type="string">
            <text:p>3.5075e-18</text:p>
          </table:table-cell>
          <table:table-cell table:style-name="ce1" office:value-type="string">
            <text:p>1.7383e-12</text:p>
          </table:table-cell>
          <table:table-cell table:style-name="ce1" office:value-type="string">
            <text:p>1.4195e-16</text:p>
          </table:table-cell>
          <table:table-cell table:style-name="ce1" office:value-type="string">
            <text:p>5.1952e-15</text:p>
          </table:table-cell>
        </table:table-row>
        <table:table-row table:style-name="ro2">
          <table:table-cell office:value-type="float" office:value="3080.702">
            <text:p>3080.702</text:p>
          </table:table-cell>
          <table:table-cell table:formula="of:=[.M310]*1000000" office:value-type="float" office:value="175.42">
            <text:p>175.42</text:p>
          </table:table-cell>
          <table:table-cell table:formula="of:=[.N310]*1000000" office:value-type="float" office:value="9.4465">
            <text:p>9.4465</text:p>
          </table:table-cell>
          <table:table-cell table:formula="of:=[.O310]*1000000" office:value-type="float" office:value="4.0328">
            <text:p>4.0328</text:p>
          </table:table-cell>
          <table:table-cell table:formula="of:=[.P310]*1000000" office:value-type="float" office:value="0.014095">
            <text:p>0.014095</text:p>
          </table:table-cell>
          <table:table-cell table:formula="of:=[.Q310]*1000000" office:value-type="float" office:value="3.2554">
            <text:p>3.2554</text:p>
          </table:table-cell>
          <table:table-cell table:formula="of:=[.R310]*1000000" office:value-type="float" office:value="1.6233">
            <text:p>1.6233</text:p>
          </table:table-cell>
          <table:table-cell table:formula="of:=[.S310]*1000000" office:value-type="float" office:value="19.832">
            <text:p>19.832</text:p>
          </table:table-cell>
          <table:table-cell table:formula="of:=[.T310]*1000000" office:value-type="float" office:value="2139.7">
            <text:p>2139.7</text:p>
          </table:table-cell>
          <table:table-cell table:formula="of:=[.U310]*1000000000000" office:value-type="float" office:value="0.0000034903">
            <text:p>3.4903E-006</text:p>
          </table:table-cell>
          <table:table-cell table:formula="of:=[.V310]*1000000000000" office:value-type="float" office:value="1.708">
            <text:p>1.708</text:p>
          </table:table-cell>
          <table:table-cell table:formula="of:=([.W310]+[.X310])*1000000000000" office:value-type="float" office:value="0.00529523">
            <text:p>0.00529523</text:p>
          </table:table-cell>
          <table:table-cell office:value-type="float" office:value="0.00017542">
            <text:p>0.00017542</text:p>
          </table:table-cell>
          <table:table-cell table:style-name="ce1" office:value-type="string">
            <text:p>9.4465e-06</text:p>
          </table:table-cell>
          <table:table-cell table:style-name="ce1" office:value-type="string">
            <text:p>4.0328e-06</text:p>
          </table:table-cell>
          <table:table-cell table:style-name="ce1" office:value-type="string">
            <text:p>1.4095e-08</text:p>
          </table:table-cell>
          <table:table-cell table:style-name="ce1" office:value-type="string">
            <text:p>3.2554e-06</text:p>
          </table:table-cell>
          <table:table-cell table:style-name="ce1" office:value-type="string">
            <text:p>1.6233e-06</text:p>
          </table:table-cell>
          <table:table-cell table:style-name="ce1" office:value-type="string">
            <text:p>1.9832e-05</text:p>
          </table:table-cell>
          <table:table-cell office:value-type="float" office:value="0.0021397">
            <text:p>0.0021397</text:p>
          </table:table-cell>
          <table:table-cell table:style-name="ce1" office:value-type="string">
            <text:p>3.4903e-18</text:p>
          </table:table-cell>
          <table:table-cell table:style-name="ce1" office:value-type="string">
            <text:p>1.708e-12</text:p>
          </table:table-cell>
          <table:table-cell table:style-name="ce1" office:value-type="string">
            <text:p>1.4083e-16</text:p>
          </table:table-cell>
          <table:table-cell table:style-name="ce1" office:value-type="string">
            <text:p>5.1544e-15</text:p>
          </table:table-cell>
        </table:table-row>
        <table:table-row table:style-name="ro2">
          <table:table-cell office:value-type="float" office:value="3090.702">
            <text:p>3090.702</text:p>
          </table:table-cell>
          <table:table-cell table:formula="of:=[.M311]*1000000" office:value-type="float" office:value="174.94">
            <text:p>174.94</text:p>
          </table:table-cell>
          <table:table-cell table:formula="of:=[.N311]*1000000" office:value-type="float" office:value="9.2775">
            <text:p>9.2775</text:p>
          </table:table-cell>
          <table:table-cell table:formula="of:=[.O311]*1000000" office:value-type="float" office:value="4.0012">
            <text:p>4.0012</text:p>
          </table:table-cell>
          <table:table-cell table:formula="of:=[.P311]*1000000" office:value-type="float" office:value="0.014094">
            <text:p>0.014094</text:p>
          </table:table-cell>
          <table:table-cell table:formula="of:=[.Q311]*1000000" office:value-type="float" office:value="3.2459">
            <text:p>3.2459</text:p>
          </table:table-cell>
          <table:table-cell table:formula="of:=[.R311]*1000000" office:value-type="float" office:value="1.6118">
            <text:p>1.6118</text:p>
          </table:table-cell>
          <table:table-cell table:formula="of:=[.S311]*1000000" office:value-type="float" office:value="19.868">
            <text:p>19.868</text:p>
          </table:table-cell>
          <table:table-cell table:formula="of:=[.T311]*1000000" office:value-type="float" office:value="2138.9">
            <text:p>2138.9</text:p>
          </table:table-cell>
          <table:table-cell table:formula="of:=[.U311]*1000000000000" office:value-type="float" office:value="0.0000034737">
            <text:p>3.4737E-006</text:p>
          </table:table-cell>
          <table:table-cell table:formula="of:=[.V311]*1000000000000" office:value-type="float" office:value="1.678">
            <text:p>1.678</text:p>
          </table:table-cell>
          <table:table-cell table:formula="of:=([.W311]+[.X311])*1000000000000" office:value-type="float" office:value="0.00525373">
            <text:p>0.00525373</text:p>
          </table:table-cell>
          <table:table-cell office:value-type="float" office:value="0.00017494">
            <text:p>0.00017494</text:p>
          </table:table-cell>
          <table:table-cell table:style-name="ce1" office:value-type="string">
            <text:p>9.2775e-06</text:p>
          </table:table-cell>
          <table:table-cell table:style-name="ce1" office:value-type="string">
            <text:p>4.0012e-06</text:p>
          </table:table-cell>
          <table:table-cell table:style-name="ce1" office:value-type="string">
            <text:p>1.4094e-08</text:p>
          </table:table-cell>
          <table:table-cell table:style-name="ce1" office:value-type="string">
            <text:p>3.2459e-06</text:p>
          </table:table-cell>
          <table:table-cell table:style-name="ce1" office:value-type="string">
            <text:p>1.6118e-06</text:p>
          </table:table-cell>
          <table:table-cell table:style-name="ce1" office:value-type="string">
            <text:p>1.9868e-05</text:p>
          </table:table-cell>
          <table:table-cell office:value-type="float" office:value="0.0021389">
            <text:p>0.0021389</text:p>
          </table:table-cell>
          <table:table-cell table:style-name="ce1" office:value-type="string">
            <text:p>3.4737e-18</text:p>
          </table:table-cell>
          <table:table-cell table:style-name="ce1" office:value-type="string">
            <text:p>1.678e-12</text:p>
          </table:table-cell>
          <table:table-cell table:style-name="ce1" office:value-type="string">
            <text:p>1.3973e-16</text:p>
          </table:table-cell>
          <table:table-cell table:style-name="ce1" office:value-type="string">
            <text:p>5.114e-15</text:p>
          </table:table-cell>
        </table:table-row>
        <table:table-row table:style-name="ro2">
          <table:table-cell office:value-type="float" office:value="3100.702">
            <text:p>3100.702</text:p>
          </table:table-cell>
          <table:table-cell table:formula="of:=[.M312]*1000000" office:value-type="float" office:value="174.48">
            <text:p>174.48</text:p>
          </table:table-cell>
          <table:table-cell table:formula="of:=[.N312]*1000000" office:value-type="float" office:value="9.11">
            <text:p>9.11</text:p>
          </table:table-cell>
          <table:table-cell table:formula="of:=[.O312]*1000000" office:value-type="float" office:value="3.9699">
            <text:p>3.9699</text:p>
          </table:table-cell>
          <table:table-cell table:formula="of:=[.P312]*1000000" office:value-type="float" office:value="0.014094">
            <text:p>0.014094</text:p>
          </table:table-cell>
          <table:table-cell table:formula="of:=[.Q312]*1000000" office:value-type="float" office:value="3.2363">
            <text:p>3.2363</text:p>
          </table:table-cell>
          <table:table-cell table:formula="of:=[.R312]*1000000" office:value-type="float" office:value="1.6004">
            <text:p>1.6004</text:p>
          </table:table-cell>
          <table:table-cell table:formula="of:=[.S312]*1000000" office:value-type="float" office:value="19.904">
            <text:p>19.904</text:p>
          </table:table-cell>
          <table:table-cell table:formula="of:=[.T312]*1000000" office:value-type="float" office:value="2138.2">
            <text:p>2138.2</text:p>
          </table:table-cell>
          <table:table-cell table:formula="of:=[.U312]*1000000000000" office:value-type="float" office:value="0.0000034576">
            <text:p>3.4576E-006</text:p>
          </table:table-cell>
          <table:table-cell table:formula="of:=[.V312]*1000000000000" office:value-type="float" office:value="1.6483">
            <text:p>1.6483</text:p>
          </table:table-cell>
          <table:table-cell table:formula="of:=([.W312]+[.X312])*1000000000000" office:value-type="float" office:value="0.00521264">
            <text:p>0.00521264</text:p>
          </table:table-cell>
          <table:table-cell office:value-type="float" office:value="0.00017448">
            <text:p>0.00017448</text:p>
          </table:table-cell>
          <table:table-cell table:style-name="ce1" office:value-type="string">
            <text:p>9.11e-06</text:p>
          </table:table-cell>
          <table:table-cell table:style-name="ce1" office:value-type="string">
            <text:p>3.9699e-06</text:p>
          </table:table-cell>
          <table:table-cell table:style-name="ce1" office:value-type="string">
            <text:p>1.4094e-08</text:p>
          </table:table-cell>
          <table:table-cell table:style-name="ce1" office:value-type="string">
            <text:p>3.2363e-06</text:p>
          </table:table-cell>
          <table:table-cell table:style-name="ce1" office:value-type="string">
            <text:p>1.6004e-06</text:p>
          </table:table-cell>
          <table:table-cell table:style-name="ce1" office:value-type="string">
            <text:p>1.9904e-05</text:p>
          </table:table-cell>
          <table:table-cell office:value-type="float" office:value="0.0021382">
            <text:p>0.0021382</text:p>
          </table:table-cell>
          <table:table-cell table:style-name="ce1" office:value-type="string">
            <text:p>3.4576e-18</text:p>
          </table:table-cell>
          <table:table-cell table:style-name="ce1" office:value-type="string">
            <text:p>1.6483e-12</text:p>
          </table:table-cell>
          <table:table-cell table:style-name="ce1" office:value-type="string">
            <text:p>1.3864e-16</text:p>
          </table:table-cell>
          <table:table-cell table:style-name="ce1" office:value-type="string">
            <text:p>5.074e-15</text:p>
          </table:table-cell>
        </table:table-row>
        <table:table-row table:style-name="ro2">
          <table:table-cell office:value-type="float" office:value="3110.702">
            <text:p>3110.702</text:p>
          </table:table-cell>
          <table:table-cell table:formula="of:=[.M313]*1000000" office:value-type="float" office:value="174.02">
            <text:p>174.02</text:p>
          </table:table-cell>
          <table:table-cell table:formula="of:=[.N313]*1000000" office:value-type="float" office:value="8.944">
            <text:p>8.944</text:p>
          </table:table-cell>
          <table:table-cell table:formula="of:=[.O313]*1000000" office:value-type="float" office:value="3.9388">
            <text:p>3.9388</text:p>
          </table:table-cell>
          <table:table-cell table:formula="of:=[.P313]*1000000" office:value-type="float" office:value="0.014093">
            <text:p>0.014093</text:p>
          </table:table-cell>
          <table:table-cell table:formula="of:=[.Q313]*1000000" office:value-type="float" office:value="3.2264">
            <text:p>3.2264</text:p>
          </table:table-cell>
          <table:table-cell table:formula="of:=[.R313]*1000000" office:value-type="float" office:value="1.5891">
            <text:p>1.5891</text:p>
          </table:table-cell>
          <table:table-cell table:formula="of:=[.S313]*1000000" office:value-type="float" office:value="19.939">
            <text:p>19.939</text:p>
          </table:table-cell>
          <table:table-cell table:formula="of:=[.T313]*1000000" office:value-type="float" office:value="2137.6">
            <text:p>2137.6</text:p>
          </table:table-cell>
          <table:table-cell table:formula="of:=[.U313]*1000000000000" office:value-type="float" office:value="0.0000034419">
            <text:p>3.4419E-006</text:p>
          </table:table-cell>
          <table:table-cell table:formula="of:=[.V313]*1000000000000" office:value-type="float" office:value="1.619">
            <text:p>1.619</text:p>
          </table:table-cell>
          <table:table-cell table:formula="of:=([.W313]+[.X313])*1000000000000" office:value-type="float" office:value="0.00517206">
            <text:p>0.00517206</text:p>
          </table:table-cell>
          <table:table-cell office:value-type="float" office:value="0.00017402">
            <text:p>0.00017402</text:p>
          </table:table-cell>
          <table:table-cell table:style-name="ce1" office:value-type="string">
            <text:p>8.944e-06</text:p>
          </table:table-cell>
          <table:table-cell table:style-name="ce1" office:value-type="string">
            <text:p>3.9388e-06</text:p>
          </table:table-cell>
          <table:table-cell table:style-name="ce1" office:value-type="string">
            <text:p>1.4093e-08</text:p>
          </table:table-cell>
          <table:table-cell table:style-name="ce1" office:value-type="string">
            <text:p>3.2264e-06</text:p>
          </table:table-cell>
          <table:table-cell table:style-name="ce1" office:value-type="string">
            <text:p>1.5891e-06</text:p>
          </table:table-cell>
          <table:table-cell table:style-name="ce1" office:value-type="string">
            <text:p>1.9939e-05</text:p>
          </table:table-cell>
          <table:table-cell office:value-type="float" office:value="0.0021376">
            <text:p>0.0021376</text:p>
          </table:table-cell>
          <table:table-cell table:style-name="ce1" office:value-type="string">
            <text:p>3.4419e-18</text:p>
          </table:table-cell>
          <table:table-cell table:style-name="ce1" office:value-type="string">
            <text:p>1.619e-12</text:p>
          </table:table-cell>
          <table:table-cell table:style-name="ce1" office:value-type="string">
            <text:p>1.3756e-16</text:p>
          </table:table-cell>
          <table:table-cell table:style-name="ce1" office:value-type="string">
            <text:p>5.0345e-15</text:p>
          </table:table-cell>
        </table:table-row>
        <table:table-row table:style-name="ro2">
          <table:table-cell office:value-type="float" office:value="3120.702">
            <text:p>3120.702</text:p>
          </table:table-cell>
          <table:table-cell table:formula="of:=[.M314]*1000000" office:value-type="float" office:value="173.57">
            <text:p>173.57</text:p>
          </table:table-cell>
          <table:table-cell table:formula="of:=[.N314]*1000000" office:value-type="float" office:value="8.7797">
            <text:p>8.7797</text:p>
          </table:table-cell>
          <table:table-cell table:formula="of:=[.O314]*1000000" office:value-type="float" office:value="3.908">
            <text:p>3.908</text:p>
          </table:table-cell>
          <table:table-cell table:formula="of:=[.P314]*1000000" office:value-type="float" office:value="0.014092">
            <text:p>0.014092</text:p>
          </table:table-cell>
          <table:table-cell table:formula="of:=[.Q314]*1000000" office:value-type="float" office:value="3.2164">
            <text:p>3.2164</text:p>
          </table:table-cell>
          <table:table-cell table:formula="of:=[.R314]*1000000" office:value-type="float" office:value="1.5779">
            <text:p>1.5779</text:p>
          </table:table-cell>
          <table:table-cell table:formula="of:=[.S314]*1000000" office:value-type="float" office:value="19.974">
            <text:p>19.974</text:p>
          </table:table-cell>
          <table:table-cell table:formula="of:=[.T314]*1000000" office:value-type="float" office:value="2136.9">
            <text:p>2136.9</text:p>
          </table:table-cell>
          <table:table-cell table:formula="of:=[.U314]*1000000000000" office:value-type="float" office:value="0.0000034268">
            <text:p>3.4268E-006</text:p>
          </table:table-cell>
          <table:table-cell table:formula="of:=[.V314]*1000000000000" office:value-type="float" office:value="1.59">
            <text:p>1.59</text:p>
          </table:table-cell>
          <table:table-cell table:formula="of:=([.W314]+[.X314])*1000000000000" office:value-type="float" office:value="0.00513189">
            <text:p>0.00513189</text:p>
          </table:table-cell>
          <table:table-cell office:value-type="float" office:value="0.00017357">
            <text:p>0.00017357</text:p>
          </table:table-cell>
          <table:table-cell table:style-name="ce1" office:value-type="string">
            <text:p>8.7797e-06</text:p>
          </table:table-cell>
          <table:table-cell table:style-name="ce1" office:value-type="string">
            <text:p>3.908e-06</text:p>
          </table:table-cell>
          <table:table-cell table:style-name="ce1" office:value-type="string">
            <text:p>1.4092e-08</text:p>
          </table:table-cell>
          <table:table-cell table:style-name="ce1" office:value-type="string">
            <text:p>3.2164e-06</text:p>
          </table:table-cell>
          <table:table-cell table:style-name="ce1" office:value-type="string">
            <text:p>1.5779e-06</text:p>
          </table:table-cell>
          <table:table-cell table:style-name="ce1" office:value-type="string">
            <text:p>1.9974e-05</text:p>
          </table:table-cell>
          <table:table-cell office:value-type="float" office:value="0.0021369">
            <text:p>0.0021369</text:p>
          </table:table-cell>
          <table:table-cell table:style-name="ce1" office:value-type="string">
            <text:p>3.4268e-18</text:p>
          </table:table-cell>
          <table:table-cell table:style-name="ce1" office:value-type="string">
            <text:p>1.59e-12</text:p>
          </table:table-cell>
          <table:table-cell table:style-name="ce1" office:value-type="string">
            <text:p>1.3649e-16</text:p>
          </table:table-cell>
          <table:table-cell table:style-name="ce1" office:value-type="string">
            <text:p>4.9954e-15</text:p>
          </table:table-cell>
        </table:table-row>
        <table:table-row table:style-name="ro2">
          <table:table-cell office:value-type="float" office:value="3130.702">
            <text:p>3130.702</text:p>
          </table:table-cell>
          <table:table-cell table:formula="of:=[.M315]*1000000" office:value-type="float" office:value="173.13">
            <text:p>173.13</text:p>
          </table:table-cell>
          <table:table-cell table:formula="of:=[.N315]*1000000" office:value-type="float" office:value="8.6168">
            <text:p>8.6168</text:p>
          </table:table-cell>
          <table:table-cell table:formula="of:=[.O315]*1000000" office:value-type="float" office:value="3.8774">
            <text:p>3.8774</text:p>
          </table:table-cell>
          <table:table-cell table:formula="of:=[.P315]*1000000" office:value-type="float" office:value="0.014091">
            <text:p>0.014091</text:p>
          </table:table-cell>
          <table:table-cell table:formula="of:=[.Q315]*1000000" office:value-type="float" office:value="3.2062">
            <text:p>3.2062</text:p>
          </table:table-cell>
          <table:table-cell table:formula="of:=[.R315]*1000000" office:value-type="float" office:value="1.5668">
            <text:p>1.5668</text:p>
          </table:table-cell>
          <table:table-cell table:formula="of:=[.S315]*1000000" office:value-type="float" office:value="20.009">
            <text:p>20.009</text:p>
          </table:table-cell>
          <table:table-cell table:formula="of:=[.T315]*1000000" office:value-type="float" office:value="2136.2">
            <text:p>2136.2</text:p>
          </table:table-cell>
          <table:table-cell table:formula="of:=[.U315]*1000000000000" office:value-type="float" office:value="0.0000034122">
            <text:p>3.4122E-006</text:p>
          </table:table-cell>
          <table:table-cell table:formula="of:=[.V315]*1000000000000" office:value-type="float" office:value="1.5614">
            <text:p>1.5614</text:p>
          </table:table-cell>
          <table:table-cell table:formula="of:=([.W315]+[.X315])*1000000000000" office:value-type="float" office:value="0.00509213">
            <text:p>0.00509213</text:p>
          </table:table-cell>
          <table:table-cell office:value-type="float" office:value="0.00017313">
            <text:p>0.00017313</text:p>
          </table:table-cell>
          <table:table-cell table:style-name="ce1" office:value-type="string">
            <text:p>8.6168e-06</text:p>
          </table:table-cell>
          <table:table-cell table:style-name="ce1" office:value-type="string">
            <text:p>3.8774e-06</text:p>
          </table:table-cell>
          <table:table-cell table:style-name="ce1" office:value-type="string">
            <text:p>1.4091e-08</text:p>
          </table:table-cell>
          <table:table-cell table:style-name="ce1" office:value-type="string">
            <text:p>3.2062e-06</text:p>
          </table:table-cell>
          <table:table-cell table:style-name="ce1" office:value-type="string">
            <text:p>1.5668e-06</text:p>
          </table:table-cell>
          <table:table-cell table:style-name="ce1" office:value-type="string">
            <text:p>2.0009e-05</text:p>
          </table:table-cell>
          <table:table-cell office:value-type="float" office:value="0.0021362">
            <text:p>0.0021362</text:p>
          </table:table-cell>
          <table:table-cell table:style-name="ce1" office:value-type="string">
            <text:p>3.4122e-18</text:p>
          </table:table-cell>
          <table:table-cell table:style-name="ce1" office:value-type="string">
            <text:p>1.5614e-12</text:p>
          </table:table-cell>
          <table:table-cell table:style-name="ce1" office:value-type="string">
            <text:p>1.3543e-16</text:p>
          </table:table-cell>
          <table:table-cell table:style-name="ce1" office:value-type="string">
            <text:p>4.9567e-15</text:p>
          </table:table-cell>
        </table:table-row>
        <table:table-row table:style-name="ro2">
          <table:table-cell office:value-type="float" office:value="3140.702">
            <text:p>3140.702</text:p>
          </table:table-cell>
          <table:table-cell table:formula="of:=[.M316]*1000000" office:value-type="float" office:value="172.7">
            <text:p>172.7</text:p>
          </table:table-cell>
          <table:table-cell table:formula="of:=[.N316]*1000000" office:value-type="float" office:value="8.4556">
            <text:p>8.4556</text:p>
          </table:table-cell>
          <table:table-cell table:formula="of:=[.O316]*1000000" office:value-type="float" office:value="3.847">
            <text:p>3.847</text:p>
          </table:table-cell>
          <table:table-cell table:formula="of:=[.P316]*1000000" office:value-type="float" office:value="0.01409">
            <text:p>0.01409</text:p>
          </table:table-cell>
          <table:table-cell table:formula="of:=[.Q316]*1000000" office:value-type="float" office:value="3.1957">
            <text:p>3.1957</text:p>
          </table:table-cell>
          <table:table-cell table:formula="of:=[.R316]*1000000" office:value-type="float" office:value="1.5558">
            <text:p>1.5558</text:p>
          </table:table-cell>
          <table:table-cell table:formula="of:=[.S316]*1000000" office:value-type="float" office:value="20.044">
            <text:p>20.044</text:p>
          </table:table-cell>
          <table:table-cell table:formula="of:=[.T316]*1000000" office:value-type="float" office:value="2135.6">
            <text:p>2135.6</text:p>
          </table:table-cell>
          <table:table-cell table:formula="of:=[.U316]*1000000000000" office:value-type="float" office:value="0.0000033979">
            <text:p>3.3979E-006</text:p>
          </table:table-cell>
          <table:table-cell table:formula="of:=[.V316]*1000000000000" office:value-type="float" office:value="1.533">
            <text:p>1.533</text:p>
          </table:table-cell>
          <table:table-cell table:formula="of:=([.W316]+[.X316])*1000000000000" office:value-type="float" office:value="0.00505288">
            <text:p>0.00505288</text:p>
          </table:table-cell>
          <table:table-cell office:value-type="float" office:value="0.0001727">
            <text:p>0.0001727</text:p>
          </table:table-cell>
          <table:table-cell table:style-name="ce1" office:value-type="string">
            <text:p>8.4556e-06</text:p>
          </table:table-cell>
          <table:table-cell table:style-name="ce1" office:value-type="string">
            <text:p>3.847e-06</text:p>
          </table:table-cell>
          <table:table-cell table:style-name="ce1" office:value-type="string">
            <text:p>1.409e-08</text:p>
          </table:table-cell>
          <table:table-cell table:style-name="ce1" office:value-type="string">
            <text:p>3.1957e-06</text:p>
          </table:table-cell>
          <table:table-cell table:style-name="ce1" office:value-type="string">
            <text:p>1.5558e-06</text:p>
          </table:table-cell>
          <table:table-cell table:style-name="ce1" office:value-type="string">
            <text:p>2.0044e-05</text:p>
          </table:table-cell>
          <table:table-cell office:value-type="float" office:value="0.0021356">
            <text:p>0.0021356</text:p>
          </table:table-cell>
          <table:table-cell table:style-name="ce1" office:value-type="string">
            <text:p>3.3979e-18</text:p>
          </table:table-cell>
          <table:table-cell table:style-name="ce1" office:value-type="string">
            <text:p>1.533e-12</text:p>
          </table:table-cell>
          <table:table-cell table:style-name="ce1" office:value-type="string">
            <text:p>1.3438e-16</text:p>
          </table:table-cell>
          <table:table-cell table:style-name="ce1" office:value-type="string">
            <text:p>4.9185e-15</text:p>
          </table:table-cell>
        </table:table-row>
        <table:table-row table:style-name="ro2">
          <table:table-cell office:value-type="float" office:value="3150.702">
            <text:p>3150.702</text:p>
          </table:table-cell>
          <table:table-cell table:formula="of:=[.M317]*1000000" office:value-type="float" office:value="172.27">
            <text:p>172.27</text:p>
          </table:table-cell>
          <table:table-cell table:formula="of:=[.N317]*1000000" office:value-type="float" office:value="8.2959">
            <text:p>8.2959</text:p>
          </table:table-cell>
          <table:table-cell table:formula="of:=[.O317]*1000000" office:value-type="float" office:value="3.8168">
            <text:p>3.8168</text:p>
          </table:table-cell>
          <table:table-cell table:formula="of:=[.P317]*1000000" office:value-type="float" office:value="0.014089">
            <text:p>0.014089</text:p>
          </table:table-cell>
          <table:table-cell table:formula="of:=[.Q317]*1000000" office:value-type="float" office:value="3.185">
            <text:p>3.185</text:p>
          </table:table-cell>
          <table:table-cell table:formula="of:=[.R317]*1000000" office:value-type="float" office:value="1.5449">
            <text:p>1.5449</text:p>
          </table:table-cell>
          <table:table-cell table:formula="of:=[.S317]*1000000" office:value-type="float" office:value="20.078">
            <text:p>20.078</text:p>
          </table:table-cell>
          <table:table-cell table:formula="of:=[.T317]*1000000" office:value-type="float" office:value="2134.9">
            <text:p>2134.9</text:p>
          </table:table-cell>
          <table:table-cell table:formula="of:=[.U317]*1000000000000" office:value-type="float" office:value="0.0000033842">
            <text:p>3.3842E-006</text:p>
          </table:table-cell>
          <table:table-cell table:formula="of:=[.V317]*1000000000000" office:value-type="float" office:value="1.505">
            <text:p>1.505</text:p>
          </table:table-cell>
          <table:table-cell table:formula="of:=([.W317]+[.X317])*1000000000000" office:value-type="float" office:value="0.00501395">
            <text:p>0.00501395</text:p>
          </table:table-cell>
          <table:table-cell office:value-type="float" office:value="0.00017227">
            <text:p>0.00017227</text:p>
          </table:table-cell>
          <table:table-cell table:style-name="ce1" office:value-type="string">
            <text:p>8.2959e-06</text:p>
          </table:table-cell>
          <table:table-cell table:style-name="ce1" office:value-type="string">
            <text:p>3.8168e-06</text:p>
          </table:table-cell>
          <table:table-cell table:style-name="ce1" office:value-type="string">
            <text:p>1.4089e-08</text:p>
          </table:table-cell>
          <table:table-cell table:style-name="ce1" office:value-type="string">
            <text:p>3.185e-06</text:p>
          </table:table-cell>
          <table:table-cell table:style-name="ce1" office:value-type="string">
            <text:p>1.5449e-06</text:p>
          </table:table-cell>
          <table:table-cell table:style-name="ce1" office:value-type="string">
            <text:p>2.0078e-05</text:p>
          </table:table-cell>
          <table:table-cell office:value-type="float" office:value="0.0021349">
            <text:p>0.0021349</text:p>
          </table:table-cell>
          <table:table-cell table:style-name="ce1" office:value-type="string">
            <text:p>3.3842e-18</text:p>
          </table:table-cell>
          <table:table-cell table:style-name="ce1" office:value-type="string">
            <text:p>1.505e-12</text:p>
          </table:table-cell>
          <table:table-cell table:style-name="ce1" office:value-type="string">
            <text:p>1.3335e-16</text:p>
          </table:table-cell>
          <table:table-cell table:style-name="ce1" office:value-type="string">
            <text:p>4.8806e-15</text:p>
          </table:table-cell>
        </table:table-row>
        <table:table-row table:style-name="ro2">
          <table:table-cell office:value-type="float" office:value="3160.702">
            <text:p>3160.702</text:p>
          </table:table-cell>
          <table:table-cell table:formula="of:=[.M318]*1000000" office:value-type="float" office:value="171.86">
            <text:p>171.86</text:p>
          </table:table-cell>
          <table:table-cell table:formula="of:=[.N318]*1000000" office:value-type="float" office:value="8.1378">
            <text:p>8.1378</text:p>
          </table:table-cell>
          <table:table-cell table:formula="of:=[.O318]*1000000" office:value-type="float" office:value="3.7869">
            <text:p>3.7869</text:p>
          </table:table-cell>
          <table:table-cell table:formula="of:=[.P318]*1000000" office:value-type="float" office:value="0.014087">
            <text:p>0.014087</text:p>
          </table:table-cell>
          <table:table-cell table:formula="of:=[.Q318]*1000000" office:value-type="float" office:value="3.1742">
            <text:p>3.1742</text:p>
          </table:table-cell>
          <table:table-cell table:formula="of:=[.R318]*1000000" office:value-type="float" office:value="1.5341">
            <text:p>1.5341</text:p>
          </table:table-cell>
          <table:table-cell table:formula="of:=[.S318]*1000000" office:value-type="float" office:value="20.112">
            <text:p>20.112</text:p>
          </table:table-cell>
          <table:table-cell table:formula="of:=[.T318]*1000000" office:value-type="float" office:value="2134.3">
            <text:p>2134.3</text:p>
          </table:table-cell>
          <table:table-cell table:formula="of:=[.U318]*1000000000000" office:value-type="float" office:value="0.0000033708">
            <text:p>3.3708E-006</text:p>
          </table:table-cell>
          <table:table-cell table:formula="of:=[.V318]*1000000000000" office:value-type="float" office:value="1.4774">
            <text:p>1.4774</text:p>
          </table:table-cell>
          <table:table-cell table:formula="of:=([.W318]+[.X318])*1000000000000" office:value-type="float" office:value="0.00497542">
            <text:p>0.00497542</text:p>
          </table:table-cell>
          <table:table-cell office:value-type="float" office:value="0.00017186">
            <text:p>0.00017186</text:p>
          </table:table-cell>
          <table:table-cell table:style-name="ce1" office:value-type="string">
            <text:p>8.1378e-06</text:p>
          </table:table-cell>
          <table:table-cell table:style-name="ce1" office:value-type="string">
            <text:p>3.7869e-06</text:p>
          </table:table-cell>
          <table:table-cell table:style-name="ce1" office:value-type="string">
            <text:p>1.4087e-08</text:p>
          </table:table-cell>
          <table:table-cell table:style-name="ce1" office:value-type="string">
            <text:p>3.1742e-06</text:p>
          </table:table-cell>
          <table:table-cell table:style-name="ce1" office:value-type="string">
            <text:p>1.5341e-06</text:p>
          </table:table-cell>
          <table:table-cell table:style-name="ce1" office:value-type="string">
            <text:p>2.0112e-05</text:p>
          </table:table-cell>
          <table:table-cell office:value-type="float" office:value="0.0021343">
            <text:p>0.0021343</text:p>
          </table:table-cell>
          <table:table-cell table:style-name="ce1" office:value-type="string">
            <text:p>3.3708e-18</text:p>
          </table:table-cell>
          <table:table-cell table:style-name="ce1" office:value-type="string">
            <text:p>1.4774e-12</text:p>
          </table:table-cell>
          <table:table-cell table:style-name="ce1" office:value-type="string">
            <text:p>1.3232e-16</text:p>
          </table:table-cell>
          <table:table-cell table:style-name="ce1" office:value-type="string">
            <text:p>4.8431e-15</text:p>
          </table:table-cell>
        </table:table-row>
        <table:table-row table:style-name="ro2">
          <table:table-cell office:value-type="float" office:value="3170.702">
            <text:p>3170.702</text:p>
          </table:table-cell>
          <table:table-cell table:formula="of:=[.M319]*1000000" office:value-type="float" office:value="171.45">
            <text:p>171.45</text:p>
          </table:table-cell>
          <table:table-cell table:formula="of:=[.N319]*1000000" office:value-type="float" office:value="7.9812">
            <text:p>7.9812</text:p>
          </table:table-cell>
          <table:table-cell table:formula="of:=[.O319]*1000000" office:value-type="float" office:value="3.7572">
            <text:p>3.7572</text:p>
          </table:table-cell>
          <table:table-cell table:formula="of:=[.P319]*1000000" office:value-type="float" office:value="0.014085">
            <text:p>0.014085</text:p>
          </table:table-cell>
          <table:table-cell table:formula="of:=[.Q319]*1000000" office:value-type="float" office:value="3.163">
            <text:p>3.163</text:p>
          </table:table-cell>
          <table:table-cell table:formula="of:=[.R319]*1000000" office:value-type="float" office:value="1.5234">
            <text:p>1.5234</text:p>
          </table:table-cell>
          <table:table-cell table:formula="of:=[.S319]*1000000" office:value-type="float" office:value="20.146">
            <text:p>20.146</text:p>
          </table:table-cell>
          <table:table-cell table:formula="of:=[.T319]*1000000" office:value-type="float" office:value="2133.6">
            <text:p>2133.6</text:p>
          </table:table-cell>
          <table:table-cell table:formula="of:=[.U319]*1000000000000" office:value-type="float" office:value="0.0000033579">
            <text:p>3.3579E-006</text:p>
          </table:table-cell>
          <table:table-cell table:formula="of:=[.V319]*1000000000000" office:value-type="float" office:value="1.45">
            <text:p>1.45</text:p>
          </table:table-cell>
          <table:table-cell table:formula="of:=([.W319]+[.X319])*1000000000000" office:value-type="float" office:value="0.00493741">
            <text:p>0.00493741</text:p>
          </table:table-cell>
          <table:table-cell office:value-type="float" office:value="0.00017145">
            <text:p>0.00017145</text:p>
          </table:table-cell>
          <table:table-cell table:style-name="ce1" office:value-type="string">
            <text:p>7.9812e-06</text:p>
          </table:table-cell>
          <table:table-cell table:style-name="ce1" office:value-type="string">
            <text:p>3.7572e-06</text:p>
          </table:table-cell>
          <table:table-cell table:style-name="ce1" office:value-type="string">
            <text:p>1.4085e-08</text:p>
          </table:table-cell>
          <table:table-cell table:style-name="ce1" office:value-type="string">
            <text:p>3.163e-06</text:p>
          </table:table-cell>
          <table:table-cell table:style-name="ce1" office:value-type="string">
            <text:p>1.5234e-06</text:p>
          </table:table-cell>
          <table:table-cell table:style-name="ce1" office:value-type="string">
            <text:p>2.0146e-05</text:p>
          </table:table-cell>
          <table:table-cell office:value-type="float" office:value="0.0021336">
            <text:p>0.0021336</text:p>
          </table:table-cell>
          <table:table-cell table:style-name="ce1" office:value-type="string">
            <text:p>3.3579e-18</text:p>
          </table:table-cell>
          <table:table-cell table:style-name="ce1" office:value-type="string">
            <text:p>1.45e-12</text:p>
          </table:table-cell>
          <table:table-cell table:style-name="ce1" office:value-type="string">
            <text:p>1.3131e-16</text:p>
          </table:table-cell>
          <table:table-cell table:style-name="ce1" office:value-type="string">
            <text:p>4.8061e-15</text:p>
          </table:table-cell>
        </table:table-row>
        <table:table-row table:style-name="ro2">
          <table:table-cell office:value-type="float" office:value="3180.702">
            <text:p>3180.702</text:p>
          </table:table-cell>
          <table:table-cell table:formula="of:=[.M320]*1000000" office:value-type="float" office:value="171.05">
            <text:p>171.05</text:p>
          </table:table-cell>
          <table:table-cell table:formula="of:=[.N320]*1000000" office:value-type="float" office:value="7.8263">
            <text:p>7.8263</text:p>
          </table:table-cell>
          <table:table-cell table:formula="of:=[.O320]*1000000" office:value-type="float" office:value="3.7277">
            <text:p>3.7277</text:p>
          </table:table-cell>
          <table:table-cell table:formula="of:=[.P320]*1000000" office:value-type="float" office:value="0.014083">
            <text:p>0.014083</text:p>
          </table:table-cell>
          <table:table-cell table:formula="of:=[.Q320]*1000000" office:value-type="float" office:value="3.1517">
            <text:p>3.1517</text:p>
          </table:table-cell>
          <table:table-cell table:formula="of:=[.R320]*1000000" office:value-type="float" office:value="1.5127">
            <text:p>1.5127</text:p>
          </table:table-cell>
          <table:table-cell table:formula="of:=[.S320]*1000000" office:value-type="float" office:value="20.18">
            <text:p>20.18</text:p>
          </table:table-cell>
          <table:table-cell table:formula="of:=[.T320]*1000000" office:value-type="float" office:value="2133">
            <text:p>2133</text:p>
          </table:table-cell>
          <table:table-cell table:formula="of:=[.U320]*1000000000000" office:value-type="float" office:value="0.0000033454">
            <text:p>3.3454E-006</text:p>
          </table:table-cell>
          <table:table-cell table:formula="of:=[.V320]*1000000000000" office:value-type="float" office:value="1.423">
            <text:p>1.423</text:p>
          </table:table-cell>
          <table:table-cell table:formula="of:=([.W320]+[.X320])*1000000000000" office:value-type="float" office:value="0.00489971">
            <text:p>0.00489971</text:p>
          </table:table-cell>
          <table:table-cell office:value-type="float" office:value="0.00017105">
            <text:p>0.00017105</text:p>
          </table:table-cell>
          <table:table-cell table:style-name="ce1" office:value-type="string">
            <text:p>7.8263e-06</text:p>
          </table:table-cell>
          <table:table-cell table:style-name="ce1" office:value-type="string">
            <text:p>3.7277e-06</text:p>
          </table:table-cell>
          <table:table-cell table:style-name="ce1" office:value-type="string">
            <text:p>1.4083e-08</text:p>
          </table:table-cell>
          <table:table-cell table:style-name="ce1" office:value-type="string">
            <text:p>3.1517e-06</text:p>
          </table:table-cell>
          <table:table-cell table:style-name="ce1" office:value-type="string">
            <text:p>1.5127e-06</text:p>
          </table:table-cell>
          <table:table-cell table:style-name="ce1" office:value-type="string">
            <text:p>2.018e-05</text:p>
          </table:table-cell>
          <table:table-cell office:value-type="float" office:value="0.002133">
            <text:p>0.002133</text:p>
          </table:table-cell>
          <table:table-cell table:style-name="ce1" office:value-type="string">
            <text:p>3.3454e-18</text:p>
          </table:table-cell>
          <table:table-cell table:style-name="ce1" office:value-type="string">
            <text:p>1.423e-12</text:p>
          </table:table-cell>
          <table:table-cell table:style-name="ce1" office:value-type="string">
            <text:p>1.3031e-16</text:p>
          </table:table-cell>
          <table:table-cell table:style-name="ce1" office:value-type="string">
            <text:p>4.7694e-15</text:p>
          </table:table-cell>
        </table:table-row>
        <table:table-row table:style-name="ro2">
          <table:table-cell office:value-type="float" office:value="3190.702">
            <text:p>3190.702</text:p>
          </table:table-cell>
          <table:table-cell table:formula="of:=[.M321]*1000000" office:value-type="float" office:value="170.66">
            <text:p>170.66</text:p>
          </table:table-cell>
          <table:table-cell table:formula="of:=[.N321]*1000000" office:value-type="float" office:value="7.673">
            <text:p>7.673</text:p>
          </table:table-cell>
          <table:table-cell table:formula="of:=[.O321]*1000000" office:value-type="float" office:value="3.6985">
            <text:p>3.6985</text:p>
          </table:table-cell>
          <table:table-cell table:formula="of:=[.P321]*1000000" office:value-type="float" office:value="0.014081">
            <text:p>0.014081</text:p>
          </table:table-cell>
          <table:table-cell table:formula="of:=[.Q321]*1000000" office:value-type="float" office:value="3.1401">
            <text:p>3.1401</text:p>
          </table:table-cell>
          <table:table-cell table:formula="of:=[.R321]*1000000" office:value-type="float" office:value="1.5022">
            <text:p>1.5022</text:p>
          </table:table-cell>
          <table:table-cell table:formula="of:=[.S321]*1000000" office:value-type="float" office:value="20.213">
            <text:p>20.213</text:p>
          </table:table-cell>
          <table:table-cell table:formula="of:=[.T321]*1000000" office:value-type="float" office:value="2132.4">
            <text:p>2132.4</text:p>
          </table:table-cell>
          <table:table-cell table:formula="of:=[.U321]*1000000000000" office:value-type="float" office:value="0.0000033333">
            <text:p>3.3333E-006</text:p>
          </table:table-cell>
          <table:table-cell table:formula="of:=[.V321]*1000000000000" office:value-type="float" office:value="1.3964">
            <text:p>1.3964</text:p>
          </table:table-cell>
          <table:table-cell table:formula="of:=([.W321]+[.X321])*1000000000000" office:value-type="float" office:value="0.00486242">
            <text:p>0.00486242</text:p>
          </table:table-cell>
          <table:table-cell office:value-type="float" office:value="0.00017066">
            <text:p>0.00017066</text:p>
          </table:table-cell>
          <table:table-cell table:style-name="ce1" office:value-type="string">
            <text:p>7.673e-06</text:p>
          </table:table-cell>
          <table:table-cell table:style-name="ce1" office:value-type="string">
            <text:p>3.6985e-06</text:p>
          </table:table-cell>
          <table:table-cell table:style-name="ce1" office:value-type="string">
            <text:p>1.4081e-08</text:p>
          </table:table-cell>
          <table:table-cell table:style-name="ce1" office:value-type="string">
            <text:p>3.1401e-06</text:p>
          </table:table-cell>
          <table:table-cell table:style-name="ce1" office:value-type="string">
            <text:p>1.5022e-06</text:p>
          </table:table-cell>
          <table:table-cell table:style-name="ce1" office:value-type="string">
            <text:p>2.0213e-05</text:p>
          </table:table-cell>
          <table:table-cell office:value-type="float" office:value="0.0021324">
            <text:p>0.0021324</text:p>
          </table:table-cell>
          <table:table-cell table:style-name="ce1" office:value-type="string">
            <text:p>3.3333e-18</text:p>
          </table:table-cell>
          <table:table-cell table:style-name="ce1" office:value-type="string">
            <text:p>1.3964e-12</text:p>
          </table:table-cell>
          <table:table-cell table:style-name="ce1" office:value-type="string">
            <text:p>1.2932e-16</text:p>
          </table:table-cell>
          <table:table-cell table:style-name="ce1" office:value-type="string">
            <text:p>4.7331e-15</text:p>
          </table:table-cell>
        </table:table-row>
        <table:table-row table:style-name="ro2">
          <table:table-cell office:value-type="float" office:value="3200.702">
            <text:p>3200.702</text:p>
          </table:table-cell>
          <table:table-cell table:formula="of:=[.M322]*1000000" office:value-type="float" office:value="170.27">
            <text:p>170.27</text:p>
          </table:table-cell>
          <table:table-cell table:formula="of:=[.N322]*1000000" office:value-type="float" office:value="7.5213">
            <text:p>7.5213</text:p>
          </table:table-cell>
          <table:table-cell table:formula="of:=[.O322]*1000000" office:value-type="float" office:value="3.6695">
            <text:p>3.6695</text:p>
          </table:table-cell>
          <table:table-cell table:formula="of:=[.P322]*1000000" office:value-type="float" office:value="0.014079">
            <text:p>0.014079</text:p>
          </table:table-cell>
          <table:table-cell table:formula="of:=[.Q322]*1000000" office:value-type="float" office:value="3.1283">
            <text:p>3.1283</text:p>
          </table:table-cell>
          <table:table-cell table:formula="of:=[.R322]*1000000" office:value-type="float" office:value="1.4917">
            <text:p>1.4917</text:p>
          </table:table-cell>
          <table:table-cell table:formula="of:=[.S322]*1000000" office:value-type="float" office:value="20.247">
            <text:p>20.247</text:p>
          </table:table-cell>
          <table:table-cell table:formula="of:=[.T322]*1000000" office:value-type="float" office:value="2131.8">
            <text:p>2131.8</text:p>
          </table:table-cell>
          <table:table-cell table:formula="of:=[.U322]*1000000000000" office:value-type="float" office:value="0.0000033215">
            <text:p>3.3215E-006</text:p>
          </table:table-cell>
          <table:table-cell table:formula="of:=[.V322]*1000000000000" office:value-type="float" office:value="1.37">
            <text:p>1.37</text:p>
          </table:table-cell>
          <table:table-cell table:formula="of:=([.W322]+[.X322])*1000000000000" office:value-type="float" office:value="0.00482553">
            <text:p>0.00482553</text:p>
          </table:table-cell>
          <table:table-cell office:value-type="float" office:value="0.00017027">
            <text:p>0.00017027</text:p>
          </table:table-cell>
          <table:table-cell table:style-name="ce1" office:value-type="string">
            <text:p>7.5213e-06</text:p>
          </table:table-cell>
          <table:table-cell table:style-name="ce1" office:value-type="string">
            <text:p>3.6695e-06</text:p>
          </table:table-cell>
          <table:table-cell table:style-name="ce1" office:value-type="string">
            <text:p>1.4079e-08</text:p>
          </table:table-cell>
          <table:table-cell table:style-name="ce1" office:value-type="string">
            <text:p>3.1283e-06</text:p>
          </table:table-cell>
          <table:table-cell table:style-name="ce1" office:value-type="string">
            <text:p>1.4917e-06</text:p>
          </table:table-cell>
          <table:table-cell table:style-name="ce1" office:value-type="string">
            <text:p>2.0247e-05</text:p>
          </table:table-cell>
          <table:table-cell office:value-type="float" office:value="0.0021318">
            <text:p>0.0021318</text:p>
          </table:table-cell>
          <table:table-cell table:style-name="ce1" office:value-type="string">
            <text:p>3.3215e-18</text:p>
          </table:table-cell>
          <table:table-cell table:style-name="ce1" office:value-type="string">
            <text:p>1.37e-12</text:p>
          </table:table-cell>
          <table:table-cell table:style-name="ce1" office:value-type="string">
            <text:p>1.2833e-16</text:p>
          </table:table-cell>
          <table:table-cell table:style-name="ce1" office:value-type="string">
            <text:p>4.6972e-15</text:p>
          </table:table-cell>
        </table:table-row>
        <table:table-row table:style-name="ro2">
          <table:table-cell office:value-type="float" office:value="3210.702">
            <text:p>3210.702</text:p>
          </table:table-cell>
          <table:table-cell table:formula="of:=[.M323]*1000000" office:value-type="float" office:value="169.89">
            <text:p>169.89</text:p>
          </table:table-cell>
          <table:table-cell table:formula="of:=[.N323]*1000000" office:value-type="float" office:value="7.3712">
            <text:p>7.3712</text:p>
          </table:table-cell>
          <table:table-cell table:formula="of:=[.O323]*1000000" office:value-type="float" office:value="3.6407">
            <text:p>3.6407</text:p>
          </table:table-cell>
          <table:table-cell table:formula="of:=[.P323]*1000000" office:value-type="float" office:value="0.014076">
            <text:p>0.014076</text:p>
          </table:table-cell>
          <table:table-cell table:formula="of:=[.Q323]*1000000" office:value-type="float" office:value="3.1162">
            <text:p>3.1162</text:p>
          </table:table-cell>
          <table:table-cell table:formula="of:=[.R323]*1000000" office:value-type="float" office:value="1.4814">
            <text:p>1.4814</text:p>
          </table:table-cell>
          <table:table-cell table:formula="of:=[.S323]*1000000" office:value-type="float" office:value="20.28">
            <text:p>20.28</text:p>
          </table:table-cell>
          <table:table-cell table:formula="of:=[.T323]*1000000" office:value-type="float" office:value="2131.2">
            <text:p>2131.2</text:p>
          </table:table-cell>
          <table:table-cell table:formula="of:=[.U323]*1000000000000" office:value-type="float" office:value="0.0000033101">
            <text:p>3.3101E-006</text:p>
          </table:table-cell>
          <table:table-cell table:formula="of:=[.V323]*1000000000000" office:value-type="float" office:value="1.344">
            <text:p>1.344</text:p>
          </table:table-cell>
          <table:table-cell table:formula="of:=([.W323]+[.X323])*1000000000000" office:value-type="float" office:value="0.00478906">
            <text:p>0.00478906</text:p>
          </table:table-cell>
          <table:table-cell office:value-type="float" office:value="0.00016989">
            <text:p>0.00016989</text:p>
          </table:table-cell>
          <table:table-cell table:style-name="ce1" office:value-type="string">
            <text:p>7.3712e-06</text:p>
          </table:table-cell>
          <table:table-cell table:style-name="ce1" office:value-type="string">
            <text:p>3.6407e-06</text:p>
          </table:table-cell>
          <table:table-cell table:style-name="ce1" office:value-type="string">
            <text:p>1.4076e-08</text:p>
          </table:table-cell>
          <table:table-cell table:style-name="ce1" office:value-type="string">
            <text:p>3.1162e-06</text:p>
          </table:table-cell>
          <table:table-cell table:style-name="ce1" office:value-type="string">
            <text:p>1.4814e-06</text:p>
          </table:table-cell>
          <table:table-cell table:style-name="ce1" office:value-type="string">
            <text:p>2.028e-05</text:p>
          </table:table-cell>
          <table:table-cell office:value-type="float" office:value="0.0021312">
            <text:p>0.0021312</text:p>
          </table:table-cell>
          <table:table-cell table:style-name="ce1" office:value-type="string">
            <text:p>3.3101e-18</text:p>
          </table:table-cell>
          <table:table-cell table:style-name="ce1" office:value-type="string">
            <text:p>1.344e-12</text:p>
          </table:table-cell>
          <table:table-cell table:style-name="ce1" office:value-type="string">
            <text:p>1.2736e-16</text:p>
          </table:table-cell>
          <table:table-cell table:style-name="ce1" office:value-type="string">
            <text:p>4.6617e-15</text:p>
          </table:table-cell>
        </table:table-row>
        <table:table-row table:style-name="ro2">
          <table:table-cell office:value-type="float" office:value="3220.702">
            <text:p>3220.702</text:p>
          </table:table-cell>
          <table:table-cell table:formula="of:=[.M324]*1000000" office:value-type="float" office:value="169.53">
            <text:p>169.53</text:p>
          </table:table-cell>
          <table:table-cell table:formula="of:=[.N324]*1000000" office:value-type="float" office:value="7.2228">
            <text:p>7.2228</text:p>
          </table:table-cell>
          <table:table-cell table:formula="of:=[.O324]*1000000" office:value-type="float" office:value="3.6121">
            <text:p>3.6121</text:p>
          </table:table-cell>
          <table:table-cell table:formula="of:=[.P324]*1000000" office:value-type="float" office:value="0.014074">
            <text:p>0.014074</text:p>
          </table:table-cell>
          <table:table-cell table:formula="of:=[.Q324]*1000000" office:value-type="float" office:value="3.1039">
            <text:p>3.1039</text:p>
          </table:table-cell>
          <table:table-cell table:formula="of:=[.R324]*1000000" office:value-type="float" office:value="1.4711">
            <text:p>1.4711</text:p>
          </table:table-cell>
          <table:table-cell table:formula="of:=[.S324]*1000000" office:value-type="float" office:value="20.312">
            <text:p>20.312</text:p>
          </table:table-cell>
          <table:table-cell table:formula="of:=[.T324]*1000000" office:value-type="float" office:value="2130.7">
            <text:p>2130.7</text:p>
          </table:table-cell>
          <table:table-cell table:formula="of:=[.U324]*1000000000000" office:value-type="float" office:value="0.0000032991">
            <text:p>3.2991E-006</text:p>
          </table:table-cell>
          <table:table-cell table:formula="of:=[.V324]*1000000000000" office:value-type="float" office:value="1.3183">
            <text:p>1.3183</text:p>
          </table:table-cell>
          <table:table-cell table:formula="of:=([.W324]+[.X324])*1000000000000" office:value-type="float" office:value="0.0047529">
            <text:p>0.0047529</text:p>
          </table:table-cell>
          <table:table-cell office:value-type="float" office:value="0.00016953">
            <text:p>0.00016953</text:p>
          </table:table-cell>
          <table:table-cell table:style-name="ce1" office:value-type="string">
            <text:p>7.2228e-06</text:p>
          </table:table-cell>
          <table:table-cell table:style-name="ce1" office:value-type="string">
            <text:p>3.6121e-06</text:p>
          </table:table-cell>
          <table:table-cell table:style-name="ce1" office:value-type="string">
            <text:p>1.4074e-08</text:p>
          </table:table-cell>
          <table:table-cell table:style-name="ce1" office:value-type="string">
            <text:p>3.1039e-06</text:p>
          </table:table-cell>
          <table:table-cell table:style-name="ce1" office:value-type="string">
            <text:p>1.4711e-06</text:p>
          </table:table-cell>
          <table:table-cell table:style-name="ce1" office:value-type="string">
            <text:p>2.0312e-05</text:p>
          </table:table-cell>
          <table:table-cell office:value-type="float" office:value="0.0021307">
            <text:p>0.0021307</text:p>
          </table:table-cell>
          <table:table-cell table:style-name="ce1" office:value-type="string">
            <text:p>3.2991e-18</text:p>
          </table:table-cell>
          <table:table-cell table:style-name="ce1" office:value-type="string">
            <text:p>1.3183e-12</text:p>
          </table:table-cell>
          <table:table-cell table:style-name="ce1" office:value-type="string">
            <text:p>1.264e-16</text:p>
          </table:table-cell>
          <table:table-cell table:style-name="ce1" office:value-type="string">
            <text:p>4.6265e-15</text:p>
          </table:table-cell>
        </table:table-row>
        <table:table-row table:style-name="ro2">
          <table:table-cell office:value-type="float" office:value="3230.702">
            <text:p>3230.702</text:p>
          </table:table-cell>
          <table:table-cell table:formula="of:=[.M325]*1000000" office:value-type="float" office:value="169.16">
            <text:p>169.16</text:p>
          </table:table-cell>
          <table:table-cell table:formula="of:=[.N325]*1000000" office:value-type="float" office:value="7.076">
            <text:p>7.076</text:p>
          </table:table-cell>
          <table:table-cell table:formula="of:=[.O325]*1000000" office:value-type="float" office:value="3.5837">
            <text:p>3.5837</text:p>
          </table:table-cell>
          <table:table-cell table:formula="of:=[.P325]*1000000" office:value-type="float" office:value="0.014071">
            <text:p>0.014071</text:p>
          </table:table-cell>
          <table:table-cell table:formula="of:=[.Q325]*1000000" office:value-type="float" office:value="3.0913">
            <text:p>3.0913</text:p>
          </table:table-cell>
          <table:table-cell table:formula="of:=[.R325]*1000000" office:value-type="float" office:value="1.4609">
            <text:p>1.4609</text:p>
          </table:table-cell>
          <table:table-cell table:formula="of:=[.S325]*1000000" office:value-type="float" office:value="20.345">
            <text:p>20.345</text:p>
          </table:table-cell>
          <table:table-cell table:formula="of:=[.T325]*1000000" office:value-type="float" office:value="2130.1">
            <text:p>2130.1</text:p>
          </table:table-cell>
          <table:table-cell table:formula="of:=[.U325]*1000000000000" office:value-type="float" office:value="0.0000032884">
            <text:p>3.2884E-006</text:p>
          </table:table-cell>
          <table:table-cell table:formula="of:=[.V325]*1000000000000" office:value-type="float" office:value="1.293">
            <text:p>1.293</text:p>
          </table:table-cell>
          <table:table-cell table:formula="of:=([.W325]+[.X325])*1000000000000" office:value-type="float" office:value="0.00471725">
            <text:p>0.00471725</text:p>
          </table:table-cell>
          <table:table-cell office:value-type="float" office:value="0.00016916">
            <text:p>0.00016916</text:p>
          </table:table-cell>
          <table:table-cell table:style-name="ce1" office:value-type="string">
            <text:p>7.076e-06</text:p>
          </table:table-cell>
          <table:table-cell table:style-name="ce1" office:value-type="string">
            <text:p>3.5837e-06</text:p>
          </table:table-cell>
          <table:table-cell table:style-name="ce1" office:value-type="string">
            <text:p>1.4071e-08</text:p>
          </table:table-cell>
          <table:table-cell table:style-name="ce1" office:value-type="string">
            <text:p>3.0913e-06</text:p>
          </table:table-cell>
          <table:table-cell table:style-name="ce1" office:value-type="string">
            <text:p>1.4609e-06</text:p>
          </table:table-cell>
          <table:table-cell table:style-name="ce1" office:value-type="string">
            <text:p>2.0345e-05</text:p>
          </table:table-cell>
          <table:table-cell office:value-type="float" office:value="0.0021301">
            <text:p>0.0021301</text:p>
          </table:table-cell>
          <table:table-cell table:style-name="ce1" office:value-type="string">
            <text:p>3.2884e-18</text:p>
          </table:table-cell>
          <table:table-cell table:style-name="ce1" office:value-type="string">
            <text:p>1.293e-12</text:p>
          </table:table-cell>
          <table:table-cell table:style-name="ce1" office:value-type="string">
            <text:p>1.2545e-16</text:p>
          </table:table-cell>
          <table:table-cell table:style-name="ce1" office:value-type="string">
            <text:p>4.5918e-15</text:p>
          </table:table-cell>
        </table:table-row>
        <table:table-row table:style-name="ro2">
          <table:table-cell office:value-type="float" office:value="3240.702">
            <text:p>3240.702</text:p>
          </table:table-cell>
          <table:table-cell table:formula="of:=[.M326]*1000000" office:value-type="float" office:value="168.81">
            <text:p>168.81</text:p>
          </table:table-cell>
          <table:table-cell table:formula="of:=[.N326]*1000000" office:value-type="float" office:value="6.9308">
            <text:p>6.9308</text:p>
          </table:table-cell>
          <table:table-cell table:formula="of:=[.O326]*1000000" office:value-type="float" office:value="3.5555">
            <text:p>3.5555</text:p>
          </table:table-cell>
          <table:table-cell table:formula="of:=[.P326]*1000000" office:value-type="float" office:value="0.014068">
            <text:p>0.014068</text:p>
          </table:table-cell>
          <table:table-cell table:formula="of:=[.Q326]*1000000" office:value-type="float" office:value="3.0785">
            <text:p>3.0785</text:p>
          </table:table-cell>
          <table:table-cell table:formula="of:=[.R326]*1000000" office:value-type="float" office:value="1.4508">
            <text:p>1.4508</text:p>
          </table:table-cell>
          <table:table-cell table:formula="of:=[.S326]*1000000" office:value-type="float" office:value="20.377">
            <text:p>20.377</text:p>
          </table:table-cell>
          <table:table-cell table:formula="of:=[.T326]*1000000" office:value-type="float" office:value="2129.5">
            <text:p>2129.5</text:p>
          </table:table-cell>
          <table:table-cell table:formula="of:=[.U326]*1000000000000" office:value-type="float" office:value="0.0000032781">
            <text:p>3.2781E-006</text:p>
          </table:table-cell>
          <table:table-cell table:formula="of:=[.V326]*1000000000000" office:value-type="float" office:value="1.2679">
            <text:p>1.2679</text:p>
          </table:table-cell>
          <table:table-cell table:formula="of:=([.W326]+[.X326])*1000000000000" office:value-type="float" office:value="0.00468181">
            <text:p>0.00468181</text:p>
          </table:table-cell>
          <table:table-cell office:value-type="float" office:value="0.00016881">
            <text:p>0.00016881</text:p>
          </table:table-cell>
          <table:table-cell table:style-name="ce1" office:value-type="string">
            <text:p>6.9308e-06</text:p>
          </table:table-cell>
          <table:table-cell table:style-name="ce1" office:value-type="string">
            <text:p>3.5555e-06</text:p>
          </table:table-cell>
          <table:table-cell table:style-name="ce1" office:value-type="string">
            <text:p>1.4068e-08</text:p>
          </table:table-cell>
          <table:table-cell table:style-name="ce1" office:value-type="string">
            <text:p>3.0785e-06</text:p>
          </table:table-cell>
          <table:table-cell table:style-name="ce1" office:value-type="string">
            <text:p>1.4508e-06</text:p>
          </table:table-cell>
          <table:table-cell table:style-name="ce1" office:value-type="string">
            <text:p>2.0377e-05</text:p>
          </table:table-cell>
          <table:table-cell office:value-type="float" office:value="0.0021295">
            <text:p>0.0021295</text:p>
          </table:table-cell>
          <table:table-cell table:style-name="ce1" office:value-type="string">
            <text:p>3.2781e-18</text:p>
          </table:table-cell>
          <table:table-cell table:style-name="ce1" office:value-type="string">
            <text:p>1.2679e-12</text:p>
          </table:table-cell>
          <table:table-cell table:style-name="ce1" office:value-type="string">
            <text:p>1.2451e-16</text:p>
          </table:table-cell>
          <table:table-cell table:style-name="ce1" office:value-type="string">
            <text:p>4.5573e-15</text:p>
          </table:table-cell>
        </table:table-row>
        <table:table-row table:style-name="ro2">
          <table:table-cell office:value-type="float" office:value="3250.702">
            <text:p>3250.702</text:p>
          </table:table-cell>
          <table:table-cell table:formula="of:=[.M327]*1000000" office:value-type="float" office:value="168.46">
            <text:p>168.46</text:p>
          </table:table-cell>
          <table:table-cell table:formula="of:=[.N327]*1000000" office:value-type="float" office:value="6.7873">
            <text:p>6.7873</text:p>
          </table:table-cell>
          <table:table-cell table:formula="of:=[.O327]*1000000" office:value-type="float" office:value="3.5276">
            <text:p>3.5276</text:p>
          </table:table-cell>
          <table:table-cell table:formula="of:=[.P327]*1000000" office:value-type="float" office:value="0.014065">
            <text:p>0.014065</text:p>
          </table:table-cell>
          <table:table-cell table:formula="of:=[.Q327]*1000000" office:value-type="float" office:value="3.0654">
            <text:p>3.0654</text:p>
          </table:table-cell>
          <table:table-cell table:formula="of:=[.R327]*1000000" office:value-type="float" office:value="1.4408">
            <text:p>1.4408</text:p>
          </table:table-cell>
          <table:table-cell table:formula="of:=[.S327]*1000000" office:value-type="float" office:value="20.409">
            <text:p>20.409</text:p>
          </table:table-cell>
          <table:table-cell table:formula="of:=[.T327]*1000000" office:value-type="float" office:value="2129">
            <text:p>2129</text:p>
          </table:table-cell>
          <table:table-cell table:formula="of:=[.U327]*1000000000000" office:value-type="float" office:value="0.000003268">
            <text:p>0.000003268</text:p>
          </table:table-cell>
          <table:table-cell table:formula="of:=[.V327]*1000000000000" office:value-type="float" office:value="1.2433">
            <text:p>1.2433</text:p>
          </table:table-cell>
          <table:table-cell table:formula="of:=([.W327]+[.X327])*1000000000000" office:value-type="float" office:value="0.00464688">
            <text:p>0.00464688</text:p>
          </table:table-cell>
          <table:table-cell office:value-type="float" office:value="0.00016846">
            <text:p>0.00016846</text:p>
          </table:table-cell>
          <table:table-cell table:style-name="ce1" office:value-type="string">
            <text:p>6.7873e-06</text:p>
          </table:table-cell>
          <table:table-cell table:style-name="ce1" office:value-type="string">
            <text:p>3.5276e-06</text:p>
          </table:table-cell>
          <table:table-cell table:style-name="ce1" office:value-type="string">
            <text:p>1.4065e-08</text:p>
          </table:table-cell>
          <table:table-cell table:style-name="ce1" office:value-type="string">
            <text:p>3.0654e-06</text:p>
          </table:table-cell>
          <table:table-cell table:style-name="ce1" office:value-type="string">
            <text:p>1.4408e-06</text:p>
          </table:table-cell>
          <table:table-cell table:style-name="ce1" office:value-type="string">
            <text:p>2.0409e-05</text:p>
          </table:table-cell>
          <table:table-cell office:value-type="float" office:value="0.002129">
            <text:p>0.002129</text:p>
          </table:table-cell>
          <table:table-cell table:style-name="ce1" office:value-type="string">
            <text:p>3.268e-18</text:p>
          </table:table-cell>
          <table:table-cell table:style-name="ce1" office:value-type="string">
            <text:p>1.2433e-12</text:p>
          </table:table-cell>
          <table:table-cell table:style-name="ce1" office:value-type="string">
            <text:p>1.2358e-16</text:p>
          </table:table-cell>
          <table:table-cell table:style-name="ce1" office:value-type="string">
            <text:p>4.5233e-15</text:p>
          </table:table-cell>
        </table:table-row>
        <table:table-row table:style-name="ro2">
          <table:table-cell office:value-type="float" office:value="3260.702">
            <text:p>3260.702</text:p>
          </table:table-cell>
          <table:table-cell table:formula="of:=[.M328]*1000000" office:value-type="float" office:value="168.12">
            <text:p>168.12</text:p>
          </table:table-cell>
          <table:table-cell table:formula="of:=[.N328]*1000000" office:value-type="float" office:value="6.6454">
            <text:p>6.6454</text:p>
          </table:table-cell>
          <table:table-cell table:formula="of:=[.O328]*1000000" office:value-type="float" office:value="3.4999">
            <text:p>3.4999</text:p>
          </table:table-cell>
          <table:table-cell table:formula="of:=[.P328]*1000000" office:value-type="float" office:value="0.014061">
            <text:p>0.014061</text:p>
          </table:table-cell>
          <table:table-cell table:formula="of:=[.Q328]*1000000" office:value-type="float" office:value="3.0521">
            <text:p>3.0521</text:p>
          </table:table-cell>
          <table:table-cell table:formula="of:=[.R328]*1000000" office:value-type="float" office:value="1.4308">
            <text:p>1.4308</text:p>
          </table:table-cell>
          <table:table-cell table:formula="of:=[.S328]*1000000" office:value-type="float" office:value="20.441">
            <text:p>20.441</text:p>
          </table:table-cell>
          <table:table-cell table:formula="of:=[.T328]*1000000" office:value-type="float" office:value="2128.4">
            <text:p>2128.4</text:p>
          </table:table-cell>
          <table:table-cell table:formula="of:=[.U328]*1000000000000" office:value-type="float" office:value="0.0000032583">
            <text:p>3.2583E-006</text:p>
          </table:table-cell>
          <table:table-cell table:formula="of:=[.V328]*1000000000000" office:value-type="float" office:value="1.2189">
            <text:p>1.2189</text:p>
          </table:table-cell>
          <table:table-cell table:formula="of:=([.W328]+[.X328])*1000000000000" office:value-type="float" office:value="0.00461226">
            <text:p>0.00461226</text:p>
          </table:table-cell>
          <table:table-cell office:value-type="float" office:value="0.00016812">
            <text:p>0.00016812</text:p>
          </table:table-cell>
          <table:table-cell table:style-name="ce1" office:value-type="string">
            <text:p>6.6454e-06</text:p>
          </table:table-cell>
          <table:table-cell table:style-name="ce1" office:value-type="string">
            <text:p>3.4999e-06</text:p>
          </table:table-cell>
          <table:table-cell table:style-name="ce1" office:value-type="string">
            <text:p>1.4061e-08</text:p>
          </table:table-cell>
          <table:table-cell table:style-name="ce1" office:value-type="string">
            <text:p>3.0521e-06</text:p>
          </table:table-cell>
          <table:table-cell table:style-name="ce1" office:value-type="string">
            <text:p>1.4308e-06</text:p>
          </table:table-cell>
          <table:table-cell table:style-name="ce1" office:value-type="string">
            <text:p>2.0441e-05</text:p>
          </table:table-cell>
          <table:table-cell office:value-type="float" office:value="0.0021284">
            <text:p>0.0021284</text:p>
          </table:table-cell>
          <table:table-cell table:style-name="ce1" office:value-type="string">
            <text:p>3.2583e-18</text:p>
          </table:table-cell>
          <table:table-cell table:style-name="ce1" office:value-type="string">
            <text:p>1.2189e-12</text:p>
          </table:table-cell>
          <table:table-cell table:style-name="ce1" office:value-type="string">
            <text:p>1.2266e-16</text:p>
          </table:table-cell>
          <table:table-cell table:style-name="ce1" office:value-type="string">
            <text:p>4.4896e-15</text:p>
          </table:table-cell>
        </table:table-row>
        <table:table-row table:style-name="ro2">
          <table:table-cell office:value-type="float" office:value="3270.702">
            <text:p>3270.702</text:p>
          </table:table-cell>
          <table:table-cell table:formula="of:=[.M329]*1000000" office:value-type="float" office:value="167.79">
            <text:p>167.79</text:p>
          </table:table-cell>
          <table:table-cell table:formula="of:=[.N329]*1000000" office:value-type="float" office:value="6.5052">
            <text:p>6.5052</text:p>
          </table:table-cell>
          <table:table-cell table:formula="of:=[.O329]*1000000" office:value-type="float" office:value="3.4724">
            <text:p>3.4724</text:p>
          </table:table-cell>
          <table:table-cell table:formula="of:=[.P329]*1000000" office:value-type="float" office:value="0.014057">
            <text:p>0.014057</text:p>
          </table:table-cell>
          <table:table-cell table:formula="of:=[.Q329]*1000000" office:value-type="float" office:value="3.0385">
            <text:p>3.0385</text:p>
          </table:table-cell>
          <table:table-cell table:formula="of:=[.R329]*1000000" office:value-type="float" office:value="1.421">
            <text:p>1.421</text:p>
          </table:table-cell>
          <table:table-cell table:formula="of:=[.S329]*1000000" office:value-type="float" office:value="20.473">
            <text:p>20.473</text:p>
          </table:table-cell>
          <table:table-cell table:formula="of:=[.T329]*1000000" office:value-type="float" office:value="2127.9">
            <text:p>2127.9</text:p>
          </table:table-cell>
          <table:table-cell table:formula="of:=[.U329]*1000000000000" office:value-type="float" office:value="0.0000032489">
            <text:p>3.2489E-006</text:p>
          </table:table-cell>
          <table:table-cell table:formula="of:=[.V329]*1000000000000" office:value-type="float" office:value="1.1948">
            <text:p>1.1948</text:p>
          </table:table-cell>
          <table:table-cell table:formula="of:=([.W329]+[.X329])*1000000000000" office:value-type="float" office:value="0.00457795">
            <text:p>0.00457795</text:p>
          </table:table-cell>
          <table:table-cell office:value-type="float" office:value="0.00016779">
            <text:p>0.00016779</text:p>
          </table:table-cell>
          <table:table-cell table:style-name="ce1" office:value-type="string">
            <text:p>6.5052e-06</text:p>
          </table:table-cell>
          <table:table-cell table:style-name="ce1" office:value-type="string">
            <text:p>3.4724e-06</text:p>
          </table:table-cell>
          <table:table-cell table:style-name="ce1" office:value-type="string">
            <text:p>1.4057e-08</text:p>
          </table:table-cell>
          <table:table-cell table:style-name="ce1" office:value-type="string">
            <text:p>3.0385e-06</text:p>
          </table:table-cell>
          <table:table-cell table:style-name="ce1" office:value-type="string">
            <text:p>1.421e-06</text:p>
          </table:table-cell>
          <table:table-cell table:style-name="ce1" office:value-type="string">
            <text:p>2.0473e-05</text:p>
          </table:table-cell>
          <table:table-cell office:value-type="float" office:value="0.0021279">
            <text:p>0.0021279</text:p>
          </table:table-cell>
          <table:table-cell table:style-name="ce1" office:value-type="string">
            <text:p>3.2489e-18</text:p>
          </table:table-cell>
          <table:table-cell table:style-name="ce1" office:value-type="string">
            <text:p>1.1948e-12</text:p>
          </table:table-cell>
          <table:table-cell table:style-name="ce1" office:value-type="string">
            <text:p>1.2175e-16</text:p>
          </table:table-cell>
          <table:table-cell table:style-name="ce1" office:value-type="string">
            <text:p>4.4562e-15</text:p>
          </table:table-cell>
        </table:table-row>
        <table:table-row table:style-name="ro2">
          <table:table-cell office:value-type="float" office:value="3280.702">
            <text:p>3280.702</text:p>
          </table:table-cell>
          <table:table-cell table:formula="of:=[.M330]*1000000" office:value-type="float" office:value="167.47">
            <text:p>167.47</text:p>
          </table:table-cell>
          <table:table-cell table:formula="of:=[.N330]*1000000" office:value-type="float" office:value="6.3667">
            <text:p>6.3667</text:p>
          </table:table-cell>
          <table:table-cell table:formula="of:=[.O330]*1000000" office:value-type="float" office:value="3.4451">
            <text:p>3.4451</text:p>
          </table:table-cell>
          <table:table-cell table:formula="of:=[.P330]*1000000" office:value-type="float" office:value="0.014054">
            <text:p>0.014054</text:p>
          </table:table-cell>
          <table:table-cell table:formula="of:=[.Q330]*1000000" office:value-type="float" office:value="3.0246">
            <text:p>3.0246</text:p>
          </table:table-cell>
          <table:table-cell table:formula="of:=[.R330]*1000000" office:value-type="float" office:value="1.4112">
            <text:p>1.4112</text:p>
          </table:table-cell>
          <table:table-cell table:formula="of:=[.S330]*1000000" office:value-type="float" office:value="20.504">
            <text:p>20.504</text:p>
          </table:table-cell>
          <table:table-cell table:formula="of:=[.T330]*1000000" office:value-type="float" office:value="2127.4">
            <text:p>2127.4</text:p>
          </table:table-cell>
          <table:table-cell table:formula="of:=[.U330]*1000000000000" office:value-type="float" office:value="0.0000032398">
            <text:p>3.2398E-006</text:p>
          </table:table-cell>
          <table:table-cell table:formula="of:=[.V330]*1000000000000" office:value-type="float" office:value="1.1711">
            <text:p>1.1711</text:p>
          </table:table-cell>
          <table:table-cell table:formula="of:=([.W330]+[.X330])*1000000000000" office:value-type="float" office:value="0.00454404">
            <text:p>0.00454404</text:p>
          </table:table-cell>
          <table:table-cell office:value-type="float" office:value="0.00016747">
            <text:p>0.00016747</text:p>
          </table:table-cell>
          <table:table-cell table:style-name="ce1" office:value-type="string">
            <text:p>6.3667e-06</text:p>
          </table:table-cell>
          <table:table-cell table:style-name="ce1" office:value-type="string">
            <text:p>3.4451e-06</text:p>
          </table:table-cell>
          <table:table-cell table:style-name="ce1" office:value-type="string">
            <text:p>1.4054e-08</text:p>
          </table:table-cell>
          <table:table-cell table:style-name="ce1" office:value-type="string">
            <text:p>3.0246e-06</text:p>
          </table:table-cell>
          <table:table-cell table:style-name="ce1" office:value-type="string">
            <text:p>1.4112e-06</text:p>
          </table:table-cell>
          <table:table-cell table:style-name="ce1" office:value-type="string">
            <text:p>2.0504e-05</text:p>
          </table:table-cell>
          <table:table-cell office:value-type="float" office:value="0.0021274">
            <text:p>0.0021274</text:p>
          </table:table-cell>
          <table:table-cell table:style-name="ce1" office:value-type="string">
            <text:p>3.2398e-18</text:p>
          </table:table-cell>
          <table:table-cell table:style-name="ce1" office:value-type="string">
            <text:p>1.1711e-12</text:p>
          </table:table-cell>
          <table:table-cell table:style-name="ce1" office:value-type="string">
            <text:p>1.2084e-16</text:p>
          </table:table-cell>
          <table:table-cell table:style-name="ce1" office:value-type="string">
            <text:p>4.4232e-15</text:p>
          </table:table-cell>
        </table:table-row>
        <table:table-row table:style-name="ro2">
          <table:table-cell office:value-type="float" office:value="3290.702">
            <text:p>3290.702</text:p>
          </table:table-cell>
          <table:table-cell table:formula="of:=[.M331]*1000000" office:value-type="float" office:value="167.15">
            <text:p>167.15</text:p>
          </table:table-cell>
          <table:table-cell table:formula="of:=[.N331]*1000000" office:value-type="float" office:value="6.2299">
            <text:p>6.2299</text:p>
          </table:table-cell>
          <table:table-cell table:formula="of:=[.O331]*1000000" office:value-type="float" office:value="3.418">
            <text:p>3.418</text:p>
          </table:table-cell>
          <table:table-cell table:formula="of:=[.P331]*1000000" office:value-type="float" office:value="0.01405">
            <text:p>0.01405</text:p>
          </table:table-cell>
          <table:table-cell table:formula="of:=[.Q331]*1000000" office:value-type="float" office:value="3.0104">
            <text:p>3.0104</text:p>
          </table:table-cell>
          <table:table-cell table:formula="of:=[.R331]*1000000" office:value-type="float" office:value="1.4016">
            <text:p>1.4016</text:p>
          </table:table-cell>
          <table:table-cell table:formula="of:=[.S331]*1000000" office:value-type="float" office:value="20.536">
            <text:p>20.536</text:p>
          </table:table-cell>
          <table:table-cell table:formula="of:=[.T331]*1000000" office:value-type="float" office:value="2126.9">
            <text:p>2126.9</text:p>
          </table:table-cell>
          <table:table-cell table:formula="of:=[.U331]*1000000000000" office:value-type="float" office:value="0.000003231">
            <text:p>0.000003231</text:p>
          </table:table-cell>
          <table:table-cell table:formula="of:=[.V331]*1000000000000" office:value-type="float" office:value="1.1477">
            <text:p>1.1477</text:p>
          </table:table-cell>
          <table:table-cell table:formula="of:=([.W331]+[.X331])*1000000000000" office:value-type="float" office:value="0.00451055">
            <text:p>0.00451055</text:p>
          </table:table-cell>
          <table:table-cell office:value-type="float" office:value="0.00016715">
            <text:p>0.00016715</text:p>
          </table:table-cell>
          <table:table-cell table:style-name="ce1" office:value-type="string">
            <text:p>6.2299e-06</text:p>
          </table:table-cell>
          <table:table-cell table:style-name="ce1" office:value-type="string">
            <text:p>3.418e-06</text:p>
          </table:table-cell>
          <table:table-cell table:style-name="ce1" office:value-type="string">
            <text:p>1.405e-08</text:p>
          </table:table-cell>
          <table:table-cell table:style-name="ce1" office:value-type="string">
            <text:p>3.0104e-06</text:p>
          </table:table-cell>
          <table:table-cell table:style-name="ce1" office:value-type="string">
            <text:p>1.4016e-06</text:p>
          </table:table-cell>
          <table:table-cell table:style-name="ce1" office:value-type="string">
            <text:p>2.0536e-05</text:p>
          </table:table-cell>
          <table:table-cell office:value-type="float" office:value="0.0021269">
            <text:p>0.0021269</text:p>
          </table:table-cell>
          <table:table-cell table:style-name="ce1" office:value-type="string">
            <text:p>3.231e-18</text:p>
          </table:table-cell>
          <table:table-cell table:style-name="ce1" office:value-type="string">
            <text:p>1.1477e-12</text:p>
          </table:table-cell>
          <table:table-cell table:style-name="ce1" office:value-type="string">
            <text:p>1.1995e-16</text:p>
          </table:table-cell>
          <table:table-cell table:style-name="ce1" office:value-type="string">
            <text:p>4.3906e-15</text:p>
          </table:table-cell>
        </table:table-row>
        <table:table-row table:style-name="ro2">
          <table:table-cell office:value-type="float" office:value="3300.702">
            <text:p>3300.702</text:p>
          </table:table-cell>
          <table:table-cell table:formula="of:=[.M332]*1000000" office:value-type="float" office:value="166.84">
            <text:p>166.84</text:p>
          </table:table-cell>
          <table:table-cell table:formula="of:=[.N332]*1000000" office:value-type="float" office:value="6.0947">
            <text:p>6.0947</text:p>
          </table:table-cell>
          <table:table-cell table:formula="of:=[.O332]*1000000" office:value-type="float" office:value="3.3911">
            <text:p>3.3911</text:p>
          </table:table-cell>
          <table:table-cell table:formula="of:=[.P332]*1000000" office:value-type="float" office:value="0.014045">
            <text:p>0.014045</text:p>
          </table:table-cell>
          <table:table-cell table:formula="of:=[.Q332]*1000000" office:value-type="float" office:value="2.9959">
            <text:p>2.9959</text:p>
          </table:table-cell>
          <table:table-cell table:formula="of:=[.R332]*1000000" office:value-type="float" office:value="1.392">
            <text:p>1.392</text:p>
          </table:table-cell>
          <table:table-cell table:formula="of:=[.S332]*1000000" office:value-type="float" office:value="20.567">
            <text:p>20.567</text:p>
          </table:table-cell>
          <table:table-cell table:formula="of:=[.T332]*1000000" office:value-type="float" office:value="2126.4">
            <text:p>2126.4</text:p>
          </table:table-cell>
          <table:table-cell table:formula="of:=[.U332]*1000000000000" office:value-type="float" office:value="0.0000032224">
            <text:p>3.2224E-006</text:p>
          </table:table-cell>
          <table:table-cell table:formula="of:=[.V332]*1000000000000" office:value-type="float" office:value="1.1247">
            <text:p>1.1247</text:p>
          </table:table-cell>
          <table:table-cell table:formula="of:=([.W332]+[.X332])*1000000000000" office:value-type="float" office:value="0.00447727">
            <text:p>0.00447727</text:p>
          </table:table-cell>
          <table:table-cell office:value-type="float" office:value="0.00016684">
            <text:p>0.00016684</text:p>
          </table:table-cell>
          <table:table-cell table:style-name="ce1" office:value-type="string">
            <text:p>6.0947e-06</text:p>
          </table:table-cell>
          <table:table-cell table:style-name="ce1" office:value-type="string">
            <text:p>3.3911e-06</text:p>
          </table:table-cell>
          <table:table-cell table:style-name="ce1" office:value-type="string">
            <text:p>1.4045e-08</text:p>
          </table:table-cell>
          <table:table-cell table:style-name="ce1" office:value-type="string">
            <text:p>2.9959e-06</text:p>
          </table:table-cell>
          <table:table-cell table:style-name="ce1" office:value-type="string">
            <text:p>1.392e-06</text:p>
          </table:table-cell>
          <table:table-cell table:style-name="ce1" office:value-type="string">
            <text:p>2.0567e-05</text:p>
          </table:table-cell>
          <table:table-cell office:value-type="float" office:value="0.0021264">
            <text:p>0.0021264</text:p>
          </table:table-cell>
          <table:table-cell table:style-name="ce1" office:value-type="string">
            <text:p>3.2224e-18</text:p>
          </table:table-cell>
          <table:table-cell table:style-name="ce1" office:value-type="string">
            <text:p>1.1247e-12</text:p>
          </table:table-cell>
          <table:table-cell table:style-name="ce1" office:value-type="string">
            <text:p>1.1907e-16</text:p>
          </table:table-cell>
          <table:table-cell table:style-name="ce1" office:value-type="string">
            <text:p>4.3582e-15</text:p>
          </table:table-cell>
        </table:table-row>
        <table:table-row table:style-name="ro2">
          <table:table-cell office:value-type="float" office:value="3310.702">
            <text:p>3310.702</text:p>
          </table:table-cell>
          <table:table-cell table:formula="of:=[.M333]*1000000" office:value-type="float" office:value="166.53">
            <text:p>166.53</text:p>
          </table:table-cell>
          <table:table-cell table:formula="of:=[.N333]*1000000" office:value-type="float" office:value="5.9612">
            <text:p>5.9612</text:p>
          </table:table-cell>
          <table:table-cell table:formula="of:=[.O333]*1000000" office:value-type="float" office:value="3.3645">
            <text:p>3.3645</text:p>
          </table:table-cell>
          <table:table-cell table:formula="of:=[.P333]*1000000" office:value-type="float" office:value="0.014041">
            <text:p>0.014041</text:p>
          </table:table-cell>
          <table:table-cell table:formula="of:=[.Q333]*1000000" office:value-type="float" office:value="2.9812">
            <text:p>2.9812</text:p>
          </table:table-cell>
          <table:table-cell table:formula="of:=[.R333]*1000000" office:value-type="float" office:value="1.3825">
            <text:p>1.3825</text:p>
          </table:table-cell>
          <table:table-cell table:formula="of:=[.S333]*1000000" office:value-type="float" office:value="20.598">
            <text:p>20.598</text:p>
          </table:table-cell>
          <table:table-cell table:formula="of:=[.T333]*1000000" office:value-type="float" office:value="2125.9">
            <text:p>2125.9</text:p>
          </table:table-cell>
          <table:table-cell table:formula="of:=[.U333]*1000000000000" office:value-type="float" office:value="0.0000032141">
            <text:p>3.2141E-006</text:p>
          </table:table-cell>
          <table:table-cell table:formula="of:=[.V333]*1000000000000" office:value-type="float" office:value="1.1019">
            <text:p>1.1019</text:p>
          </table:table-cell>
          <table:table-cell table:formula="of:=([.W333]+[.X333])*1000000000000" office:value-type="float" office:value="0.00444439">
            <text:p>0.00444439</text:p>
          </table:table-cell>
          <table:table-cell office:value-type="float" office:value="0.00016653">
            <text:p>0.00016653</text:p>
          </table:table-cell>
          <table:table-cell table:style-name="ce1" office:value-type="string">
            <text:p>5.9612e-06</text:p>
          </table:table-cell>
          <table:table-cell table:style-name="ce1" office:value-type="string">
            <text:p>3.3645e-06</text:p>
          </table:table-cell>
          <table:table-cell table:style-name="ce1" office:value-type="string">
            <text:p>1.4041e-08</text:p>
          </table:table-cell>
          <table:table-cell table:style-name="ce1" office:value-type="string">
            <text:p>2.9812e-06</text:p>
          </table:table-cell>
          <table:table-cell table:style-name="ce1" office:value-type="string">
            <text:p>1.3825e-06</text:p>
          </table:table-cell>
          <table:table-cell table:style-name="ce1" office:value-type="string">
            <text:p>2.0598e-05</text:p>
          </table:table-cell>
          <table:table-cell office:value-type="float" office:value="0.0021259">
            <text:p>0.0021259</text:p>
          </table:table-cell>
          <table:table-cell table:style-name="ce1" office:value-type="string">
            <text:p>3.2141e-18</text:p>
          </table:table-cell>
          <table:table-cell table:style-name="ce1" office:value-type="string">
            <text:p>1.1019e-12</text:p>
          </table:table-cell>
          <table:table-cell table:style-name="ce1" office:value-type="string">
            <text:p>1.1819e-16</text:p>
          </table:table-cell>
          <table:table-cell table:style-name="ce1" office:value-type="string">
            <text:p>4.3262e-15</text:p>
          </table:table-cell>
        </table:table-row>
        <table:table-row table:style-name="ro2">
          <table:table-cell office:value-type="float" office:value="3320.702">
            <text:p>3320.702</text:p>
          </table:table-cell>
          <table:table-cell table:formula="of:=[.M334]*1000000" office:value-type="float" office:value="166.23">
            <text:p>166.23</text:p>
          </table:table-cell>
          <table:table-cell table:formula="of:=[.N334]*1000000" office:value-type="float" office:value="5.8295">
            <text:p>5.8295</text:p>
          </table:table-cell>
          <table:table-cell table:formula="of:=[.O334]*1000000" office:value-type="float" office:value="3.338">
            <text:p>3.338</text:p>
          </table:table-cell>
          <table:table-cell table:formula="of:=[.P334]*1000000" office:value-type="float" office:value="0.014036">
            <text:p>0.014036</text:p>
          </table:table-cell>
          <table:table-cell table:formula="of:=[.Q334]*1000000" office:value-type="float" office:value="2.9662">
            <text:p>2.9662</text:p>
          </table:table-cell>
          <table:table-cell table:formula="of:=[.R334]*1000000" office:value-type="float" office:value="1.373">
            <text:p>1.373</text:p>
          </table:table-cell>
          <table:table-cell table:formula="of:=[.S334]*1000000" office:value-type="float" office:value="20.628">
            <text:p>20.628</text:p>
          </table:table-cell>
          <table:table-cell table:formula="of:=[.T334]*1000000" office:value-type="float" office:value="2125.4">
            <text:p>2125.4</text:p>
          </table:table-cell>
          <table:table-cell table:formula="of:=[.U334]*1000000000000" office:value-type="float" office:value="0.0000032061">
            <text:p>3.2061E-006</text:p>
          </table:table-cell>
          <table:table-cell table:formula="of:=[.V334]*1000000000000" office:value-type="float" office:value="1.0795">
            <text:p>1.0795</text:p>
          </table:table-cell>
          <table:table-cell table:formula="of:=([.W334]+[.X334])*1000000000000" office:value-type="float" office:value="0.00441193">
            <text:p>0.00441193</text:p>
          </table:table-cell>
          <table:table-cell office:value-type="float" office:value="0.00016623">
            <text:p>0.00016623</text:p>
          </table:table-cell>
          <table:table-cell table:style-name="ce1" office:value-type="string">
            <text:p>5.8295e-06</text:p>
          </table:table-cell>
          <table:table-cell table:style-name="ce1" office:value-type="string">
            <text:p>3.338e-06</text:p>
          </table:table-cell>
          <table:table-cell table:style-name="ce1" office:value-type="string">
            <text:p>1.4036e-08</text:p>
          </table:table-cell>
          <table:table-cell table:style-name="ce1" office:value-type="string">
            <text:p>2.9662e-06</text:p>
          </table:table-cell>
          <table:table-cell table:style-name="ce1" office:value-type="string">
            <text:p>1.373e-06</text:p>
          </table:table-cell>
          <table:table-cell table:style-name="ce1" office:value-type="string">
            <text:p>2.0628e-05</text:p>
          </table:table-cell>
          <table:table-cell office:value-type="float" office:value="0.0021254">
            <text:p>0.0021254</text:p>
          </table:table-cell>
          <table:table-cell table:style-name="ce1" office:value-type="string">
            <text:p>3.2061e-18</text:p>
          </table:table-cell>
          <table:table-cell table:style-name="ce1" office:value-type="string">
            <text:p>1.0795e-12</text:p>
          </table:table-cell>
          <table:table-cell table:style-name="ce1" office:value-type="string">
            <text:p>1.1733e-16</text:p>
          </table:table-cell>
          <table:table-cell table:style-name="ce1" office:value-type="string">
            <text:p>4.2946e-15</text:p>
          </table:table-cell>
        </table:table-row>
        <table:table-row table:style-name="ro2">
          <table:table-cell office:value-type="float" office:value="3330.702">
            <text:p>3330.702</text:p>
          </table:table-cell>
          <table:table-cell table:formula="of:=[.M335]*1000000" office:value-type="float" office:value="165.94">
            <text:p>165.94</text:p>
          </table:table-cell>
          <table:table-cell table:formula="of:=[.N335]*1000000" office:value-type="float" office:value="5.6994">
            <text:p>5.6994</text:p>
          </table:table-cell>
          <table:table-cell table:formula="of:=[.O335]*1000000" office:value-type="float" office:value="3.3117">
            <text:p>3.3117</text:p>
          </table:table-cell>
          <table:table-cell table:formula="of:=[.P335]*1000000" office:value-type="float" office:value="0.014031">
            <text:p>0.014031</text:p>
          </table:table-cell>
          <table:table-cell table:formula="of:=[.Q335]*1000000" office:value-type="float" office:value="2.9509">
            <text:p>2.9509</text:p>
          </table:table-cell>
          <table:table-cell table:formula="of:=[.R335]*1000000" office:value-type="float" office:value="1.3637">
            <text:p>1.3637</text:p>
          </table:table-cell>
          <table:table-cell table:formula="of:=[.S335]*1000000" office:value-type="float" office:value="20.659">
            <text:p>20.659</text:p>
          </table:table-cell>
          <table:table-cell table:formula="of:=[.T335]*1000000" office:value-type="float" office:value="2124.9">
            <text:p>2124.9</text:p>
          </table:table-cell>
          <table:table-cell table:formula="of:=[.U335]*1000000000000" office:value-type="float" office:value="0.0000031983">
            <text:p>3.1983E-006</text:p>
          </table:table-cell>
          <table:table-cell table:formula="of:=[.V335]*1000000000000" office:value-type="float" office:value="1.0574">
            <text:p>1.0574</text:p>
          </table:table-cell>
          <table:table-cell table:formula="of:=([.W335]+[.X335])*1000000000000" office:value-type="float" office:value="0.00437977">
            <text:p>0.00437977</text:p>
          </table:table-cell>
          <table:table-cell office:value-type="float" office:value="0.00016594">
            <text:p>0.00016594</text:p>
          </table:table-cell>
          <table:table-cell table:style-name="ce1" office:value-type="string">
            <text:p>5.6994e-06</text:p>
          </table:table-cell>
          <table:table-cell table:style-name="ce1" office:value-type="string">
            <text:p>3.3117e-06</text:p>
          </table:table-cell>
          <table:table-cell table:style-name="ce1" office:value-type="string">
            <text:p>1.4031e-08</text:p>
          </table:table-cell>
          <table:table-cell table:style-name="ce1" office:value-type="string">
            <text:p>2.9509e-06</text:p>
          </table:table-cell>
          <table:table-cell table:style-name="ce1" office:value-type="string">
            <text:p>1.3637e-06</text:p>
          </table:table-cell>
          <table:table-cell table:style-name="ce1" office:value-type="string">
            <text:p>2.0659e-05</text:p>
          </table:table-cell>
          <table:table-cell office:value-type="float" office:value="0.0021249">
            <text:p>0.0021249</text:p>
          </table:table-cell>
          <table:table-cell table:style-name="ce1" office:value-type="string">
            <text:p>3.1983e-18</text:p>
          </table:table-cell>
          <table:table-cell table:style-name="ce1" office:value-type="string">
            <text:p>1.0574e-12</text:p>
          </table:table-cell>
          <table:table-cell table:style-name="ce1" office:value-type="string">
            <text:p>1.1647e-16</text:p>
          </table:table-cell>
          <table:table-cell table:style-name="ce1" office:value-type="string">
            <text:p>4.2633e-15</text:p>
          </table:table-cell>
        </table:table-row>
        <table:table-row table:style-name="ro2">
          <table:table-cell office:value-type="float" office:value="3340.702">
            <text:p>3340.702</text:p>
          </table:table-cell>
          <table:table-cell table:formula="of:=[.M336]*1000000" office:value-type="float" office:value="165.66">
            <text:p>165.66</text:p>
          </table:table-cell>
          <table:table-cell table:formula="of:=[.N336]*1000000" office:value-type="float" office:value="5.571">
            <text:p>5.571</text:p>
          </table:table-cell>
          <table:table-cell table:formula="of:=[.O336]*1000000" office:value-type="float" office:value="3.2857">
            <text:p>3.2857</text:p>
          </table:table-cell>
          <table:table-cell table:formula="of:=[.P336]*1000000" office:value-type="float" office:value="0.014026">
            <text:p>0.014026</text:p>
          </table:table-cell>
          <table:table-cell table:formula="of:=[.Q336]*1000000" office:value-type="float" office:value="2.9353">
            <text:p>2.9353</text:p>
          </table:table-cell>
          <table:table-cell table:formula="of:=[.R336]*1000000" office:value-type="float" office:value="1.3544">
            <text:p>1.3544</text:p>
          </table:table-cell>
          <table:table-cell table:formula="of:=[.S336]*1000000" office:value-type="float" office:value="20.689">
            <text:p>20.689</text:p>
          </table:table-cell>
          <table:table-cell table:formula="of:=[.T336]*1000000" office:value-type="float" office:value="2124.4">
            <text:p>2124.4</text:p>
          </table:table-cell>
          <table:table-cell table:formula="of:=[.U336]*1000000000000" office:value-type="float" office:value="0.0000031908">
            <text:p>3.1908E-006</text:p>
          </table:table-cell>
          <table:table-cell table:formula="of:=[.V336]*1000000000000" office:value-type="float" office:value="1.0356">
            <text:p>1.0356</text:p>
          </table:table-cell>
          <table:table-cell table:formula="of:=([.W336]+[.X336])*1000000000000" office:value-type="float" office:value="0.00434792">
            <text:p>0.00434792</text:p>
          </table:table-cell>
          <table:table-cell office:value-type="float" office:value="0.00016566">
            <text:p>0.00016566</text:p>
          </table:table-cell>
          <table:table-cell table:style-name="ce1" office:value-type="string">
            <text:p>5.571e-06</text:p>
          </table:table-cell>
          <table:table-cell table:style-name="ce1" office:value-type="string">
            <text:p>3.2857e-06</text:p>
          </table:table-cell>
          <table:table-cell table:style-name="ce1" office:value-type="string">
            <text:p>1.4026e-08</text:p>
          </table:table-cell>
          <table:table-cell table:style-name="ce1" office:value-type="string">
            <text:p>2.9353e-06</text:p>
          </table:table-cell>
          <table:table-cell table:style-name="ce1" office:value-type="string">
            <text:p>1.3544e-06</text:p>
          </table:table-cell>
          <table:table-cell table:style-name="ce1" office:value-type="string">
            <text:p>2.0689e-05</text:p>
          </table:table-cell>
          <table:table-cell office:value-type="float" office:value="0.0021244">
            <text:p>0.0021244</text:p>
          </table:table-cell>
          <table:table-cell table:style-name="ce1" office:value-type="string">
            <text:p>3.1908e-18</text:p>
          </table:table-cell>
          <table:table-cell table:style-name="ce1" office:value-type="string">
            <text:p>1.0356e-12</text:p>
          </table:table-cell>
          <table:table-cell table:style-name="ce1" office:value-type="string">
            <text:p>1.1562e-16</text:p>
          </table:table-cell>
          <table:table-cell table:style-name="ce1" office:value-type="string">
            <text:p>4.2323e-15</text:p>
          </table:table-cell>
        </table:table-row>
        <table:table-row table:style-name="ro2">
          <table:table-cell office:value-type="float" office:value="3350.702">
            <text:p>3350.702</text:p>
          </table:table-cell>
          <table:table-cell table:formula="of:=[.M337]*1000000" office:value-type="float" office:value="165.38">
            <text:p>165.38</text:p>
          </table:table-cell>
          <table:table-cell table:formula="of:=[.N337]*1000000" office:value-type="float" office:value="5.4444">
            <text:p>5.4444</text:p>
          </table:table-cell>
          <table:table-cell table:formula="of:=[.O337]*1000000" office:value-type="float" office:value="3.2598">
            <text:p>3.2598</text:p>
          </table:table-cell>
          <table:table-cell table:formula="of:=[.P337]*1000000" office:value-type="float" office:value="0.014021">
            <text:p>0.014021</text:p>
          </table:table-cell>
          <table:table-cell table:formula="of:=[.Q337]*1000000" office:value-type="float" office:value="2.9194">
            <text:p>2.9194</text:p>
          </table:table-cell>
          <table:table-cell table:formula="of:=[.R337]*1000000" office:value-type="float" office:value="1.3452">
            <text:p>1.3452</text:p>
          </table:table-cell>
          <table:table-cell table:formula="of:=[.S337]*1000000" office:value-type="float" office:value="20.719">
            <text:p>20.719</text:p>
          </table:table-cell>
          <table:table-cell table:formula="of:=[.T337]*1000000" office:value-type="float" office:value="2124">
            <text:p>2124</text:p>
          </table:table-cell>
          <table:table-cell table:formula="of:=[.U337]*1000000000000" office:value-type="float" office:value="0.0000031835">
            <text:p>3.1835E-006</text:p>
          </table:table-cell>
          <table:table-cell table:formula="of:=[.V337]*1000000000000" office:value-type="float" office:value="1.0142">
            <text:p>1.0142</text:p>
          </table:table-cell>
          <table:table-cell table:formula="of:=([.W337]+[.X337])*1000000000000" office:value-type="float" office:value="0.00431638">
            <text:p>0.00431638</text:p>
          </table:table-cell>
          <table:table-cell office:value-type="float" office:value="0.00016538">
            <text:p>0.00016538</text:p>
          </table:table-cell>
          <table:table-cell table:style-name="ce1" office:value-type="string">
            <text:p>5.4444e-06</text:p>
          </table:table-cell>
          <table:table-cell table:style-name="ce1" office:value-type="string">
            <text:p>3.2598e-06</text:p>
          </table:table-cell>
          <table:table-cell table:style-name="ce1" office:value-type="string">
            <text:p>1.4021e-08</text:p>
          </table:table-cell>
          <table:table-cell table:style-name="ce1" office:value-type="string">
            <text:p>2.9194e-06</text:p>
          </table:table-cell>
          <table:table-cell table:style-name="ce1" office:value-type="string">
            <text:p>1.3452e-06</text:p>
          </table:table-cell>
          <table:table-cell table:style-name="ce1" office:value-type="string">
            <text:p>2.0719e-05</text:p>
          </table:table-cell>
          <table:table-cell office:value-type="float" office:value="0.002124">
            <text:p>0.002124</text:p>
          </table:table-cell>
          <table:table-cell table:style-name="ce1" office:value-type="string">
            <text:p>3.1835e-18</text:p>
          </table:table-cell>
          <table:table-cell table:style-name="ce1" office:value-type="string">
            <text:p>1.0142e-12</text:p>
          </table:table-cell>
          <table:table-cell table:style-name="ce1" office:value-type="string">
            <text:p>1.1478e-16</text:p>
          </table:table-cell>
          <table:table-cell table:style-name="ce1" office:value-type="string">
            <text:p>4.2016e-15</text:p>
          </table:table-cell>
        </table:table-row>
        <table:table-row table:style-name="ro2">
          <table:table-cell office:value-type="float" office:value="3360.702">
            <text:p>3360.702</text:p>
          </table:table-cell>
          <table:table-cell table:formula="of:=[.M338]*1000000" office:value-type="float" office:value="165.1">
            <text:p>165.1</text:p>
          </table:table-cell>
          <table:table-cell table:formula="of:=[.N338]*1000000" office:value-type="float" office:value="5.3195">
            <text:p>5.3195</text:p>
          </table:table-cell>
          <table:table-cell table:formula="of:=[.O338]*1000000" office:value-type="float" office:value="3.2342">
            <text:p>3.2342</text:p>
          </table:table-cell>
          <table:table-cell table:formula="of:=[.P338]*1000000" office:value-type="float" office:value="0.014016">
            <text:p>0.014016</text:p>
          </table:table-cell>
          <table:table-cell table:formula="of:=[.Q338]*1000000" office:value-type="float" office:value="2.9032">
            <text:p>2.9032</text:p>
          </table:table-cell>
          <table:table-cell table:formula="of:=[.R338]*1000000" office:value-type="float" office:value="1.3361">
            <text:p>1.3361</text:p>
          </table:table-cell>
          <table:table-cell table:formula="of:=[.S338]*1000000" office:value-type="float" office:value="20.749">
            <text:p>20.749</text:p>
          </table:table-cell>
          <table:table-cell table:formula="of:=[.T338]*1000000" office:value-type="float" office:value="2123.5">
            <text:p>2123.5</text:p>
          </table:table-cell>
          <table:table-cell table:formula="of:=[.U338]*1000000000000" office:value-type="float" office:value="0.0000031765">
            <text:p>3.1765E-006</text:p>
          </table:table-cell>
          <table:table-cell table:formula="of:=[.V338]*1000000000000" office:value-type="float" office:value="0.99303">
            <text:p>0.99303</text:p>
          </table:table-cell>
          <table:table-cell table:formula="of:=([.W338]+[.X338])*1000000000000" office:value-type="float" office:value="0.00428515">
            <text:p>0.00428515</text:p>
          </table:table-cell>
          <table:table-cell office:value-type="float" office:value="0.0001651">
            <text:p>0.0001651</text:p>
          </table:table-cell>
          <table:table-cell table:style-name="ce1" office:value-type="string">
            <text:p>5.3195e-06</text:p>
          </table:table-cell>
          <table:table-cell table:style-name="ce1" office:value-type="string">
            <text:p>3.2342e-06</text:p>
          </table:table-cell>
          <table:table-cell table:style-name="ce1" office:value-type="string">
            <text:p>1.4016e-08</text:p>
          </table:table-cell>
          <table:table-cell table:style-name="ce1" office:value-type="string">
            <text:p>2.9032e-06</text:p>
          </table:table-cell>
          <table:table-cell table:style-name="ce1" office:value-type="string">
            <text:p>1.3361e-06</text:p>
          </table:table-cell>
          <table:table-cell table:style-name="ce1" office:value-type="string">
            <text:p>2.0749e-05</text:p>
          </table:table-cell>
          <table:table-cell office:value-type="float" office:value="0.0021235">
            <text:p>0.0021235</text:p>
          </table:table-cell>
          <table:table-cell table:style-name="ce1" office:value-type="string">
            <text:p>3.1765e-18</text:p>
          </table:table-cell>
          <table:table-cell table:style-name="ce1" office:value-type="string">
            <text:p>9.9303e-13</text:p>
          </table:table-cell>
          <table:table-cell table:style-name="ce1" office:value-type="string">
            <text:p>1.1395e-16</text:p>
          </table:table-cell>
          <table:table-cell table:style-name="ce1" office:value-type="string">
            <text:p>4.1712e-15</text:p>
          </table:table-cell>
        </table:table-row>
        <table:table-row table:style-name="ro2">
          <table:table-cell office:value-type="float" office:value="3370.702">
            <text:p>3370.702</text:p>
          </table:table-cell>
          <table:table-cell table:formula="of:=[.M339]*1000000" office:value-type="float" office:value="164.84">
            <text:p>164.84</text:p>
          </table:table-cell>
          <table:table-cell table:formula="of:=[.N339]*1000000" office:value-type="float" office:value="5.1963">
            <text:p>5.1963</text:p>
          </table:table-cell>
          <table:table-cell table:formula="of:=[.O339]*1000000" office:value-type="float" office:value="3.2088">
            <text:p>3.2088</text:p>
          </table:table-cell>
          <table:table-cell table:formula="of:=[.P339]*1000000" office:value-type="float" office:value="0.01401">
            <text:p>0.01401</text:p>
          </table:table-cell>
          <table:table-cell table:formula="of:=[.Q339]*1000000" office:value-type="float" office:value="2.8867">
            <text:p>2.8867</text:p>
          </table:table-cell>
          <table:table-cell table:formula="of:=[.R339]*1000000" office:value-type="float" office:value="1.3271">
            <text:p>1.3271</text:p>
          </table:table-cell>
          <table:table-cell table:formula="of:=[.S339]*1000000" office:value-type="float" office:value="20.778">
            <text:p>20.778</text:p>
          </table:table-cell>
          <table:table-cell table:formula="of:=[.T339]*1000000" office:value-type="float" office:value="2123.1">
            <text:p>2123.1</text:p>
          </table:table-cell>
          <table:table-cell table:formula="of:=[.U339]*1000000000000" office:value-type="float" office:value="0.0000031696">
            <text:p>3.1696E-006</text:p>
          </table:table-cell>
          <table:table-cell table:formula="of:=[.V339]*1000000000000" office:value-type="float" office:value="0.9722">
            <text:p>0.9722</text:p>
          </table:table-cell>
          <table:table-cell table:formula="of:=([.W339]+[.X339])*1000000000000" office:value-type="float" office:value="0.00425433">
            <text:p>0.00425433</text:p>
          </table:table-cell>
          <table:table-cell office:value-type="float" office:value="0.00016484">
            <text:p>0.00016484</text:p>
          </table:table-cell>
          <table:table-cell table:style-name="ce1" office:value-type="string">
            <text:p>5.1963e-06</text:p>
          </table:table-cell>
          <table:table-cell table:style-name="ce1" office:value-type="string">
            <text:p>3.2088e-06</text:p>
          </table:table-cell>
          <table:table-cell table:style-name="ce1" office:value-type="string">
            <text:p>1.401e-08</text:p>
          </table:table-cell>
          <table:table-cell table:style-name="ce1" office:value-type="string">
            <text:p>2.8867e-06</text:p>
          </table:table-cell>
          <table:table-cell table:style-name="ce1" office:value-type="string">
            <text:p>1.3271e-06</text:p>
          </table:table-cell>
          <table:table-cell table:style-name="ce1" office:value-type="string">
            <text:p>2.0778e-05</text:p>
          </table:table-cell>
          <table:table-cell office:value-type="float" office:value="0.0021231">
            <text:p>0.0021231</text:p>
          </table:table-cell>
          <table:table-cell table:style-name="ce1" office:value-type="string">
            <text:p>3.1696e-18</text:p>
          </table:table-cell>
          <table:table-cell table:style-name="ce1" office:value-type="string">
            <text:p>9.722e-13</text:p>
          </table:table-cell>
          <table:table-cell table:style-name="ce1" office:value-type="string">
            <text:p>1.1313e-16</text:p>
          </table:table-cell>
          <table:table-cell table:style-name="ce1" office:value-type="string">
            <text:p>4.1412e-15</text:p>
          </table:table-cell>
        </table:table-row>
        <table:table-row table:style-name="ro2">
          <table:table-cell office:value-type="float" office:value="3380.702">
            <text:p>3380.702</text:p>
          </table:table-cell>
          <table:table-cell table:formula="of:=[.M340]*1000000" office:value-type="float" office:value="164.58">
            <text:p>164.58</text:p>
          </table:table-cell>
          <table:table-cell table:formula="of:=[.N340]*1000000" office:value-type="float" office:value="5.0748">
            <text:p>5.0748</text:p>
          </table:table-cell>
          <table:table-cell table:formula="of:=[.O340]*1000000" office:value-type="float" office:value="3.1835">
            <text:p>3.1835</text:p>
          </table:table-cell>
          <table:table-cell table:formula="of:=[.P340]*1000000" office:value-type="float" office:value="0.014004">
            <text:p>0.014004</text:p>
          </table:table-cell>
          <table:table-cell table:formula="of:=[.Q340]*1000000" office:value-type="float" office:value="2.8699">
            <text:p>2.8699</text:p>
          </table:table-cell>
          <table:table-cell table:formula="of:=[.R340]*1000000" office:value-type="float" office:value="1.3182">
            <text:p>1.3182</text:p>
          </table:table-cell>
          <table:table-cell table:formula="of:=[.S340]*1000000" office:value-type="float" office:value="20.808">
            <text:p>20.808</text:p>
          </table:table-cell>
          <table:table-cell table:formula="of:=[.T340]*1000000" office:value-type="float" office:value="2122.6">
            <text:p>2122.6</text:p>
          </table:table-cell>
          <table:table-cell table:formula="of:=[.U340]*1000000000000" office:value-type="float" office:value="0.000003163">
            <text:p>0.000003163</text:p>
          </table:table-cell>
          <table:table-cell table:formula="of:=[.V340]*1000000000000" office:value-type="float" office:value="0.95169">
            <text:p>0.95169</text:p>
          </table:table-cell>
          <table:table-cell table:formula="of:=([.W340]+[.X340])*1000000000000" office:value-type="float" office:value="0.00422372">
            <text:p>0.00422372</text:p>
          </table:table-cell>
          <table:table-cell office:value-type="float" office:value="0.00016458">
            <text:p>0.00016458</text:p>
          </table:table-cell>
          <table:table-cell table:style-name="ce1" office:value-type="string">
            <text:p>5.0748e-06</text:p>
          </table:table-cell>
          <table:table-cell table:style-name="ce1" office:value-type="string">
            <text:p>3.1835e-06</text:p>
          </table:table-cell>
          <table:table-cell table:style-name="ce1" office:value-type="string">
            <text:p>1.4004e-08</text:p>
          </table:table-cell>
          <table:table-cell table:style-name="ce1" office:value-type="string">
            <text:p>2.8699e-06</text:p>
          </table:table-cell>
          <table:table-cell table:style-name="ce1" office:value-type="string">
            <text:p>1.3182e-06</text:p>
          </table:table-cell>
          <table:table-cell table:style-name="ce1" office:value-type="string">
            <text:p>2.0808e-05</text:p>
          </table:table-cell>
          <table:table-cell office:value-type="float" office:value="0.0021226">
            <text:p>0.0021226</text:p>
          </table:table-cell>
          <table:table-cell table:style-name="ce1" office:value-type="string">
            <text:p>3.163e-18</text:p>
          </table:table-cell>
          <table:table-cell table:style-name="ce1" office:value-type="string">
            <text:p>9.5169e-13</text:p>
          </table:table-cell>
          <table:table-cell table:style-name="ce1" office:value-type="string">
            <text:p>1.1232e-16</text:p>
          </table:table-cell>
          <table:table-cell table:style-name="ce1" office:value-type="string">
            <text:p>4.1114e-15</text:p>
          </table:table-cell>
        </table:table-row>
        <table:table-row table:style-name="ro2">
          <table:table-cell office:value-type="float" office:value="3390.702">
            <text:p>3390.702</text:p>
          </table:table-cell>
          <table:table-cell table:formula="of:=[.M341]*1000000" office:value-type="float" office:value="164.33">
            <text:p>164.33</text:p>
          </table:table-cell>
          <table:table-cell table:formula="of:=[.N341]*1000000" office:value-type="float" office:value="4.955">
            <text:p>4.955</text:p>
          </table:table-cell>
          <table:table-cell table:formula="of:=[.O341]*1000000" office:value-type="float" office:value="3.1585">
            <text:p>3.1585</text:p>
          </table:table-cell>
          <table:table-cell table:formula="of:=[.P341]*1000000" office:value-type="float" office:value="0.013998">
            <text:p>0.013998</text:p>
          </table:table-cell>
          <table:table-cell table:formula="of:=[.Q341]*1000000" office:value-type="float" office:value="2.8528">
            <text:p>2.8528</text:p>
          </table:table-cell>
          <table:table-cell table:formula="of:=[.R341]*1000000" office:value-type="float" office:value="1.3093">
            <text:p>1.3093</text:p>
          </table:table-cell>
          <table:table-cell table:formula="of:=[.S341]*1000000" office:value-type="float" office:value="20.837">
            <text:p>20.837</text:p>
          </table:table-cell>
          <table:table-cell table:formula="of:=[.T341]*1000000" office:value-type="float" office:value="2122.2">
            <text:p>2122.2</text:p>
          </table:table-cell>
          <table:table-cell table:formula="of:=[.U341]*1000000000000" office:value-type="float" office:value="0.0000031566">
            <text:p>3.1566E-006</text:p>
          </table:table-cell>
          <table:table-cell table:formula="of:=[.V341]*1000000000000" office:value-type="float" office:value="0.93148">
            <text:p>0.93148</text:p>
          </table:table-cell>
          <table:table-cell table:formula="of:=([.W341]+[.X341])*1000000000000" office:value-type="float" office:value="0.00419351">
            <text:p>0.00419351</text:p>
          </table:table-cell>
          <table:table-cell office:value-type="float" office:value="0.00016433">
            <text:p>0.00016433</text:p>
          </table:table-cell>
          <table:table-cell table:style-name="ce1" office:value-type="string">
            <text:p>4.955e-06</text:p>
          </table:table-cell>
          <table:table-cell table:style-name="ce1" office:value-type="string">
            <text:p>3.1585e-06</text:p>
          </table:table-cell>
          <table:table-cell table:style-name="ce1" office:value-type="string">
            <text:p>1.3998e-08</text:p>
          </table:table-cell>
          <table:table-cell table:style-name="ce1" office:value-type="string">
            <text:p>2.8528e-06</text:p>
          </table:table-cell>
          <table:table-cell table:style-name="ce1" office:value-type="string">
            <text:p>1.3093e-06</text:p>
          </table:table-cell>
          <table:table-cell table:style-name="ce1" office:value-type="string">
            <text:p>2.0837e-05</text:p>
          </table:table-cell>
          <table:table-cell office:value-type="float" office:value="0.0021222">
            <text:p>0.0021222</text:p>
          </table:table-cell>
          <table:table-cell table:style-name="ce1" office:value-type="string">
            <text:p>3.1566e-18</text:p>
          </table:table-cell>
          <table:table-cell table:style-name="ce1" office:value-type="string">
            <text:p>9.3148e-13</text:p>
          </table:table-cell>
          <table:table-cell table:style-name="ce1" office:value-type="string">
            <text:p>1.1151e-16</text:p>
          </table:table-cell>
          <table:table-cell table:style-name="ce1" office:value-type="string">
            <text:p>4.082e-15</text:p>
          </table:table-cell>
        </table:table-row>
        <table:table-row table:style-name="ro2">
          <table:table-cell office:value-type="float" office:value="3400.702">
            <text:p>3400.702</text:p>
          </table:table-cell>
          <table:table-cell table:formula="of:=[.M342]*1000000" office:value-type="float" office:value="164.08">
            <text:p>164.08</text:p>
          </table:table-cell>
          <table:table-cell table:formula="of:=[.N342]*1000000" office:value-type="float" office:value="4.837">
            <text:p>4.837</text:p>
          </table:table-cell>
          <table:table-cell table:formula="of:=[.O342]*1000000" office:value-type="float" office:value="3.1336">
            <text:p>3.1336</text:p>
          </table:table-cell>
          <table:table-cell table:formula="of:=[.P342]*1000000" office:value-type="float" office:value="0.013991">
            <text:p>0.013991</text:p>
          </table:table-cell>
          <table:table-cell table:formula="of:=[.Q342]*1000000" office:value-type="float" office:value="2.8355">
            <text:p>2.8355</text:p>
          </table:table-cell>
          <table:table-cell table:formula="of:=[.R342]*1000000" office:value-type="float" office:value="1.3005">
            <text:p>1.3005</text:p>
          </table:table-cell>
          <table:table-cell table:formula="of:=[.S342]*1000000" office:value-type="float" office:value="20.866">
            <text:p>20.866</text:p>
          </table:table-cell>
          <table:table-cell table:formula="of:=[.T342]*1000000" office:value-type="float" office:value="2121.8">
            <text:p>2121.8</text:p>
          </table:table-cell>
          <table:table-cell table:formula="of:=[.U342]*1000000000000" office:value-type="float" office:value="0.0000031504">
            <text:p>3.1504E-006</text:p>
          </table:table-cell>
          <table:table-cell table:formula="of:=[.V342]*1000000000000" office:value-type="float" office:value="0.91159">
            <text:p>0.91159</text:p>
          </table:table-cell>
          <table:table-cell table:formula="of:=([.W342]+[.X342])*1000000000000" office:value-type="float" office:value="0.00416352">
            <text:p>0.00416352</text:p>
          </table:table-cell>
          <table:table-cell office:value-type="float" office:value="0.00016408">
            <text:p>0.00016408</text:p>
          </table:table-cell>
          <table:table-cell table:style-name="ce1" office:value-type="string">
            <text:p>4.837e-06</text:p>
          </table:table-cell>
          <table:table-cell table:style-name="ce1" office:value-type="string">
            <text:p>3.1336e-06</text:p>
          </table:table-cell>
          <table:table-cell table:style-name="ce1" office:value-type="string">
            <text:p>1.3991e-08</text:p>
          </table:table-cell>
          <table:table-cell table:style-name="ce1" office:value-type="string">
            <text:p>2.8355e-06</text:p>
          </table:table-cell>
          <table:table-cell table:style-name="ce1" office:value-type="string">
            <text:p>1.3005e-06</text:p>
          </table:table-cell>
          <table:table-cell table:style-name="ce1" office:value-type="string">
            <text:p>2.0866e-05</text:p>
          </table:table-cell>
          <table:table-cell office:value-type="float" office:value="0.0021218">
            <text:p>0.0021218</text:p>
          </table:table-cell>
          <table:table-cell table:style-name="ce1" office:value-type="string">
            <text:p>3.1504e-18</text:p>
          </table:table-cell>
          <table:table-cell table:style-name="ce1" office:value-type="string">
            <text:p>9.1159e-13</text:p>
          </table:table-cell>
          <table:table-cell table:style-name="ce1" office:value-type="string">
            <text:p>1.1072e-16</text:p>
          </table:table-cell>
          <table:table-cell table:style-name="ce1" office:value-type="string">
            <text:p>4.0528e-15</text:p>
          </table:table-cell>
        </table:table-row>
        <table:table-row table:style-name="ro2">
          <table:table-cell office:value-type="float" office:value="3410.702">
            <text:p>3410.702</text:p>
          </table:table-cell>
          <table:table-cell table:formula="of:=[.M343]*1000000" office:value-type="float" office:value="163.84">
            <text:p>163.84</text:p>
          </table:table-cell>
          <table:table-cell table:formula="of:=[.N343]*1000000" office:value-type="float" office:value="4.7207">
            <text:p>4.7207</text:p>
          </table:table-cell>
          <table:table-cell table:formula="of:=[.O343]*1000000" office:value-type="float" office:value="3.109">
            <text:p>3.109</text:p>
          </table:table-cell>
          <table:table-cell table:formula="of:=[.P343]*1000000" office:value-type="float" office:value="0.013985">
            <text:p>0.013985</text:p>
          </table:table-cell>
          <table:table-cell table:formula="of:=[.Q343]*1000000" office:value-type="float" office:value="2.8178">
            <text:p>2.8178</text:p>
          </table:table-cell>
          <table:table-cell table:formula="of:=[.R343]*1000000" office:value-type="float" office:value="1.2918">
            <text:p>1.2918</text:p>
          </table:table-cell>
          <table:table-cell table:formula="of:=[.S343]*1000000" office:value-type="float" office:value="20.895">
            <text:p>20.895</text:p>
          </table:table-cell>
          <table:table-cell table:formula="of:=[.T343]*1000000" office:value-type="float" office:value="2121.4">
            <text:p>2121.4</text:p>
          </table:table-cell>
          <table:table-cell table:formula="of:=[.U343]*1000000000000" office:value-type="float" office:value="0.0000031444">
            <text:p>3.1444E-006</text:p>
          </table:table-cell>
          <table:table-cell table:formula="of:=[.V343]*1000000000000" office:value-type="float" office:value="0.89201">
            <text:p>0.89201</text:p>
          </table:table-cell>
          <table:table-cell table:formula="of:=([.W343]+[.X343])*1000000000000" office:value-type="float" office:value="0.00413393">
            <text:p>0.00413393</text:p>
          </table:table-cell>
          <table:table-cell office:value-type="float" office:value="0.00016384">
            <text:p>0.00016384</text:p>
          </table:table-cell>
          <table:table-cell table:style-name="ce1" office:value-type="string">
            <text:p>4.7207e-06</text:p>
          </table:table-cell>
          <table:table-cell table:style-name="ce1" office:value-type="string">
            <text:p>3.109e-06</text:p>
          </table:table-cell>
          <table:table-cell table:style-name="ce1" office:value-type="string">
            <text:p>1.3985e-08</text:p>
          </table:table-cell>
          <table:table-cell table:style-name="ce1" office:value-type="string">
            <text:p>2.8178e-06</text:p>
          </table:table-cell>
          <table:table-cell table:style-name="ce1" office:value-type="string">
            <text:p>1.2918e-06</text:p>
          </table:table-cell>
          <table:table-cell table:style-name="ce1" office:value-type="string">
            <text:p>2.0895e-05</text:p>
          </table:table-cell>
          <table:table-cell office:value-type="float" office:value="0.0021214">
            <text:p>0.0021214</text:p>
          </table:table-cell>
          <table:table-cell table:style-name="ce1" office:value-type="string">
            <text:p>3.1444e-18</text:p>
          </table:table-cell>
          <table:table-cell table:style-name="ce1" office:value-type="string">
            <text:p>8.9201e-13</text:p>
          </table:table-cell>
          <table:table-cell table:style-name="ce1" office:value-type="string">
            <text:p>1.0993e-16</text:p>
          </table:table-cell>
          <table:table-cell table:style-name="ce1" office:value-type="string">
            <text:p>4.024e-15</text:p>
          </table:table-cell>
        </table:table-row>
        <table:table-row table:style-name="ro2">
          <table:table-cell office:value-type="float" office:value="3420.702">
            <text:p>3420.702</text:p>
          </table:table-cell>
          <table:table-cell table:formula="of:=[.M344]*1000000" office:value-type="float" office:value="163.6">
            <text:p>163.6</text:p>
          </table:table-cell>
          <table:table-cell table:formula="of:=[.N344]*1000000" office:value-type="float" office:value="4.6061">
            <text:p>4.6061</text:p>
          </table:table-cell>
          <table:table-cell table:formula="of:=[.O344]*1000000" office:value-type="float" office:value="3.0845">
            <text:p>3.0845</text:p>
          </table:table-cell>
          <table:table-cell table:formula="of:=[.P344]*1000000" office:value-type="float" office:value="0.013978">
            <text:p>0.013978</text:p>
          </table:table-cell>
          <table:table-cell table:formula="of:=[.Q344]*1000000" office:value-type="float" office:value="2.7998">
            <text:p>2.7998</text:p>
          </table:table-cell>
          <table:table-cell table:formula="of:=[.R344]*1000000" office:value-type="float" office:value="1.2831">
            <text:p>1.2831</text:p>
          </table:table-cell>
          <table:table-cell table:formula="of:=[.S344]*1000000" office:value-type="float" office:value="20.924">
            <text:p>20.924</text:p>
          </table:table-cell>
          <table:table-cell table:formula="of:=[.T344]*1000000" office:value-type="float" office:value="2121">
            <text:p>2121</text:p>
          </table:table-cell>
          <table:table-cell table:formula="of:=[.U344]*1000000000000" office:value-type="float" office:value="0.0000031386">
            <text:p>3.1386E-006</text:p>
          </table:table-cell>
          <table:table-cell table:formula="of:=[.V344]*1000000000000" office:value-type="float" office:value="0.87273">
            <text:p>0.87273</text:p>
          </table:table-cell>
          <table:table-cell table:formula="of:=([.W344]+[.X344])*1000000000000" office:value-type="float" office:value="0.00410455">
            <text:p>0.00410455</text:p>
          </table:table-cell>
          <table:table-cell office:value-type="float" office:value="0.0001636">
            <text:p>0.0001636</text:p>
          </table:table-cell>
          <table:table-cell table:style-name="ce1" office:value-type="string">
            <text:p>4.6061e-06</text:p>
          </table:table-cell>
          <table:table-cell table:style-name="ce1" office:value-type="string">
            <text:p>3.0845e-06</text:p>
          </table:table-cell>
          <table:table-cell table:style-name="ce1" office:value-type="string">
            <text:p>1.3978e-08</text:p>
          </table:table-cell>
          <table:table-cell table:style-name="ce1" office:value-type="string">
            <text:p>2.7998e-06</text:p>
          </table:table-cell>
          <table:table-cell table:style-name="ce1" office:value-type="string">
            <text:p>1.2831e-06</text:p>
          </table:table-cell>
          <table:table-cell table:style-name="ce1" office:value-type="string">
            <text:p>2.0924e-05</text:p>
          </table:table-cell>
          <table:table-cell office:value-type="float" office:value="0.002121">
            <text:p>0.002121</text:p>
          </table:table-cell>
          <table:table-cell table:style-name="ce1" office:value-type="string">
            <text:p>3.1386e-18</text:p>
          </table:table-cell>
          <table:table-cell table:style-name="ce1" office:value-type="string">
            <text:p>8.7273e-13</text:p>
          </table:table-cell>
          <table:table-cell table:style-name="ce1" office:value-type="string">
            <text:p>1.0915e-16</text:p>
          </table:table-cell>
          <table:table-cell table:style-name="ce1" office:value-type="string">
            <text:p>3.9954e-15</text:p>
          </table:table-cell>
        </table:table-row>
        <table:table-row table:style-name="ro2">
          <table:table-cell office:value-type="float" office:value="3430.702">
            <text:p>3430.702</text:p>
          </table:table-cell>
          <table:table-cell table:formula="of:=[.M345]*1000000" office:value-type="float" office:value="163.37">
            <text:p>163.37</text:p>
          </table:table-cell>
          <table:table-cell table:formula="of:=[.N345]*1000000" office:value-type="float" office:value="4.4933">
            <text:p>4.4933</text:p>
          </table:table-cell>
          <table:table-cell table:formula="of:=[.O345]*1000000" office:value-type="float" office:value="3.0603">
            <text:p>3.0603</text:p>
          </table:table-cell>
          <table:table-cell table:formula="of:=[.P345]*1000000" office:value-type="float" office:value="0.013971">
            <text:p>0.013971</text:p>
          </table:table-cell>
          <table:table-cell table:formula="of:=[.Q345]*1000000" office:value-type="float" office:value="2.7815">
            <text:p>2.7815</text:p>
          </table:table-cell>
          <table:table-cell table:formula="of:=[.R345]*1000000" office:value-type="float" office:value="1.2746">
            <text:p>1.2746</text:p>
          </table:table-cell>
          <table:table-cell table:formula="of:=[.S345]*1000000" office:value-type="float" office:value="20.952">
            <text:p>20.952</text:p>
          </table:table-cell>
          <table:table-cell table:formula="of:=[.T345]*1000000" office:value-type="float" office:value="2120.6">
            <text:p>2120.6</text:p>
          </table:table-cell>
          <table:table-cell table:formula="of:=[.U345]*1000000000000" office:value-type="float" office:value="0.000003133">
            <text:p>0.000003133</text:p>
          </table:table-cell>
          <table:table-cell table:formula="of:=[.V345]*1000000000000" office:value-type="float" office:value="0.85376">
            <text:p>0.85376</text:p>
          </table:table-cell>
          <table:table-cell table:formula="of:=([.W345]+[.X345])*1000000000000" office:value-type="float" office:value="0.00407558">
            <text:p>0.00407558</text:p>
          </table:table-cell>
          <table:table-cell office:value-type="float" office:value="0.00016337">
            <text:p>0.00016337</text:p>
          </table:table-cell>
          <table:table-cell table:style-name="ce1" office:value-type="string">
            <text:p>4.4933e-06</text:p>
          </table:table-cell>
          <table:table-cell table:style-name="ce1" office:value-type="string">
            <text:p>3.0603e-06</text:p>
          </table:table-cell>
          <table:table-cell table:style-name="ce1" office:value-type="string">
            <text:p>1.3971e-08</text:p>
          </table:table-cell>
          <table:table-cell table:style-name="ce1" office:value-type="string">
            <text:p>2.7815e-06</text:p>
          </table:table-cell>
          <table:table-cell table:style-name="ce1" office:value-type="string">
            <text:p>1.2746e-06</text:p>
          </table:table-cell>
          <table:table-cell table:style-name="ce1" office:value-type="string">
            <text:p>2.0952e-05</text:p>
          </table:table-cell>
          <table:table-cell office:value-type="float" office:value="0.0021206">
            <text:p>0.0021206</text:p>
          </table:table-cell>
          <table:table-cell table:style-name="ce1" office:value-type="string">
            <text:p>3.133e-18</text:p>
          </table:table-cell>
          <table:table-cell table:style-name="ce1" office:value-type="string">
            <text:p>8.5376e-13</text:p>
          </table:table-cell>
          <table:table-cell table:style-name="ce1" office:value-type="string">
            <text:p>1.0838e-16</text:p>
          </table:table-cell>
          <table:table-cell table:style-name="ce1" office:value-type="string">
            <text:p>3.9672e-15</text:p>
          </table:table-cell>
        </table:table-row>
        <table:table-row table:style-name="ro2">
          <table:table-cell office:value-type="float" office:value="3440.702">
            <text:p>3440.702</text:p>
          </table:table-cell>
          <table:table-cell table:formula="of:=[.M346]*1000000" office:value-type="float" office:value="163.14">
            <text:p>163.14</text:p>
          </table:table-cell>
          <table:table-cell table:formula="of:=[.N346]*1000000" office:value-type="float" office:value="4.3823">
            <text:p>4.3823</text:p>
          </table:table-cell>
          <table:table-cell table:formula="of:=[.O346]*1000000" office:value-type="float" office:value="3.0362">
            <text:p>3.0362</text:p>
          </table:table-cell>
          <table:table-cell table:formula="of:=[.P346]*1000000" office:value-type="float" office:value="0.013963">
            <text:p>0.013963</text:p>
          </table:table-cell>
          <table:table-cell table:formula="of:=[.Q346]*1000000" office:value-type="float" office:value="2.7629">
            <text:p>2.7629</text:p>
          </table:table-cell>
          <table:table-cell table:formula="of:=[.R346]*1000000" office:value-type="float" office:value="1.2661">
            <text:p>1.2661</text:p>
          </table:table-cell>
          <table:table-cell table:formula="of:=[.S346]*1000000" office:value-type="float" office:value="20.98">
            <text:p>20.98</text:p>
          </table:table-cell>
          <table:table-cell table:formula="of:=[.T346]*1000000" office:value-type="float" office:value="2120.2">
            <text:p>2120.2</text:p>
          </table:table-cell>
          <table:table-cell table:formula="of:=[.U346]*1000000000000" office:value-type="float" office:value="0.0000031275">
            <text:p>3.1275E-006</text:p>
          </table:table-cell>
          <table:table-cell table:formula="of:=[.V346]*1000000000000" office:value-type="float" office:value="0.83509">
            <text:p>0.83509</text:p>
          </table:table-cell>
          <table:table-cell table:formula="of:=([.W346]+[.X346])*1000000000000" office:value-type="float" office:value="0.00404681">
            <text:p>0.00404681</text:p>
          </table:table-cell>
          <table:table-cell office:value-type="float" office:value="0.00016314">
            <text:p>0.00016314</text:p>
          </table:table-cell>
          <table:table-cell table:style-name="ce1" office:value-type="string">
            <text:p>4.3823e-06</text:p>
          </table:table-cell>
          <table:table-cell table:style-name="ce1" office:value-type="string">
            <text:p>3.0362e-06</text:p>
          </table:table-cell>
          <table:table-cell table:style-name="ce1" office:value-type="string">
            <text:p>1.3963e-08</text:p>
          </table:table-cell>
          <table:table-cell table:style-name="ce1" office:value-type="string">
            <text:p>2.7629e-06</text:p>
          </table:table-cell>
          <table:table-cell table:style-name="ce1" office:value-type="string">
            <text:p>1.2661e-06</text:p>
          </table:table-cell>
          <table:table-cell table:style-name="ce1" office:value-type="string">
            <text:p>2.098e-05</text:p>
          </table:table-cell>
          <table:table-cell office:value-type="float" office:value="0.0021202">
            <text:p>0.0021202</text:p>
          </table:table-cell>
          <table:table-cell table:style-name="ce1" office:value-type="string">
            <text:p>3.1275e-18</text:p>
          </table:table-cell>
          <table:table-cell table:style-name="ce1" office:value-type="string">
            <text:p>8.3509e-13</text:p>
          </table:table-cell>
          <table:table-cell table:style-name="ce1" office:value-type="string">
            <text:p>1.0761e-16</text:p>
          </table:table-cell>
          <table:table-cell table:style-name="ce1" office:value-type="string">
            <text:p>3.9392e-15</text:p>
          </table:table-cell>
        </table:table-row>
        <table:table-row table:style-name="ro2">
          <table:table-cell office:value-type="float" office:value="3450.702">
            <text:p>3450.702</text:p>
          </table:table-cell>
          <table:table-cell table:formula="of:=[.M347]*1000000" office:value-type="float" office:value="162.92">
            <text:p>162.92</text:p>
          </table:table-cell>
          <table:table-cell table:formula="of:=[.N347]*1000000" office:value-type="float" office:value="4.2729">
            <text:p>4.2729</text:p>
          </table:table-cell>
          <table:table-cell table:formula="of:=[.O347]*1000000" office:value-type="float" office:value="3.0123">
            <text:p>3.0123</text:p>
          </table:table-cell>
          <table:table-cell table:formula="of:=[.P347]*1000000" office:value-type="float" office:value="0.013956">
            <text:p>0.013956</text:p>
          </table:table-cell>
          <table:table-cell table:formula="of:=[.Q347]*1000000" office:value-type="float" office:value="2.744">
            <text:p>2.744</text:p>
          </table:table-cell>
          <table:table-cell table:formula="of:=[.R347]*1000000" office:value-type="float" office:value="1.2577">
            <text:p>1.2577</text:p>
          </table:table-cell>
          <table:table-cell table:formula="of:=[.S347]*1000000" office:value-type="float" office:value="21.008">
            <text:p>21.008</text:p>
          </table:table-cell>
          <table:table-cell table:formula="of:=[.T347]*1000000" office:value-type="float" office:value="2119.8">
            <text:p>2119.8</text:p>
          </table:table-cell>
          <table:table-cell table:formula="of:=[.U347]*1000000000000" office:value-type="float" office:value="0.0000031223">
            <text:p>3.1223E-006</text:p>
          </table:table-cell>
          <table:table-cell table:formula="of:=[.V347]*1000000000000" office:value-type="float" office:value="0.81672">
            <text:p>0.81672</text:p>
          </table:table-cell>
          <table:table-cell table:formula="of:=([.W347]+[.X347])*1000000000000" office:value-type="float" office:value="0.00401835">
            <text:p>0.00401835</text:p>
          </table:table-cell>
          <table:table-cell office:value-type="float" office:value="0.00016292">
            <text:p>0.00016292</text:p>
          </table:table-cell>
          <table:table-cell table:style-name="ce1" office:value-type="string">
            <text:p>4.2729e-06</text:p>
          </table:table-cell>
          <table:table-cell table:style-name="ce1" office:value-type="string">
            <text:p>3.0123e-06</text:p>
          </table:table-cell>
          <table:table-cell table:style-name="ce1" office:value-type="string">
            <text:p>1.3956e-08</text:p>
          </table:table-cell>
          <table:table-cell table:style-name="ce1" office:value-type="string">
            <text:p>2.744e-06</text:p>
          </table:table-cell>
          <table:table-cell table:style-name="ce1" office:value-type="string">
            <text:p>1.2577e-06</text:p>
          </table:table-cell>
          <table:table-cell table:style-name="ce1" office:value-type="string">
            <text:p>2.1008e-05</text:p>
          </table:table-cell>
          <table:table-cell office:value-type="float" office:value="0.0021198">
            <text:p>0.0021198</text:p>
          </table:table-cell>
          <table:table-cell table:style-name="ce1" office:value-type="string">
            <text:p>3.1223e-18</text:p>
          </table:table-cell>
          <table:table-cell table:style-name="ce1" office:value-type="string">
            <text:p>8.1672e-13</text:p>
          </table:table-cell>
          <table:table-cell table:style-name="ce1" office:value-type="string">
            <text:p>1.0685e-16</text:p>
          </table:table-cell>
          <table:table-cell table:style-name="ce1" office:value-type="string">
            <text:p>3.9115e-15</text:p>
          </table:table-cell>
        </table:table-row>
        <table:table-row table:style-name="ro2">
          <table:table-cell office:value-type="float" office:value="3460.702">
            <text:p>3460.702</text:p>
          </table:table-cell>
          <table:table-cell table:formula="of:=[.M348]*1000000" office:value-type="float" office:value="162.71">
            <text:p>162.71</text:p>
          </table:table-cell>
          <table:table-cell table:formula="of:=[.N348]*1000000" office:value-type="float" office:value="4.1653">
            <text:p>4.1653</text:p>
          </table:table-cell>
          <table:table-cell table:formula="of:=[.O348]*1000000" office:value-type="float" office:value="2.9886">
            <text:p>2.9886</text:p>
          </table:table-cell>
          <table:table-cell table:formula="of:=[.P348]*1000000" office:value-type="float" office:value="0.013948">
            <text:p>0.013948</text:p>
          </table:table-cell>
          <table:table-cell table:formula="of:=[.Q348]*1000000" office:value-type="float" office:value="2.7248">
            <text:p>2.7248</text:p>
          </table:table-cell>
          <table:table-cell table:formula="of:=[.R348]*1000000" office:value-type="float" office:value="1.2493">
            <text:p>1.2493</text:p>
          </table:table-cell>
          <table:table-cell table:formula="of:=[.S348]*1000000" office:value-type="float" office:value="21.036">
            <text:p>21.036</text:p>
          </table:table-cell>
          <table:table-cell table:formula="of:=[.T348]*1000000" office:value-type="float" office:value="2119.4">
            <text:p>2119.4</text:p>
          </table:table-cell>
          <table:table-cell table:formula="of:=[.U348]*1000000000000" office:value-type="float" office:value="0.0000031172">
            <text:p>3.1172E-006</text:p>
          </table:table-cell>
          <table:table-cell table:formula="of:=[.V348]*1000000000000" office:value-type="float" office:value="0.79865">
            <text:p>0.79865</text:p>
          </table:table-cell>
          <table:table-cell table:formula="of:=([.W348]+[.X348])*1000000000000" office:value-type="float" office:value="0.00399021">
            <text:p>0.00399021</text:p>
          </table:table-cell>
          <table:table-cell office:value-type="float" office:value="0.00016271">
            <text:p>0.00016271</text:p>
          </table:table-cell>
          <table:table-cell table:style-name="ce1" office:value-type="string">
            <text:p>4.1653e-06</text:p>
          </table:table-cell>
          <table:table-cell table:style-name="ce1" office:value-type="string">
            <text:p>2.9886e-06</text:p>
          </table:table-cell>
          <table:table-cell table:style-name="ce1" office:value-type="string">
            <text:p>1.3948e-08</text:p>
          </table:table-cell>
          <table:table-cell table:style-name="ce1" office:value-type="string">
            <text:p>2.7248e-06</text:p>
          </table:table-cell>
          <table:table-cell table:style-name="ce1" office:value-type="string">
            <text:p>1.2493e-06</text:p>
          </table:table-cell>
          <table:table-cell table:style-name="ce1" office:value-type="string">
            <text:p>2.1036e-05</text:p>
          </table:table-cell>
          <table:table-cell office:value-type="float" office:value="0.0021194">
            <text:p>0.0021194</text:p>
          </table:table-cell>
          <table:table-cell table:style-name="ce1" office:value-type="string">
            <text:p>3.1172e-18</text:p>
          </table:table-cell>
          <table:table-cell table:style-name="ce1" office:value-type="string">
            <text:p>7.9865e-13</text:p>
          </table:table-cell>
          <table:table-cell table:style-name="ce1" office:value-type="string">
            <text:p>1.0611e-16</text:p>
          </table:table-cell>
          <table:table-cell table:style-name="ce1" office:value-type="string">
            <text:p>3.8841e-15</text:p>
          </table:table-cell>
        </table:table-row>
        <table:table-row table:style-name="ro2">
          <table:table-cell office:value-type="float" office:value="3470.702">
            <text:p>3470.702</text:p>
          </table:table-cell>
          <table:table-cell table:formula="of:=[.M349]*1000000" office:value-type="float" office:value="162.5">
            <text:p>162.5</text:p>
          </table:table-cell>
          <table:table-cell table:formula="of:=[.N349]*1000000" office:value-type="float" office:value="4.0595">
            <text:p>4.0595</text:p>
          </table:table-cell>
          <table:table-cell table:formula="of:=[.O349]*1000000" office:value-type="float" office:value="2.9651">
            <text:p>2.9651</text:p>
          </table:table-cell>
          <table:table-cell table:formula="of:=[.P349]*1000000" office:value-type="float" office:value="0.01394">
            <text:p>0.01394</text:p>
          </table:table-cell>
          <table:table-cell table:formula="of:=[.Q349]*1000000" office:value-type="float" office:value="2.7054">
            <text:p>2.7054</text:p>
          </table:table-cell>
          <table:table-cell table:formula="of:=[.R349]*1000000" office:value-type="float" office:value="1.2411">
            <text:p>1.2411</text:p>
          </table:table-cell>
          <table:table-cell table:formula="of:=[.S349]*1000000" office:value-type="float" office:value="21.064">
            <text:p>21.064</text:p>
          </table:table-cell>
          <table:table-cell table:formula="of:=[.T349]*1000000" office:value-type="float" office:value="2119">
            <text:p>2119</text:p>
          </table:table-cell>
          <table:table-cell table:formula="of:=[.U349]*1000000000000" office:value-type="float" office:value="0.0000031122">
            <text:p>3.1122E-006</text:p>
          </table:table-cell>
          <table:table-cell table:formula="of:=[.V349]*1000000000000" office:value-type="float" office:value="0.78087">
            <text:p>0.78087</text:p>
          </table:table-cell>
          <table:table-cell table:formula="of:=([.W349]+[.X349])*1000000000000" office:value-type="float" office:value="0.00396236">
            <text:p>0.00396236</text:p>
          </table:table-cell>
          <table:table-cell office:value-type="float" office:value="0.0001625">
            <text:p>0.0001625</text:p>
          </table:table-cell>
          <table:table-cell table:style-name="ce1" office:value-type="string">
            <text:p>4.0595e-06</text:p>
          </table:table-cell>
          <table:table-cell table:style-name="ce1" office:value-type="string">
            <text:p>2.9651e-06</text:p>
          </table:table-cell>
          <table:table-cell table:style-name="ce1" office:value-type="string">
            <text:p>1.394e-08</text:p>
          </table:table-cell>
          <table:table-cell table:style-name="ce1" office:value-type="string">
            <text:p>2.7054e-06</text:p>
          </table:table-cell>
          <table:table-cell table:style-name="ce1" office:value-type="string">
            <text:p>1.2411e-06</text:p>
          </table:table-cell>
          <table:table-cell table:style-name="ce1" office:value-type="string">
            <text:p>2.1064e-05</text:p>
          </table:table-cell>
          <table:table-cell office:value-type="float" office:value="0.002119">
            <text:p>0.002119</text:p>
          </table:table-cell>
          <table:table-cell table:style-name="ce1" office:value-type="string">
            <text:p>3.1122e-18</text:p>
          </table:table-cell>
          <table:table-cell table:style-name="ce1" office:value-type="string">
            <text:p>7.8087e-13</text:p>
          </table:table-cell>
          <table:table-cell table:style-name="ce1" office:value-type="string">
            <text:p>1.0536e-16</text:p>
          </table:table-cell>
          <table:table-cell table:style-name="ce1" office:value-type="string">
            <text:p>3.857e-15</text:p>
          </table:table-cell>
        </table:table-row>
        <table:table-row table:style-name="ro2">
          <table:table-cell office:value-type="float" office:value="3480.702">
            <text:p>3480.702</text:p>
          </table:table-cell>
          <table:table-cell table:formula="of:=[.M350]*1000000" office:value-type="float" office:value="162.3">
            <text:p>162.3</text:p>
          </table:table-cell>
          <table:table-cell table:formula="of:=[.N350]*1000000" office:value-type="float" office:value="3.9554">
            <text:p>3.9554</text:p>
          </table:table-cell>
          <table:table-cell table:formula="of:=[.O350]*1000000" office:value-type="float" office:value="2.9418">
            <text:p>2.9418</text:p>
          </table:table-cell>
          <table:table-cell table:formula="of:=[.P350]*1000000" office:value-type="float" office:value="0.013931">
            <text:p>0.013931</text:p>
          </table:table-cell>
          <table:table-cell table:formula="of:=[.Q350]*1000000" office:value-type="float" office:value="2.6856">
            <text:p>2.6856</text:p>
          </table:table-cell>
          <table:table-cell table:formula="of:=[.R350]*1000000" office:value-type="float" office:value="1.2329">
            <text:p>1.2329</text:p>
          </table:table-cell>
          <table:table-cell table:formula="of:=[.S350]*1000000" office:value-type="float" office:value="21.092">
            <text:p>21.092</text:p>
          </table:table-cell>
          <table:table-cell table:formula="of:=[.T350]*1000000" office:value-type="float" office:value="2118.7">
            <text:p>2118.7</text:p>
          </table:table-cell>
          <table:table-cell table:formula="of:=[.U350]*1000000000000" office:value-type="float" office:value="0.0000031074">
            <text:p>3.1074E-006</text:p>
          </table:table-cell>
          <table:table-cell table:formula="of:=[.V350]*1000000000000" office:value-type="float" office:value="0.7634">
            <text:p>0.7634</text:p>
          </table:table-cell>
          <table:table-cell table:formula="of:=([.W350]+[.X350])*1000000000000" office:value-type="float" office:value="0.00393483">
            <text:p>0.00393483</text:p>
          </table:table-cell>
          <table:table-cell office:value-type="float" office:value="0.0001623">
            <text:p>0.0001623</text:p>
          </table:table-cell>
          <table:table-cell table:style-name="ce1" office:value-type="string">
            <text:p>3.9554e-06</text:p>
          </table:table-cell>
          <table:table-cell table:style-name="ce1" office:value-type="string">
            <text:p>2.9418e-06</text:p>
          </table:table-cell>
          <table:table-cell table:style-name="ce1" office:value-type="string">
            <text:p>1.3931e-08</text:p>
          </table:table-cell>
          <table:table-cell table:style-name="ce1" office:value-type="string">
            <text:p>2.6856e-06</text:p>
          </table:table-cell>
          <table:table-cell table:style-name="ce1" office:value-type="string">
            <text:p>1.2329e-06</text:p>
          </table:table-cell>
          <table:table-cell table:style-name="ce1" office:value-type="string">
            <text:p>2.1092e-05</text:p>
          </table:table-cell>
          <table:table-cell office:value-type="float" office:value="0.0021187">
            <text:p>0.0021187</text:p>
          </table:table-cell>
          <table:table-cell table:style-name="ce1" office:value-type="string">
            <text:p>3.1074e-18</text:p>
          </table:table-cell>
          <table:table-cell table:style-name="ce1" office:value-type="string">
            <text:p>7.634e-13</text:p>
          </table:table-cell>
          <table:table-cell table:style-name="ce1" office:value-type="string">
            <text:p>1.0463e-16</text:p>
          </table:table-cell>
          <table:table-cell table:style-name="ce1" office:value-type="string">
            <text:p>3.8302e-15</text:p>
          </table:table-cell>
        </table:table-row>
        <table:table-row table:style-name="ro2">
          <table:table-cell office:value-type="float" office:value="3490.702">
            <text:p>3490.702</text:p>
          </table:table-cell>
          <table:table-cell table:formula="of:=[.M351]*1000000" office:value-type="float" office:value="162.1">
            <text:p>162.1</text:p>
          </table:table-cell>
          <table:table-cell table:formula="of:=[.N351]*1000000" office:value-type="float" office:value="3.853">
            <text:p>3.853</text:p>
          </table:table-cell>
          <table:table-cell table:formula="of:=[.O351]*1000000" office:value-type="float" office:value="2.9187">
            <text:p>2.9187</text:p>
          </table:table-cell>
          <table:table-cell table:formula="of:=[.P351]*1000000" office:value-type="float" office:value="0.013922">
            <text:p>0.013922</text:p>
          </table:table-cell>
          <table:table-cell table:formula="of:=[.Q351]*1000000" office:value-type="float" office:value="2.6655">
            <text:p>2.6655</text:p>
          </table:table-cell>
          <table:table-cell table:formula="of:=[.R351]*1000000" office:value-type="float" office:value="1.2247">
            <text:p>1.2247</text:p>
          </table:table-cell>
          <table:table-cell table:formula="of:=[.S351]*1000000" office:value-type="float" office:value="21.119">
            <text:p>21.119</text:p>
          </table:table-cell>
          <table:table-cell table:formula="of:=[.T351]*1000000" office:value-type="float" office:value="2118.3">
            <text:p>2118.3</text:p>
          </table:table-cell>
          <table:table-cell table:formula="of:=[.U351]*1000000000000" office:value-type="float" office:value="0.0000031028">
            <text:p>3.1028E-006</text:p>
          </table:table-cell>
          <table:table-cell table:formula="of:=[.V351]*1000000000000" office:value-type="float" office:value="0.74621">
            <text:p>0.74621</text:p>
          </table:table-cell>
          <table:table-cell table:formula="of:=([.W351]+[.X351])*1000000000000" office:value-type="float" office:value="0.0039075">
            <text:p>0.0039075</text:p>
          </table:table-cell>
          <table:table-cell office:value-type="float" office:value="0.0001621">
            <text:p>0.0001621</text:p>
          </table:table-cell>
          <table:table-cell table:style-name="ce1" office:value-type="string">
            <text:p>3.853e-06</text:p>
          </table:table-cell>
          <table:table-cell table:style-name="ce1" office:value-type="string">
            <text:p>2.9187e-06</text:p>
          </table:table-cell>
          <table:table-cell table:style-name="ce1" office:value-type="string">
            <text:p>1.3922e-08</text:p>
          </table:table-cell>
          <table:table-cell table:style-name="ce1" office:value-type="string">
            <text:p>2.6655e-06</text:p>
          </table:table-cell>
          <table:table-cell table:style-name="ce1" office:value-type="string">
            <text:p>1.2247e-06</text:p>
          </table:table-cell>
          <table:table-cell table:style-name="ce1" office:value-type="string">
            <text:p>2.1119e-05</text:p>
          </table:table-cell>
          <table:table-cell office:value-type="float" office:value="0.0021183">
            <text:p>0.0021183</text:p>
          </table:table-cell>
          <table:table-cell table:style-name="ce1" office:value-type="string">
            <text:p>3.1028e-18</text:p>
          </table:table-cell>
          <table:table-cell table:style-name="ce1" office:value-type="string">
            <text:p>7.4621e-13</text:p>
          </table:table-cell>
          <table:table-cell table:style-name="ce1" office:value-type="string">
            <text:p>1.039e-16</text:p>
          </table:table-cell>
          <table:table-cell table:style-name="ce1" office:value-type="string">
            <text:p>3.8036e-15</text:p>
          </table:table-cell>
        </table:table-row>
        <table:table-row table:style-name="ro2">
          <table:table-cell office:value-type="float" office:value="3500.702">
            <text:p>3500.702</text:p>
          </table:table-cell>
          <table:table-cell table:formula="of:=[.M352]*1000000" office:value-type="float" office:value="161.91">
            <text:p>161.91</text:p>
          </table:table-cell>
          <table:table-cell table:formula="of:=[.N352]*1000000" office:value-type="float" office:value="3.7524">
            <text:p>3.7524</text:p>
          </table:table-cell>
          <table:table-cell table:formula="of:=[.O352]*1000000" office:value-type="float" office:value="2.8957">
            <text:p>2.8957</text:p>
          </table:table-cell>
          <table:table-cell table:formula="of:=[.P352]*1000000" office:value-type="float" office:value="0.013914">
            <text:p>0.013914</text:p>
          </table:table-cell>
          <table:table-cell table:formula="of:=[.Q352]*1000000" office:value-type="float" office:value="2.6451">
            <text:p>2.6451</text:p>
          </table:table-cell>
          <table:table-cell table:formula="of:=[.R352]*1000000" office:value-type="float" office:value="1.2167">
            <text:p>1.2167</text:p>
          </table:table-cell>
          <table:table-cell table:formula="of:=[.S352]*1000000" office:value-type="float" office:value="21.146">
            <text:p>21.146</text:p>
          </table:table-cell>
          <table:table-cell table:formula="of:=[.T352]*1000000" office:value-type="float" office:value="2118">
            <text:p>2118</text:p>
          </table:table-cell>
          <table:table-cell table:formula="of:=[.U352]*1000000000000" office:value-type="float" office:value="0.0000030984">
            <text:p>3.0984E-006</text:p>
          </table:table-cell>
          <table:table-cell table:formula="of:=[.V352]*1000000000000" office:value-type="float" office:value="0.72931">
            <text:p>0.72931</text:p>
          </table:table-cell>
          <table:table-cell table:formula="of:=([.W352]+[.X352])*1000000000000" office:value-type="float" office:value="0.00388048">
            <text:p>0.00388048</text:p>
          </table:table-cell>
          <table:table-cell office:value-type="float" office:value="0.00016191">
            <text:p>0.00016191</text:p>
          </table:table-cell>
          <table:table-cell table:style-name="ce1" office:value-type="string">
            <text:p>3.7524e-06</text:p>
          </table:table-cell>
          <table:table-cell table:style-name="ce1" office:value-type="string">
            <text:p>2.8957e-06</text:p>
          </table:table-cell>
          <table:table-cell table:style-name="ce1" office:value-type="string">
            <text:p>1.3914e-08</text:p>
          </table:table-cell>
          <table:table-cell table:style-name="ce1" office:value-type="string">
            <text:p>2.6451e-06</text:p>
          </table:table-cell>
          <table:table-cell table:style-name="ce1" office:value-type="string">
            <text:p>1.2167e-06</text:p>
          </table:table-cell>
          <table:table-cell table:style-name="ce1" office:value-type="string">
            <text:p>2.1146e-05</text:p>
          </table:table-cell>
          <table:table-cell office:value-type="float" office:value="0.002118">
            <text:p>0.002118</text:p>
          </table:table-cell>
          <table:table-cell table:style-name="ce1" office:value-type="string">
            <text:p>3.0984e-18</text:p>
          </table:table-cell>
          <table:table-cell table:style-name="ce1" office:value-type="string">
            <text:p>7.2931e-13</text:p>
          </table:table-cell>
          <table:table-cell table:style-name="ce1" office:value-type="string">
            <text:p>1.0318e-16</text:p>
          </table:table-cell>
          <table:table-cell table:style-name="ce1" office:value-type="string">
            <text:p>3.7773e-15</text:p>
          </table:table-cell>
        </table:table-row>
        <table:table-row table:style-name="ro2">
          <table:table-cell office:value-type="float" office:value="3510.702">
            <text:p>3510.702</text:p>
          </table:table-cell>
          <table:table-cell table:formula="of:=[.M353]*1000000" office:value-type="float" office:value="161.72">
            <text:p>161.72</text:p>
          </table:table-cell>
          <table:table-cell table:formula="of:=[.N353]*1000000" office:value-type="float" office:value="3.6535">
            <text:p>3.6535</text:p>
          </table:table-cell>
          <table:table-cell table:formula="of:=[.O353]*1000000" office:value-type="float" office:value="2.873">
            <text:p>2.873</text:p>
          </table:table-cell>
          <table:table-cell table:formula="of:=[.P353]*1000000" office:value-type="float" office:value="0.013904">
            <text:p>0.013904</text:p>
          </table:table-cell>
          <table:table-cell table:formula="of:=[.Q353]*1000000" office:value-type="float" office:value="2.6244">
            <text:p>2.6244</text:p>
          </table:table-cell>
          <table:table-cell table:formula="of:=[.R353]*1000000" office:value-type="float" office:value="1.2087">
            <text:p>1.2087</text:p>
          </table:table-cell>
          <table:table-cell table:formula="of:=[.S353]*1000000" office:value-type="float" office:value="21.173">
            <text:p>21.173</text:p>
          </table:table-cell>
          <table:table-cell table:formula="of:=[.T353]*1000000" office:value-type="float" office:value="2117.6">
            <text:p>2117.6</text:p>
          </table:table-cell>
          <table:table-cell table:formula="of:=[.U353]*1000000000000" office:value-type="float" office:value="0.000003094">
            <text:p>0.000003094</text:p>
          </table:table-cell>
          <table:table-cell table:formula="of:=[.V353]*1000000000000" office:value-type="float" office:value="0.7127">
            <text:p>0.7127</text:p>
          </table:table-cell>
          <table:table-cell table:formula="of:=([.W353]+[.X353])*1000000000000" office:value-type="float" office:value="0.00385367">
            <text:p>0.00385367</text:p>
          </table:table-cell>
          <table:table-cell office:value-type="float" office:value="0.00016172">
            <text:p>0.00016172</text:p>
          </table:table-cell>
          <table:table-cell table:style-name="ce1" office:value-type="string">
            <text:p>3.6535e-06</text:p>
          </table:table-cell>
          <table:table-cell table:style-name="ce1" office:value-type="string">
            <text:p>2.873e-06</text:p>
          </table:table-cell>
          <table:table-cell table:style-name="ce1" office:value-type="string">
            <text:p>1.3904e-08</text:p>
          </table:table-cell>
          <table:table-cell table:style-name="ce1" office:value-type="string">
            <text:p>2.6244e-06</text:p>
          </table:table-cell>
          <table:table-cell table:style-name="ce1" office:value-type="string">
            <text:p>1.2087e-06</text:p>
          </table:table-cell>
          <table:table-cell table:style-name="ce1" office:value-type="string">
            <text:p>2.1173e-05</text:p>
          </table:table-cell>
          <table:table-cell office:value-type="float" office:value="0.0021176">
            <text:p>0.0021176</text:p>
          </table:table-cell>
          <table:table-cell table:style-name="ce1" office:value-type="string">
            <text:p>3.094e-18</text:p>
          </table:table-cell>
          <table:table-cell table:style-name="ce1" office:value-type="string">
            <text:p>7.127e-13</text:p>
          </table:table-cell>
          <table:table-cell table:style-name="ce1" office:value-type="string">
            <text:p>1.0247e-16</text:p>
          </table:table-cell>
          <table:table-cell table:style-name="ce1" office:value-type="string">
            <text:p>3.7512e-15</text:p>
          </table:table-cell>
        </table:table-row>
        <table:table-row table:style-name="ro2">
          <table:table-cell office:value-type="float" office:value="3520.702">
            <text:p>3520.702</text:p>
          </table:table-cell>
          <table:table-cell table:formula="of:=[.M354]*1000000" office:value-type="float" office:value="161.54">
            <text:p>161.54</text:p>
          </table:table-cell>
          <table:table-cell table:formula="of:=[.N354]*1000000" office:value-type="float" office:value="3.5564">
            <text:p>3.5564</text:p>
          </table:table-cell>
          <table:table-cell table:formula="of:=[.O354]*1000000" office:value-type="float" office:value="2.8504">
            <text:p>2.8504</text:p>
          </table:table-cell>
          <table:table-cell table:formula="of:=[.P354]*1000000" office:value-type="float" office:value="0.013895">
            <text:p>0.013895</text:p>
          </table:table-cell>
          <table:table-cell table:formula="of:=[.Q354]*1000000" office:value-type="float" office:value="2.6035">
            <text:p>2.6035</text:p>
          </table:table-cell>
          <table:table-cell table:formula="of:=[.R354]*1000000" office:value-type="float" office:value="1.2008">
            <text:p>1.2008</text:p>
          </table:table-cell>
          <table:table-cell table:formula="of:=[.S354]*1000000" office:value-type="float" office:value="21.2">
            <text:p>21.2</text:p>
          </table:table-cell>
          <table:table-cell table:formula="of:=[.T354]*1000000" office:value-type="float" office:value="2117.3">
            <text:p>2117.3</text:p>
          </table:table-cell>
          <table:table-cell table:formula="of:=[.U354]*1000000000000" office:value-type="float" office:value="0.0000030898">
            <text:p>3.0898E-006</text:p>
          </table:table-cell>
          <table:table-cell table:formula="of:=[.V354]*1000000000000" office:value-type="float" office:value="0.69638">
            <text:p>0.69638</text:p>
          </table:table-cell>
          <table:table-cell table:formula="of:=([.W354]+[.X354])*1000000000000" office:value-type="float" office:value="0.00382717">
            <text:p>0.00382717</text:p>
          </table:table-cell>
          <table:table-cell office:value-type="float" office:value="0.00016154">
            <text:p>0.00016154</text:p>
          </table:table-cell>
          <table:table-cell table:style-name="ce1" office:value-type="string">
            <text:p>3.5564e-06</text:p>
          </table:table-cell>
          <table:table-cell table:style-name="ce1" office:value-type="string">
            <text:p>2.8504e-06</text:p>
          </table:table-cell>
          <table:table-cell table:style-name="ce1" office:value-type="string">
            <text:p>1.3895e-08</text:p>
          </table:table-cell>
          <table:table-cell table:style-name="ce1" office:value-type="string">
            <text:p>2.6035e-06</text:p>
          </table:table-cell>
          <table:table-cell table:style-name="ce1" office:value-type="string">
            <text:p>1.2008e-06</text:p>
          </table:table-cell>
          <table:table-cell table:style-name="ce1" office:value-type="string">
            <text:p>2.12e-05</text:p>
          </table:table-cell>
          <table:table-cell office:value-type="float" office:value="0.0021173">
            <text:p>0.0021173</text:p>
          </table:table-cell>
          <table:table-cell table:style-name="ce1" office:value-type="string">
            <text:p>3.0898e-18</text:p>
          </table:table-cell>
          <table:table-cell table:style-name="ce1" office:value-type="string">
            <text:p>6.9638e-13</text:p>
          </table:table-cell>
          <table:table-cell table:style-name="ce1" office:value-type="string">
            <text:p>1.0177e-16</text:p>
          </table:table-cell>
          <table:table-cell table:style-name="ce1" office:value-type="string">
            <text:p>3.7254e-15</text:p>
          </table:table-cell>
        </table:table-row>
        <table:table-row table:style-name="ro2">
          <table:table-cell office:value-type="float" office:value="3530.702">
            <text:p>3530.702</text:p>
          </table:table-cell>
          <table:table-cell table:formula="of:=[.M355]*1000000" office:value-type="float" office:value="161.36">
            <text:p>161.36</text:p>
          </table:table-cell>
          <table:table-cell table:formula="of:=[.N355]*1000000" office:value-type="float" office:value="3.4609">
            <text:p>3.4609</text:p>
          </table:table-cell>
          <table:table-cell table:formula="of:=[.O355]*1000000" office:value-type="float" office:value="2.828">
            <text:p>2.828</text:p>
          </table:table-cell>
          <table:table-cell table:formula="of:=[.P355]*1000000" office:value-type="float" office:value="0.013885">
            <text:p>0.013885</text:p>
          </table:table-cell>
          <table:table-cell table:formula="of:=[.Q355]*1000000" office:value-type="float" office:value="2.5822">
            <text:p>2.5822</text:p>
          </table:table-cell>
          <table:table-cell table:formula="of:=[.R355]*1000000" office:value-type="float" office:value="1.1929">
            <text:p>1.1929</text:p>
          </table:table-cell>
          <table:table-cell table:formula="of:=[.S355]*1000000" office:value-type="float" office:value="21.227">
            <text:p>21.227</text:p>
          </table:table-cell>
          <table:table-cell table:formula="of:=[.T355]*1000000" office:value-type="float" office:value="2117">
            <text:p>2117</text:p>
          </table:table-cell>
          <table:table-cell table:formula="of:=[.U355]*1000000000000" office:value-type="float" office:value="0.0000030858">
            <text:p>3.0858E-006</text:p>
          </table:table-cell>
          <table:table-cell table:formula="of:=[.V355]*1000000000000" office:value-type="float" office:value="0.68034">
            <text:p>0.68034</text:p>
          </table:table-cell>
          <table:table-cell table:formula="of:=([.W355]+[.X355])*1000000000000" office:value-type="float" office:value="0.00380097">
            <text:p>0.00380097</text:p>
          </table:table-cell>
          <table:table-cell office:value-type="float" office:value="0.00016136">
            <text:p>0.00016136</text:p>
          </table:table-cell>
          <table:table-cell table:style-name="ce1" office:value-type="string">
            <text:p>3.4609e-06</text:p>
          </table:table-cell>
          <table:table-cell table:style-name="ce1" office:value-type="string">
            <text:p>2.828e-06</text:p>
          </table:table-cell>
          <table:table-cell table:style-name="ce1" office:value-type="string">
            <text:p>1.3885e-08</text:p>
          </table:table-cell>
          <table:table-cell table:style-name="ce1" office:value-type="string">
            <text:p>2.5822e-06</text:p>
          </table:table-cell>
          <table:table-cell table:style-name="ce1" office:value-type="string">
            <text:p>1.1929e-06</text:p>
          </table:table-cell>
          <table:table-cell table:style-name="ce1" office:value-type="string">
            <text:p>2.1227e-05</text:p>
          </table:table-cell>
          <table:table-cell office:value-type="float" office:value="0.002117">
            <text:p>0.002117</text:p>
          </table:table-cell>
          <table:table-cell table:style-name="ce1" office:value-type="string">
            <text:p>3.0858e-18</text:p>
          </table:table-cell>
          <table:table-cell table:style-name="ce1" office:value-type="string">
            <text:p>6.8034e-13</text:p>
          </table:table-cell>
          <table:table-cell table:style-name="ce1" office:value-type="string">
            <text:p>1.0107e-16</text:p>
          </table:table-cell>
          <table:table-cell table:style-name="ce1" office:value-type="string">
            <text:p>3.6999e-15</text:p>
          </table:table-cell>
        </table:table-row>
        <table:table-row table:style-name="ro2">
          <table:table-cell office:value-type="float" office:value="3540.702">
            <text:p>3540.702</text:p>
          </table:table-cell>
          <table:table-cell table:formula="of:=[.M356]*1000000" office:value-type="float" office:value="161.18">
            <text:p>161.18</text:p>
          </table:table-cell>
          <table:table-cell table:formula="of:=[.N356]*1000000" office:value-type="float" office:value="3.3672">
            <text:p>3.3672</text:p>
          </table:table-cell>
          <table:table-cell table:formula="of:=[.O356]*1000000" office:value-type="float" office:value="2.8058">
            <text:p>2.8058</text:p>
          </table:table-cell>
          <table:table-cell table:formula="of:=[.P356]*1000000" office:value-type="float" office:value="0.013875">
            <text:p>0.013875</text:p>
          </table:table-cell>
          <table:table-cell table:formula="of:=[.Q356]*1000000" office:value-type="float" office:value="2.5607">
            <text:p>2.5607</text:p>
          </table:table-cell>
          <table:table-cell table:formula="of:=[.R356]*1000000" office:value-type="float" office:value="1.1851">
            <text:p>1.1851</text:p>
          </table:table-cell>
          <table:table-cell table:formula="of:=[.S356]*1000000" office:value-type="float" office:value="21.253">
            <text:p>21.253</text:p>
          </table:table-cell>
          <table:table-cell table:formula="of:=[.T356]*1000000" office:value-type="float" office:value="2116.6">
            <text:p>2116.6</text:p>
          </table:table-cell>
          <table:table-cell table:formula="of:=[.U356]*1000000000000" office:value-type="float" office:value="0.0000030819">
            <text:p>3.0819E-006</text:p>
          </table:table-cell>
          <table:table-cell table:formula="of:=[.V356]*1000000000000" office:value-type="float" office:value="0.66458">
            <text:p>0.66458</text:p>
          </table:table-cell>
          <table:table-cell table:formula="of:=([.W356]+[.X356])*1000000000000" office:value-type="float" office:value="0.00377508">
            <text:p>0.00377508</text:p>
          </table:table-cell>
          <table:table-cell office:value-type="float" office:value="0.00016118">
            <text:p>0.00016118</text:p>
          </table:table-cell>
          <table:table-cell table:style-name="ce1" office:value-type="string">
            <text:p>3.3672e-06</text:p>
          </table:table-cell>
          <table:table-cell table:style-name="ce1" office:value-type="string">
            <text:p>2.8058e-06</text:p>
          </table:table-cell>
          <table:table-cell table:style-name="ce1" office:value-type="string">
            <text:p>1.3875e-08</text:p>
          </table:table-cell>
          <table:table-cell table:style-name="ce1" office:value-type="string">
            <text:p>2.5607e-06</text:p>
          </table:table-cell>
          <table:table-cell table:style-name="ce1" office:value-type="string">
            <text:p>1.1851e-06</text:p>
          </table:table-cell>
          <table:table-cell table:style-name="ce1" office:value-type="string">
            <text:p>2.1253e-05</text:p>
          </table:table-cell>
          <table:table-cell office:value-type="float" office:value="0.0021166">
            <text:p>0.0021166</text:p>
          </table:table-cell>
          <table:table-cell table:style-name="ce1" office:value-type="string">
            <text:p>3.0819e-18</text:p>
          </table:table-cell>
          <table:table-cell table:style-name="ce1" office:value-type="string">
            <text:p>6.6458e-13</text:p>
          </table:table-cell>
          <table:table-cell table:style-name="ce1" office:value-type="string">
            <text:p>1.0038e-16</text:p>
          </table:table-cell>
          <table:table-cell table:style-name="ce1" office:value-type="string">
            <text:p>3.6747e-15</text:p>
          </table:table-cell>
        </table:table-row>
        <table:table-row table:style-name="ro2">
          <table:table-cell office:value-type="float" office:value="3550.702">
            <text:p>3550.702</text:p>
          </table:table-cell>
          <table:table-cell table:formula="of:=[.M357]*1000000" office:value-type="float" office:value="161.01">
            <text:p>161.01</text:p>
          </table:table-cell>
          <table:table-cell table:formula="of:=[.N357]*1000000" office:value-type="float" office:value="3.2753">
            <text:p>3.2753</text:p>
          </table:table-cell>
          <table:table-cell table:formula="of:=[.O357]*1000000" office:value-type="float" office:value="2.7838">
            <text:p>2.7838</text:p>
          </table:table-cell>
          <table:table-cell table:formula="of:=[.P357]*1000000" office:value-type="float" office:value="0.013865">
            <text:p>0.013865</text:p>
          </table:table-cell>
          <table:table-cell table:formula="of:=[.Q357]*1000000" office:value-type="float" office:value="2.5389">
            <text:p>2.5389</text:p>
          </table:table-cell>
          <table:table-cell table:formula="of:=[.R357]*1000000" office:value-type="float" office:value="1.1774">
            <text:p>1.1774</text:p>
          </table:table-cell>
          <table:table-cell table:formula="of:=[.S357]*1000000" office:value-type="float" office:value="21.28">
            <text:p>21.28</text:p>
          </table:table-cell>
          <table:table-cell table:formula="of:=[.T357]*1000000" office:value-type="float" office:value="2116.3">
            <text:p>2116.3</text:p>
          </table:table-cell>
          <table:table-cell table:formula="of:=[.U357]*1000000000000" office:value-type="float" office:value="0.0000030781">
            <text:p>3.0781E-006</text:p>
          </table:table-cell>
          <table:table-cell table:formula="of:=[.V357]*1000000000000" office:value-type="float" office:value="0.6491">
            <text:p>0.6491</text:p>
          </table:table-cell>
          <table:table-cell table:formula="of:=([.W357]+[.X357])*1000000000000" office:value-type="float" office:value="0.003749295">
            <text:p>0.003749295</text:p>
          </table:table-cell>
          <table:table-cell office:value-type="float" office:value="0.00016101">
            <text:p>0.00016101</text:p>
          </table:table-cell>
          <table:table-cell table:style-name="ce1" office:value-type="string">
            <text:p>3.2753e-06</text:p>
          </table:table-cell>
          <table:table-cell table:style-name="ce1" office:value-type="string">
            <text:p>2.7838e-06</text:p>
          </table:table-cell>
          <table:table-cell table:style-name="ce1" office:value-type="string">
            <text:p>1.3865e-08</text:p>
          </table:table-cell>
          <table:table-cell table:style-name="ce1" office:value-type="string">
            <text:p>2.5389e-06</text:p>
          </table:table-cell>
          <table:table-cell table:style-name="ce1" office:value-type="string">
            <text:p>1.1774e-06</text:p>
          </table:table-cell>
          <table:table-cell table:style-name="ce1" office:value-type="string">
            <text:p>2.128e-05</text:p>
          </table:table-cell>
          <table:table-cell office:value-type="float" office:value="0.0021163">
            <text:p>0.0021163</text:p>
          </table:table-cell>
          <table:table-cell table:style-name="ce1" office:value-type="string">
            <text:p>3.0781e-18</text:p>
          </table:table-cell>
          <table:table-cell table:style-name="ce1" office:value-type="string">
            <text:p>6.491e-13</text:p>
          </table:table-cell>
          <table:table-cell table:style-name="ce1" office:value-type="string">
            <text:p>9.9695e-17</text:p>
          </table:table-cell>
          <table:table-cell table:style-name="ce1" office:value-type="string">
            <text:p>3.6496e-15</text:p>
          </table:table-cell>
        </table:table-row>
        <table:table-row table:style-name="ro2">
          <table:table-cell office:value-type="float" office:value="3560.702">
            <text:p>3560.702</text:p>
          </table:table-cell>
          <table:table-cell table:formula="of:=[.M358]*1000000" office:value-type="float" office:value="160.85">
            <text:p>160.85</text:p>
          </table:table-cell>
          <table:table-cell table:formula="of:=[.N358]*1000000" office:value-type="float" office:value="3.185">
            <text:p>3.185</text:p>
          </table:table-cell>
          <table:table-cell table:formula="of:=[.O358]*1000000" office:value-type="float" office:value="2.762">
            <text:p>2.762</text:p>
          </table:table-cell>
          <table:table-cell table:formula="of:=[.P358]*1000000" office:value-type="float" office:value="0.013854">
            <text:p>0.013854</text:p>
          </table:table-cell>
          <table:table-cell table:formula="of:=[.Q358]*1000000" office:value-type="float" office:value="2.5168">
            <text:p>2.5168</text:p>
          </table:table-cell>
          <table:table-cell table:formula="of:=[.R358]*1000000" office:value-type="float" office:value="1.1698">
            <text:p>1.1698</text:p>
          </table:table-cell>
          <table:table-cell table:formula="of:=[.S358]*1000000" office:value-type="float" office:value="21.306">
            <text:p>21.306</text:p>
          </table:table-cell>
          <table:table-cell table:formula="of:=[.T358]*1000000" office:value-type="float" office:value="2116">
            <text:p>2116</text:p>
          </table:table-cell>
          <table:table-cell table:formula="of:=[.U358]*1000000000000" office:value-type="float" office:value="0.0000030744">
            <text:p>3.0744E-006</text:p>
          </table:table-cell>
          <table:table-cell table:formula="of:=[.V358]*1000000000000" office:value-type="float" office:value="0.63389">
            <text:p>0.63389</text:p>
          </table:table-cell>
          <table:table-cell table:formula="of:=([.W358]+[.X358])*1000000000000" office:value-type="float" office:value="0.003723918">
            <text:p>0.003723918</text:p>
          </table:table-cell>
          <table:table-cell office:value-type="float" office:value="0.00016085">
            <text:p>0.00016085</text:p>
          </table:table-cell>
          <table:table-cell table:style-name="ce1" office:value-type="string">
            <text:p>3.185e-06</text:p>
          </table:table-cell>
          <table:table-cell table:style-name="ce1" office:value-type="string">
            <text:p>2.762e-06</text:p>
          </table:table-cell>
          <table:table-cell table:style-name="ce1" office:value-type="string">
            <text:p>1.3854e-08</text:p>
          </table:table-cell>
          <table:table-cell table:style-name="ce1" office:value-type="string">
            <text:p>2.5168e-06</text:p>
          </table:table-cell>
          <table:table-cell table:style-name="ce1" office:value-type="string">
            <text:p>1.1698e-06</text:p>
          </table:table-cell>
          <table:table-cell table:style-name="ce1" office:value-type="string">
            <text:p>2.1306e-05</text:p>
          </table:table-cell>
          <table:table-cell office:value-type="float" office:value="0.002116">
            <text:p>0.002116</text:p>
          </table:table-cell>
          <table:table-cell table:style-name="ce1" office:value-type="string">
            <text:p>3.0744e-18</text:p>
          </table:table-cell>
          <table:table-cell table:style-name="ce1" office:value-type="string">
            <text:p>6.3389e-13</text:p>
          </table:table-cell>
          <table:table-cell table:style-name="ce1" office:value-type="string">
            <text:p>9.9018e-17</text:p>
          </table:table-cell>
          <table:table-cell table:style-name="ce1" office:value-type="string">
            <text:p>3.6249e-15</text:p>
          </table:table-cell>
        </table:table-row>
        <table:table-row table:style-name="ro2">
          <table:table-cell office:value-type="float" office:value="3570.702">
            <text:p>3570.702</text:p>
          </table:table-cell>
          <table:table-cell table:formula="of:=[.M359]*1000000" office:value-type="float" office:value="160.69">
            <text:p>160.69</text:p>
          </table:table-cell>
          <table:table-cell table:formula="of:=[.N359]*1000000" office:value-type="float" office:value="3.0965">
            <text:p>3.0965</text:p>
          </table:table-cell>
          <table:table-cell table:formula="of:=[.O359]*1000000" office:value-type="float" office:value="2.7403">
            <text:p>2.7403</text:p>
          </table:table-cell>
          <table:table-cell table:formula="of:=[.P359]*1000000" office:value-type="float" office:value="0.013844">
            <text:p>0.013844</text:p>
          </table:table-cell>
          <table:table-cell table:formula="of:=[.Q359]*1000000" office:value-type="float" office:value="2.4945">
            <text:p>2.4945</text:p>
          </table:table-cell>
          <table:table-cell table:formula="of:=[.R359]*1000000" office:value-type="float" office:value="1.1622">
            <text:p>1.1622</text:p>
          </table:table-cell>
          <table:table-cell table:formula="of:=[.S359]*1000000" office:value-type="float" office:value="21.332">
            <text:p>21.332</text:p>
          </table:table-cell>
          <table:table-cell table:formula="of:=[.T359]*1000000" office:value-type="float" office:value="2115.7">
            <text:p>2115.7</text:p>
          </table:table-cell>
          <table:table-cell table:formula="of:=[.U359]*1000000000000" office:value-type="float" office:value="0.0000030709">
            <text:p>3.0709E-006</text:p>
          </table:table-cell>
          <table:table-cell table:formula="of:=[.V359]*1000000000000" office:value-type="float" office:value="0.61895">
            <text:p>0.61895</text:p>
          </table:table-cell>
          <table:table-cell table:formula="of:=([.W359]+[.X359])*1000000000000" office:value-type="float" office:value="0.003698747">
            <text:p>0.003698747</text:p>
          </table:table-cell>
          <table:table-cell office:value-type="float" office:value="0.00016069">
            <text:p>0.00016069</text:p>
          </table:table-cell>
          <table:table-cell table:style-name="ce1" office:value-type="string">
            <text:p>3.0965e-06</text:p>
          </table:table-cell>
          <table:table-cell table:style-name="ce1" office:value-type="string">
            <text:p>2.7403e-06</text:p>
          </table:table-cell>
          <table:table-cell table:style-name="ce1" office:value-type="string">
            <text:p>1.3844e-08</text:p>
          </table:table-cell>
          <table:table-cell table:style-name="ce1" office:value-type="string">
            <text:p>2.4945e-06</text:p>
          </table:table-cell>
          <table:table-cell table:style-name="ce1" office:value-type="string">
            <text:p>1.1622e-06</text:p>
          </table:table-cell>
          <table:table-cell table:style-name="ce1" office:value-type="string">
            <text:p>2.1332e-05</text:p>
          </table:table-cell>
          <table:table-cell office:value-type="float" office:value="0.0021157">
            <text:p>0.0021157</text:p>
          </table:table-cell>
          <table:table-cell table:style-name="ce1" office:value-type="string">
            <text:p>3.0709e-18</text:p>
          </table:table-cell>
          <table:table-cell table:style-name="ce1" office:value-type="string">
            <text:p>6.1895e-13</text:p>
          </table:table-cell>
          <table:table-cell table:style-name="ce1" office:value-type="string">
            <text:p>9.8347e-17</text:p>
          </table:table-cell>
          <table:table-cell table:style-name="ce1" office:value-type="string">
            <text:p>3.6004e-15</text:p>
          </table:table-cell>
        </table:table-row>
        <table:table-row table:style-name="ro2">
          <table:table-cell office:value-type="float" office:value="3580.702">
            <text:p>3580.702</text:p>
          </table:table-cell>
          <table:table-cell table:formula="of:=[.M360]*1000000" office:value-type="float" office:value="160.53">
            <text:p>160.53</text:p>
          </table:table-cell>
          <table:table-cell table:formula="of:=[.N360]*1000000" office:value-type="float" office:value="3.0096">
            <text:p>3.0096</text:p>
          </table:table-cell>
          <table:table-cell table:formula="of:=[.O360]*1000000" office:value-type="float" office:value="2.7188">
            <text:p>2.7188</text:p>
          </table:table-cell>
          <table:table-cell table:formula="of:=[.P360]*1000000" office:value-type="float" office:value="0.013833">
            <text:p>0.013833</text:p>
          </table:table-cell>
          <table:table-cell table:formula="of:=[.Q360]*1000000" office:value-type="float" office:value="2.4719">
            <text:p>2.4719</text:p>
          </table:table-cell>
          <table:table-cell table:formula="of:=[.R360]*1000000" office:value-type="float" office:value="1.1547">
            <text:p>1.1547</text:p>
          </table:table-cell>
          <table:table-cell table:formula="of:=[.S360]*1000000" office:value-type="float" office:value="21.358">
            <text:p>21.358</text:p>
          </table:table-cell>
          <table:table-cell table:formula="of:=[.T360]*1000000" office:value-type="float" office:value="2115.4">
            <text:p>2115.4</text:p>
          </table:table-cell>
          <table:table-cell table:formula="of:=[.U360]*1000000000000" office:value-type="float" office:value="0.0000030674">
            <text:p>3.0674E-006</text:p>
          </table:table-cell>
          <table:table-cell table:formula="of:=[.V360]*1000000000000" office:value-type="float" office:value="0.60429">
            <text:p>0.60429</text:p>
          </table:table-cell>
          <table:table-cell table:formula="of:=([.W360]+[.X360])*1000000000000" office:value-type="float" office:value="0.003673784">
            <text:p>0.003673784</text:p>
          </table:table-cell>
          <table:table-cell office:value-type="float" office:value="0.00016053">
            <text:p>0.00016053</text:p>
          </table:table-cell>
          <table:table-cell table:style-name="ce1" office:value-type="string">
            <text:p>3.0096e-06</text:p>
          </table:table-cell>
          <table:table-cell table:style-name="ce1" office:value-type="string">
            <text:p>2.7188e-06</text:p>
          </table:table-cell>
          <table:table-cell table:style-name="ce1" office:value-type="string">
            <text:p>1.3833e-08</text:p>
          </table:table-cell>
          <table:table-cell table:style-name="ce1" office:value-type="string">
            <text:p>2.4719e-06</text:p>
          </table:table-cell>
          <table:table-cell table:style-name="ce1" office:value-type="string">
            <text:p>1.1547e-06</text:p>
          </table:table-cell>
          <table:table-cell table:style-name="ce1" office:value-type="string">
            <text:p>2.1358e-05</text:p>
          </table:table-cell>
          <table:table-cell office:value-type="float" office:value="0.0021154">
            <text:p>0.0021154</text:p>
          </table:table-cell>
          <table:table-cell table:style-name="ce1" office:value-type="string">
            <text:p>3.0674e-18</text:p>
          </table:table-cell>
          <table:table-cell table:style-name="ce1" office:value-type="string">
            <text:p>6.0429e-13</text:p>
          </table:table-cell>
          <table:table-cell table:style-name="ce1" office:value-type="string">
            <text:p>9.7684e-17</text:p>
          </table:table-cell>
          <table:table-cell table:style-name="ce1" office:value-type="string">
            <text:p>3.5761e-15</text:p>
          </table:table-cell>
        </table:table-row>
        <table:table-row table:style-name="ro2">
          <table:table-cell office:value-type="float" office:value="3590.702">
            <text:p>3590.702</text:p>
          </table:table-cell>
          <table:table-cell table:formula="of:=[.M361]*1000000" office:value-type="float" office:value="160.38">
            <text:p>160.38</text:p>
          </table:table-cell>
          <table:table-cell table:formula="of:=[.N361]*1000000" office:value-type="float" office:value="2.9245">
            <text:p>2.9245</text:p>
          </table:table-cell>
          <table:table-cell table:formula="of:=[.O361]*1000000" office:value-type="float" office:value="2.6975">
            <text:p>2.6975</text:p>
          </table:table-cell>
          <table:table-cell table:formula="of:=[.P361]*1000000" office:value-type="float" office:value="0.013821">
            <text:p>0.013821</text:p>
          </table:table-cell>
          <table:table-cell table:formula="of:=[.Q361]*1000000" office:value-type="float" office:value="2.449">
            <text:p>2.449</text:p>
          </table:table-cell>
          <table:table-cell table:formula="of:=[.R361]*1000000" office:value-type="float" office:value="1.1472">
            <text:p>1.1472</text:p>
          </table:table-cell>
          <table:table-cell table:formula="of:=[.S361]*1000000" office:value-type="float" office:value="21.384">
            <text:p>21.384</text:p>
          </table:table-cell>
          <table:table-cell table:formula="of:=[.T361]*1000000" office:value-type="float" office:value="2115.1">
            <text:p>2115.1</text:p>
          </table:table-cell>
          <table:table-cell table:formula="of:=[.U361]*1000000000000" office:value-type="float" office:value="0.0000030641">
            <text:p>3.0641E-006</text:p>
          </table:table-cell>
          <table:table-cell table:formula="of:=[.V361]*1000000000000" office:value-type="float" office:value="0.5899">
            <text:p>0.5899</text:p>
          </table:table-cell>
          <table:table-cell table:formula="of:=([.W361]+[.X361])*1000000000000" office:value-type="float" office:value="0.003649127">
            <text:p>0.003649127</text:p>
          </table:table-cell>
          <table:table-cell office:value-type="float" office:value="0.00016038">
            <text:p>0.00016038</text:p>
          </table:table-cell>
          <table:table-cell table:style-name="ce1" office:value-type="string">
            <text:p>2.9245e-06</text:p>
          </table:table-cell>
          <table:table-cell table:style-name="ce1" office:value-type="string">
            <text:p>2.6975e-06</text:p>
          </table:table-cell>
          <table:table-cell table:style-name="ce1" office:value-type="string">
            <text:p>1.3821e-08</text:p>
          </table:table-cell>
          <table:table-cell table:style-name="ce1" office:value-type="string">
            <text:p>2.449e-06</text:p>
          </table:table-cell>
          <table:table-cell table:style-name="ce1" office:value-type="string">
            <text:p>1.1472e-06</text:p>
          </table:table-cell>
          <table:table-cell table:style-name="ce1" office:value-type="string">
            <text:p>2.1384e-05</text:p>
          </table:table-cell>
          <table:table-cell office:value-type="float" office:value="0.0021151">
            <text:p>0.0021151</text:p>
          </table:table-cell>
          <table:table-cell table:style-name="ce1" office:value-type="string">
            <text:p>3.0641e-18</text:p>
          </table:table-cell>
          <table:table-cell table:style-name="ce1" office:value-type="string">
            <text:p>5.899e-13</text:p>
          </table:table-cell>
          <table:table-cell table:style-name="ce1" office:value-type="string">
            <text:p>9.7027e-17</text:p>
          </table:table-cell>
          <table:table-cell table:style-name="ce1" office:value-type="string">
            <text:p>3.5521e-15</text:p>
          </table:table-cell>
        </table:table-row>
        <table:table-row table:style-name="ro2">
          <table:table-cell office:value-type="float" office:value="3600.702">
            <text:p>3600.702</text:p>
          </table:table-cell>
          <table:table-cell table:formula="of:=[.M362]*1000000" office:value-type="float" office:value="160.24">
            <text:p>160.24</text:p>
          </table:table-cell>
          <table:table-cell table:formula="of:=[.N362]*1000000" office:value-type="float" office:value="2.8411">
            <text:p>2.8411</text:p>
          </table:table-cell>
          <table:table-cell table:formula="of:=[.O362]*1000000" office:value-type="float" office:value="2.6763">
            <text:p>2.6763</text:p>
          </table:table-cell>
          <table:table-cell table:formula="of:=[.P362]*1000000" office:value-type="float" office:value="0.013809">
            <text:p>0.013809</text:p>
          </table:table-cell>
          <table:table-cell table:formula="of:=[.Q362]*1000000" office:value-type="float" office:value="2.4258">
            <text:p>2.4258</text:p>
          </table:table-cell>
          <table:table-cell table:formula="of:=[.R362]*1000000" office:value-type="float" office:value="1.1398">
            <text:p>1.1398</text:p>
          </table:table-cell>
          <table:table-cell table:formula="of:=[.S362]*1000000" office:value-type="float" office:value="21.409">
            <text:p>21.409</text:p>
          </table:table-cell>
          <table:table-cell table:formula="of:=[.T362]*1000000" office:value-type="float" office:value="2114.8">
            <text:p>2114.8</text:p>
          </table:table-cell>
          <table:table-cell table:formula="of:=[.U362]*1000000000000" office:value-type="float" office:value="0.0000030609">
            <text:p>3.0609E-006</text:p>
          </table:table-cell>
          <table:table-cell table:formula="of:=[.V362]*1000000000000" office:value-type="float" office:value="0.57576">
            <text:p>0.57576</text:p>
          </table:table-cell>
          <table:table-cell table:formula="of:=([.W362]+[.X362])*1000000000000" office:value-type="float" office:value="0.003624676">
            <text:p>0.003624676</text:p>
          </table:table-cell>
          <table:table-cell office:value-type="float" office:value="0.00016024">
            <text:p>0.00016024</text:p>
          </table:table-cell>
          <table:table-cell table:style-name="ce1" office:value-type="string">
            <text:p>2.8411e-06</text:p>
          </table:table-cell>
          <table:table-cell table:style-name="ce1" office:value-type="string">
            <text:p>2.6763e-06</text:p>
          </table:table-cell>
          <table:table-cell table:style-name="ce1" office:value-type="string">
            <text:p>1.3809e-08</text:p>
          </table:table-cell>
          <table:table-cell table:style-name="ce1" office:value-type="string">
            <text:p>2.4258e-06</text:p>
          </table:table-cell>
          <table:table-cell table:style-name="ce1" office:value-type="string">
            <text:p>1.1398e-06</text:p>
          </table:table-cell>
          <table:table-cell table:style-name="ce1" office:value-type="string">
            <text:p>2.1409e-05</text:p>
          </table:table-cell>
          <table:table-cell office:value-type="float" office:value="0.0021148">
            <text:p>0.0021148</text:p>
          </table:table-cell>
          <table:table-cell table:style-name="ce1" office:value-type="string">
            <text:p>3.0609e-18</text:p>
          </table:table-cell>
          <table:table-cell table:style-name="ce1" office:value-type="string">
            <text:p>5.7576e-13</text:p>
          </table:table-cell>
          <table:table-cell table:style-name="ce1" office:value-type="string">
            <text:p>9.6376e-17</text:p>
          </table:table-cell>
          <table:table-cell table:style-name="ce1" office:value-type="string">
            <text:p>3.5283e-15</text:p>
          </table:table-cell>
        </table:table-row>
        <table:table-row table:style-name="ro2">
          <table:table-cell office:value-type="float" office:value="3610.702">
            <text:p>3610.702</text:p>
          </table:table-cell>
          <table:table-cell table:formula="of:=[.M363]*1000000" office:value-type="float" office:value="160.09">
            <text:p>160.09</text:p>
          </table:table-cell>
          <table:table-cell table:formula="of:=[.N363]*1000000" office:value-type="float" office:value="2.7593">
            <text:p>2.7593</text:p>
          </table:table-cell>
          <table:table-cell table:formula="of:=[.O363]*1000000" office:value-type="float" office:value="2.6554">
            <text:p>2.6554</text:p>
          </table:table-cell>
          <table:table-cell table:formula="of:=[.P363]*1000000" office:value-type="float" office:value="0.013797">
            <text:p>0.013797</text:p>
          </table:table-cell>
          <table:table-cell table:formula="of:=[.Q363]*1000000" office:value-type="float" office:value="2.4024">
            <text:p>2.4024</text:p>
          </table:table-cell>
          <table:table-cell table:formula="of:=[.R363]*1000000" office:value-type="float" office:value="1.1325">
            <text:p>1.1325</text:p>
          </table:table-cell>
          <table:table-cell table:formula="of:=[.S363]*1000000" office:value-type="float" office:value="21.435">
            <text:p>21.435</text:p>
          </table:table-cell>
          <table:table-cell table:formula="of:=[.T363]*1000000" office:value-type="float" office:value="2114.6">
            <text:p>2114.6</text:p>
          </table:table-cell>
          <table:table-cell table:formula="of:=[.U363]*1000000000000" office:value-type="float" office:value="0.0000030578">
            <text:p>3.0578E-006</text:p>
          </table:table-cell>
          <table:table-cell table:formula="of:=[.V363]*1000000000000" office:value-type="float" office:value="0.5619">
            <text:p>0.5619</text:p>
          </table:table-cell>
          <table:table-cell table:formula="of:=([.W363]+[.X363])*1000000000000" office:value-type="float" office:value="0.003600432">
            <text:p>0.003600432</text:p>
          </table:table-cell>
          <table:table-cell office:value-type="float" office:value="0.00016009">
            <text:p>0.00016009</text:p>
          </table:table-cell>
          <table:table-cell table:style-name="ce1" office:value-type="string">
            <text:p>2.7593e-06</text:p>
          </table:table-cell>
          <table:table-cell table:style-name="ce1" office:value-type="string">
            <text:p>2.6554e-06</text:p>
          </table:table-cell>
          <table:table-cell table:style-name="ce1" office:value-type="string">
            <text:p>1.3797e-08</text:p>
          </table:table-cell>
          <table:table-cell table:style-name="ce1" office:value-type="string">
            <text:p>2.4024e-06</text:p>
          </table:table-cell>
          <table:table-cell table:style-name="ce1" office:value-type="string">
            <text:p>1.1325e-06</text:p>
          </table:table-cell>
          <table:table-cell table:style-name="ce1" office:value-type="string">
            <text:p>2.1435e-05</text:p>
          </table:table-cell>
          <table:table-cell office:value-type="float" office:value="0.0021146">
            <text:p>0.0021146</text:p>
          </table:table-cell>
          <table:table-cell table:style-name="ce1" office:value-type="string">
            <text:p>3.0578e-18</text:p>
          </table:table-cell>
          <table:table-cell table:style-name="ce1" office:value-type="string">
            <text:p>5.619e-13</text:p>
          </table:table-cell>
          <table:table-cell table:style-name="ce1" office:value-type="string">
            <text:p>9.5732e-17</text:p>
          </table:table-cell>
          <table:table-cell table:style-name="ce1" office:value-type="string">
            <text:p>3.5047e-15</text:p>
          </table:table-cell>
        </table:table-row>
        <table:table-row table:style-name="ro2">
          <table:table-cell office:value-type="float" office:value="3620.702">
            <text:p>3620.702</text:p>
          </table:table-cell>
          <table:table-cell table:formula="of:=[.M364]*1000000" office:value-type="float" office:value="159.95">
            <text:p>159.95</text:p>
          </table:table-cell>
          <table:table-cell table:formula="of:=[.N364]*1000000" office:value-type="float" office:value="2.6792">
            <text:p>2.6792</text:p>
          </table:table-cell>
          <table:table-cell table:formula="of:=[.O364]*1000000" office:value-type="float" office:value="2.6346">
            <text:p>2.6346</text:p>
          </table:table-cell>
          <table:table-cell table:formula="of:=[.P364]*1000000" office:value-type="float" office:value="0.013785">
            <text:p>0.013785</text:p>
          </table:table-cell>
          <table:table-cell table:formula="of:=[.Q364]*1000000" office:value-type="float" office:value="2.3788">
            <text:p>2.3788</text:p>
          </table:table-cell>
          <table:table-cell table:formula="of:=[.R364]*1000000" office:value-type="float" office:value="1.1253">
            <text:p>1.1253</text:p>
          </table:table-cell>
          <table:table-cell table:formula="of:=[.S364]*1000000" office:value-type="float" office:value="21.46">
            <text:p>21.46</text:p>
          </table:table-cell>
          <table:table-cell table:formula="of:=[.T364]*1000000" office:value-type="float" office:value="2114.3">
            <text:p>2114.3</text:p>
          </table:table-cell>
          <table:table-cell table:formula="of:=[.U364]*1000000000000" office:value-type="float" office:value="0.0000030548">
            <text:p>3.0548E-006</text:p>
          </table:table-cell>
          <table:table-cell table:formula="of:=[.V364]*1000000000000" office:value-type="float" office:value="0.54829">
            <text:p>0.54829</text:p>
          </table:table-cell>
          <table:table-cell table:formula="of:=([.W364]+[.X364])*1000000000000" office:value-type="float" office:value="0.003576495">
            <text:p>0.003576495</text:p>
          </table:table-cell>
          <table:table-cell office:value-type="float" office:value="0.00015995">
            <text:p>0.00015995</text:p>
          </table:table-cell>
          <table:table-cell table:style-name="ce1" office:value-type="string">
            <text:p>2.6792e-06</text:p>
          </table:table-cell>
          <table:table-cell table:style-name="ce1" office:value-type="string">
            <text:p>2.6346e-06</text:p>
          </table:table-cell>
          <table:table-cell table:style-name="ce1" office:value-type="string">
            <text:p>1.3785e-08</text:p>
          </table:table-cell>
          <table:table-cell table:style-name="ce1" office:value-type="string">
            <text:p>2.3788e-06</text:p>
          </table:table-cell>
          <table:table-cell table:style-name="ce1" office:value-type="string">
            <text:p>1.1253e-06</text:p>
          </table:table-cell>
          <table:table-cell table:style-name="ce1" office:value-type="string">
            <text:p>2.146e-05</text:p>
          </table:table-cell>
          <table:table-cell office:value-type="float" office:value="0.0021143">
            <text:p>0.0021143</text:p>
          </table:table-cell>
          <table:table-cell table:style-name="ce1" office:value-type="string">
            <text:p>3.0548e-18</text:p>
          </table:table-cell>
          <table:table-cell table:style-name="ce1" office:value-type="string">
            <text:p>5.4829e-13</text:p>
          </table:table-cell>
          <table:table-cell table:style-name="ce1" office:value-type="string">
            <text:p>9.5095e-17</text:p>
          </table:table-cell>
          <table:table-cell table:style-name="ce1" office:value-type="string">
            <text:p>3.4814e-15</text:p>
          </table:table-cell>
        </table:table-row>
        <table:table-row table:style-name="ro2">
          <table:table-cell office:value-type="float" office:value="3630.702">
            <text:p>3630.702</text:p>
          </table:table-cell>
          <table:table-cell table:formula="of:=[.M365]*1000000" office:value-type="float" office:value="159.82">
            <text:p>159.82</text:p>
          </table:table-cell>
          <table:table-cell table:formula="of:=[.N365]*1000000" office:value-type="float" office:value="2.6008">
            <text:p>2.6008</text:p>
          </table:table-cell>
          <table:table-cell table:formula="of:=[.O365]*1000000" office:value-type="float" office:value="2.6139">
            <text:p>2.6139</text:p>
          </table:table-cell>
          <table:table-cell table:formula="of:=[.P365]*1000000" office:value-type="float" office:value="0.013773">
            <text:p>0.013773</text:p>
          </table:table-cell>
          <table:table-cell table:formula="of:=[.Q365]*1000000" office:value-type="float" office:value="2.3549">
            <text:p>2.3549</text:p>
          </table:table-cell>
          <table:table-cell table:formula="of:=[.R365]*1000000" office:value-type="float" office:value="1.1181">
            <text:p>1.1181</text:p>
          </table:table-cell>
          <table:table-cell table:formula="of:=[.S365]*1000000" office:value-type="float" office:value="21.485">
            <text:p>21.485</text:p>
          </table:table-cell>
          <table:table-cell table:formula="of:=[.T365]*1000000" office:value-type="float" office:value="2114">
            <text:p>2114</text:p>
          </table:table-cell>
          <table:table-cell table:formula="of:=[.U365]*1000000000000" office:value-type="float" office:value="0.0000030519">
            <text:p>3.0519E-006</text:p>
          </table:table-cell>
          <table:table-cell table:formula="of:=[.V365]*1000000000000" office:value-type="float" office:value="0.53493">
            <text:p>0.53493</text:p>
          </table:table-cell>
          <table:table-cell table:formula="of:=([.W365]+[.X365])*1000000000000" office:value-type="float" office:value="0.003552764">
            <text:p>0.003552764</text:p>
          </table:table-cell>
          <table:table-cell office:value-type="float" office:value="0.00015982">
            <text:p>0.00015982</text:p>
          </table:table-cell>
          <table:table-cell table:style-name="ce1" office:value-type="string">
            <text:p>2.6008e-06</text:p>
          </table:table-cell>
          <table:table-cell table:style-name="ce1" office:value-type="string">
            <text:p>2.6139e-06</text:p>
          </table:table-cell>
          <table:table-cell table:style-name="ce1" office:value-type="string">
            <text:p>1.3773e-08</text:p>
          </table:table-cell>
          <table:table-cell table:style-name="ce1" office:value-type="string">
            <text:p>2.3549e-06</text:p>
          </table:table-cell>
          <table:table-cell table:style-name="ce1" office:value-type="string">
            <text:p>1.1181e-06</text:p>
          </table:table-cell>
          <table:table-cell table:style-name="ce1" office:value-type="string">
            <text:p>2.1485e-05</text:p>
          </table:table-cell>
          <table:table-cell office:value-type="float" office:value="0.002114">
            <text:p>0.002114</text:p>
          </table:table-cell>
          <table:table-cell table:style-name="ce1" office:value-type="string">
            <text:p>3.0519e-18</text:p>
          </table:table-cell>
          <table:table-cell table:style-name="ce1" office:value-type="string">
            <text:p>5.3493e-13</text:p>
          </table:table-cell>
          <table:table-cell table:style-name="ce1" office:value-type="string">
            <text:p>9.4464e-17</text:p>
          </table:table-cell>
          <table:table-cell table:style-name="ce1" office:value-type="string">
            <text:p>3.4583e-15</text:p>
          </table:table-cell>
        </table:table-row>
        <table:table-row table:style-name="ro2">
          <table:table-cell office:value-type="float" office:value="3640.702">
            <text:p>3640.702</text:p>
          </table:table-cell>
          <table:table-cell table:formula="of:=[.M366]*1000000" office:value-type="float" office:value="159.69">
            <text:p>159.69</text:p>
          </table:table-cell>
          <table:table-cell table:formula="of:=[.N366]*1000000" office:value-type="float" office:value="2.524">
            <text:p>2.524</text:p>
          </table:table-cell>
          <table:table-cell table:formula="of:=[.O366]*1000000" office:value-type="float" office:value="2.5935">
            <text:p>2.5935</text:p>
          </table:table-cell>
          <table:table-cell table:formula="of:=[.P366]*1000000" office:value-type="float" office:value="0.01376">
            <text:p>0.01376</text:p>
          </table:table-cell>
          <table:table-cell table:formula="of:=[.Q366]*1000000" office:value-type="float" office:value="2.3308">
            <text:p>2.3308</text:p>
          </table:table-cell>
          <table:table-cell table:formula="of:=[.R366]*1000000" office:value-type="float" office:value="1.111">
            <text:p>1.111</text:p>
          </table:table-cell>
          <table:table-cell table:formula="of:=[.S366]*1000000" office:value-type="float" office:value="21.51">
            <text:p>21.51</text:p>
          </table:table-cell>
          <table:table-cell table:formula="of:=[.T366]*1000000" office:value-type="float" office:value="2113.8">
            <text:p>2113.8</text:p>
          </table:table-cell>
          <table:table-cell table:formula="of:=[.U366]*1000000000000" office:value-type="float" office:value="0.0000030491">
            <text:p>3.0491E-006</text:p>
          </table:table-cell>
          <table:table-cell table:formula="of:=[.V366]*1000000000000" office:value-type="float" office:value="0.52184">
            <text:p>0.52184</text:p>
          </table:table-cell>
          <table:table-cell table:formula="of:=([.W366]+[.X366])*1000000000000" office:value-type="float" office:value="0.003529239">
            <text:p>0.003529239</text:p>
          </table:table-cell>
          <table:table-cell office:value-type="float" office:value="0.00015969">
            <text:p>0.00015969</text:p>
          </table:table-cell>
          <table:table-cell table:style-name="ce1" office:value-type="string">
            <text:p>2.524e-06</text:p>
          </table:table-cell>
          <table:table-cell table:style-name="ce1" office:value-type="string">
            <text:p>2.5935e-06</text:p>
          </table:table-cell>
          <table:table-cell table:style-name="ce1" office:value-type="string">
            <text:p>1.376e-08</text:p>
          </table:table-cell>
          <table:table-cell table:style-name="ce1" office:value-type="string">
            <text:p>2.3308e-06</text:p>
          </table:table-cell>
          <table:table-cell table:style-name="ce1" office:value-type="string">
            <text:p>1.111e-06</text:p>
          </table:table-cell>
          <table:table-cell table:style-name="ce1" office:value-type="string">
            <text:p>2.151e-05</text:p>
          </table:table-cell>
          <table:table-cell office:value-type="float" office:value="0.0021138">
            <text:p>0.0021138</text:p>
          </table:table-cell>
          <table:table-cell table:style-name="ce1" office:value-type="string">
            <text:p>3.0491e-18</text:p>
          </table:table-cell>
          <table:table-cell table:style-name="ce1" office:value-type="string">
            <text:p>5.2184e-13</text:p>
          </table:table-cell>
          <table:table-cell table:style-name="ce1" office:value-type="string">
            <text:p>9.3839e-17</text:p>
          </table:table-cell>
          <table:table-cell table:style-name="ce1" office:value-type="string">
            <text:p>3.4354e-15</text:p>
          </table:table-cell>
        </table:table-row>
        <table:table-row table:style-name="ro2">
          <table:table-cell office:value-type="float" office:value="3650.702">
            <text:p>3650.702</text:p>
          </table:table-cell>
          <table:table-cell table:formula="of:=[.M367]*1000000" office:value-type="float" office:value="159.56">
            <text:p>159.56</text:p>
          </table:table-cell>
          <table:table-cell table:formula="of:=[.N367]*1000000" office:value-type="float" office:value="2.4489">
            <text:p>2.4489</text:p>
          </table:table-cell>
          <table:table-cell table:formula="of:=[.O367]*1000000" office:value-type="float" office:value="2.5732">
            <text:p>2.5732</text:p>
          </table:table-cell>
          <table:table-cell table:formula="of:=[.P367]*1000000" office:value-type="float" office:value="0.013746">
            <text:p>0.013746</text:p>
          </table:table-cell>
          <table:table-cell table:formula="of:=[.Q367]*1000000" office:value-type="float" office:value="2.3065">
            <text:p>2.3065</text:p>
          </table:table-cell>
          <table:table-cell table:formula="of:=[.R367]*1000000" office:value-type="float" office:value="1.1039">
            <text:p>1.1039</text:p>
          </table:table-cell>
          <table:table-cell table:formula="of:=[.S367]*1000000" office:value-type="float" office:value="21.535">
            <text:p>21.535</text:p>
          </table:table-cell>
          <table:table-cell table:formula="of:=[.T367]*1000000" office:value-type="float" office:value="2113.5">
            <text:p>2113.5</text:p>
          </table:table-cell>
          <table:table-cell table:formula="of:=[.U367]*1000000000000" office:value-type="float" office:value="0.0000030464">
            <text:p>3.0464E-006</text:p>
          </table:table-cell>
          <table:table-cell table:formula="of:=[.V367]*1000000000000" office:value-type="float" office:value="0.50899">
            <text:p>0.50899</text:p>
          </table:table-cell>
          <table:table-cell table:formula="of:=([.W367]+[.X367])*1000000000000" office:value-type="float" office:value="0.00350602">
            <text:p>0.00350602</text:p>
          </table:table-cell>
          <table:table-cell office:value-type="float" office:value="0.00015956">
            <text:p>0.00015956</text:p>
          </table:table-cell>
          <table:table-cell table:style-name="ce1" office:value-type="string">
            <text:p>2.4489e-06</text:p>
          </table:table-cell>
          <table:table-cell table:style-name="ce1" office:value-type="string">
            <text:p>2.5732e-06</text:p>
          </table:table-cell>
          <table:table-cell table:style-name="ce1" office:value-type="string">
            <text:p>1.3746e-08</text:p>
          </table:table-cell>
          <table:table-cell table:style-name="ce1" office:value-type="string">
            <text:p>2.3065e-06</text:p>
          </table:table-cell>
          <table:table-cell table:style-name="ce1" office:value-type="string">
            <text:p>1.1039e-06</text:p>
          </table:table-cell>
          <table:table-cell table:style-name="ce1" office:value-type="string">
            <text:p>2.1535e-05</text:p>
          </table:table-cell>
          <table:table-cell office:value-type="float" office:value="0.0021135">
            <text:p>0.0021135</text:p>
          </table:table-cell>
          <table:table-cell table:style-name="ce1" office:value-type="string">
            <text:p>3.0464e-18</text:p>
          </table:table-cell>
          <table:table-cell table:style-name="ce1" office:value-type="string">
            <text:p>5.0899e-13</text:p>
          </table:table-cell>
          <table:table-cell table:style-name="ce1" office:value-type="string">
            <text:p>9.322e-17</text:p>
          </table:table-cell>
          <table:table-cell table:style-name="ce1" office:value-type="string">
            <text:p>3.4128e-15</text:p>
          </table:table-cell>
        </table:table-row>
        <table:table-row table:style-name="ro2">
          <table:table-cell office:value-type="float" office:value="3660.702">
            <text:p>3660.702</text:p>
          </table:table-cell>
          <table:table-cell table:formula="of:=[.M368]*1000000" office:value-type="float" office:value="159.44">
            <text:p>159.44</text:p>
          </table:table-cell>
          <table:table-cell table:formula="of:=[.N368]*1000000" office:value-type="float" office:value="2.3755">
            <text:p>2.3755</text:p>
          </table:table-cell>
          <table:table-cell table:formula="of:=[.O368]*1000000" office:value-type="float" office:value="2.5531">
            <text:p>2.5531</text:p>
          </table:table-cell>
          <table:table-cell table:formula="of:=[.P368]*1000000" office:value-type="float" office:value="0.013733">
            <text:p>0.013733</text:p>
          </table:table-cell>
          <table:table-cell table:formula="of:=[.Q368]*1000000" office:value-type="float" office:value="2.2819">
            <text:p>2.2819</text:p>
          </table:table-cell>
          <table:table-cell table:formula="of:=[.R368]*1000000" office:value-type="float" office:value="1.0969">
            <text:p>1.0969</text:p>
          </table:table-cell>
          <table:table-cell table:formula="of:=[.S368]*1000000" office:value-type="float" office:value="21.559">
            <text:p>21.559</text:p>
          </table:table-cell>
          <table:table-cell table:formula="of:=[.T368]*1000000" office:value-type="float" office:value="2113.2">
            <text:p>2113.2</text:p>
          </table:table-cell>
          <table:table-cell table:formula="of:=[.U368]*1000000000000" office:value-type="float" office:value="0.0000030438">
            <text:p>3.0438E-006</text:p>
          </table:table-cell>
          <table:table-cell table:formula="of:=[.V368]*1000000000000" office:value-type="float" office:value="0.49639">
            <text:p>0.49639</text:p>
          </table:table-cell>
          <table:table-cell table:formula="of:=([.W368]+[.X368])*1000000000000" office:value-type="float" office:value="0.003483007">
            <text:p>0.003483007</text:p>
          </table:table-cell>
          <table:table-cell office:value-type="float" office:value="0.00015944">
            <text:p>0.00015944</text:p>
          </table:table-cell>
          <table:table-cell table:style-name="ce1" office:value-type="string">
            <text:p>2.3755e-06</text:p>
          </table:table-cell>
          <table:table-cell table:style-name="ce1" office:value-type="string">
            <text:p>2.5531e-06</text:p>
          </table:table-cell>
          <table:table-cell table:style-name="ce1" office:value-type="string">
            <text:p>1.3733e-08</text:p>
          </table:table-cell>
          <table:table-cell table:style-name="ce1" office:value-type="string">
            <text:p>2.2819e-06</text:p>
          </table:table-cell>
          <table:table-cell table:style-name="ce1" office:value-type="string">
            <text:p>1.0969e-06</text:p>
          </table:table-cell>
          <table:table-cell table:style-name="ce1" office:value-type="string">
            <text:p>2.1559e-05</text:p>
          </table:table-cell>
          <table:table-cell office:value-type="float" office:value="0.0021132">
            <text:p>0.0021132</text:p>
          </table:table-cell>
          <table:table-cell table:style-name="ce1" office:value-type="string">
            <text:p>3.0438e-18</text:p>
          </table:table-cell>
          <table:table-cell table:style-name="ce1" office:value-type="string">
            <text:p>4.9639e-13</text:p>
          </table:table-cell>
          <table:table-cell table:style-name="ce1" office:value-type="string">
            <text:p>9.2607e-17</text:p>
          </table:table-cell>
          <table:table-cell table:style-name="ce1" office:value-type="string">
            <text:p>3.3904e-15</text:p>
          </table:table-cell>
        </table:table-row>
        <table:table-row table:style-name="ro2">
          <table:table-cell office:value-type="float" office:value="3670.702">
            <text:p>3670.702</text:p>
          </table:table-cell>
          <table:table-cell table:formula="of:=[.M369]*1000000" office:value-type="float" office:value="159.32">
            <text:p>159.32</text:p>
          </table:table-cell>
          <table:table-cell table:formula="of:=[.N369]*1000000" office:value-type="float" office:value="2.3036">
            <text:p>2.3036</text:p>
          </table:table-cell>
          <table:table-cell table:formula="of:=[.O369]*1000000" office:value-type="float" office:value="2.5331">
            <text:p>2.5331</text:p>
          </table:table-cell>
          <table:table-cell table:formula="of:=[.P369]*1000000" office:value-type="float" office:value="0.013719">
            <text:p>0.013719</text:p>
          </table:table-cell>
          <table:table-cell table:formula="of:=[.Q369]*1000000" office:value-type="float" office:value="2.2572">
            <text:p>2.2572</text:p>
          </table:table-cell>
          <table:table-cell table:formula="of:=[.R369]*1000000" office:value-type="float" office:value="1.0899">
            <text:p>1.0899</text:p>
          </table:table-cell>
          <table:table-cell table:formula="of:=[.S369]*1000000" office:value-type="float" office:value="21.584">
            <text:p>21.584</text:p>
          </table:table-cell>
          <table:table-cell table:formula="of:=[.T369]*1000000" office:value-type="float" office:value="2113">
            <text:p>2113</text:p>
          </table:table-cell>
          <table:table-cell table:formula="of:=[.U369]*1000000000000" office:value-type="float" office:value="0.0000030413">
            <text:p>3.0413E-006</text:p>
          </table:table-cell>
          <table:table-cell table:formula="of:=[.V369]*1000000000000" office:value-type="float" office:value="0.48404">
            <text:p>0.48404</text:p>
          </table:table-cell>
          <table:table-cell table:formula="of:=([.W369]+[.X369])*1000000000000" office:value-type="float" office:value="0.0034602">
            <text:p>0.0034602</text:p>
          </table:table-cell>
          <table:table-cell office:value-type="float" office:value="0.00015932">
            <text:p>0.00015932</text:p>
          </table:table-cell>
          <table:table-cell table:style-name="ce1" office:value-type="string">
            <text:p>2.3036e-06</text:p>
          </table:table-cell>
          <table:table-cell table:style-name="ce1" office:value-type="string">
            <text:p>2.5331e-06</text:p>
          </table:table-cell>
          <table:table-cell table:style-name="ce1" office:value-type="string">
            <text:p>1.3719e-08</text:p>
          </table:table-cell>
          <table:table-cell table:style-name="ce1" office:value-type="string">
            <text:p>2.2572e-06</text:p>
          </table:table-cell>
          <table:table-cell table:style-name="ce1" office:value-type="string">
            <text:p>1.0899e-06</text:p>
          </table:table-cell>
          <table:table-cell table:style-name="ce1" office:value-type="string">
            <text:p>2.1584e-05</text:p>
          </table:table-cell>
          <table:table-cell office:value-type="float" office:value="0.002113">
            <text:p>0.002113</text:p>
          </table:table-cell>
          <table:table-cell table:style-name="ce1" office:value-type="string">
            <text:p>3.0413e-18</text:p>
          </table:table-cell>
          <table:table-cell table:style-name="ce1" office:value-type="string">
            <text:p>4.8404e-13</text:p>
          </table:table-cell>
          <table:table-cell table:style-name="ce1" office:value-type="string">
            <text:p>9.2e-17</text:p>
          </table:table-cell>
          <table:table-cell table:style-name="ce1" office:value-type="string">
            <text:p>3.3682e-15</text:p>
          </table:table-cell>
        </table:table-row>
        <table:table-row table:style-name="ro2">
          <table:table-cell office:value-type="float" office:value="3680.702">
            <text:p>3680.702</text:p>
          </table:table-cell>
          <table:table-cell table:formula="of:=[.M370]*1000000" office:value-type="float" office:value="159.2">
            <text:p>159.2</text:p>
          </table:table-cell>
          <table:table-cell table:formula="of:=[.N370]*1000000" office:value-type="float" office:value="2.2334">
            <text:p>2.2334</text:p>
          </table:table-cell>
          <table:table-cell table:formula="of:=[.O370]*1000000" office:value-type="float" office:value="2.5133">
            <text:p>2.5133</text:p>
          </table:table-cell>
          <table:table-cell table:formula="of:=[.P370]*1000000" office:value-type="float" office:value="0.013705">
            <text:p>0.013705</text:p>
          </table:table-cell>
          <table:table-cell table:formula="of:=[.Q370]*1000000" office:value-type="float" office:value="2.2322">
            <text:p>2.2322</text:p>
          </table:table-cell>
          <table:table-cell table:formula="of:=[.R370]*1000000" office:value-type="float" office:value="1.0831">
            <text:p>1.0831</text:p>
          </table:table-cell>
          <table:table-cell table:formula="of:=[.S370]*1000000" office:value-type="float" office:value="21.608">
            <text:p>21.608</text:p>
          </table:table-cell>
          <table:table-cell table:formula="of:=[.T370]*1000000" office:value-type="float" office:value="2112.8">
            <text:p>2112.8</text:p>
          </table:table-cell>
          <table:table-cell table:formula="of:=[.U370]*1000000000000" office:value-type="float" office:value="0.0000030388">
            <text:p>3.0388E-006</text:p>
          </table:table-cell>
          <table:table-cell table:formula="of:=[.V370]*1000000000000" office:value-type="float" office:value="0.47193">
            <text:p>0.47193</text:p>
          </table:table-cell>
          <table:table-cell table:formula="of:=([.W370]+[.X370])*1000000000000" office:value-type="float" office:value="0.0034376">
            <text:p>0.0034376</text:p>
          </table:table-cell>
          <table:table-cell office:value-type="float" office:value="0.0001592">
            <text:p>0.0001592</text:p>
          </table:table-cell>
          <table:table-cell table:style-name="ce1" office:value-type="string">
            <text:p>2.2334e-06</text:p>
          </table:table-cell>
          <table:table-cell table:style-name="ce1" office:value-type="string">
            <text:p>2.5133e-06</text:p>
          </table:table-cell>
          <table:table-cell table:style-name="ce1" office:value-type="string">
            <text:p>1.3705e-08</text:p>
          </table:table-cell>
          <table:table-cell table:style-name="ce1" office:value-type="string">
            <text:p>2.2322e-06</text:p>
          </table:table-cell>
          <table:table-cell table:style-name="ce1" office:value-type="string">
            <text:p>1.0831e-06</text:p>
          </table:table-cell>
          <table:table-cell table:style-name="ce1" office:value-type="string">
            <text:p>2.1608e-05</text:p>
          </table:table-cell>
          <table:table-cell office:value-type="float" office:value="0.0021128">
            <text:p>0.0021128</text:p>
          </table:table-cell>
          <table:table-cell table:style-name="ce1" office:value-type="string">
            <text:p>3.0388e-18</text:p>
          </table:table-cell>
          <table:table-cell table:style-name="ce1" office:value-type="string">
            <text:p>4.7193e-13</text:p>
          </table:table-cell>
          <table:table-cell table:style-name="ce1" office:value-type="string">
            <text:p>9.14e-17</text:p>
          </table:table-cell>
          <table:table-cell table:style-name="ce1" office:value-type="string">
            <text:p>3.3462e-15</text:p>
          </table:table-cell>
        </table:table-row>
        <table:table-row table:style-name="ro2">
          <table:table-cell office:value-type="float" office:value="3690.702">
            <text:p>3690.702</text:p>
          </table:table-cell>
          <table:table-cell table:formula="of:=[.M371]*1000000" office:value-type="float" office:value="159.09">
            <text:p>159.09</text:p>
          </table:table-cell>
          <table:table-cell table:formula="of:=[.N371]*1000000" office:value-type="float" office:value="2.1647">
            <text:p>2.1647</text:p>
          </table:table-cell>
          <table:table-cell table:formula="of:=[.O371]*1000000" office:value-type="float" office:value="2.4937">
            <text:p>2.4937</text:p>
          </table:table-cell>
          <table:table-cell table:formula="of:=[.P371]*1000000" office:value-type="float" office:value="0.013691">
            <text:p>0.013691</text:p>
          </table:table-cell>
          <table:table-cell table:formula="of:=[.Q371]*1000000" office:value-type="float" office:value="2.207">
            <text:p>2.207</text:p>
          </table:table-cell>
          <table:table-cell table:formula="of:=[.R371]*1000000" office:value-type="float" office:value="1.0762">
            <text:p>1.0762</text:p>
          </table:table-cell>
          <table:table-cell table:formula="of:=[.S371]*1000000" office:value-type="float" office:value="21.632">
            <text:p>21.632</text:p>
          </table:table-cell>
          <table:table-cell table:formula="of:=[.T371]*1000000" office:value-type="float" office:value="2112.5">
            <text:p>2112.5</text:p>
          </table:table-cell>
          <table:table-cell table:formula="of:=[.U371]*1000000000000" office:value-type="float" office:value="0.0000030365">
            <text:p>3.0365E-006</text:p>
          </table:table-cell>
          <table:table-cell table:formula="of:=[.V371]*1000000000000" office:value-type="float" office:value="0.46006">
            <text:p>0.46006</text:p>
          </table:table-cell>
          <table:table-cell table:formula="of:=([.W371]+[.X371])*1000000000000" office:value-type="float" office:value="0.003415305">
            <text:p>0.003415305</text:p>
          </table:table-cell>
          <table:table-cell office:value-type="float" office:value="0.00015909">
            <text:p>0.00015909</text:p>
          </table:table-cell>
          <table:table-cell table:style-name="ce1" office:value-type="string">
            <text:p>2.1647e-06</text:p>
          </table:table-cell>
          <table:table-cell table:style-name="ce1" office:value-type="string">
            <text:p>2.4937e-06</text:p>
          </table:table-cell>
          <table:table-cell table:style-name="ce1" office:value-type="string">
            <text:p>1.3691e-08</text:p>
          </table:table-cell>
          <table:table-cell table:style-name="ce1" office:value-type="string">
            <text:p>2.207e-06</text:p>
          </table:table-cell>
          <table:table-cell table:style-name="ce1" office:value-type="string">
            <text:p>1.0762e-06</text:p>
          </table:table-cell>
          <table:table-cell table:style-name="ce1" office:value-type="string">
            <text:p>2.1632e-05</text:p>
          </table:table-cell>
          <table:table-cell office:value-type="float" office:value="0.0021125">
            <text:p>0.0021125</text:p>
          </table:table-cell>
          <table:table-cell table:style-name="ce1" office:value-type="string">
            <text:p>3.0365e-18</text:p>
          </table:table-cell>
          <table:table-cell table:style-name="ce1" office:value-type="string">
            <text:p>4.6006e-13</text:p>
          </table:table-cell>
          <table:table-cell table:style-name="ce1" office:value-type="string">
            <text:p>9.0805e-17</text:p>
          </table:table-cell>
          <table:table-cell table:style-name="ce1" office:value-type="string">
            <text:p>3.3245e-15</text:p>
          </table:table-cell>
        </table:table-row>
        <table:table-row table:style-name="ro2">
          <table:table-cell office:value-type="float" office:value="3700.702">
            <text:p>3700.702</text:p>
          </table:table-cell>
          <table:table-cell table:formula="of:=[.M372]*1000000" office:value-type="float" office:value="158.98">
            <text:p>158.98</text:p>
          </table:table-cell>
          <table:table-cell table:formula="of:=[.N372]*1000000" office:value-type="float" office:value="2.0977">
            <text:p>2.0977</text:p>
          </table:table-cell>
          <table:table-cell table:formula="of:=[.O372]*1000000" office:value-type="float" office:value="2.4743">
            <text:p>2.4743</text:p>
          </table:table-cell>
          <table:table-cell table:formula="of:=[.P372]*1000000" office:value-type="float" office:value="0.013676">
            <text:p>0.013676</text:p>
          </table:table-cell>
          <table:table-cell table:formula="of:=[.Q372]*1000000" office:value-type="float" office:value="2.1817">
            <text:p>2.1817</text:p>
          </table:table-cell>
          <table:table-cell table:formula="of:=[.R372]*1000000" office:value-type="float" office:value="1.0695">
            <text:p>1.0695</text:p>
          </table:table-cell>
          <table:table-cell table:formula="of:=[.S372]*1000000" office:value-type="float" office:value="21.656">
            <text:p>21.656</text:p>
          </table:table-cell>
          <table:table-cell table:formula="of:=[.T372]*1000000" office:value-type="float" office:value="2112.3">
            <text:p>2112.3</text:p>
          </table:table-cell>
          <table:table-cell table:formula="of:=[.U372]*1000000000000" office:value-type="float" office:value="0.0000030342">
            <text:p>3.0342E-006</text:p>
          </table:table-cell>
          <table:table-cell table:formula="of:=[.V372]*1000000000000" office:value-type="float" office:value="0.44842">
            <text:p>0.44842</text:p>
          </table:table-cell>
          <table:table-cell table:formula="of:=([.W372]+[.X372])*1000000000000" office:value-type="float" office:value="0.003393116">
            <text:p>0.003393116</text:p>
          </table:table-cell>
          <table:table-cell office:value-type="float" office:value="0.00015898">
            <text:p>0.00015898</text:p>
          </table:table-cell>
          <table:table-cell table:style-name="ce1" office:value-type="string">
            <text:p>2.0977e-06</text:p>
          </table:table-cell>
          <table:table-cell table:style-name="ce1" office:value-type="string">
            <text:p>2.4743e-06</text:p>
          </table:table-cell>
          <table:table-cell table:style-name="ce1" office:value-type="string">
            <text:p>1.3676e-08</text:p>
          </table:table-cell>
          <table:table-cell table:style-name="ce1" office:value-type="string">
            <text:p>2.1817e-06</text:p>
          </table:table-cell>
          <table:table-cell table:style-name="ce1" office:value-type="string">
            <text:p>1.0695e-06</text:p>
          </table:table-cell>
          <table:table-cell table:style-name="ce1" office:value-type="string">
            <text:p>2.1656e-05</text:p>
          </table:table-cell>
          <table:table-cell office:value-type="float" office:value="0.0021123">
            <text:p>0.0021123</text:p>
          </table:table-cell>
          <table:table-cell table:style-name="ce1" office:value-type="string">
            <text:p>3.0342e-18</text:p>
          </table:table-cell>
          <table:table-cell table:style-name="ce1" office:value-type="string">
            <text:p>4.4842e-13</text:p>
          </table:table-cell>
          <table:table-cell table:style-name="ce1" office:value-type="string">
            <text:p>9.0216e-17</text:p>
          </table:table-cell>
          <table:table-cell table:style-name="ce1" office:value-type="string">
            <text:p>3.3029e-15</text:p>
          </table:table-cell>
        </table:table-row>
        <table:table-row table:style-name="ro2">
          <table:table-cell office:value-type="float" office:value="3710.702">
            <text:p>3710.702</text:p>
          </table:table-cell>
          <table:table-cell table:formula="of:=[.M373]*1000000" office:value-type="float" office:value="158.87">
            <text:p>158.87</text:p>
          </table:table-cell>
          <table:table-cell table:formula="of:=[.N373]*1000000" office:value-type="float" office:value="2.0322">
            <text:p>2.0322</text:p>
          </table:table-cell>
          <table:table-cell table:formula="of:=[.O373]*1000000" office:value-type="float" office:value="2.455">
            <text:p>2.455</text:p>
          </table:table-cell>
          <table:table-cell table:formula="of:=[.P373]*1000000" office:value-type="float" office:value="0.013661">
            <text:p>0.013661</text:p>
          </table:table-cell>
          <table:table-cell table:formula="of:=[.Q373]*1000000" office:value-type="float" office:value="2.1561">
            <text:p>2.1561</text:p>
          </table:table-cell>
          <table:table-cell table:formula="of:=[.R373]*1000000" office:value-type="float" office:value="1.0628">
            <text:p>1.0628</text:p>
          </table:table-cell>
          <table:table-cell table:formula="of:=[.S373]*1000000" office:value-type="float" office:value="21.68">
            <text:p>21.68</text:p>
          </table:table-cell>
          <table:table-cell table:formula="of:=[.T373]*1000000" office:value-type="float" office:value="2112.1">
            <text:p>2112.1</text:p>
          </table:table-cell>
          <table:table-cell table:formula="of:=[.U373]*1000000000000" office:value-type="float" office:value="0.000003032">
            <text:p>0.000003032</text:p>
          </table:table-cell>
          <table:table-cell table:formula="of:=[.V373]*1000000000000" office:value-type="float" office:value="0.43702">
            <text:p>0.43702</text:p>
          </table:table-cell>
          <table:table-cell table:formula="of:=([.W373]+[.X373])*1000000000000" office:value-type="float" office:value="0.003371233">
            <text:p>0.003371233</text:p>
          </table:table-cell>
          <table:table-cell office:value-type="float" office:value="0.00015887">
            <text:p>0.00015887</text:p>
          </table:table-cell>
          <table:table-cell table:style-name="ce1" office:value-type="string">
            <text:p>2.0322e-06</text:p>
          </table:table-cell>
          <table:table-cell table:style-name="ce1" office:value-type="string">
            <text:p>2.455e-06</text:p>
          </table:table-cell>
          <table:table-cell table:style-name="ce1" office:value-type="string">
            <text:p>1.3661e-08</text:p>
          </table:table-cell>
          <table:table-cell table:style-name="ce1" office:value-type="string">
            <text:p>2.1561e-06</text:p>
          </table:table-cell>
          <table:table-cell table:style-name="ce1" office:value-type="string">
            <text:p>1.0628e-06</text:p>
          </table:table-cell>
          <table:table-cell table:style-name="ce1" office:value-type="string">
            <text:p>2.168e-05</text:p>
          </table:table-cell>
          <table:table-cell office:value-type="float" office:value="0.0021121">
            <text:p>0.0021121</text:p>
          </table:table-cell>
          <table:table-cell table:style-name="ce1" office:value-type="string">
            <text:p>3.032e-18</text:p>
          </table:table-cell>
          <table:table-cell table:style-name="ce1" office:value-type="string">
            <text:p>4.3702e-13</text:p>
          </table:table-cell>
          <table:table-cell table:style-name="ce1" office:value-type="string">
            <text:p>8.9633e-17</text:p>
          </table:table-cell>
          <table:table-cell table:style-name="ce1" office:value-type="string">
            <text:p>3.2816e-15</text:p>
          </table:table-cell>
        </table:table-row>
        <table:table-row table:style-name="ro2">
          <table:table-cell office:value-type="float" office:value="3720.702">
            <text:p>3720.702</text:p>
          </table:table-cell>
          <table:table-cell table:formula="of:=[.M374]*1000000" office:value-type="float" office:value="158.77">
            <text:p>158.77</text:p>
          </table:table-cell>
          <table:table-cell table:formula="of:=[.N374]*1000000" office:value-type="float" office:value="1.9683">
            <text:p>1.9683</text:p>
          </table:table-cell>
          <table:table-cell table:formula="of:=[.O374]*1000000" office:value-type="float" office:value="2.4358">
            <text:p>2.4358</text:p>
          </table:table-cell>
          <table:table-cell table:formula="of:=[.P374]*1000000" office:value-type="float" office:value="0.013645">
            <text:p>0.013645</text:p>
          </table:table-cell>
          <table:table-cell table:formula="of:=[.Q374]*1000000" office:value-type="float" office:value="2.1304">
            <text:p>2.1304</text:p>
          </table:table-cell>
          <table:table-cell table:formula="of:=[.R374]*1000000" office:value-type="float" office:value="1.0561">
            <text:p>1.0561</text:p>
          </table:table-cell>
          <table:table-cell table:formula="of:=[.S374]*1000000" office:value-type="float" office:value="21.704">
            <text:p>21.704</text:p>
          </table:table-cell>
          <table:table-cell table:formula="of:=[.T374]*1000000" office:value-type="float" office:value="2111.9">
            <text:p>2111.9</text:p>
          </table:table-cell>
          <table:table-cell table:formula="of:=[.U374]*1000000000000" office:value-type="float" office:value="0.0000030299">
            <text:p>3.0299E-006</text:p>
          </table:table-cell>
          <table:table-cell table:formula="of:=[.V374]*1000000000000" office:value-type="float" office:value="0.42586">
            <text:p>0.42586</text:p>
          </table:table-cell>
          <table:table-cell table:formula="of:=([.W374]+[.X374])*1000000000000" office:value-type="float" office:value="0.003349455">
            <text:p>0.003349455</text:p>
          </table:table-cell>
          <table:table-cell office:value-type="float" office:value="0.00015877">
            <text:p>0.00015877</text:p>
          </table:table-cell>
          <table:table-cell table:style-name="ce1" office:value-type="string">
            <text:p>1.9683e-06</text:p>
          </table:table-cell>
          <table:table-cell table:style-name="ce1" office:value-type="string">
            <text:p>2.4358e-06</text:p>
          </table:table-cell>
          <table:table-cell table:style-name="ce1" office:value-type="string">
            <text:p>1.3645e-08</text:p>
          </table:table-cell>
          <table:table-cell table:style-name="ce1" office:value-type="string">
            <text:p>2.1304e-06</text:p>
          </table:table-cell>
          <table:table-cell table:style-name="ce1" office:value-type="string">
            <text:p>1.0561e-06</text:p>
          </table:table-cell>
          <table:table-cell table:style-name="ce1" office:value-type="string">
            <text:p>2.1704e-05</text:p>
          </table:table-cell>
          <table:table-cell office:value-type="float" office:value="0.0021119">
            <text:p>0.0021119</text:p>
          </table:table-cell>
          <table:table-cell table:style-name="ce1" office:value-type="string">
            <text:p>3.0299e-18</text:p>
          </table:table-cell>
          <table:table-cell table:style-name="ce1" office:value-type="string">
            <text:p>4.2586e-13</text:p>
          </table:table-cell>
          <table:table-cell table:style-name="ce1" office:value-type="string">
            <text:p>8.9055e-17</text:p>
          </table:table-cell>
          <table:table-cell table:style-name="ce1" office:value-type="string">
            <text:p>3.2604e-15</text:p>
          </table:table-cell>
        </table:table-row>
        <table:table-row table:style-name="ro2">
          <table:table-cell office:value-type="float" office:value="3730.702">
            <text:p>3730.702</text:p>
          </table:table-cell>
          <table:table-cell table:formula="of:=[.M375]*1000000" office:value-type="float" office:value="158.67">
            <text:p>158.67</text:p>
          </table:table-cell>
          <table:table-cell table:formula="of:=[.N375]*1000000" office:value-type="float" office:value="1.9059">
            <text:p>1.9059</text:p>
          </table:table-cell>
          <table:table-cell table:formula="of:=[.O375]*1000000" office:value-type="float" office:value="2.4169">
            <text:p>2.4169</text:p>
          </table:table-cell>
          <table:table-cell table:formula="of:=[.P375]*1000000" office:value-type="float" office:value="0.01363">
            <text:p>0.01363</text:p>
          </table:table-cell>
          <table:table-cell table:formula="of:=[.Q375]*1000000" office:value-type="float" office:value="2.1046">
            <text:p>2.1046</text:p>
          </table:table-cell>
          <table:table-cell table:formula="of:=[.R375]*1000000" office:value-type="float" office:value="1.0495">
            <text:p>1.0495</text:p>
          </table:table-cell>
          <table:table-cell table:formula="of:=[.S375]*1000000" office:value-type="float" office:value="21.727">
            <text:p>21.727</text:p>
          </table:table-cell>
          <table:table-cell table:formula="of:=[.T375]*1000000" office:value-type="float" office:value="2111.6">
            <text:p>2111.6</text:p>
          </table:table-cell>
          <table:table-cell table:formula="of:=[.U375]*1000000000000" office:value-type="float" office:value="0.0000030279">
            <text:p>3.0279E-006</text:p>
          </table:table-cell>
          <table:table-cell table:formula="of:=[.V375]*1000000000000" office:value-type="float" office:value="0.41492">
            <text:p>0.41492</text:p>
          </table:table-cell>
          <table:table-cell table:formula="of:=([.W375]+[.X375])*1000000000000" office:value-type="float" office:value="0.003327983">
            <text:p>0.003327983</text:p>
          </table:table-cell>
          <table:table-cell office:value-type="float" office:value="0.00015867">
            <text:p>0.00015867</text:p>
          </table:table-cell>
          <table:table-cell table:style-name="ce1" office:value-type="string">
            <text:p>1.9059e-06</text:p>
          </table:table-cell>
          <table:table-cell table:style-name="ce1" office:value-type="string">
            <text:p>2.4169e-06</text:p>
          </table:table-cell>
          <table:table-cell table:style-name="ce1" office:value-type="string">
            <text:p>1.363e-08</text:p>
          </table:table-cell>
          <table:table-cell table:style-name="ce1" office:value-type="string">
            <text:p>2.1046e-06</text:p>
          </table:table-cell>
          <table:table-cell table:style-name="ce1" office:value-type="string">
            <text:p>1.0495e-06</text:p>
          </table:table-cell>
          <table:table-cell table:style-name="ce1" office:value-type="string">
            <text:p>2.1727e-05</text:p>
          </table:table-cell>
          <table:table-cell office:value-type="float" office:value="0.0021116">
            <text:p>0.0021116</text:p>
          </table:table-cell>
          <table:table-cell table:style-name="ce1" office:value-type="string">
            <text:p>3.0279e-18</text:p>
          </table:table-cell>
          <table:table-cell table:style-name="ce1" office:value-type="string">
            <text:p>4.1492e-13</text:p>
          </table:table-cell>
          <table:table-cell table:style-name="ce1" office:value-type="string">
            <text:p>8.8483e-17</text:p>
          </table:table-cell>
          <table:table-cell table:style-name="ce1" office:value-type="string">
            <text:p>3.2395e-15</text:p>
          </table:table-cell>
        </table:table-row>
        <table:table-row table:style-name="ro2">
          <table:table-cell office:value-type="float" office:value="3740.702">
            <text:p>3740.702</text:p>
          </table:table-cell>
          <table:table-cell table:formula="of:=[.M376]*1000000" office:value-type="float" office:value="158.57">
            <text:p>158.57</text:p>
          </table:table-cell>
          <table:table-cell table:formula="of:=[.N376]*1000000" office:value-type="float" office:value="1.8451">
            <text:p>1.8451</text:p>
          </table:table-cell>
          <table:table-cell table:formula="of:=[.O376]*1000000" office:value-type="float" office:value="2.398">
            <text:p>2.398</text:p>
          </table:table-cell>
          <table:table-cell table:formula="of:=[.P376]*1000000" office:value-type="float" office:value="0.013613">
            <text:p>0.013613</text:p>
          </table:table-cell>
          <table:table-cell table:formula="of:=[.Q376]*1000000" office:value-type="float" office:value="2.0785">
            <text:p>2.0785</text:p>
          </table:table-cell>
          <table:table-cell table:formula="of:=[.R376]*1000000" office:value-type="float" office:value="1.043">
            <text:p>1.043</text:p>
          </table:table-cell>
          <table:table-cell table:formula="of:=[.S376]*1000000" office:value-type="float" office:value="21.751">
            <text:p>21.751</text:p>
          </table:table-cell>
          <table:table-cell table:formula="of:=[.T376]*1000000" office:value-type="float" office:value="2111.4">
            <text:p>2111.4</text:p>
          </table:table-cell>
          <table:table-cell table:formula="of:=[.U376]*1000000000000" office:value-type="float" office:value="0.0000030259">
            <text:p>3.0259E-006</text:p>
          </table:table-cell>
          <table:table-cell table:formula="of:=[.V376]*1000000000000" office:value-type="float" office:value="0.4042">
            <text:p>0.4042</text:p>
          </table:table-cell>
          <table:table-cell table:formula="of:=([.W376]+[.X376])*1000000000000" office:value-type="float" office:value="0.003306717">
            <text:p>0.003306717</text:p>
          </table:table-cell>
          <table:table-cell office:value-type="float" office:value="0.00015857">
            <text:p>0.00015857</text:p>
          </table:table-cell>
          <table:table-cell table:style-name="ce1" office:value-type="string">
            <text:p>1.8451e-06</text:p>
          </table:table-cell>
          <table:table-cell table:style-name="ce1" office:value-type="string">
            <text:p>2.398e-06</text:p>
          </table:table-cell>
          <table:table-cell table:style-name="ce1" office:value-type="string">
            <text:p>1.3613e-08</text:p>
          </table:table-cell>
          <table:table-cell table:style-name="ce1" office:value-type="string">
            <text:p>2.0785e-06</text:p>
          </table:table-cell>
          <table:table-cell table:style-name="ce1" office:value-type="string">
            <text:p>1.043e-06</text:p>
          </table:table-cell>
          <table:table-cell table:style-name="ce1" office:value-type="string">
            <text:p>2.1751e-05</text:p>
          </table:table-cell>
          <table:table-cell office:value-type="float" office:value="0.0021114">
            <text:p>0.0021114</text:p>
          </table:table-cell>
          <table:table-cell table:style-name="ce1" office:value-type="string">
            <text:p>3.0259e-18</text:p>
          </table:table-cell>
          <table:table-cell table:style-name="ce1" office:value-type="string">
            <text:p>4.042e-13</text:p>
          </table:table-cell>
          <table:table-cell table:style-name="ce1" office:value-type="string">
            <text:p>8.7917e-17</text:p>
          </table:table-cell>
          <table:table-cell table:style-name="ce1" office:value-type="string">
            <text:p>3.2188e-15</text:p>
          </table:table-cell>
        </table:table-row>
        <table:table-row table:style-name="ro2">
          <table:table-cell office:value-type="float" office:value="3750.702">
            <text:p>3750.702</text:p>
          </table:table-cell>
          <table:table-cell table:formula="of:=[.M377]*1000000" office:value-type="float" office:value="158.48">
            <text:p>158.48</text:p>
          </table:table-cell>
          <table:table-cell table:formula="of:=[.N377]*1000000" office:value-type="float" office:value="1.7858">
            <text:p>1.7858</text:p>
          </table:table-cell>
          <table:table-cell table:formula="of:=[.O377]*1000000" office:value-type="float" office:value="2.3794">
            <text:p>2.3794</text:p>
          </table:table-cell>
          <table:table-cell table:formula="of:=[.P377]*1000000" office:value-type="float" office:value="0.013597">
            <text:p>0.013597</text:p>
          </table:table-cell>
          <table:table-cell table:formula="of:=[.Q377]*1000000" office:value-type="float" office:value="2.0524">
            <text:p>2.0524</text:p>
          </table:table-cell>
          <table:table-cell table:formula="of:=[.R377]*1000000" office:value-type="float" office:value="1.0365">
            <text:p>1.0365</text:p>
          </table:table-cell>
          <table:table-cell table:formula="of:=[.S377]*1000000" office:value-type="float" office:value="21.774">
            <text:p>21.774</text:p>
          </table:table-cell>
          <table:table-cell table:formula="of:=[.T377]*1000000" office:value-type="float" office:value="2111.2">
            <text:p>2111.2</text:p>
          </table:table-cell>
          <table:table-cell table:formula="of:=[.U377]*1000000000000" office:value-type="float" office:value="0.000003024">
            <text:p>0.000003024</text:p>
          </table:table-cell>
          <table:table-cell table:formula="of:=[.V377]*1000000000000" office:value-type="float" office:value="0.39371">
            <text:p>0.39371</text:p>
          </table:table-cell>
          <table:table-cell table:formula="of:=([.W377]+[.X377])*1000000000000" office:value-type="float" office:value="0.003285656">
            <text:p>0.003285656</text:p>
          </table:table-cell>
          <table:table-cell office:value-type="float" office:value="0.00015848">
            <text:p>0.00015848</text:p>
          </table:table-cell>
          <table:table-cell table:style-name="ce1" office:value-type="string">
            <text:p>1.7858e-06</text:p>
          </table:table-cell>
          <table:table-cell table:style-name="ce1" office:value-type="string">
            <text:p>2.3794e-06</text:p>
          </table:table-cell>
          <table:table-cell table:style-name="ce1" office:value-type="string">
            <text:p>1.3597e-08</text:p>
          </table:table-cell>
          <table:table-cell table:style-name="ce1" office:value-type="string">
            <text:p>2.0524e-06</text:p>
          </table:table-cell>
          <table:table-cell table:style-name="ce1" office:value-type="string">
            <text:p>1.0365e-06</text:p>
          </table:table-cell>
          <table:table-cell table:style-name="ce1" office:value-type="string">
            <text:p>2.1774e-05</text:p>
          </table:table-cell>
          <table:table-cell office:value-type="float" office:value="0.0021112">
            <text:p>0.0021112</text:p>
          </table:table-cell>
          <table:table-cell table:style-name="ce1" office:value-type="string">
            <text:p>3.024e-18</text:p>
          </table:table-cell>
          <table:table-cell table:style-name="ce1" office:value-type="string">
            <text:p>3.9371e-13</text:p>
          </table:table-cell>
          <table:table-cell table:style-name="ce1" office:value-type="string">
            <text:p>8.7356e-17</text:p>
          </table:table-cell>
          <table:table-cell table:style-name="ce1" office:value-type="string">
            <text:p>3.1983e-15</text:p>
          </table:table-cell>
        </table:table-row>
        <table:table-row table:style-name="ro2">
          <table:table-cell office:value-type="float" office:value="3760.702">
            <text:p>3760.702</text:p>
          </table:table-cell>
          <table:table-cell table:formula="of:=[.M378]*1000000" office:value-type="float" office:value="158.39">
            <text:p>158.39</text:p>
          </table:table-cell>
          <table:table-cell table:formula="of:=[.N378]*1000000" office:value-type="float" office:value="1.7279">
            <text:p>1.7279</text:p>
          </table:table-cell>
          <table:table-cell table:formula="of:=[.O378]*1000000" office:value-type="float" office:value="2.3609">
            <text:p>2.3609</text:p>
          </table:table-cell>
          <table:table-cell table:formula="of:=[.P378]*1000000" office:value-type="float" office:value="0.01358">
            <text:p>0.01358</text:p>
          </table:table-cell>
          <table:table-cell table:formula="of:=[.Q378]*1000000" office:value-type="float" office:value="2.0261">
            <text:p>2.0261</text:p>
          </table:table-cell>
          <table:table-cell table:formula="of:=[.R378]*1000000" office:value-type="float" office:value="1.0301">
            <text:p>1.0301</text:p>
          </table:table-cell>
          <table:table-cell table:formula="of:=[.S378]*1000000" office:value-type="float" office:value="21.797">
            <text:p>21.797</text:p>
          </table:table-cell>
          <table:table-cell table:formula="of:=[.T378]*1000000" office:value-type="float" office:value="2111">
            <text:p>2111</text:p>
          </table:table-cell>
          <table:table-cell table:formula="of:=[.U378]*1000000000000" office:value-type="float" office:value="0.0000030221">
            <text:p>3.0221E-006</text:p>
          </table:table-cell>
          <table:table-cell table:formula="of:=[.V378]*1000000000000" office:value-type="float" office:value="0.38343">
            <text:p>0.38343</text:p>
          </table:table-cell>
          <table:table-cell table:formula="of:=([.W378]+[.X378])*1000000000000" office:value-type="float" office:value="0.0032648">
            <text:p>0.0032648</text:p>
          </table:table-cell>
          <table:table-cell office:value-type="float" office:value="0.00015839">
            <text:p>0.00015839</text:p>
          </table:table-cell>
          <table:table-cell table:style-name="ce1" office:value-type="string">
            <text:p>1.7279e-06</text:p>
          </table:table-cell>
          <table:table-cell table:style-name="ce1" office:value-type="string">
            <text:p>2.3609e-06</text:p>
          </table:table-cell>
          <table:table-cell table:style-name="ce1" office:value-type="string">
            <text:p>1.358e-08</text:p>
          </table:table-cell>
          <table:table-cell table:style-name="ce1" office:value-type="string">
            <text:p>2.0261e-06</text:p>
          </table:table-cell>
          <table:table-cell table:style-name="ce1" office:value-type="string">
            <text:p>1.0301e-06</text:p>
          </table:table-cell>
          <table:table-cell table:style-name="ce1" office:value-type="string">
            <text:p>2.1797e-05</text:p>
          </table:table-cell>
          <table:table-cell office:value-type="float" office:value="0.002111">
            <text:p>0.002111</text:p>
          </table:table-cell>
          <table:table-cell table:style-name="ce1" office:value-type="string">
            <text:p>3.0221e-18</text:p>
          </table:table-cell>
          <table:table-cell table:style-name="ce1" office:value-type="string">
            <text:p>3.8343e-13</text:p>
          </table:table-cell>
          <table:table-cell table:style-name="ce1" office:value-type="string">
            <text:p>8.68e-17</text:p>
          </table:table-cell>
          <table:table-cell table:style-name="ce1" office:value-type="string">
            <text:p>3.178e-15</text:p>
          </table:table-cell>
        </table:table-row>
        <table:table-row table:style-name="ro2">
          <table:table-cell office:value-type="float" office:value="3770.702">
            <text:p>3770.702</text:p>
          </table:table-cell>
          <table:table-cell table:formula="of:=[.M379]*1000000" office:value-type="float" office:value="158.3">
            <text:p>158.3</text:p>
          </table:table-cell>
          <table:table-cell table:formula="of:=[.N379]*1000000" office:value-type="float" office:value="1.6716">
            <text:p>1.6716</text:p>
          </table:table-cell>
          <table:table-cell table:formula="of:=[.O379]*1000000" office:value-type="float" office:value="2.3426">
            <text:p>2.3426</text:p>
          </table:table-cell>
          <table:table-cell table:formula="of:=[.P379]*1000000" office:value-type="float" office:value="0.013563">
            <text:p>0.013563</text:p>
          </table:table-cell>
          <table:table-cell table:formula="of:=[.Q379]*1000000" office:value-type="float" office:value="1.9997">
            <text:p>1.9997</text:p>
          </table:table-cell>
          <table:table-cell table:formula="of:=[.R379]*1000000" office:value-type="float" office:value="1.0238">
            <text:p>1.0238</text:p>
          </table:table-cell>
          <table:table-cell table:formula="of:=[.S379]*1000000" office:value-type="float" office:value="21.82">
            <text:p>21.82</text:p>
          </table:table-cell>
          <table:table-cell table:formula="of:=[.T379]*1000000" office:value-type="float" office:value="2110.8">
            <text:p>2110.8</text:p>
          </table:table-cell>
          <table:table-cell table:formula="of:=[.U379]*1000000000000" office:value-type="float" office:value="0.0000030204">
            <text:p>3.0204E-006</text:p>
          </table:table-cell>
          <table:table-cell table:formula="of:=[.V379]*1000000000000" office:value-type="float" office:value="0.37338">
            <text:p>0.37338</text:p>
          </table:table-cell>
          <table:table-cell table:formula="of:=([.W379]+[.X379])*1000000000000" office:value-type="float" office:value="0.00324415">
            <text:p>0.00324415</text:p>
          </table:table-cell>
          <table:table-cell office:value-type="float" office:value="0.0001583">
            <text:p>0.0001583</text:p>
          </table:table-cell>
          <table:table-cell table:style-name="ce1" office:value-type="string">
            <text:p>1.6716e-06</text:p>
          </table:table-cell>
          <table:table-cell table:style-name="ce1" office:value-type="string">
            <text:p>2.3426e-06</text:p>
          </table:table-cell>
          <table:table-cell table:style-name="ce1" office:value-type="string">
            <text:p>1.3563e-08</text:p>
          </table:table-cell>
          <table:table-cell table:style-name="ce1" office:value-type="string">
            <text:p>1.9997e-06</text:p>
          </table:table-cell>
          <table:table-cell table:style-name="ce1" office:value-type="string">
            <text:p>1.0238e-06</text:p>
          </table:table-cell>
          <table:table-cell table:style-name="ce1" office:value-type="string">
            <text:p>2.182e-05</text:p>
          </table:table-cell>
          <table:table-cell office:value-type="float" office:value="0.0021108">
            <text:p>0.0021108</text:p>
          </table:table-cell>
          <table:table-cell table:style-name="ce1" office:value-type="string">
            <text:p>3.0204e-18</text:p>
          </table:table-cell>
          <table:table-cell table:style-name="ce1" office:value-type="string">
            <text:p>3.7338e-13</text:p>
          </table:table-cell>
          <table:table-cell table:style-name="ce1" office:value-type="string">
            <text:p>8.625e-17</text:p>
          </table:table-cell>
          <table:table-cell table:style-name="ce1" office:value-type="string">
            <text:p>3.1579e-15</text:p>
          </table:table-cell>
        </table:table-row>
        <table:table-row table:style-name="ro2">
          <table:table-cell office:value-type="float" office:value="3780.702">
            <text:p>3780.702</text:p>
          </table:table-cell>
          <table:table-cell table:formula="of:=[.M380]*1000000" office:value-type="float" office:value="158.21">
            <text:p>158.21</text:p>
          </table:table-cell>
          <table:table-cell table:formula="of:=[.N380]*1000000" office:value-type="float" office:value="1.6167">
            <text:p>1.6167</text:p>
          </table:table-cell>
          <table:table-cell table:formula="of:=[.O380]*1000000" office:value-type="float" office:value="2.3244">
            <text:p>2.3244</text:p>
          </table:table-cell>
          <table:table-cell table:formula="of:=[.P380]*1000000" office:value-type="float" office:value="0.013546">
            <text:p>0.013546</text:p>
          </table:table-cell>
          <table:table-cell table:formula="of:=[.Q380]*1000000" office:value-type="float" office:value="1.9732">
            <text:p>1.9732</text:p>
          </table:table-cell>
          <table:table-cell table:formula="of:=[.R380]*1000000" office:value-type="float" office:value="1.0174">
            <text:p>1.0174</text:p>
          </table:table-cell>
          <table:table-cell table:formula="of:=[.S380]*1000000" office:value-type="float" office:value="21.843">
            <text:p>21.843</text:p>
          </table:table-cell>
          <table:table-cell table:formula="of:=[.T380]*1000000" office:value-type="float" office:value="2110.6">
            <text:p>2110.6</text:p>
          </table:table-cell>
          <table:table-cell table:formula="of:=[.U380]*1000000000000" office:value-type="float" office:value="0.0000030187">
            <text:p>3.0187E-006</text:p>
          </table:table-cell>
          <table:table-cell table:formula="of:=[.V380]*1000000000000" office:value-type="float" office:value="0.36353">
            <text:p>0.36353</text:p>
          </table:table-cell>
          <table:table-cell table:formula="of:=([.W380]+[.X380])*1000000000000" office:value-type="float" office:value="0.003223606">
            <text:p>0.003223606</text:p>
          </table:table-cell>
          <table:table-cell office:value-type="float" office:value="0.00015821">
            <text:p>0.00015821</text:p>
          </table:table-cell>
          <table:table-cell table:style-name="ce1" office:value-type="string">
            <text:p>1.6167e-06</text:p>
          </table:table-cell>
          <table:table-cell table:style-name="ce1" office:value-type="string">
            <text:p>2.3244e-06</text:p>
          </table:table-cell>
          <table:table-cell table:style-name="ce1" office:value-type="string">
            <text:p>1.3546e-08</text:p>
          </table:table-cell>
          <table:table-cell table:style-name="ce1" office:value-type="string">
            <text:p>1.9732e-06</text:p>
          </table:table-cell>
          <table:table-cell table:style-name="ce1" office:value-type="string">
            <text:p>1.0174e-06</text:p>
          </table:table-cell>
          <table:table-cell table:style-name="ce1" office:value-type="string">
            <text:p>2.1843e-05</text:p>
          </table:table-cell>
          <table:table-cell office:value-type="float" office:value="0.0021106">
            <text:p>0.0021106</text:p>
          </table:table-cell>
          <table:table-cell table:style-name="ce1" office:value-type="string">
            <text:p>3.0187e-18</text:p>
          </table:table-cell>
          <table:table-cell table:style-name="ce1" office:value-type="string">
            <text:p>3.6353e-13</text:p>
          </table:table-cell>
          <table:table-cell table:style-name="ce1" office:value-type="string">
            <text:p>8.5706e-17</text:p>
          </table:table-cell>
          <table:table-cell table:style-name="ce1" office:value-type="string">
            <text:p>3.1379e-15</text:p>
          </table:table-cell>
        </table:table-row>
        <table:table-row table:style-name="ro2">
          <table:table-cell office:value-type="float" office:value="3790.702">
            <text:p>3790.702</text:p>
          </table:table-cell>
          <table:table-cell table:formula="of:=[.M381]*1000000" office:value-type="float" office:value="158.13">
            <text:p>158.13</text:p>
          </table:table-cell>
          <table:table-cell table:formula="of:=[.N381]*1000000" office:value-type="float" office:value="1.5632">
            <text:p>1.5632</text:p>
          </table:table-cell>
          <table:table-cell table:formula="of:=[.O381]*1000000" office:value-type="float" office:value="2.3063">
            <text:p>2.3063</text:p>
          </table:table-cell>
          <table:table-cell table:formula="of:=[.P381]*1000000" office:value-type="float" office:value="0.013528">
            <text:p>0.013528</text:p>
          </table:table-cell>
          <table:table-cell table:formula="of:=[.Q381]*1000000" office:value-type="float" office:value="1.9465">
            <text:p>1.9465</text:p>
          </table:table-cell>
          <table:table-cell table:formula="of:=[.R381]*1000000" office:value-type="float" office:value="1.0112">
            <text:p>1.0112</text:p>
          </table:table-cell>
          <table:table-cell table:formula="of:=[.S381]*1000000" office:value-type="float" office:value="21.866">
            <text:p>21.866</text:p>
          </table:table-cell>
          <table:table-cell table:formula="of:=[.T381]*1000000" office:value-type="float" office:value="2110.4">
            <text:p>2110.4</text:p>
          </table:table-cell>
          <table:table-cell table:formula="of:=[.U381]*1000000000000" office:value-type="float" office:value="0.000003017">
            <text:p>0.000003017</text:p>
          </table:table-cell>
          <table:table-cell table:formula="of:=[.V381]*1000000000000" office:value-type="float" office:value="0.3539">
            <text:p>0.3539</text:p>
          </table:table-cell>
          <table:table-cell table:formula="of:=([.W381]+[.X381])*1000000000000" office:value-type="float" office:value="0.003203366">
            <text:p>0.003203366</text:p>
          </table:table-cell>
          <table:table-cell office:value-type="float" office:value="0.00015813">
            <text:p>0.00015813</text:p>
          </table:table-cell>
          <table:table-cell table:style-name="ce1" office:value-type="string">
            <text:p>1.5632e-06</text:p>
          </table:table-cell>
          <table:table-cell table:style-name="ce1" office:value-type="string">
            <text:p>2.3063e-06</text:p>
          </table:table-cell>
          <table:table-cell table:style-name="ce1" office:value-type="string">
            <text:p>1.3528e-08</text:p>
          </table:table-cell>
          <table:table-cell table:style-name="ce1" office:value-type="string">
            <text:p>1.9465e-06</text:p>
          </table:table-cell>
          <table:table-cell table:style-name="ce1" office:value-type="string">
            <text:p>1.0112e-06</text:p>
          </table:table-cell>
          <table:table-cell table:style-name="ce1" office:value-type="string">
            <text:p>2.1866e-05</text:p>
          </table:table-cell>
          <table:table-cell office:value-type="float" office:value="0.0021104">
            <text:p>0.0021104</text:p>
          </table:table-cell>
          <table:table-cell table:style-name="ce1" office:value-type="string">
            <text:p>3.017e-18</text:p>
          </table:table-cell>
          <table:table-cell table:style-name="ce1" office:value-type="string">
            <text:p>3.539e-13</text:p>
          </table:table-cell>
          <table:table-cell table:style-name="ce1" office:value-type="string">
            <text:p>8.5166e-17</text:p>
          </table:table-cell>
          <table:table-cell table:style-name="ce1" office:value-type="string">
            <text:p>3.1182e-15</text:p>
          </table:table-cell>
        </table:table-row>
        <table:table-row table:style-name="ro2">
          <table:table-cell office:value-type="float" office:value="3800.702">
            <text:p>3800.702</text:p>
          </table:table-cell>
          <table:table-cell table:formula="of:=[.M382]*1000000" office:value-type="float" office:value="158.05">
            <text:p>158.05</text:p>
          </table:table-cell>
          <table:table-cell table:formula="of:=[.N382]*1000000" office:value-type="float" office:value="1.5112">
            <text:p>1.5112</text:p>
          </table:table-cell>
          <table:table-cell table:formula="of:=[.O382]*1000000" office:value-type="float" office:value="2.2885">
            <text:p>2.2885</text:p>
          </table:table-cell>
          <table:table-cell table:formula="of:=[.P382]*1000000" office:value-type="float" office:value="0.01351">
            <text:p>0.01351</text:p>
          </table:table-cell>
          <table:table-cell table:formula="of:=[.Q382]*1000000" office:value-type="float" office:value="1.9198">
            <text:p>1.9198</text:p>
          </table:table-cell>
          <table:table-cell table:formula="of:=[.R382]*1000000" office:value-type="float" office:value="1.005">
            <text:p>1.005</text:p>
          </table:table-cell>
          <table:table-cell table:formula="of:=[.S382]*1000000" office:value-type="float" office:value="21.888">
            <text:p>21.888</text:p>
          </table:table-cell>
          <table:table-cell table:formula="of:=[.T382]*1000000" office:value-type="float" office:value="2110.3">
            <text:p>2110.3</text:p>
          </table:table-cell>
          <table:table-cell table:formula="of:=[.U382]*1000000000000" office:value-type="float" office:value="0.0000030154">
            <text:p>3.0154E-006</text:p>
          </table:table-cell>
          <table:table-cell table:formula="of:=[.V382]*1000000000000" office:value-type="float" office:value="0.34448">
            <text:p>0.34448</text:p>
          </table:table-cell>
          <table:table-cell table:formula="of:=([.W382]+[.X382])*1000000000000" office:value-type="float" office:value="0.003183332">
            <text:p>0.003183332</text:p>
          </table:table-cell>
          <table:table-cell office:value-type="float" office:value="0.00015805">
            <text:p>0.00015805</text:p>
          </table:table-cell>
          <table:table-cell table:style-name="ce1" office:value-type="string">
            <text:p>1.5112e-06</text:p>
          </table:table-cell>
          <table:table-cell table:style-name="ce1" office:value-type="string">
            <text:p>2.2885e-06</text:p>
          </table:table-cell>
          <table:table-cell table:style-name="ce1" office:value-type="string">
            <text:p>1.351e-08</text:p>
          </table:table-cell>
          <table:table-cell table:style-name="ce1" office:value-type="string">
            <text:p>1.9198e-06</text:p>
          </table:table-cell>
          <table:table-cell table:style-name="ce1" office:value-type="string">
            <text:p>1.005e-06</text:p>
          </table:table-cell>
          <table:table-cell table:style-name="ce1" office:value-type="string">
            <text:p>2.1888e-05</text:p>
          </table:table-cell>
          <table:table-cell office:value-type="float" office:value="0.0021103">
            <text:p>0.0021103</text:p>
          </table:table-cell>
          <table:table-cell table:style-name="ce1" office:value-type="string">
            <text:p>3.0154e-18</text:p>
          </table:table-cell>
          <table:table-cell table:style-name="ce1" office:value-type="string">
            <text:p>3.4448e-13</text:p>
          </table:table-cell>
          <table:table-cell table:style-name="ce1" office:value-type="string">
            <text:p>8.4632e-17</text:p>
          </table:table-cell>
          <table:table-cell table:style-name="ce1" office:value-type="string">
            <text:p>3.0987e-15</text:p>
          </table:table-cell>
        </table:table-row>
        <table:table-row table:style-name="ro2">
          <table:table-cell office:value-type="float" office:value="3810.702">
            <text:p>3810.702</text:p>
          </table:table-cell>
          <table:table-cell table:formula="of:=[.M383]*1000000" office:value-type="float" office:value="157.97">
            <text:p>157.97</text:p>
          </table:table-cell>
          <table:table-cell table:formula="of:=[.N383]*1000000" office:value-type="float" office:value="1.4606">
            <text:p>1.4606</text:p>
          </table:table-cell>
          <table:table-cell table:formula="of:=[.O383]*1000000" office:value-type="float" office:value="2.2707">
            <text:p>2.2707</text:p>
          </table:table-cell>
          <table:table-cell table:formula="of:=[.P383]*1000000" office:value-type="float" office:value="0.013492">
            <text:p>0.013492</text:p>
          </table:table-cell>
          <table:table-cell table:formula="of:=[.Q383]*1000000" office:value-type="float" office:value="1.893">
            <text:p>1.893</text:p>
          </table:table-cell>
          <table:table-cell table:formula="of:=[.R383]*1000000" office:value-type="float" office:value="0.99886">
            <text:p>0.99886</text:p>
          </table:table-cell>
          <table:table-cell table:formula="of:=[.S383]*1000000" office:value-type="float" office:value="21.911">
            <text:p>21.911</text:p>
          </table:table-cell>
          <table:table-cell table:formula="of:=[.T383]*1000000" office:value-type="float" office:value="2110.1">
            <text:p>2110.1</text:p>
          </table:table-cell>
          <table:table-cell table:formula="of:=[.U383]*1000000000000" office:value-type="float" office:value="0.0000030139">
            <text:p>3.0139E-006</text:p>
          </table:table-cell>
          <table:table-cell table:formula="of:=[.V383]*1000000000000" office:value-type="float" office:value="0.33525">
            <text:p>0.33525</text:p>
          </table:table-cell>
          <table:table-cell table:formula="of:=([.W383]+[.X383])*1000000000000" office:value-type="float" office:value="0.003163403">
            <text:p>0.003163403</text:p>
          </table:table-cell>
          <table:table-cell office:value-type="float" office:value="0.00015797">
            <text:p>0.00015797</text:p>
          </table:table-cell>
          <table:table-cell table:style-name="ce1" office:value-type="string">
            <text:p>1.4606e-06</text:p>
          </table:table-cell>
          <table:table-cell table:style-name="ce1" office:value-type="string">
            <text:p>2.2707e-06</text:p>
          </table:table-cell>
          <table:table-cell table:style-name="ce1" office:value-type="string">
            <text:p>1.3492e-08</text:p>
          </table:table-cell>
          <table:table-cell table:style-name="ce1" office:value-type="string">
            <text:p>1.893e-06</text:p>
          </table:table-cell>
          <table:table-cell table:style-name="ce1" office:value-type="string">
            <text:p>9.9886e-07</text:p>
          </table:table-cell>
          <table:table-cell table:style-name="ce1" office:value-type="string">
            <text:p>2.1911e-05</text:p>
          </table:table-cell>
          <table:table-cell office:value-type="float" office:value="0.0021101">
            <text:p>0.0021101</text:p>
          </table:table-cell>
          <table:table-cell table:style-name="ce1" office:value-type="string">
            <text:p>3.0139e-18</text:p>
          </table:table-cell>
          <table:table-cell table:style-name="ce1" office:value-type="string">
            <text:p>3.3525e-13</text:p>
          </table:table-cell>
          <table:table-cell table:style-name="ce1" office:value-type="string">
            <text:p>8.4103e-17</text:p>
          </table:table-cell>
          <table:table-cell table:style-name="ce1" office:value-type="string">
            <text:p>3.0793e-15</text:p>
          </table:table-cell>
        </table:table-row>
        <table:table-row table:style-name="ro2">
          <table:table-cell office:value-type="float" office:value="3820.702">
            <text:p>3820.702</text:p>
          </table:table-cell>
          <table:table-cell table:formula="of:=[.M384]*1000000" office:value-type="float" office:value="157.9">
            <text:p>157.9</text:p>
          </table:table-cell>
          <table:table-cell table:formula="of:=[.N384]*1000000" office:value-type="float" office:value="1.4113">
            <text:p>1.4113</text:p>
          </table:table-cell>
          <table:table-cell table:formula="of:=[.O384]*1000000" office:value-type="float" office:value="2.2532">
            <text:p>2.2532</text:p>
          </table:table-cell>
          <table:table-cell table:formula="of:=[.P384]*1000000" office:value-type="float" office:value="0.013473">
            <text:p>0.013473</text:p>
          </table:table-cell>
          <table:table-cell table:formula="of:=[.Q384]*1000000" office:value-type="float" office:value="1.8661">
            <text:p>1.8661</text:p>
          </table:table-cell>
          <table:table-cell table:formula="of:=[.R384]*1000000" office:value-type="float" office:value="0.99277">
            <text:p>0.99277</text:p>
          </table:table-cell>
          <table:table-cell table:formula="of:=[.S384]*1000000" office:value-type="float" office:value="21.933">
            <text:p>21.933</text:p>
          </table:table-cell>
          <table:table-cell table:formula="of:=[.T384]*1000000" office:value-type="float" office:value="2109.9">
            <text:p>2109.9</text:p>
          </table:table-cell>
          <table:table-cell table:formula="of:=[.U384]*1000000000000" office:value-type="float" office:value="0.0000030124">
            <text:p>3.0124E-006</text:p>
          </table:table-cell>
          <table:table-cell table:formula="of:=[.V384]*1000000000000" office:value-type="float" office:value="0.32623">
            <text:p>0.32623</text:p>
          </table:table-cell>
          <table:table-cell table:formula="of:=([.W384]+[.X384])*1000000000000" office:value-type="float" office:value="0.003143679">
            <text:p>0.003143679</text:p>
          </table:table-cell>
          <table:table-cell office:value-type="float" office:value="0.0001579">
            <text:p>0.0001579</text:p>
          </table:table-cell>
          <table:table-cell table:style-name="ce1" office:value-type="string">
            <text:p>1.4113e-06</text:p>
          </table:table-cell>
          <table:table-cell table:style-name="ce1" office:value-type="string">
            <text:p>2.2532e-06</text:p>
          </table:table-cell>
          <table:table-cell table:style-name="ce1" office:value-type="string">
            <text:p>1.3473e-08</text:p>
          </table:table-cell>
          <table:table-cell table:style-name="ce1" office:value-type="string">
            <text:p>1.8661e-06</text:p>
          </table:table-cell>
          <table:table-cell table:style-name="ce1" office:value-type="string">
            <text:p>9.9277e-07</text:p>
          </table:table-cell>
          <table:table-cell table:style-name="ce1" office:value-type="string">
            <text:p>2.1933e-05</text:p>
          </table:table-cell>
          <table:table-cell office:value-type="float" office:value="0.0021099">
            <text:p>0.0021099</text:p>
          </table:table-cell>
          <table:table-cell table:style-name="ce1" office:value-type="string">
            <text:p>3.0124e-18</text:p>
          </table:table-cell>
          <table:table-cell table:style-name="ce1" office:value-type="string">
            <text:p>3.2623e-13</text:p>
          </table:table-cell>
          <table:table-cell table:style-name="ce1" office:value-type="string">
            <text:p>8.3579e-17</text:p>
          </table:table-cell>
          <table:table-cell table:style-name="ce1" office:value-type="string">
            <text:p>3.0601e-15</text:p>
          </table:table-cell>
        </table:table-row>
        <table:table-row table:style-name="ro2">
          <table:table-cell office:value-type="float" office:value="3830.702">
            <text:p>3830.702</text:p>
          </table:table-cell>
          <table:table-cell table:formula="of:=[.M385]*1000000" office:value-type="float" office:value="157.83">
            <text:p>157.83</text:p>
          </table:table-cell>
          <table:table-cell table:formula="of:=[.N385]*1000000" office:value-type="float" office:value="1.3635">
            <text:p>1.3635</text:p>
          </table:table-cell>
          <table:table-cell table:formula="of:=[.O385]*1000000" office:value-type="float" office:value="2.2357">
            <text:p>2.2357</text:p>
          </table:table-cell>
          <table:table-cell table:formula="of:=[.P385]*1000000" office:value-type="float" office:value="0.013454">
            <text:p>0.013454</text:p>
          </table:table-cell>
          <table:table-cell table:formula="of:=[.Q385]*1000000" office:value-type="float" office:value="1.8392">
            <text:p>1.8392</text:p>
          </table:table-cell>
          <table:table-cell table:formula="of:=[.R385]*1000000" office:value-type="float" office:value="0.98673">
            <text:p>0.98673</text:p>
          </table:table-cell>
          <table:table-cell table:formula="of:=[.S385]*1000000" office:value-type="float" office:value="21.955">
            <text:p>21.955</text:p>
          </table:table-cell>
          <table:table-cell table:formula="of:=[.T385]*1000000" office:value-type="float" office:value="2109.7">
            <text:p>2109.7</text:p>
          </table:table-cell>
          <table:table-cell table:formula="of:=[.U385]*1000000000000" office:value-type="float" office:value="0.000003011">
            <text:p>0.000003011</text:p>
          </table:table-cell>
          <table:table-cell table:formula="of:=[.V385]*1000000000000" office:value-type="float" office:value="0.31741">
            <text:p>0.31741</text:p>
          </table:table-cell>
          <table:table-cell table:formula="of:=([.W385]+[.X385])*1000000000000" office:value-type="float" office:value="0.00312426">
            <text:p>0.00312426</text:p>
          </table:table-cell>
          <table:table-cell office:value-type="float" office:value="0.00015783">
            <text:p>0.00015783</text:p>
          </table:table-cell>
          <table:table-cell table:style-name="ce1" office:value-type="string">
            <text:p>1.3635e-06</text:p>
          </table:table-cell>
          <table:table-cell table:style-name="ce1" office:value-type="string">
            <text:p>2.2357e-06</text:p>
          </table:table-cell>
          <table:table-cell table:style-name="ce1" office:value-type="string">
            <text:p>1.3454e-08</text:p>
          </table:table-cell>
          <table:table-cell table:style-name="ce1" office:value-type="string">
            <text:p>1.8392e-06</text:p>
          </table:table-cell>
          <table:table-cell table:style-name="ce1" office:value-type="string">
            <text:p>9.8673e-07</text:p>
          </table:table-cell>
          <table:table-cell table:style-name="ce1" office:value-type="string">
            <text:p>2.1955e-05</text:p>
          </table:table-cell>
          <table:table-cell office:value-type="float" office:value="0.0021097">
            <text:p>0.0021097</text:p>
          </table:table-cell>
          <table:table-cell table:style-name="ce1" office:value-type="string">
            <text:p>3.011e-18</text:p>
          </table:table-cell>
          <table:table-cell table:style-name="ce1" office:value-type="string">
            <text:p>3.1741e-13</text:p>
          </table:table-cell>
          <table:table-cell table:style-name="ce1" office:value-type="string">
            <text:p>8.306e-17</text:p>
          </table:table-cell>
          <table:table-cell table:style-name="ce1" office:value-type="string">
            <text:p>3.0412e-15</text:p>
          </table:table-cell>
        </table:table-row>
        <table:table-row table:style-name="ro2">
          <table:table-cell office:value-type="float" office:value="3840.702">
            <text:p>3840.702</text:p>
          </table:table-cell>
          <table:table-cell table:formula="of:=[.M386]*1000000" office:value-type="float" office:value="157.76">
            <text:p>157.76</text:p>
          </table:table-cell>
          <table:table-cell table:formula="of:=[.N386]*1000000" office:value-type="float" office:value="1.3169">
            <text:p>1.3169</text:p>
          </table:table-cell>
          <table:table-cell table:formula="of:=[.O386]*1000000" office:value-type="float" office:value="2.2185">
            <text:p>2.2185</text:p>
          </table:table-cell>
          <table:table-cell table:formula="of:=[.P386]*1000000" office:value-type="float" office:value="0.013434">
            <text:p>0.013434</text:p>
          </table:table-cell>
          <table:table-cell table:formula="of:=[.Q386]*1000000" office:value-type="float" office:value="1.8122">
            <text:p>1.8122</text:p>
          </table:table-cell>
          <table:table-cell table:formula="of:=[.R386]*1000000" office:value-type="float" office:value="0.98075">
            <text:p>0.98075</text:p>
          </table:table-cell>
          <table:table-cell table:formula="of:=[.S386]*1000000" office:value-type="float" office:value="21.978">
            <text:p>21.978</text:p>
          </table:table-cell>
          <table:table-cell table:formula="of:=[.T386]*1000000" office:value-type="float" office:value="2109.6">
            <text:p>2109.6</text:p>
          </table:table-cell>
          <table:table-cell table:formula="of:=[.U386]*1000000000000" office:value-type="float" office:value="0.0000030096">
            <text:p>3.0096E-006</text:p>
          </table:table-cell>
          <table:table-cell table:formula="of:=[.V386]*1000000000000" office:value-type="float" office:value="0.30879">
            <text:p>0.30879</text:p>
          </table:table-cell>
          <table:table-cell table:formula="of:=([.W386]+[.X386])*1000000000000" office:value-type="float" office:value="0.003104946">
            <text:p>0.003104946</text:p>
          </table:table-cell>
          <table:table-cell office:value-type="float" office:value="0.00015776">
            <text:p>0.00015776</text:p>
          </table:table-cell>
          <table:table-cell table:style-name="ce1" office:value-type="string">
            <text:p>1.3169e-06</text:p>
          </table:table-cell>
          <table:table-cell table:style-name="ce1" office:value-type="string">
            <text:p>2.2185e-06</text:p>
          </table:table-cell>
          <table:table-cell table:style-name="ce1" office:value-type="string">
            <text:p>1.3434e-08</text:p>
          </table:table-cell>
          <table:table-cell table:style-name="ce1" office:value-type="string">
            <text:p>1.8122e-06</text:p>
          </table:table-cell>
          <table:table-cell table:style-name="ce1" office:value-type="string">
            <text:p>9.8075e-07</text:p>
          </table:table-cell>
          <table:table-cell table:style-name="ce1" office:value-type="string">
            <text:p>2.1978e-05</text:p>
          </table:table-cell>
          <table:table-cell office:value-type="float" office:value="0.0021096">
            <text:p>0.0021096</text:p>
          </table:table-cell>
          <table:table-cell table:style-name="ce1" office:value-type="string">
            <text:p>3.0096e-18</text:p>
          </table:table-cell>
          <table:table-cell table:style-name="ce1" office:value-type="string">
            <text:p>3.0879e-13</text:p>
          </table:table-cell>
          <table:table-cell table:style-name="ce1" office:value-type="string">
            <text:p>8.2546e-17</text:p>
          </table:table-cell>
          <table:table-cell table:style-name="ce1" office:value-type="string">
            <text:p>3.0224e-15</text:p>
          </table:table-cell>
        </table:table-row>
        <table:table-row table:style-name="ro2">
          <table:table-cell office:value-type="float" office:value="3850.702">
            <text:p>3850.702</text:p>
          </table:table-cell>
          <table:table-cell table:formula="of:=[.M387]*1000000" office:value-type="float" office:value="157.69">
            <text:p>157.69</text:p>
          </table:table-cell>
          <table:table-cell table:formula="of:=[.N387]*1000000" office:value-type="float" office:value="1.2717">
            <text:p>1.2717</text:p>
          </table:table-cell>
          <table:table-cell table:formula="of:=[.O387]*1000000" office:value-type="float" office:value="2.2014">
            <text:p>2.2014</text:p>
          </table:table-cell>
          <table:table-cell table:formula="of:=[.P387]*1000000" office:value-type="float" office:value="0.013415">
            <text:p>0.013415</text:p>
          </table:table-cell>
          <table:table-cell table:formula="of:=[.Q387]*1000000" office:value-type="float" office:value="1.7852">
            <text:p>1.7852</text:p>
          </table:table-cell>
          <table:table-cell table:formula="of:=[.R387]*1000000" office:value-type="float" office:value="0.97482">
            <text:p>0.97482</text:p>
          </table:table-cell>
          <table:table-cell table:formula="of:=[.S387]*1000000" office:value-type="float" office:value="21.999">
            <text:p>21.999</text:p>
          </table:table-cell>
          <table:table-cell table:formula="of:=[.T387]*1000000" office:value-type="float" office:value="2109.4">
            <text:p>2109.4</text:p>
          </table:table-cell>
          <table:table-cell table:formula="of:=[.U387]*1000000000000" office:value-type="float" office:value="0.0000030083">
            <text:p>3.0083E-006</text:p>
          </table:table-cell>
          <table:table-cell table:formula="of:=[.V387]*1000000000000" office:value-type="float" office:value="0.30036">
            <text:p>0.30036</text:p>
          </table:table-cell>
          <table:table-cell table:formula="of:=([.W387]+[.X387])*1000000000000" office:value-type="float" office:value="0.003085737">
            <text:p>0.003085737</text:p>
          </table:table-cell>
          <table:table-cell office:value-type="float" office:value="0.00015769">
            <text:p>0.00015769</text:p>
          </table:table-cell>
          <table:table-cell table:style-name="ce1" office:value-type="string">
            <text:p>1.2717e-06</text:p>
          </table:table-cell>
          <table:table-cell table:style-name="ce1" office:value-type="string">
            <text:p>2.2014e-06</text:p>
          </table:table-cell>
          <table:table-cell table:style-name="ce1" office:value-type="string">
            <text:p>1.3415e-08</text:p>
          </table:table-cell>
          <table:table-cell table:style-name="ce1" office:value-type="string">
            <text:p>1.7852e-06</text:p>
          </table:table-cell>
          <table:table-cell table:style-name="ce1" office:value-type="string">
            <text:p>9.7482e-07</text:p>
          </table:table-cell>
          <table:table-cell table:style-name="ce1" office:value-type="string">
            <text:p>2.1999e-05</text:p>
          </table:table-cell>
          <table:table-cell office:value-type="float" office:value="0.0021094">
            <text:p>0.0021094</text:p>
          </table:table-cell>
          <table:table-cell table:style-name="ce1" office:value-type="string">
            <text:p>3.0083e-18</text:p>
          </table:table-cell>
          <table:table-cell table:style-name="ce1" office:value-type="string">
            <text:p>3.0036e-13</text:p>
          </table:table-cell>
          <table:table-cell table:style-name="ce1" office:value-type="string">
            <text:p>8.2037e-17</text:p>
          </table:table-cell>
          <table:table-cell table:style-name="ce1" office:value-type="string">
            <text:p>3.0037e-15</text:p>
          </table:table-cell>
        </table:table-row>
        <table:table-row table:style-name="ro2">
          <table:table-cell office:value-type="float" office:value="3860.702">
            <text:p>3860.702</text:p>
          </table:table-cell>
          <table:table-cell table:formula="of:=[.M388]*1000000" office:value-type="float" office:value="157.62">
            <text:p>157.62</text:p>
          </table:table-cell>
          <table:table-cell table:formula="of:=[.N388]*1000000" office:value-type="float" office:value="1.2279">
            <text:p>1.2279</text:p>
          </table:table-cell>
          <table:table-cell table:formula="of:=[.O388]*1000000" office:value-type="float" office:value="2.1844">
            <text:p>2.1844</text:p>
          </table:table-cell>
          <table:table-cell table:formula="of:=[.P388]*1000000" office:value-type="float" office:value="0.013394">
            <text:p>0.013394</text:p>
          </table:table-cell>
          <table:table-cell table:formula="of:=[.Q388]*1000000" office:value-type="float" office:value="1.7582">
            <text:p>1.7582</text:p>
          </table:table-cell>
          <table:table-cell table:formula="of:=[.R388]*1000000" office:value-type="float" office:value="0.96894">
            <text:p>0.96894</text:p>
          </table:table-cell>
          <table:table-cell table:formula="of:=[.S388]*1000000" office:value-type="float" office:value="22.021">
            <text:p>22.021</text:p>
          </table:table-cell>
          <table:table-cell table:formula="of:=[.T388]*1000000" office:value-type="float" office:value="2109.2">
            <text:p>2109.2</text:p>
          </table:table-cell>
          <table:table-cell table:formula="of:=[.U388]*1000000000000" office:value-type="float" office:value="0.0000030071">
            <text:p>3.0071E-006</text:p>
          </table:table-cell>
          <table:table-cell table:formula="of:=[.V388]*1000000000000" office:value-type="float" office:value="0.29211">
            <text:p>0.29211</text:p>
          </table:table-cell>
          <table:table-cell table:formula="of:=([.W388]+[.X388])*1000000000000" office:value-type="float" office:value="0.003066833">
            <text:p>0.003066833</text:p>
          </table:table-cell>
          <table:table-cell office:value-type="float" office:value="0.00015762">
            <text:p>0.00015762</text:p>
          </table:table-cell>
          <table:table-cell table:style-name="ce1" office:value-type="string">
            <text:p>1.2279e-06</text:p>
          </table:table-cell>
          <table:table-cell table:style-name="ce1" office:value-type="string">
            <text:p>2.1844e-06</text:p>
          </table:table-cell>
          <table:table-cell table:style-name="ce1" office:value-type="string">
            <text:p>1.3394e-08</text:p>
          </table:table-cell>
          <table:table-cell table:style-name="ce1" office:value-type="string">
            <text:p>1.7582e-06</text:p>
          </table:table-cell>
          <table:table-cell table:style-name="ce1" office:value-type="string">
            <text:p>9.6894e-07</text:p>
          </table:table-cell>
          <table:table-cell table:style-name="ce1" office:value-type="string">
            <text:p>2.2021e-05</text:p>
          </table:table-cell>
          <table:table-cell office:value-type="float" office:value="0.0021092">
            <text:p>0.0021092</text:p>
          </table:table-cell>
          <table:table-cell table:style-name="ce1" office:value-type="string">
            <text:p>3.0071e-18</text:p>
          </table:table-cell>
          <table:table-cell table:style-name="ce1" office:value-type="string">
            <text:p>2.9211e-13</text:p>
          </table:table-cell>
          <table:table-cell table:style-name="ce1" office:value-type="string">
            <text:p>8.1533e-17</text:p>
          </table:table-cell>
          <table:table-cell table:style-name="ce1" office:value-type="string">
            <text:p>2.9853e-15</text:p>
          </table:table-cell>
        </table:table-row>
        <table:table-row table:style-name="ro2">
          <table:table-cell office:value-type="float" office:value="3870.702">
            <text:p>3870.702</text:p>
          </table:table-cell>
          <table:table-cell table:formula="of:=[.M389]*1000000" office:value-type="float" office:value="157.56">
            <text:p>157.56</text:p>
          </table:table-cell>
          <table:table-cell table:formula="of:=[.N389]*1000000" office:value-type="float" office:value="1.1852">
            <text:p>1.1852</text:p>
          </table:table-cell>
          <table:table-cell table:formula="of:=[.O389]*1000000" office:value-type="float" office:value="2.1675">
            <text:p>2.1675</text:p>
          </table:table-cell>
          <table:table-cell table:formula="of:=[.P389]*1000000" office:value-type="float" office:value="0.013374">
            <text:p>0.013374</text:p>
          </table:table-cell>
          <table:table-cell table:formula="of:=[.Q389]*1000000" office:value-type="float" office:value="1.7311">
            <text:p>1.7311</text:p>
          </table:table-cell>
          <table:table-cell table:formula="of:=[.R389]*1000000" office:value-type="float" office:value="0.96312">
            <text:p>0.96312</text:p>
          </table:table-cell>
          <table:table-cell table:formula="of:=[.S389]*1000000" office:value-type="float" office:value="22.043">
            <text:p>22.043</text:p>
          </table:table-cell>
          <table:table-cell table:formula="of:=[.T389]*1000000" office:value-type="float" office:value="2109.1">
            <text:p>2109.1</text:p>
          </table:table-cell>
          <table:table-cell table:formula="of:=[.U389]*1000000000000" office:value-type="float" office:value="0.0000030058">
            <text:p>3.0058E-006</text:p>
          </table:table-cell>
          <table:table-cell table:formula="of:=[.V389]*1000000000000" office:value-type="float" office:value="0.28406">
            <text:p>0.28406</text:p>
          </table:table-cell>
          <table:table-cell table:formula="of:=([.W389]+[.X389])*1000000000000" office:value-type="float" office:value="0.003048034">
            <text:p>0.003048034</text:p>
          </table:table-cell>
          <table:table-cell office:value-type="float" office:value="0.00015756">
            <text:p>0.00015756</text:p>
          </table:table-cell>
          <table:table-cell table:style-name="ce1" office:value-type="string">
            <text:p>1.1852e-06</text:p>
          </table:table-cell>
          <table:table-cell table:style-name="ce1" office:value-type="string">
            <text:p>2.1675e-06</text:p>
          </table:table-cell>
          <table:table-cell table:style-name="ce1" office:value-type="string">
            <text:p>1.3374e-08</text:p>
          </table:table-cell>
          <table:table-cell table:style-name="ce1" office:value-type="string">
            <text:p>1.7311e-06</text:p>
          </table:table-cell>
          <table:table-cell table:style-name="ce1" office:value-type="string">
            <text:p>9.6312e-07</text:p>
          </table:table-cell>
          <table:table-cell table:style-name="ce1" office:value-type="string">
            <text:p>2.2043e-05</text:p>
          </table:table-cell>
          <table:table-cell office:value-type="float" office:value="0.0021091">
            <text:p>0.0021091</text:p>
          </table:table-cell>
          <table:table-cell table:style-name="ce1" office:value-type="string">
            <text:p>3.0058e-18</text:p>
          </table:table-cell>
          <table:table-cell table:style-name="ce1" office:value-type="string">
            <text:p>2.8406e-13</text:p>
          </table:table-cell>
          <table:table-cell table:style-name="ce1" office:value-type="string">
            <text:p>8.1034e-17</text:p>
          </table:table-cell>
          <table:table-cell table:style-name="ce1" office:value-type="string">
            <text:p>2.967e-15</text:p>
          </table:table-cell>
        </table:table-row>
        <table:table-row table:style-name="ro2">
          <table:table-cell office:value-type="float" office:value="3880.702">
            <text:p>3880.702</text:p>
          </table:table-cell>
          <table:table-cell table:formula="of:=[.M390]*1000000" office:value-type="float" office:value="157.5">
            <text:p>157.5</text:p>
          </table:table-cell>
          <table:table-cell table:formula="of:=[.N390]*1000000" office:value-type="float" office:value="1.1439">
            <text:p>1.1439</text:p>
          </table:table-cell>
          <table:table-cell table:formula="of:=[.O390]*1000000" office:value-type="float" office:value="2.1509">
            <text:p>2.1509</text:p>
          </table:table-cell>
          <table:table-cell table:formula="of:=[.P390]*1000000" office:value-type="float" office:value="0.013353">
            <text:p>0.013353</text:p>
          </table:table-cell>
          <table:table-cell table:formula="of:=[.Q390]*1000000" office:value-type="float" office:value="1.7041">
            <text:p>1.7041</text:p>
          </table:table-cell>
          <table:table-cell table:formula="of:=[.R390]*1000000" office:value-type="float" office:value="0.95734">
            <text:p>0.95734</text:p>
          </table:table-cell>
          <table:table-cell table:formula="of:=[.S390]*1000000" office:value-type="float" office:value="22.065">
            <text:p>22.065</text:p>
          </table:table-cell>
          <table:table-cell table:formula="of:=[.T390]*1000000" office:value-type="float" office:value="2108.9">
            <text:p>2108.9</text:p>
          </table:table-cell>
          <table:table-cell table:formula="of:=[.U390]*1000000000000" office:value-type="float" office:value="0.0000030047">
            <text:p>3.0047E-006</text:p>
          </table:table-cell>
          <table:table-cell table:formula="of:=[.V390]*1000000000000" office:value-type="float" office:value="0.27618">
            <text:p>0.27618</text:p>
          </table:table-cell>
          <table:table-cell table:formula="of:=([.W390]+[.X390])*1000000000000" office:value-type="float" office:value="0.003029439">
            <text:p>0.003029439</text:p>
          </table:table-cell>
          <table:table-cell office:value-type="float" office:value="0.0001575">
            <text:p>0.0001575</text:p>
          </table:table-cell>
          <table:table-cell table:style-name="ce1" office:value-type="string">
            <text:p>1.1439e-06</text:p>
          </table:table-cell>
          <table:table-cell table:style-name="ce1" office:value-type="string">
            <text:p>2.1509e-06</text:p>
          </table:table-cell>
          <table:table-cell table:style-name="ce1" office:value-type="string">
            <text:p>1.3353e-08</text:p>
          </table:table-cell>
          <table:table-cell table:style-name="ce1" office:value-type="string">
            <text:p>1.7041e-06</text:p>
          </table:table-cell>
          <table:table-cell table:style-name="ce1" office:value-type="string">
            <text:p>9.5734e-07</text:p>
          </table:table-cell>
          <table:table-cell table:style-name="ce1" office:value-type="string">
            <text:p>2.2065e-05</text:p>
          </table:table-cell>
          <table:table-cell office:value-type="float" office:value="0.0021089">
            <text:p>0.0021089</text:p>
          </table:table-cell>
          <table:table-cell table:style-name="ce1" office:value-type="string">
            <text:p>3.0047e-18</text:p>
          </table:table-cell>
          <table:table-cell table:style-name="ce1" office:value-type="string">
            <text:p>2.7618e-13</text:p>
          </table:table-cell>
          <table:table-cell table:style-name="ce1" office:value-type="string">
            <text:p>8.0539e-17</text:p>
          </table:table-cell>
          <table:table-cell table:style-name="ce1" office:value-type="string">
            <text:p>2.9489e-15</text:p>
          </table:table-cell>
        </table:table-row>
        <table:table-row table:style-name="ro2">
          <table:table-cell office:value-type="float" office:value="3890.702">
            <text:p>3890.702</text:p>
          </table:table-cell>
          <table:table-cell table:formula="of:=[.M391]*1000000" office:value-type="float" office:value="157.44">
            <text:p>157.44</text:p>
          </table:table-cell>
          <table:table-cell table:formula="of:=[.N391]*1000000" office:value-type="float" office:value="1.1038">
            <text:p>1.1038</text:p>
          </table:table-cell>
          <table:table-cell table:formula="of:=[.O391]*1000000" office:value-type="float" office:value="2.1343">
            <text:p>2.1343</text:p>
          </table:table-cell>
          <table:table-cell table:formula="of:=[.P391]*1000000" office:value-type="float" office:value="0.013332">
            <text:p>0.013332</text:p>
          </table:table-cell>
          <table:table-cell table:formula="of:=[.Q391]*1000000" office:value-type="float" office:value="1.677">
            <text:p>1.677</text:p>
          </table:table-cell>
          <table:table-cell table:formula="of:=[.R391]*1000000" office:value-type="float" office:value="0.95161">
            <text:p>0.95161</text:p>
          </table:table-cell>
          <table:table-cell table:formula="of:=[.S391]*1000000" office:value-type="float" office:value="22.086">
            <text:p>22.086</text:p>
          </table:table-cell>
          <table:table-cell table:formula="of:=[.T391]*1000000" office:value-type="float" office:value="2108.8">
            <text:p>2108.8</text:p>
          </table:table-cell>
          <table:table-cell table:formula="of:=[.U391]*1000000000000" office:value-type="float" office:value="0.0000030035">
            <text:p>3.0035E-006</text:p>
          </table:table-cell>
          <table:table-cell table:formula="of:=[.V391]*1000000000000" office:value-type="float" office:value="0.26849">
            <text:p>0.26849</text:p>
          </table:table-cell>
          <table:table-cell table:formula="of:=([.W391]+[.X391])*1000000000000" office:value-type="float" office:value="0.003011049">
            <text:p>0.003011049</text:p>
          </table:table-cell>
          <table:table-cell office:value-type="float" office:value="0.00015744">
            <text:p>0.00015744</text:p>
          </table:table-cell>
          <table:table-cell table:style-name="ce1" office:value-type="string">
            <text:p>1.1038e-06</text:p>
          </table:table-cell>
          <table:table-cell table:style-name="ce1" office:value-type="string">
            <text:p>2.1343e-06</text:p>
          </table:table-cell>
          <table:table-cell table:style-name="ce1" office:value-type="string">
            <text:p>1.3332e-08</text:p>
          </table:table-cell>
          <table:table-cell table:style-name="ce1" office:value-type="string">
            <text:p>1.677e-06</text:p>
          </table:table-cell>
          <table:table-cell table:style-name="ce1" office:value-type="string">
            <text:p>9.5161e-07</text:p>
          </table:table-cell>
          <table:table-cell table:style-name="ce1" office:value-type="string">
            <text:p>2.2086e-05</text:p>
          </table:table-cell>
          <table:table-cell office:value-type="float" office:value="0.0021088">
            <text:p>0.0021088</text:p>
          </table:table-cell>
          <table:table-cell table:style-name="ce1" office:value-type="string">
            <text:p>3.0035e-18</text:p>
          </table:table-cell>
          <table:table-cell table:style-name="ce1" office:value-type="string">
            <text:p>2.6849e-13</text:p>
          </table:table-cell>
          <table:table-cell table:style-name="ce1" office:value-type="string">
            <text:p>8.0049e-17</text:p>
          </table:table-cell>
          <table:table-cell table:style-name="ce1" office:value-type="string">
            <text:p>2.931e-15</text:p>
          </table:table-cell>
        </table:table-row>
        <table:table-row table:style-name="ro2">
          <table:table-cell office:value-type="float" office:value="3900.702">
            <text:p>3900.702</text:p>
          </table:table-cell>
          <table:table-cell table:formula="of:=[.M392]*1000000" office:value-type="float" office:value="157.38">
            <text:p>157.38</text:p>
          </table:table-cell>
          <table:table-cell table:formula="of:=[.N392]*1000000" office:value-type="float" office:value="1.0649">
            <text:p>1.0649</text:p>
          </table:table-cell>
          <table:table-cell table:formula="of:=[.O392]*1000000" office:value-type="float" office:value="2.1179">
            <text:p>2.1179</text:p>
          </table:table-cell>
          <table:table-cell table:formula="of:=[.P392]*1000000" office:value-type="float" office:value="0.01331">
            <text:p>0.01331</text:p>
          </table:table-cell>
          <table:table-cell table:formula="of:=[.Q392]*1000000" office:value-type="float" office:value="1.65">
            <text:p>1.65</text:p>
          </table:table-cell>
          <table:table-cell table:formula="of:=[.R392]*1000000" office:value-type="float" office:value="0.94594">
            <text:p>0.94594</text:p>
          </table:table-cell>
          <table:table-cell table:formula="of:=[.S392]*1000000" office:value-type="float" office:value="22.107">
            <text:p>22.107</text:p>
          </table:table-cell>
          <table:table-cell table:formula="of:=[.T392]*1000000" office:value-type="float" office:value="2108.6">
            <text:p>2108.6</text:p>
          </table:table-cell>
          <table:table-cell table:formula="of:=[.U392]*1000000000000" office:value-type="float" office:value="0.0000030024">
            <text:p>3.0024E-006</text:p>
          </table:table-cell>
          <table:table-cell table:formula="of:=[.V392]*1000000000000" office:value-type="float" office:value="0.26098">
            <text:p>0.26098</text:p>
          </table:table-cell>
          <table:table-cell table:formula="of:=([.W392]+[.X392])*1000000000000" office:value-type="float" office:value="0.002992864">
            <text:p>0.002992864</text:p>
          </table:table-cell>
          <table:table-cell office:value-type="float" office:value="0.00015738">
            <text:p>0.00015738</text:p>
          </table:table-cell>
          <table:table-cell table:style-name="ce1" office:value-type="string">
            <text:p>1.0649e-06</text:p>
          </table:table-cell>
          <table:table-cell table:style-name="ce1" office:value-type="string">
            <text:p>2.1179e-06</text:p>
          </table:table-cell>
          <table:table-cell table:style-name="ce1" office:value-type="string">
            <text:p>1.331e-08</text:p>
          </table:table-cell>
          <table:table-cell table:style-name="ce1" office:value-type="string">
            <text:p>1.65e-06</text:p>
          </table:table-cell>
          <table:table-cell table:style-name="ce1" office:value-type="string">
            <text:p>9.4594e-07</text:p>
          </table:table-cell>
          <table:table-cell table:style-name="ce1" office:value-type="string">
            <text:p>2.2107e-05</text:p>
          </table:table-cell>
          <table:table-cell office:value-type="float" office:value="0.0021086">
            <text:p>0.0021086</text:p>
          </table:table-cell>
          <table:table-cell table:style-name="ce1" office:value-type="string">
            <text:p>3.0024e-18</text:p>
          </table:table-cell>
          <table:table-cell table:style-name="ce1" office:value-type="string">
            <text:p>2.6098e-13</text:p>
          </table:table-cell>
          <table:table-cell table:style-name="ce1" office:value-type="string">
            <text:p>7.9564e-17</text:p>
          </table:table-cell>
          <table:table-cell table:style-name="ce1" office:value-type="string">
            <text:p>2.9133e-15</text:p>
          </table:table-cell>
        </table:table-row>
        <table:table-row table:style-name="ro2">
          <table:table-cell office:value-type="float" office:value="3910.702">
            <text:p>3910.702</text:p>
          </table:table-cell>
          <table:table-cell table:formula="of:=[.M393]*1000000" office:value-type="float" office:value="157.33">
            <text:p>157.33</text:p>
          </table:table-cell>
          <table:table-cell table:formula="of:=[.N393]*1000000" office:value-type="float" office:value="1.0272">
            <text:p>1.0272</text:p>
          </table:table-cell>
          <table:table-cell table:formula="of:=[.O393]*1000000" office:value-type="float" office:value="2.1017">
            <text:p>2.1017</text:p>
          </table:table-cell>
          <table:table-cell table:formula="of:=[.P393]*1000000" office:value-type="float" office:value="0.013289">
            <text:p>0.013289</text:p>
          </table:table-cell>
          <table:table-cell table:formula="of:=[.Q393]*1000000" office:value-type="float" office:value="1.623">
            <text:p>1.623</text:p>
          </table:table-cell>
          <table:table-cell table:formula="of:=[.R393]*1000000" office:value-type="float" office:value="0.94031">
            <text:p>0.94031</text:p>
          </table:table-cell>
          <table:table-cell table:formula="of:=[.S393]*1000000" office:value-type="float" office:value="22.129">
            <text:p>22.129</text:p>
          </table:table-cell>
          <table:table-cell table:formula="of:=[.T393]*1000000" office:value-type="float" office:value="2108.5">
            <text:p>2108.5</text:p>
          </table:table-cell>
          <table:table-cell table:formula="of:=[.U393]*1000000000000" office:value-type="float" office:value="0.0000030014">
            <text:p>3.0014E-006</text:p>
          </table:table-cell>
          <table:table-cell table:formula="of:=[.V393]*1000000000000" office:value-type="float" office:value="0.25364">
            <text:p>0.25364</text:p>
          </table:table-cell>
          <table:table-cell table:formula="of:=([.W393]+[.X393])*1000000000000" office:value-type="float" office:value="0.002974784">
            <text:p>0.002974784</text:p>
          </table:table-cell>
          <table:table-cell office:value-type="float" office:value="0.00015733">
            <text:p>0.00015733</text:p>
          </table:table-cell>
          <table:table-cell table:style-name="ce1" office:value-type="string">
            <text:p>1.0272e-06</text:p>
          </table:table-cell>
          <table:table-cell table:style-name="ce1" office:value-type="string">
            <text:p>2.1017e-06</text:p>
          </table:table-cell>
          <table:table-cell table:style-name="ce1" office:value-type="string">
            <text:p>1.3289e-08</text:p>
          </table:table-cell>
          <table:table-cell table:style-name="ce1" office:value-type="string">
            <text:p>1.623e-06</text:p>
          </table:table-cell>
          <table:table-cell table:style-name="ce1" office:value-type="string">
            <text:p>9.4031e-07</text:p>
          </table:table-cell>
          <table:table-cell table:style-name="ce1" office:value-type="string">
            <text:p>2.2129e-05</text:p>
          </table:table-cell>
          <table:table-cell office:value-type="float" office:value="0.0021085">
            <text:p>0.0021085</text:p>
          </table:table-cell>
          <table:table-cell table:style-name="ce1" office:value-type="string">
            <text:p>3.0014e-18</text:p>
          </table:table-cell>
          <table:table-cell table:style-name="ce1" office:value-type="string">
            <text:p>2.5364e-13</text:p>
          </table:table-cell>
          <table:table-cell table:style-name="ce1" office:value-type="string">
            <text:p>7.9084e-17</text:p>
          </table:table-cell>
          <table:table-cell table:style-name="ce1" office:value-type="string">
            <text:p>2.8957e-15</text:p>
          </table:table-cell>
        </table:table-row>
        <table:table-row table:style-name="ro2">
          <table:table-cell office:value-type="float" office:value="3920.702">
            <text:p>3920.702</text:p>
          </table:table-cell>
          <table:table-cell table:formula="of:=[.M394]*1000000" office:value-type="float" office:value="157.28">
            <text:p>157.28</text:p>
          </table:table-cell>
          <table:table-cell table:formula="of:=[.N394]*1000000" office:value-type="float" office:value="0.99072">
            <text:p>0.99072</text:p>
          </table:table-cell>
          <table:table-cell table:formula="of:=[.O394]*1000000" office:value-type="float" office:value="2.0856">
            <text:p>2.0856</text:p>
          </table:table-cell>
          <table:table-cell table:formula="of:=[.P394]*1000000" office:value-type="float" office:value="0.013266">
            <text:p>0.013266</text:p>
          </table:table-cell>
          <table:table-cell table:formula="of:=[.Q394]*1000000" office:value-type="float" office:value="1.5961">
            <text:p>1.5961</text:p>
          </table:table-cell>
          <table:table-cell table:formula="of:=[.R394]*1000000" office:value-type="float" office:value="0.93473">
            <text:p>0.93473</text:p>
          </table:table-cell>
          <table:table-cell table:formula="of:=[.S394]*1000000" office:value-type="float" office:value="22.15">
            <text:p>22.15</text:p>
          </table:table-cell>
          <table:table-cell table:formula="of:=[.T394]*1000000" office:value-type="float" office:value="2108.4">
            <text:p>2108.4</text:p>
          </table:table-cell>
          <table:table-cell table:formula="of:=[.U394]*1000000000000" office:value-type="float" office:value="0.0000030004">
            <text:p>3.0004E-006</text:p>
          </table:table-cell>
          <table:table-cell table:formula="of:=[.V394]*1000000000000" office:value-type="float" office:value="0.24647">
            <text:p>0.24647</text:p>
          </table:table-cell>
          <table:table-cell table:formula="of:=([.W394]+[.X394])*1000000000000" office:value-type="float" office:value="0.002956908">
            <text:p>0.002956908</text:p>
          </table:table-cell>
          <table:table-cell office:value-type="float" office:value="0.00015728">
            <text:p>0.00015728</text:p>
          </table:table-cell>
          <table:table-cell table:style-name="ce1" office:value-type="string">
            <text:p>9.9072e-07</text:p>
          </table:table-cell>
          <table:table-cell table:style-name="ce1" office:value-type="string">
            <text:p>2.0856e-06</text:p>
          </table:table-cell>
          <table:table-cell table:style-name="ce1" office:value-type="string">
            <text:p>1.3266e-08</text:p>
          </table:table-cell>
          <table:table-cell table:style-name="ce1" office:value-type="string">
            <text:p>1.5961e-06</text:p>
          </table:table-cell>
          <table:table-cell table:style-name="ce1" office:value-type="string">
            <text:p>9.3473e-07</text:p>
          </table:table-cell>
          <table:table-cell table:style-name="ce1" office:value-type="string">
            <text:p>2.215e-05</text:p>
          </table:table-cell>
          <table:table-cell office:value-type="float" office:value="0.0021084">
            <text:p>0.0021084</text:p>
          </table:table-cell>
          <table:table-cell table:style-name="ce1" office:value-type="string">
            <text:p>3.0004e-18</text:p>
          </table:table-cell>
          <table:table-cell table:style-name="ce1" office:value-type="string">
            <text:p>2.4647e-13</text:p>
          </table:table-cell>
          <table:table-cell table:style-name="ce1" office:value-type="string">
            <text:p>7.8608e-17</text:p>
          </table:table-cell>
          <table:table-cell table:style-name="ce1" office:value-type="string">
            <text:p>2.8783e-15</text:p>
          </table:table-cell>
        </table:table-row>
        <table:table-row table:style-name="ro2">
          <table:table-cell office:value-type="float" office:value="3930.702">
            <text:p>3930.702</text:p>
          </table:table-cell>
          <table:table-cell table:formula="of:=[.M395]*1000000" office:value-type="float" office:value="157.22">
            <text:p>157.22</text:p>
          </table:table-cell>
          <table:table-cell table:formula="of:=[.N395]*1000000" office:value-type="float" office:value="0.95536">
            <text:p>0.95536</text:p>
          </table:table-cell>
          <table:table-cell table:formula="of:=[.O395]*1000000" office:value-type="float" office:value="2.0696">
            <text:p>2.0696</text:p>
          </table:table-cell>
          <table:table-cell table:formula="of:=[.P395]*1000000" office:value-type="float" office:value="0.013244">
            <text:p>0.013244</text:p>
          </table:table-cell>
          <table:table-cell table:formula="of:=[.Q395]*1000000" office:value-type="float" office:value="1.5692">
            <text:p>1.5692</text:p>
          </table:table-cell>
          <table:table-cell table:formula="of:=[.R395]*1000000" office:value-type="float" office:value="0.9292">
            <text:p>0.9292</text:p>
          </table:table-cell>
          <table:table-cell table:formula="of:=[.S395]*1000000" office:value-type="float" office:value="22.171">
            <text:p>22.171</text:p>
          </table:table-cell>
          <table:table-cell table:formula="of:=[.T395]*1000000" office:value-type="float" office:value="2108.2">
            <text:p>2108.2</text:p>
          </table:table-cell>
          <table:table-cell table:formula="of:=[.U395]*1000000000000" office:value-type="float" office:value="0.0000029994">
            <text:p>2.9994E-006</text:p>
          </table:table-cell>
          <table:table-cell table:formula="of:=[.V395]*1000000000000" office:value-type="float" office:value="0.23947">
            <text:p>0.23947</text:p>
          </table:table-cell>
          <table:table-cell table:formula="of:=([.W395]+[.X395])*1000000000000" office:value-type="float" office:value="0.002939136">
            <text:p>0.002939136</text:p>
          </table:table-cell>
          <table:table-cell office:value-type="float" office:value="0.00015722">
            <text:p>0.00015722</text:p>
          </table:table-cell>
          <table:table-cell table:style-name="ce1" office:value-type="string">
            <text:p>9.5536e-07</text:p>
          </table:table-cell>
          <table:table-cell table:style-name="ce1" office:value-type="string">
            <text:p>2.0696e-06</text:p>
          </table:table-cell>
          <table:table-cell table:style-name="ce1" office:value-type="string">
            <text:p>1.3244e-08</text:p>
          </table:table-cell>
          <table:table-cell table:style-name="ce1" office:value-type="string">
            <text:p>1.5692e-06</text:p>
          </table:table-cell>
          <table:table-cell table:style-name="ce1" office:value-type="string">
            <text:p>9.292e-07</text:p>
          </table:table-cell>
          <table:table-cell table:style-name="ce1" office:value-type="string">
            <text:p>2.2171e-05</text:p>
          </table:table-cell>
          <table:table-cell office:value-type="float" office:value="0.0021082">
            <text:p>0.0021082</text:p>
          </table:table-cell>
          <table:table-cell table:style-name="ce1" office:value-type="string">
            <text:p>2.9994e-18</text:p>
          </table:table-cell>
          <table:table-cell table:style-name="ce1" office:value-type="string">
            <text:p>2.3947e-13</text:p>
          </table:table-cell>
          <table:table-cell table:style-name="ce1" office:value-type="string">
            <text:p>7.8136e-17</text:p>
          </table:table-cell>
          <table:table-cell table:style-name="ce1" office:value-type="string">
            <text:p>2.861e-15</text:p>
          </table:table-cell>
        </table:table-row>
        <table:table-row table:style-name="ro2">
          <table:table-cell office:value-type="float" office:value="3940.702">
            <text:p>3940.702</text:p>
          </table:table-cell>
          <table:table-cell table:formula="of:=[.M396]*1000000" office:value-type="float" office:value="157.17">
            <text:p>157.17</text:p>
          </table:table-cell>
          <table:table-cell table:formula="of:=[.N396]*1000000" office:value-type="float" office:value="0.92113">
            <text:p>0.92113</text:p>
          </table:table-cell>
          <table:table-cell table:formula="of:=[.O396]*1000000" office:value-type="float" office:value="2.0538">
            <text:p>2.0538</text:p>
          </table:table-cell>
          <table:table-cell table:formula="of:=[.P396]*1000000" office:value-type="float" office:value="0.013221">
            <text:p>0.013221</text:p>
          </table:table-cell>
          <table:table-cell table:formula="of:=[.Q396]*1000000" office:value-type="float" office:value="1.5423">
            <text:p>1.5423</text:p>
          </table:table-cell>
          <table:table-cell table:formula="of:=[.R396]*1000000" office:value-type="float" office:value="0.92372">
            <text:p>0.92372</text:p>
          </table:table-cell>
          <table:table-cell table:formula="of:=[.S396]*1000000" office:value-type="float" office:value="22.191">
            <text:p>22.191</text:p>
          </table:table-cell>
          <table:table-cell table:formula="of:=[.T396]*1000000" office:value-type="float" office:value="2108.1">
            <text:p>2108.1</text:p>
          </table:table-cell>
          <table:table-cell table:formula="of:=[.U396]*1000000000000" office:value-type="float" office:value="0.0000029985">
            <text:p>2.9985E-006</text:p>
          </table:table-cell>
          <table:table-cell table:formula="of:=[.V396]*1000000000000" office:value-type="float" office:value="0.23264">
            <text:p>0.23264</text:p>
          </table:table-cell>
          <table:table-cell table:formula="of:=([.W396]+[.X396])*1000000000000" office:value-type="float" office:value="0.002921569">
            <text:p>0.002921569</text:p>
          </table:table-cell>
          <table:table-cell office:value-type="float" office:value="0.00015717">
            <text:p>0.00015717</text:p>
          </table:table-cell>
          <table:table-cell table:style-name="ce1" office:value-type="string">
            <text:p>9.2113e-07</text:p>
          </table:table-cell>
          <table:table-cell table:style-name="ce1" office:value-type="string">
            <text:p>2.0538e-06</text:p>
          </table:table-cell>
          <table:table-cell table:style-name="ce1" office:value-type="string">
            <text:p>1.3221e-08</text:p>
          </table:table-cell>
          <table:table-cell table:style-name="ce1" office:value-type="string">
            <text:p>1.5423e-06</text:p>
          </table:table-cell>
          <table:table-cell table:style-name="ce1" office:value-type="string">
            <text:p>9.2372e-07</text:p>
          </table:table-cell>
          <table:table-cell table:style-name="ce1" office:value-type="string">
            <text:p>2.2191e-05</text:p>
          </table:table-cell>
          <table:table-cell office:value-type="float" office:value="0.0021081">
            <text:p>0.0021081</text:p>
          </table:table-cell>
          <table:table-cell table:style-name="ce1" office:value-type="string">
            <text:p>2.9985e-18</text:p>
          </table:table-cell>
          <table:table-cell table:style-name="ce1" office:value-type="string">
            <text:p>2.3264e-13</text:p>
          </table:table-cell>
          <table:table-cell table:style-name="ce1" office:value-type="string">
            <text:p>7.7669e-17</text:p>
          </table:table-cell>
          <table:table-cell table:style-name="ce1" office:value-type="string">
            <text:p>2.8439e-15</text:p>
          </table:table-cell>
        </table:table-row>
        <table:table-row table:style-name="ro2">
          <table:table-cell office:value-type="float" office:value="3950.702">
            <text:p>3950.702</text:p>
          </table:table-cell>
          <table:table-cell table:formula="of:=[.M397]*1000000" office:value-type="float" office:value="157.13">
            <text:p>157.13</text:p>
          </table:table-cell>
          <table:table-cell table:formula="of:=[.N397]*1000000" office:value-type="float" office:value="0.888">
            <text:p>0.888</text:p>
          </table:table-cell>
          <table:table-cell table:formula="of:=[.O397]*1000000" office:value-type="float" office:value="2.0381">
            <text:p>2.0381</text:p>
          </table:table-cell>
          <table:table-cell table:formula="of:=[.P397]*1000000" office:value-type="float" office:value="0.013198">
            <text:p>0.013198</text:p>
          </table:table-cell>
          <table:table-cell table:formula="of:=[.Q397]*1000000" office:value-type="float" office:value="1.5156">
            <text:p>1.5156</text:p>
          </table:table-cell>
          <table:table-cell table:formula="of:=[.R397]*1000000" office:value-type="float" office:value="0.91829">
            <text:p>0.91829</text:p>
          </table:table-cell>
          <table:table-cell table:formula="of:=[.S397]*1000000" office:value-type="float" office:value="22.212">
            <text:p>22.212</text:p>
          </table:table-cell>
          <table:table-cell table:formula="of:=[.T397]*1000000" office:value-type="float" office:value="2108">
            <text:p>2108</text:p>
          </table:table-cell>
          <table:table-cell table:formula="of:=[.U397]*1000000000000" office:value-type="float" office:value="0.0000029976">
            <text:p>2.9976E-006</text:p>
          </table:table-cell>
          <table:table-cell table:formula="of:=[.V397]*1000000000000" office:value-type="float" office:value="0.22598">
            <text:p>0.22598</text:p>
          </table:table-cell>
          <table:table-cell table:formula="of:=([.W397]+[.X397])*1000000000000" office:value-type="float" office:value="0.002904206">
            <text:p>0.002904206</text:p>
          </table:table-cell>
          <table:table-cell office:value-type="float" office:value="0.00015713">
            <text:p>0.00015713</text:p>
          </table:table-cell>
          <table:table-cell table:style-name="ce1" office:value-type="string">
            <text:p>8.88e-07</text:p>
          </table:table-cell>
          <table:table-cell table:style-name="ce1" office:value-type="string">
            <text:p>2.0381e-06</text:p>
          </table:table-cell>
          <table:table-cell table:style-name="ce1" office:value-type="string">
            <text:p>1.3198e-08</text:p>
          </table:table-cell>
          <table:table-cell table:style-name="ce1" office:value-type="string">
            <text:p>1.5156e-06</text:p>
          </table:table-cell>
          <table:table-cell table:style-name="ce1" office:value-type="string">
            <text:p>9.1829e-07</text:p>
          </table:table-cell>
          <table:table-cell table:style-name="ce1" office:value-type="string">
            <text:p>2.2212e-05</text:p>
          </table:table-cell>
          <table:table-cell office:value-type="float" office:value="0.002108">
            <text:p>0.002108</text:p>
          </table:table-cell>
          <table:table-cell table:style-name="ce1" office:value-type="string">
            <text:p>2.9976e-18</text:p>
          </table:table-cell>
          <table:table-cell table:style-name="ce1" office:value-type="string">
            <text:p>2.2598e-13</text:p>
          </table:table-cell>
          <table:table-cell table:style-name="ce1" office:value-type="string">
            <text:p>7.7206e-17</text:p>
          </table:table-cell>
          <table:table-cell table:style-name="ce1" office:value-type="string">
            <text:p>2.827e-15</text:p>
          </table:table-cell>
        </table:table-row>
        <table:table-row table:style-name="ro2">
          <table:table-cell office:value-type="float" office:value="3960.702">
            <text:p>3960.702</text:p>
          </table:table-cell>
          <table:table-cell table:formula="of:=[.M398]*1000000" office:value-type="float" office:value="157.08">
            <text:p>157.08</text:p>
          </table:table-cell>
          <table:table-cell table:formula="of:=[.N398]*1000000" office:value-type="float" office:value="0.85596">
            <text:p>0.85596</text:p>
          </table:table-cell>
          <table:table-cell table:formula="of:=[.O398]*1000000" office:value-type="float" office:value="2.0225">
            <text:p>2.0225</text:p>
          </table:table-cell>
          <table:table-cell table:formula="of:=[.P398]*1000000" office:value-type="float" office:value="0.013174">
            <text:p>0.013174</text:p>
          </table:table-cell>
          <table:table-cell table:formula="of:=[.Q398]*1000000" office:value-type="float" office:value="1.4889">
            <text:p>1.4889</text:p>
          </table:table-cell>
          <table:table-cell table:formula="of:=[.R398]*1000000" office:value-type="float" office:value="0.9129">
            <text:p>0.9129</text:p>
          </table:table-cell>
          <table:table-cell table:formula="of:=[.S398]*1000000" office:value-type="float" office:value="22.233">
            <text:p>22.233</text:p>
          </table:table-cell>
          <table:table-cell table:formula="of:=[.T398]*1000000" office:value-type="float" office:value="2107.8">
            <text:p>2107.8</text:p>
          </table:table-cell>
          <table:table-cell table:formula="of:=[.U398]*1000000000000" office:value-type="float" office:value="0.0000029968">
            <text:p>2.9968E-006</text:p>
          </table:table-cell>
          <table:table-cell table:formula="of:=[.V398]*1000000000000" office:value-type="float" office:value="0.21947">
            <text:p>0.21947</text:p>
          </table:table-cell>
          <table:table-cell table:formula="of:=([.W398]+[.X398])*1000000000000" office:value-type="float" office:value="0.002887048">
            <text:p>0.002887048</text:p>
          </table:table-cell>
          <table:table-cell office:value-type="float" office:value="0.00015708">
            <text:p>0.00015708</text:p>
          </table:table-cell>
          <table:table-cell table:style-name="ce1" office:value-type="string">
            <text:p>8.5596e-07</text:p>
          </table:table-cell>
          <table:table-cell table:style-name="ce1" office:value-type="string">
            <text:p>2.0225e-06</text:p>
          </table:table-cell>
          <table:table-cell table:style-name="ce1" office:value-type="string">
            <text:p>1.3174e-08</text:p>
          </table:table-cell>
          <table:table-cell table:style-name="ce1" office:value-type="string">
            <text:p>1.4889e-06</text:p>
          </table:table-cell>
          <table:table-cell table:style-name="ce1" office:value-type="string">
            <text:p>9.129e-07</text:p>
          </table:table-cell>
          <table:table-cell table:style-name="ce1" office:value-type="string">
            <text:p>2.2233e-05</text:p>
          </table:table-cell>
          <table:table-cell office:value-type="float" office:value="0.0021078">
            <text:p>0.0021078</text:p>
          </table:table-cell>
          <table:table-cell table:style-name="ce1" office:value-type="string">
            <text:p>2.9968e-18</text:p>
          </table:table-cell>
          <table:table-cell table:style-name="ce1" office:value-type="string">
            <text:p>2.1947e-13</text:p>
          </table:table-cell>
          <table:table-cell table:style-name="ce1" office:value-type="string">
            <text:p>7.6748e-17</text:p>
          </table:table-cell>
          <table:table-cell table:style-name="ce1" office:value-type="string">
            <text:p>2.8103e-15</text:p>
          </table:table-cell>
        </table:table-row>
        <table:table-row table:style-name="ro2">
          <table:table-cell office:value-type="float" office:value="3970.702">
            <text:p>3970.702</text:p>
          </table:table-cell>
          <table:table-cell table:formula="of:=[.M399]*1000000" office:value-type="float" office:value="157.04">
            <text:p>157.04</text:p>
          </table:table-cell>
          <table:table-cell table:formula="of:=[.N399]*1000000" office:value-type="float" office:value="0.82498">
            <text:p>0.82498</text:p>
          </table:table-cell>
          <table:table-cell table:formula="of:=[.O399]*1000000" office:value-type="float" office:value="2.0071">
            <text:p>2.0071</text:p>
          </table:table-cell>
          <table:table-cell table:formula="of:=[.P399]*1000000" office:value-type="float" office:value="0.01315">
            <text:p>0.01315</text:p>
          </table:table-cell>
          <table:table-cell table:formula="of:=[.Q399]*1000000" office:value-type="float" office:value="1.4624">
            <text:p>1.4624</text:p>
          </table:table-cell>
          <table:table-cell table:formula="of:=[.R399]*1000000" office:value-type="float" office:value="0.90756">
            <text:p>0.90756</text:p>
          </table:table-cell>
          <table:table-cell table:formula="of:=[.S399]*1000000" office:value-type="float" office:value="22.253">
            <text:p>22.253</text:p>
          </table:table-cell>
          <table:table-cell table:formula="of:=[.T399]*1000000" office:value-type="float" office:value="2107.7">
            <text:p>2107.7</text:p>
          </table:table-cell>
          <table:table-cell table:formula="of:=[.U399]*1000000000000" office:value-type="float" office:value="0.000002996">
            <text:p>0.000002996</text:p>
          </table:table-cell>
          <table:table-cell table:formula="of:=[.V399]*1000000000000" office:value-type="float" office:value="0.21312">
            <text:p>0.21312</text:p>
          </table:table-cell>
          <table:table-cell table:formula="of:=([.W399]+[.X399])*1000000000000" office:value-type="float" office:value="0.002869894">
            <text:p>0.002869894</text:p>
          </table:table-cell>
          <table:table-cell office:value-type="float" office:value="0.00015704">
            <text:p>0.00015704</text:p>
          </table:table-cell>
          <table:table-cell table:style-name="ce1" office:value-type="string">
            <text:p>8.2498e-07</text:p>
          </table:table-cell>
          <table:table-cell table:style-name="ce1" office:value-type="string">
            <text:p>2.0071e-06</text:p>
          </table:table-cell>
          <table:table-cell table:style-name="ce1" office:value-type="string">
            <text:p>1.315e-08</text:p>
          </table:table-cell>
          <table:table-cell table:style-name="ce1" office:value-type="string">
            <text:p>1.4624e-06</text:p>
          </table:table-cell>
          <table:table-cell table:style-name="ce1" office:value-type="string">
            <text:p>9.0756e-07</text:p>
          </table:table-cell>
          <table:table-cell table:style-name="ce1" office:value-type="string">
            <text:p>2.2253e-05</text:p>
          </table:table-cell>
          <table:table-cell office:value-type="float" office:value="0.0021077">
            <text:p>0.0021077</text:p>
          </table:table-cell>
          <table:table-cell table:style-name="ce1" office:value-type="string">
            <text:p>2.996e-18</text:p>
          </table:table-cell>
          <table:table-cell table:style-name="ce1" office:value-type="string">
            <text:p>2.1312e-13</text:p>
          </table:table-cell>
          <table:table-cell table:style-name="ce1" office:value-type="string">
            <text:p>7.6294e-17</text:p>
          </table:table-cell>
          <table:table-cell table:style-name="ce1" office:value-type="string">
            <text:p>2.7936e-15</text:p>
          </table:table-cell>
        </table:table-row>
        <table:table-row table:style-name="ro2">
          <table:table-cell office:value-type="float" office:value="3980.702">
            <text:p>3980.702</text:p>
          </table:table-cell>
          <table:table-cell table:formula="of:=[.M400]*1000000" office:value-type="float" office:value="156.99">
            <text:p>156.99</text:p>
          </table:table-cell>
          <table:table-cell table:formula="of:=[.N400]*1000000" office:value-type="float" office:value="0.79504">
            <text:p>0.79504</text:p>
          </table:table-cell>
          <table:table-cell table:formula="of:=[.O400]*1000000" office:value-type="float" office:value="1.9918">
            <text:p>1.9918</text:p>
          </table:table-cell>
          <table:table-cell table:formula="of:=[.P400]*1000000" office:value-type="float" office:value="0.013126">
            <text:p>0.013126</text:p>
          </table:table-cell>
          <table:table-cell table:formula="of:=[.Q400]*1000000" office:value-type="float" office:value="1.4359">
            <text:p>1.4359</text:p>
          </table:table-cell>
          <table:table-cell table:formula="of:=[.R400]*1000000" office:value-type="float" office:value="0.90227">
            <text:p>0.90227</text:p>
          </table:table-cell>
          <table:table-cell table:formula="of:=[.S400]*1000000" office:value-type="float" office:value="22.274">
            <text:p>22.274</text:p>
          </table:table-cell>
          <table:table-cell table:formula="of:=[.T400]*1000000" office:value-type="float" office:value="2107.6">
            <text:p>2107.6</text:p>
          </table:table-cell>
          <table:table-cell table:formula="of:=[.U400]*1000000000000" office:value-type="float" office:value="0.0000029952">
            <text:p>2.9952E-006</text:p>
          </table:table-cell>
          <table:table-cell table:formula="of:=[.V400]*1000000000000" office:value-type="float" office:value="0.20693">
            <text:p>0.20693</text:p>
          </table:table-cell>
          <table:table-cell table:formula="of:=([.W400]+[.X400])*1000000000000" office:value-type="float" office:value="0.002853044">
            <text:p>0.002853044</text:p>
          </table:table-cell>
          <table:table-cell office:value-type="float" office:value="0.00015699">
            <text:p>0.00015699</text:p>
          </table:table-cell>
          <table:table-cell table:style-name="ce1" office:value-type="string">
            <text:p>7.9504e-07</text:p>
          </table:table-cell>
          <table:table-cell table:style-name="ce1" office:value-type="string">
            <text:p>1.9918e-06</text:p>
          </table:table-cell>
          <table:table-cell table:style-name="ce1" office:value-type="string">
            <text:p>1.3126e-08</text:p>
          </table:table-cell>
          <table:table-cell table:style-name="ce1" office:value-type="string">
            <text:p>1.4359e-06</text:p>
          </table:table-cell>
          <table:table-cell table:style-name="ce1" office:value-type="string">
            <text:p>9.0227e-07</text:p>
          </table:table-cell>
          <table:table-cell table:style-name="ce1" office:value-type="string">
            <text:p>2.2274e-05</text:p>
          </table:table-cell>
          <table:table-cell office:value-type="float" office:value="0.0021076">
            <text:p>0.0021076</text:p>
          </table:table-cell>
          <table:table-cell table:style-name="ce1" office:value-type="string">
            <text:p>2.9952e-18</text:p>
          </table:table-cell>
          <table:table-cell table:style-name="ce1" office:value-type="string">
            <text:p>2.0693e-13</text:p>
          </table:table-cell>
          <table:table-cell table:style-name="ce1" office:value-type="string">
            <text:p>7.5844e-17</text:p>
          </table:table-cell>
          <table:table-cell table:style-name="ce1" office:value-type="string">
            <text:p>2.7772e-15</text:p>
          </table:table-cell>
        </table:table-row>
        <table:table-row table:style-name="ro2">
          <table:table-cell office:value-type="float" office:value="3990.702">
            <text:p>3990.702</text:p>
          </table:table-cell>
          <table:table-cell table:formula="of:=[.M401]*1000000" office:value-type="float" office:value="156.95">
            <text:p>156.95</text:p>
          </table:table-cell>
          <table:table-cell table:formula="of:=[.N401]*1000000" office:value-type="float" office:value="0.76611">
            <text:p>0.76611</text:p>
          </table:table-cell>
          <table:table-cell table:formula="of:=[.O401]*1000000" office:value-type="float" office:value="1.9767">
            <text:p>1.9767</text:p>
          </table:table-cell>
          <table:table-cell table:formula="of:=[.P401]*1000000" office:value-type="float" office:value="0.013101">
            <text:p>0.013101</text:p>
          </table:table-cell>
          <table:table-cell table:formula="of:=[.Q401]*1000000" office:value-type="float" office:value="1.4096">
            <text:p>1.4096</text:p>
          </table:table-cell>
          <table:table-cell table:formula="of:=[.R401]*1000000" office:value-type="float" office:value="0.89702">
            <text:p>0.89702</text:p>
          </table:table-cell>
          <table:table-cell table:formula="of:=[.S401]*1000000" office:value-type="float" office:value="22.294">
            <text:p>22.294</text:p>
          </table:table-cell>
          <table:table-cell table:formula="of:=[.T401]*1000000" office:value-type="float" office:value="2107.5">
            <text:p>2107.5</text:p>
          </table:table-cell>
          <table:table-cell table:formula="of:=[.U401]*1000000000000" office:value-type="float" office:value="0.0000029945">
            <text:p>2.9945E-006</text:p>
          </table:table-cell>
          <table:table-cell table:formula="of:=[.V401]*1000000000000" office:value-type="float" office:value="0.20088">
            <text:p>0.20088</text:p>
          </table:table-cell>
          <table:table-cell table:formula="of:=([.W401]+[.X401])*1000000000000" office:value-type="float" office:value="0.002836299">
            <text:p>0.002836299</text:p>
          </table:table-cell>
          <table:table-cell office:value-type="float" office:value="0.00015695">
            <text:p>0.00015695</text:p>
          </table:table-cell>
          <table:table-cell table:style-name="ce1" office:value-type="string">
            <text:p>7.6611e-07</text:p>
          </table:table-cell>
          <table:table-cell table:style-name="ce1" office:value-type="string">
            <text:p>1.9767e-06</text:p>
          </table:table-cell>
          <table:table-cell table:style-name="ce1" office:value-type="string">
            <text:p>1.3101e-08</text:p>
          </table:table-cell>
          <table:table-cell table:style-name="ce1" office:value-type="string">
            <text:p>1.4096e-06</text:p>
          </table:table-cell>
          <table:table-cell table:style-name="ce1" office:value-type="string">
            <text:p>8.9702e-07</text:p>
          </table:table-cell>
          <table:table-cell table:style-name="ce1" office:value-type="string">
            <text:p>2.2294e-05</text:p>
          </table:table-cell>
          <table:table-cell office:value-type="float" office:value="0.0021075">
            <text:p>0.0021075</text:p>
          </table:table-cell>
          <table:table-cell table:style-name="ce1" office:value-type="string">
            <text:p>2.9945e-18</text:p>
          </table:table-cell>
          <table:table-cell table:style-name="ce1" office:value-type="string">
            <text:p>2.0088e-13</text:p>
          </table:table-cell>
          <table:table-cell table:style-name="ce1" office:value-type="string">
            <text:p>7.5399e-17</text:p>
          </table:table-cell>
          <table:table-cell table:style-name="ce1" office:value-type="string">
            <text:p>2.7609e-15</text:p>
          </table:table-cell>
        </table:table-row>
        <table:table-row table:style-name="ro2">
          <table:table-cell office:value-type="float" office:value="4000.702">
            <text:p>4000.702</text:p>
          </table:table-cell>
          <table:table-cell table:formula="of:=[.M402]*1000000" office:value-type="float" office:value="156.91">
            <text:p>156.91</text:p>
          </table:table-cell>
          <table:table-cell table:formula="of:=[.N402]*1000000" office:value-type="float" office:value="0.73817">
            <text:p>0.73817</text:p>
          </table:table-cell>
          <table:table-cell table:formula="of:=[.O402]*1000000" office:value-type="float" office:value="1.9617">
            <text:p>1.9617</text:p>
          </table:table-cell>
          <table:table-cell table:formula="of:=[.P402]*1000000" office:value-type="float" office:value="0.013077">
            <text:p>0.013077</text:p>
          </table:table-cell>
          <table:table-cell table:formula="of:=[.Q402]*1000000" office:value-type="float" office:value="1.3834">
            <text:p>1.3834</text:p>
          </table:table-cell>
          <table:table-cell table:formula="of:=[.R402]*1000000" office:value-type="float" office:value="0.89182">
            <text:p>0.89182</text:p>
          </table:table-cell>
          <table:table-cell table:formula="of:=[.S402]*1000000" office:value-type="float" office:value="22.314">
            <text:p>22.314</text:p>
          </table:table-cell>
          <table:table-cell table:formula="of:=[.T402]*1000000" office:value-type="float" office:value="2107.4">
            <text:p>2107.4</text:p>
          </table:table-cell>
          <table:table-cell table:formula="of:=[.U402]*1000000000000" office:value-type="float" office:value="0.0000029937">
            <text:p>2.9937E-006</text:p>
          </table:table-cell>
          <table:table-cell table:formula="of:=[.V402]*1000000000000" office:value-type="float" office:value="0.19499">
            <text:p>0.19499</text:p>
          </table:table-cell>
          <table:table-cell table:formula="of:=([.W402]+[.X402])*1000000000000" office:value-type="float" office:value="0.002819758">
            <text:p>0.002819758</text:p>
          </table:table-cell>
          <table:table-cell office:value-type="float" office:value="0.00015691">
            <text:p>0.00015691</text:p>
          </table:table-cell>
          <table:table-cell table:style-name="ce1" office:value-type="string">
            <text:p>7.3817e-07</text:p>
          </table:table-cell>
          <table:table-cell table:style-name="ce1" office:value-type="string">
            <text:p>1.9617e-06</text:p>
          </table:table-cell>
          <table:table-cell table:style-name="ce1" office:value-type="string">
            <text:p>1.3077e-08</text:p>
          </table:table-cell>
          <table:table-cell table:style-name="ce1" office:value-type="string">
            <text:p>1.3834e-06</text:p>
          </table:table-cell>
          <table:table-cell table:style-name="ce1" office:value-type="string">
            <text:p>8.9182e-07</text:p>
          </table:table-cell>
          <table:table-cell table:style-name="ce1" office:value-type="string">
            <text:p>2.2314e-05</text:p>
          </table:table-cell>
          <table:table-cell office:value-type="float" office:value="0.0021074">
            <text:p>0.0021074</text:p>
          </table:table-cell>
          <table:table-cell table:style-name="ce1" office:value-type="string">
            <text:p>2.9937e-18</text:p>
          </table:table-cell>
          <table:table-cell table:style-name="ce1" office:value-type="string">
            <text:p>1.9499e-13</text:p>
          </table:table-cell>
          <table:table-cell table:style-name="ce1" office:value-type="string">
            <text:p>7.4958e-17</text:p>
          </table:table-cell>
          <table:table-cell table:style-name="ce1" office:value-type="string">
            <text:p>2.7448e-15</text:p>
          </table:table-cell>
        </table:table-row>
        <table:table-row table:style-name="ro2" table:number-rows-repeated="1048173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10-03T14:28:44</meta:creation-date>
    <dc:date>2013-10-03T14:50:43</dc:date>
    <dc:creator>Tie Wu</dc:creator>
    <meta:editing-duration>P0D</meta:editing-duration>
    <meta:editing-cycles>1</meta:editing-cycles>
    <meta:document-statistic meta:table-count="3" meta:cell-count="9636" meta:object-count="9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12cm" svg:y="0.316cm" chart:style-name="ch2">
          <text:p>Prothrombin</text:p>
        </chart:title>
        <chart:legend chart:legend-position="end" svg:x="14.336cm" svg:y="4.203cm" style:legend-expansion="high" chart:style-name="ch3"/>
        <chart:plot-area chart:style-name="ch4" table:cell-range-address="Sheet1.A1:Sheet1.B402" chart:data-source-has-labels="row" svg:x="1.33cm" svg:y="1.635cm" svg:width="12.368cm" svg:height="6.209cm">
          <chartooo:coordinate-region svg:x="2.322cm" svg:y="1.834cm" svg:width="11.004cm" svg:height="5.363cm"/>
          <chart:axis chart:dimension="x" chart:name="primary-x" chart:style-name="ch5">
            <chart:title svg:x="6.385cm" svg:y="8.024cm" chart:style-name="ch6">
              <text:p>Time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B2:Sheet1.B402" chart:label-cell-address="Sheet1.B1:Sheet1.B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II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1400">
                <text:p>1400</text:p>
                <draw:g>
                  <svg:desc>Sheet1.B2:Sheet1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82.5">
                <text:p>138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84.6">
                <text:p>13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86.2">
                <text:p>138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87.7">
                <text:p>138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88.8">
                <text:p>138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89.6">
                <text:p>138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0.2">
                <text:p>139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0.5">
                <text:p>13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0.9">
                <text:p>139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1.4">
                <text:p>139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1.7">
                <text:p>139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1.9">
                <text:p>139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2.1">
                <text:p>139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92.3">
                <text:p>139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92.4">
                <text:p>139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92.5">
                <text:p>139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92.7">
                <text:p>139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92.8">
                <text:p>139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392.8">
                <text:p>139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392.8">
                <text:p>139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392.7">
                <text:p>139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389.3">
                <text:p>138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382.5">
                <text:p>138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351.4">
                <text:p>135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327.9">
                <text:p>1327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272.1">
                <text:p>127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242.6">
                <text:p>124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213.5">
                <text:p>121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185.6">
                <text:p>1185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159.7">
                <text:p>1159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136.4">
                <text:p>1136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115.4">
                <text:p>1115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96.6">
                <text:p>1096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79.3">
                <text:p>1079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63.4">
                <text:p>106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48.7">
                <text:p>1048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34.9">
                <text:p>1034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21.8">
                <text:p>102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97.69">
                <text:p>997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986.45">
                <text:p>986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975.67">
                <text:p>975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65.31">
                <text:p>96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955.33">
                <text:p>955.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945.68">
                <text:p>945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936.34">
                <text:p>936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927.27">
                <text:p>927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918.46">
                <text:p>918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909.89">
                <text:p>909.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901.52">
                <text:p>901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893.36">
                <text:p>893.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85.38">
                <text:p>885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77.56">
                <text:p>877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69.91">
                <text:p>869.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62.39">
                <text:p>862.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55.02">
                <text:p>855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47.77">
                <text:p>847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40.63">
                <text:p>840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33.61">
                <text:p>833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26.7">
                <text:p>82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19.88">
                <text:p>819.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13.16">
                <text:p>813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06.52">
                <text:p>806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99.97">
                <text:p>799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93.5">
                <text:p>79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87.11">
                <text:p>787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80.79">
                <text:p>780.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774.54">
                <text:p>774.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768.35">
                <text:p>768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762.24">
                <text:p>762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756.18">
                <text:p>756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750.19">
                <text:p>750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44.26">
                <text:p>744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38.38">
                <text:p>738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732.56">
                <text:p>732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726.79">
                <text:p>726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721.08">
                <text:p>7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715.42">
                <text:p>715.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709.81">
                <text:p>709.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704.25">
                <text:p>704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98.73">
                <text:p>698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93.27">
                <text:p>693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87.85">
                <text:p>687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82.48">
                <text:p>682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77.16">
                <text:p>677.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71.87">
                <text:p>671.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66.64">
                <text:p>666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61.45">
                <text:p>661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56.3">
                <text:p>656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51.19">
                <text:p>651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46.13">
                <text:p>646.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41.1">
                <text:p>641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36.12">
                <text:p>636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31.18">
                <text:p>631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26.28">
                <text:p>626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21.42">
                <text:p>621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16.6">
                <text:p>61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11.82">
                <text:p>611.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07.08">
                <text:p>607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02.38">
                <text:p>602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97.71">
                <text:p>597.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93.09">
                <text:p>593.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83.95">
                <text:p>583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79.44">
                <text:p>579.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74.96">
                <text:p>574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70.53">
                <text:p>570.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566.12">
                <text:p>566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561.76">
                <text:p>561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557.43">
                <text:p>557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553.14">
                <text:p>553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548.88">
                <text:p>548.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544.66">
                <text:p>544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40.47">
                <text:p>540.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36.32">
                <text:p>536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32.2">
                <text:p>532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28.12">
                <text:p>528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24.07">
                <text:p>524.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20.05">
                <text:p>520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16.07">
                <text:p>516.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12.13">
                <text:p>512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08.21">
                <text:p>508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04.33">
                <text:p>504.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00.48">
                <text:p>500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96.67">
                <text:p>496.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92.89">
                <text:p>492.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89.14">
                <text:p>489.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85.42">
                <text:p>485.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81.73">
                <text:p>481.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78.08">
                <text:p>478.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74.46">
                <text:p>474.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70.86">
                <text:p>470.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67.3">
                <text:p>467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63.77">
                <text:p>463.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60.27">
                <text:p>460.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56.81">
                <text:p>456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53.37">
                <text:p>453.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49.96">
                <text:p>449.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46.58">
                <text:p>446.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43.23">
                <text:p>443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39.91">
                <text:p>439.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36.62">
                <text:p>436.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33.36">
                <text:p>433.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30.13">
                <text:p>430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26.92">
                <text:p>426.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23.75">
                <text:p>423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20.6">
                <text:p>420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17.48">
                <text:p>417.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14.39">
                <text:p>414.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11.33">
                <text:p>411.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08.29">
                <text:p>408.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05.28">
                <text:p>405.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99.35">
                <text:p>399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96.42">
                <text:p>396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93.52">
                <text:p>393.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90.64">
                <text:p>390.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87.79">
                <text:p>387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84.97">
                <text:p>384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82.17">
                <text:p>382.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79.4">
                <text:p>379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76.66">
                <text:p>376.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73.94">
                <text:p>373.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71.24">
                <text:p>371.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68.57">
                <text:p>368.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65.92">
                <text:p>365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63.3">
                <text:p>363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60.71">
                <text:p>360.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58.13">
                <text:p>358.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55.59">
                <text:p>355.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53.06">
                <text:p>353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50.56">
                <text:p>350.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48.08">
                <text:p>348.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45.63">
                <text:p>345.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43.2">
                <text:p>343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40.79">
                <text:p>340.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38.4">
                <text:p>33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36.04">
                <text:p>336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33.7">
                <text:p>333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31.39">
                <text:p>331.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29.09">
                <text:p>329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26.82">
                <text:p>326.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24.57">
                <text:p>324.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22.34">
                <text:p>322.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20.13">
                <text:p>320.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17.94">
                <text:p>317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15.78">
                <text:p>315.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13.63">
                <text:p>313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11.51">
                <text:p>311.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09.41">
                <text:p>309.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05.27">
                <text:p>305.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03.23">
                <text:p>303.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01.21">
                <text:p>301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99.21">
                <text:p>299.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97.23">
                <text:p>297.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295.27">
                <text:p>295.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293.33">
                <text:p>293.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291.41">
                <text:p>291.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287.62">
                <text:p>287.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285.76">
                <text:p>285.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283.92">
                <text:p>283.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280.28">
                <text:p>280.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276.73">
                <text:p>276.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274.97">
                <text:p>274.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273.24">
                <text:p>273.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271.53">
                <text:p>271.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269.83">
                <text:p>269.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268.15">
                <text:p>268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266.49">
                <text:p>266.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264.85">
                <text:p>264.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263.22">
                <text:p>263.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261.61">
                <text:p>261.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260.02">
                <text:p>26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258.44">
                <text:p>258.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256.88">
                <text:p>256.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255.34">
                <text:p>255.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253.82">
                <text:p>253.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252.31">
                <text:p>252.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250.82">
                <text:p>250.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249.34">
                <text:p>249.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247.89">
                <text:p>247.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246.44">
                <text:p>246.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245.02">
                <text:p>245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243.61">
                <text:p>243.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242.21">
                <text:p>242.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240.83">
                <text:p>240.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239.47">
                <text:p>239.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238.12">
                <text:p>238.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236.79">
                <text:p>236.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235.47">
                <text:p>235.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234.17">
                <text:p>234.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231.61">
                <text:p>231.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230.35">
                <text:p>230.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229.11">
                <text:p>229.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227.88">
                <text:p>227.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226.67">
                <text:p>226.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225.47">
                <text:p>225.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224.28">
                <text:p>224.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223.11">
                <text:p>223.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221.96">
                <text:p>221.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220.81">
                <text:p>220.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219.69">
                <text:p>219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218.57">
                <text:p>218.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217.47">
                <text:p>217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216.38">
                <text:p>216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215.31">
                <text:p>215.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212.17">
                <text:p>212.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210.14">
                <text:p>210.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209.15">
                <text:p>209.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208.16">
                <text:p>208.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206.24">
                <text:p>206.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204.37">
                <text:p>204.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203.45">
                <text:p>203.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202.54">
                <text:p>202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201.65">
                <text:p>201.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200.77">
                <text:p>200.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199.04">
                <text:p>199.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198.19">
                <text:p>198.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197.36">
                <text:p>197.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196.54">
                <text:p>196.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195.73">
                <text:p>195.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194.93">
                <text:p>194.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194.14">
                <text:p>194.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193.36">
                <text:p>193.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191.85">
                <text:p>191.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190.37">
                <text:p>190.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189.65">
                <text:p>189.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188.94">
                <text:p>188.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188.24">
                <text:p>188.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187.56">
                <text:p>187.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186.88">
                <text:p>186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186.21">
                <text:p>186.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185.55">
                <text:p>185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184.91">
                <text:p>184.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184.27">
                <text:p>184.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183.65">
                <text:p>183.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183.03">
                <text:p>183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182.42">
                <text:p>182.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181.83">
                <text:p>181.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181.24">
                <text:p>181.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180.67">
                <text:p>180.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179.54">
                <text:p>179.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178.99">
                <text:p>178.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178.46">
                <text:p>178.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177.93">
                <text:p>177.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177.41">
                <text:p>177.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175.42">
                <text:p>175.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174.94">
                <text:p>174.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174.48">
                <text:p>174.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174.02">
                <text:p>174.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173.57">
                <text:p>173.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173.13">
                <text:p>173.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172.27">
                <text:p>172.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171.86">
                <text:p>171.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171.45">
                <text:p>171.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171.05">
                <text:p>171.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170.66">
                <text:p>170.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170.27">
                <text:p>170.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169.89">
                <text:p>169.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169.16">
                <text:p>169.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168.81">
                <text:p>168.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168.46">
                <text:p>168.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168.12">
                <text:p>168.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167.79">
                <text:p>167.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167.47">
                <text:p>167.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167.15">
                <text:p>167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166.84">
                <text:p>166.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166.23">
                <text:p>166.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165.66">
                <text:p>165.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165.38">
                <text:p>165.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164.84">
                <text:p>164.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164.58">
                <text:p>164.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164.33">
                <text:p>164.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164.08">
                <text:p>164.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163.84">
                <text:p>163.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163.37">
                <text:p>163.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163.14">
                <text:p>163.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162.92">
                <text:p>162.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162.71">
                <text:p>162.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161.91">
                <text:p>161.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161.72">
                <text:p>161.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161.54">
                <text:p>161.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161.36">
                <text:p>161.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161.18">
                <text:p>161.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161.01">
                <text:p>161.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160.85">
                <text:p>160.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160.69">
                <text:p>160.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160.53">
                <text:p>160.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160.24">
                <text:p>160.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160.09">
                <text:p>160.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159.95">
                <text:p>159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159.82">
                <text:p>159.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159.56">
                <text:p>159.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159.44">
                <text:p>159.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159.32">
                <text:p>159.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159.09">
                <text:p>159.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158.98">
                <text:p>158.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158.87">
                <text:p>158.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158.77">
                <text:p>158.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158.67">
                <text:p>158.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158.57">
                <text:p>158.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158.48">
                <text:p>158.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158.39">
                <text:p>158.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158.3">
                <text:p>158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158.21">
                <text:p>158.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158.13">
                <text:p>158.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158.05">
                <text:p>158.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157.97">
                <text:p>157.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157.83">
                <text:p>157.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157.76">
                <text:p>157.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157.62">
                <text:p>157.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157.56">
                <text:p>157.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157.38">
                <text:p>157.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157.33">
                <text:p>157.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157.28">
                <text:p>157.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157.22">
                <text:p>157.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157.17">
                <text:p>157.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157.13">
                <text:p>157.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157.08">
                <text:p>157.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157.04">
                <text:p>157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156.99">
                <text:p>156.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156.95">
                <text:p>156.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156.91">
                <text:p>156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6cm" chart:style-name="ch2">
          <text:p>Thrombin</text:p>
        </chart:title>
        <chart:legend chart:legend-position="end" svg:x="14.284cm" svg:y="4.203cm" style:legend-expansion="high" chart:style-name="ch3"/>
        <chart:plot-area chart:style-name="ch4" table:cell-range-address="Sheet1.A1:Sheet1.A402 Sheet1.C1:Sheet1.C402" chart:data-source-has-labels="row" svg:x="1.33cm" svg:y="1.635cm" svg:width="12.316cm" svg:height="6.209cm">
          <chartooo:coordinate-region svg:x="2.137cm" svg:y="1.835cm" svg:width="11.138cm" svg:height="5.362cm"/>
          <chart:axis chart:dimension="x" chart:name="primary-x" chart:style-name="ch5">
            <chart:title svg:x="6.319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C2:Sheet1.C402" chart:label-cell-address="Sheet1.C1:Sheet1.C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i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C2:Sheet1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32694">
                <text:p>0.00000032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21985">
                <text:p>0.000002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10274">
                <text:p>0.000010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32902">
                <text:p>0.00003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78243">
                <text:p>0.000078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14876">
                <text:p>0.00014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22921">
                <text:p>0.00022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29079">
                <text:p>0.00029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33692">
                <text:p>0.00033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36897">
                <text:p>0.00036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39069">
                <text:p>0.00039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40821">
                <text:p>0.00040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42433">
                <text:p>0.0004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44127">
                <text:p>0.00044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46178">
                <text:p>0.00046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49004">
                <text:p>0.00049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53319">
                <text:p>0.00053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6053">
                <text:p>0.000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73972">
                <text:p>0.00073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10354">
                <text:p>0.0010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19045">
                <text:p>0.001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64324">
                <text:p>0.0064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64886">
                <text:p>0.064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72261">
                <text:p>0.72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3.8348">
                <text:p>3.8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1.657">
                <text:p>11.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4.691">
                <text:p>24.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41.149">
                <text:p>41.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58.348">
                <text:p>58.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90.745">
                <text:p>90.7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4.93">
                <text:p>104.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16.73">
                <text:p>116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25.55">
                <text:p>125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31.1">
                <text:p>13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34.82">
                <text:p>134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33.56">
                <text:p>133.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32.15">
                <text:p>132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28.74">
                <text:p>128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26.93">
                <text:p>126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25.13">
                <text:p>125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23.35">
                <text:p>123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21.63">
                <text:p>121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19.97">
                <text:p>119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18.36">
                <text:p>118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16.83">
                <text:p>116.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15.35">
                <text:p>115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13.95">
                <text:p>113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11.31">
                <text:p>111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08.89">
                <text:p>108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07.76">
                <text:p>107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06.66">
                <text:p>106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05.61">
                <text:p>105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03.63">
                <text:p>103.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02.68">
                <text:p>102.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01.77">
                <text:p>101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00.89">
                <text:p>100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00.03">
                <text:p>10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9.195">
                <text:p>99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8.383">
                <text:p>98.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7.592">
                <text:p>97.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96.82">
                <text:p>96.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6.066">
                <text:p>96.0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5.329">
                <text:p>95.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4.607">
                <text:p>94.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3.899">
                <text:p>93.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93.204">
                <text:p>93.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92.522">
                <text:p>92.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91.852">
                <text:p>91.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1.192">
                <text:p>91.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0.543">
                <text:p>90.5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9.903">
                <text:p>89.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9.272">
                <text:p>89.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8.649">
                <text:p>88.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8.034">
                <text:p>88.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7.427">
                <text:p>87.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6.827">
                <text:p>86.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6.233">
                <text:p>86.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5.646">
                <text:p>85.6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5.065">
                <text:p>85.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4.489">
                <text:p>84.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83.919">
                <text:p>83.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3.354">
                <text:p>83.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2.794">
                <text:p>82.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2.238">
                <text:p>82.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1.687">
                <text:p>81.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1.14">
                <text:p>81.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80.597">
                <text:p>80.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0.058">
                <text:p>80.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9.523">
                <text:p>79.5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8.992">
                <text:p>78.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8.464">
                <text:p>78.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7.418">
                <text:p>77.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6.385">
                <text:p>76.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5.874">
                <text:p>75.8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5.365">
                <text:p>75.3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4.858">
                <text:p>74.8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4.355">
                <text:p>74.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3.854">
                <text:p>73.8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3.356">
                <text:p>73.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2.861">
                <text:p>72.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2.368">
                <text:p>72.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1.877">
                <text:p>71.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1.389">
                <text:p>71.3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0.904">
                <text:p>70.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9.939">
                <text:p>69.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9.461">
                <text:p>69.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8.984">
                <text:p>68.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8.51">
                <text:p>68.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7.568">
                <text:p>67.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6.634">
                <text:p>66.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6.171">
                <text:p>66.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5.709">
                <text:p>65.7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4.792">
                <text:p>64.7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4.337">
                <text:p>64.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3.883">
                <text:p>63.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3.432">
                <text:p>63.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62.982">
                <text:p>62.9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2.535">
                <text:p>62.5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62.089">
                <text:p>62.0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61.645">
                <text:p>61.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61.203">
                <text:p>61.2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60.763">
                <text:p>60.7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60.325">
                <text:p>60.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9.889">
                <text:p>59.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9.455">
                <text:p>59.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9.023">
                <text:p>59.0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8.592">
                <text:p>58.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8.164">
                <text:p>58.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7.737">
                <text:p>57.7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7.312">
                <text:p>57.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6.889">
                <text:p>56.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6.468">
                <text:p>56.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6.048">
                <text:p>56.0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5.631">
                <text:p>55.6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5.215">
                <text:p>55.2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4.801">
                <text:p>54.8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4.389">
                <text:p>54.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3.978">
                <text:p>53.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3.163">
                <text:p>53.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2.758">
                <text:p>52.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2.355">
                <text:p>52.3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1.954">
                <text:p>51.9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51.555">
                <text:p>51.5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51.157">
                <text:p>51.1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50.761">
                <text:p>50.7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50.367">
                <text:p>50.3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9.974">
                <text:p>49.9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9.584">
                <text:p>49.5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9.195">
                <text:p>49.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8.808">
                <text:p>48.8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8.423">
                <text:p>48.4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8.039">
                <text:p>48.0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7.657">
                <text:p>47.6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7.277">
                <text:p>47.2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6.899">
                <text:p>46.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6.523">
                <text:p>46.5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6.148">
                <text:p>46.1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5.775">
                <text:p>45.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5.404">
                <text:p>45.4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5.034">
                <text:p>45.0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4.666">
                <text:p>44.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3.936">
                <text:p>43.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3.573">
                <text:p>43.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3.212">
                <text:p>43.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2.853">
                <text:p>42.8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2.495">
                <text:p>42.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41.786">
                <text:p>41.7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41.433">
                <text:p>41.4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41.083">
                <text:p>41.0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40.734">
                <text:p>40.7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40.386">
                <text:p>40.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40.041">
                <text:p>40.0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9.697">
                <text:p>39.6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9.354">
                <text:p>39.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9.014">
                <text:p>39.0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8.675">
                <text:p>38.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8.337">
                <text:p>38.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8.002">
                <text:p>38.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7.668">
                <text:p>37.6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7.335">
                <text:p>37.3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7.005">
                <text:p>37.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6.676">
                <text:p>36.6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6.348">
                <text:p>36.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6.022">
                <text:p>36.0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35.698">
                <text:p>35.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35.054">
                <text:p>35.0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34.735">
                <text:p>34.7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34.417">
                <text:p>34.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34.101">
                <text:p>34.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33.786">
                <text:p>33.7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33.473">
                <text:p>33.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33.162">
                <text:p>33.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32.852">
                <text:p>32.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32.544">
                <text:p>32.5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32.237">
                <text:p>32.2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31.932">
                <text:p>31.9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31.628">
                <text:p>31.6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31.326">
                <text:p>31.3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31.025">
                <text:p>31.0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30.726">
                <text:p>30.7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30.429">
                <text:p>30.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30.133">
                <text:p>30.1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29.838">
                <text:p>29.8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29.545">
                <text:p>29.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29.254">
                <text:p>29.2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28.964">
                <text:p>28.9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28.675">
                <text:p>28.6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28.388">
                <text:p>28.3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28.103">
                <text:p>28.1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27.819">
                <text:p>27.8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27.536">
                <text:p>27.5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27.255">
                <text:p>27.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26.975">
                <text:p>26.9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26.697">
                <text:p>26.6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26.145">
                <text:p>26.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25.871">
                <text:p>25.8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25.599">
                <text:p>25.5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25.058">
                <text:p>25.0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24.524">
                <text:p>24.5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24.258">
                <text:p>24.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23.994">
                <text:p>23.9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23.732">
                <text:p>23.7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23.471">
                <text:p>23.4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23.211">
                <text:p>23.2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22.953">
                <text:p>22.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22.696">
                <text:p>22.6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22.441">
                <text:p>22.4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22.186">
                <text:p>22.1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21.934">
                <text:p>21.9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21.682">
                <text:p>21.6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21.432">
                <text:p>21.4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21.184">
                <text:p>21.1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20.937">
                <text:p>20.9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20.691">
                <text:p>20.6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20.446">
                <text:p>20.4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20.203">
                <text:p>20.2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19.961">
                <text:p>19.9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19.721">
                <text:p>19.7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19.482">
                <text:p>19.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19.244">
                <text:p>19.2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19.008">
                <text:p>19.0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18.773">
                <text:p>18.7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18.539">
                <text:p>18.5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18.307">
                <text:p>18.3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18.076">
                <text:p>18.0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17.846">
                <text:p>17.8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17.618">
                <text:p>17.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17.391">
                <text:p>17.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17.165">
                <text:p>17.1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16.941">
                <text:p>16.9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16.718">
                <text:p>16.7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16.497">
                <text:p>16.4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16.277">
                <text:p>16.2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16.058">
                <text:p>16.0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15.624">
                <text:p>15.6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15.196">
                <text:p>15.1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14.984">
                <text:p>14.9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14.774">
                <text:p>14.7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14.564">
                <text:p>14.5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13.945">
                <text:p>13.9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13.741">
                <text:p>13.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13.538">
                <text:p>13.5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13.337">
                <text:p>13.3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13.138">
                <text:p>13.1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12.743">
                <text:p>12.7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12.547">
                <text:p>12.5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12.353">
                <text:p>12.3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12.161">
                <text:p>12.1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11.592">
                <text:p>11.5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11.405">
                <text:p>11.4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11.219">
                <text:p>11.2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11.035">
                <text:p>11.0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10.853">
                <text:p>10.8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10.672">
                <text:p>10.6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10.492">
                <text:p>10.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10.314">
                <text:p>10.3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10.138">
                <text:p>10.1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9.9626">
                <text:p>9.9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9.7891">
                <text:p>9.78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9.617">
                <text:p>9.6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9.4465">
                <text:p>9.44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9.2775">
                <text:p>9.27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8.7797">
                <text:p>8.77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8.6168">
                <text:p>8.61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8.4556">
                <text:p>8.4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8.2959">
                <text:p>8.29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8.1378">
                <text:p>8.13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7.9812">
                <text:p>7.98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7.8263">
                <text:p>7.82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7.673">
                <text:p>7.6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7.5213">
                <text:p>7.52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7.3712">
                <text:p>7.37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7.2228">
                <text:p>7.22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7.076">
                <text:p>7.0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6.9308">
                <text:p>6.93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6.7873">
                <text:p>6.78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6.6454">
                <text:p>6.64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6.5052">
                <text:p>6.50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6.3667">
                <text:p>6.3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6.0947">
                <text:p>6.09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5.9612">
                <text:p>5.96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5.8295">
                <text:p>5.82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5.6994">
                <text:p>5.69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5.571">
                <text:p>5.5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5.4444">
                <text:p>5.44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5.3195">
                <text:p>5.31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5.1963">
                <text:p>5.1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5.0748">
                <text:p>5.07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4.955">
                <text:p>4.9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4.837">
                <text:p>4.8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4.7207">
                <text:p>4.72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4.6061">
                <text:p>4.60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4.4933">
                <text:p>4.49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4.3823">
                <text:p>4.38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4.2729">
                <text:p>4.27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4.1653">
                <text:p>4.16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4.0595">
                <text:p>4.05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3.9554">
                <text:p>3.95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3.853">
                <text:p>3.8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3.7524">
                <text:p>3.75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3.6535">
                <text:p>3.65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3.5564">
                <text:p>3.55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3.4609">
                <text:p>3.46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3.3672">
                <text:p>3.36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3.2753">
                <text:p>3.27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3.0096">
                <text:p>3.00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2.9245">
                <text:p>2.92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2.8411">
                <text:p>2.84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2.7593">
                <text:p>2.75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2.6792">
                <text:p>2.67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2.6008">
                <text:p>2.60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2.524">
                <text:p>2.5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2.4489">
                <text:p>2.44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2.3755">
                <text:p>2.37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2.3036">
                <text:p>2.30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2.2334">
                <text:p>2.23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2.1647">
                <text:p>2.16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2.0977">
                <text:p>2.09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2.0322">
                <text:p>2.03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1.9683">
                <text:p>1.96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1.9059">
                <text:p>1.90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1.8451">
                <text:p>1.84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1.7858">
                <text:p>1.78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1.7279">
                <text:p>1.7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1.6716">
                <text:p>1.67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1.6167">
                <text:p>1.61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1.5632">
                <text:p>1.56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1.5112">
                <text:p>1.5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1.4606">
                <text:p>1.46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1.4113">
                <text:p>1.41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1.3169">
                <text:p>1.31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1.2717">
                <text:p>1.27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1.1852">
                <text:p>1.18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1.1038">
                <text:p>1.10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1.0649">
                <text:p>1.06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1.0272">
                <text:p>1.02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99072">
                <text:p>0.990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95536">
                <text:p>0.955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92113">
                <text:p>0.921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85596">
                <text:p>0.855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82498">
                <text:p>0.82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79504">
                <text:p>0.795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76611">
                <text:p>0.766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73817">
                <text:p>0.73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651cm" svg:y="0.316cm" chart:style-name="ch2">
          <text:p>Va</text:p>
        </chart:title>
        <chart:legend chart:legend-position="end" svg:x="14.231cm" svg:y="4.203cm" style:legend-expansion="high" chart:style-name="ch3"/>
        <chart:plot-area chart:style-name="ch4" table:cell-range-address="Sheet1.A1:Sheet1.A402 Sheet1.D1:Sheet1.D402" chart:data-source-has-labels="row" svg:x="1.33cm" svg:y="1.635cm" svg:width="12.263cm" svg:height="6.209cm">
          <chartooo:coordinate-region svg:x="1.951cm" svg:y="1.834cm" svg:width="11.27cm" svg:height="5.363cm"/>
          <chart:axis chart:dimension="x" chart:name="primary-x" chart:style-name="ch5">
            <chart:title svg:x="6.292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D2:Sheet1.D402" chart:label-cell-address="Sheet1.D1:Sheet1.D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D2:Sheet1.D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12281">
                <text:p>0.0000012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19261">
                <text:p>0.000019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11413">
                <text:p>0.00011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43349">
                <text:p>0.00043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11952">
                <text:p>0.001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26473">
                <text:p>0.0026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50542">
                <text:p>0.0050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81362">
                <text:p>0.0081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12251">
                <text:p>0.012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2363">
                <text:p>0.02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30832">
                <text:p>0.030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3918">
                <text:p>0.03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48777">
                <text:p>0.048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59832">
                <text:p>0.059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72704">
                <text:p>0.072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87978">
                <text:p>0.087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10661">
                <text:p>0.10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16247">
                <text:p>0.16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21186">
                <text:p>0.21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3129">
                <text:p>0.3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73754">
                <text:p>0.73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.5948">
                <text:p>2.5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5.6105">
                <text:p>5.6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9.1253">
                <text:p>9.1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2.795">
                <text:p>12.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6.196">
                <text:p>16.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0.087">
                <text:p>20.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3.458">
                <text:p>23.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23.982">
                <text:p>23.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23.659">
                <text:p>23.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23.227">
                <text:p>23.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22.858">
                <text:p>22.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22.339">
                <text:p>22.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22.139">
                <text:p>22.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1.953">
                <text:p>21.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1.774">
                <text:p>21.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1.431">
                <text:p>21.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1.268">
                <text:p>21.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21.113">
                <text:p>21.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20.966">
                <text:p>20.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20.826">
                <text:p>20.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20.695">
                <text:p>20.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20.451">
                <text:p>20.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20.339">
                <text:p>20.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20.231">
                <text:p>20.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20.128">
                <text:p>20.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20.029">
                <text:p>20.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9.934">
                <text:p>19.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9.842">
                <text:p>19.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9.753">
                <text:p>19.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9.667">
                <text:p>19.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9.583">
                <text:p>19.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9.502">
                <text:p>19.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9.422">
                <text:p>19.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9.344">
                <text:p>19.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9.267">
                <text:p>19.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9.192">
                <text:p>19.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9.118">
                <text:p>19.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9.045">
                <text:p>19.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8.973">
                <text:p>18.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8.831">
                <text:p>18.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8.761">
                <text:p>18.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8.691">
                <text:p>18.6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8.622">
                <text:p>18.6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8.553">
                <text:p>18.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8.484">
                <text:p>18.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8.416">
                <text:p>18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8.348">
                <text:p>18.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8.211">
                <text:p>18.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8.143">
                <text:p>18.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8.007">
                <text:p>18.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7.938">
                <text:p>17.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7.801">
                <text:p>17.8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7.732">
                <text:p>17.7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7.663">
                <text:p>17.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7.593">
                <text:p>17.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7.524">
                <text:p>17.5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7.454">
                <text:p>17.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7.313">
                <text:p>17.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7.242">
                <text:p>17.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7.171">
                <text:p>17.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6.957">
                <text:p>16.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6.884">
                <text:p>16.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6.739">
                <text:p>16.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6.666">
                <text:p>16.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6.593">
                <text:p>16.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6.519">
                <text:p>16.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6.445">
                <text:p>16.4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6.371">
                <text:p>16.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6.297">
                <text:p>16.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6.222">
                <text:p>16.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6.147">
                <text:p>16.1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6.072">
                <text:p>16.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5.996">
                <text:p>15.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5.921">
                <text:p>15.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5.845">
                <text:p>15.8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5.769">
                <text:p>15.7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5.693">
                <text:p>15.6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5.539">
                <text:p>15.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5.463">
                <text:p>15.4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5.386">
                <text:p>15.3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5.308">
                <text:p>15.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5.231">
                <text:p>15.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5.154">
                <text:p>15.1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5.076">
                <text:p>15.0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4.998">
                <text:p>14.9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4.921">
                <text:p>14.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4.843">
                <text:p>14.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4.765">
                <text:p>14.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4.687">
                <text:p>14.6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4.609">
                <text:p>14.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4.452">
                <text:p>14.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4.374">
                <text:p>14.3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4.296">
                <text:p>14.2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4.217">
                <text:p>14.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4.139">
                <text:p>14.1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4.061">
                <text:p>14.0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3.982">
                <text:p>13.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3.826">
                <text:p>13.8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3.747">
                <text:p>13.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3.669">
                <text:p>13.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3.591">
                <text:p>13.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3.513">
                <text:p>13.5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3.435">
                <text:p>13.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3.357">
                <text:p>13.3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3.279">
                <text:p>13.2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3.201">
                <text:p>13.2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3.123">
                <text:p>13.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3.046">
                <text:p>13.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2.968">
                <text:p>12.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2.891">
                <text:p>12.8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2.813">
                <text:p>12.8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2.736">
                <text:p>12.7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2.659">
                <text:p>12.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2.582">
                <text:p>12.5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.429">
                <text:p>12.4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.353">
                <text:p>12.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.277">
                <text:p>12.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.201">
                <text:p>12.2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.049">
                <text:p>12.0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1.898">
                <text:p>11.8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1.823">
                <text:p>11.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1.674">
                <text:p>11.6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1.599">
                <text:p>11.5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1.525">
                <text:p>11.5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1.451">
                <text:p>11.4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1.378">
                <text:p>11.3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1.304">
                <text:p>11.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1.231">
                <text:p>11.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1.158">
                <text:p>11.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1.085">
                <text:p>11.0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1.013">
                <text:p>11.0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0.941">
                <text:p>10.9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0.869">
                <text:p>10.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0.797">
                <text:p>10.7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0.726">
                <text:p>10.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0.654">
                <text:p>10.6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0.584">
                <text:p>10.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0.513">
                <text:p>10.5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0.443">
                <text:p>10.4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0.373">
                <text:p>10.3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0.234">
                <text:p>10.2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0.096">
                <text:p>10.0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0.027">
                <text:p>10.0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9.9588">
                <text:p>9.95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9.8909">
                <text:p>9.8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9.8232">
                <text:p>9.8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9.7559">
                <text:p>9.75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9.6889">
                <text:p>9.6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9.6222">
                <text:p>9.6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9.5558">
                <text:p>9.55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9.4897">
                <text:p>9.48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9.424">
                <text:p>9.4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9.3586">
                <text:p>9.3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9.2934">
                <text:p>9.2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9.2286">
                <text:p>9.22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9.1642">
                <text:p>9.16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9.0362">
                <text:p>9.03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8.9727">
                <text:p>8.97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8.9095">
                <text:p>8.9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8.8467">
                <text:p>8.84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8.7841">
                <text:p>8.78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8.7219">
                <text:p>8.7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8.6601">
                <text:p>8.66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8.5985">
                <text:p>8.5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8.5373">
                <text:p>8.53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8.4764">
                <text:p>8.47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8.4159">
                <text:p>8.41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8.3557">
                <text:p>8.35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8.2958">
                <text:p>8.29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8.2363">
                <text:p>8.23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8.177">
                <text:p>8.1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8.1181">
                <text:p>8.11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8.0596">
                <text:p>8.05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8.0014">
                <text:p>8.00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7.9435">
                <text:p>7.9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7.8859">
                <text:p>7.88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7.8287">
                <text:p>7.82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7.7718">
                <text:p>7.77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7.7152">
                <text:p>7.7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7.659">
                <text:p>7.6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7.6031">
                <text:p>7.60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7.5475">
                <text:p>7.54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7.4923">
                <text:p>7.49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7.4374">
                <text:p>7.43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7.3828">
                <text:p>7.38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7.3286">
                <text:p>7.32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7.2747">
                <text:p>7.27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7.2211">
                <text:p>7.2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7.1678">
                <text:p>7.16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7.1149">
                <text:p>7.11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7.0623">
                <text:p>7.0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6.958">
                <text:p>6.9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6.9064">
                <text:p>6.90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6.8551">
                <text:p>6.85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6.8041">
                <text:p>6.8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6.7534">
                <text:p>6.75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6.7031">
                <text:p>6.7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6.6033">
                <text:p>6.60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6.5539">
                <text:p>6.5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6.5049">
                <text:p>6.50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6.4561">
                <text:p>6.45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6.4077">
                <text:p>6.40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6.3595">
                <text:p>6.35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6.3117">
                <text:p>6.3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6.2642">
                <text:p>6.26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6.217">
                <text:p>6.2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6.1701">
                <text:p>6.17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6.1236">
                <text:p>6.12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6.0773">
                <text:p>6.07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6.0313">
                <text:p>6.03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5.9857">
                <text:p>5.98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5.9403">
                <text:p>5.94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5.8953">
                <text:p>5.89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5.8506">
                <text:p>5.85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5.8061">
                <text:p>5.80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5.762">
                <text:p>5.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5.7181">
                <text:p>5.71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5.6746">
                <text:p>5.67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5.6313">
                <text:p>5.63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5.5884">
                <text:p>5.58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5.5457">
                <text:p>5.5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5.5033">
                <text:p>5.50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5.4613">
                <text:p>5.46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5.4195">
                <text:p>5.41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5.378">
                <text:p>5.3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5.3368">
                <text:p>5.33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5.2958">
                <text:p>5.29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5.2552">
                <text:p>5.25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5.2148">
                <text:p>5.21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5.1747">
                <text:p>5.17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5.1349">
                <text:p>5.13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5.0954">
                <text:p>5.09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5.0562">
                <text:p>5.05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5.0172">
                <text:p>5.01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4.9785">
                <text:p>4.97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4.9401">
                <text:p>4.9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4.9019">
                <text:p>4.90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4.8641">
                <text:p>4.86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4.8265">
                <text:p>4.82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4.7891">
                <text:p>4.78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4.7521">
                <text:p>4.75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4.7152">
                <text:p>4.71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4.6787">
                <text:p>4.67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4.6424">
                <text:p>4.64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4.6064">
                <text:p>4.6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4.5707">
                <text:p>4.57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4.5352">
                <text:p>4.53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4.4999">
                <text:p>4.4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4.4649">
                <text:p>4.46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4.4302">
                <text:p>4.43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4.3957">
                <text:p>4.39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4.3615">
                <text:p>4.36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4.3275">
                <text:p>4.32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4.2938">
                <text:p>4.29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4.2603">
                <text:p>4.26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4.2271">
                <text:p>4.22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4.1941">
                <text:p>4.19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4.1613">
                <text:p>4.16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4.1288">
                <text:p>4.12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4.0966">
                <text:p>4.09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4.0646">
                <text:p>4.06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4.0328">
                <text:p>4.03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4.0012">
                <text:p>4.00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3.9699">
                <text:p>3.96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3.9388">
                <text:p>3.93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3.8774">
                <text:p>3.87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3.847">
                <text:p>3.8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3.8168">
                <text:p>3.8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3.7869">
                <text:p>3.78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3.7572">
                <text:p>3.75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3.7277">
                <text:p>3.72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3.6985">
                <text:p>3.6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3.6695">
                <text:p>3.66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3.6407">
                <text:p>3.64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3.6121">
                <text:p>3.61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3.5837">
                <text:p>3.58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3.5555">
                <text:p>3.55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3.5276">
                <text:p>3.52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3.4999">
                <text:p>3.4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3.4724">
                <text:p>3.4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3.4451">
                <text:p>3.44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3.418">
                <text:p>3.4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3.3911">
                <text:p>3.39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3.3645">
                <text:p>3.36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3.3117">
                <text:p>3.31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3.2598">
                <text:p>3.25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3.2342">
                <text:p>3.23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3.1835">
                <text:p>3.18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3.1585">
                <text:p>3.15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3.1336">
                <text:p>3.13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3.109">
                <text:p>3.1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3.0845">
                <text:p>3.0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3.0603">
                <text:p>3.06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3.0362">
                <text:p>3.03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3.0123">
                <text:p>3.01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2.9886">
                <text:p>2.98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2.9651">
                <text:p>2.96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2.9418">
                <text:p>2.94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2.9187">
                <text:p>2.91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2.8957">
                <text:p>2.89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2.8504">
                <text:p>2.85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2.828">
                <text:p>2.8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2.8058">
                <text:p>2.80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2.7838">
                <text:p>2.78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2.762">
                <text:p>2.7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2.7403">
                <text:p>2.74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2.7188">
                <text:p>2.71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2.6975">
                <text:p>2.6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2.6763">
                <text:p>2.67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2.6346">
                <text:p>2.63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2.6139">
                <text:p>2.6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2.5935">
                <text:p>2.59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2.5732">
                <text:p>2.57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2.5531">
                <text:p>2.55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2.5331">
                <text:p>2.53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2.5133">
                <text:p>2.51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2.4937">
                <text:p>2.49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2.4743">
                <text:p>2.47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2.4358">
                <text:p>2.43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2.4169">
                <text:p>2.4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2.3794">
                <text:p>2.37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2.3609">
                <text:p>2.36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2.3426">
                <text:p>2.34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2.3244">
                <text:p>2.32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2.3063">
                <text:p>2.30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2.2885">
                <text:p>2.28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2.2707">
                <text:p>2.27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2.2532">
                <text:p>2.25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2.2357">
                <text:p>2.23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2.2185">
                <text:p>2.21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2.2014">
                <text:p>2.20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2.1844">
                <text:p>2.18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2.1675">
                <text:p>2.16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2.1509">
                <text:p>2.15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2.1343">
                <text:p>2.13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2.1179">
                <text:p>2.11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2.1017">
                <text:p>2.10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2.0856">
                <text:p>2.08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2.0696">
                <text:p>2.06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2.0538">
                <text:p>2.05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2.0381">
                <text:p>2.03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2.0225">
                <text:p>2.02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2.0071">
                <text:p>2.00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1.9918">
                <text:p>1.99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1.9767">
                <text:p>1.97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1.9617">
                <text:p>1.9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66cm" svg:y="0.316cm" chart:style-name="ch2">
          <text:p>APC</text:p>
        </chart:title>
        <chart:legend chart:legend-position="end" svg:x="13.94cm" svg:y="4.203cm" style:legend-expansion="high" chart:style-name="ch3"/>
        <chart:plot-area chart:style-name="ch4" table:cell-range-address="Sheet1.A1:Sheet1.A402 Sheet1.E1:Sheet1.E402" chart:data-source-has-labels="row" svg:x="1.33cm" svg:y="1.635cm" svg:width="11.972cm" svg:height="6.209cm">
          <chartooo:coordinate-region svg:x="2.428cm" svg:y="1.834cm" svg:width="10.502cm" svg:height="5.363cm"/>
          <chart:axis chart:dimension="x" chart:name="primary-x" chart:style-name="ch5">
            <chart:title svg:x="6.147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185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E2:Sheet1.E402" chart:label-cell-address="Sheet1.E1:Sheet1.E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E2:Sheet1.E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066801">
                <text:p>0.000000000066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0095094">
                <text:p>0.0000000009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080368">
                <text:p>0.0000000080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54602">
                <text:p>0.000000054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26109">
                <text:p>0.00000026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092592">
                <text:p>0.00000092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26477">
                <text:p>0.0000026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56779">
                <text:p>0.0000056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10512">
                <text:p>0.000010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1717">
                <text:p>0.00001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24986">
                <text:p>0.000024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34157">
                <text:p>0.000034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44765">
                <text:p>0.00004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57035">
                <text:p>0.000057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71351">
                <text:p>0.000071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88283">
                <text:p>0.000088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10865">
                <text:p>0.00010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13364">
                <text:p>0.00013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16503">
                <text:p>0.00016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20563">
                <text:p>0.00020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26002">
                <text:p>0.00026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33536">
                <text:p>0.00033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43483">
                <text:p>0.00043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53908">
                <text:p>0.00053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65592">
                <text:p>0.00065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79976">
                <text:p>0.0007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97268">
                <text:p>0.00097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11661">
                <text:p>0.0011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13465">
                <text:p>0.00134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14974">
                <text:p>0.0014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16501">
                <text:p>0.0016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18364">
                <text:p>0.001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20497">
                <text:p>0.0020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22665">
                <text:p>0.0022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24749">
                <text:p>0.00247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26732">
                <text:p>0.0026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28627">
                <text:p>0.002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30444">
                <text:p>0.0030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32193">
                <text:p>0.003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3388">
                <text:p>0.003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35513">
                <text:p>0.00355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37094">
                <text:p>0.0037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40122">
                <text:p>0.0040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41575">
                <text:p>0.0041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42991">
                <text:p>0.0042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44372">
                <text:p>0.0044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45721">
                <text:p>0.00457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47039">
                <text:p>0.0047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48328">
                <text:p>0.0048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4959">
                <text:p>0.004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50826">
                <text:p>0.0050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52038">
                <text:p>0.0052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53227">
                <text:p>0.0053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54394">
                <text:p>0.0054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5554">
                <text:p>0.005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56666">
                <text:p>0.0056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57774">
                <text:p>0.0057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58863">
                <text:p>0.0058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59934">
                <text:p>0.0059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60989">
                <text:p>0.0060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62029">
                <text:p>0.0062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63053">
                <text:p>0.00630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64062">
                <text:p>0.0064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65057">
                <text:p>0.0065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66039">
                <text:p>0.0066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67007">
                <text:p>0.0067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67963">
                <text:p>0.0067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68907">
                <text:p>0.0068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69838">
                <text:p>0.0069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70759">
                <text:p>0.0070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071668">
                <text:p>0.0071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072566">
                <text:p>0.0072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073454">
                <text:p>0.00734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074332">
                <text:p>0.0074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075199">
                <text:p>0.0075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076057">
                <text:p>0.0076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076906">
                <text:p>0.0076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077745">
                <text:p>0.0077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078575">
                <text:p>0.0078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079395">
                <text:p>0.0079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080208">
                <text:p>0.0080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081011">
                <text:p>0.0081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081806">
                <text:p>0.0081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082593">
                <text:p>0.0082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083371">
                <text:p>0.00833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084141">
                <text:p>0.0084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084904">
                <text:p>0.0084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085658">
                <text:p>0.0085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086405">
                <text:p>0.00864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087144">
                <text:p>0.0087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087875">
                <text:p>0.0087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088599">
                <text:p>0.0088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089315">
                <text:p>0.0089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090024">
                <text:p>0.0090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090726">
                <text:p>0.0090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09142">
                <text:p>0.009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092107">
                <text:p>0.0092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092787">
                <text:p>0.0092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09346">
                <text:p>0.0093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094126">
                <text:p>0.0094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094785">
                <text:p>0.00947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095437">
                <text:p>0.0095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096082">
                <text:p>0.0096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096721">
                <text:p>0.00967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097352">
                <text:p>0.0097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097977">
                <text:p>0.0097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098595">
                <text:p>0.0098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099207">
                <text:p>0.00992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099812">
                <text:p>0.0099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10041">
                <text:p>0.0100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10159">
                <text:p>0.010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10274">
                <text:p>0.0102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10331">
                <text:p>0.010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10386">
                <text:p>0.010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10442">
                <text:p>0.010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10497">
                <text:p>0.010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10551">
                <text:p>0.0105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10604">
                <text:p>0.010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10657">
                <text:p>0.0106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10709">
                <text:p>0.0107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10761">
                <text:p>0.010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10812">
                <text:p>0.0108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10863">
                <text:p>0.010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10912">
                <text:p>0.010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10962">
                <text:p>0.010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1101">
                <text:p>0.01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11106">
                <text:p>0.011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11153">
                <text:p>0.011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11245">
                <text:p>0.011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11291">
                <text:p>0.0112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11335">
                <text:p>0.0113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1138">
                <text:p>0.01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11423">
                <text:p>0.011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11466">
                <text:p>0.011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11509">
                <text:p>0.011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11551">
                <text:p>0.011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11592">
                <text:p>0.011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11633">
                <text:p>0.0116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11674">
                <text:p>0.011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11714">
                <text:p>0.011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11753">
                <text:p>0.0117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11792">
                <text:p>0.011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1183">
                <text:p>0.011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11868">
                <text:p>0.011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11905">
                <text:p>0.011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11942">
                <text:p>0.011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11979">
                <text:p>0.0119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12015">
                <text:p>0.012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1205">
                <text:p>0.012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12085">
                <text:p>0.012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1212">
                <text:p>0.012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12154">
                <text:p>0.012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12187">
                <text:p>0.0121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1222">
                <text:p>0.01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12253">
                <text:p>0.0122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12285">
                <text:p>0.012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12317">
                <text:p>0.0123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12348">
                <text:p>0.0123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12379">
                <text:p>0.0123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1241">
                <text:p>0.01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1244">
                <text:p>0.012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1247">
                <text:p>0.01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12499">
                <text:p>0.0124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12528">
                <text:p>0.0125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12556">
                <text:p>0.012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12584">
                <text:p>0.012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12612">
                <text:p>0.0126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12639">
                <text:p>0.0126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12666">
                <text:p>0.012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12692">
                <text:p>0.012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12718">
                <text:p>0.0127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12744">
                <text:p>0.0127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1277">
                <text:p>0.01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12795">
                <text:p>0.0127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12819">
                <text:p>0.012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12843">
                <text:p>0.012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12867">
                <text:p>0.0128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12891">
                <text:p>0.0128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12914">
                <text:p>0.0129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12937">
                <text:p>0.0129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1296">
                <text:p>0.012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12982">
                <text:p>0.012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13004">
                <text:p>0.013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13026">
                <text:p>0.0130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13047">
                <text:p>0.0130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13068">
                <text:p>0.0130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13088">
                <text:p>0.0130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13109">
                <text:p>0.013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13129">
                <text:p>0.013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13149">
                <text:p>0.0131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13168">
                <text:p>0.013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13187">
                <text:p>0.013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13206">
                <text:p>0.013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13225">
                <text:p>0.0132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13243">
                <text:p>0.0132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13261">
                <text:p>0.0132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13279">
                <text:p>0.0132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13296">
                <text:p>0.013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13331">
                <text:p>0.0133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13347">
                <text:p>0.0133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13364">
                <text:p>0.0133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1338">
                <text:p>0.013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13396">
                <text:p>0.0133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13412">
                <text:p>0.0134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13427">
                <text:p>0.013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13442">
                <text:p>0.0134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13457">
                <text:p>0.0134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13472">
                <text:p>0.0134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13487">
                <text:p>0.0134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13501">
                <text:p>0.013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13515">
                <text:p>0.0135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13529">
                <text:p>0.0135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13543">
                <text:p>0.013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13556">
                <text:p>0.0135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13569">
                <text:p>0.0135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13582">
                <text:p>0.0135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13595">
                <text:p>0.0135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13608">
                <text:p>0.013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1362">
                <text:p>0.013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13632">
                <text:p>0.0136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13644">
                <text:p>0.0136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13656">
                <text:p>0.013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13668">
                <text:p>0.0136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13679">
                <text:p>0.013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13691">
                <text:p>0.013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13702">
                <text:p>0.0137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13712">
                <text:p>0.0137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13723">
                <text:p>0.0137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13734">
                <text:p>0.0137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13744">
                <text:p>0.0137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13754">
                <text:p>0.013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13764">
                <text:p>0.0137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13774">
                <text:p>0.0137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13784">
                <text:p>0.0137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13793">
                <text:p>0.0137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13802">
                <text:p>0.0138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13812">
                <text:p>0.0138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13821">
                <text:p>0.013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13829">
                <text:p>0.0138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13838">
                <text:p>0.013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13847">
                <text:p>0.0138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13855">
                <text:p>0.0138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13863">
                <text:p>0.0138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13871">
                <text:p>0.0138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13879">
                <text:p>0.0138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13887">
                <text:p>0.0138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13894">
                <text:p>0.0138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13902">
                <text:p>0.0139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13909">
                <text:p>0.013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13916">
                <text:p>0.0139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13923">
                <text:p>0.0139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1393">
                <text:p>0.013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13937">
                <text:p>0.0139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13943">
                <text:p>0.013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1395">
                <text:p>0.013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13956">
                <text:p>0.0139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13962">
                <text:p>0.0139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13968">
                <text:p>0.0139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13974">
                <text:p>0.0139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1398">
                <text:p>0.013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13986">
                <text:p>0.0139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13991">
                <text:p>0.0139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13996">
                <text:p>0.0139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14001">
                <text:p>0.014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14006">
                <text:p>0.014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14011">
                <text:p>0.014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14016">
                <text:p>0.0140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14021">
                <text:p>0.014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14025">
                <text:p>0.0140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1403">
                <text:p>0.014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14034">
                <text:p>0.0140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14038">
                <text:p>0.0140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14042">
                <text:p>0.0140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14046">
                <text:p>0.0140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14049">
                <text:p>0.0140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14053">
                <text:p>0.0140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14056">
                <text:p>0.014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14059">
                <text:p>0.0140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14063">
                <text:p>0.0140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14066">
                <text:p>0.014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14068">
                <text:p>0.0140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14071">
                <text:p>0.0140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14074">
                <text:p>0.0140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14076">
                <text:p>0.0140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14078">
                <text:p>0.0140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14081">
                <text:p>0.0140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14083">
                <text:p>0.0140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14084">
                <text:p>0.0140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14086">
                <text:p>0.0140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14088">
                <text:p>0.0140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14089">
                <text:p>0.0140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14092">
                <text:p>0.0140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14092">
                <text:p>0.0140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14093">
                <text:p>0.0140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14094">
                <text:p>0.0140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14095">
                <text:p>0.014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14094">
                <text:p>0.0140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14094">
                <text:p>0.0140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14093">
                <text:p>0.014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14092">
                <text:p>0.0140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14091">
                <text:p>0.0140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1409">
                <text:p>0.014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14089">
                <text:p>0.0140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14087">
                <text:p>0.0140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14085">
                <text:p>0.0140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14083">
                <text:p>0.0140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14081">
                <text:p>0.0140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14079">
                <text:p>0.0140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14076">
                <text:p>0.0140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14074">
                <text:p>0.014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14071">
                <text:p>0.0140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14068">
                <text:p>0.0140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14061">
                <text:p>0.0140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14057">
                <text:p>0.0140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14054">
                <text:p>0.0140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1405">
                <text:p>0.01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14045">
                <text:p>0.0140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14036">
                <text:p>0.014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14031">
                <text:p>0.0140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14026">
                <text:p>0.0140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14021">
                <text:p>0.014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14016">
                <text:p>0.014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1401">
                <text:p>0.014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14004">
                <text:p>0.014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13998">
                <text:p>0.0139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13991">
                <text:p>0.013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13985">
                <text:p>0.0139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13978">
                <text:p>0.0139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13971">
                <text:p>0.0139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13963">
                <text:p>0.01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13956">
                <text:p>0.0139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13948">
                <text:p>0.0139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13931">
                <text:p>0.0139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13922">
                <text:p>0.0139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13914">
                <text:p>0.0139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13904">
                <text:p>0.0139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13895">
                <text:p>0.0138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13885">
                <text:p>0.0138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13875">
                <text:p>0.013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13865">
                <text:p>0.0138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13854">
                <text:p>0.0138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13844">
                <text:p>0.0138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13833">
                <text:p>0.0138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13821">
                <text:p>0.0138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13809">
                <text:p>0.0138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13797">
                <text:p>0.0137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13785">
                <text:p>0.0137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13773">
                <text:p>0.0137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13746">
                <text:p>0.0137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13733">
                <text:p>0.0137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13719">
                <text:p>0.0137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13705">
                <text:p>0.0137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13691">
                <text:p>0.0136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13676">
                <text:p>0.0136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13661">
                <text:p>0.0136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13645">
                <text:p>0.0136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1363">
                <text:p>0.01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13613">
                <text:p>0.0136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13597">
                <text:p>0.0135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1358">
                <text:p>0.013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13563">
                <text:p>0.0135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13546">
                <text:p>0.0135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13528">
                <text:p>0.0135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1351">
                <text:p>0.013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13492">
                <text:p>0.013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13473">
                <text:p>0.0134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13454">
                <text:p>0.0134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13434">
                <text:p>0.0134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13415">
                <text:p>0.0134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13394">
                <text:p>0.0133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13374">
                <text:p>0.0133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13353">
                <text:p>0.0133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13332">
                <text:p>0.0133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1331">
                <text:p>0.013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13289">
                <text:p>0.0132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13266">
                <text:p>0.0132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13244">
                <text:p>0.0132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13174">
                <text:p>0.0131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1315">
                <text:p>0.01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13126">
                <text:p>0.0131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13101">
                <text:p>0.0131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13077">
                <text:p>0.013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479cm" svg:y="0.316cm" chart:style-name="ch2">
          <text:p>mIIa</text:p>
        </chart:title>
        <chart:legend chart:legend-position="end" svg:x="13.966cm" svg:y="4.204cm" style:legend-expansion="high" chart:style-name="ch3"/>
        <chart:plot-area chart:style-name="ch4" table:cell-range-address="Sheet1.A1:Sheet1.A402 Sheet1.F1:Sheet1.F402" chart:data-source-has-labels="row" svg:x="1.33cm" svg:y="1.635cm" svg:width="11.998cm" svg:height="6.21cm">
          <chartooo:coordinate-region svg:x="1.951cm" svg:y="1.834cm" svg:width="11.005cm" svg:height="5.364cm"/>
          <chart:axis chart:dimension="x" chart:name="primary-x" chart:style-name="ch5">
            <chart:title svg:x="6.16cm" svg:y="8.025cm" chart:style-name="ch6">
              <text:p>Time (seconds)</text:p>
            </chart:title>
          </chart:axis>
          <chart:axis chart:dimension="y" chart:name="primary-y" chart:style-name="ch7">
            <chart:title svg:x="0.451cm" svg:y="6.186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F2:Sheet1.F402" chart:label-cell-address="Sheet1.F1:Sheet1.F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I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F2:Sheet1.F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1065">
                <text:p>0.00000001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90063">
                <text:p>0.00000090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14422">
                <text:p>0.000014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10819">
                <text:p>0.00010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47711">
                <text:p>0.00047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14752">
                <text:p>0.0014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35626">
                <text:p>0.0035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64831">
                <text:p>0.0064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10201">
                <text:p>0.010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14369">
                <text:p>0.014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18567">
                <text:p>0.018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23081">
                <text:p>0.023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28122">
                <text:p>0.028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34011">
                <text:p>0.034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41182">
                <text:p>0.041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50254">
                <text:p>0.050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62188">
                <text:p>0.06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78608">
                <text:p>0.078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10257">
                <text:p>0.10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14071">
                <text:p>0.14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21092">
                <text:p>0.2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37967">
                <text:p>0.37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.6906">
                <text:p>2.6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5.4383">
                <text:p>5.4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8.1638">
                <text:p>8.1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0.129">
                <text:p>10.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1.393">
                <text:p>11.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2.557">
                <text:p>12.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3.554">
                <text:p>13.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3.508">
                <text:p>13.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2.839">
                <text:p>12.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2.099">
                <text:p>12.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1.457">
                <text:p>11.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.974">
                <text:p>10.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.382">
                <text:p>10.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.198">
                <text:p>10.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.056">
                <text:p>10.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9.9415">
                <text:p>9.9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9.8444">
                <text:p>9.8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.7593">
                <text:p>9.7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.6823">
                <text:p>9.6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9.6111">
                <text:p>9.6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9.5439">
                <text:p>9.5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.4798">
                <text:p>9.4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9.3581">
                <text:p>9.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9.2996">
                <text:p>9.2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9.2424">
                <text:p>9.2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9.1862">
                <text:p>9.1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9.1309">
                <text:p>9.13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9.0765">
                <text:p>9.0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9.0229">
                <text:p>9.02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.9699">
                <text:p>8.9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.9176">
                <text:p>8.9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.8658">
                <text:p>8.8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.8146">
                <text:p>8.8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.7639">
                <text:p>8.7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.7137">
                <text:p>8.7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.664">
                <text:p>8.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.6146">
                <text:p>8.6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.5656">
                <text:p>8.5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.517">
                <text:p>8.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.4687">
                <text:p>8.4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.4207">
                <text:p>8.4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.373">
                <text:p>8.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.3256">
                <text:p>8.3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.2785">
                <text:p>8.2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.2316">
                <text:p>8.2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.1849">
                <text:p>8.1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.1385">
                <text:p>8.1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.0923">
                <text:p>8.0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.0463">
                <text:p>8.0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.0004">
                <text:p>8.0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.9548">
                <text:p>7.9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.9094">
                <text:p>7.9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7.8641">
                <text:p>7.8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7.7741">
                <text:p>7.7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7.7294">
                <text:p>7.7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7.6849">
                <text:p>7.6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7.6406">
                <text:p>7.6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7.5964">
                <text:p>7.5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7.5524">
                <text:p>7.55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7.5086">
                <text:p>7.5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7.465">
                <text:p>7.4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.4216">
                <text:p>7.42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.3783">
                <text:p>7.37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.3353">
                <text:p>7.3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.2924">
                <text:p>7.2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.2498">
                <text:p>7.2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.2073">
                <text:p>7.2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.1651">
                <text:p>7.1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.1231">
                <text:p>7.1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.0813">
                <text:p>7.08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.0397">
                <text:p>7.03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.9983">
                <text:p>6.9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.9571">
                <text:p>6.95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.9162">
                <text:p>6.9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.8755">
                <text:p>6.87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.835">
                <text:p>6.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.7948">
                <text:p>6.7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.7548">
                <text:p>6.7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.7151">
                <text:p>6.7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.6756">
                <text:p>6.6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.6363">
                <text:p>6.63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.5974">
                <text:p>6.5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.5586">
                <text:p>6.5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.5201">
                <text:p>6.52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.4819">
                <text:p>6.48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.4439">
                <text:p>6.4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.4062">
                <text:p>6.4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.3688">
                <text:p>6.3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.3317">
                <text:p>6.3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.2948">
                <text:p>6.2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.2581">
                <text:p>6.25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.2218">
                <text:p>6.2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.1857">
                <text:p>6.18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.1499">
                <text:p>6.1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.1144">
                <text:p>6.11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.0792">
                <text:p>6.0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.0442">
                <text:p>6.0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.0095">
                <text:p>6.0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.9751">
                <text:p>5.97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.941">
                <text:p>5.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.9072">
                <text:p>5.90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.8737">
                <text:p>5.87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.8404">
                <text:p>5.84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.8074">
                <text:p>5.80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.7747">
                <text:p>5.7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.7423">
                <text:p>5.74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.7102">
                <text:p>5.7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.6784">
                <text:p>5.67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.6469">
                <text:p>5.64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.6156">
                <text:p>5.61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.5847">
                <text:p>5.58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.554">
                <text:p>5.5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.5236">
                <text:p>5.52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.4935">
                <text:p>5.49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.4637">
                <text:p>5.46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.4341">
                <text:p>5.43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.4049">
                <text:p>5.40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.3759">
                <text:p>5.37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.3473">
                <text:p>5.3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.3189">
                <text:p>5.3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.2907">
                <text:p>5.29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.2629">
                <text:p>5.2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.2354">
                <text:p>5.2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.2081">
                <text:p>5.20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.1811">
                <text:p>5.1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.1544">
                <text:p>5.15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.128">
                <text:p>5.1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.1018">
                <text:p>5.10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.076">
                <text:p>5.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5.0504">
                <text:p>5.05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5.025">
                <text:p>5.0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.9752">
                <text:p>4.97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.9507">
                <text:p>4.9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.9264">
                <text:p>4.92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.9025">
                <text:p>4.9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.8788">
                <text:p>4.8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.8553">
                <text:p>4.85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.8321">
                <text:p>4.8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.8092">
                <text:p>4.80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.7866">
                <text:p>4.7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.7642">
                <text:p>4.76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.7421">
                <text:p>4.74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.7202">
                <text:p>4.72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.6986">
                <text:p>4.69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.6772">
                <text:p>4.67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.6561">
                <text:p>4.65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.6352">
                <text:p>4.63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.6146">
                <text:p>4.6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.5943">
                <text:p>4.59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.5742">
                <text:p>4.57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.5543">
                <text:p>4.55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.5347">
                <text:p>4.53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.5153">
                <text:p>4.51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4.4962">
                <text:p>4.4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4.4773">
                <text:p>4.4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4.4586">
                <text:p>4.4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4.4402">
                <text:p>4.4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4.422">
                <text:p>4.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4.4041">
                <text:p>4.40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4.3863">
                <text:p>4.38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4.3688">
                <text:p>4.3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4.3516">
                <text:p>4.35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4.3345">
                <text:p>4.33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4.3177">
                <text:p>4.31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4.3011">
                <text:p>4.3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4.2848">
                <text:p>4.2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4.2686">
                <text:p>4.26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4.2527">
                <text:p>4.25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4.237">
                <text:p>4.2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4.2215">
                <text:p>4.2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4.2062">
                <text:p>4.2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4.1911">
                <text:p>4.19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4.1762">
                <text:p>4.17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4.1616">
                <text:p>4.16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4.1471">
                <text:p>4.14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4.1328">
                <text:p>4.13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4.1188">
                <text:p>4.11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4.1049">
                <text:p>4.10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4.0913">
                <text:p>4.0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4.0778">
                <text:p>4.07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4.0645">
                <text:p>4.06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4.0515">
                <text:p>4.05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4.0386">
                <text:p>4.03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4.0259">
                <text:p>4.02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4.0133">
                <text:p>4.01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4.001">
                <text:p>4.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3.9889">
                <text:p>3.98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3.9769">
                <text:p>3.9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3.9651">
                <text:p>3.96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3.9535">
                <text:p>3.95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3.9307">
                <text:p>3.93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3.9196">
                <text:p>3.9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3.9087">
                <text:p>3.90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3.8979">
                <text:p>3.89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3.8873">
                <text:p>3.88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3.8768">
                <text:p>3.87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3.8665">
                <text:p>3.86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3.8564">
                <text:p>3.85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3.8464">
                <text:p>3.8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3.8365">
                <text:p>3.83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3.8268">
                <text:p>3.8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3.8173">
                <text:p>3.81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3.8079">
                <text:p>3.80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3.7986">
                <text:p>3.79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3.7895">
                <text:p>3.78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3.7805">
                <text:p>3.7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3.7716">
                <text:p>3.7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3.7629">
                <text:p>3.76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3.7543">
                <text:p>3.75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3.7458">
                <text:p>3.74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3.7374">
                <text:p>3.73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3.7292">
                <text:p>3.7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3.721">
                <text:p>3.7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3.713">
                <text:p>3.7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3.7051">
                <text:p>3.70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3.6973">
                <text:p>3.69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3.6896">
                <text:p>3.68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3.682">
                <text:p>3.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3.6745">
                <text:p>3.67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3.6671">
                <text:p>3.66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3.6598">
                <text:p>3.65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3.6526">
                <text:p>3.65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3.6455">
                <text:p>3.6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3.6384">
                <text:p>3.63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3.6314">
                <text:p>3.63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3.6245">
                <text:p>3.6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3.6177">
                <text:p>3.61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3.6109">
                <text:p>3.61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3.6042">
                <text:p>3.6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3.5976">
                <text:p>3.59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3.591">
                <text:p>3.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3.5845">
                <text:p>3.58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3.5715">
                <text:p>3.57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3.5652">
                <text:p>3.56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3.5588">
                <text:p>3.55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3.5525">
                <text:p>3.55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3.5462">
                <text:p>3.54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3.5399">
                <text:p>3.53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3.5337">
                <text:p>3.53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3.5274">
                <text:p>3.52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3.5212">
                <text:p>3.52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3.515">
                <text:p>3.5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3.5088">
                <text:p>3.5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3.5026">
                <text:p>3.50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3.4964">
                <text:p>3.49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3.4901">
                <text:p>3.49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3.4839">
                <text:p>3.48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3.4776">
                <text:p>3.47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3.4714">
                <text:p>3.4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3.465">
                <text:p>3.4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3.4587">
                <text:p>3.45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3.4523">
                <text:p>3.45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3.4459">
                <text:p>3.44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3.4394">
                <text:p>3.43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3.4329">
                <text:p>3.43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3.4263">
                <text:p>3.42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3.4196">
                <text:p>3.41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3.4129">
                <text:p>3.41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3.4061">
                <text:p>3.40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3.3992">
                <text:p>3.39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3.3922">
                <text:p>3.39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3.3852">
                <text:p>3.38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3.3707">
                <text:p>3.37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3.3634">
                <text:p>3.36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3.3559">
                <text:p>3.35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3.3483">
                <text:p>3.34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3.3406">
                <text:p>3.34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3.3327">
                <text:p>3.33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3.3166">
                <text:p>3.31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3.3084">
                <text:p>3.30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3.2999">
                <text:p>3.29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3.2914">
                <text:p>3.29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3.2826">
                <text:p>3.28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3.2737">
                <text:p>3.27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3.2646">
                <text:p>3.26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3.2554">
                <text:p>3.25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3.2459">
                <text:p>3.24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3.2363">
                <text:p>3.23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3.2264">
                <text:p>3.22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3.2164">
                <text:p>3.21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3.2062">
                <text:p>3.20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3.1957">
                <text:p>3.1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3.1742">
                <text:p>3.17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3.1517">
                <text:p>3.15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3.1401">
                <text:p>3.14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3.1283">
                <text:p>3.12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3.1162">
                <text:p>3.11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3.1039">
                <text:p>3.1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3.0913">
                <text:p>3.09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3.0785">
                <text:p>3.07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3.0654">
                <text:p>3.06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3.0521">
                <text:p>3.0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3.0385">
                <text:p>3.03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3.0246">
                <text:p>3.02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3.0104">
                <text:p>3.0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2.9959">
                <text:p>2.99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2.9812">
                <text:p>2.98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2.9662">
                <text:p>2.9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2.9509">
                <text:p>2.95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2.9353">
                <text:p>2.93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2.9194">
                <text:p>2.91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2.9032">
                <text:p>2.90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2.8867">
                <text:p>2.88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2.8699">
                <text:p>2.86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2.8528">
                <text:p>2.85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2.8178">
                <text:p>2.81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2.7998">
                <text:p>2.79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2.7815">
                <text:p>2.78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2.7629">
                <text:p>2.76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2.7248">
                <text:p>2.72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2.7054">
                <text:p>2.70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2.6856">
                <text:p>2.68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2.6655">
                <text:p>2.66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2.6451">
                <text:p>2.64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2.6244">
                <text:p>2.62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2.6035">
                <text:p>2.60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2.5822">
                <text:p>2.58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2.5607">
                <text:p>2.56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2.5389">
                <text:p>2.53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2.5168">
                <text:p>2.51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2.4945">
                <text:p>2.49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2.4719">
                <text:p>2.47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2.4258">
                <text:p>2.42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2.4024">
                <text:p>2.4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2.3788">
                <text:p>2.3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2.3549">
                <text:p>2.35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2.3308">
                <text:p>2.3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2.3065">
                <text:p>2.30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2.2819">
                <text:p>2.28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2.2572">
                <text:p>2.25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2.2322">
                <text:p>2.23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2.1817">
                <text:p>2.18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2.1561">
                <text:p>2.15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2.1304">
                <text:p>2.13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2.1046">
                <text:p>2.10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2.0785">
                <text:p>2.07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2.0524">
                <text:p>2.05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2.0261">
                <text:p>2.02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1.9997">
                <text:p>1.99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1.9732">
                <text:p>1.97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1.9465">
                <text:p>1.94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1.9198">
                <text:p>1.91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1.893">
                <text:p>1.8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1.8661">
                <text:p>1.86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1.8392">
                <text:p>1.83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1.8122">
                <text:p>1.8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1.7852">
                <text:p>1.78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1.7582">
                <text:p>1.75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1.7311">
                <text:p>1.73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1.7041">
                <text:p>1.7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1.5961">
                <text:p>1.59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1.5423">
                <text:p>1.54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1.5156">
                <text:p>1.51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1.4889">
                <text:p>1.48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1.4624">
                <text:p>1.46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1.4359">
                <text:p>1.4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1.4096">
                <text:p>1.4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1.3834">
                <text:p>1.38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651cm" svg:y="0.316cm" chart:style-name="ch2">
          <text:p>Xa</text:p>
        </chart:title>
        <chart:legend chart:legend-position="end" svg:x="14.231cm" svg:y="4.204cm" style:legend-expansion="high" chart:style-name="ch3"/>
        <chart:plot-area chart:style-name="ch4" table:cell-range-address="Sheet1.A1:Sheet1.A402 Sheet1.G1:Sheet1.G402" chart:data-source-has-labels="row" svg:x="1.33cm" svg:y="1.635cm" svg:width="12.263cm" svg:height="6.21cm">
          <chartooo:coordinate-region svg:x="1.766cm" svg:y="1.834cm" svg:width="11.455cm" svg:height="5.364cm"/>
          <chart:axis chart:dimension="x" chart:name="primary-x" chart:style-name="ch5">
            <chart:title svg:x="6.292cm" svg:y="8.025cm" chart:style-name="ch6">
              <text:p>Time (seconds)</text:p>
            </chart:title>
          </chart:axis>
          <chart:axis chart:dimension="y" chart:name="primary-y" chart:style-name="ch5">
            <chart:title svg:x="0.451cm" svg:y="6.186cm" chart:style-name="ch7">
              <text:p>Concentration (nM)</text:p>
            </chart:title>
            <chart:grid chart:style-name="ch8" chart:class="major"/>
          </chart:axis>
          <chart:series chart:style-name="ch9" chart:values-cell-range-address="Sheet1.G2:Sheet1.G402" chart:label-cell-address="Sheet1.G1:Sheet1.G1" chart:class="chart:scatter">
            <chart:domain table:cell-range-address="Sheet1.A2:Sheet1.A402"/>
            <chart:data-point chart:repeated="4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G2:Sheet1.G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19594">
                <text:p>0.0000019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2582">
                <text:p>0.00002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13914">
                <text:p>0.00013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40292">
                <text:p>0.0004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80179">
                <text:p>0.0008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11475">
                <text:p>0.0011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12828">
                <text:p>0.0012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12938">
                <text:p>0.0012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12579">
                <text:p>0.0012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12041">
                <text:p>0.0012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11104">
                <text:p>0.0011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10795">
                <text:p>0.0010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10607">
                <text:p>0.0010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10541">
                <text:p>0.0010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10597">
                <text:p>0.0010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10778">
                <text:p>0.0010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11091">
                <text:p>0.0011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11548">
                <text:p>0.001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14385">
                <text:p>0.0014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17303">
                <text:p>0.0017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26808">
                <text:p>0.0026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45553">
                <text:p>0.0045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70762">
                <text:p>0.0070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10225">
                <text:p>0.010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14992">
                <text:p>0.014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23761">
                <text:p>0.023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37917">
                <text:p>0.037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57373">
                <text:p>0.057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82066">
                <text:p>0.082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11203">
                <text:p>0.11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14764">
                <text:p>0.14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18932">
                <text:p>0.18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28816">
                <text:p>0.28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34396">
                <text:p>0.34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40347">
                <text:p>0.40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46634">
                <text:p>0.46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53226">
                <text:p>0.53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60093">
                <text:p>0.60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67207">
                <text:p>0.67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7454">
                <text:p>0.7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82067">
                <text:p>0.82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89764">
                <text:p>0.89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97607">
                <text:p>0.97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.0558">
                <text:p>1.05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.1365">
                <text:p>1.1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.3003">
                <text:p>1.3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.3831">
                <text:p>1.3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.4662">
                <text:p>1.4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.5495">
                <text:p>1.5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.6329">
                <text:p>1.63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.7163">
                <text:p>1.71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.7994">
                <text:p>1.7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.8823">
                <text:p>1.8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.9648">
                <text:p>1.9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2.0469">
                <text:p>2.0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2.1284">
                <text:p>2.1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2.2092">
                <text:p>2.2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2.3688">
                <text:p>2.3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2.4473">
                <text:p>2.4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2.6018">
                <text:p>2.6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2.6776">
                <text:p>2.6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2.7523">
                <text:p>2.7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2.8986">
                <text:p>2.8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3.0405">
                <text:p>3.0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3.1096">
                <text:p>3.1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3.1775">
                <text:p>3.1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.2443">
                <text:p>3.24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.3097">
                <text:p>3.3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.3739">
                <text:p>3.3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.4368">
                <text:p>3.4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.4984">
                <text:p>3.4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.5587">
                <text:p>3.5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3.6177">
                <text:p>3.6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3.6753">
                <text:p>3.6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3.7315">
                <text:p>3.73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3.7864">
                <text:p>3.7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3.8921">
                <text:p>3.89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3.9429">
                <text:p>3.9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3.9923">
                <text:p>3.9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4.0403">
                <text:p>4.0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4.0869">
                <text:p>4.0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4.1321">
                <text:p>4.1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4.1759">
                <text:p>4.17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4.2183">
                <text:p>4.2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4.2593">
                <text:p>4.2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4.2989">
                <text:p>4.2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4.337">
                <text:p>4.3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4.3738">
                <text:p>4.3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4.4092">
                <text:p>4.4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4.4433">
                <text:p>4.4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4.4759">
                <text:p>4.4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4.5071">
                <text:p>4.5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4.5655">
                <text:p>4.56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4.6185">
                <text:p>4.6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4.643">
                <text:p>4.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4.6661">
                <text:p>4.6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4.688">
                <text:p>4.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4.7085">
                <text:p>4.70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4.7277">
                <text:p>4.7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4.7457">
                <text:p>4.74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4.7624">
                <text:p>4.76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4.7779">
                <text:p>4.77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4.7921">
                <text:p>4.7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4.8052">
                <text:p>4.8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4.817">
                <text:p>4.8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4.8276">
                <text:p>4.8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4.8371">
                <text:p>4.8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4.8455">
                <text:p>4.8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4.8527">
                <text:p>4.85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4.8588">
                <text:p>4.8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4.8638">
                <text:p>4.86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4.8678">
                <text:p>4.8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4.8707">
                <text:p>4.87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4.8727">
                <text:p>4.8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4.8736">
                <text:p>4.87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4.8735">
                <text:p>4.87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.8725">
                <text:p>4.8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.8705">
                <text:p>4.8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.8676">
                <text:p>4.86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.8638">
                <text:p>4.86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.8592">
                <text:p>4.8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.8537">
                <text:p>4.85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.8474">
                <text:p>4.84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.8403">
                <text:p>4.84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.8324">
                <text:p>4.8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.8237">
                <text:p>4.8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.8143">
                <text:p>4.8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.8042">
                <text:p>4.80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.7934">
                <text:p>4.7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.7819">
                <text:p>4.78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.7698">
                <text:p>4.76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.757">
                <text:p>4.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.7437">
                <text:p>4.74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.7297">
                <text:p>4.7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.7152">
                <text:p>4.7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.7001">
                <text:p>4.7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.6845">
                <text:p>4.68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.6684">
                <text:p>4.6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.6518">
                <text:p>4.65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.6348">
                <text:p>4.6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.6173">
                <text:p>4.6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.5993">
                <text:p>4.59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.5622">
                <text:p>4.56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.5431">
                <text:p>4.5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.5236">
                <text:p>4.52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.5037">
                <text:p>4.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.4836">
                <text:p>4.4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.4631">
                <text:p>4.4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.4423">
                <text:p>4.44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.4212">
                <text:p>4.4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.3999">
                <text:p>4.3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.3783">
                <text:p>4.37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.3565">
                <text:p>4.35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.3344">
                <text:p>4.33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.3122">
                <text:p>4.31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.2897">
                <text:p>4.2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.2671">
                <text:p>4.26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.2442">
                <text:p>4.2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.2212">
                <text:p>4.22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.1981">
                <text:p>4.1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.1748">
                <text:p>4.17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.1514">
                <text:p>4.15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.1279">
                <text:p>4.12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.1042">
                <text:p>4.10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.0805">
                <text:p>4.0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.0567">
                <text:p>4.05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.0328">
                <text:p>4.03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.0088">
                <text:p>4.00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.9848">
                <text:p>3.98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.9607">
                <text:p>3.96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.9365">
                <text:p>3.9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.9124">
                <text:p>3.9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.8882">
                <text:p>3.88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.8639">
                <text:p>3.86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.8397">
                <text:p>3.83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.8155">
                <text:p>3.8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.7912">
                <text:p>3.79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.7427">
                <text:p>3.74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.7185">
                <text:p>3.7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.6943">
                <text:p>3.6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.6702">
                <text:p>3.67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.6461">
                <text:p>3.64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.622">
                <text:p>3.6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.5979">
                <text:p>3.59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.5739">
                <text:p>3.57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3.5261">
                <text:p>3.52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3.5023">
                <text:p>3.50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3.4785">
                <text:p>3.47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3.4548">
                <text:p>3.45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3.4312">
                <text:p>3.4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3.4077">
                <text:p>3.4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3.3842">
                <text:p>3.38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3.3608">
                <text:p>3.36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3.3375">
                <text:p>3.3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3.3143">
                <text:p>3.3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3.2912">
                <text:p>3.29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3.2682">
                <text:p>3.26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3.2453">
                <text:p>3.24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3.2225">
                <text:p>3.22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3.1998">
                <text:p>3.1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3.1772">
                <text:p>3.17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3.1547">
                <text:p>3.15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3.1323">
                <text:p>3.1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3.0878">
                <text:p>3.08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3.0657">
                <text:p>3.06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3.0438">
                <text:p>3.04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3.0219">
                <text:p>3.02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3.0002">
                <text:p>3.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2.9786">
                <text:p>2.97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2.9572">
                <text:p>2.95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2.9358">
                <text:p>2.93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2.9146">
                <text:p>2.91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2.8935">
                <text:p>2.89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2.8725">
                <text:p>2.87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2.8516">
                <text:p>2.85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2.8309">
                <text:p>2.83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2.8103">
                <text:p>2.81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2.7898">
                <text:p>2.78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2.7694">
                <text:p>2.7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2.7492">
                <text:p>2.74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2.7291">
                <text:p>2.7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2.7092">
                <text:p>2.70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2.6893">
                <text:p>2.68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2.6696">
                <text:p>2.6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2.6306">
                <text:p>2.63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2.6113">
                <text:p>2.61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2.5921">
                <text:p>2.59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2.573">
                <text:p>2.5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2.5541">
                <text:p>2.55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2.5353">
                <text:p>2.5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2.5167">
                <text:p>2.51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2.4982">
                <text:p>2.49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2.4798">
                <text:p>2.47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2.4615">
                <text:p>2.46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2.4434">
                <text:p>2.44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2.4254">
                <text:p>2.4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2.4075">
                <text:p>2.40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2.3897">
                <text:p>2.38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2.3721">
                <text:p>2.37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2.3547">
                <text:p>2.35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2.3373">
                <text:p>2.33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2.3201">
                <text:p>2.3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2.2692">
                <text:p>2.26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2.2359">
                <text:p>2.23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2.2194">
                <text:p>2.21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2.2031">
                <text:p>2.20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2.1869">
                <text:p>2.18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2.1708">
                <text:p>2.17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2.1549">
                <text:p>2.15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2.1233">
                <text:p>2.1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2.1077">
                <text:p>2.10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2.0923">
                <text:p>2.09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2.0769">
                <text:p>2.07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2.0617">
                <text:p>2.06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2.0466">
                <text:p>2.04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2.0316">
                <text:p>2.03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2.0168">
                <text:p>2.01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1.9874">
                <text:p>1.98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1.9729">
                <text:p>1.97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1.9585">
                <text:p>1.95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1.9443">
                <text:p>1.94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1.9301">
                <text:p>1.93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1.9161">
                <text:p>1.91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1.8883">
                <text:p>1.88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1.8746">
                <text:p>1.87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1.8476">
                <text:p>1.84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1.8342">
                <text:p>1.83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1.821">
                <text:p>1.8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1.8078">
                <text:p>1.80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1.7948">
                <text:p>1.79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1.7818">
                <text:p>1.78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1.7563">
                <text:p>1.75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1.7437">
                <text:p>1.74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1.7312">
                <text:p>1.73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1.7188">
                <text:p>1.7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1.7065">
                <text:p>1.70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1.6943">
                <text:p>1.6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1.6822">
                <text:p>1.68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1.6703">
                <text:p>1.6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1.6584">
                <text:p>1.65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1.6466">
                <text:p>1.64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1.6349">
                <text:p>1.63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1.6233">
                <text:p>1.6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1.6118">
                <text:p>1.6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1.6004">
                <text:p>1.60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1.5891">
                <text:p>1.58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1.5779">
                <text:p>1.57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1.5668">
                <text:p>1.56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1.5558">
                <text:p>1.55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1.5449">
                <text:p>1.54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1.5341">
                <text:p>1.53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1.5234">
                <text:p>1.5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1.5127">
                <text:p>1.5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1.5022">
                <text:p>1.50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1.4917">
                <text:p>1.49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1.4814">
                <text:p>1.48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1.4711">
                <text:p>1.47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1.4609">
                <text:p>1.46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1.4508">
                <text:p>1.45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1.4408">
                <text:p>1.44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1.4308">
                <text:p>1.43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1.4112">
                <text:p>1.4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1.4016">
                <text:p>1.40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1.3825">
                <text:p>1.38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1.3637">
                <text:p>1.36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1.3544">
                <text:p>1.35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1.3452">
                <text:p>1.34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1.3271">
                <text:p>1.32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1.3182">
                <text:p>1.31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1.3093">
                <text:p>1.30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1.3005">
                <text:p>1.3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1.2831">
                <text:p>1.28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1.2746">
                <text:p>1.27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1.2661">
                <text:p>1.26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1.2577">
                <text:p>1.25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1.2493">
                <text:p>1.24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1.2411">
                <text:p>1.24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1.2329">
                <text:p>1.23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1.2247">
                <text:p>1.22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1.2167">
                <text:p>1.21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1.2087">
                <text:p>1.20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1.2008">
                <text:p>1.20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1.1929">
                <text:p>1.19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1.1851">
                <text:p>1.18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1.1698">
                <text:p>1.16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1.1622">
                <text:p>1.16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1.1547">
                <text:p>1.15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1.1472">
                <text:p>1.1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1.1398">
                <text:p>1.13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1.1325">
                <text:p>1.13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1.1253">
                <text:p>1.12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1.1181">
                <text:p>1.11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1.1039">
                <text:p>1.10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1.0899">
                <text:p>1.08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1.0831">
                <text:p>1.08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1.0762">
                <text:p>1.07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1.0695">
                <text:p>1.06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1.0628">
                <text:p>1.06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1.0561">
                <text:p>1.05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1.0495">
                <text:p>1.04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1.0365">
                <text:p>1.03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1.0301">
                <text:p>1.0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1.0238">
                <text:p>1.02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1.0174">
                <text:p>1.01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1.0112">
                <text:p>1.0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99886">
                <text:p>0.998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99277">
                <text:p>0.992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98673">
                <text:p>0.986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98075">
                <text:p>0.980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97482">
                <text:p>0.974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96894">
                <text:p>0.968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96312">
                <text:p>0.963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95734">
                <text:p>0.957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95161">
                <text:p>0.951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94594">
                <text:p>0.945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94031">
                <text:p>0.94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93473">
                <text:p>0.934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9292">
                <text:p>0.92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92372">
                <text:p>0.923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91829">
                <text:p>0.918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9129">
                <text:p>0.91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90756">
                <text:p>0.907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90227">
                <text:p>0.902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89702">
                <text:p>0.897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89182">
                <text:p>0.891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439cm" svg:y="0.316cm" chart:style-name="ch2">
          <text:p>ATIII</text:p>
        </chart:title>
        <chart:legend chart:legend-position="end" svg:x="13.887cm" svg:y="4.204cm" style:legend-expansion="high" chart:style-name="ch3"/>
        <chart:plot-area chart:style-name="ch4" table:cell-range-address="Sheet1.A1:Sheet1.A402 Sheet1.I1:Sheet1.I402" chart:data-source-has-labels="row" svg:x="1.33cm" svg:y="1.635cm" svg:width="11.919cm" svg:height="6.21cm">
          <chartooo:coordinate-region svg:x="2.322cm" svg:y="1.835cm" svg:width="10.555cm" svg:height="5.363cm"/>
          <chart:axis chart:dimension="x" chart:name="primary-x" chart:style-name="ch5">
            <chart:title svg:x="6.12cm" svg:y="8.025cm" chart:style-name="ch6">
              <text:p>Time (seconds)</text:p>
            </chart:title>
          </chart:axis>
          <chart:axis chart:dimension="y" chart:name="primary-y" chart:style-name="ch7">
            <chart:title svg:x="0.451cm" svg:y="6.186cm" chart:style-name="ch8">
              <text:p>Concentration (nM)</text:p>
            </chart:title>
            <chart:grid chart:style-name="ch9" chart:class="major"/>
          </chart:axis>
          <chart:series chart:style-name="ch10" chart:values-cell-range-address="Sheet1.I2:Sheet1.I402" chart:label-cell-address="Sheet1.I1:Sheet1.I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TIII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3400">
                <text:p>3400</text:p>
                <draw:g>
                  <svg:desc>Sheet1.I2:Sheet1.I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3399.9">
                <text:p>3399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3399.9">
                <text:p>339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3399.9">
                <text:p>339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3399.9">
                <text:p>3399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3399.8">
                <text:p>3399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3399.7">
                <text:p>3399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3399.4">
                <text:p>339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3398.3">
                <text:p>339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3395.8">
                <text:p>339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3391.1">
                <text:p>339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3383.6">
                <text:p>33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3373.3">
                <text:p>337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3360.3">
                <text:p>336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3327.9">
                <text:p>3327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3309.5">
                <text:p>330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3290.2">
                <text:p>329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3270.8">
                <text:p>327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3251.5">
                <text:p>325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3232.8">
                <text:p>323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3214.8">
                <text:p>321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3197.6">
                <text:p>319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3181.1">
                <text:p>318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3165.3">
                <text:p>31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3150.3">
                <text:p>315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3135.9">
                <text:p>313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3122.1">
                <text:p>312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3108.9">
                <text:p>3108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3096.3">
                <text:p>3096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3084.1">
                <text:p>308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3072.4">
                <text:p>307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3061.1">
                <text:p>3061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3050.1">
                <text:p>305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3039.5">
                <text:p>303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3029.3">
                <text:p>3029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3019.3">
                <text:p>3019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3009.6">
                <text:p>300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3000.1">
                <text:p>300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2990.9">
                <text:p>2990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2981.8">
                <text:p>2981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2964.4">
                <text:p>2964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2955.9">
                <text:p>295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2947.6">
                <text:p>294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2939.4">
                <text:p>2939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2931.3">
                <text:p>293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2923.4">
                <text:p>292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2915.6">
                <text:p>291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2907.9">
                <text:p>2907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2900.4">
                <text:p>290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2892.9">
                <text:p>2892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2885.5">
                <text:p>2885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2878.2">
                <text:p>2878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2863.8">
                <text:p>2863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2856.8">
                <text:p>285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2849.8">
                <text:p>2849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2842.9">
                <text:p>2842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2829.2">
                <text:p>2829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2822.5">
                <text:p>282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2815.8">
                <text:p>2815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2809.2">
                <text:p>2809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2802.7">
                <text:p>280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2796.2">
                <text:p>2796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2783.4">
                <text:p>2783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2777.1">
                <text:p>277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770.8">
                <text:p>2770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2764.6">
                <text:p>2764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2758.4">
                <text:p>275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2752.3">
                <text:p>2752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2746.2">
                <text:p>2746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740.2">
                <text:p>2740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734.2">
                <text:p>273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728.2">
                <text:p>2728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722.4">
                <text:p>272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716.5">
                <text:p>271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710.7">
                <text:p>2710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704.9">
                <text:p>2704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699.2">
                <text:p>269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693.5">
                <text:p>2693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687.9">
                <text:p>2687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682.3">
                <text:p>2682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676.8">
                <text:p>2676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671.3">
                <text:p>267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665.8">
                <text:p>2665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660.4">
                <text:p>2660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649.6">
                <text:p>2649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644.3">
                <text:p>2644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639.1">
                <text:p>2639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633.9">
                <text:p>2633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628.7">
                <text:p>2628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623.5">
                <text:p>2623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618.4">
                <text:p>261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613.3">
                <text:p>2613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608.3">
                <text:p>2608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603.3">
                <text:p>260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598.4">
                <text:p>259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593.4">
                <text:p>2593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588.6">
                <text:p>2588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583.7">
                <text:p>2583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2578.9">
                <text:p>2578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2574.1">
                <text:p>2574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2569.4">
                <text:p>2569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2564.7">
                <text:p>256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2560.1">
                <text:p>256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2555.4">
                <text:p>2555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2550.8">
                <text:p>2550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2546.3">
                <text:p>2546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2541.8">
                <text:p>2541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2537.3">
                <text:p>2537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2532.8">
                <text:p>2532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2528.4">
                <text:p>2528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2524.1">
                <text:p>2524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2519.7">
                <text:p>2519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2515.4">
                <text:p>2515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2511.1">
                <text:p>2511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2506.9">
                <text:p>2506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2502.7">
                <text:p>2502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2498.5">
                <text:p>2498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2494.4">
                <text:p>2494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2490.2">
                <text:p>249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2486.2">
                <text:p>2486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2482.1">
                <text:p>2482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2478.1">
                <text:p>2478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2474.1">
                <text:p>2474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2470.2">
                <text:p>247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2466.3">
                <text:p>2466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2462.4">
                <text:p>2462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2458.6">
                <text:p>2458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2454.7">
                <text:p>2454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2450.9">
                <text:p>2450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2447.2">
                <text:p>2447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2443.5">
                <text:p>2443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2439.8">
                <text:p>2439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2436.1">
                <text:p>2436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2432.5">
                <text:p>243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2428.9">
                <text:p>2428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2425.3">
                <text:p>242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2421.7">
                <text:p>2421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2418.2">
                <text:p>2418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2414.7">
                <text:p>2414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2411.3">
                <text:p>2411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2407.9">
                <text:p>2407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2404.5">
                <text:p>240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2401.1">
                <text:p>2401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2397.7">
                <text:p>2397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2394.4">
                <text:p>2394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2391.1">
                <text:p>2391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2387.9">
                <text:p>2387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2384.7">
                <text:p>2384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2381.5">
                <text:p>2381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2375.1">
                <text:p>2375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2368.9">
                <text:p>2368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2365.9">
                <text:p>2365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2362.8">
                <text:p>2362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2359.8">
                <text:p>2359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2356.8">
                <text:p>2356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2353.9">
                <text:p>2353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350.9">
                <text:p>2350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345.1">
                <text:p>2345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342.3">
                <text:p>2342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339.4">
                <text:p>2339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336.6">
                <text:p>2336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333.8">
                <text:p>233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331.1">
                <text:p>2331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328.3">
                <text:p>2328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325.6">
                <text:p>2325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320.3">
                <text:p>2320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317.7">
                <text:p>2317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312.4">
                <text:p>2312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309.9">
                <text:p>230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307.3">
                <text:p>2307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304.8">
                <text:p>2304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302.3">
                <text:p>2302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299.8">
                <text:p>2299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2297.4">
                <text:p>2297.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2292.6">
                <text:p>2292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2290.2">
                <text:p>229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2285.5">
                <text:p>2285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2280.9">
                <text:p>2280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2278.6">
                <text:p>2278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2276.3">
                <text:p>2276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2274.1">
                <text:p>2274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2271.9">
                <text:p>2271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2269.7">
                <text:p>2269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2267.5">
                <text:p>2267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2265.4">
                <text:p>2265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2263.2">
                <text:p>2263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2261.1">
                <text:p>2261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2259.1">
                <text:p>2259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2254.9">
                <text:p>2254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2252.9">
                <text:p>2252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2250.9">
                <text:p>2250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2248.9">
                <text:p>2248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2246.9">
                <text:p>2246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2243.1">
                <text:p>2243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2241.2">
                <text:p>2241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2239.3">
                <text:p>2239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2237.4">
                <text:p>2237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2235.5">
                <text:p>223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2233.7">
                <text:p>2233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2231.9">
                <text:p>2231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2230.1">
                <text:p>223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2228.3">
                <text:p>2228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2226.5">
                <text:p>2226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2224.8">
                <text:p>2224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2223.1">
                <text:p>2223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2221.4">
                <text:p>2221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2219.7">
                <text:p>2219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2216.3">
                <text:p>2216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2214.7">
                <text:p>2214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2213.1">
                <text:p>2213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2211.5">
                <text:p>221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2209.9">
                <text:p>2209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2208.3">
                <text:p>2208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2206.8">
                <text:p>2206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2205.2">
                <text:p>2205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2203.7">
                <text:p>2203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2202.2">
                <text:p>2202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2200.7">
                <text:p>2200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2199.3">
                <text:p>2199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2197.8">
                <text:p>2197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2196.4">
                <text:p>2196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2194.9">
                <text:p>2194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2193.5">
                <text:p>2193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2192.1">
                <text:p>2192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2190.8">
                <text:p>2190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2189.4">
                <text:p>2189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2188.1">
                <text:p>2188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2186.7">
                <text:p>2186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2185.4">
                <text:p>2185.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2184.1">
                <text:p>2184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2182.8">
                <text:p>2182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2181.6">
                <text:p>2181.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2180.3">
                <text:p>2180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2179.1">
                <text:p>2179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2176.6">
                <text:p>2176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2175.4">
                <text:p>2175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2174.2">
                <text:p>2174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2173.1">
                <text:p>2173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2171.9">
                <text:p>2171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2170.8">
                <text:p>2170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2169.7">
                <text:p>2169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2168.5">
                <text:p>2168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2167.4">
                <text:p>2167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2166.4">
                <text:p>2166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2165.3">
                <text:p>2165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2164.2">
                <text:p>2164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2163.2">
                <text:p>2163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2162.1">
                <text:p>2162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2161.1">
                <text:p>2161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2160.1">
                <text:p>2160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2159.1">
                <text:p>2159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2158.1">
                <text:p>2158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2157.2">
                <text:p>2157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2156.2">
                <text:p>2156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2155.3">
                <text:p>2155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2154.4">
                <text:p>2154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2153.4">
                <text:p>2153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2152.5">
                <text:p>215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2151.6">
                <text:p>2151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2150.8">
                <text:p>2150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2149.9">
                <text:p>2149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2148.2">
                <text:p>2148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2147.4">
                <text:p>2147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2146.5">
                <text:p>2146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2145.7">
                <text:p>2145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2144.9">
                <text:p>2144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2144.1">
                <text:p>2144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2143.4">
                <text:p>2143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2142.6">
                <text:p>2142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2141.8">
                <text:p>2141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2141.1">
                <text:p>2141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2140.4">
                <text:p>2140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2139.7">
                <text:p>2139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2138.9">
                <text:p>2138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2138.2">
                <text:p>2138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2137.6">
                <text:p>2137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2136.9">
                <text:p>2136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2136.2">
                <text:p>2136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2135.6">
                <text:p>2135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2134.9">
                <text:p>2134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2134.3">
                <text:p>2134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2133.6">
                <text:p>2133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2132.4">
                <text:p>2132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2131.8">
                <text:p>2131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2131.2">
                <text:p>2131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2130.7">
                <text:p>2130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2130.1">
                <text:p>2130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2129.5">
                <text:p>2129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2128.4">
                <text:p>2128.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2127.9">
                <text:p>2127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2127.4">
                <text:p>2127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2126.9">
                <text:p>2126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2126.4">
                <text:p>2126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2125.9">
                <text:p>2125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2125.4">
                <text:p>2125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2124.9">
                <text:p>2124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2124.4">
                <text:p>2124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2123.5">
                <text:p>2123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2123.1">
                <text:p>2123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2122.6">
                <text:p>2122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2122.2">
                <text:p>2122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2121.8">
                <text:p>2121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2121.4">
                <text:p>2121.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2120.6">
                <text:p>2120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2120.2">
                <text:p>212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2119.8">
                <text:p>2119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2119.4">
                <text:p>2119.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2118.7">
                <text:p>2118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2118.3">
                <text:p>2118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2117.6">
                <text:p>2117.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2117.3">
                <text:p>2117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2116.6">
                <text:p>2116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2116.3">
                <text:p>2116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2115.7">
                <text:p>2115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2115.4">
                <text:p>2115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2115.1">
                <text:p>2115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2114.8">
                <text:p>2114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2114.6">
                <text:p>2114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2114.3">
                <text:p>2114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2113.5">
                <text:p>2113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2113.2">
                <text:p>2113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2112.8">
                <text:p>2112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2112.3">
                <text:p>2112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2112.1">
                <text:p>2112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2111.9">
                <text:p>2111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2111.6">
                <text:p>2111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2111.4">
                <text:p>2111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2111.2">
                <text:p>2111.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2110.8">
                <text:p>2110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2110.6">
                <text:p>2110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2110.4">
                <text:p>2110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2110.3">
                <text:p>2110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2110.1">
                <text:p>2110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2109.9">
                <text:p>2109.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2109.7">
                <text:p>2109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2109.6">
                <text:p>2109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2109.4">
                <text:p>2109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2109.2">
                <text:p>2109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2109.1">
                <text:p>2109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2108.9">
                <text:p>2108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2108.8">
                <text:p>2108.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2108.6">
                <text:p>2108.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2108.5">
                <text:p>2108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2108.4">
                <text:p>2108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2108.2">
                <text:p>2108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2108.1">
                <text:p>2108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2107.8">
                <text:p>2107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2107.7">
                <text:p>2107.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2107.6">
                <text:p>2107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2107.5">
                <text:p>2107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2107.4">
                <text:p>2107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68cm" svg:y="0.316cm" chart:style-name="ch2">
          <text:p>Va_Xa</text:p>
        </chart:title>
        <chart:legend chart:legend-position="end" svg:x="13.622cm" svg:y="4.203cm" style:legend-expansion="high" chart:style-name="ch3"/>
        <chart:plot-area chart:style-name="ch4" table:cell-range-address="Sheet1.A1:Sheet1.A402 Sheet1.K1:Sheet1.K402" chart:data-source-has-labels="row" svg:x="1.33cm" svg:y="1.635cm" svg:width="11.654cm" svg:height="6.209cm">
          <chartooo:coordinate-region svg:x="1.951cm" svg:y="1.834cm" svg:width="10.661cm" svg:height="5.363cm"/>
          <chart:axis chart:dimension="x" chart:name="primary-x" chart:style-name="ch5">
            <chart:title svg:x="5.988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662cm" chart:style-name="ch8">
              <text:p>Concentration (pmol/m^2)</text:p>
            </chart:title>
            <chart:grid chart:style-name="ch9" chart:class="major"/>
          </chart:axis>
          <chart:series chart:style-name="ch10" chart:values-cell-range-address="Sheet1.K2:Sheet1.K402" chart:label-cell-address="Sheet1.K1:Sheet1.K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_Xa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K2:Sheet1.K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83171">
                <text:p>0.0000000083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37389">
                <text:p>0.00000037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45494">
                <text:p>0.0000045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2742">
                <text:p>0.00002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9856">
                <text:p>0.00009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24295">
                <text:p>0.00024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44556">
                <text:p>0.00044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62637">
                <text:p>0.00062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78486">
                <text:p>0.00078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93452">
                <text:p>0.00093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1288">
                <text:p>0.001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15367">
                <text:p>0.0015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18591">
                <text:p>0.0018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2287">
                <text:p>0.002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28748">
                <text:p>0.0028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37186">
                <text:p>0.0037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50039">
                <text:p>0.0050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71407">
                <text:p>0.007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11219">
                <text:p>0.011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21036">
                <text:p>0.021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56196">
                <text:p>0.05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22872">
                <text:p>0.22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74669">
                <text:p>0.74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.7816">
                <text:p>1.7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3.458">
                <text:p>3.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5.7828">
                <text:p>5.7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8.3654">
                <text:p>8.3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.587">
                <text:p>10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2.312">
                <text:p>12.3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3.665">
                <text:p>13.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5.561">
                <text:p>15.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5.848">
                <text:p>15.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5.587">
                <text:p>15.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5.149">
                <text:p>15.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4.732">
                <text:p>14.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3.793">
                <text:p>13.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3.559">
                <text:p>13.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3.353">
                <text:p>13.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3.169">
                <text:p>13.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3.003">
                <text:p>13.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2.852">
                <text:p>12.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2.714">
                <text:p>12.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2.587">
                <text:p>12.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2.469">
                <text:p>12.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2.258">
                <text:p>12.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2.162">
                <text:p>12.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2.071">
                <text:p>12.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1.986">
                <text:p>11.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1.905">
                <text:p>11.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1.828">
                <text:p>11.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1.755">
                <text:p>11.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1.685">
                <text:p>11.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1.618">
                <text:p>11.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1.553">
                <text:p>11.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1.492">
                <text:p>11.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1.432">
                <text:p>11.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1.319">
                <text:p>11.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1.266">
                <text:p>11.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1.214">
                <text:p>11.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1.164">
                <text:p>11.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1.115">
                <text:p>11.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1.067">
                <text:p>11.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1.021">
                <text:p>11.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0.976">
                <text:p>10.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0.932">
                <text:p>10.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0.847">
                <text:p>10.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0.806">
                <text:p>10.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0.766">
                <text:p>10.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0.726">
                <text:p>10.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0.687">
                <text:p>10.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0.649">
                <text:p>10.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0.612">
                <text:p>10.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0.539">
                <text:p>10.5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0.503">
                <text:p>10.5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0.433">
                <text:p>10.4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0.399">
                <text:p>10.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0.365">
                <text:p>10.3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0.331">
                <text:p>10.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0.298">
                <text:p>10.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0.265">
                <text:p>10.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0.168">
                <text:p>10.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0.136">
                <text:p>10.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0.105">
                <text:p>10.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0.042">
                <text:p>10.0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0.011">
                <text:p>10.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9.9798">
                <text:p>9.9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9.949">
                <text:p>9.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9.9182">
                <text:p>9.9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9.8876">
                <text:p>9.8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9.8571">
                <text:p>9.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9.8266">
                <text:p>9.82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9.7961">
                <text:p>9.7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9.7658">
                <text:p>9.7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9.7354">
                <text:p>9.7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9.7051">
                <text:p>9.7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9.6747">
                <text:p>9.67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9.6444">
                <text:p>9.64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9.614">
                <text:p>9.6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9.5836">
                <text:p>9.5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9.5532">
                <text:p>9.55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9.5228">
                <text:p>9.52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9.4923">
                <text:p>9.4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9.4617">
                <text:p>9.46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9.431">
                <text:p>9.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9.4003">
                <text:p>9.4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9.3695">
                <text:p>9.36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9.3386">
                <text:p>9.33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9.3076">
                <text:p>9.3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9.2765">
                <text:p>9.27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9.2453">
                <text:p>9.24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9.2139">
                <text:p>9.2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9.1825">
                <text:p>9.1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9.1509">
                <text:p>9.1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9.1191">
                <text:p>9.11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9.0873">
                <text:p>9.08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9.0552">
                <text:p>9.0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9.0231">
                <text:p>9.02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.9907">
                <text:p>8.99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.9582">
                <text:p>8.9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.9256">
                <text:p>8.9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.8927">
                <text:p>8.89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.8597">
                <text:p>8.8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.8266">
                <text:p>8.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.7932">
                <text:p>8.79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8.7597">
                <text:p>8.75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8.7259">
                <text:p>8.7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8.692">
                <text:p>8.6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8.6579">
                <text:p>8.65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8.6236">
                <text:p>8.6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8.5891">
                <text:p>8.58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8.5544">
                <text:p>8.5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8.5195">
                <text:p>8.51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8.4844">
                <text:p>8.4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8.449">
                <text:p>8.4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8.4135">
                <text:p>8.4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8.3778">
                <text:p>8.3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8.3419">
                <text:p>8.34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8.3057">
                <text:p>8.30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8.2694">
                <text:p>8.26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8.2328">
                <text:p>8.23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8.196">
                <text:p>8.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8.159">
                <text:p>8.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8.1218">
                <text:p>8.1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8.0844">
                <text:p>8.0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8.0467">
                <text:p>8.04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8.0089">
                <text:p>8.0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7.9708">
                <text:p>7.97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7.9326">
                <text:p>7.93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7.8941">
                <text:p>7.89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7.8554">
                <text:p>7.85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7.8165">
                <text:p>7.81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7.7773">
                <text:p>7.77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7.6985">
                <text:p>7.6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7.6587">
                <text:p>7.65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7.6188">
                <text:p>7.6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7.5786">
                <text:p>7.5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7.5383">
                <text:p>7.53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7.4977">
                <text:p>7.49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7.4569">
                <text:p>7.4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7.416">
                <text:p>7.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7.3748">
                <text:p>7.37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7.3335">
                <text:p>7.33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7.2919">
                <text:p>7.2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7.2502">
                <text:p>7.2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7.2083">
                <text:p>7.2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7.1662">
                <text:p>7.16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7.1239">
                <text:p>7.12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7.0814">
                <text:p>7.08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7.0388">
                <text:p>7.03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6.953">
                <text:p>6.9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6.9098">
                <text:p>6.9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6.8665">
                <text:p>6.86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6.823">
                <text:p>6.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6.7794">
                <text:p>6.77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6.7356">
                <text:p>6.73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6.6916">
                <text:p>6.69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6.6475">
                <text:p>6.6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6.6033">
                <text:p>6.60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6.5589">
                <text:p>6.55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6.5144">
                <text:p>6.51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6.4697">
                <text:p>6.46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6.4249">
                <text:p>6.42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6.3349">
                <text:p>6.33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6.2898">
                <text:p>6.28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6.2445">
                <text:p>6.24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6.1991">
                <text:p>6.1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6.1536">
                <text:p>6.15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6.108">
                <text:p>6.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6.0623">
                <text:p>6.06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6.0165">
                <text:p>6.0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5.9706">
                <text:p>5.97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5.9247">
                <text:p>5.92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5.8786">
                <text:p>5.87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5.8325">
                <text:p>5.8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5.7863">
                <text:p>5.78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5.6937">
                <text:p>5.69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5.6473">
                <text:p>5.64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5.6009">
                <text:p>5.60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5.5544">
                <text:p>5.55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5.5079">
                <text:p>5.50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5.4613">
                <text:p>5.46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5.4147">
                <text:p>5.41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5.3681">
                <text:p>5.36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5.3214">
                <text:p>5.3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5.2748">
                <text:p>5.27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5.2281">
                <text:p>5.22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5.1814">
                <text:p>5.18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5.1347">
                <text:p>5.1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5.0414">
                <text:p>5.04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4.9947">
                <text:p>4.99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4.9481">
                <text:p>4.9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4.9014">
                <text:p>4.90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4.8548">
                <text:p>4.85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4.8083">
                <text:p>4.80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4.7617">
                <text:p>4.76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4.7153">
                <text:p>4.71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4.6688">
                <text:p>4.6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4.6225">
                <text:p>4.6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4.5761">
                <text:p>4.57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4.5299">
                <text:p>4.5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4.4837">
                <text:p>4.48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4.4376">
                <text:p>4.4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4.3916">
                <text:p>4.39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4.3457">
                <text:p>4.34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4.2998">
                <text:p>4.2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4.2541">
                <text:p>4.2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4.2084">
                <text:p>4.20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4.1629">
                <text:p>4.16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4.1175">
                <text:p>4.11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4.0721">
                <text:p>4.07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3.9819">
                <text:p>3.9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3.937">
                <text:p>3.9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3.8922">
                <text:p>3.89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3.8475">
                <text:p>3.84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3.803">
                <text:p>3.8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3.7587">
                <text:p>3.75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3.7145">
                <text:p>3.71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3.6705">
                <text:p>3.67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3.6266">
                <text:p>3.62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3.583">
                <text:p>3.5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3.5395">
                <text:p>3.53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3.4961">
                <text:p>3.49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3.3673">
                <text:p>3.36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3.3247">
                <text:p>3.32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3.2824">
                <text:p>3.28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3.2403">
                <text:p>3.24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3.1984">
                <text:p>3.19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3.1566">
                <text:p>3.15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3.1152">
                <text:p>3.11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3.0739">
                <text:p>3.07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3.0329">
                <text:p>3.03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2.9921">
                <text:p>2.99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2.9516">
                <text:p>2.95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2.9112">
                <text:p>2.91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2.8712">
                <text:p>2.8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2.8314">
                <text:p>2.83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2.7918">
                <text:p>2.79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2.7525">
                <text:p>2.75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2.7135">
                <text:p>2.71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2.6362">
                <text:p>2.63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2.5223">
                <text:p>2.52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2.4849">
                <text:p>2.48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2.4478">
                <text:p>2.44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2.411">
                <text:p>2.4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2.3744">
                <text:p>2.37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2.3382">
                <text:p>2.3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2.3022">
                <text:p>2.3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2.2666">
                <text:p>2.26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2.2312">
                <text:p>2.23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2.1962">
                <text:p>2.19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2.1614">
                <text:p>2.1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2.0928">
                <text:p>2.09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2.0255">
                <text:p>2.02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1.9923">
                <text:p>1.9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1.9594">
                <text:p>1.95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1.9269">
                <text:p>1.92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1.8946">
                <text:p>1.89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1.8627">
                <text:p>1.86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1.8311">
                <text:p>1.83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1.7998">
                <text:p>1.79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1.7689">
                <text:p>1.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1.7383">
                <text:p>1.73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1.6483">
                <text:p>1.64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1.5614">
                <text:p>1.56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1.533">
                <text:p>1.5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1.4774">
                <text:p>1.47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1.3964">
                <text:p>1.39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1.3183">
                <text:p>1.31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1.2679">
                <text:p>1.26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1.2433">
                <text:p>1.24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1.2189">
                <text:p>1.21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1.1948">
                <text:p>1.19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1.1477">
                <text:p>1.14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1.1247">
                <text:p>1.12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1.1019">
                <text:p>1.10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1.0795">
                <text:p>1.07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1.0574">
                <text:p>1.05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1.0356">
                <text:p>1.03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99303">
                <text:p>0.993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95169">
                <text:p>0.951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93148">
                <text:p>0.93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91159">
                <text:p>0.911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89201">
                <text:p>0.892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87273">
                <text:p>0.872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85376">
                <text:p>0.853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83509">
                <text:p>0.835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81672">
                <text:p>0.816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79865">
                <text:p>0.798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78087">
                <text:p>0.780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7634">
                <text:p>0.76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74621">
                <text:p>0.746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72931">
                <text:p>0.729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7127">
                <text:p>0.71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69638">
                <text:p>0.696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68034">
                <text:p>0.680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66458">
                <text:p>0.664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6491">
                <text:p>0.64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63389">
                <text:p>0.633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61895">
                <text:p>0.618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60429">
                <text:p>0.604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5899">
                <text:p>0.58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57576">
                <text:p>0.575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5619">
                <text:p>0.5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54829">
                <text:p>0.548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53493">
                <text:p>0.534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52184">
                <text:p>0.521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50899">
                <text:p>0.508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49639">
                <text:p>0.496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48404">
                <text:p>0.484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47193">
                <text:p>0.471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46006">
                <text:p>0.460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44842">
                <text:p>0.448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43702">
                <text:p>0.437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42586">
                <text:p>0.425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41492">
                <text:p>0.41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4042">
                <text:p>0.40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39371">
                <text:p>0.393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38343">
                <text:p>0.383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37338">
                <text:p>0.373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36353">
                <text:p>0.363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3539">
                <text:p>0.35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34448">
                <text:p>0.344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33525">
                <text:p>0.335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32623">
                <text:p>0.326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31741">
                <text:p>0.317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30879">
                <text:p>0.30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30036">
                <text:p>0.300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29211">
                <text:p>0.292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28406">
                <text:p>0.284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27618">
                <text:p>0.276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26849">
                <text:p>0.268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26098">
                <text:p>0.260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25364">
                <text:p>0.253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24647">
                <text:p>0.246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23947">
                <text:p>0.239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23264">
                <text:p>0.232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22598">
                <text:p>0.225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21947">
                <text:p>0.219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21312">
                <text:p>0.213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20693">
                <text:p>0.206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20088">
                <text:p>0.200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19499">
                <text:p>0.194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03cm" svg:y="0.316cm" chart:style-name="ch2">
          <text:p>VIIIa_IXa</text:p>
        </chart:title>
        <chart:legend chart:legend-position="end" svg:x="13.199cm" svg:y="4.203cm" style:legend-expansion="high" chart:style-name="ch3"/>
        <chart:plot-area chart:style-name="ch4" table:cell-range-address="Sheet1.A1:Sheet1.A402 Sheet1.L1:Sheet1.L402" chart:data-source-has-labels="row" svg:x="1.33cm" svg:y="1.635cm" svg:width="11.231cm" svg:height="6.209cm">
          <chartooo:coordinate-region svg:x="2.428cm" svg:y="1.834cm" svg:width="9.761cm" svg:height="5.363cm"/>
          <chart:axis chart:dimension="x" chart:name="primary-x" chart:style-name="ch5">
            <chart:title svg:x="5.776cm" svg:y="8.024cm" chart:style-name="ch6">
              <text:p>Time (seconds)</text:p>
            </chart:title>
          </chart:axis>
          <chart:axis chart:dimension="y" chart:name="primary-y" chart:style-name="ch7">
            <chart:title svg:x="0.451cm" svg:y="6.662cm" chart:style-name="ch8">
              <text:p>Concentration (pmol/m^2)</text:p>
            </chart:title>
            <chart:grid chart:style-name="ch9" chart:class="major"/>
          </chart:axis>
          <chart:series chart:style-name="ch10" chart:values-cell-range-address="Sheet1.L2:Sheet1.L402" chart:label-cell-address="Sheet1.L1:Sheet1.L1" chart:class="chart:scatter">
            <chart:domain table:cell-range-address="Sheet1.A2:Sheet1.A402"/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IIa_IXa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2</svg:desc>
                </draw:g>
              </table:table-cell>
              <table:table-cell office:value-type="float" office:value="0">
                <text:p>0</text:p>
                <draw:g>
                  <svg:desc>Sheet1.L2:Sheet1.L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0201725">
                <text:p>0.0000000000201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01157708">
                <text:p>0.000000001157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1416602">
                <text:p>0.00000001416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878916">
                <text:p>0.0000000878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349537">
                <text:p>0.000000349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1024164">
                <text:p>0.000001024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240186">
                <text:p>0.00000240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43737">
                <text:p>0.0000043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711953">
                <text:p>0.00000711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1067114">
                <text:p>0.00001067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1481161">
                <text:p>0.00001481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1974624">
                <text:p>0.00001974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2555612">
                <text:p>0.00002555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3232138">
                <text:p>0.00003232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401447">
                <text:p>0.0000401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491803">
                <text:p>0.0000491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596829">
                <text:p>0.0000596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720942">
                <text:p>0.0000720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872456">
                <text:p>0.0000872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1069277">
                <text:p>0.0001069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1359122">
                <text:p>0.0001359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1930887">
                <text:p>0.0001930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40744">
                <text:p>0.00040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1101516">
                <text:p>0.001101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1950042">
                <text:p>0.001950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2686881">
                <text:p>0.0026868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3310803">
                <text:p>0.003310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394294">
                <text:p>0.00394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477201">
                <text:p>0.00477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543238">
                <text:p>0.00543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592602">
                <text:p>0.00592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647327">
                <text:p>0.00647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711966">
                <text:p>0.00711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786129">
                <text:p>0.00786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868099">
                <text:p>0.00868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95575">
                <text:p>0.0095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1046462">
                <text:p>0.01046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113779">
                <text:p>0.0113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1228091">
                <text:p>0.01228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1316645">
                <text:p>0.013166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1403145">
                <text:p>0.01403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1487592">
                <text:p>0.01487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1570187">
                <text:p>0.01570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1650831">
                <text:p>0.01650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1729627">
                <text:p>0.01729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1806573">
                <text:p>0.01806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1881672">
                <text:p>0.01881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1955022">
                <text:p>0.019550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2026626">
                <text:p>0.02026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2096382">
                <text:p>0.02096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216439">
                <text:p>0.0216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2230651">
                <text:p>0.02230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2295166">
                <text:p>0.02295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2357833">
                <text:p>0.023578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2418753">
                <text:p>0.02418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2477926">
                <text:p>0.02477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2535353">
                <text:p>0.02535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2590933">
                <text:p>0.02590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2644867">
                <text:p>0.02644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2697054">
                <text:p>0.02697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2747496">
                <text:p>0.02747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2796191">
                <text:p>0.02796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284314">
                <text:p>0.02843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2888344">
                <text:p>0.02888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2931903">
                <text:p>0.02931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2973816">
                <text:p>0.02973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3013984">
                <text:p>0.03013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3052407">
                <text:p>0.03052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3089185">
                <text:p>0.03089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3124319">
                <text:p>0.031243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3157709">
                <text:p>0.03157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3189555">
                <text:p>0.03189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3219657">
                <text:p>0.03219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03248216">
                <text:p>0.03248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03275131">
                <text:p>0.03275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03300404">
                <text:p>0.03300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0.03324034">
                <text:p>0.03324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0.03346122">
                <text:p>0.03346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0.03366668">
                <text:p>0.03366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0.03385673">
                <text:p>0.03385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0.03403036">
                <text:p>0.03403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0.03418959">
                <text:p>0.034189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0.03433342">
                <text:p>0.034333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0.03446185">
                <text:p>0.03446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0.03457589">
                <text:p>0.03457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0.03467554">
                <text:p>0.034675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0.03476081">
                <text:p>0.03476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0.0348327">
                <text:p>0.0348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0.03488923">
                <text:p>0.03488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0.03493339">
                <text:p>0.034933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0.03496319">
                <text:p>0.03496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0.03498065">
                <text:p>0.03498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0.03498476">
                <text:p>0.03498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0.03497554">
                <text:p>0.034975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0.03495498">
                <text:p>0.03495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0.03492211">
                <text:p>0.03492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0.03487792">
                <text:p>0.03487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0.03482143">
                <text:p>0.03482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0.03475464">
                <text:p>0.03475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0.03467657">
                <text:p>0.034676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0.03458721">
                <text:p>0.03458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0.03448859">
                <text:p>0.03448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0.0343797">
                <text:p>0.03437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0.03426156">
                <text:p>0.03426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0.03413417">
                <text:p>0.034134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0.03399855">
                <text:p>0.033998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0.0338537">
                <text:p>0.0338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0.03370064">
                <text:p>0.03370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0.03354037">
                <text:p>0.03354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0.0333719">
                <text:p>0.03337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0.03319723">
                <text:p>0.033197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0.03301539">
                <text:p>0.033015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0.03282638">
                <text:p>0.03282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0.03263221">
                <text:p>0.032632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0.03243188">
                <text:p>0.03243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0.03222641">
                <text:p>0.03222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0.0320148">
                <text:p>0.03201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0.03179906">
                <text:p>0.031799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0.0315792">
                <text:p>0.0315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0.03135523">
                <text:p>0.03135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0.03112716">
                <text:p>0.031127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0.03089499">
                <text:p>0.030894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0.03065974">
                <text:p>0.030659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0.0304214">
                <text:p>0.03042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0.03018099">
                <text:p>0.03018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0.02993752">
                <text:p>0.029937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0.02969198">
                <text:p>0.02969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0.0294444">
                <text:p>0.0294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0.02919476">
                <text:p>0.029194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0.02894409">
                <text:p>0.02894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0.02869138">
                <text:p>0.02869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0.02843864">
                <text:p>0.028438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0.02818489">
                <text:p>0.028184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0.02793011">
                <text:p>0.02793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0.02767432">
                <text:p>0.02767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0.02741952">
                <text:p>0.027419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0.02716372">
                <text:p>0.027163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0.02690792">
                <text:p>0.02690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0.02665212">
                <text:p>0.026652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0.02639734">
                <text:p>0.026397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0.02614257">
                <text:p>0.02614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0.02588881">
                <text:p>0.025888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0.02563607">
                <text:p>0.02563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0.02538336">
                <text:p>0.02538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0.02513167">
                <text:p>0.02513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0.02488201">
                <text:p>0.02488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0.02463239">
                <text:p>0.024632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0.02438479">
                <text:p>0.024384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0.02413824">
                <text:p>0.02413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0.02389372">
                <text:p>0.023893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0.02365024">
                <text:p>0.023650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0.02340781">
                <text:p>0.02340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0.02316842">
                <text:p>0.02316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0.02292907">
                <text:p>0.022929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0.02269277">
                <text:p>0.02269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0.02245752">
                <text:p>0.02245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0.02222532">
                <text:p>0.022225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0.02199417">
                <text:p>0.021994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0.02176407">
                <text:p>0.021764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0.02153703">
                <text:p>0.021537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0.02131203">
                <text:p>0.02131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0.0210891">
                <text:p>0.0210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0.02086821">
                <text:p>0.020868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0.02064838">
                <text:p>0.020648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0.02043161">
                <text:p>0.020431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0.02021689">
                <text:p>0.020216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0.02000423">
                <text:p>0.02000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0.01979363">
                <text:p>0.019793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0.01958508">
                <text:p>0.01958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0.01937859">
                <text:p>0.01937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0.01917416">
                <text:p>0.01917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0.01897278">
                <text:p>0.018972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0.01877246">
                <text:p>0.01877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0.0185752">
                <text:p>0.01857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0.018379">
                <text:p>0.0183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0.01818585">
                <text:p>0.01818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0.01799476">
                <text:p>0.017994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0.01780472">
                <text:p>0.01780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0.01761774">
                <text:p>0.017617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0.01743282">
                <text:p>0.017432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0.01724995">
                <text:p>0.01724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0.01706914">
                <text:p>0.017069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0.01689038">
                <text:p>0.016890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0.01671368">
                <text:p>0.01671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0.01653903">
                <text:p>0.01653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0.01636643">
                <text:p>0.016366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0.01619589">
                <text:p>0.016195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0.0160264">
                <text:p>0.016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0.01585997">
                <text:p>0.01585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0.01569558">
                <text:p>0.015695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0.01553225">
                <text:p>0.01553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0.01537197">
                <text:p>0.01537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0.01521274">
                <text:p>0.015212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0.01505556">
                <text:p>0.01505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0.01490042">
                <text:p>0.014900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0.01474634">
                <text:p>0.014746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0.01459531">
                <text:p>0.014595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0.01444532">
                <text:p>0.014445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0.01429738">
                <text:p>0.01429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0.01415149">
                <text:p>0.01415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02">
                <text:p>2010.702</text:p>
              </table:table-cell>
              <table:table-cell office:value-type="float" office:value="0.01400665">
                <text:p>0.014006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02">
                <text:p>2020.702</text:p>
              </table:table-cell>
              <table:table-cell office:value-type="float" office:value="0.01386385">
                <text:p>0.01386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02">
                <text:p>2030.702</text:p>
              </table:table-cell>
              <table:table-cell office:value-type="float" office:value="0.01372309">
                <text:p>0.013723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02">
                <text:p>2040.702</text:p>
              </table:table-cell>
              <table:table-cell office:value-type="float" office:value="0.01358339">
                <text:p>0.013583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02">
                <text:p>2050.702</text:p>
              </table:table-cell>
              <table:table-cell office:value-type="float" office:value="0.01344572">
                <text:p>0.013445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02">
                <text:p>2060.702</text:p>
              </table:table-cell>
              <table:table-cell office:value-type="float" office:value="0.0133101">
                <text:p>0.0133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02">
                <text:p>2070.702</text:p>
              </table:table-cell>
              <table:table-cell office:value-type="float" office:value="0.01317553">
                <text:p>0.013175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02">
                <text:p>2080.702</text:p>
              </table:table-cell>
              <table:table-cell office:value-type="float" office:value="0.01304199">
                <text:p>0.013041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02">
                <text:p>2090.702</text:p>
              </table:table-cell>
              <table:table-cell office:value-type="float" office:value="0.0129115">
                <text:p>0.0129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02">
                <text:p>2100.702</text:p>
              </table:table-cell>
              <table:table-cell office:value-type="float" office:value="0.01278205">
                <text:p>0.012782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02">
                <text:p>2110.702</text:p>
              </table:table-cell>
              <table:table-cell office:value-type="float" office:value="0.01265365">
                <text:p>0.012653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02">
                <text:p>2120.702</text:p>
              </table:table-cell>
              <table:table-cell office:value-type="float" office:value="0.01252728">
                <text:p>0.012527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02">
                <text:p>2130.702</text:p>
              </table:table-cell>
              <table:table-cell office:value-type="float" office:value="0.01240195">
                <text:p>0.01240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02">
                <text:p>2140.702</text:p>
              </table:table-cell>
              <table:table-cell office:value-type="float" office:value="0.01227867">
                <text:p>0.012278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02">
                <text:p>2150.702</text:p>
              </table:table-cell>
              <table:table-cell office:value-type="float" office:value="0.01215642">
                <text:p>0.012156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02">
                <text:p>2160.702</text:p>
              </table:table-cell>
              <table:table-cell office:value-type="float" office:value="0.01203621">
                <text:p>0.012036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02">
                <text:p>2170.702</text:p>
              </table:table-cell>
              <table:table-cell office:value-type="float" office:value="0.01191704">
                <text:p>0.011917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02">
                <text:p>2180.702</text:p>
              </table:table-cell>
              <table:table-cell office:value-type="float" office:value="0.01179891">
                <text:p>0.011798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02">
                <text:p>2190.702</text:p>
              </table:table-cell>
              <table:table-cell office:value-type="float" office:value="0.01168282">
                <text:p>0.011682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02">
                <text:p>2200.702</text:p>
              </table:table-cell>
              <table:table-cell office:value-type="float" office:value="0.01156776">
                <text:p>0.01156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02">
                <text:p>2210.702</text:p>
              </table:table-cell>
              <table:table-cell office:value-type="float" office:value="0.01145474">
                <text:p>0.011454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02">
                <text:p>2220.702</text:p>
              </table:table-cell>
              <table:table-cell office:value-type="float" office:value="0.01134276">
                <text:p>0.011342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02">
                <text:p>2230.702</text:p>
              </table:table-cell>
              <table:table-cell office:value-type="float" office:value="0.01123181">
                <text:p>0.01123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02">
                <text:p>2240.702</text:p>
              </table:table-cell>
              <table:table-cell office:value-type="float" office:value="0.0111219">
                <text:p>0.01112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02">
                <text:p>2250.702</text:p>
              </table:table-cell>
              <table:table-cell office:value-type="float" office:value="0.01101402">
                <text:p>0.01101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02">
                <text:p>2260.702</text:p>
              </table:table-cell>
              <table:table-cell office:value-type="float" office:value="0.01090717">
                <text:p>0.010907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02">
                <text:p>2270.702</text:p>
              </table:table-cell>
              <table:table-cell office:value-type="float" office:value="0.01080136">
                <text:p>0.01080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02">
                <text:p>2280.702</text:p>
              </table:table-cell>
              <table:table-cell office:value-type="float" office:value="0.01069759">
                <text:p>0.010697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02">
                <text:p>2290.702</text:p>
              </table:table-cell>
              <table:table-cell office:value-type="float" office:value="0.01059384">
                <text:p>0.010593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02">
                <text:p>2300.702</text:p>
              </table:table-cell>
              <table:table-cell office:value-type="float" office:value="0.01049213">
                <text:p>0.010492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02">
                <text:p>2310.702</text:p>
              </table:table-cell>
              <table:table-cell office:value-type="float" office:value="0.01039145">
                <text:p>0.01039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02">
                <text:p>2320.702</text:p>
              </table:table-cell>
              <table:table-cell office:value-type="float" office:value="0.01029181">
                <text:p>0.010291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02">
                <text:p>2330.702</text:p>
              </table:table-cell>
              <table:table-cell office:value-type="float" office:value="0.01019379">
                <text:p>0.010193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02">
                <text:p>2340.702</text:p>
              </table:table-cell>
              <table:table-cell office:value-type="float" office:value="0.01009671">
                <text:p>0.010096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02">
                <text:p>2350.702</text:p>
              </table:table-cell>
              <table:table-cell office:value-type="float" office:value="0.01000075">
                <text:p>0.01000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02">
                <text:p>2360.702</text:p>
              </table:table-cell>
              <table:table-cell office:value-type="float" office:value="0.00990583">
                <text:p>0.00990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02">
                <text:p>2370.702</text:p>
              </table:table-cell>
              <table:table-cell office:value-type="float" office:value="0.00981213">
                <text:p>0.009812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02">
                <text:p>2380.702</text:p>
              </table:table-cell>
              <table:table-cell office:value-type="float" office:value="0.00971947">
                <text:p>0.009719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02">
                <text:p>2390.702</text:p>
              </table:table-cell>
              <table:table-cell office:value-type="float" office:value="0.00962793">
                <text:p>0.009627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02">
                <text:p>2400.702</text:p>
              </table:table-cell>
              <table:table-cell office:value-type="float" office:value="0.00953753">
                <text:p>0.009537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02">
                <text:p>2410.702</text:p>
              </table:table-cell>
              <table:table-cell office:value-type="float" office:value="0.00944815">
                <text:p>0.00944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02">
                <text:p>2420.702</text:p>
              </table:table-cell>
              <table:table-cell office:value-type="float" office:value="0.0093598">
                <text:p>0.00935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02">
                <text:p>2430.702</text:p>
              </table:table-cell>
              <table:table-cell office:value-type="float" office:value="0.00927247">
                <text:p>0.009272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02">
                <text:p>2440.702</text:p>
              </table:table-cell>
              <table:table-cell office:value-type="float" office:value="0.00918618">
                <text:p>0.009186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02">
                <text:p>2450.702</text:p>
              </table:table-cell>
              <table:table-cell office:value-type="float" office:value="0.00910091">
                <text:p>0.00910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02">
                <text:p>2460.702</text:p>
              </table:table-cell>
              <table:table-cell office:value-type="float" office:value="0.00901666">
                <text:p>0.00901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02">
                <text:p>2470.702</text:p>
              </table:table-cell>
              <table:table-cell office:value-type="float" office:value="0.00893335">
                <text:p>0.008933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02">
                <text:p>2480.702</text:p>
              </table:table-cell>
              <table:table-cell office:value-type="float" office:value="0.00885096">
                <text:p>0.008850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02">
                <text:p>2490.702</text:p>
              </table:table-cell>
              <table:table-cell office:value-type="float" office:value="0.00876959">
                <text:p>0.00876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02">
                <text:p>2500.702</text:p>
              </table:table-cell>
              <table:table-cell office:value-type="float" office:value="0.00868915">
                <text:p>0.00868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02">
                <text:p>2510.702</text:p>
              </table:table-cell>
              <table:table-cell office:value-type="float" office:value="0.00860974">
                <text:p>0.008609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02">
                <text:p>2520.702</text:p>
              </table:table-cell>
              <table:table-cell office:value-type="float" office:value="0.00853115">
                <text:p>0.00853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02">
                <text:p>2530.702</text:p>
              </table:table-cell>
              <table:table-cell office:value-type="float" office:value="0.00845348">
                <text:p>0.008453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02">
                <text:p>2540.702</text:p>
              </table:table-cell>
              <table:table-cell office:value-type="float" office:value="0.00837674">
                <text:p>0.008376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02">
                <text:p>2550.702</text:p>
              </table:table-cell>
              <table:table-cell office:value-type="float" office:value="0.00830082">
                <text:p>0.008300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02">
                <text:p>2560.702</text:p>
              </table:table-cell>
              <table:table-cell office:value-type="float" office:value="0.00822582">
                <text:p>0.008225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02">
                <text:p>2570.702</text:p>
              </table:table-cell>
              <table:table-cell office:value-type="float" office:value="0.00815165">
                <text:p>0.008151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02">
                <text:p>2580.702</text:p>
              </table:table-cell>
              <table:table-cell office:value-type="float" office:value="0.0080784">
                <text:p>0.00807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02">
                <text:p>2590.702</text:p>
              </table:table-cell>
              <table:table-cell office:value-type="float" office:value="0.00800597">
                <text:p>0.008005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02">
                <text:p>2600.702</text:p>
              </table:table-cell>
              <table:table-cell office:value-type="float" office:value="0.00793436">
                <text:p>0.007934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02">
                <text:p>2610.702</text:p>
              </table:table-cell>
              <table:table-cell office:value-type="float" office:value="0.00786358">
                <text:p>0.007863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02">
                <text:p>2620.702</text:p>
              </table:table-cell>
              <table:table-cell office:value-type="float" office:value="0.00779352">
                <text:p>0.00779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02">
                <text:p>2630.702</text:p>
              </table:table-cell>
              <table:table-cell office:value-type="float" office:value="0.00772438">
                <text:p>0.007724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02">
                <text:p>2640.702</text:p>
              </table:table-cell>
              <table:table-cell office:value-type="float" office:value="0.00765596">
                <text:p>0.007655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02">
                <text:p>2650.702</text:p>
              </table:table-cell>
              <table:table-cell office:value-type="float" office:value="0.00758836">
                <text:p>0.007588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02">
                <text:p>2660.702</text:p>
              </table:table-cell>
              <table:table-cell office:value-type="float" office:value="0.00752148">
                <text:p>0.00752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02">
                <text:p>2670.702</text:p>
              </table:table-cell>
              <table:table-cell office:value-type="float" office:value="0.00745542">
                <text:p>0.007455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02">
                <text:p>2680.702</text:p>
              </table:table-cell>
              <table:table-cell office:value-type="float" office:value="0.00739008">
                <text:p>0.007390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02">
                <text:p>2690.702</text:p>
              </table:table-cell>
              <table:table-cell office:value-type="float" office:value="0.00732546">
                <text:p>0.007325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02">
                <text:p>2700.702</text:p>
              </table:table-cell>
              <table:table-cell office:value-type="float" office:value="0.00726156">
                <text:p>0.007261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02">
                <text:p>2710.702</text:p>
              </table:table-cell>
              <table:table-cell office:value-type="float" office:value="0.00719848">
                <text:p>0.00719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02">
                <text:p>2720.702</text:p>
              </table:table-cell>
              <table:table-cell office:value-type="float" office:value="0.00713602">
                <text:p>0.007136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02">
                <text:p>2730.702</text:p>
              </table:table-cell>
              <table:table-cell office:value-type="float" office:value="0.00707428">
                <text:p>0.00707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02">
                <text:p>2740.702</text:p>
              </table:table-cell>
              <table:table-cell office:value-type="float" office:value="0.00701325">
                <text:p>0.007013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02">
                <text:p>2750.702</text:p>
              </table:table-cell>
              <table:table-cell office:value-type="float" office:value="0.00695295">
                <text:p>0.00695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02">
                <text:p>2760.702</text:p>
              </table:table-cell>
              <table:table-cell office:value-type="float" office:value="0.00689326">
                <text:p>0.006893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02">
                <text:p>2770.702</text:p>
              </table:table-cell>
              <table:table-cell office:value-type="float" office:value="0.00683419">
                <text:p>0.00683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02">
                <text:p>2780.702</text:p>
              </table:table-cell>
              <table:table-cell office:value-type="float" office:value="0.00677594">
                <text:p>0.006775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02">
                <text:p>2790.702</text:p>
              </table:table-cell>
              <table:table-cell office:value-type="float" office:value="0.0067182">
                <text:p>0.00671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02">
                <text:p>2800.702</text:p>
              </table:table-cell>
              <table:table-cell office:value-type="float" office:value="0.00666118">
                <text:p>0.006661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02">
                <text:p>2810.702</text:p>
              </table:table-cell>
              <table:table-cell office:value-type="float" office:value="0.00660478">
                <text:p>0.006604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02">
                <text:p>2820.702</text:p>
              </table:table-cell>
              <table:table-cell office:value-type="float" office:value="0.006549">
                <text:p>0.0065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02">
                <text:p>2830.702</text:p>
              </table:table-cell>
              <table:table-cell office:value-type="float" office:value="0.00649383">
                <text:p>0.00649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02">
                <text:p>2840.702</text:p>
              </table:table-cell>
              <table:table-cell office:value-type="float" office:value="0.00643928">
                <text:p>0.006439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02">
                <text:p>2850.702</text:p>
              </table:table-cell>
              <table:table-cell office:value-type="float" office:value="0.00638524">
                <text:p>0.00638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02">
                <text:p>2860.702</text:p>
              </table:table-cell>
              <table:table-cell office:value-type="float" office:value="0.00633192">
                <text:p>0.00633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02">
                <text:p>2870.702</text:p>
              </table:table-cell>
              <table:table-cell office:value-type="float" office:value="0.00627922">
                <text:p>0.006279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02">
                <text:p>2880.702</text:p>
              </table:table-cell>
              <table:table-cell office:value-type="float" office:value="0.00622703">
                <text:p>0.00622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02">
                <text:p>2890.702</text:p>
              </table:table-cell>
              <table:table-cell office:value-type="float" office:value="0.00617536">
                <text:p>0.006175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02">
                <text:p>2900.702</text:p>
              </table:table-cell>
              <table:table-cell office:value-type="float" office:value="0.0061244">
                <text:p>0.0061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02">
                <text:p>2910.702</text:p>
              </table:table-cell>
              <table:table-cell office:value-type="float" office:value="0.00607385">
                <text:p>0.006073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02">
                <text:p>2920.702</text:p>
              </table:table-cell>
              <table:table-cell office:value-type="float" office:value="0.00602393">
                <text:p>0.006023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02">
                <text:p>2930.702</text:p>
              </table:table-cell>
              <table:table-cell office:value-type="float" office:value="0.00597461">
                <text:p>0.005974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02">
                <text:p>2940.702</text:p>
              </table:table-cell>
              <table:table-cell office:value-type="float" office:value="0.00592571">
                <text:p>0.005925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02">
                <text:p>2950.702</text:p>
              </table:table-cell>
              <table:table-cell office:value-type="float" office:value="0.00587743">
                <text:p>0.005877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02">
                <text:p>2960.702</text:p>
              </table:table-cell>
              <table:table-cell office:value-type="float" office:value="0.00582966">
                <text:p>0.005829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02">
                <text:p>2970.702</text:p>
              </table:table-cell>
              <table:table-cell office:value-type="float" office:value="0.0057824">
                <text:p>0.00578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02">
                <text:p>2980.702</text:p>
              </table:table-cell>
              <table:table-cell office:value-type="float" office:value="0.00573565">
                <text:p>0.005735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02">
                <text:p>2990.702</text:p>
              </table:table-cell>
              <table:table-cell office:value-type="float" office:value="0.00568942">
                <text:p>0.005689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02">
                <text:p>3000.702</text:p>
              </table:table-cell>
              <table:table-cell office:value-type="float" office:value="0.00564371">
                <text:p>0.005643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.702">
                <text:p>3010.702</text:p>
              </table:table-cell>
              <table:table-cell office:value-type="float" office:value="0.0055985">
                <text:p>0.00559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.702">
                <text:p>3020.702</text:p>
              </table:table-cell>
              <table:table-cell office:value-type="float" office:value="0.00555371">
                <text:p>0.005553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.702">
                <text:p>3030.702</text:p>
              </table:table-cell>
              <table:table-cell office:value-type="float" office:value="0.00550943">
                <text:p>0.00550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.702">
                <text:p>3040.702</text:p>
              </table:table-cell>
              <table:table-cell office:value-type="float" office:value="0.00546567">
                <text:p>0.005465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.702">
                <text:p>3050.702</text:p>
              </table:table-cell>
              <table:table-cell office:value-type="float" office:value="0.00542242">
                <text:p>0.00542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.702">
                <text:p>3060.702</text:p>
              </table:table-cell>
              <table:table-cell office:value-type="float" office:value="0.00537958">
                <text:p>0.005379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.702">
                <text:p>3070.702</text:p>
              </table:table-cell>
              <table:table-cell office:value-type="float" office:value="0.00533715">
                <text:p>0.005337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.702">
                <text:p>3080.702</text:p>
              </table:table-cell>
              <table:table-cell office:value-type="float" office:value="0.00529523">
                <text:p>0.005295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.702">
                <text:p>3090.702</text:p>
              </table:table-cell>
              <table:table-cell office:value-type="float" office:value="0.00525373">
                <text:p>0.005253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.702">
                <text:p>3100.702</text:p>
              </table:table-cell>
              <table:table-cell office:value-type="float" office:value="0.00521264">
                <text:p>0.005212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.702">
                <text:p>3110.702</text:p>
              </table:table-cell>
              <table:table-cell office:value-type="float" office:value="0.00517206">
                <text:p>0.00517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.702">
                <text:p>3120.702</text:p>
              </table:table-cell>
              <table:table-cell office:value-type="float" office:value="0.00513189">
                <text:p>0.005131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.702">
                <text:p>3130.702</text:p>
              </table:table-cell>
              <table:table-cell office:value-type="float" office:value="0.00509213">
                <text:p>0.00509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.702">
                <text:p>3140.702</text:p>
              </table:table-cell>
              <table:table-cell office:value-type="float" office:value="0.00505288">
                <text:p>0.005052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.702">
                <text:p>3150.702</text:p>
              </table:table-cell>
              <table:table-cell office:value-type="float" office:value="0.00501395">
                <text:p>0.005013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.702">
                <text:p>3160.702</text:p>
              </table:table-cell>
              <table:table-cell office:value-type="float" office:value="0.00497542">
                <text:p>0.004975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.702">
                <text:p>3170.702</text:p>
              </table:table-cell>
              <table:table-cell office:value-type="float" office:value="0.00493741">
                <text:p>0.004937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.702">
                <text:p>3180.702</text:p>
              </table:table-cell>
              <table:table-cell office:value-type="float" office:value="0.00489971">
                <text:p>0.004899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.702">
                <text:p>3190.702</text:p>
              </table:table-cell>
              <table:table-cell office:value-type="float" office:value="0.00486242">
                <text:p>0.004862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.702">
                <text:p>3200.702</text:p>
              </table:table-cell>
              <table:table-cell office:value-type="float" office:value="0.00482553">
                <text:p>0.004825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.702">
                <text:p>3210.702</text:p>
              </table:table-cell>
              <table:table-cell office:value-type="float" office:value="0.00478906">
                <text:p>0.004789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.702">
                <text:p>3220.702</text:p>
              </table:table-cell>
              <table:table-cell office:value-type="float" office:value="0.0047529">
                <text:p>0.00475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.702">
                <text:p>3230.702</text:p>
              </table:table-cell>
              <table:table-cell office:value-type="float" office:value="0.00471725">
                <text:p>0.004717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.702">
                <text:p>3240.702</text:p>
              </table:table-cell>
              <table:table-cell office:value-type="float" office:value="0.00468181">
                <text:p>0.004681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.702">
                <text:p>3250.702</text:p>
              </table:table-cell>
              <table:table-cell office:value-type="float" office:value="0.00464688">
                <text:p>0.00464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.702">
                <text:p>3260.702</text:p>
              </table:table-cell>
              <table:table-cell office:value-type="float" office:value="0.00461226">
                <text:p>0.004612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.702">
                <text:p>3270.702</text:p>
              </table:table-cell>
              <table:table-cell office:value-type="float" office:value="0.00457795">
                <text:p>0.00457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.702">
                <text:p>3280.702</text:p>
              </table:table-cell>
              <table:table-cell office:value-type="float" office:value="0.00454404">
                <text:p>0.004544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.702">
                <text:p>3290.702</text:p>
              </table:table-cell>
              <table:table-cell office:value-type="float" office:value="0.00451055">
                <text:p>0.00451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.702">
                <text:p>3300.702</text:p>
              </table:table-cell>
              <table:table-cell office:value-type="float" office:value="0.00447727">
                <text:p>0.004477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.702">
                <text:p>3310.702</text:p>
              </table:table-cell>
              <table:table-cell office:value-type="float" office:value="0.00444439">
                <text:p>0.004444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.702">
                <text:p>3320.702</text:p>
              </table:table-cell>
              <table:table-cell office:value-type="float" office:value="0.00441193">
                <text:p>0.004411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.702">
                <text:p>3330.702</text:p>
              </table:table-cell>
              <table:table-cell office:value-type="float" office:value="0.00437977">
                <text:p>0.004379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.702">
                <text:p>3340.702</text:p>
              </table:table-cell>
              <table:table-cell office:value-type="float" office:value="0.00434792">
                <text:p>0.004347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.702">
                <text:p>3350.702</text:p>
              </table:table-cell>
              <table:table-cell office:value-type="float" office:value="0.00431638">
                <text:p>0.004316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.702">
                <text:p>3360.702</text:p>
              </table:table-cell>
              <table:table-cell office:value-type="float" office:value="0.00428515">
                <text:p>0.004285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.702">
                <text:p>3370.702</text:p>
              </table:table-cell>
              <table:table-cell office:value-type="float" office:value="0.00425433">
                <text:p>0.004254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.702">
                <text:p>3380.702</text:p>
              </table:table-cell>
              <table:table-cell office:value-type="float" office:value="0.00422372">
                <text:p>0.00422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.702">
                <text:p>3390.702</text:p>
              </table:table-cell>
              <table:table-cell office:value-type="float" office:value="0.00419351">
                <text:p>0.004193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.702">
                <text:p>3400.702</text:p>
              </table:table-cell>
              <table:table-cell office:value-type="float" office:value="0.00416352">
                <text:p>0.004163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.702">
                <text:p>3410.702</text:p>
              </table:table-cell>
              <table:table-cell office:value-type="float" office:value="0.00413393">
                <text:p>0.004133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.702">
                <text:p>3420.702</text:p>
              </table:table-cell>
              <table:table-cell office:value-type="float" office:value="0.00410455">
                <text:p>0.00410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.702">
                <text:p>3430.702</text:p>
              </table:table-cell>
              <table:table-cell office:value-type="float" office:value="0.00407558">
                <text:p>0.004075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.702">
                <text:p>3440.702</text:p>
              </table:table-cell>
              <table:table-cell office:value-type="float" office:value="0.00404681">
                <text:p>0.004046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.702">
                <text:p>3450.702</text:p>
              </table:table-cell>
              <table:table-cell office:value-type="float" office:value="0.00401835">
                <text:p>0.004018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.702">
                <text:p>3460.702</text:p>
              </table:table-cell>
              <table:table-cell office:value-type="float" office:value="0.00399021">
                <text:p>0.003990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.702">
                <text:p>3470.702</text:p>
              </table:table-cell>
              <table:table-cell office:value-type="float" office:value="0.00396236">
                <text:p>0.00396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.702">
                <text:p>3480.702</text:p>
              </table:table-cell>
              <table:table-cell office:value-type="float" office:value="0.00393483">
                <text:p>0.003934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.702">
                <text:p>3490.702</text:p>
              </table:table-cell>
              <table:table-cell office:value-type="float" office:value="0.0039075">
                <text:p>0.00390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.702">
                <text:p>3500.702</text:p>
              </table:table-cell>
              <table:table-cell office:value-type="float" office:value="0.00388048">
                <text:p>0.003880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.702">
                <text:p>3510.702</text:p>
              </table:table-cell>
              <table:table-cell office:value-type="float" office:value="0.00385367">
                <text:p>0.003853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.702">
                <text:p>3520.702</text:p>
              </table:table-cell>
              <table:table-cell office:value-type="float" office:value="0.00382717">
                <text:p>0.003827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.702">
                <text:p>3530.702</text:p>
              </table:table-cell>
              <table:table-cell office:value-type="float" office:value="0.00380097">
                <text:p>0.003800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.702">
                <text:p>3540.702</text:p>
              </table:table-cell>
              <table:table-cell office:value-type="float" office:value="0.00377508">
                <text:p>0.003775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.702">
                <text:p>3550.702</text:p>
              </table:table-cell>
              <table:table-cell office:value-type="float" office:value="0.003749295">
                <text:p>0.0037492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.702">
                <text:p>3560.702</text:p>
              </table:table-cell>
              <table:table-cell office:value-type="float" office:value="0.003723918">
                <text:p>0.0037239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.702">
                <text:p>3570.702</text:p>
              </table:table-cell>
              <table:table-cell office:value-type="float" office:value="0.003698747">
                <text:p>0.0036987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.702">
                <text:p>3580.702</text:p>
              </table:table-cell>
              <table:table-cell office:value-type="float" office:value="0.003673784">
                <text:p>0.0036737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.702">
                <text:p>3590.702</text:p>
              </table:table-cell>
              <table:table-cell office:value-type="float" office:value="0.003649127">
                <text:p>0.003649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.702">
                <text:p>3600.702</text:p>
              </table:table-cell>
              <table:table-cell office:value-type="float" office:value="0.003624676">
                <text:p>0.0036246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.702">
                <text:p>3610.702</text:p>
              </table:table-cell>
              <table:table-cell office:value-type="float" office:value="0.003600432">
                <text:p>0.0036004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.702">
                <text:p>3620.702</text:p>
              </table:table-cell>
              <table:table-cell office:value-type="float" office:value="0.003576495">
                <text:p>0.0035764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.702">
                <text:p>3630.702</text:p>
              </table:table-cell>
              <table:table-cell office:value-type="float" office:value="0.003552764">
                <text:p>0.0035527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.702">
                <text:p>3640.702</text:p>
              </table:table-cell>
              <table:table-cell office:value-type="float" office:value="0.003529239">
                <text:p>0.0035292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.702">
                <text:p>3650.702</text:p>
              </table:table-cell>
              <table:table-cell office:value-type="float" office:value="0.00350602">
                <text:p>0.00350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.702">
                <text:p>3660.702</text:p>
              </table:table-cell>
              <table:table-cell office:value-type="float" office:value="0.003483007">
                <text:p>0.003483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.702">
                <text:p>3670.702</text:p>
              </table:table-cell>
              <table:table-cell office:value-type="float" office:value="0.0034602">
                <text:p>0.00346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.702">
                <text:p>3680.702</text:p>
              </table:table-cell>
              <table:table-cell office:value-type="float" office:value="0.0034376">
                <text:p>0.00343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.702">
                <text:p>3690.702</text:p>
              </table:table-cell>
              <table:table-cell office:value-type="float" office:value="0.003415305">
                <text:p>0.0034153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.702">
                <text:p>3700.702</text:p>
              </table:table-cell>
              <table:table-cell office:value-type="float" office:value="0.003393116">
                <text:p>0.003393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.702">
                <text:p>3710.702</text:p>
              </table:table-cell>
              <table:table-cell office:value-type="float" office:value="0.003371233">
                <text:p>0.0033712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.702">
                <text:p>3720.702</text:p>
              </table:table-cell>
              <table:table-cell office:value-type="float" office:value="0.003349455">
                <text:p>0.003349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.702">
                <text:p>3730.702</text:p>
              </table:table-cell>
              <table:table-cell office:value-type="float" office:value="0.003327983">
                <text:p>0.0033279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.702">
                <text:p>3740.702</text:p>
              </table:table-cell>
              <table:table-cell office:value-type="float" office:value="0.003306717">
                <text:p>0.0033067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.702">
                <text:p>3750.702</text:p>
              </table:table-cell>
              <table:table-cell office:value-type="float" office:value="0.003285656">
                <text:p>0.0032856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.702">
                <text:p>3760.702</text:p>
              </table:table-cell>
              <table:table-cell office:value-type="float" office:value="0.0032648">
                <text:p>0.00326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.702">
                <text:p>3770.702</text:p>
              </table:table-cell>
              <table:table-cell office:value-type="float" office:value="0.00324415">
                <text:p>0.003244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.702">
                <text:p>3780.702</text:p>
              </table:table-cell>
              <table:table-cell office:value-type="float" office:value="0.003223606">
                <text:p>0.0032236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.702">
                <text:p>3790.702</text:p>
              </table:table-cell>
              <table:table-cell office:value-type="float" office:value="0.003203366">
                <text:p>0.0032033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.702">
                <text:p>3800.702</text:p>
              </table:table-cell>
              <table:table-cell office:value-type="float" office:value="0.003183332">
                <text:p>0.0031833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.702">
                <text:p>3810.702</text:p>
              </table:table-cell>
              <table:table-cell office:value-type="float" office:value="0.003163403">
                <text:p>0.0031634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.702">
                <text:p>3820.702</text:p>
              </table:table-cell>
              <table:table-cell office:value-type="float" office:value="0.003143679">
                <text:p>0.0031436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.702">
                <text:p>3830.702</text:p>
              </table:table-cell>
              <table:table-cell office:value-type="float" office:value="0.00312426">
                <text:p>0.003124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.702">
                <text:p>3840.702</text:p>
              </table:table-cell>
              <table:table-cell office:value-type="float" office:value="0.003104946">
                <text:p>0.0031049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.702">
                <text:p>3850.702</text:p>
              </table:table-cell>
              <table:table-cell office:value-type="float" office:value="0.003085737">
                <text:p>0.0030857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.702">
                <text:p>3860.702</text:p>
              </table:table-cell>
              <table:table-cell office:value-type="float" office:value="0.003066833">
                <text:p>0.0030668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.702">
                <text:p>3870.702</text:p>
              </table:table-cell>
              <table:table-cell office:value-type="float" office:value="0.003048034">
                <text:p>0.0030480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.702">
                <text:p>3880.702</text:p>
              </table:table-cell>
              <table:table-cell office:value-type="float" office:value="0.003029439">
                <text:p>0.0030294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.702">
                <text:p>3890.702</text:p>
              </table:table-cell>
              <table:table-cell office:value-type="float" office:value="0.003011049">
                <text:p>0.0030110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.702">
                <text:p>3900.702</text:p>
              </table:table-cell>
              <table:table-cell office:value-type="float" office:value="0.002992864">
                <text:p>0.0029928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.702">
                <text:p>3910.702</text:p>
              </table:table-cell>
              <table:table-cell office:value-type="float" office:value="0.002974784">
                <text:p>0.0029747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.702">
                <text:p>3920.702</text:p>
              </table:table-cell>
              <table:table-cell office:value-type="float" office:value="0.002956908">
                <text:p>0.0029569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.702">
                <text:p>3930.702</text:p>
              </table:table-cell>
              <table:table-cell office:value-type="float" office:value="0.002939136">
                <text:p>0.0029391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.702">
                <text:p>3940.702</text:p>
              </table:table-cell>
              <table:table-cell office:value-type="float" office:value="0.002921569">
                <text:p>0.0029215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.702">
                <text:p>3950.702</text:p>
              </table:table-cell>
              <table:table-cell office:value-type="float" office:value="0.002904206">
                <text:p>0.0029042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.702">
                <text:p>3960.702</text:p>
              </table:table-cell>
              <table:table-cell office:value-type="float" office:value="0.002887048">
                <text:p>0.0028870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.702">
                <text:p>3970.702</text:p>
              </table:table-cell>
              <table:table-cell office:value-type="float" office:value="0.002869894">
                <text:p>0.0028698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.702">
                <text:p>3980.702</text:p>
              </table:table-cell>
              <table:table-cell office:value-type="float" office:value="0.002853044">
                <text:p>0.0028530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.702">
                <text:p>3990.702</text:p>
              </table:table-cell>
              <table:table-cell office:value-type="float" office:value="0.002836299">
                <text:p>0.0028362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.702">
                <text:p>4000.702</text:p>
              </table:table-cell>
              <table:table-cell office:value-type="float" office:value="0.002819758">
                <text:p>0.00281975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